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4/meta.xml" manifest:media-type="text/xml"/>
  <manifest:file-entry manifest:full-path="Object 4/styles.xml" manifest:media-type="text/xml"/>
  <manifest:file-entry manifest:full-path="Object 4/Pictures/10000000000002000000020008D6A01043175452.jpg" manifest:media-type="image/jpeg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Pictures/10000000000002000000020008D6A01043175452.jpg" manifest:media-type="image/jpeg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Pictures/2000000E000000DD000000DD91EAE0FC84615028.svm" manifest:media-type="image/x-svm"/>
  <manifest:file-entry manifest:full-path="Object 2/Pictures/10000000000002000000020008D6A01043175452.jpg" manifest:media-type="image/jpeg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Pictures/10000000000002000000020008D6A01043175452.jpg" manifest:media-type="image/jpeg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1.552cm"/>
    </style:style>
    <style:style style:name="co2" style:family="table-column">
      <style:table-column-properties fo:break-before="auto" style:column-width="1.087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.13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transparent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20190424_1556113044060_38.8" table:style-name="ta1">
        <table:shapes>
          <draw:frame draw:z-index="0" draw:style-name="gr1" draw:text-style-name="P1" svg:width="27.453cm" svg:height="17.728cm" svg:x="5.218cm" svg:y="3.117cm">
            <draw:object draw:notify-on-update-of-ranges="'20190424_1556113044060_38.8'.A2:'20190424_1556113044060_38.8'.A247 '20190424_1556113044060_38.8'.B1:'20190424_1556113044060_38.8'.B1 '20190424_1556113044060_38.8'.B1:'20190424_1556113044060_38.8'.B24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ce2"/>
        <table:table-column table:style-name="co3" table:number-columns-repeated="1022" table:default-cell-style-name="ce2"/>
        <table:table-row table:style-name="ro1">
          <table:table-cell office:value-type="string" calcext:value-type="string">
            <text:p>t (s)</text:p>
          </table:table-cell>
          <table:table-cell office:value-type="string" calcext:value-type="string">
            <text:p>V (мВ)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.0185" calcext:value-type="float">
            <text:p>16,0185</text:p>
          </table:table-cell>
          <table:table-cell table:formula="of:=[.A2]+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float" office:value="1.042" calcext:value-type="float">
            <text:p>1,042</text:p>
          </table:table-cell>
          <table:table-cell office:value-type="float" office:value="15.9465" calcext:value-type="float">
            <text:p>15,9465</text:p>
          </table:table-cell>
          <table:table-cell table:formula="of:=[.A3]+1" office:value-type="float" office:value="2.042" calcext:value-type="float">
            <text:p>2,042</text:p>
          </table:table-cell>
          <table:table-cell table:number-columns-repeated="1021"/>
        </table:table-row>
        <table:table-row table:style-name="ro1">
          <table:table-cell office:value-type="float" office:value="2.042" calcext:value-type="float">
            <text:p>2,042</text:p>
          </table:table-cell>
          <table:table-cell office:value-type="float" office:value="15.9297" calcext:value-type="float">
            <text:p>15,9297</text:p>
          </table:table-cell>
          <table:table-cell table:formula="of:=[.A4]+1" office:value-type="float" office:value="3.042" calcext:value-type="float">
            <text:p>3,042</text:p>
          </table:table-cell>
          <table:table-cell table:number-columns-repeated="1021"/>
        </table:table-row>
        <table:table-row table:style-name="ro1">
          <table:table-cell office:value-type="float" office:value="3.042" calcext:value-type="float">
            <text:p>3,042</text:p>
          </table:table-cell>
          <table:table-cell office:value-type="float" office:value="15.8627" calcext:value-type="float">
            <text:p>15,8627</text:p>
          </table:table-cell>
          <table:table-cell table:formula="of:=[.A5]+1" office:value-type="float" office:value="4.042" calcext:value-type="float">
            <text:p>4,042</text:p>
          </table:table-cell>
          <table:table-cell table:number-columns-repeated="1021"/>
        </table:table-row>
        <table:table-row table:style-name="ro1">
          <table:table-cell office:value-type="float" office:value="4.042" calcext:value-type="float">
            <text:p>4,042</text:p>
          </table:table-cell>
          <table:table-cell office:value-type="float" office:value="15.785" calcext:value-type="float">
            <text:p>15,785</text:p>
          </table:table-cell>
          <table:table-cell table:formula="of:=[.A6]+1" office:value-type="float" office:value="5.042" calcext:value-type="float">
            <text:p>5,042</text:p>
          </table:table-cell>
          <table:table-cell table:number-columns-repeated="1021"/>
        </table:table-row>
        <table:table-row table:style-name="ro1">
          <table:table-cell office:value-type="float" office:value="5.042" calcext:value-type="float">
            <text:p>5,042</text:p>
          </table:table-cell>
          <table:table-cell office:value-type="float" office:value="15.7512" calcext:value-type="float">
            <text:p>15,7512</text:p>
          </table:table-cell>
          <table:table-cell table:formula="of:=[.A7]+1" office:value-type="float" office:value="6.042" calcext:value-type="float">
            <text:p>6,042</text:p>
          </table:table-cell>
          <table:table-cell table:number-columns-repeated="1021"/>
        </table:table-row>
        <table:table-row table:style-name="ro1">
          <table:table-cell office:value-type="float" office:value="6.042" calcext:value-type="float">
            <text:p>6,042</text:p>
          </table:table-cell>
          <table:table-cell office:value-type="float" office:value="15.7219" calcext:value-type="float">
            <text:p>15,7219</text:p>
          </table:table-cell>
          <table:table-cell table:formula="of:=[.A8]+1" office:value-type="float" office:value="7.042" calcext:value-type="float">
            <text:p>7,042</text:p>
          </table:table-cell>
          <table:table-cell table:number-columns-repeated="1021"/>
        </table:table-row>
        <table:table-row table:style-name="ro1">
          <table:table-cell office:value-type="float" office:value="7.042" calcext:value-type="float">
            <text:p>7,042</text:p>
          </table:table-cell>
          <table:table-cell office:value-type="float" office:value="15.7473" calcext:value-type="float">
            <text:p>15,7473</text:p>
          </table:table-cell>
          <table:table-cell table:formula="of:=[.A9]+1" office:value-type="float" office:value="8.042" calcext:value-type="float">
            <text:p>8,042</text:p>
          </table:table-cell>
          <table:table-cell table:number-columns-repeated="1021"/>
        </table:table-row>
        <table:table-row table:style-name="ro1">
          <table:table-cell office:value-type="float" office:value="8.042" calcext:value-type="float">
            <text:p>8,042</text:p>
          </table:table-cell>
          <table:table-cell office:value-type="float" office:value="15.7264" calcext:value-type="float">
            <text:p>15,7264</text:p>
          </table:table-cell>
          <table:table-cell table:formula="of:=[.A10]+1" office:value-type="float" office:value="9.042" calcext:value-type="float">
            <text:p>9,042</text:p>
          </table:table-cell>
          <table:table-cell table:number-columns-repeated="1021"/>
        </table:table-row>
        <table:table-row table:style-name="ro1">
          <table:table-cell office:value-type="float" office:value="9.042" calcext:value-type="float">
            <text:p>9,042</text:p>
          </table:table-cell>
          <table:table-cell office:value-type="float" office:value="15.6179" calcext:value-type="float">
            <text:p>15,6179</text:p>
          </table:table-cell>
          <table:table-cell table:formula="of:=[.A11]+1" office:value-type="float" office:value="10.042" calcext:value-type="float">
            <text:p>10,042</text:p>
          </table:table-cell>
          <table:table-cell table:number-columns-repeated="1021"/>
        </table:table-row>
        <table:table-row table:style-name="ro1">
          <table:table-cell office:value-type="float" office:value="10.042" calcext:value-type="float">
            <text:p>10,042</text:p>
          </table:table-cell>
          <table:table-cell office:value-type="float" office:value="15.559" calcext:value-type="float">
            <text:p>15,559</text:p>
          </table:table-cell>
          <table:table-cell table:formula="of:=[.A12]+1" office:value-type="float" office:value="11.042" calcext:value-type="float">
            <text:p>11,042</text:p>
          </table:table-cell>
          <table:table-cell table:number-columns-repeated="1021"/>
        </table:table-row>
        <table:table-row table:style-name="ro1">
          <table:table-cell office:value-type="float" office:value="11.042" calcext:value-type="float">
            <text:p>11,042</text:p>
          </table:table-cell>
          <table:table-cell office:value-type="float" office:value="15.4926" calcext:value-type="float">
            <text:p>15,4926</text:p>
          </table:table-cell>
          <table:table-cell table:formula="of:=[.A13]+1" office:value-type="float" office:value="12.042" calcext:value-type="float">
            <text:p>12,042</text:p>
          </table:table-cell>
          <table:table-cell table:number-columns-repeated="1021"/>
        </table:table-row>
        <table:table-row table:style-name="ro1">
          <table:table-cell office:value-type="float" office:value="12.042" calcext:value-type="float">
            <text:p>12,042</text:p>
          </table:table-cell>
          <table:table-cell office:value-type="float" office:value="15.4047" calcext:value-type="float">
            <text:p>15,4047</text:p>
          </table:table-cell>
          <table:table-cell table:formula="of:=[.A14]+1" office:value-type="float" office:value="13.042" calcext:value-type="float">
            <text:p>13,042</text:p>
          </table:table-cell>
          <table:table-cell table:number-columns-repeated="1021"/>
        </table:table-row>
        <table:table-row table:style-name="ro1">
          <table:table-cell office:value-type="float" office:value="13.042" calcext:value-type="float">
            <text:p>13,042</text:p>
          </table:table-cell>
          <table:table-cell office:value-type="float" office:value="15.377" calcext:value-type="float">
            <text:p>15,377</text:p>
          </table:table-cell>
          <table:table-cell table:formula="of:=[.A15]+1" office:value-type="float" office:value="14.042" calcext:value-type="float">
            <text:p>14,042</text:p>
          </table:table-cell>
          <table:table-cell table:number-columns-repeated="1021"/>
        </table:table-row>
        <table:table-row table:style-name="ro1">
          <table:table-cell office:value-type="float" office:value="14.042" calcext:value-type="float">
            <text:p>14,042</text:p>
          </table:table-cell>
          <table:table-cell office:value-type="float" office:value="15.3306" calcext:value-type="float">
            <text:p>15,3306</text:p>
          </table:table-cell>
          <table:table-cell table:formula="of:=[.A16]+1" office:value-type="float" office:value="15.042" calcext:value-type="float">
            <text:p>15,042</text:p>
          </table:table-cell>
          <table:table-cell table:number-columns-repeated="1021"/>
        </table:table-row>
        <table:table-row table:style-name="ro1">
          <table:table-cell office:value-type="float" office:value="15.042" calcext:value-type="float">
            <text:p>15,042</text:p>
          </table:table-cell>
          <table:table-cell office:value-type="float" office:value="15.2911" calcext:value-type="float">
            <text:p>15,2911</text:p>
          </table:table-cell>
          <table:table-cell table:formula="of:=[.A17]+1" office:value-type="float" office:value="16.042" calcext:value-type="float">
            <text:p>16,042</text:p>
          </table:table-cell>
          <table:table-cell table:number-columns-repeated="1021"/>
        </table:table-row>
        <table:table-row table:style-name="ro1">
          <table:table-cell office:value-type="float" office:value="16.042" calcext:value-type="float">
            <text:p>16,042</text:p>
          </table:table-cell>
          <table:table-cell office:value-type="float" office:value="15.2986" calcext:value-type="float">
            <text:p>15,2986</text:p>
          </table:table-cell>
          <table:table-cell table:formula="of:=[.A18]+1" office:value-type="float" office:value="17.042" calcext:value-type="float">
            <text:p>17,042</text:p>
          </table:table-cell>
          <table:table-cell table:number-columns-repeated="1021"/>
        </table:table-row>
        <table:table-row table:style-name="ro1">
          <table:table-cell office:value-type="float" office:value="17.042" calcext:value-type="float">
            <text:p>17,042</text:p>
          </table:table-cell>
          <table:table-cell office:value-type="float" office:value="15.2038" calcext:value-type="float">
            <text:p>15,2038</text:p>
          </table:table-cell>
          <table:table-cell table:formula="of:=[.A19]+1" office:value-type="float" office:value="18.042" calcext:value-type="float">
            <text:p>18,042</text:p>
          </table:table-cell>
          <table:table-cell table:number-columns-repeated="1021"/>
        </table:table-row>
        <table:table-row table:style-name="ro1">
          <table:table-cell office:value-type="float" office:value="18.042" calcext:value-type="float">
            <text:p>18,042</text:p>
          </table:table-cell>
          <table:table-cell office:value-type="float" office:value="15.0732" calcext:value-type="float">
            <text:p>15,0732</text:p>
          </table:table-cell>
          <table:table-cell table:formula="of:=[.A20]+1" office:value-type="float" office:value="19.042" calcext:value-type="float">
            <text:p>19,042</text:p>
          </table:table-cell>
          <table:table-cell table:number-columns-repeated="1021"/>
        </table:table-row>
        <table:table-row table:style-name="ro1">
          <table:table-cell office:value-type="float" office:value="19.042" calcext:value-type="float">
            <text:p>19,042</text:p>
          </table:table-cell>
          <table:table-cell office:value-type="float" office:value="14.9904" calcext:value-type="float">
            <text:p>14,9904</text:p>
          </table:table-cell>
          <table:table-cell table:formula="of:=[.A21]+1" office:value-type="float" office:value="20.042" calcext:value-type="float">
            <text:p>20,042</text:p>
          </table:table-cell>
          <table:table-cell table:number-columns-repeated="1021"/>
        </table:table-row>
        <table:table-row table:style-name="ro1">
          <table:table-cell office:value-type="float" office:value="20.042" calcext:value-type="float">
            <text:p>20,042</text:p>
          </table:table-cell>
          <table:table-cell office:value-type="float" office:value="15.0034" calcext:value-type="float">
            <text:p>15,0034</text:p>
          </table:table-cell>
          <table:table-cell table:formula="of:=[.A22]+1" office:value-type="float" office:value="21.042" calcext:value-type="float">
            <text:p>21,042</text:p>
          </table:table-cell>
          <table:table-cell table:number-columns-repeated="1021"/>
        </table:table-row>
        <table:table-row table:style-name="ro1">
          <table:table-cell office:value-type="float" office:value="21.043" calcext:value-type="float">
            <text:p>21,043</text:p>
          </table:table-cell>
          <table:table-cell office:value-type="float" office:value="14.9028" calcext:value-type="float">
            <text:p>14,9028</text:p>
          </table:table-cell>
          <table:table-cell table:formula="of:=[.A23]+1" office:value-type="float" office:value="22.043" calcext:value-type="float">
            <text:p>22,043</text:p>
          </table:table-cell>
          <table:table-cell table:number-columns-repeated="1021"/>
        </table:table-row>
        <table:table-row table:style-name="ro1">
          <table:table-cell office:value-type="float" office:value="22.042" calcext:value-type="float">
            <text:p>22,042</text:p>
          </table:table-cell>
          <table:table-cell office:value-type="float" office:value="14.8716" calcext:value-type="float">
            <text:p>14,8716</text:p>
          </table:table-cell>
          <table:table-cell table:formula="of:=[.A24]+1" office:value-type="float" office:value="23.042" calcext:value-type="float">
            <text:p>23,042</text:p>
          </table:table-cell>
          <table:table-cell table:number-columns-repeated="1021"/>
        </table:table-row>
        <table:table-row table:style-name="ro1">
          <table:table-cell office:value-type="float" office:value="23.042" calcext:value-type="float">
            <text:p>23,042</text:p>
          </table:table-cell>
          <table:table-cell office:value-type="float" office:value="14.8863" calcext:value-type="float">
            <text:p>14,8863</text:p>
          </table:table-cell>
          <table:table-cell table:formula="of:=[.A25]+1" office:value-type="float" office:value="24.042" calcext:value-type="float">
            <text:p>24,042</text:p>
          </table:table-cell>
          <table:table-cell table:number-columns-repeated="1021"/>
        </table:table-row>
        <table:table-row table:style-name="ro1">
          <table:table-cell office:value-type="float" office:value="24.042" calcext:value-type="float">
            <text:p>24,042</text:p>
          </table:table-cell>
          <table:table-cell office:value-type="float" office:value="14.8755" calcext:value-type="float">
            <text:p>14,8755</text:p>
          </table:table-cell>
          <table:table-cell table:formula="of:=[.A26]+1" office:value-type="float" office:value="25.042" calcext:value-type="float">
            <text:p>25,042</text:p>
          </table:table-cell>
          <table:table-cell table:number-columns-repeated="1021"/>
        </table:table-row>
        <table:table-row table:style-name="ro1">
          <table:table-cell office:value-type="float" office:value="25.042" calcext:value-type="float">
            <text:p>25,042</text:p>
          </table:table-cell>
          <table:table-cell office:value-type="float" office:value="14.8831" calcext:value-type="float">
            <text:p>14,8831</text:p>
          </table:table-cell>
          <table:table-cell table:formula="of:=[.A27]+1" office:value-type="float" office:value="26.042" calcext:value-type="float">
            <text:p>26,042</text:p>
          </table:table-cell>
          <table:table-cell table:number-columns-repeated="1021"/>
        </table:table-row>
        <table:table-row table:style-name="ro1">
          <table:table-cell office:value-type="float" office:value="26.042" calcext:value-type="float">
            <text:p>26,042</text:p>
          </table:table-cell>
          <table:table-cell office:value-type="float" office:value="14.8179" calcext:value-type="float">
            <text:p>14,8179</text:p>
          </table:table-cell>
          <table:table-cell table:formula="of:=[.A28]+1" office:value-type="float" office:value="27.042" calcext:value-type="float">
            <text:p>27,042</text:p>
          </table:table-cell>
          <table:table-cell table:number-columns-repeated="1021"/>
        </table:table-row>
        <table:table-row table:style-name="ro1">
          <table:table-cell office:value-type="float" office:value="27.042" calcext:value-type="float">
            <text:p>27,042</text:p>
          </table:table-cell>
          <table:table-cell office:value-type="float" office:value="14.7051" calcext:value-type="float">
            <text:p>14,7051</text:p>
          </table:table-cell>
          <table:table-cell table:formula="of:=[.A29]+1" office:value-type="float" office:value="28.042" calcext:value-type="float">
            <text:p>28,042</text:p>
          </table:table-cell>
          <table:table-cell table:number-columns-repeated="1021"/>
        </table:table-row>
        <table:table-row table:style-name="ro1">
          <table:table-cell office:value-type="float" office:value="28.042" calcext:value-type="float">
            <text:p>28,042</text:p>
          </table:table-cell>
          <table:table-cell office:value-type="float" office:value="14.6263" calcext:value-type="float">
            <text:p>14,6263</text:p>
          </table:table-cell>
          <table:table-cell table:formula="of:=[.A30]+1" office:value-type="float" office:value="29.042" calcext:value-type="float">
            <text:p>29,042</text:p>
          </table:table-cell>
          <table:table-cell table:number-columns-repeated="1021"/>
        </table:table-row>
        <table:table-row table:style-name="ro1">
          <table:table-cell office:value-type="float" office:value="29.043" calcext:value-type="float">
            <text:p>29,043</text:p>
          </table:table-cell>
          <table:table-cell office:value-type="float" office:value="14.551" calcext:value-type="float">
            <text:p>14,551</text:p>
          </table:table-cell>
          <table:table-cell table:formula="of:=[.A31]+1" office:value-type="float" office:value="30.043" calcext:value-type="float">
            <text:p>30,043</text:p>
          </table:table-cell>
          <table:table-cell table:number-columns-repeated="1021"/>
        </table:table-row>
        <table:table-row table:style-name="ro1">
          <table:table-cell office:value-type="float" office:value="30.042" calcext:value-type="float">
            <text:p>30,042</text:p>
          </table:table-cell>
          <table:table-cell office:value-type="float" office:value="14.5192" calcext:value-type="float">
            <text:p>14,5192</text:p>
          </table:table-cell>
          <table:table-cell table:formula="of:=[.A32]+1" office:value-type="float" office:value="31.042" calcext:value-type="float">
            <text:p>31,042</text:p>
          </table:table-cell>
          <table:table-cell table:number-columns-repeated="1021"/>
        </table:table-row>
        <table:table-row table:style-name="ro1">
          <table:table-cell office:value-type="float" office:value="31.042" calcext:value-type="float">
            <text:p>31,042</text:p>
          </table:table-cell>
          <table:table-cell office:value-type="float" office:value="14.5125" calcext:value-type="float">
            <text:p>14,5125</text:p>
          </table:table-cell>
          <table:table-cell table:formula="of:=[.A33]+1" office:value-type="float" office:value="32.042" calcext:value-type="float">
            <text:p>32,042</text:p>
          </table:table-cell>
          <table:table-cell table:number-columns-repeated="1021"/>
        </table:table-row>
        <table:table-row table:style-name="ro1">
          <table:table-cell office:value-type="float" office:value="32.042" calcext:value-type="float">
            <text:p>32,042</text:p>
          </table:table-cell>
          <table:table-cell office:value-type="float" office:value="14.4981" calcext:value-type="float">
            <text:p>14,4981</text:p>
          </table:table-cell>
          <table:table-cell table:formula="of:=[.A34]+1" office:value-type="float" office:value="33.042" calcext:value-type="float">
            <text:p>33,042</text:p>
          </table:table-cell>
          <table:table-cell table:number-columns-repeated="1021"/>
        </table:table-row>
        <table:table-row table:style-name="ro1">
          <table:table-cell office:value-type="float" office:value="33.042" calcext:value-type="float">
            <text:p>33,042</text:p>
          </table:table-cell>
          <table:table-cell office:value-type="float" office:value="14.4846" calcext:value-type="float">
            <text:p>14,4846</text:p>
          </table:table-cell>
          <table:table-cell table:formula="of:=[.A35]+1" office:value-type="float" office:value="34.042" calcext:value-type="float">
            <text:p>34,042</text:p>
          </table:table-cell>
          <table:table-cell table:number-columns-repeated="1021"/>
        </table:table-row>
        <table:table-row table:style-name="ro1">
          <table:table-cell office:value-type="float" office:value="34.042" calcext:value-type="float">
            <text:p>34,042</text:p>
          </table:table-cell>
          <table:table-cell office:value-type="float" office:value="14.4796" calcext:value-type="float">
            <text:p>14,4796</text:p>
          </table:table-cell>
          <table:table-cell table:formula="of:=[.A36]+1" office:value-type="float" office:value="35.042" calcext:value-type="float">
            <text:p>35,042</text:p>
          </table:table-cell>
          <table:table-cell table:number-columns-repeated="1021"/>
        </table:table-row>
        <table:table-row table:style-name="ro1">
          <table:table-cell office:value-type="float" office:value="35.042" calcext:value-type="float">
            <text:p>35,042</text:p>
          </table:table-cell>
          <table:table-cell office:value-type="float" office:value="14.4391" calcext:value-type="float">
            <text:p>14,4391</text:p>
          </table:table-cell>
          <table:table-cell table:formula="of:=[.A37]+1" office:value-type="float" office:value="36.042" calcext:value-type="float">
            <text:p>36,042</text:p>
          </table:table-cell>
          <table:table-cell table:number-columns-repeated="1021"/>
        </table:table-row>
        <table:table-row table:style-name="ro1">
          <table:table-cell office:value-type="float" office:value="36.042" calcext:value-type="float">
            <text:p>36,042</text:p>
          </table:table-cell>
          <table:table-cell office:value-type="float" office:value="14.4175" calcext:value-type="float">
            <text:p>14,4175</text:p>
          </table:table-cell>
          <table:table-cell table:formula="of:=[.A38]+1" office:value-type="float" office:value="37.042" calcext:value-type="float">
            <text:p>37,042</text:p>
          </table:table-cell>
          <table:table-cell table:number-columns-repeated="1021"/>
        </table:table-row>
        <table:table-row table:style-name="ro1">
          <table:table-cell office:value-type="float" office:value="37.042" calcext:value-type="float">
            <text:p>37,042</text:p>
          </table:table-cell>
          <table:table-cell office:value-type="float" office:value="14.3803" calcext:value-type="float">
            <text:p>14,3803</text:p>
          </table:table-cell>
          <table:table-cell table:formula="of:=[.A39]+1" office:value-type="float" office:value="38.042" calcext:value-type="float">
            <text:p>38,042</text:p>
          </table:table-cell>
          <table:table-cell table:number-columns-repeated="1021"/>
        </table:table-row>
        <table:table-row table:style-name="ro1">
          <table:table-cell office:value-type="float" office:value="38.042" calcext:value-type="float">
            <text:p>38,042</text:p>
          </table:table-cell>
          <table:table-cell office:value-type="float" office:value="14.3206" calcext:value-type="float">
            <text:p>14,3206</text:p>
          </table:table-cell>
          <table:table-cell table:formula="of:=[.A40]+1" office:value-type="float" office:value="39.042" calcext:value-type="float">
            <text:p>39,042</text:p>
          </table:table-cell>
          <table:table-cell table:number-columns-repeated="1021"/>
        </table:table-row>
        <table:table-row table:style-name="ro1">
          <table:table-cell office:value-type="float" office:value="39.042" calcext:value-type="float">
            <text:p>39,042</text:p>
          </table:table-cell>
          <table:table-cell office:value-type="float" office:value="14.2528" calcext:value-type="float">
            <text:p>14,2528</text:p>
          </table:table-cell>
          <table:table-cell table:formula="of:=[.A41]+1" office:value-type="float" office:value="40.042" calcext:value-type="float">
            <text:p>40,042</text:p>
          </table:table-cell>
          <table:table-cell table:number-columns-repeated="1021"/>
        </table:table-row>
        <table:table-row table:style-name="ro1">
          <table:table-cell office:value-type="float" office:value="40.042" calcext:value-type="float">
            <text:p>40,042</text:p>
          </table:table-cell>
          <table:table-cell office:value-type="float" office:value="14.1638" calcext:value-type="float">
            <text:p>14,1638</text:p>
          </table:table-cell>
          <table:table-cell table:formula="of:=[.A42]+1" office:value-type="float" office:value="41.042" calcext:value-type="float">
            <text:p>41,042</text:p>
          </table:table-cell>
          <table:table-cell table:number-columns-repeated="1021"/>
        </table:table-row>
        <table:table-row table:style-name="ro1">
          <table:table-cell office:value-type="float" office:value="41.042" calcext:value-type="float">
            <text:p>41,042</text:p>
          </table:table-cell>
          <table:table-cell office:value-type="float" office:value="14.14" calcext:value-type="float">
            <text:p>14,14</text:p>
          </table:table-cell>
          <table:table-cell table:formula="of:=[.A43]+1" office:value-type="float" office:value="42.042" calcext:value-type="float">
            <text:p>42,042</text:p>
          </table:table-cell>
          <table:table-cell table:number-columns-repeated="1021"/>
        </table:table-row>
        <table:table-row table:style-name="ro1">
          <table:table-cell office:value-type="float" office:value="42.042" calcext:value-type="float">
            <text:p>42,042</text:p>
          </table:table-cell>
          <table:table-cell office:value-type="float" office:value="14.1322" calcext:value-type="float">
            <text:p>14,1322</text:p>
          </table:table-cell>
          <table:table-cell table:formula="of:=[.A44]+1" office:value-type="float" office:value="43.042" calcext:value-type="float">
            <text:p>43,042</text:p>
          </table:table-cell>
          <table:table-cell table:number-columns-repeated="1021"/>
        </table:table-row>
        <table:table-row table:style-name="ro1">
          <table:table-cell office:value-type="float" office:value="43.042" calcext:value-type="float">
            <text:p>43,042</text:p>
          </table:table-cell>
          <table:table-cell office:value-type="float" office:value="14.0639" calcext:value-type="float">
            <text:p>14,0639</text:p>
          </table:table-cell>
          <table:table-cell table:formula="of:=[.A45]+1" office:value-type="float" office:value="44.042" calcext:value-type="float">
            <text:p>44,042</text:p>
          </table:table-cell>
          <table:table-cell table:number-columns-repeated="1021"/>
        </table:table-row>
        <table:table-row table:style-name="ro1">
          <table:table-cell office:value-type="float" office:value="44.042" calcext:value-type="float">
            <text:p>44,042</text:p>
          </table:table-cell>
          <table:table-cell office:value-type="float" office:value="14.0339" calcext:value-type="float">
            <text:p>14,0339</text:p>
          </table:table-cell>
          <table:table-cell table:formula="of:=[.A46]+1" office:value-type="float" office:value="45.042" calcext:value-type="float">
            <text:p>45,042</text:p>
          </table:table-cell>
          <table:table-cell table:number-columns-repeated="1021"/>
        </table:table-row>
        <table:table-row table:style-name="ro1">
          <table:table-cell office:value-type="float" office:value="45.042" calcext:value-type="float">
            <text:p>45,042</text:p>
          </table:table-cell>
          <table:table-cell office:value-type="float" office:value="13.9929" calcext:value-type="float">
            <text:p>13,9929</text:p>
          </table:table-cell>
          <table:table-cell table:formula="of:=[.A47]+1" office:value-type="float" office:value="46.042" calcext:value-type="float">
            <text:p>46,042</text:p>
          </table:table-cell>
          <table:table-cell table:number-columns-repeated="1021"/>
        </table:table-row>
        <table:table-row table:style-name="ro1">
          <table:table-cell office:value-type="float" office:value="46.042" calcext:value-type="float">
            <text:p>46,042</text:p>
          </table:table-cell>
          <table:table-cell office:value-type="float" office:value="13.9436" calcext:value-type="float">
            <text:p>13,9436</text:p>
          </table:table-cell>
          <table:table-cell table:formula="of:=[.A48]+1" office:value-type="float" office:value="47.042" calcext:value-type="float">
            <text:p>47,042</text:p>
          </table:table-cell>
          <table:table-cell table:number-columns-repeated="1021"/>
        </table:table-row>
        <table:table-row table:style-name="ro1">
          <table:table-cell office:value-type="float" office:value="47.042" calcext:value-type="float">
            <text:p>47,042</text:p>
          </table:table-cell>
          <table:table-cell office:value-type="float" office:value="13.9615" calcext:value-type="float">
            <text:p>13,9615</text:p>
          </table:table-cell>
          <table:table-cell table:formula="of:=[.A49]+1" office:value-type="float" office:value="48.042" calcext:value-type="float">
            <text:p>48,042</text:p>
          </table:table-cell>
          <table:table-cell table:number-columns-repeated="1021"/>
        </table:table-row>
        <table:table-row table:style-name="ro1">
          <table:table-cell office:value-type="float" office:value="48.042" calcext:value-type="float">
            <text:p>48,042</text:p>
          </table:table-cell>
          <table:table-cell office:value-type="float" office:value="13.9367" calcext:value-type="float">
            <text:p>13,9367</text:p>
          </table:table-cell>
          <table:table-cell table:formula="of:=[.A50]+1" office:value-type="float" office:value="49.042" calcext:value-type="float">
            <text:p>49,042</text:p>
          </table:table-cell>
          <table:table-cell table:number-columns-repeated="1021"/>
        </table:table-row>
        <table:table-row table:style-name="ro1">
          <table:table-cell office:value-type="float" office:value="49.042" calcext:value-type="float">
            <text:p>49,042</text:p>
          </table:table-cell>
          <table:table-cell office:value-type="float" office:value="13.884" calcext:value-type="float">
            <text:p>13,884</text:p>
          </table:table-cell>
          <table:table-cell table:formula="of:=[.A51]+1" office:value-type="float" office:value="50.042" calcext:value-type="float">
            <text:p>50,042</text:p>
          </table:table-cell>
          <table:table-cell table:number-columns-repeated="1021"/>
        </table:table-row>
        <table:table-row table:style-name="ro1">
          <table:table-cell office:value-type="float" office:value="50.042" calcext:value-type="float">
            <text:p>50,042</text:p>
          </table:table-cell>
          <table:table-cell office:value-type="float" office:value="13.839" calcext:value-type="float">
            <text:p>13,839</text:p>
          </table:table-cell>
          <table:table-cell table:formula="of:=[.A52]+1" office:value-type="float" office:value="51.042" calcext:value-type="float">
            <text:p>51,042</text:p>
          </table:table-cell>
          <table:table-cell table:number-columns-repeated="1021"/>
        </table:table-row>
        <table:table-row table:style-name="ro1">
          <table:table-cell office:value-type="float" office:value="51.043" calcext:value-type="float">
            <text:p>51,043</text:p>
          </table:table-cell>
          <table:table-cell office:value-type="float" office:value="13.7993" calcext:value-type="float">
            <text:p>13,7993</text:p>
          </table:table-cell>
          <table:table-cell table:formula="of:=[.A53]+1" office:value-type="float" office:value="52.043" calcext:value-type="float">
            <text:p>52,043</text:p>
          </table:table-cell>
          <table:table-cell table:number-columns-repeated="1021"/>
        </table:table-row>
        <table:table-row table:style-name="ro1">
          <table:table-cell office:value-type="float" office:value="52.042" calcext:value-type="float">
            <text:p>52,042</text:p>
          </table:table-cell>
          <table:table-cell office:value-type="float" office:value="13.776" calcext:value-type="float">
            <text:p>13,776</text:p>
          </table:table-cell>
          <table:table-cell table:formula="of:=[.A54]+1" office:value-type="float" office:value="53.042" calcext:value-type="float">
            <text:p>53,042</text:p>
          </table:table-cell>
          <table:table-cell table:number-columns-repeated="1021"/>
        </table:table-row>
        <table:table-row table:style-name="ro1">
          <table:table-cell office:value-type="float" office:value="53.043" calcext:value-type="float">
            <text:p>53,043</text:p>
          </table:table-cell>
          <table:table-cell office:value-type="float" office:value="13.7653" calcext:value-type="float">
            <text:p>13,7653</text:p>
          </table:table-cell>
          <table:table-cell table:formula="of:=[.A55]+1" office:value-type="float" office:value="54.043" calcext:value-type="float">
            <text:p>54,043</text:p>
          </table:table-cell>
          <table:table-cell table:number-columns-repeated="1021"/>
        </table:table-row>
        <table:table-row table:style-name="ro1">
          <table:table-cell office:value-type="float" office:value="54.042" calcext:value-type="float">
            <text:p>54,042</text:p>
          </table:table-cell>
          <table:table-cell office:value-type="float" office:value="13.7004" calcext:value-type="float">
            <text:p>13,7004</text:p>
          </table:table-cell>
          <table:table-cell table:formula="of:=[.A56]+1" office:value-type="float" office:value="55.042" calcext:value-type="float">
            <text:p>55,042</text:p>
          </table:table-cell>
          <table:table-cell table:number-columns-repeated="1021"/>
        </table:table-row>
        <table:table-row table:style-name="ro1">
          <table:table-cell office:value-type="float" office:value="55.043" calcext:value-type="float">
            <text:p>55,043</text:p>
          </table:table-cell>
          <table:table-cell office:value-type="float" office:value="13.6637" calcext:value-type="float">
            <text:p>13,6637</text:p>
          </table:table-cell>
          <table:table-cell table:formula="of:=[.A57]+1" office:value-type="float" office:value="56.043" calcext:value-type="float">
            <text:p>56,043</text:p>
          </table:table-cell>
          <table:table-cell table:number-columns-repeated="1021"/>
        </table:table-row>
        <table:table-row table:style-name="ro1">
          <table:table-cell office:value-type="float" office:value="56.042" calcext:value-type="float">
            <text:p>56,042</text:p>
          </table:table-cell>
          <table:table-cell office:value-type="float" office:value="13.6243" calcext:value-type="float">
            <text:p>13,6243</text:p>
          </table:table-cell>
          <table:table-cell table:formula="of:=[.A58]+1" office:value-type="float" office:value="57.042" calcext:value-type="float">
            <text:p>57,042</text:p>
          </table:table-cell>
          <table:table-cell table:number-columns-repeated="1021"/>
        </table:table-row>
        <table:table-row table:style-name="ro1">
          <table:table-cell office:value-type="float" office:value="57.042" calcext:value-type="float">
            <text:p>57,042</text:p>
          </table:table-cell>
          <table:table-cell office:value-type="float" office:value="13.5598" calcext:value-type="float">
            <text:p>13,5598</text:p>
          </table:table-cell>
          <table:table-cell table:formula="of:=[.A59]+1" office:value-type="float" office:value="58.042" calcext:value-type="float">
            <text:p>58,042</text:p>
          </table:table-cell>
          <table:table-cell table:number-columns-repeated="1021"/>
        </table:table-row>
        <table:table-row table:style-name="ro1">
          <table:table-cell office:value-type="float" office:value="58.042" calcext:value-type="float">
            <text:p>58,042</text:p>
          </table:table-cell>
          <table:table-cell office:value-type="float" office:value="13.496" calcext:value-type="float">
            <text:p>13,496</text:p>
          </table:table-cell>
          <table:table-cell table:formula="of:=[.A60]+1" office:value-type="float" office:value="59.042" calcext:value-type="float">
            <text:p>59,042</text:p>
          </table:table-cell>
          <table:table-cell table:number-columns-repeated="1021"/>
        </table:table-row>
        <table:table-row table:style-name="ro1">
          <table:table-cell office:value-type="float" office:value="59.042" calcext:value-type="float">
            <text:p>59,042</text:p>
          </table:table-cell>
          <table:table-cell office:value-type="float" office:value="13.4951" calcext:value-type="float">
            <text:p>13,4951</text:p>
          </table:table-cell>
          <table:table-cell table:formula="of:=[.A61]+1" office:value-type="float" office:value="60.042" calcext:value-type="float">
            <text:p>60,042</text:p>
          </table:table-cell>
          <table:table-cell table:number-columns-repeated="1021"/>
        </table:table-row>
        <table:table-row table:style-name="ro1">
          <table:table-cell office:value-type="float" office:value="60.042" calcext:value-type="float">
            <text:p>60,042</text:p>
          </table:table-cell>
          <table:table-cell office:value-type="float" office:value="13.4543" calcext:value-type="float">
            <text:p>13,4543</text:p>
          </table:table-cell>
          <table:table-cell table:formula="of:=[.A62]+1" office:value-type="float" office:value="61.042" calcext:value-type="float">
            <text:p>61,042</text:p>
          </table:table-cell>
          <table:table-cell table:number-columns-repeated="1021"/>
        </table:table-row>
        <table:table-row table:style-name="ro1">
          <table:table-cell office:value-type="float" office:value="61.042" calcext:value-type="float">
            <text:p>61,042</text:p>
          </table:table-cell>
          <table:table-cell office:value-type="float" office:value="13.5036" calcext:value-type="float">
            <text:p>13,5036</text:p>
          </table:table-cell>
          <table:table-cell table:formula="of:=[.A63]+1" office:value-type="float" office:value="62.042" calcext:value-type="float">
            <text:p>62,042</text:p>
          </table:table-cell>
          <table:table-cell table:number-columns-repeated="1021"/>
        </table:table-row>
        <table:table-row table:style-name="ro1">
          <table:table-cell office:value-type="float" office:value="62.042" calcext:value-type="float">
            <text:p>62,042</text:p>
          </table:table-cell>
          <table:table-cell office:value-type="float" office:value="13.4237" calcext:value-type="float">
            <text:p>13,4237</text:p>
          </table:table-cell>
          <table:table-cell table:formula="of:=[.A64]+1" office:value-type="float" office:value="63.042" calcext:value-type="float">
            <text:p>63,042</text:p>
          </table:table-cell>
          <table:table-cell table:number-columns-repeated="1021"/>
        </table:table-row>
        <table:table-row table:style-name="ro1">
          <table:table-cell office:value-type="float" office:value="63.042" calcext:value-type="float">
            <text:p>63,042</text:p>
          </table:table-cell>
          <table:table-cell office:value-type="float" office:value="13.3928" calcext:value-type="float">
            <text:p>13,3928</text:p>
          </table:table-cell>
          <table:table-cell table:formula="of:=[.A65]+1" office:value-type="float" office:value="64.042" calcext:value-type="float">
            <text:p>64,042</text:p>
          </table:table-cell>
          <table:table-cell table:number-columns-repeated="1021"/>
        </table:table-row>
        <table:table-row table:style-name="ro1">
          <table:table-cell office:value-type="float" office:value="64.042" calcext:value-type="float">
            <text:p>64,042</text:p>
          </table:table-cell>
          <table:table-cell office:value-type="float" office:value="13.327" calcext:value-type="float">
            <text:p>13,327</text:p>
          </table:table-cell>
          <table:table-cell table:formula="of:=[.A66]+1" office:value-type="float" office:value="65.042" calcext:value-type="float">
            <text:p>65,042</text:p>
          </table:table-cell>
          <table:table-cell table:number-columns-repeated="1021"/>
        </table:table-row>
        <table:table-row table:style-name="ro1">
          <table:table-cell office:value-type="float" office:value="65.042" calcext:value-type="float">
            <text:p>65,042</text:p>
          </table:table-cell>
          <table:table-cell office:value-type="float" office:value="13.2738" calcext:value-type="float">
            <text:p>13,2738</text:p>
          </table:table-cell>
          <table:table-cell table:formula="of:=[.A67]+1" office:value-type="float" office:value="66.042" calcext:value-type="float">
            <text:p>66,042</text:p>
          </table:table-cell>
          <table:table-cell table:number-columns-repeated="1021"/>
        </table:table-row>
        <table:table-row table:style-name="ro1">
          <table:table-cell office:value-type="float" office:value="66.042" calcext:value-type="float">
            <text:p>66,042</text:p>
          </table:table-cell>
          <table:table-cell office:value-type="float" office:value="13.2616" calcext:value-type="float">
            <text:p>13,2616</text:p>
          </table:table-cell>
          <table:table-cell table:formula="of:=[.A68]+1" office:value-type="float" office:value="67.042" calcext:value-type="float">
            <text:p>67,042</text:p>
          </table:table-cell>
          <table:table-cell table:number-columns-repeated="1021"/>
        </table:table-row>
        <table:table-row table:style-name="ro1">
          <table:table-cell office:value-type="float" office:value="67.042" calcext:value-type="float">
            <text:p>67,042</text:p>
          </table:table-cell>
          <table:table-cell office:value-type="float" office:value="13.2077" calcext:value-type="float">
            <text:p>13,2077</text:p>
          </table:table-cell>
          <table:table-cell table:formula="of:=[.A69]+1" office:value-type="float" office:value="68.042" calcext:value-type="float">
            <text:p>68,042</text:p>
          </table:table-cell>
          <table:table-cell table:number-columns-repeated="1021"/>
        </table:table-row>
        <table:table-row table:style-name="ro1">
          <table:table-cell office:value-type="float" office:value="68.042" calcext:value-type="float">
            <text:p>68,042</text:p>
          </table:table-cell>
          <table:table-cell office:value-type="float" office:value="13.1275" calcext:value-type="float">
            <text:p>13,1275</text:p>
          </table:table-cell>
          <table:table-cell table:formula="of:=[.A70]+1" office:value-type="float" office:value="69.042" calcext:value-type="float">
            <text:p>69,042</text:p>
          </table:table-cell>
          <table:table-cell table:number-columns-repeated="1021"/>
        </table:table-row>
        <table:table-row table:style-name="ro1">
          <table:table-cell office:value-type="float" office:value="69.042" calcext:value-type="float">
            <text:p>69,042</text:p>
          </table:table-cell>
          <table:table-cell office:value-type="float" office:value="13.1028" calcext:value-type="float">
            <text:p>13,1028</text:p>
          </table:table-cell>
          <table:table-cell table:formula="of:=[.A71]+1" office:value-type="float" office:value="70.042" calcext:value-type="float">
            <text:p>70,042</text:p>
          </table:table-cell>
          <table:table-cell table:number-columns-repeated="1021"/>
        </table:table-row>
        <table:table-row table:style-name="ro1">
          <table:table-cell office:value-type="float" office:value="70.042" calcext:value-type="float">
            <text:p>70,042</text:p>
          </table:table-cell>
          <table:table-cell office:value-type="float" office:value="13.0641" calcext:value-type="float">
            <text:p>13,0641</text:p>
          </table:table-cell>
          <table:table-cell table:formula="of:=[.A72]+1" office:value-type="float" office:value="71.042" calcext:value-type="float">
            <text:p>71,042</text:p>
          </table:table-cell>
          <table:table-cell table:number-columns-repeated="1021"/>
        </table:table-row>
        <table:table-row table:style-name="ro1">
          <table:table-cell office:value-type="float" office:value="71.042" calcext:value-type="float">
            <text:p>71,042</text:p>
          </table:table-cell>
          <table:table-cell office:value-type="float" office:value="13.0272" calcext:value-type="float">
            <text:p>13,0272</text:p>
          </table:table-cell>
          <table:table-cell table:formula="of:=[.A73]+1" office:value-type="float" office:value="72.042" calcext:value-type="float">
            <text:p>72,042</text:p>
          </table:table-cell>
          <table:table-cell table:number-columns-repeated="1021"/>
        </table:table-row>
        <table:table-row table:style-name="ro1">
          <table:table-cell office:value-type="float" office:value="72.043" calcext:value-type="float">
            <text:p>72,043</text:p>
          </table:table-cell>
          <table:table-cell office:value-type="float" office:value="13.0135" calcext:value-type="float">
            <text:p>13,0135</text:p>
          </table:table-cell>
          <table:table-cell table:formula="of:=[.A74]+1" office:value-type="float" office:value="73.043" calcext:value-type="float">
            <text:p>73,043</text:p>
          </table:table-cell>
          <table:table-cell table:number-columns-repeated="1021"/>
        </table:table-row>
        <table:table-row table:style-name="ro1">
          <table:table-cell office:value-type="float" office:value="73.042" calcext:value-type="float">
            <text:p>73,042</text:p>
          </table:table-cell>
          <table:table-cell office:value-type="float" office:value="13.0075" calcext:value-type="float">
            <text:p>13,0075</text:p>
          </table:table-cell>
          <table:table-cell table:formula="of:=[.A75]+1" office:value-type="float" office:value="74.042" calcext:value-type="float">
            <text:p>74,042</text:p>
          </table:table-cell>
          <table:table-cell table:number-columns-repeated="1021"/>
        </table:table-row>
        <table:table-row table:style-name="ro1">
          <table:table-cell office:value-type="float" office:value="74.042" calcext:value-type="float">
            <text:p>74,042</text:p>
          </table:table-cell>
          <table:table-cell office:value-type="float" office:value="12.9832" calcext:value-type="float">
            <text:p>12,9832</text:p>
          </table:table-cell>
          <table:table-cell table:formula="of:=[.A76]+1" office:value-type="float" office:value="75.042" calcext:value-type="float">
            <text:p>75,042</text:p>
          </table:table-cell>
          <table:table-cell table:number-columns-repeated="1021"/>
        </table:table-row>
        <table:table-row table:style-name="ro1">
          <table:table-cell office:value-type="float" office:value="75.042" calcext:value-type="float">
            <text:p>75,042</text:p>
          </table:table-cell>
          <table:table-cell office:value-type="float" office:value="12.9454" calcext:value-type="float">
            <text:p>12,9454</text:p>
          </table:table-cell>
          <table:table-cell table:formula="of:=[.A77]+1" office:value-type="float" office:value="76.042" calcext:value-type="float">
            <text:p>76,042</text:p>
          </table:table-cell>
          <table:table-cell table:number-columns-repeated="1021"/>
        </table:table-row>
        <table:table-row table:style-name="ro1">
          <table:table-cell office:value-type="float" office:value="76.042" calcext:value-type="float">
            <text:p>76,042</text:p>
          </table:table-cell>
          <table:table-cell office:value-type="float" office:value="12.9583" calcext:value-type="float">
            <text:p>12,9583</text:p>
          </table:table-cell>
          <table:table-cell table:formula="of:=[.A78]+1" office:value-type="float" office:value="77.042" calcext:value-type="float">
            <text:p>77,042</text:p>
          </table:table-cell>
          <table:table-cell table:number-columns-repeated="1021"/>
        </table:table-row>
        <table:table-row table:style-name="ro1">
          <table:table-cell office:value-type="float" office:value="77.043" calcext:value-type="float">
            <text:p>77,043</text:p>
          </table:table-cell>
          <table:table-cell office:value-type="float" office:value="12.9586" calcext:value-type="float">
            <text:p>12,9586</text:p>
          </table:table-cell>
          <table:table-cell table:formula="of:=[.A79]+1" office:value-type="float" office:value="78.043" calcext:value-type="float">
            <text:p>78,043</text:p>
          </table:table-cell>
          <table:table-cell table:number-columns-repeated="1021"/>
        </table:table-row>
        <table:table-row table:style-name="ro1">
          <table:table-cell office:value-type="float" office:value="78.042" calcext:value-type="float">
            <text:p>78,042</text:p>
          </table:table-cell>
          <table:table-cell office:value-type="float" office:value="12.8986" calcext:value-type="float">
            <text:p>12,8986</text:p>
          </table:table-cell>
          <table:table-cell table:formula="of:=[.A80]+1" office:value-type="float" office:value="79.042" calcext:value-type="float">
            <text:p>79,042</text:p>
          </table:table-cell>
          <table:table-cell table:number-columns-repeated="1021"/>
        </table:table-row>
        <table:table-row table:style-name="ro1">
          <table:table-cell office:value-type="float" office:value="79.042" calcext:value-type="float">
            <text:p>79,042</text:p>
          </table:table-cell>
          <table:table-cell office:value-type="float" office:value="12.8296" calcext:value-type="float">
            <text:p>12,8296</text:p>
          </table:table-cell>
          <table:table-cell table:formula="of:=[.A81]+1" office:value-type="float" office:value="80.042" calcext:value-type="float">
            <text:p>80,042</text:p>
          </table:table-cell>
          <table:table-cell table:number-columns-repeated="1021"/>
        </table:table-row>
        <table:table-row table:style-name="ro1">
          <table:table-cell office:value-type="float" office:value="80.042" calcext:value-type="float">
            <text:p>80,042</text:p>
          </table:table-cell>
          <table:table-cell office:value-type="float" office:value="12.7641" calcext:value-type="float">
            <text:p>12,7641</text:p>
          </table:table-cell>
          <table:table-cell table:formula="of:=[.A82]+1" office:value-type="float" office:value="81.042" calcext:value-type="float">
            <text:p>81,042</text:p>
          </table:table-cell>
          <table:table-cell table:number-columns-repeated="1021"/>
        </table:table-row>
        <table:table-row table:style-name="ro1">
          <table:table-cell office:value-type="float" office:value="81.042" calcext:value-type="float">
            <text:p>81,042</text:p>
          </table:table-cell>
          <table:table-cell office:value-type="float" office:value="12.6772" calcext:value-type="float">
            <text:p>12,6772</text:p>
          </table:table-cell>
          <table:table-cell table:formula="of:=[.A83]+1" office:value-type="float" office:value="82.042" calcext:value-type="float">
            <text:p>82,042</text:p>
          </table:table-cell>
          <table:table-cell table:number-columns-repeated="1021"/>
        </table:table-row>
        <table:table-row table:style-name="ro1">
          <table:table-cell office:value-type="float" office:value="82.042" calcext:value-type="float">
            <text:p>82,042</text:p>
          </table:table-cell>
          <table:table-cell office:value-type="float" office:value="12.7136" calcext:value-type="float">
            <text:p>12,7136</text:p>
          </table:table-cell>
          <table:table-cell table:formula="of:=[.A84]+1" office:value-type="float" office:value="83.042" calcext:value-type="float">
            <text:p>83,042</text:p>
          </table:table-cell>
          <table:table-cell table:number-columns-repeated="1021"/>
        </table:table-row>
        <table:table-row table:style-name="ro1">
          <table:table-cell office:value-type="float" office:value="83.042" calcext:value-type="float">
            <text:p>83,042</text:p>
          </table:table-cell>
          <table:table-cell office:value-type="float" office:value="12.7293" calcext:value-type="float">
            <text:p>12,7293</text:p>
          </table:table-cell>
          <table:table-cell table:formula="of:=[.A85]+1" office:value-type="float" office:value="84.042" calcext:value-type="float">
            <text:p>84,042</text:p>
          </table:table-cell>
          <table:table-cell table:number-columns-repeated="1021"/>
        </table:table-row>
        <table:table-row table:style-name="ro1">
          <table:table-cell office:value-type="float" office:value="84.042" calcext:value-type="float">
            <text:p>84,042</text:p>
          </table:table-cell>
          <table:table-cell office:value-type="float" office:value="12.7393" calcext:value-type="float">
            <text:p>12,7393</text:p>
          </table:table-cell>
          <table:table-cell table:formula="of:=[.A86]+1" office:value-type="float" office:value="85.042" calcext:value-type="float">
            <text:p>85,042</text:p>
          </table:table-cell>
          <table:table-cell table:number-columns-repeated="1021"/>
        </table:table-row>
        <table:table-row table:style-name="ro1">
          <table:table-cell office:value-type="float" office:value="85.042" calcext:value-type="float">
            <text:p>85,042</text:p>
          </table:table-cell>
          <table:table-cell office:value-type="float" office:value="12.7241" calcext:value-type="float">
            <text:p>12,7241</text:p>
          </table:table-cell>
          <table:table-cell table:formula="of:=[.A87]+1" office:value-type="float" office:value="86.042" calcext:value-type="float">
            <text:p>86,042</text:p>
          </table:table-cell>
          <table:table-cell table:number-columns-repeated="1021"/>
        </table:table-row>
        <table:table-row table:style-name="ro1">
          <table:table-cell office:value-type="float" office:value="86.042" calcext:value-type="float">
            <text:p>86,042</text:p>
          </table:table-cell>
          <table:table-cell office:value-type="float" office:value="12.7252" calcext:value-type="float">
            <text:p>12,7252</text:p>
          </table:table-cell>
          <table:table-cell table:formula="of:=[.A88]+1" office:value-type="float" office:value="87.042" calcext:value-type="float">
            <text:p>87,042</text:p>
          </table:table-cell>
          <table:table-cell table:number-columns-repeated="1021"/>
        </table:table-row>
        <table:table-row table:style-name="ro1">
          <table:table-cell office:value-type="float" office:value="87.042" calcext:value-type="float">
            <text:p>87,042</text:p>
          </table:table-cell>
          <table:table-cell office:value-type="float" office:value="12.6399" calcext:value-type="float">
            <text:p>12,6399</text:p>
          </table:table-cell>
          <table:table-cell table:formula="of:=[.A89]+1" office:value-type="float" office:value="88.042" calcext:value-type="float">
            <text:p>88,042</text:p>
          </table:table-cell>
          <table:table-cell table:number-columns-repeated="1021"/>
        </table:table-row>
        <table:table-row table:style-name="ro1">
          <table:table-cell office:value-type="float" office:value="88.043" calcext:value-type="float">
            <text:p>88,043</text:p>
          </table:table-cell>
          <table:table-cell office:value-type="float" office:value="12.5652" calcext:value-type="float">
            <text:p>12,5652</text:p>
          </table:table-cell>
          <table:table-cell table:formula="of:=[.A90]+1" office:value-type="float" office:value="89.043" calcext:value-type="float">
            <text:p>89,043</text:p>
          </table:table-cell>
          <table:table-cell table:number-columns-repeated="1021"/>
        </table:table-row>
        <table:table-row table:style-name="ro1">
          <table:table-cell office:value-type="float" office:value="89.042" calcext:value-type="float">
            <text:p>89,042</text:p>
          </table:table-cell>
          <table:table-cell office:value-type="float" office:value="12.5455" calcext:value-type="float">
            <text:p>12,5455</text:p>
          </table:table-cell>
          <table:table-cell table:formula="of:=[.A91]+1" office:value-type="float" office:value="90.042" calcext:value-type="float">
            <text:p>90,042</text:p>
          </table:table-cell>
          <table:table-cell table:number-columns-repeated="1021"/>
        </table:table-row>
        <table:table-row table:style-name="ro1">
          <table:table-cell office:value-type="float" office:value="90.042" calcext:value-type="float">
            <text:p>90,042</text:p>
          </table:table-cell>
          <table:table-cell office:value-type="float" office:value="12.5021" calcext:value-type="float">
            <text:p>12,5021</text:p>
          </table:table-cell>
          <table:table-cell table:formula="of:=[.A92]+1" office:value-type="float" office:value="91.042" calcext:value-type="float">
            <text:p>91,042</text:p>
          </table:table-cell>
          <table:table-cell table:number-columns-repeated="1021"/>
        </table:table-row>
        <table:table-row table:style-name="ro1">
          <table:table-cell office:value-type="float" office:value="91.042" calcext:value-type="float">
            <text:p>91,042</text:p>
          </table:table-cell>
          <table:table-cell office:value-type="float" office:value="12.4467" calcext:value-type="float">
            <text:p>12,4467</text:p>
          </table:table-cell>
          <table:table-cell table:formula="of:=[.A93]+1" office:value-type="float" office:value="92.042" calcext:value-type="float">
            <text:p>92,042</text:p>
          </table:table-cell>
          <table:table-cell table:number-columns-repeated="1021"/>
        </table:table-row>
        <table:table-row table:style-name="ro1">
          <table:table-cell office:value-type="float" office:value="92.042" calcext:value-type="float">
            <text:p>92,042</text:p>
          </table:table-cell>
          <table:table-cell office:value-type="float" office:value="12.4072" calcext:value-type="float">
            <text:p>12,4072</text:p>
          </table:table-cell>
          <table:table-cell table:formula="of:=[.A94]+1" office:value-type="float" office:value="93.042" calcext:value-type="float">
            <text:p>93,042</text:p>
          </table:table-cell>
          <table:table-cell table:number-columns-repeated="1021"/>
        </table:table-row>
        <table:table-row table:style-name="ro1">
          <table:table-cell office:value-type="float" office:value="93.042" calcext:value-type="float">
            <text:p>93,042</text:p>
          </table:table-cell>
          <table:table-cell office:value-type="float" office:value="12.4189" calcext:value-type="float">
            <text:p>12,4189</text:p>
          </table:table-cell>
          <table:table-cell table:formula="of:=[.A95]+1" office:value-type="float" office:value="94.042" calcext:value-type="float">
            <text:p>94,042</text:p>
          </table:table-cell>
          <table:table-cell table:number-columns-repeated="1021"/>
        </table:table-row>
        <table:table-row table:style-name="ro1">
          <table:table-cell office:value-type="float" office:value="94.043" calcext:value-type="float">
            <text:p>94,043</text:p>
          </table:table-cell>
          <table:table-cell office:value-type="float" office:value="12.4611" calcext:value-type="float">
            <text:p>12,4611</text:p>
          </table:table-cell>
          <table:table-cell table:formula="of:=[.A96]+1" office:value-type="float" office:value="95.043" calcext:value-type="float">
            <text:p>95,043</text:p>
          </table:table-cell>
          <table:table-cell table:number-columns-repeated="1021"/>
        </table:table-row>
        <table:table-row table:style-name="ro1">
          <table:table-cell office:value-type="float" office:value="95.042" calcext:value-type="float">
            <text:p>95,042</text:p>
          </table:table-cell>
          <table:table-cell office:value-type="float" office:value="12.3895" calcext:value-type="float">
            <text:p>12,3895</text:p>
          </table:table-cell>
          <table:table-cell table:formula="of:=[.A97]+1" office:value-type="float" office:value="96.042" calcext:value-type="float">
            <text:p>96,042</text:p>
          </table:table-cell>
          <table:table-cell table:number-columns-repeated="1021"/>
        </table:table-row>
        <table:table-row table:style-name="ro1">
          <table:table-cell office:value-type="float" office:value="96.042" calcext:value-type="float">
            <text:p>96,042</text:p>
          </table:table-cell>
          <table:table-cell office:value-type="float" office:value="12.2969" calcext:value-type="float">
            <text:p>12,2969</text:p>
          </table:table-cell>
          <table:table-cell table:formula="of:=[.A98]+1" office:value-type="float" office:value="97.042" calcext:value-type="float">
            <text:p>97,042</text:p>
          </table:table-cell>
          <table:table-cell table:number-columns-repeated="1021"/>
        </table:table-row>
        <table:table-row table:style-name="ro1">
          <table:table-cell office:value-type="float" office:value="97.042" calcext:value-type="float">
            <text:p>97,042</text:p>
          </table:table-cell>
          <table:table-cell office:value-type="float" office:value="12.2369" calcext:value-type="float">
            <text:p>12,2369</text:p>
          </table:table-cell>
          <table:table-cell table:formula="of:=[.A99]+1" office:value-type="float" office:value="98.042" calcext:value-type="float">
            <text:p>98,042</text:p>
          </table:table-cell>
          <table:table-cell table:number-columns-repeated="1021"/>
        </table:table-row>
        <table:table-row table:style-name="ro1">
          <table:table-cell office:value-type="float" office:value="98.042" calcext:value-type="float">
            <text:p>98,042</text:p>
          </table:table-cell>
          <table:table-cell office:value-type="float" office:value="12.1393" calcext:value-type="float">
            <text:p>12,1393</text:p>
          </table:table-cell>
          <table:table-cell table:formula="of:=[.A100]+1" office:value-type="float" office:value="99.042" calcext:value-type="float">
            <text:p>99,042</text:p>
          </table:table-cell>
          <table:table-cell table:number-columns-repeated="1021"/>
        </table:table-row>
        <table:table-row table:style-name="ro1">
          <table:table-cell office:value-type="float" office:value="99.042" calcext:value-type="float">
            <text:p>99,042</text:p>
          </table:table-cell>
          <table:table-cell office:value-type="float" office:value="12.1123" calcext:value-type="float">
            <text:p>12,1123</text:p>
          </table:table-cell>
          <table:table-cell table:formula="of:=[.A101]+1" office:value-type="float" office:value="100.042" calcext:value-type="float">
            <text:p>100,042</text:p>
          </table:table-cell>
          <table:table-cell table:number-columns-repeated="1021"/>
        </table:table-row>
        <table:table-row table:style-name="ro1">
          <table:table-cell office:value-type="float" office:value="100.042" calcext:value-type="float">
            <text:p>100,042</text:p>
          </table:table-cell>
          <table:table-cell office:value-type="float" office:value="12.0521" calcext:value-type="float">
            <text:p>12,0521</text:p>
          </table:table-cell>
          <table:table-cell table:formula="of:=[.A102]+1" office:value-type="float" office:value="101.042" calcext:value-type="float">
            <text:p>101,042</text:p>
          </table:table-cell>
          <table:table-cell table:number-columns-repeated="1021"/>
        </table:table-row>
        <table:table-row table:style-name="ro1">
          <table:table-cell office:value-type="float" office:value="101.043" calcext:value-type="float">
            <text:p>101,043</text:p>
          </table:table-cell>
          <table:table-cell office:value-type="float" office:value="12.025" calcext:value-type="float">
            <text:p>12,025</text:p>
          </table:table-cell>
          <table:table-cell table:formula="of:=[.A103]+1" office:value-type="float" office:value="102.043" calcext:value-type="float">
            <text:p>102,043</text:p>
          </table:table-cell>
          <table:table-cell table:number-columns-repeated="1021"/>
        </table:table-row>
        <table:table-row table:style-name="ro1">
          <table:table-cell office:value-type="float" office:value="102.042" calcext:value-type="float">
            <text:p>102,042</text:p>
          </table:table-cell>
          <table:table-cell office:value-type="float" office:value="12.0209" calcext:value-type="float">
            <text:p>12,0209</text:p>
          </table:table-cell>
          <table:table-cell table:formula="of:=[.A104]+1" office:value-type="float" office:value="103.042" calcext:value-type="float">
            <text:p>103,042</text:p>
          </table:table-cell>
          <table:table-cell table:number-columns-repeated="1021"/>
        </table:table-row>
        <table:table-row table:style-name="ro1">
          <table:table-cell office:value-type="float" office:value="103.042" calcext:value-type="float">
            <text:p>103,042</text:p>
          </table:table-cell>
          <table:table-cell office:value-type="float" office:value="11.9621" calcext:value-type="float">
            <text:p>11,9621</text:p>
          </table:table-cell>
          <table:table-cell table:formula="of:=[.A105]+1" office:value-type="float" office:value="104.042" calcext:value-type="float">
            <text:p>104,042</text:p>
          </table:table-cell>
          <table:table-cell table:number-columns-repeated="1021"/>
        </table:table-row>
        <table:table-row table:style-name="ro1">
          <table:table-cell office:value-type="float" office:value="104.042" calcext:value-type="float">
            <text:p>104,042</text:p>
          </table:table-cell>
          <table:table-cell office:value-type="float" office:value="11.9208" calcext:value-type="float">
            <text:p>11,9208</text:p>
          </table:table-cell>
          <table:table-cell table:formula="of:=[.A106]+1" office:value-type="float" office:value="105.042" calcext:value-type="float">
            <text:p>105,042</text:p>
          </table:table-cell>
          <table:table-cell table:number-columns-repeated="1021"/>
        </table:table-row>
        <table:table-row table:style-name="ro1">
          <table:table-cell office:value-type="float" office:value="105.042" calcext:value-type="float">
            <text:p>105,042</text:p>
          </table:table-cell>
          <table:table-cell office:value-type="float" office:value="11.8936" calcext:value-type="float">
            <text:p>11,8936</text:p>
          </table:table-cell>
          <table:table-cell table:formula="of:=[.A107]+1" office:value-type="float" office:value="106.042" calcext:value-type="float">
            <text:p>106,042</text:p>
          </table:table-cell>
          <table:table-cell table:number-columns-repeated="1021"/>
        </table:table-row>
        <table:table-row table:style-name="ro1">
          <table:table-cell office:value-type="float" office:value="106.042" calcext:value-type="float">
            <text:p>106,042</text:p>
          </table:table-cell>
          <table:table-cell office:value-type="float" office:value="11.8162" calcext:value-type="float">
            <text:p>11,8162</text:p>
          </table:table-cell>
          <table:table-cell table:formula="of:=[.A108]+1" office:value-type="float" office:value="107.042" calcext:value-type="float">
            <text:p>107,042</text:p>
          </table:table-cell>
          <table:table-cell table:number-columns-repeated="1021"/>
        </table:table-row>
        <table:table-row table:style-name="ro1">
          <table:table-cell office:value-type="float" office:value="107.042" calcext:value-type="float">
            <text:p>107,042</text:p>
          </table:table-cell>
          <table:table-cell office:value-type="float" office:value="11.7945" calcext:value-type="float">
            <text:p>11,7945</text:p>
          </table:table-cell>
          <table:table-cell table:formula="of:=[.A109]+1" office:value-type="float" office:value="108.042" calcext:value-type="float">
            <text:p>108,042</text:p>
          </table:table-cell>
          <table:table-cell table:number-columns-repeated="1021"/>
        </table:table-row>
        <table:table-row table:style-name="ro1">
          <table:table-cell office:value-type="float" office:value="108.042" calcext:value-type="float">
            <text:p>108,042</text:p>
          </table:table-cell>
          <table:table-cell office:value-type="float" office:value="11.7823" calcext:value-type="float">
            <text:p>11,7823</text:p>
          </table:table-cell>
          <table:table-cell table:formula="of:=[.A110]+1" office:value-type="float" office:value="109.042" calcext:value-type="float">
            <text:p>109,042</text:p>
          </table:table-cell>
          <table:table-cell table:number-columns-repeated="1021"/>
        </table:table-row>
        <table:table-row table:style-name="ro1">
          <table:table-cell office:value-type="float" office:value="109.042" calcext:value-type="float">
            <text:p>109,042</text:p>
          </table:table-cell>
          <table:table-cell office:value-type="float" office:value="11.7268" calcext:value-type="float">
            <text:p>11,7268</text:p>
          </table:table-cell>
          <table:table-cell table:formula="of:=[.A111]+1" office:value-type="float" office:value="110.042" calcext:value-type="float">
            <text:p>110,042</text:p>
          </table:table-cell>
          <table:table-cell table:number-columns-repeated="1021"/>
        </table:table-row>
        <table:table-row table:style-name="ro1">
          <table:table-cell office:value-type="float" office:value="110.042" calcext:value-type="float">
            <text:p>110,042</text:p>
          </table:table-cell>
          <table:table-cell office:value-type="float" office:value="11.6884" calcext:value-type="float">
            <text:p>11,6884</text:p>
          </table:table-cell>
          <table:table-cell table:formula="of:=[.A112]+1" office:value-type="float" office:value="111.042" calcext:value-type="float">
            <text:p>111,042</text:p>
          </table:table-cell>
          <table:table-cell table:number-columns-repeated="1021"/>
        </table:table-row>
        <table:table-row table:style-name="ro1">
          <table:table-cell office:value-type="float" office:value="111.042" calcext:value-type="float">
            <text:p>111,042</text:p>
          </table:table-cell>
          <table:table-cell office:value-type="float" office:value="11.6963" calcext:value-type="float">
            <text:p>11,6963</text:p>
          </table:table-cell>
          <table:table-cell table:formula="of:=[.A113]+1" office:value-type="float" office:value="112.042" calcext:value-type="float">
            <text:p>112,042</text:p>
          </table:table-cell>
          <table:table-cell table:number-columns-repeated="1021"/>
        </table:table-row>
        <table:table-row table:style-name="ro1">
          <table:table-cell office:value-type="float" office:value="112.042" calcext:value-type="float">
            <text:p>112,042</text:p>
          </table:table-cell>
          <table:table-cell office:value-type="float" office:value="11.6336" calcext:value-type="float">
            <text:p>11,6336</text:p>
          </table:table-cell>
          <table:table-cell table:formula="of:=[.A114]+1" office:value-type="float" office:value="113.042" calcext:value-type="float">
            <text:p>113,042</text:p>
          </table:table-cell>
          <table:table-cell table:number-columns-repeated="1021"/>
        </table:table-row>
        <table:table-row table:style-name="ro1">
          <table:table-cell office:value-type="float" office:value="113.042" calcext:value-type="float">
            <text:p>113,042</text:p>
          </table:table-cell>
          <table:table-cell office:value-type="float" office:value="11.5868" calcext:value-type="float">
            <text:p>11,5868</text:p>
          </table:table-cell>
          <table:table-cell table:formula="of:=[.A115]+1" office:value-type="float" office:value="114.042" calcext:value-type="float">
            <text:p>114,042</text:p>
          </table:table-cell>
          <table:table-cell table:number-columns-repeated="1021"/>
        </table:table-row>
        <table:table-row table:style-name="ro1">
          <table:table-cell office:value-type="float" office:value="114.042" calcext:value-type="float">
            <text:p>114,042</text:p>
          </table:table-cell>
          <table:table-cell office:value-type="float" office:value="11.5836" calcext:value-type="float">
            <text:p>11,5836</text:p>
          </table:table-cell>
          <table:table-cell table:formula="of:=[.A116]+1" office:value-type="float" office:value="115.042" calcext:value-type="float">
            <text:p>115,042</text:p>
          </table:table-cell>
          <table:table-cell table:number-columns-repeated="1021"/>
        </table:table-row>
        <table:table-row table:style-name="ro1">
          <table:table-cell office:value-type="float" office:value="115.042" calcext:value-type="float">
            <text:p>115,042</text:p>
          </table:table-cell>
          <table:table-cell office:value-type="float" office:value="11.5582" calcext:value-type="float">
            <text:p>11,5582</text:p>
          </table:table-cell>
          <table:table-cell table:formula="of:=[.A117]+1" office:value-type="float" office:value="116.042" calcext:value-type="float">
            <text:p>116,042</text:p>
          </table:table-cell>
          <table:table-cell table:number-columns-repeated="1021"/>
        </table:table-row>
        <table:table-row table:style-name="ro1">
          <table:table-cell office:value-type="float" office:value="116.042" calcext:value-type="float">
            <text:p>116,042</text:p>
          </table:table-cell>
          <table:table-cell office:value-type="float" office:value="11.5511" calcext:value-type="float">
            <text:p>11,5511</text:p>
          </table:table-cell>
          <table:table-cell table:formula="of:=[.A118]+1" office:value-type="float" office:value="117.042" calcext:value-type="float">
            <text:p>117,042</text:p>
          </table:table-cell>
          <table:table-cell table:number-columns-repeated="1021"/>
        </table:table-row>
        <table:table-row table:style-name="ro1">
          <table:table-cell office:value-type="float" office:value="117.042" calcext:value-type="float">
            <text:p>117,042</text:p>
          </table:table-cell>
          <table:table-cell office:value-type="float" office:value="11.5782" calcext:value-type="float">
            <text:p>11,5782</text:p>
          </table:table-cell>
          <table:table-cell table:formula="of:=[.A119]+1" office:value-type="float" office:value="118.042" calcext:value-type="float">
            <text:p>118,042</text:p>
          </table:table-cell>
          <table:table-cell table:number-columns-repeated="1021"/>
        </table:table-row>
        <table:table-row table:style-name="ro1">
          <table:table-cell office:value-type="float" office:value="118.042" calcext:value-type="float">
            <text:p>118,042</text:p>
          </table:table-cell>
          <table:table-cell office:value-type="float" office:value="11.5678" calcext:value-type="float">
            <text:p>11,5678</text:p>
          </table:table-cell>
          <table:table-cell table:formula="of:=[.A120]+1" office:value-type="float" office:value="119.042" calcext:value-type="float">
            <text:p>119,042</text:p>
          </table:table-cell>
          <table:table-cell table:number-columns-repeated="1021"/>
        </table:table-row>
        <table:table-row table:style-name="ro1">
          <table:table-cell office:value-type="float" office:value="119.042" calcext:value-type="float">
            <text:p>119,042</text:p>
          </table:table-cell>
          <table:table-cell office:value-type="float" office:value="11.5081" calcext:value-type="float">
            <text:p>11,5081</text:p>
          </table:table-cell>
          <table:table-cell table:formula="of:=[.A121]+1" office:value-type="float" office:value="120.042" calcext:value-type="float">
            <text:p>120,042</text:p>
          </table:table-cell>
          <table:table-cell table:number-columns-repeated="1021"/>
        </table:table-row>
        <table:table-row table:style-name="ro1">
          <table:table-cell office:value-type="float" office:value="120.042" calcext:value-type="float">
            <text:p>120,042</text:p>
          </table:table-cell>
          <table:table-cell office:value-type="float" office:value="11.4418" calcext:value-type="float">
            <text:p>11,4418</text:p>
          </table:table-cell>
          <table:table-cell table:formula="of:=[.A122]+1" office:value-type="float" office:value="121.042" calcext:value-type="float">
            <text:p>121,042</text:p>
          </table:table-cell>
          <table:table-cell table:number-columns-repeated="1021"/>
        </table:table-row>
        <table:table-row table:style-name="ro1">
          <table:table-cell office:value-type="float" office:value="121.042" calcext:value-type="float">
            <text:p>121,042</text:p>
          </table:table-cell>
          <table:table-cell office:value-type="float" office:value="11.419" calcext:value-type="float">
            <text:p>11,419</text:p>
          </table:table-cell>
          <table:table-cell table:formula="of:=[.A123]+1" office:value-type="float" office:value="122.042" calcext:value-type="float">
            <text:p>122,042</text:p>
          </table:table-cell>
          <table:table-cell table:number-columns-repeated="1021"/>
        </table:table-row>
        <table:table-row table:style-name="ro1">
          <table:table-cell office:value-type="float" office:value="122.042" calcext:value-type="float">
            <text:p>122,042</text:p>
          </table:table-cell>
          <table:table-cell office:value-type="float" office:value="11.3738" calcext:value-type="float">
            <text:p>11,3738</text:p>
          </table:table-cell>
          <table:table-cell table:number-columns-repeated="1022"/>
        </table:table-row>
        <table:table-row table:style-name="ro1">
          <table:table-cell office:value-type="float" office:value="123.042" calcext:value-type="float">
            <text:p>123,042</text:p>
          </table:table-cell>
          <table:table-cell office:value-type="float" office:value="11.3248" calcext:value-type="float">
            <text:p>11,3248</text:p>
          </table:table-cell>
          <table:table-cell table:number-columns-repeated="1022"/>
        </table:table-row>
        <table:table-row table:style-name="ro1">
          <table:table-cell office:value-type="float" office:value="124.043" calcext:value-type="float">
            <text:p>124,043</text:p>
          </table:table-cell>
          <table:table-cell office:value-type="float" office:value="11.3376" calcext:value-type="float">
            <text:p>11,3376</text:p>
          </table:table-cell>
          <table:table-cell table:number-columns-repeated="1022"/>
        </table:table-row>
        <table:table-row table:style-name="ro1">
          <table:table-cell office:value-type="float" office:value="125.042" calcext:value-type="float">
            <text:p>125,042</text:p>
          </table:table-cell>
          <table:table-cell office:value-type="float" office:value="11.2992" calcext:value-type="float">
            <text:p>11,2992</text:p>
          </table:table-cell>
          <table:table-cell table:number-columns-repeated="1022"/>
        </table:table-row>
        <table:table-row table:style-name="ro1">
          <table:table-cell office:value-type="float" office:value="126.042" calcext:value-type="float">
            <text:p>126,042</text:p>
          </table:table-cell>
          <table:table-cell office:value-type="float" office:value="11.2765" calcext:value-type="float">
            <text:p>11,2765</text:p>
          </table:table-cell>
          <table:table-cell table:number-columns-repeated="1022"/>
        </table:table-row>
        <table:table-row table:style-name="ro1">
          <table:table-cell office:value-type="float" office:value="127.043" calcext:value-type="float">
            <text:p>127,043</text:p>
          </table:table-cell>
          <table:table-cell office:value-type="float" office:value="11.286" calcext:value-type="float">
            <text:p>11,286</text:p>
          </table:table-cell>
          <table:table-cell table:number-columns-repeated="1022"/>
        </table:table-row>
        <table:table-row table:style-name="ro1">
          <table:table-cell office:value-type="float" office:value="128.042" calcext:value-type="float">
            <text:p>128,042</text:p>
          </table:table-cell>
          <table:table-cell office:value-type="float" office:value="11.2568" calcext:value-type="float">
            <text:p>11,2568</text:p>
          </table:table-cell>
          <table:table-cell table:number-columns-repeated="1022"/>
        </table:table-row>
        <table:table-row table:style-name="ro1">
          <table:table-cell office:value-type="float" office:value="129.042" calcext:value-type="float">
            <text:p>129,042</text:p>
          </table:table-cell>
          <table:table-cell office:value-type="float" office:value="11.1754" calcext:value-type="float">
            <text:p>11,1754</text:p>
          </table:table-cell>
          <table:table-cell table:number-columns-repeated="1022"/>
        </table:table-row>
        <table:table-row table:style-name="ro1">
          <table:table-cell office:value-type="float" office:value="130.042" calcext:value-type="float">
            <text:p>130,042</text:p>
          </table:table-cell>
          <table:table-cell office:value-type="float" office:value="11.1336" calcext:value-type="float">
            <text:p>11,1336</text:p>
          </table:table-cell>
          <table:table-cell table:number-columns-repeated="1022"/>
        </table:table-row>
        <table:table-row table:style-name="ro1">
          <table:table-cell office:value-type="float" office:value="131.042" calcext:value-type="float">
            <text:p>131,042</text:p>
          </table:table-cell>
          <table:table-cell office:value-type="float" office:value="11.1155" calcext:value-type="float">
            <text:p>11,1155</text:p>
          </table:table-cell>
          <table:table-cell table:number-columns-repeated="1022"/>
        </table:table-row>
        <table:table-row table:style-name="ro1">
          <table:table-cell office:value-type="float" office:value="132.042" calcext:value-type="float">
            <text:p>132,042</text:p>
          </table:table-cell>
          <table:table-cell office:value-type="float" office:value="11.1477" calcext:value-type="float">
            <text:p>11,1477</text:p>
          </table:table-cell>
          <table:table-cell table:number-columns-repeated="1022"/>
        </table:table-row>
        <table:table-row table:style-name="ro1">
          <table:table-cell office:value-type="float" office:value="133.042" calcext:value-type="float">
            <text:p>133,042</text:p>
          </table:table-cell>
          <table:table-cell office:value-type="float" office:value="11.1657" calcext:value-type="float">
            <text:p>11,1657</text:p>
          </table:table-cell>
          <table:table-cell table:number-columns-repeated="1022"/>
        </table:table-row>
        <table:table-row table:style-name="ro1">
          <table:table-cell office:value-type="float" office:value="134.042" calcext:value-type="float">
            <text:p>134,042</text:p>
          </table:table-cell>
          <table:table-cell office:value-type="float" office:value="11.083" calcext:value-type="float">
            <text:p>11,083</text:p>
          </table:table-cell>
          <table:table-cell table:number-columns-repeated="1022"/>
        </table:table-row>
        <table:table-row table:style-name="ro1">
          <table:table-cell office:value-type="float" office:value="135.043" calcext:value-type="float">
            <text:p>135,043</text:p>
          </table:table-cell>
          <table:table-cell office:value-type="float" office:value="10.9635" calcext:value-type="float">
            <text:p>10,9635</text:p>
          </table:table-cell>
          <table:table-cell table:number-columns-repeated="1022"/>
        </table:table-row>
        <table:table-row table:style-name="ro1">
          <table:table-cell office:value-type="float" office:value="136.043" calcext:value-type="float">
            <text:p>136,043</text:p>
          </table:table-cell>
          <table:table-cell office:value-type="float" office:value="10.9165" calcext:value-type="float">
            <text:p>10,9165</text:p>
          </table:table-cell>
          <table:table-cell table:number-columns-repeated="1022"/>
        </table:table-row>
        <table:table-row table:style-name="ro1">
          <table:table-cell office:value-type="float" office:value="137.042" calcext:value-type="float">
            <text:p>137,042</text:p>
          </table:table-cell>
          <table:table-cell office:value-type="float" office:value="10.8188" calcext:value-type="float">
            <text:p>10,8188</text:p>
          </table:table-cell>
          <table:table-cell table:number-columns-repeated="1022"/>
        </table:table-row>
        <table:table-row table:style-name="ro1">
          <table:table-cell office:value-type="float" office:value="138.042" calcext:value-type="float">
            <text:p>138,042</text:p>
          </table:table-cell>
          <table:table-cell office:value-type="float" office:value="10.8084" calcext:value-type="float">
            <text:p>10,8084</text:p>
          </table:table-cell>
          <table:table-cell table:number-columns-repeated="1022"/>
        </table:table-row>
        <table:table-row table:style-name="ro1">
          <table:table-cell office:value-type="float" office:value="139.043" calcext:value-type="float">
            <text:p>139,043</text:p>
          </table:table-cell>
          <table:table-cell office:value-type="float" office:value="10.7518" calcext:value-type="float">
            <text:p>10,7518</text:p>
          </table:table-cell>
          <table:table-cell table:number-columns-repeated="1022"/>
        </table:table-row>
        <table:table-row table:style-name="ro1">
          <table:table-cell office:value-type="float" office:value="140.042" calcext:value-type="float">
            <text:p>140,042</text:p>
          </table:table-cell>
          <table:table-cell office:value-type="float" office:value="10.7606" calcext:value-type="float">
            <text:p>10,7606</text:p>
          </table:table-cell>
          <table:table-cell table:number-columns-repeated="1022"/>
        </table:table-row>
        <table:table-row table:style-name="ro1">
          <table:table-cell office:value-type="float" office:value="141.042" calcext:value-type="float">
            <text:p>141,042</text:p>
          </table:table-cell>
          <table:table-cell office:value-type="float" office:value="10.7518" calcext:value-type="float">
            <text:p>10,7518</text:p>
          </table:table-cell>
          <table:table-cell table:number-columns-repeated="1022"/>
        </table:table-row>
        <table:table-row table:style-name="ro1">
          <table:table-cell office:value-type="float" office:value="142.043" calcext:value-type="float">
            <text:p>142,043</text:p>
          </table:table-cell>
          <table:table-cell office:value-type="float" office:value="10.7684" calcext:value-type="float">
            <text:p>10,7684</text:p>
          </table:table-cell>
          <table:table-cell table:number-columns-repeated="1022"/>
        </table:table-row>
        <table:table-row table:style-name="ro1">
          <table:table-cell office:value-type="float" office:value="143.042" calcext:value-type="float">
            <text:p>143,042</text:p>
          </table:table-cell>
          <table:table-cell office:value-type="float" office:value="10.8193" calcext:value-type="float">
            <text:p>10,8193</text:p>
          </table:table-cell>
          <table:table-cell table:number-columns-repeated="1022"/>
        </table:table-row>
        <table:table-row table:style-name="ro1">
          <table:table-cell office:value-type="float" office:value="144.042" calcext:value-type="float">
            <text:p>144,042</text:p>
          </table:table-cell>
          <table:table-cell office:value-type="float" office:value="10.7716" calcext:value-type="float">
            <text:p>10,7716</text:p>
          </table:table-cell>
          <table:table-cell table:number-columns-repeated="1022"/>
        </table:table-row>
        <table:table-row table:style-name="ro1">
          <table:table-cell office:value-type="float" office:value="145.042" calcext:value-type="float">
            <text:p>145,042</text:p>
          </table:table-cell>
          <table:table-cell office:value-type="float" office:value="10.6947" calcext:value-type="float">
            <text:p>10,6947</text:p>
          </table:table-cell>
          <table:table-cell table:number-columns-repeated="1022"/>
        </table:table-row>
        <table:table-row table:style-name="ro1">
          <table:table-cell office:value-type="float" office:value="146.043" calcext:value-type="float">
            <text:p>146,043</text:p>
          </table:table-cell>
          <table:table-cell office:value-type="float" office:value="10.6497" calcext:value-type="float">
            <text:p>10,6497</text:p>
          </table:table-cell>
          <table:table-cell table:number-columns-repeated="1022"/>
        </table:table-row>
        <table:table-row table:style-name="ro1">
          <table:table-cell office:value-type="float" office:value="147.042" calcext:value-type="float">
            <text:p>147,042</text:p>
          </table:table-cell>
          <table:table-cell office:value-type="float" office:value="10.6623" calcext:value-type="float">
            <text:p>10,6623</text:p>
          </table:table-cell>
          <table:table-cell table:number-columns-repeated="1022"/>
        </table:table-row>
        <table:table-row table:style-name="ro1">
          <table:table-cell office:value-type="float" office:value="148.043" calcext:value-type="float">
            <text:p>148,043</text:p>
          </table:table-cell>
          <table:table-cell office:value-type="float" office:value="10.6282" calcext:value-type="float">
            <text:p>10,6282</text:p>
          </table:table-cell>
          <table:table-cell table:number-columns-repeated="1022"/>
        </table:table-row>
        <table:table-row table:style-name="ro1">
          <table:table-cell office:value-type="float" office:value="149.041" calcext:value-type="float">
            <text:p>149,041</text:p>
          </table:table-cell>
          <table:table-cell office:value-type="float" office:value="10.5748" calcext:value-type="float">
            <text:p>10,5748</text:p>
          </table:table-cell>
          <table:table-cell table:number-columns-repeated="1022"/>
        </table:table-row>
        <table:table-row table:style-name="ro1">
          <table:table-cell office:value-type="float" office:value="150.041" calcext:value-type="float">
            <text:p>150,041</text:p>
          </table:table-cell>
          <table:table-cell office:value-type="float" office:value="10.5539" calcext:value-type="float">
            <text:p>10,5539</text:p>
          </table:table-cell>
          <table:table-cell table:number-columns-repeated="1022"/>
        </table:table-row>
        <table:table-row table:style-name="ro1">
          <table:table-cell office:value-type="float" office:value="151.041" calcext:value-type="float">
            <text:p>151,041</text:p>
          </table:table-cell>
          <table:table-cell office:value-type="float" office:value="10.6052" calcext:value-type="float">
            <text:p>10,6052</text:p>
          </table:table-cell>
          <table:table-cell table:number-columns-repeated="1022"/>
        </table:table-row>
        <table:table-row table:style-name="ro1">
          <table:table-cell office:value-type="float" office:value="152.041" calcext:value-type="float">
            <text:p>152,041</text:p>
          </table:table-cell>
          <table:table-cell office:value-type="float" office:value="10.5784" calcext:value-type="float">
            <text:p>10,5784</text:p>
          </table:table-cell>
          <table:table-cell table:number-columns-repeated="1022"/>
        </table:table-row>
        <table:table-row table:style-name="ro1">
          <table:table-cell office:value-type="float" office:value="153.041" calcext:value-type="float">
            <text:p>153,041</text:p>
          </table:table-cell>
          <table:table-cell office:value-type="float" office:value="10.5312" calcext:value-type="float">
            <text:p>10,5312</text:p>
          </table:table-cell>
          <table:table-cell table:number-columns-repeated="1022"/>
        </table:table-row>
        <table:table-row table:style-name="ro1">
          <table:table-cell office:value-type="float" office:value="154.041" calcext:value-type="float">
            <text:p>154,041</text:p>
          </table:table-cell>
          <table:table-cell office:value-type="float" office:value="10.5052" calcext:value-type="float">
            <text:p>10,5052</text:p>
          </table:table-cell>
          <table:table-cell table:number-columns-repeated="1022"/>
        </table:table-row>
        <table:table-row table:style-name="ro1">
          <table:table-cell office:value-type="float" office:value="155.041" calcext:value-type="float">
            <text:p>155,041</text:p>
          </table:table-cell>
          <table:table-cell office:value-type="float" office:value="10.3673" calcext:value-type="float">
            <text:p>10,3673</text:p>
          </table:table-cell>
          <table:table-cell table:number-columns-repeated="1022"/>
        </table:table-row>
        <table:table-row table:style-name="ro1">
          <table:table-cell office:value-type="float" office:value="156.041" calcext:value-type="float">
            <text:p>156,041</text:p>
          </table:table-cell>
          <table:table-cell office:value-type="float" office:value="10.3061" calcext:value-type="float">
            <text:p>10,3061</text:p>
          </table:table-cell>
          <table:table-cell table:number-columns-repeated="1022"/>
        </table:table-row>
        <table:table-row table:style-name="ro1">
          <table:table-cell office:value-type="float" office:value="157.041" calcext:value-type="float">
            <text:p>157,041</text:p>
          </table:table-cell>
          <table:table-cell office:value-type="float" office:value="10.2003" calcext:value-type="float">
            <text:p>10,2003</text:p>
          </table:table-cell>
          <table:table-cell table:number-columns-repeated="1022"/>
        </table:table-row>
        <table:table-row table:style-name="ro1">
          <table:table-cell office:value-type="float" office:value="158.041" calcext:value-type="float">
            <text:p>158,041</text:p>
          </table:table-cell>
          <table:table-cell office:value-type="float" office:value="10.1566" calcext:value-type="float">
            <text:p>10,1566</text:p>
          </table:table-cell>
          <table:table-cell table:number-columns-repeated="1022"/>
        </table:table-row>
        <table:table-row table:style-name="ro1">
          <table:table-cell office:value-type="float" office:value="159.041" calcext:value-type="float">
            <text:p>159,041</text:p>
          </table:table-cell>
          <table:table-cell office:value-type="float" office:value="10.1466" calcext:value-type="float">
            <text:p>10,1466</text:p>
          </table:table-cell>
          <table:table-cell table:number-columns-repeated="1022"/>
        </table:table-row>
        <table:table-row table:style-name="ro1">
          <table:table-cell office:value-type="float" office:value="160.041" calcext:value-type="float">
            <text:p>160,041</text:p>
          </table:table-cell>
          <table:table-cell office:value-type="float" office:value="10.1287" calcext:value-type="float">
            <text:p>10,1287</text:p>
          </table:table-cell>
          <table:table-cell table:number-columns-repeated="1022"/>
        </table:table-row>
        <table:table-row table:style-name="ro1">
          <table:table-cell office:value-type="float" office:value="161.041" calcext:value-type="float">
            <text:p>161,041</text:p>
          </table:table-cell>
          <table:table-cell office:value-type="float" office:value="10.115" calcext:value-type="float">
            <text:p>10,115</text:p>
          </table:table-cell>
          <table:table-cell table:number-columns-repeated="1022"/>
        </table:table-row>
        <table:table-row table:style-name="ro1">
          <table:table-cell office:value-type="float" office:value="162.041" calcext:value-type="float">
            <text:p>162,041</text:p>
          </table:table-cell>
          <table:table-cell office:value-type="float" office:value="10.0891" calcext:value-type="float">
            <text:p>10,0891</text:p>
          </table:table-cell>
          <table:table-cell table:number-columns-repeated="1022"/>
        </table:table-row>
        <table:table-row table:style-name="ro1">
          <table:table-cell office:value-type="float" office:value="163.041" calcext:value-type="float">
            <text:p>163,041</text:p>
          </table:table-cell>
          <table:table-cell office:value-type="float" office:value="10.0509" calcext:value-type="float">
            <text:p>10,0509</text:p>
          </table:table-cell>
          <table:table-cell table:number-columns-repeated="1022"/>
        </table:table-row>
        <table:table-row table:style-name="ro1">
          <table:table-cell office:value-type="float" office:value="164.041" calcext:value-type="float">
            <text:p>164,041</text:p>
          </table:table-cell>
          <table:table-cell office:value-type="float" office:value="10.0059" calcext:value-type="float">
            <text:p>10,0059</text:p>
          </table:table-cell>
          <table:table-cell table:number-columns-repeated="1022"/>
        </table:table-row>
        <table:table-row table:style-name="ro1">
          <table:table-cell office:value-type="float" office:value="165.042" calcext:value-type="float">
            <text:p>165,042</text:p>
          </table:table-cell>
          <table:table-cell office:value-type="float" office:value="9.9447" calcext:value-type="float">
            <text:p>9,9447</text:p>
          </table:table-cell>
          <table:table-cell table:number-columns-repeated="1022"/>
        </table:table-row>
        <table:table-row table:style-name="ro1">
          <table:table-cell office:value-type="float" office:value="166.042" calcext:value-type="float">
            <text:p>166,042</text:p>
          </table:table-cell>
          <table:table-cell office:value-type="float" office:value="9.9395" calcext:value-type="float">
            <text:p>9,9395</text:p>
          </table:table-cell>
          <table:table-cell table:number-columns-repeated="1022"/>
        </table:table-row>
        <table:table-row table:style-name="ro1">
          <table:table-cell office:value-type="float" office:value="167.042" calcext:value-type="float">
            <text:p>167,042</text:p>
          </table:table-cell>
          <table:table-cell office:value-type="float" office:value="9.9614" calcext:value-type="float">
            <text:p>9,9614</text:p>
          </table:table-cell>
          <table:table-cell table:number-columns-repeated="1022"/>
        </table:table-row>
        <table:table-row table:style-name="ro1">
          <table:table-cell office:value-type="float" office:value="168.042" calcext:value-type="float">
            <text:p>168,042</text:p>
          </table:table-cell>
          <table:table-cell office:value-type="float" office:value="9.9056" calcext:value-type="float">
            <text:p>9,9056</text:p>
          </table:table-cell>
          <table:table-cell table:number-columns-repeated="1022"/>
        </table:table-row>
        <table:table-row table:style-name="ro1">
          <table:table-cell office:value-type="float" office:value="169.042" calcext:value-type="float">
            <text:p>169,042</text:p>
          </table:table-cell>
          <table:table-cell office:value-type="float" office:value="9.8756" calcext:value-type="float">
            <text:p>9,8756</text:p>
          </table:table-cell>
          <table:table-cell table:number-columns-repeated="1022"/>
        </table:table-row>
        <table:table-row table:style-name="ro1">
          <table:table-cell office:value-type="float" office:value="170.042" calcext:value-type="float">
            <text:p>170,042</text:p>
          </table:table-cell>
          <table:table-cell office:value-type="float" office:value="9.8212" calcext:value-type="float">
            <text:p>9,8212</text:p>
          </table:table-cell>
          <table:table-cell table:number-columns-repeated="1022"/>
        </table:table-row>
        <table:table-row table:style-name="ro1">
          <table:table-cell office:value-type="float" office:value="171.042" calcext:value-type="float">
            <text:p>171,042</text:p>
          </table:table-cell>
          <table:table-cell office:value-type="float" office:value="9.7703" calcext:value-type="float">
            <text:p>9,7703</text:p>
          </table:table-cell>
          <table:table-cell table:number-columns-repeated="1022"/>
        </table:table-row>
        <table:table-row table:style-name="ro1">
          <table:table-cell office:value-type="float" office:value="172.043" calcext:value-type="float">
            <text:p>172,043</text:p>
          </table:table-cell>
          <table:table-cell office:value-type="float" office:value="9.754" calcext:value-type="float">
            <text:p>9,754</text:p>
          </table:table-cell>
          <table:table-cell table:number-columns-repeated="1022"/>
        </table:table-row>
        <table:table-row table:style-name="ro1">
          <table:table-cell office:value-type="float" office:value="173.042" calcext:value-type="float">
            <text:p>173,042</text:p>
          </table:table-cell>
          <table:table-cell office:value-type="float" office:value="9.6626" calcext:value-type="float">
            <text:p>9,6626</text:p>
          </table:table-cell>
          <table:table-cell table:number-columns-repeated="1022"/>
        </table:table-row>
        <table:table-row table:style-name="ro1">
          <table:table-cell office:value-type="float" office:value="174.042" calcext:value-type="float">
            <text:p>174,042</text:p>
          </table:table-cell>
          <table:table-cell office:value-type="float" office:value="9.6402" calcext:value-type="float">
            <text:p>9,6402</text:p>
          </table:table-cell>
          <table:table-cell table:number-columns-repeated="1022"/>
        </table:table-row>
        <table:table-row table:style-name="ro1">
          <table:table-cell office:value-type="float" office:value="175.042" calcext:value-type="float">
            <text:p>175,042</text:p>
          </table:table-cell>
          <table:table-cell office:value-type="float" office:value="9.6328" calcext:value-type="float">
            <text:p>9,6328</text:p>
          </table:table-cell>
          <table:table-cell table:number-columns-repeated="1022"/>
        </table:table-row>
        <table:table-row table:style-name="ro1">
          <table:table-cell office:value-type="float" office:value="176.042" calcext:value-type="float">
            <text:p>176,042</text:p>
          </table:table-cell>
          <table:table-cell office:value-type="float" office:value="9.6129" calcext:value-type="float">
            <text:p>9,6129</text:p>
          </table:table-cell>
          <table:table-cell table:number-columns-repeated="1022"/>
        </table:table-row>
        <table:table-row table:style-name="ro1">
          <table:table-cell office:value-type="float" office:value="177.042" calcext:value-type="float">
            <text:p>177,042</text:p>
          </table:table-cell>
          <table:table-cell office:value-type="float" office:value="9.5883" calcext:value-type="float">
            <text:p>9,5883</text:p>
          </table:table-cell>
          <table:table-cell table:number-columns-repeated="1022"/>
        </table:table-row>
        <table:table-row table:style-name="ro1">
          <table:table-cell office:value-type="float" office:value="178.042" calcext:value-type="float">
            <text:p>178,042</text:p>
          </table:table-cell>
          <table:table-cell office:value-type="float" office:value="9.5733" calcext:value-type="float">
            <text:p>9,5733</text:p>
          </table:table-cell>
          <table:table-cell table:number-columns-repeated="1022"/>
        </table:table-row>
        <table:table-row table:style-name="ro1">
          <table:table-cell office:value-type="float" office:value="179.043" calcext:value-type="float">
            <text:p>179,043</text:p>
          </table:table-cell>
          <table:table-cell office:value-type="float" office:value="9.5814" calcext:value-type="float">
            <text:p>9,5814</text:p>
          </table:table-cell>
          <table:table-cell table:number-columns-repeated="1022"/>
        </table:table-row>
        <table:table-row table:style-name="ro1">
          <table:table-cell office:value-type="float" office:value="180.042" calcext:value-type="float">
            <text:p>180,042</text:p>
          </table:table-cell>
          <table:table-cell office:value-type="float" office:value="9.5834" calcext:value-type="float">
            <text:p>9,5834</text:p>
          </table:table-cell>
          <table:table-cell table:number-columns-repeated="1022"/>
        </table:table-row>
        <table:table-row table:style-name="ro1">
          <table:table-cell office:value-type="float" office:value="181.042" calcext:value-type="float">
            <text:p>181,042</text:p>
          </table:table-cell>
          <table:table-cell office:value-type="float" office:value="9.5393" calcext:value-type="float">
            <text:p>9,5393</text:p>
          </table:table-cell>
          <table:table-cell table:number-columns-repeated="1022"/>
        </table:table-row>
        <table:table-row table:style-name="ro1">
          <table:table-cell office:value-type="float" office:value="182.042" calcext:value-type="float">
            <text:p>182,042</text:p>
          </table:table-cell>
          <table:table-cell office:value-type="float" office:value="9.5064" calcext:value-type="float">
            <text:p>9,5064</text:p>
          </table:table-cell>
          <table:table-cell table:number-columns-repeated="1022"/>
        </table:table-row>
        <table:table-row table:style-name="ro1">
          <table:table-cell office:value-type="float" office:value="183.042" calcext:value-type="float">
            <text:p>183,042</text:p>
          </table:table-cell>
          <table:table-cell office:value-type="float" office:value="9.5165" calcext:value-type="float">
            <text:p>9,5165</text:p>
          </table:table-cell>
          <table:table-cell table:number-columns-repeated="1022"/>
        </table:table-row>
        <table:table-row table:style-name="ro1">
          <table:table-cell office:value-type="float" office:value="184.043" calcext:value-type="float">
            <text:p>184,043</text:p>
          </table:table-cell>
          <table:table-cell office:value-type="float" office:value="9.4628" calcext:value-type="float">
            <text:p>9,4628</text:p>
          </table:table-cell>
          <table:table-cell table:number-columns-repeated="1022"/>
        </table:table-row>
        <table:table-row table:style-name="ro1">
          <table:table-cell office:value-type="float" office:value="185.042" calcext:value-type="float">
            <text:p>185,042</text:p>
          </table:table-cell>
          <table:table-cell office:value-type="float" office:value="9.4404" calcext:value-type="float">
            <text:p>9,4404</text:p>
          </table:table-cell>
          <table:table-cell table:number-columns-repeated="1022"/>
        </table:table-row>
        <table:table-row table:style-name="ro1">
          <table:table-cell office:value-type="float" office:value="186.042" calcext:value-type="float">
            <text:p>186,042</text:p>
          </table:table-cell>
          <table:table-cell office:value-type="float" office:value="9.4071" calcext:value-type="float">
            <text:p>9,4071</text:p>
          </table:table-cell>
          <table:table-cell table:number-columns-repeated="1022"/>
        </table:table-row>
        <table:table-row table:style-name="ro1">
          <table:table-cell office:value-type="float" office:value="187.042" calcext:value-type="float">
            <text:p>187,042</text:p>
          </table:table-cell>
          <table:table-cell office:value-type="float" office:value="9.3687" calcext:value-type="float">
            <text:p>9,3687</text:p>
          </table:table-cell>
          <table:table-cell table:number-columns-repeated="1022"/>
        </table:table-row>
        <table:table-row table:style-name="ro1">
          <table:table-cell office:value-type="float" office:value="188.042" calcext:value-type="float">
            <text:p>188,042</text:p>
          </table:table-cell>
          <table:table-cell office:value-type="float" office:value="9.3583" calcext:value-type="float">
            <text:p>9,3583</text:p>
          </table:table-cell>
          <table:table-cell table:number-columns-repeated="1022"/>
        </table:table-row>
        <table:table-row table:style-name="ro1">
          <table:table-cell office:value-type="float" office:value="189.042" calcext:value-type="float">
            <text:p>189,042</text:p>
          </table:table-cell>
          <table:table-cell office:value-type="float" office:value="9.4278" calcext:value-type="float">
            <text:p>9,4278</text:p>
          </table:table-cell>
          <table:table-cell table:number-columns-repeated="1022"/>
        </table:table-row>
        <table:table-row table:style-name="ro1">
          <table:table-cell office:value-type="float" office:value="190.042" calcext:value-type="float">
            <text:p>190,042</text:p>
          </table:table-cell>
          <table:table-cell office:value-type="float" office:value="9.4086" calcext:value-type="float">
            <text:p>9,4086</text:p>
          </table:table-cell>
          <table:table-cell table:number-columns-repeated="1022"/>
        </table:table-row>
        <table:table-row table:style-name="ro1">
          <table:table-cell office:value-type="float" office:value="191.043" calcext:value-type="float">
            <text:p>191,043</text:p>
          </table:table-cell>
          <table:table-cell office:value-type="float" office:value="9.3376" calcext:value-type="float">
            <text:p>9,3376</text:p>
          </table:table-cell>
          <table:table-cell table:number-columns-repeated="1022"/>
        </table:table-row>
        <table:table-row table:style-name="ro1">
          <table:table-cell office:value-type="float" office:value="192.042" calcext:value-type="float">
            <text:p>192,042</text:p>
          </table:table-cell>
          <table:table-cell office:value-type="float" office:value="9.3331" calcext:value-type="float">
            <text:p>9,3331</text:p>
          </table:table-cell>
          <table:table-cell table:number-columns-repeated="1022"/>
        </table:table-row>
        <table:table-row table:style-name="ro1">
          <table:table-cell office:value-type="float" office:value="193.042" calcext:value-type="float">
            <text:p>193,042</text:p>
          </table:table-cell>
          <table:table-cell office:value-type="float" office:value="9.318" calcext:value-type="float">
            <text:p>9,318</text:p>
          </table:table-cell>
          <table:table-cell table:number-columns-repeated="1022"/>
        </table:table-row>
        <table:table-row table:style-name="ro1">
          <table:table-cell office:value-type="float" office:value="194.042" calcext:value-type="float">
            <text:p>194,042</text:p>
          </table:table-cell>
          <table:table-cell office:value-type="float" office:value="9.2919" calcext:value-type="float">
            <text:p>9,2919</text:p>
          </table:table-cell>
          <table:table-cell table:number-columns-repeated="1022"/>
        </table:table-row>
        <table:table-row table:style-name="ro1">
          <table:table-cell office:value-type="float" office:value="195.042" calcext:value-type="float">
            <text:p>195,042</text:p>
          </table:table-cell>
          <table:table-cell office:value-type="float" office:value="9.2624" calcext:value-type="float">
            <text:p>9,2624</text:p>
          </table:table-cell>
          <table:table-cell table:number-columns-repeated="1022"/>
        </table:table-row>
        <table:table-row table:style-name="ro1">
          <table:table-cell office:value-type="float" office:value="196.042" calcext:value-type="float">
            <text:p>196,042</text:p>
          </table:table-cell>
          <table:table-cell office:value-type="float" office:value="9.2035" calcext:value-type="float">
            <text:p>9,2035</text:p>
          </table:table-cell>
          <table:table-cell table:number-columns-repeated="1022"/>
        </table:table-row>
        <table:table-row table:style-name="ro1">
          <table:table-cell office:value-type="float" office:value="197.042" calcext:value-type="float">
            <text:p>197,042</text:p>
          </table:table-cell>
          <table:table-cell office:value-type="float" office:value="9.1592" calcext:value-type="float">
            <text:p>9,1592</text:p>
          </table:table-cell>
          <table:table-cell table:number-columns-repeated="1022"/>
        </table:table-row>
        <table:table-row table:style-name="ro1">
          <table:table-cell office:value-type="float" office:value="198.042" calcext:value-type="float">
            <text:p>198,042</text:p>
          </table:table-cell>
          <table:table-cell office:value-type="float" office:value="9.1462" calcext:value-type="float">
            <text:p>9,1462</text:p>
          </table:table-cell>
          <table:table-cell table:number-columns-repeated="1022"/>
        </table:table-row>
        <table:table-row table:style-name="ro1">
          <table:table-cell office:value-type="float" office:value="199.042" calcext:value-type="float">
            <text:p>199,042</text:p>
          </table:table-cell>
          <table:table-cell office:value-type="float" office:value="9.0698" calcext:value-type="float">
            <text:p>9,0698</text:p>
          </table:table-cell>
          <table:table-cell table:number-columns-repeated="1022"/>
        </table:table-row>
        <table:table-row table:style-name="ro1">
          <table:table-cell office:value-type="float" office:value="200.042" calcext:value-type="float">
            <text:p>200,042</text:p>
          </table:table-cell>
          <table:table-cell office:value-type="float" office:value="9.0282" calcext:value-type="float">
            <text:p>9,0282</text:p>
          </table:table-cell>
          <table:table-cell table:number-columns-repeated="1022"/>
        </table:table-row>
        <table:table-row table:style-name="ro1">
          <table:table-cell office:value-type="float" office:value="201.042" calcext:value-type="float">
            <text:p>201,042</text:p>
          </table:table-cell>
          <table:table-cell office:value-type="float" office:value="9.065" calcext:value-type="float">
            <text:p>9,065</text:p>
          </table:table-cell>
          <table:table-cell table:number-columns-repeated="1022"/>
        </table:table-row>
        <table:table-row table:style-name="ro1">
          <table:table-cell office:value-type="float" office:value="202.043" calcext:value-type="float">
            <text:p>202,043</text:p>
          </table:table-cell>
          <table:table-cell office:value-type="float" office:value="9.017" calcext:value-type="float">
            <text:p>9,017</text:p>
          </table:table-cell>
          <table:table-cell table:number-columns-repeated="1022"/>
        </table:table-row>
        <table:table-row table:style-name="ro1">
          <table:table-cell office:value-type="float" office:value="203.042" calcext:value-type="float">
            <text:p>203,042</text:p>
          </table:table-cell>
          <table:table-cell office:value-type="float" office:value="8.952" calcext:value-type="float">
            <text:p>8,952</text:p>
          </table:table-cell>
          <table:table-cell table:number-columns-repeated="1022"/>
        </table:table-row>
        <table:table-row table:style-name="ro1">
          <table:table-cell office:value-type="float" office:value="204.042" calcext:value-type="float">
            <text:p>204,042</text:p>
          </table:table-cell>
          <table:table-cell office:value-type="float" office:value="8.9677" calcext:value-type="float">
            <text:p>8,9677</text:p>
          </table:table-cell>
          <table:table-cell table:number-columns-repeated="1022"/>
        </table:table-row>
        <table:table-row table:style-name="ro1">
          <table:table-cell office:value-type="float" office:value="205.042" calcext:value-type="float">
            <text:p>205,042</text:p>
          </table:table-cell>
          <table:table-cell office:value-type="float" office:value="8.9536" calcext:value-type="float">
            <text:p>8,9536</text:p>
          </table:table-cell>
          <table:table-cell table:number-columns-repeated="1022"/>
        </table:table-row>
        <table:table-row table:style-name="ro1">
          <table:table-cell office:value-type="float" office:value="206.043" calcext:value-type="float">
            <text:p>206,043</text:p>
          </table:table-cell>
          <table:table-cell office:value-type="float" office:value="8.9494" calcext:value-type="float">
            <text:p>8,9494</text:p>
          </table:table-cell>
          <table:table-cell table:number-columns-repeated="1022"/>
        </table:table-row>
        <table:table-row table:style-name="ro1">
          <table:table-cell office:value-type="float" office:value="207.042" calcext:value-type="float">
            <text:p>207,042</text:p>
          </table:table-cell>
          <table:table-cell office:value-type="float" office:value="8.9536" calcext:value-type="float">
            <text:p>8,9536</text:p>
          </table:table-cell>
          <table:table-cell table:number-columns-repeated="1022"/>
        </table:table-row>
        <table:table-row table:style-name="ro1">
          <table:table-cell office:value-type="float" office:value="208.042" calcext:value-type="float">
            <text:p>208,042</text:p>
          </table:table-cell>
          <table:table-cell office:value-type="float" office:value="8.9082" calcext:value-type="float">
            <text:p>8,9082</text:p>
          </table:table-cell>
          <table:table-cell table:number-columns-repeated="1022"/>
        </table:table-row>
        <table:table-row table:style-name="ro1">
          <table:table-cell office:value-type="float" office:value="209.042" calcext:value-type="float">
            <text:p>209,042</text:p>
          </table:table-cell>
          <table:table-cell office:value-type="float" office:value="8.9092" calcext:value-type="float">
            <text:p>8,9092</text:p>
          </table:table-cell>
          <table:table-cell table:number-columns-repeated="1022"/>
        </table:table-row>
        <table:table-row table:style-name="ro1">
          <table:table-cell office:value-type="float" office:value="210.042" calcext:value-type="float">
            <text:p>210,042</text:p>
          </table:table-cell>
          <table:table-cell office:value-type="float" office:value="8.8196" calcext:value-type="float">
            <text:p>8,8196</text:p>
          </table:table-cell>
          <table:table-cell table:number-columns-repeated="1022"/>
        </table:table-row>
        <table:table-row table:style-name="ro1">
          <table:table-cell office:value-type="float" office:value="211.042" calcext:value-type="float">
            <text:p>211,042</text:p>
          </table:table-cell>
          <table:table-cell office:value-type="float" office:value="8.7172" calcext:value-type="float">
            <text:p>8,7172</text:p>
          </table:table-cell>
          <table:table-cell table:number-columns-repeated="1022"/>
        </table:table-row>
        <table:table-row table:style-name="ro1">
          <table:table-cell office:value-type="float" office:value="212.043" calcext:value-type="float">
            <text:p>212,043</text:p>
          </table:table-cell>
          <table:table-cell office:value-type="float" office:value="8.7112" calcext:value-type="float">
            <text:p>8,7112</text:p>
          </table:table-cell>
          <table:table-cell table:number-columns-repeated="1022"/>
        </table:table-row>
        <table:table-row table:style-name="ro1">
          <table:table-cell office:value-type="float" office:value="213.042" calcext:value-type="float">
            <text:p>213,042</text:p>
          </table:table-cell>
          <table:table-cell office:value-type="float" office:value="8.7146" calcext:value-type="float">
            <text:p>8,7146</text:p>
          </table:table-cell>
          <table:table-cell table:number-columns-repeated="1022"/>
        </table:table-row>
        <table:table-row table:style-name="ro1">
          <table:table-cell office:value-type="float" office:value="214.042" calcext:value-type="float">
            <text:p>214,042</text:p>
          </table:table-cell>
          <table:table-cell office:value-type="float" office:value="8.7042" calcext:value-type="float">
            <text:p>8,7042</text:p>
          </table:table-cell>
          <table:table-cell table:number-columns-repeated="1022"/>
        </table:table-row>
        <table:table-row table:style-name="ro1">
          <table:table-cell office:value-type="float" office:value="215.042" calcext:value-type="float">
            <text:p>215,042</text:p>
          </table:table-cell>
          <table:table-cell office:value-type="float" office:value="8.7458" calcext:value-type="float">
            <text:p>8,7458</text:p>
          </table:table-cell>
          <table:table-cell table:number-columns-repeated="1022"/>
        </table:table-row>
        <table:table-row table:style-name="ro1">
          <table:table-cell office:value-type="float" office:value="216.043" calcext:value-type="float">
            <text:p>216,043</text:p>
          </table:table-cell>
          <table:table-cell office:value-type="float" office:value="8.709" calcext:value-type="float">
            <text:p>8,709</text:p>
          </table:table-cell>
          <table:table-cell table:number-columns-repeated="1022"/>
        </table:table-row>
        <table:table-row table:style-name="ro1">
          <table:table-cell office:value-type="float" office:value="217.042" calcext:value-type="float">
            <text:p>217,042</text:p>
          </table:table-cell>
          <table:table-cell office:value-type="float" office:value="8.6854" calcext:value-type="float">
            <text:p>8,6854</text:p>
          </table:table-cell>
          <table:table-cell table:number-columns-repeated="1022"/>
        </table:table-row>
        <table:table-row table:style-name="ro1">
          <table:table-cell office:value-type="float" office:value="218.042" calcext:value-type="float">
            <text:p>218,042</text:p>
          </table:table-cell>
          <table:table-cell office:value-type="float" office:value="8.6637" calcext:value-type="float">
            <text:p>8,6637</text:p>
          </table:table-cell>
          <table:table-cell table:number-columns-repeated="1022"/>
        </table:table-row>
        <table:table-row table:style-name="ro1">
          <table:table-cell office:value-type="float" office:value="219.043" calcext:value-type="float">
            <text:p>219,043</text:p>
          </table:table-cell>
          <table:table-cell office:value-type="float" office:value="8.6619" calcext:value-type="float">
            <text:p>8,6619</text:p>
          </table:table-cell>
          <table:table-cell table:number-columns-repeated="1022"/>
        </table:table-row>
        <table:table-row table:style-name="ro1">
          <table:table-cell office:value-type="float" office:value="220.042" calcext:value-type="float">
            <text:p>220,042</text:p>
          </table:table-cell>
          <table:table-cell office:value-type="float" office:value="8.6613" calcext:value-type="float">
            <text:p>8,6613</text:p>
          </table:table-cell>
          <table:table-cell table:number-columns-repeated="1022"/>
        </table:table-row>
        <table:table-row table:style-name="ro1">
          <table:table-cell office:value-type="float" office:value="221.042" calcext:value-type="float">
            <text:p>221,042</text:p>
          </table:table-cell>
          <table:table-cell office:value-type="float" office:value="8.5612" calcext:value-type="float">
            <text:p>8,5612</text:p>
          </table:table-cell>
          <table:table-cell table:number-columns-repeated="1022"/>
        </table:table-row>
        <table:table-row table:style-name="ro1">
          <table:table-cell office:value-type="float" office:value="222.042" calcext:value-type="float">
            <text:p>222,042</text:p>
          </table:table-cell>
          <table:table-cell office:value-type="float" office:value="8.5094" calcext:value-type="float">
            <text:p>8,5094</text:p>
          </table:table-cell>
          <table:table-cell table:number-columns-repeated="1022"/>
        </table:table-row>
        <table:table-row table:style-name="ro1">
          <table:table-cell office:value-type="float" office:value="223.042" calcext:value-type="float">
            <text:p>223,042</text:p>
          </table:table-cell>
          <table:table-cell office:value-type="float" office:value="8.5393" calcext:value-type="float">
            <text:p>8,5393</text:p>
          </table:table-cell>
          <table:table-cell table:number-columns-repeated="1022"/>
        </table:table-row>
        <table:table-row table:style-name="ro1">
          <table:table-cell office:value-type="float" office:value="224.042" calcext:value-type="float">
            <text:p>224,042</text:p>
          </table:table-cell>
          <table:table-cell office:value-type="float" office:value="8.5206" calcext:value-type="float">
            <text:p>8,5206</text:p>
          </table:table-cell>
          <table:table-cell table:number-columns-repeated="1022"/>
        </table:table-row>
        <table:table-row table:style-name="ro1">
          <table:table-cell office:value-type="float" office:value="225.043" calcext:value-type="float">
            <text:p>225,043</text:p>
          </table:table-cell>
          <table:table-cell office:value-type="float" office:value="8.4563" calcext:value-type="float">
            <text:p>8,4563</text:p>
          </table:table-cell>
          <table:table-cell table:number-columns-repeated="1022"/>
        </table:table-row>
        <table:table-row table:style-name="ro1">
          <table:table-cell office:value-type="float" office:value="226.042" calcext:value-type="float">
            <text:p>226,042</text:p>
          </table:table-cell>
          <table:table-cell office:value-type="float" office:value="8.4854" calcext:value-type="float">
            <text:p>8,4854</text:p>
          </table:table-cell>
          <table:table-cell table:number-columns-repeated="1022"/>
        </table:table-row>
        <table:table-row table:style-name="ro1">
          <table:table-cell office:value-type="float" office:value="227.043" calcext:value-type="float">
            <text:p>227,043</text:p>
          </table:table-cell>
          <table:table-cell office:value-type="float" office:value="8.4463" calcext:value-type="float">
            <text:p>8,4463</text:p>
          </table:table-cell>
          <table:table-cell table:number-columns-repeated="1022"/>
        </table:table-row>
        <table:table-row table:style-name="ro1">
          <table:table-cell office:value-type="float" office:value="228.042" calcext:value-type="float">
            <text:p>228,042</text:p>
          </table:table-cell>
          <table:table-cell office:value-type="float" office:value="8.4291" calcext:value-type="float">
            <text:p>8,4291</text:p>
          </table:table-cell>
          <table:table-cell table:number-columns-repeated="1022"/>
        </table:table-row>
        <table:table-row table:style-name="ro1">
          <table:table-cell office:value-type="float" office:value="229.042" calcext:value-type="float">
            <text:p>229,042</text:p>
          </table:table-cell>
          <table:table-cell office:value-type="float" office:value="8.4009" calcext:value-type="float">
            <text:p>8,4009</text:p>
          </table:table-cell>
          <table:table-cell table:number-columns-repeated="1022"/>
        </table:table-row>
        <table:table-row table:style-name="ro1">
          <table:table-cell office:value-type="float" office:value="230.043" calcext:value-type="float">
            <text:p>230,043</text:p>
          </table:table-cell>
          <table:table-cell office:value-type="float" office:value="8.3127" calcext:value-type="float">
            <text:p>8,3127</text:p>
          </table:table-cell>
          <table:table-cell table:number-columns-repeated="1022"/>
        </table:table-row>
        <table:table-row table:style-name="ro1">
          <table:table-cell office:value-type="float" office:value="231.042" calcext:value-type="float">
            <text:p>231,042</text:p>
          </table:table-cell>
          <table:table-cell office:value-type="float" office:value="8.3279" calcext:value-type="float">
            <text:p>8,3279</text:p>
          </table:table-cell>
          <table:table-cell table:number-columns-repeated="1022"/>
        </table:table-row>
        <table:table-row table:style-name="ro1">
          <table:table-cell office:value-type="float" office:value="232.042" calcext:value-type="float">
            <text:p>232,042</text:p>
          </table:table-cell>
          <table:table-cell office:value-type="float" office:value="8.3427" calcext:value-type="float">
            <text:p>8,3427</text:p>
          </table:table-cell>
          <table:table-cell table:number-columns-repeated="1022"/>
        </table:table-row>
        <table:table-row table:style-name="ro1">
          <table:table-cell office:value-type="float" office:value="233.042" calcext:value-type="float">
            <text:p>233,042</text:p>
          </table:table-cell>
          <table:table-cell office:value-type="float" office:value="8.303" calcext:value-type="float">
            <text:p>8,303</text:p>
          </table:table-cell>
          <table:table-cell table:number-columns-repeated="1022"/>
        </table:table-row>
        <table:table-row table:style-name="ro1">
          <table:table-cell office:value-type="float" office:value="234.042" calcext:value-type="float">
            <text:p>234,042</text:p>
          </table:table-cell>
          <table:table-cell office:value-type="float" office:value="8.276" calcext:value-type="float">
            <text:p>8,276</text:p>
          </table:table-cell>
          <table:table-cell table:number-columns-repeated="1022"/>
        </table:table-row>
        <table:table-row table:style-name="ro1">
          <table:table-cell office:value-type="float" office:value="235.042" calcext:value-type="float">
            <text:p>235,042</text:p>
          </table:table-cell>
          <table:table-cell office:value-type="float" office:value="8.2062" calcext:value-type="float">
            <text:p>8,2062</text:p>
          </table:table-cell>
          <table:table-cell table:number-columns-repeated="1022"/>
        </table:table-row>
        <table:table-row table:style-name="ro1">
          <table:table-cell office:value-type="float" office:value="236.042" calcext:value-type="float">
            <text:p>236,042</text:p>
          </table:table-cell>
          <table:table-cell office:value-type="float" office:value="8.1701" calcext:value-type="float">
            <text:p>8,1701</text:p>
          </table:table-cell>
          <table:table-cell table:number-columns-repeated="1022"/>
        </table:table-row>
        <table:table-row table:style-name="ro1">
          <table:table-cell office:value-type="float" office:value="237.042" calcext:value-type="float">
            <text:p>237,042</text:p>
          </table:table-cell>
          <table:table-cell office:value-type="float" office:value="8.1946" calcext:value-type="float">
            <text:p>8,1946</text:p>
          </table:table-cell>
          <table:table-cell table:number-columns-repeated="1022"/>
        </table:table-row>
        <table:table-row table:style-name="ro1">
          <table:table-cell office:value-type="float" office:value="238.042" calcext:value-type="float">
            <text:p>238,042</text:p>
          </table:table-cell>
          <table:table-cell office:value-type="float" office:value="8.1491" calcext:value-type="float">
            <text:p>8,1491</text:p>
          </table:table-cell>
          <table:table-cell table:number-columns-repeated="1022"/>
        </table:table-row>
        <table:table-row table:style-name="ro1">
          <table:table-cell office:value-type="float" office:value="239.043" calcext:value-type="float">
            <text:p>239,043</text:p>
          </table:table-cell>
          <table:table-cell office:value-type="float" office:value="8.1468" calcext:value-type="float">
            <text:p>8,1468</text:p>
          </table:table-cell>
          <table:table-cell table:number-columns-repeated="1022"/>
        </table:table-row>
        <table:table-row table:style-name="ro1">
          <table:table-cell office:value-type="float" office:value="240.042" calcext:value-type="float">
            <text:p>240,042</text:p>
          </table:table-cell>
          <table:table-cell office:value-type="float" office:value="8.1112" calcext:value-type="float">
            <text:p>8,1112</text:p>
          </table:table-cell>
          <table:table-cell table:number-columns-repeated="1022"/>
        </table:table-row>
        <table:table-row table:style-name="ro1">
          <table:table-cell office:value-type="float" office:value="241.043" calcext:value-type="float">
            <text:p>241,043</text:p>
          </table:table-cell>
          <table:table-cell office:value-type="float" office:value="8.049" calcext:value-type="float">
            <text:p>8,049</text:p>
          </table:table-cell>
          <table:table-cell table:number-columns-repeated="1022"/>
        </table:table-row>
        <table:table-row table:style-name="ro1">
          <table:table-cell office:value-type="float" office:value="242.042" calcext:value-type="float">
            <text:p>242,042</text:p>
          </table:table-cell>
          <table:table-cell office:value-type="float" office:value="8.1661" calcext:value-type="float">
            <text:p>8,1661</text:p>
          </table:table-cell>
          <table:table-cell table:number-columns-repeated="1022"/>
        </table:table-row>
        <table:table-row table:style-name="ro1">
          <table:table-cell office:value-type="float" office:value="243.043" calcext:value-type="float">
            <text:p>243,043</text:p>
          </table:table-cell>
          <table:table-cell office:value-type="float" office:value="8.0757" calcext:value-type="float">
            <text:p>8,0757</text:p>
          </table:table-cell>
          <table:table-cell table:number-columns-repeated="1022"/>
        </table:table-row>
        <table:table-row table:style-name="ro1">
          <table:table-cell office:value-type="float" office:value="244.042" calcext:value-type="float">
            <text:p>244,042</text:p>
          </table:table-cell>
          <table:table-cell office:value-type="float" office:value="8.0218" calcext:value-type="float">
            <text:p>8,0218</text:p>
          </table:table-cell>
          <table:table-cell table:number-columns-repeated="1022"/>
        </table:table-row>
        <table:table-row table:style-name="ro1">
          <table:table-cell office:value-type="float" office:value="245.043" calcext:value-type="float">
            <text:p>245,043</text:p>
          </table:table-cell>
          <table:table-cell office:value-type="float" office:value="7.9213" calcext:value-type="float">
            <text:p>7,9213</text:p>
          </table:table-cell>
          <table:table-cell table:number-columns-repeated="1022"/>
        </table:table-row>
        <table:table-row table:style-name="ro1" table:number-rows-repeated="104832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190424_1556114851746_83.5" table:style-name="ta1">
        <table:shapes>
          <draw:frame draw:z-index="0" draw:style-name="gr1" draw:text-style-name="P1" svg:width="27.453cm" svg:height="17.728cm" svg:x="4.942cm" svg:y="0.452cm">
            <draw:object draw:notify-on-update-of-ranges="'20190424_1556114851746_83.5'.A2:'20190424_1556114851746_83.5'.A546 '20190424_1556114851746_83.5'.B1:'20190424_1556114851746_83.5'.B1 '20190424_1556114851746_83.5'.B2:'20190424_1556114851746_83.5'.B54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t (с)</text:p>
          </table:table-cell>
          <table:table-cell office:value-type="string" calcext:value-type="string">
            <text:p>V (мВ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.6568" calcext:value-type="float">
            <text:p>13,6568</text:p>
          </table:table-cell>
        </table:table-row>
        <table:table-row table:style-name="ro1">
          <table:table-cell office:value-type="float" office:value="0.966" calcext:value-type="float">
            <text:p>0,966</text:p>
          </table:table-cell>
          <table:table-cell office:value-type="float" office:value="13.6543" calcext:value-type="float">
            <text:p>13,6543</text:p>
          </table:table-cell>
        </table:table-row>
        <table:table-row table:style-name="ro1">
          <table:table-cell office:value-type="float" office:value="1.901" calcext:value-type="float">
            <text:p>1,901</text:p>
          </table:table-cell>
          <table:table-cell office:value-type="float" office:value="13.6173" calcext:value-type="float">
            <text:p>13,6173</text:p>
          </table:table-cell>
        </table:table-row>
        <table:table-row table:style-name="ro1">
          <table:table-cell office:value-type="float" office:value="2.867" calcext:value-type="float">
            <text:p>2,867</text:p>
          </table:table-cell>
          <table:table-cell office:value-type="float" office:value="13.6301" calcext:value-type="float">
            <text:p>13,6301</text:p>
          </table:table-cell>
        </table:table-row>
        <table:table-row table:style-name="ro1">
          <table:table-cell office:value-type="float" office:value="3.856" calcext:value-type="float">
            <text:p>3,856</text:p>
          </table:table-cell>
          <table:table-cell office:value-type="float" office:value="13.626" calcext:value-type="float">
            <text:p>13,626</text:p>
          </table:table-cell>
        </table:table-row>
        <table:table-row table:style-name="ro1">
          <table:table-cell office:value-type="float" office:value="4.857" calcext:value-type="float">
            <text:p>4,857</text:p>
          </table:table-cell>
          <table:table-cell office:value-type="float" office:value="13.5849" calcext:value-type="float">
            <text:p>13,5849</text:p>
          </table:table-cell>
        </table:table-row>
        <table:table-row table:style-name="ro1">
          <table:table-cell office:value-type="float" office:value="5.856" calcext:value-type="float">
            <text:p>5,856</text:p>
          </table:table-cell>
          <table:table-cell office:value-type="float" office:value="13.5563" calcext:value-type="float">
            <text:p>13,5563</text:p>
          </table:table-cell>
        </table:table-row>
        <table:table-row table:style-name="ro1">
          <table:table-cell office:value-type="float" office:value="6.856" calcext:value-type="float">
            <text:p>6,856</text:p>
          </table:table-cell>
          <table:table-cell office:value-type="float" office:value="13.5161" calcext:value-type="float">
            <text:p>13,5161</text:p>
          </table:table-cell>
        </table:table-row>
        <table:table-row table:style-name="ro1">
          <table:table-cell office:value-type="float" office:value="7.856" calcext:value-type="float">
            <text:p>7,856</text:p>
          </table:table-cell>
          <table:table-cell office:value-type="float" office:value="13.5326" calcext:value-type="float">
            <text:p>13,5326</text:p>
          </table:table-cell>
        </table:table-row>
        <table:table-row table:style-name="ro1">
          <table:table-cell office:value-type="float" office:value="8.856" calcext:value-type="float">
            <text:p>8,856</text:p>
          </table:table-cell>
          <table:table-cell office:value-type="float" office:value="13.4949" calcext:value-type="float">
            <text:p>13,4949</text:p>
          </table:table-cell>
        </table:table-row>
        <table:table-row table:style-name="ro1">
          <table:table-cell office:value-type="float" office:value="9.856" calcext:value-type="float">
            <text:p>9,856</text:p>
          </table:table-cell>
          <table:table-cell office:value-type="float" office:value="13.4994" calcext:value-type="float">
            <text:p>13,4994</text:p>
          </table:table-cell>
        </table:table-row>
        <table:table-row table:style-name="ro1">
          <table:table-cell office:value-type="float" office:value="10.856" calcext:value-type="float">
            <text:p>10,856</text:p>
          </table:table-cell>
          <table:table-cell office:value-type="float" office:value="13.537" calcext:value-type="float">
            <text:p>13,537</text:p>
          </table:table-cell>
        </table:table-row>
        <table:table-row table:style-name="ro1">
          <table:table-cell office:value-type="float" office:value="11.856" calcext:value-type="float">
            <text:p>11,856</text:p>
          </table:table-cell>
          <table:table-cell office:value-type="float" office:value="13.5527" calcext:value-type="float">
            <text:p>13,5527</text:p>
          </table:table-cell>
        </table:table-row>
        <table:table-row table:style-name="ro1">
          <table:table-cell office:value-type="float" office:value="12.856" calcext:value-type="float">
            <text:p>12,856</text:p>
          </table:table-cell>
          <table:table-cell office:value-type="float" office:value="13.5444" calcext:value-type="float">
            <text:p>13,5444</text:p>
          </table:table-cell>
        </table:table-row>
        <table:table-row table:style-name="ro1">
          <table:table-cell office:value-type="float" office:value="13.857" calcext:value-type="float">
            <text:p>13,857</text:p>
          </table:table-cell>
          <table:table-cell office:value-type="float" office:value="13.5102" calcext:value-type="float">
            <text:p>13,5102</text:p>
          </table:table-cell>
        </table:table-row>
        <table:table-row table:style-name="ro1">
          <table:table-cell office:value-type="float" office:value="14.856" calcext:value-type="float">
            <text:p>14,856</text:p>
          </table:table-cell>
          <table:table-cell office:value-type="float" office:value="13.5159" calcext:value-type="float">
            <text:p>13,5159</text:p>
          </table:table-cell>
        </table:table-row>
        <table:table-row table:style-name="ro1">
          <table:table-cell office:value-type="float" office:value="15.857" calcext:value-type="float">
            <text:p>15,857</text:p>
          </table:table-cell>
          <table:table-cell office:value-type="float" office:value="13.4944" calcext:value-type="float">
            <text:p>13,4944</text:p>
          </table:table-cell>
        </table:table-row>
        <table:table-row table:style-name="ro1">
          <table:table-cell office:value-type="float" office:value="16.856" calcext:value-type="float">
            <text:p>16,856</text:p>
          </table:table-cell>
          <table:table-cell office:value-type="float" office:value="13.4411" calcext:value-type="float">
            <text:p>13,4411</text:p>
          </table:table-cell>
        </table:table-row>
        <table:table-row table:style-name="ro1">
          <table:table-cell office:value-type="float" office:value="17.856" calcext:value-type="float">
            <text:p>17,856</text:p>
          </table:table-cell>
          <table:table-cell office:value-type="float" office:value="13.3617" calcext:value-type="float">
            <text:p>13,3617</text:p>
          </table:table-cell>
        </table:table-row>
        <table:table-row table:style-name="ro1">
          <table:table-cell office:value-type="float" office:value="18.856" calcext:value-type="float">
            <text:p>18,856</text:p>
          </table:table-cell>
          <table:table-cell office:value-type="float" office:value="13.3855" calcext:value-type="float">
            <text:p>13,3855</text:p>
          </table:table-cell>
        </table:table-row>
        <table:table-row table:style-name="ro1">
          <table:table-cell office:value-type="float" office:value="19.856" calcext:value-type="float">
            <text:p>19,856</text:p>
          </table:table-cell>
          <table:table-cell office:value-type="float" office:value="13.3653" calcext:value-type="float">
            <text:p>13,3653</text:p>
          </table:table-cell>
        </table:table-row>
        <table:table-row table:style-name="ro1">
          <table:table-cell office:value-type="float" office:value="20.856" calcext:value-type="float">
            <text:p>20,856</text:p>
          </table:table-cell>
          <table:table-cell office:value-type="float" office:value="13.3126" calcext:value-type="float">
            <text:p>13,3126</text:p>
          </table:table-cell>
        </table:table-row>
        <table:table-row table:style-name="ro1">
          <table:table-cell office:value-type="float" office:value="21.856" calcext:value-type="float">
            <text:p>21,856</text:p>
          </table:table-cell>
          <table:table-cell office:value-type="float" office:value="13.2752" calcext:value-type="float">
            <text:p>13,2752</text:p>
          </table:table-cell>
        </table:table-row>
        <table:table-row table:style-name="ro1">
          <table:table-cell office:value-type="float" office:value="22.856" calcext:value-type="float">
            <text:p>22,856</text:p>
          </table:table-cell>
          <table:table-cell office:value-type="float" office:value="13.3091" calcext:value-type="float">
            <text:p>13,3091</text:p>
          </table:table-cell>
        </table:table-row>
        <table:table-row table:style-name="ro1">
          <table:table-cell office:value-type="float" office:value="23.856" calcext:value-type="float">
            <text:p>23,856</text:p>
          </table:table-cell>
          <table:table-cell office:value-type="float" office:value="13.3308" calcext:value-type="float">
            <text:p>13,3308</text:p>
          </table:table-cell>
        </table:table-row>
        <table:table-row table:style-name="ro1">
          <table:table-cell office:value-type="float" office:value="24.856" calcext:value-type="float">
            <text:p>24,856</text:p>
          </table:table-cell>
          <table:table-cell office:value-type="float" office:value="13.3492" calcext:value-type="float">
            <text:p>13,3492</text:p>
          </table:table-cell>
        </table:table-row>
        <table:table-row table:style-name="ro1">
          <table:table-cell office:value-type="float" office:value="25.857" calcext:value-type="float">
            <text:p>25,857</text:p>
          </table:table-cell>
          <table:table-cell office:value-type="float" office:value="13.2808" calcext:value-type="float">
            <text:p>13,2808</text:p>
          </table:table-cell>
        </table:table-row>
        <table:table-row table:style-name="ro1">
          <table:table-cell office:value-type="float" office:value="26.857" calcext:value-type="float">
            <text:p>26,857</text:p>
          </table:table-cell>
          <table:table-cell office:value-type="float" office:value="13.2711" calcext:value-type="float">
            <text:p>13,2711</text:p>
          </table:table-cell>
        </table:table-row>
        <table:table-row table:style-name="ro1">
          <table:table-cell office:value-type="float" office:value="27.857" calcext:value-type="float">
            <text:p>27,857</text:p>
          </table:table-cell>
          <table:table-cell office:value-type="float" office:value="13.1899" calcext:value-type="float">
            <text:p>13,1899</text:p>
          </table:table-cell>
        </table:table-row>
        <table:table-row table:style-name="ro1">
          <table:table-cell office:value-type="float" office:value="28.857" calcext:value-type="float">
            <text:p>28,857</text:p>
          </table:table-cell>
          <table:table-cell office:value-type="float" office:value="13.1532" calcext:value-type="float">
            <text:p>13,1532</text:p>
          </table:table-cell>
        </table:table-row>
        <table:table-row table:style-name="ro1">
          <table:table-cell office:value-type="float" office:value="29.856" calcext:value-type="float">
            <text:p>29,856</text:p>
          </table:table-cell>
          <table:table-cell office:value-type="float" office:value="13.1457" calcext:value-type="float">
            <text:p>13,1457</text:p>
          </table:table-cell>
        </table:table-row>
        <table:table-row table:style-name="ro1">
          <table:table-cell office:value-type="float" office:value="30.856" calcext:value-type="float">
            <text:p>30,856</text:p>
          </table:table-cell>
          <table:table-cell office:value-type="float" office:value="13.1362" calcext:value-type="float">
            <text:p>13,1362</text:p>
          </table:table-cell>
        </table:table-row>
        <table:table-row table:style-name="ro1">
          <table:table-cell office:value-type="float" office:value="31.856" calcext:value-type="float">
            <text:p>31,856</text:p>
          </table:table-cell>
          <table:table-cell office:value-type="float" office:value="13.1546" calcext:value-type="float">
            <text:p>13,1546</text:p>
          </table:table-cell>
        </table:table-row>
        <table:table-row table:style-name="ro1">
          <table:table-cell office:value-type="float" office:value="32.856" calcext:value-type="float">
            <text:p>32,856</text:p>
          </table:table-cell>
          <table:table-cell office:value-type="float" office:value="13.1271" calcext:value-type="float">
            <text:p>13,1271</text:p>
          </table:table-cell>
        </table:table-row>
        <table:table-row table:style-name="ro1">
          <table:table-cell office:value-type="float" office:value="33.856" calcext:value-type="float">
            <text:p>33,856</text:p>
          </table:table-cell>
          <table:table-cell office:value-type="float" office:value="13.0421" calcext:value-type="float">
            <text:p>13,0421</text:p>
          </table:table-cell>
        </table:table-row>
        <table:table-row table:style-name="ro1">
          <table:table-cell office:value-type="float" office:value="34.856" calcext:value-type="float">
            <text:p>34,856</text:p>
          </table:table-cell>
          <table:table-cell office:value-type="float" office:value="12.9986" calcext:value-type="float">
            <text:p>12,9986</text:p>
          </table:table-cell>
        </table:table-row>
        <table:table-row table:style-name="ro1">
          <table:table-cell office:value-type="float" office:value="35.856" calcext:value-type="float">
            <text:p>35,856</text:p>
          </table:table-cell>
          <table:table-cell office:value-type="float" office:value="13.0011" calcext:value-type="float">
            <text:p>13,0011</text:p>
          </table:table-cell>
        </table:table-row>
        <table:table-row table:style-name="ro1">
          <table:table-cell office:value-type="float" office:value="36.856" calcext:value-type="float">
            <text:p>36,856</text:p>
          </table:table-cell>
          <table:table-cell office:value-type="float" office:value="12.9715" calcext:value-type="float">
            <text:p>12,9715</text:p>
          </table:table-cell>
        </table:table-row>
        <table:table-row table:style-name="ro1">
          <table:table-cell office:value-type="float" office:value="37.856" calcext:value-type="float">
            <text:p>37,856</text:p>
          </table:table-cell>
          <table:table-cell office:value-type="float" office:value="12.9648" calcext:value-type="float">
            <text:p>12,9648</text:p>
          </table:table-cell>
        </table:table-row>
        <table:table-row table:style-name="ro1">
          <table:table-cell office:value-type="float" office:value="38.856" calcext:value-type="float">
            <text:p>38,856</text:p>
          </table:table-cell>
          <table:table-cell office:value-type="float" office:value="12.9594" calcext:value-type="float">
            <text:p>12,9594</text:p>
          </table:table-cell>
        </table:table-row>
        <table:table-row table:style-name="ro1">
          <table:table-cell office:value-type="float" office:value="39.856" calcext:value-type="float">
            <text:p>39,856</text:p>
          </table:table-cell>
          <table:table-cell office:value-type="float" office:value="12.9523" calcext:value-type="float">
            <text:p>12,9523</text:p>
          </table:table-cell>
        </table:table-row>
        <table:table-row table:style-name="ro1">
          <table:table-cell office:value-type="float" office:value="40.856" calcext:value-type="float">
            <text:p>40,856</text:p>
          </table:table-cell>
          <table:table-cell office:value-type="float" office:value="12.9575" calcext:value-type="float">
            <text:p>12,9575</text:p>
          </table:table-cell>
        </table:table-row>
        <table:table-row table:style-name="ro1">
          <table:table-cell office:value-type="float" office:value="41.856" calcext:value-type="float">
            <text:p>41,856</text:p>
          </table:table-cell>
          <table:table-cell office:value-type="float" office:value="12.9295" calcext:value-type="float">
            <text:p>12,9295</text:p>
          </table:table-cell>
        </table:table-row>
        <table:table-row table:style-name="ro1">
          <table:table-cell office:value-type="float" office:value="42.856" calcext:value-type="float">
            <text:p>42,856</text:p>
          </table:table-cell>
          <table:table-cell office:value-type="float" office:value="12.9691" calcext:value-type="float">
            <text:p>12,9691</text:p>
          </table:table-cell>
        </table:table-row>
        <table:table-row table:style-name="ro1">
          <table:table-cell office:value-type="float" office:value="43.857" calcext:value-type="float">
            <text:p>43,857</text:p>
          </table:table-cell>
          <table:table-cell office:value-type="float" office:value="12.9295" calcext:value-type="float">
            <text:p>12,9295</text:p>
          </table:table-cell>
        </table:table-row>
        <table:table-row table:style-name="ro1">
          <table:table-cell office:value-type="float" office:value="44.857" calcext:value-type="float">
            <text:p>44,857</text:p>
          </table:table-cell>
          <table:table-cell office:value-type="float" office:value="12.9372" calcext:value-type="float">
            <text:p>12,9372</text:p>
          </table:table-cell>
        </table:table-row>
        <table:table-row table:style-name="ro1">
          <table:table-cell office:value-type="float" office:value="45.857" calcext:value-type="float">
            <text:p>45,857</text:p>
          </table:table-cell>
          <table:table-cell office:value-type="float" office:value="12.9181" calcext:value-type="float">
            <text:p>12,9181</text:p>
          </table:table-cell>
        </table:table-row>
        <table:table-row table:style-name="ro1">
          <table:table-cell office:value-type="float" office:value="46.857" calcext:value-type="float">
            <text:p>46,857</text:p>
          </table:table-cell>
          <table:table-cell office:value-type="float" office:value="12.8541" calcext:value-type="float">
            <text:p>12,8541</text:p>
          </table:table-cell>
        </table:table-row>
        <table:table-row table:style-name="ro1">
          <table:table-cell office:value-type="float" office:value="47.857" calcext:value-type="float">
            <text:p>47,857</text:p>
          </table:table-cell>
          <table:table-cell office:value-type="float" office:value="12.7952" calcext:value-type="float">
            <text:p>12,7952</text:p>
          </table:table-cell>
        </table:table-row>
        <table:table-row table:style-name="ro1">
          <table:table-cell office:value-type="float" office:value="48.857" calcext:value-type="float">
            <text:p>48,857</text:p>
          </table:table-cell>
          <table:table-cell office:value-type="float" office:value="12.7499" calcext:value-type="float">
            <text:p>12,7499</text:p>
          </table:table-cell>
        </table:table-row>
        <table:table-row table:style-name="ro1">
          <table:table-cell office:value-type="float" office:value="49.856" calcext:value-type="float">
            <text:p>49,856</text:p>
          </table:table-cell>
          <table:table-cell office:value-type="float" office:value="12.7678" calcext:value-type="float">
            <text:p>12,7678</text:p>
          </table:table-cell>
        </table:table-row>
        <table:table-row table:style-name="ro1">
          <table:table-cell office:value-type="float" office:value="50.857" calcext:value-type="float">
            <text:p>50,857</text:p>
          </table:table-cell>
          <table:table-cell office:value-type="float" office:value="12.7671" calcext:value-type="float">
            <text:p>12,7671</text:p>
          </table:table-cell>
        </table:table-row>
        <table:table-row table:style-name="ro1">
          <table:table-cell office:value-type="float" office:value="51.856" calcext:value-type="float">
            <text:p>51,856</text:p>
          </table:table-cell>
          <table:table-cell office:value-type="float" office:value="12.7768" calcext:value-type="float">
            <text:p>12,7768</text:p>
          </table:table-cell>
        </table:table-row>
        <table:table-row table:style-name="ro1">
          <table:table-cell office:value-type="float" office:value="52.856" calcext:value-type="float">
            <text:p>52,856</text:p>
          </table:table-cell>
          <table:table-cell office:value-type="float" office:value="12.7973" calcext:value-type="float">
            <text:p>12,7973</text:p>
          </table:table-cell>
        </table:table-row>
        <table:table-row table:style-name="ro1">
          <table:table-cell office:value-type="float" office:value="53.856" calcext:value-type="float">
            <text:p>53,856</text:p>
          </table:table-cell>
          <table:table-cell office:value-type="float" office:value="12.8117" calcext:value-type="float">
            <text:p>12,8117</text:p>
          </table:table-cell>
        </table:table-row>
        <table:table-row table:style-name="ro1">
          <table:table-cell office:value-type="float" office:value="54.856" calcext:value-type="float">
            <text:p>54,856</text:p>
          </table:table-cell>
          <table:table-cell office:value-type="float" office:value="12.7524" calcext:value-type="float">
            <text:p>12,7524</text:p>
          </table:table-cell>
        </table:table-row>
        <table:table-row table:style-name="ro1">
          <table:table-cell office:value-type="float" office:value="55.856" calcext:value-type="float">
            <text:p>55,856</text:p>
          </table:table-cell>
          <table:table-cell office:value-type="float" office:value="12.702" calcext:value-type="float">
            <text:p>12,702</text:p>
          </table:table-cell>
        </table:table-row>
        <table:table-row table:style-name="ro1">
          <table:table-cell office:value-type="float" office:value="56.856" calcext:value-type="float">
            <text:p>56,856</text:p>
          </table:table-cell>
          <table:table-cell office:value-type="float" office:value="12.6871" calcext:value-type="float">
            <text:p>12,6871</text:p>
          </table:table-cell>
        </table:table-row>
        <table:table-row table:style-name="ro1">
          <table:table-cell office:value-type="float" office:value="57.856" calcext:value-type="float">
            <text:p>57,856</text:p>
          </table:table-cell>
          <table:table-cell office:value-type="float" office:value="12.6881" calcext:value-type="float">
            <text:p>12,6881</text:p>
          </table:table-cell>
        </table:table-row>
        <table:table-row table:style-name="ro1">
          <table:table-cell office:value-type="float" office:value="58.857" calcext:value-type="float">
            <text:p>58,857</text:p>
          </table:table-cell>
          <table:table-cell office:value-type="float" office:value="12.7076" calcext:value-type="float">
            <text:p>12,7076</text:p>
          </table:table-cell>
        </table:table-row>
        <table:table-row table:style-name="ro1">
          <table:table-cell office:value-type="float" office:value="59.856" calcext:value-type="float">
            <text:p>59,856</text:p>
          </table:table-cell>
          <table:table-cell office:value-type="float" office:value="12.6912" calcext:value-type="float">
            <text:p>12,6912</text:p>
          </table:table-cell>
        </table:table-row>
        <table:table-row table:style-name="ro1">
          <table:table-cell office:value-type="float" office:value="60.856" calcext:value-type="float">
            <text:p>60,856</text:p>
          </table:table-cell>
          <table:table-cell office:value-type="float" office:value="12.6624" calcext:value-type="float">
            <text:p>12,6624</text:p>
          </table:table-cell>
        </table:table-row>
        <table:table-row table:style-name="ro1">
          <table:table-cell office:value-type="float" office:value="61.856" calcext:value-type="float">
            <text:p>61,856</text:p>
          </table:table-cell>
          <table:table-cell office:value-type="float" office:value="12.6416" calcext:value-type="float">
            <text:p>12,6416</text:p>
          </table:table-cell>
        </table:table-row>
        <table:table-row table:style-name="ro1">
          <table:table-cell office:value-type="float" office:value="62.856" calcext:value-type="float">
            <text:p>62,856</text:p>
          </table:table-cell>
          <table:table-cell office:value-type="float" office:value="12.6287" calcext:value-type="float">
            <text:p>12,6287</text:p>
          </table:table-cell>
        </table:table-row>
        <table:table-row table:style-name="ro1">
          <table:table-cell office:value-type="float" office:value="63.856" calcext:value-type="float">
            <text:p>63,856</text:p>
          </table:table-cell>
          <table:table-cell office:value-type="float" office:value="12.5964" calcext:value-type="float">
            <text:p>12,5964</text:p>
          </table:table-cell>
        </table:table-row>
        <table:table-row table:style-name="ro1">
          <table:table-cell office:value-type="float" office:value="64.857" calcext:value-type="float">
            <text:p>64,857</text:p>
          </table:table-cell>
          <table:table-cell office:value-type="float" office:value="12.5522" calcext:value-type="float">
            <text:p>12,5522</text:p>
          </table:table-cell>
        </table:table-row>
        <table:table-row table:style-name="ro1">
          <table:table-cell office:value-type="float" office:value="65.857" calcext:value-type="float">
            <text:p>65,857</text:p>
          </table:table-cell>
          <table:table-cell office:value-type="float" office:value="12.5121" calcext:value-type="float">
            <text:p>12,5121</text:p>
          </table:table-cell>
        </table:table-row>
        <table:table-row table:style-name="ro1">
          <table:table-cell office:value-type="float" office:value="66.856" calcext:value-type="float">
            <text:p>66,856</text:p>
          </table:table-cell>
          <table:table-cell office:value-type="float" office:value="12.4737" calcext:value-type="float">
            <text:p>12,4737</text:p>
          </table:table-cell>
        </table:table-row>
        <table:table-row table:style-name="ro1">
          <table:table-cell office:value-type="float" office:value="67.856" calcext:value-type="float">
            <text:p>67,856</text:p>
          </table:table-cell>
          <table:table-cell office:value-type="float" office:value="12.4614" calcext:value-type="float">
            <text:p>12,4614</text:p>
          </table:table-cell>
        </table:table-row>
        <table:table-row table:style-name="ro1">
          <table:table-cell office:value-type="float" office:value="68.856" calcext:value-type="float">
            <text:p>68,856</text:p>
          </table:table-cell>
          <table:table-cell office:value-type="float" office:value="12.4843" calcext:value-type="float">
            <text:p>12,4843</text:p>
          </table:table-cell>
        </table:table-row>
        <table:table-row table:style-name="ro1">
          <table:table-cell office:value-type="float" office:value="69.856" calcext:value-type="float">
            <text:p>69,856</text:p>
          </table:table-cell>
          <table:table-cell office:value-type="float" office:value="12.4681" calcext:value-type="float">
            <text:p>12,4681</text:p>
          </table:table-cell>
        </table:table-row>
        <table:table-row table:style-name="ro1">
          <table:table-cell office:value-type="float" office:value="70.856" calcext:value-type="float">
            <text:p>70,856</text:p>
          </table:table-cell>
          <table:table-cell office:value-type="float" office:value="12.4797" calcext:value-type="float">
            <text:p>12,4797</text:p>
          </table:table-cell>
        </table:table-row>
        <table:table-row table:style-name="ro1">
          <table:table-cell office:value-type="float" office:value="71.856" calcext:value-type="float">
            <text:p>71,856</text:p>
          </table:table-cell>
          <table:table-cell office:value-type="float" office:value="12.4637" calcext:value-type="float">
            <text:p>12,4637</text:p>
          </table:table-cell>
        </table:table-row>
        <table:table-row table:style-name="ro1">
          <table:table-cell office:value-type="float" office:value="72.856" calcext:value-type="float">
            <text:p>72,856</text:p>
          </table:table-cell>
          <table:table-cell office:value-type="float" office:value="12.4639" calcext:value-type="float">
            <text:p>12,4639</text:p>
          </table:table-cell>
        </table:table-row>
        <table:table-row table:style-name="ro1">
          <table:table-cell office:value-type="float" office:value="73.856" calcext:value-type="float">
            <text:p>73,856</text:p>
          </table:table-cell>
          <table:table-cell office:value-type="float" office:value="12.4447" calcext:value-type="float">
            <text:p>12,4447</text:p>
          </table:table-cell>
        </table:table-row>
        <table:table-row table:style-name="ro1">
          <table:table-cell office:value-type="float" office:value="74.856" calcext:value-type="float">
            <text:p>74,856</text:p>
          </table:table-cell>
          <table:table-cell office:value-type="float" office:value="12.4086" calcext:value-type="float">
            <text:p>12,4086</text:p>
          </table:table-cell>
        </table:table-row>
        <table:table-row table:style-name="ro1">
          <table:table-cell office:value-type="float" office:value="75.856" calcext:value-type="float">
            <text:p>75,856</text:p>
          </table:table-cell>
          <table:table-cell office:value-type="float" office:value="12.3672" calcext:value-type="float">
            <text:p>12,3672</text:p>
          </table:table-cell>
        </table:table-row>
        <table:table-row table:style-name="ro1">
          <table:table-cell office:value-type="float" office:value="76.856" calcext:value-type="float">
            <text:p>76,856</text:p>
          </table:table-cell>
          <table:table-cell office:value-type="float" office:value="12.3878" calcext:value-type="float">
            <text:p>12,3878</text:p>
          </table:table-cell>
        </table:table-row>
        <table:table-row table:style-name="ro1">
          <table:table-cell office:value-type="float" office:value="77.856" calcext:value-type="float">
            <text:p>77,856</text:p>
          </table:table-cell>
          <table:table-cell office:value-type="float" office:value="12.412" calcext:value-type="float">
            <text:p>12,412</text:p>
          </table:table-cell>
        </table:table-row>
        <table:table-row table:style-name="ro1">
          <table:table-cell office:value-type="float" office:value="78.856" calcext:value-type="float">
            <text:p>78,856</text:p>
          </table:table-cell>
          <table:table-cell office:value-type="float" office:value="12.3683" calcext:value-type="float">
            <text:p>12,3683</text:p>
          </table:table-cell>
        </table:table-row>
        <table:table-row table:style-name="ro1">
          <table:table-cell office:value-type="float" office:value="79.856" calcext:value-type="float">
            <text:p>79,856</text:p>
          </table:table-cell>
          <table:table-cell office:value-type="float" office:value="12.3646" calcext:value-type="float">
            <text:p>12,3646</text:p>
          </table:table-cell>
        </table:table-row>
        <table:table-row table:style-name="ro1">
          <table:table-cell office:value-type="float" office:value="80.856" calcext:value-type="float">
            <text:p>80,856</text:p>
          </table:table-cell>
          <table:table-cell office:value-type="float" office:value="12.3915" calcext:value-type="float">
            <text:p>12,3915</text:p>
          </table:table-cell>
        </table:table-row>
        <table:table-row table:style-name="ro1">
          <table:table-cell office:value-type="float" office:value="81.856" calcext:value-type="float">
            <text:p>81,856</text:p>
          </table:table-cell>
          <table:table-cell office:value-type="float" office:value="12.3442" calcext:value-type="float">
            <text:p>12,3442</text:p>
          </table:table-cell>
        </table:table-row>
        <table:table-row table:style-name="ro1">
          <table:table-cell office:value-type="float" office:value="82.856" calcext:value-type="float">
            <text:p>82,856</text:p>
          </table:table-cell>
          <table:table-cell office:value-type="float" office:value="12.3598" calcext:value-type="float">
            <text:p>12,3598</text:p>
          </table:table-cell>
        </table:table-row>
        <table:table-row table:style-name="ro1">
          <table:table-cell office:value-type="float" office:value="83.856" calcext:value-type="float">
            <text:p>83,856</text:p>
          </table:table-cell>
          <table:table-cell office:value-type="float" office:value="12.3502" calcext:value-type="float">
            <text:p>12,3502</text:p>
          </table:table-cell>
        </table:table-row>
        <table:table-row table:style-name="ro1">
          <table:table-cell office:value-type="float" office:value="84.856" calcext:value-type="float">
            <text:p>84,856</text:p>
          </table:table-cell>
          <table:table-cell office:value-type="float" office:value="12.3417" calcext:value-type="float">
            <text:p>12,3417</text:p>
          </table:table-cell>
        </table:table-row>
        <table:table-row table:style-name="ro1">
          <table:table-cell office:value-type="float" office:value="85.856" calcext:value-type="float">
            <text:p>85,856</text:p>
          </table:table-cell>
          <table:table-cell office:value-type="float" office:value="12.3212" calcext:value-type="float">
            <text:p>12,3212</text:p>
          </table:table-cell>
        </table:table-row>
        <table:table-row table:style-name="ro1">
          <table:table-cell office:value-type="float" office:value="86.856" calcext:value-type="float">
            <text:p>86,856</text:p>
          </table:table-cell>
          <table:table-cell office:value-type="float" office:value="12.2808" calcext:value-type="float">
            <text:p>12,2808</text:p>
          </table:table-cell>
        </table:table-row>
        <table:table-row table:style-name="ro1">
          <table:table-cell office:value-type="float" office:value="87.856" calcext:value-type="float">
            <text:p>87,856</text:p>
          </table:table-cell>
          <table:table-cell office:value-type="float" office:value="12.2849" calcext:value-type="float">
            <text:p>12,2849</text:p>
          </table:table-cell>
        </table:table-row>
        <table:table-row table:style-name="ro1">
          <table:table-cell office:value-type="float" office:value="88.856" calcext:value-type="float">
            <text:p>88,856</text:p>
          </table:table-cell>
          <table:table-cell office:value-type="float" office:value="12.2504" calcext:value-type="float">
            <text:p>12,2504</text:p>
          </table:table-cell>
        </table:table-row>
        <table:table-row table:style-name="ro1">
          <table:table-cell office:value-type="float" office:value="89.856" calcext:value-type="float">
            <text:p>89,856</text:p>
          </table:table-cell>
          <table:table-cell office:value-type="float" office:value="12.1549" calcext:value-type="float">
            <text:p>12,1549</text:p>
          </table:table-cell>
        </table:table-row>
        <table:table-row table:style-name="ro1">
          <table:table-cell office:value-type="float" office:value="90.857" calcext:value-type="float">
            <text:p>90,857</text:p>
          </table:table-cell>
          <table:table-cell office:value-type="float" office:value="12.1624" calcext:value-type="float">
            <text:p>12,1624</text:p>
          </table:table-cell>
        </table:table-row>
        <table:table-row table:style-name="ro1">
          <table:table-cell office:value-type="float" office:value="91.857" calcext:value-type="float">
            <text:p>91,857</text:p>
          </table:table-cell>
          <table:table-cell office:value-type="float" office:value="12.2194" calcext:value-type="float">
            <text:p>12,2194</text:p>
          </table:table-cell>
        </table:table-row>
        <table:table-row table:style-name="ro1">
          <table:table-cell office:value-type="float" office:value="92.857" calcext:value-type="float">
            <text:p>92,857</text:p>
          </table:table-cell>
          <table:table-cell office:value-type="float" office:value="12.2379" calcext:value-type="float">
            <text:p>12,2379</text:p>
          </table:table-cell>
        </table:table-row>
        <table:table-row table:style-name="ro1">
          <table:table-cell office:value-type="float" office:value="93.856" calcext:value-type="float">
            <text:p>93,856</text:p>
          </table:table-cell>
          <table:table-cell office:value-type="float" office:value="12.2038" calcext:value-type="float">
            <text:p>12,2038</text:p>
          </table:table-cell>
        </table:table-row>
        <table:table-row table:style-name="ro1">
          <table:table-cell office:value-type="float" office:value="94.856" calcext:value-type="float">
            <text:p>94,856</text:p>
          </table:table-cell>
          <table:table-cell office:value-type="float" office:value="12.2008" calcext:value-type="float">
            <text:p>12,2008</text:p>
          </table:table-cell>
        </table:table-row>
        <table:table-row table:style-name="ro1">
          <table:table-cell office:value-type="float" office:value="95.856" calcext:value-type="float">
            <text:p>95,856</text:p>
          </table:table-cell>
          <table:table-cell office:value-type="float" office:value="12.1907" calcext:value-type="float">
            <text:p>12,1907</text:p>
          </table:table-cell>
        </table:table-row>
        <table:table-row table:style-name="ro1">
          <table:table-cell office:value-type="float" office:value="96.856" calcext:value-type="float">
            <text:p>96,856</text:p>
          </table:table-cell>
          <table:table-cell office:value-type="float" office:value="12.1796" calcext:value-type="float">
            <text:p>12,1796</text:p>
          </table:table-cell>
        </table:table-row>
        <table:table-row table:style-name="ro1">
          <table:table-cell office:value-type="float" office:value="97.856" calcext:value-type="float">
            <text:p>97,856</text:p>
          </table:table-cell>
          <table:table-cell office:value-type="float" office:value="12.1561" calcext:value-type="float">
            <text:p>12,1561</text:p>
          </table:table-cell>
        </table:table-row>
        <table:table-row table:style-name="ro1">
          <table:table-cell office:value-type="float" office:value="98.856" calcext:value-type="float">
            <text:p>98,856</text:p>
          </table:table-cell>
          <table:table-cell office:value-type="float" office:value="12.1321" calcext:value-type="float">
            <text:p>12,1321</text:p>
          </table:table-cell>
        </table:table-row>
        <table:table-row table:style-name="ro1">
          <table:table-cell office:value-type="float" office:value="99.856" calcext:value-type="float">
            <text:p>99,856</text:p>
          </table:table-cell>
          <table:table-cell office:value-type="float" office:value="12.0607" calcext:value-type="float">
            <text:p>12,0607</text:p>
          </table:table-cell>
        </table:table-row>
        <table:table-row table:style-name="ro1">
          <table:table-cell office:value-type="float" office:value="100.856" calcext:value-type="float">
            <text:p>100,856</text:p>
          </table:table-cell>
          <table:table-cell office:value-type="float" office:value="12.0404" calcext:value-type="float">
            <text:p>12,0404</text:p>
          </table:table-cell>
        </table:table-row>
        <table:table-row table:style-name="ro1">
          <table:table-cell office:value-type="float" office:value="101.856" calcext:value-type="float">
            <text:p>101,856</text:p>
          </table:table-cell>
          <table:table-cell office:value-type="float" office:value="12.0863" calcext:value-type="float">
            <text:p>12,0863</text:p>
          </table:table-cell>
        </table:table-row>
        <table:table-row table:style-name="ro1">
          <table:table-cell office:value-type="float" office:value="102.856" calcext:value-type="float">
            <text:p>102,856</text:p>
          </table:table-cell>
          <table:table-cell office:value-type="float" office:value="12.1107" calcext:value-type="float">
            <text:p>12,1107</text:p>
          </table:table-cell>
        </table:table-row>
        <table:table-row table:style-name="ro1">
          <table:table-cell office:value-type="float" office:value="103.857" calcext:value-type="float">
            <text:p>103,857</text:p>
          </table:table-cell>
          <table:table-cell office:value-type="float" office:value="12.0644" calcext:value-type="float">
            <text:p>12,0644</text:p>
          </table:table-cell>
        </table:table-row>
        <table:table-row table:style-name="ro1">
          <table:table-cell office:value-type="float" office:value="104.856" calcext:value-type="float">
            <text:p>104,856</text:p>
          </table:table-cell>
          <table:table-cell office:value-type="float" office:value="12.0722" calcext:value-type="float">
            <text:p>12,0722</text:p>
          </table:table-cell>
        </table:table-row>
        <table:table-row table:style-name="ro1">
          <table:table-cell office:value-type="float" office:value="105.856" calcext:value-type="float">
            <text:p>105,856</text:p>
          </table:table-cell>
          <table:table-cell office:value-type="float" office:value="12.0021" calcext:value-type="float">
            <text:p>12,0021</text:p>
          </table:table-cell>
        </table:table-row>
        <table:table-row table:style-name="ro1">
          <table:table-cell office:value-type="float" office:value="106.856" calcext:value-type="float">
            <text:p>106,856</text:p>
          </table:table-cell>
          <table:table-cell office:value-type="float" office:value="11.961" calcext:value-type="float">
            <text:p>11,961</text:p>
          </table:table-cell>
        </table:table-row>
        <table:table-row table:style-name="ro1">
          <table:table-cell office:value-type="float" office:value="107.856" calcext:value-type="float">
            <text:p>107,856</text:p>
          </table:table-cell>
          <table:table-cell office:value-type="float" office:value="11.9545" calcext:value-type="float">
            <text:p>11,9545</text:p>
          </table:table-cell>
        </table:table-row>
        <table:table-row table:style-name="ro1">
          <table:table-cell office:value-type="float" office:value="108.857" calcext:value-type="float">
            <text:p>108,857</text:p>
          </table:table-cell>
          <table:table-cell office:value-type="float" office:value="11.9166" calcext:value-type="float">
            <text:p>11,9166</text:p>
          </table:table-cell>
        </table:table-row>
        <table:table-row table:style-name="ro1">
          <table:table-cell office:value-type="float" office:value="109.857" calcext:value-type="float">
            <text:p>109,857</text:p>
          </table:table-cell>
          <table:table-cell office:value-type="float" office:value="11.922" calcext:value-type="float">
            <text:p>11,922</text:p>
          </table:table-cell>
        </table:table-row>
        <table:table-row table:style-name="ro1">
          <table:table-cell office:value-type="float" office:value="110.856" calcext:value-type="float">
            <text:p>110,856</text:p>
          </table:table-cell>
          <table:table-cell office:value-type="float" office:value="11.8929" calcext:value-type="float">
            <text:p>11,8929</text:p>
          </table:table-cell>
        </table:table-row>
        <table:table-row table:style-name="ro1">
          <table:table-cell office:value-type="float" office:value="111.856" calcext:value-type="float">
            <text:p>111,856</text:p>
          </table:table-cell>
          <table:table-cell office:value-type="float" office:value="11.9131" calcext:value-type="float">
            <text:p>11,9131</text:p>
          </table:table-cell>
        </table:table-row>
        <table:table-row table:style-name="ro1">
          <table:table-cell office:value-type="float" office:value="112.856" calcext:value-type="float">
            <text:p>112,856</text:p>
          </table:table-cell>
          <table:table-cell office:value-type="float" office:value="11.8414" calcext:value-type="float">
            <text:p>11,8414</text:p>
          </table:table-cell>
        </table:table-row>
        <table:table-row table:style-name="ro1">
          <table:table-cell office:value-type="float" office:value="113.856" calcext:value-type="float">
            <text:p>113,856</text:p>
          </table:table-cell>
          <table:table-cell office:value-type="float" office:value="11.8076" calcext:value-type="float">
            <text:p>11,8076</text:p>
          </table:table-cell>
        </table:table-row>
        <table:table-row table:style-name="ro1">
          <table:table-cell office:value-type="float" office:value="114.856" calcext:value-type="float">
            <text:p>114,856</text:p>
          </table:table-cell>
          <table:table-cell office:value-type="float" office:value="11.8542" calcext:value-type="float">
            <text:p>11,8542</text:p>
          </table:table-cell>
        </table:table-row>
        <table:table-row table:style-name="ro1">
          <table:table-cell office:value-type="float" office:value="115.856" calcext:value-type="float">
            <text:p>115,856</text:p>
          </table:table-cell>
          <table:table-cell office:value-type="float" office:value="11.8233" calcext:value-type="float">
            <text:p>11,8233</text:p>
          </table:table-cell>
        </table:table-row>
        <table:table-row table:style-name="ro1">
          <table:table-cell office:value-type="float" office:value="116.856" calcext:value-type="float">
            <text:p>116,856</text:p>
          </table:table-cell>
          <table:table-cell office:value-type="float" office:value="11.8203" calcext:value-type="float">
            <text:p>11,8203</text:p>
          </table:table-cell>
        </table:table-row>
        <table:table-row table:style-name="ro1">
          <table:table-cell office:value-type="float" office:value="117.856" calcext:value-type="float">
            <text:p>117,856</text:p>
          </table:table-cell>
          <table:table-cell office:value-type="float" office:value="11.801" calcext:value-type="float">
            <text:p>11,801</text:p>
          </table:table-cell>
        </table:table-row>
        <table:table-row table:style-name="ro1">
          <table:table-cell office:value-type="float" office:value="118.856" calcext:value-type="float">
            <text:p>118,856</text:p>
          </table:table-cell>
          <table:table-cell office:value-type="float" office:value="11.7707" calcext:value-type="float">
            <text:p>11,7707</text:p>
          </table:table-cell>
        </table:table-row>
        <table:table-row table:style-name="ro1">
          <table:table-cell office:value-type="float" office:value="119.857" calcext:value-type="float">
            <text:p>119,857</text:p>
          </table:table-cell>
          <table:table-cell office:value-type="float" office:value="11.7477" calcext:value-type="float">
            <text:p>11,7477</text:p>
          </table:table-cell>
        </table:table-row>
        <table:table-row table:style-name="ro1">
          <table:table-cell office:value-type="float" office:value="120.857" calcext:value-type="float">
            <text:p>120,857</text:p>
          </table:table-cell>
          <table:table-cell office:value-type="float" office:value="11.7667" calcext:value-type="float">
            <text:p>11,7667</text:p>
          </table:table-cell>
        </table:table-row>
        <table:table-row table:style-name="ro1">
          <table:table-cell office:value-type="float" office:value="121.857" calcext:value-type="float">
            <text:p>121,857</text:p>
          </table:table-cell>
          <table:table-cell office:value-type="float" office:value="11.7583" calcext:value-type="float">
            <text:p>11,7583</text:p>
          </table:table-cell>
        </table:table-row>
        <table:table-row table:style-name="ro1">
          <table:table-cell office:value-type="float" office:value="122.857" calcext:value-type="float">
            <text:p>122,857</text:p>
          </table:table-cell>
          <table:table-cell office:value-type="float" office:value="11.7764" calcext:value-type="float">
            <text:p>11,7764</text:p>
          </table:table-cell>
        </table:table-row>
        <table:table-row table:style-name="ro1">
          <table:table-cell office:value-type="float" office:value="123.857" calcext:value-type="float">
            <text:p>123,857</text:p>
          </table:table-cell>
          <table:table-cell office:value-type="float" office:value="11.7392" calcext:value-type="float">
            <text:p>11,7392</text:p>
          </table:table-cell>
        </table:table-row>
        <table:table-row table:style-name="ro1">
          <table:table-cell office:value-type="float" office:value="124.856" calcext:value-type="float">
            <text:p>124,856</text:p>
          </table:table-cell>
          <table:table-cell office:value-type="float" office:value="11.7404" calcext:value-type="float">
            <text:p>11,7404</text:p>
          </table:table-cell>
        </table:table-row>
        <table:table-row table:style-name="ro1">
          <table:table-cell office:value-type="float" office:value="125.856" calcext:value-type="float">
            <text:p>125,856</text:p>
          </table:table-cell>
          <table:table-cell office:value-type="float" office:value="11.7128" calcext:value-type="float">
            <text:p>11,7128</text:p>
          </table:table-cell>
        </table:table-row>
        <table:table-row table:style-name="ro1">
          <table:table-cell office:value-type="float" office:value="126.856" calcext:value-type="float">
            <text:p>126,856</text:p>
          </table:table-cell>
          <table:table-cell office:value-type="float" office:value="11.6972" calcext:value-type="float">
            <text:p>11,6972</text:p>
          </table:table-cell>
        </table:table-row>
        <table:table-row table:style-name="ro1">
          <table:table-cell office:value-type="float" office:value="127.857" calcext:value-type="float">
            <text:p>127,857</text:p>
          </table:table-cell>
          <table:table-cell office:value-type="float" office:value="11.6764" calcext:value-type="float">
            <text:p>11,6764</text:p>
          </table:table-cell>
        </table:table-row>
        <table:table-row table:style-name="ro1">
          <table:table-cell office:value-type="float" office:value="128.857" calcext:value-type="float">
            <text:p>128,857</text:p>
          </table:table-cell>
          <table:table-cell office:value-type="float" office:value="11.7147" calcext:value-type="float">
            <text:p>11,7147</text:p>
          </table:table-cell>
        </table:table-row>
        <table:table-row table:style-name="ro1">
          <table:table-cell office:value-type="float" office:value="129.857" calcext:value-type="float">
            <text:p>129,857</text:p>
          </table:table-cell>
          <table:table-cell office:value-type="float" office:value="11.6815" calcext:value-type="float">
            <text:p>11,6815</text:p>
          </table:table-cell>
        </table:table-row>
        <table:table-row table:style-name="ro1">
          <table:table-cell office:value-type="float" office:value="130.857" calcext:value-type="float">
            <text:p>130,857</text:p>
          </table:table-cell>
          <table:table-cell office:value-type="float" office:value="11.6355" calcext:value-type="float">
            <text:p>11,6355</text:p>
          </table:table-cell>
        </table:table-row>
        <table:table-row table:style-name="ro1">
          <table:table-cell office:value-type="float" office:value="131.857" calcext:value-type="float">
            <text:p>131,857</text:p>
          </table:table-cell>
          <table:table-cell office:value-type="float" office:value="11.6079" calcext:value-type="float">
            <text:p>11,6079</text:p>
          </table:table-cell>
        </table:table-row>
        <table:table-row table:style-name="ro1">
          <table:table-cell office:value-type="float" office:value="132.857" calcext:value-type="float">
            <text:p>132,857</text:p>
          </table:table-cell>
          <table:table-cell office:value-type="float" office:value="11.5963" calcext:value-type="float">
            <text:p>11,5963</text:p>
          </table:table-cell>
        </table:table-row>
        <table:table-row table:style-name="ro1">
          <table:table-cell office:value-type="float" office:value="133.856" calcext:value-type="float">
            <text:p>133,856</text:p>
          </table:table-cell>
          <table:table-cell office:value-type="float" office:value="11.605" calcext:value-type="float">
            <text:p>11,605</text:p>
          </table:table-cell>
        </table:table-row>
        <table:table-row table:style-name="ro1">
          <table:table-cell office:value-type="float" office:value="134.856" calcext:value-type="float">
            <text:p>134,856</text:p>
          </table:table-cell>
          <table:table-cell office:value-type="float" office:value="11.5879" calcext:value-type="float">
            <text:p>11,5879</text:p>
          </table:table-cell>
        </table:table-row>
        <table:table-row table:style-name="ro1">
          <table:table-cell office:value-type="float" office:value="135.856" calcext:value-type="float">
            <text:p>135,856</text:p>
          </table:table-cell>
          <table:table-cell office:value-type="float" office:value="11.6003" calcext:value-type="float">
            <text:p>11,6003</text:p>
          </table:table-cell>
        </table:table-row>
        <table:table-row table:style-name="ro1">
          <table:table-cell office:value-type="float" office:value="136.856" calcext:value-type="float">
            <text:p>136,856</text:p>
          </table:table-cell>
          <table:table-cell office:value-type="float" office:value="11.5857" calcext:value-type="float">
            <text:p>11,5857</text:p>
          </table:table-cell>
        </table:table-row>
        <table:table-row table:style-name="ro1">
          <table:table-cell office:value-type="float" office:value="137.856" calcext:value-type="float">
            <text:p>137,856</text:p>
          </table:table-cell>
          <table:table-cell office:value-type="float" office:value="11.5349" calcext:value-type="float">
            <text:p>11,5349</text:p>
          </table:table-cell>
        </table:table-row>
        <table:table-row table:style-name="ro1">
          <table:table-cell office:value-type="float" office:value="138.856" calcext:value-type="float">
            <text:p>138,856</text:p>
          </table:table-cell>
          <table:table-cell office:value-type="float" office:value="11.4838" calcext:value-type="float">
            <text:p>11,4838</text:p>
          </table:table-cell>
        </table:table-row>
        <table:table-row table:style-name="ro1">
          <table:table-cell office:value-type="float" office:value="139.856" calcext:value-type="float">
            <text:p>139,856</text:p>
          </table:table-cell>
          <table:table-cell office:value-type="float" office:value="11.416" calcext:value-type="float">
            <text:p>11,416</text:p>
          </table:table-cell>
        </table:table-row>
        <table:table-row table:style-name="ro1">
          <table:table-cell office:value-type="float" office:value="140.857" calcext:value-type="float">
            <text:p>140,857</text:p>
          </table:table-cell>
          <table:table-cell office:value-type="float" office:value="11.3619" calcext:value-type="float">
            <text:p>11,3619</text:p>
          </table:table-cell>
        </table:table-row>
        <table:table-row table:style-name="ro1">
          <table:table-cell office:value-type="float" office:value="141.857" calcext:value-type="float">
            <text:p>141,857</text:p>
          </table:table-cell>
          <table:table-cell office:value-type="float" office:value="11.3355" calcext:value-type="float">
            <text:p>11,3355</text:p>
          </table:table-cell>
        </table:table-row>
        <table:table-row table:style-name="ro1">
          <table:table-cell office:value-type="float" office:value="142.856" calcext:value-type="float">
            <text:p>142,856</text:p>
          </table:table-cell>
          <table:table-cell office:value-type="float" office:value="11.3684" calcext:value-type="float">
            <text:p>11,3684</text:p>
          </table:table-cell>
        </table:table-row>
        <table:table-row table:style-name="ro1">
          <table:table-cell office:value-type="float" office:value="143.856" calcext:value-type="float">
            <text:p>143,856</text:p>
          </table:table-cell>
          <table:table-cell office:value-type="float" office:value="11.3866" calcext:value-type="float">
            <text:p>11,3866</text:p>
          </table:table-cell>
        </table:table-row>
        <table:table-row table:style-name="ro1">
          <table:table-cell office:value-type="float" office:value="144.856" calcext:value-type="float">
            <text:p>144,856</text:p>
          </table:table-cell>
          <table:table-cell office:value-type="float" office:value="11.3777" calcext:value-type="float">
            <text:p>11,3777</text:p>
          </table:table-cell>
        </table:table-row>
        <table:table-row table:style-name="ro1">
          <table:table-cell office:value-type="float" office:value="145.856" calcext:value-type="float">
            <text:p>145,856</text:p>
          </table:table-cell>
          <table:table-cell office:value-type="float" office:value="11.3479" calcext:value-type="float">
            <text:p>11,3479</text:p>
          </table:table-cell>
        </table:table-row>
        <table:table-row table:style-name="ro1">
          <table:table-cell office:value-type="float" office:value="146.856" calcext:value-type="float">
            <text:p>146,856</text:p>
          </table:table-cell>
          <table:table-cell office:value-type="float" office:value="11.3184" calcext:value-type="float">
            <text:p>11,3184</text:p>
          </table:table-cell>
        </table:table-row>
        <table:table-row table:style-name="ro1">
          <table:table-cell office:value-type="float" office:value="147.856" calcext:value-type="float">
            <text:p>147,856</text:p>
          </table:table-cell>
          <table:table-cell office:value-type="float" office:value="11.3161" calcext:value-type="float">
            <text:p>11,3161</text:p>
          </table:table-cell>
        </table:table-row>
        <table:table-row table:style-name="ro1">
          <table:table-cell office:value-type="float" office:value="148.856" calcext:value-type="float">
            <text:p>148,856</text:p>
          </table:table-cell>
          <table:table-cell office:value-type="float" office:value="11.3277" calcext:value-type="float">
            <text:p>11,3277</text:p>
          </table:table-cell>
        </table:table-row>
        <table:table-row table:style-name="ro1">
          <table:table-cell office:value-type="float" office:value="149.856" calcext:value-type="float">
            <text:p>149,856</text:p>
          </table:table-cell>
          <table:table-cell office:value-type="float" office:value="11.2742" calcext:value-type="float">
            <text:p>11,2742</text:p>
          </table:table-cell>
        </table:table-row>
        <table:table-row table:style-name="ro1">
          <table:table-cell office:value-type="float" office:value="150.856" calcext:value-type="float">
            <text:p>150,856</text:p>
          </table:table-cell>
          <table:table-cell office:value-type="float" office:value="11.2758" calcext:value-type="float">
            <text:p>11,2758</text:p>
          </table:table-cell>
        </table:table-row>
        <table:table-row table:style-name="ro1">
          <table:table-cell office:value-type="float" office:value="151.856" calcext:value-type="float">
            <text:p>151,856</text:p>
          </table:table-cell>
          <table:table-cell office:value-type="float" office:value="11.2412" calcext:value-type="float">
            <text:p>11,2412</text:p>
          </table:table-cell>
        </table:table-row>
        <table:table-row table:style-name="ro1">
          <table:table-cell office:value-type="float" office:value="152.857" calcext:value-type="float">
            <text:p>152,857</text:p>
          </table:table-cell>
          <table:table-cell office:value-type="float" office:value="11.2243" calcext:value-type="float">
            <text:p>11,2243</text:p>
          </table:table-cell>
        </table:table-row>
        <table:table-row table:style-name="ro1">
          <table:table-cell office:value-type="float" office:value="153.857" calcext:value-type="float">
            <text:p>153,857</text:p>
          </table:table-cell>
          <table:table-cell office:value-type="float" office:value="11.2267" calcext:value-type="float">
            <text:p>11,2267</text:p>
          </table:table-cell>
        </table:table-row>
        <table:table-row table:style-name="ro1">
          <table:table-cell office:value-type="float" office:value="154.857" calcext:value-type="float">
            <text:p>154,857</text:p>
          </table:table-cell>
          <table:table-cell office:value-type="float" office:value="11.2005" calcext:value-type="float">
            <text:p>11,2005</text:p>
          </table:table-cell>
        </table:table-row>
        <table:table-row table:style-name="ro1">
          <table:table-cell office:value-type="float" office:value="155.856" calcext:value-type="float">
            <text:p>155,856</text:p>
          </table:table-cell>
          <table:table-cell office:value-type="float" office:value="11.1654" calcext:value-type="float">
            <text:p>11,1654</text:p>
          </table:table-cell>
        </table:table-row>
        <table:table-row table:style-name="ro1">
          <table:table-cell office:value-type="float" office:value="156.856" calcext:value-type="float">
            <text:p>156,856</text:p>
          </table:table-cell>
          <table:table-cell office:value-type="float" office:value="11.1703" calcext:value-type="float">
            <text:p>11,1703</text:p>
          </table:table-cell>
        </table:table-row>
        <table:table-row table:style-name="ro1">
          <table:table-cell office:value-type="float" office:value="157.856" calcext:value-type="float">
            <text:p>157,856</text:p>
          </table:table-cell>
          <table:table-cell office:value-type="float" office:value="11.1198" calcext:value-type="float">
            <text:p>11,1198</text:p>
          </table:table-cell>
        </table:table-row>
        <table:table-row table:style-name="ro1">
          <table:table-cell office:value-type="float" office:value="158.856" calcext:value-type="float">
            <text:p>158,856</text:p>
          </table:table-cell>
          <table:table-cell office:value-type="float" office:value="11.0283" calcext:value-type="float">
            <text:p>11,0283</text:p>
          </table:table-cell>
        </table:table-row>
        <table:table-row table:style-name="ro1">
          <table:table-cell office:value-type="float" office:value="159.856" calcext:value-type="float">
            <text:p>159,856</text:p>
          </table:table-cell>
          <table:table-cell office:value-type="float" office:value="10.9949" calcext:value-type="float">
            <text:p>10,9949</text:p>
          </table:table-cell>
        </table:table-row>
        <table:table-row table:style-name="ro1">
          <table:table-cell office:value-type="float" office:value="160.856" calcext:value-type="float">
            <text:p>160,856</text:p>
          </table:table-cell>
          <table:table-cell office:value-type="float" office:value="11.0677" calcext:value-type="float">
            <text:p>11,0677</text:p>
          </table:table-cell>
        </table:table-row>
        <table:table-row table:style-name="ro1">
          <table:table-cell office:value-type="float" office:value="161.856" calcext:value-type="float">
            <text:p>161,856</text:p>
          </table:table-cell>
          <table:table-cell office:value-type="float" office:value="11.0674" calcext:value-type="float">
            <text:p>11,0674</text:p>
          </table:table-cell>
        </table:table-row>
        <table:table-row table:style-name="ro1">
          <table:table-cell office:value-type="float" office:value="162.857" calcext:value-type="float">
            <text:p>162,857</text:p>
          </table:table-cell>
          <table:table-cell office:value-type="float" office:value="11.0279" calcext:value-type="float">
            <text:p>11,0279</text:p>
          </table:table-cell>
        </table:table-row>
        <table:table-row table:style-name="ro1">
          <table:table-cell office:value-type="float" office:value="163.857" calcext:value-type="float">
            <text:p>163,857</text:p>
          </table:table-cell>
          <table:table-cell office:value-type="float" office:value="11.0214" calcext:value-type="float">
            <text:p>11,0214</text:p>
          </table:table-cell>
        </table:table-row>
        <table:table-row table:style-name="ro1">
          <table:table-cell office:value-type="float" office:value="164.856" calcext:value-type="float">
            <text:p>164,856</text:p>
          </table:table-cell>
          <table:table-cell office:value-type="float" office:value="11.0453" calcext:value-type="float">
            <text:p>11,0453</text:p>
          </table:table-cell>
        </table:table-row>
        <table:table-row table:style-name="ro1">
          <table:table-cell office:value-type="float" office:value="165.856" calcext:value-type="float">
            <text:p>165,856</text:p>
          </table:table-cell>
          <table:table-cell office:value-type="float" office:value="11.0523" calcext:value-type="float">
            <text:p>11,0523</text:p>
          </table:table-cell>
        </table:table-row>
        <table:table-row table:style-name="ro1">
          <table:table-cell office:value-type="float" office:value="166.856" calcext:value-type="float">
            <text:p>166,856</text:p>
          </table:table-cell>
          <table:table-cell office:value-type="float" office:value="11.0725" calcext:value-type="float">
            <text:p>11,0725</text:p>
          </table:table-cell>
        </table:table-row>
        <table:table-row table:style-name="ro1">
          <table:table-cell office:value-type="float" office:value="167.856" calcext:value-type="float">
            <text:p>167,856</text:p>
          </table:table-cell>
          <table:table-cell office:value-type="float" office:value="11.0246" calcext:value-type="float">
            <text:p>11,0246</text:p>
          </table:table-cell>
        </table:table-row>
        <table:table-row table:style-name="ro1">
          <table:table-cell office:value-type="float" office:value="168.856" calcext:value-type="float">
            <text:p>168,856</text:p>
          </table:table-cell>
          <table:table-cell office:value-type="float" office:value="10.9995" calcext:value-type="float">
            <text:p>10,9995</text:p>
          </table:table-cell>
        </table:table-row>
        <table:table-row table:style-name="ro1">
          <table:table-cell office:value-type="float" office:value="169.857" calcext:value-type="float">
            <text:p>169,857</text:p>
          </table:table-cell>
          <table:table-cell office:value-type="float" office:value="10.9029" calcext:value-type="float">
            <text:p>10,9029</text:p>
          </table:table-cell>
        </table:table-row>
        <table:table-row table:style-name="ro1">
          <table:table-cell office:value-type="float" office:value="170.856" calcext:value-type="float">
            <text:p>170,856</text:p>
          </table:table-cell>
          <table:table-cell office:value-type="float" office:value="10.8047" calcext:value-type="float">
            <text:p>10,8047</text:p>
          </table:table-cell>
        </table:table-row>
        <table:table-row table:style-name="ro1">
          <table:table-cell office:value-type="float" office:value="171.856" calcext:value-type="float">
            <text:p>171,856</text:p>
          </table:table-cell>
          <table:table-cell office:value-type="float" office:value="10.8337" calcext:value-type="float">
            <text:p>10,8337</text:p>
          </table:table-cell>
        </table:table-row>
        <table:table-row table:style-name="ro1">
          <table:table-cell office:value-type="float" office:value="172.856" calcext:value-type="float">
            <text:p>172,856</text:p>
          </table:table-cell>
          <table:table-cell office:value-type="float" office:value="10.8035" calcext:value-type="float">
            <text:p>10,8035</text:p>
          </table:table-cell>
        </table:table-row>
        <table:table-row table:style-name="ro1">
          <table:table-cell office:value-type="float" office:value="173.856" calcext:value-type="float">
            <text:p>173,856</text:p>
          </table:table-cell>
          <table:table-cell office:value-type="float" office:value="10.8312" calcext:value-type="float">
            <text:p>10,8312</text:p>
          </table:table-cell>
        </table:table-row>
        <table:table-row table:style-name="ro1">
          <table:table-cell office:value-type="float" office:value="174.856" calcext:value-type="float">
            <text:p>174,856</text:p>
          </table:table-cell>
          <table:table-cell office:value-type="float" office:value="10.8536" calcext:value-type="float">
            <text:p>10,8536</text:p>
          </table:table-cell>
        </table:table-row>
        <table:table-row table:style-name="ro1">
          <table:table-cell office:value-type="float" office:value="175.857" calcext:value-type="float">
            <text:p>175,857</text:p>
          </table:table-cell>
          <table:table-cell office:value-type="float" office:value="10.8189" calcext:value-type="float">
            <text:p>10,8189</text:p>
          </table:table-cell>
        </table:table-row>
        <table:table-row table:style-name="ro1">
          <table:table-cell office:value-type="float" office:value="176.857" calcext:value-type="float">
            <text:p>176,857</text:p>
          </table:table-cell>
          <table:table-cell office:value-type="float" office:value="10.8357" calcext:value-type="float">
            <text:p>10,8357</text:p>
          </table:table-cell>
        </table:table-row>
        <table:table-row table:style-name="ro1">
          <table:table-cell office:value-type="float" office:value="177.856" calcext:value-type="float">
            <text:p>177,856</text:p>
          </table:table-cell>
          <table:table-cell office:value-type="float" office:value="10.7908" calcext:value-type="float">
            <text:p>10,7908</text:p>
          </table:table-cell>
        </table:table-row>
        <table:table-row table:style-name="ro1">
          <table:table-cell office:value-type="float" office:value="178.856" calcext:value-type="float">
            <text:p>178,856</text:p>
          </table:table-cell>
          <table:table-cell office:value-type="float" office:value="10.7527" calcext:value-type="float">
            <text:p>10,7527</text:p>
          </table:table-cell>
        </table:table-row>
        <table:table-row table:style-name="ro1">
          <table:table-cell office:value-type="float" office:value="179.856" calcext:value-type="float">
            <text:p>179,856</text:p>
          </table:table-cell>
          <table:table-cell office:value-type="float" office:value="10.6703" calcext:value-type="float">
            <text:p>10,6703</text:p>
          </table:table-cell>
        </table:table-row>
        <table:table-row table:style-name="ro1">
          <table:table-cell office:value-type="float" office:value="180.856" calcext:value-type="float">
            <text:p>180,856</text:p>
          </table:table-cell>
          <table:table-cell office:value-type="float" office:value="10.7035" calcext:value-type="float">
            <text:p>10,7035</text:p>
          </table:table-cell>
        </table:table-row>
        <table:table-row table:style-name="ro1">
          <table:table-cell office:value-type="float" office:value="181.856" calcext:value-type="float">
            <text:p>181,856</text:p>
          </table:table-cell>
          <table:table-cell office:value-type="float" office:value="10.6723" calcext:value-type="float">
            <text:p>10,6723</text:p>
          </table:table-cell>
        </table:table-row>
        <table:table-row table:style-name="ro1">
          <table:table-cell office:value-type="float" office:value="182.856" calcext:value-type="float">
            <text:p>182,856</text:p>
          </table:table-cell>
          <table:table-cell office:value-type="float" office:value="10.6883" calcext:value-type="float">
            <text:p>10,6883</text:p>
          </table:table-cell>
        </table:table-row>
        <table:table-row table:style-name="ro1">
          <table:table-cell office:value-type="float" office:value="183.856" calcext:value-type="float">
            <text:p>183,856</text:p>
          </table:table-cell>
          <table:table-cell office:value-type="float" office:value="10.7068" calcext:value-type="float">
            <text:p>10,7068</text:p>
          </table:table-cell>
        </table:table-row>
        <table:table-row table:style-name="ro1">
          <table:table-cell office:value-type="float" office:value="184.856" calcext:value-type="float">
            <text:p>184,856</text:p>
          </table:table-cell>
          <table:table-cell office:value-type="float" office:value="10.6648" calcext:value-type="float">
            <text:p>10,6648</text:p>
          </table:table-cell>
        </table:table-row>
        <table:table-row table:style-name="ro1">
          <table:table-cell office:value-type="float" office:value="185.856" calcext:value-type="float">
            <text:p>185,856</text:p>
          </table:table-cell>
          <table:table-cell office:value-type="float" office:value="10.6497" calcext:value-type="float">
            <text:p>10,6497</text:p>
          </table:table-cell>
        </table:table-row>
        <table:table-row table:style-name="ro1">
          <table:table-cell office:value-type="float" office:value="186.856" calcext:value-type="float">
            <text:p>186,856</text:p>
          </table:table-cell>
          <table:table-cell office:value-type="float" office:value="10.6431" calcext:value-type="float">
            <text:p>10,6431</text:p>
          </table:table-cell>
        </table:table-row>
        <table:table-row table:style-name="ro1">
          <table:table-cell office:value-type="float" office:value="187.857" calcext:value-type="float">
            <text:p>187,857</text:p>
          </table:table-cell>
          <table:table-cell office:value-type="float" office:value="10.6593" calcext:value-type="float">
            <text:p>10,6593</text:p>
          </table:table-cell>
        </table:table-row>
        <table:table-row table:style-name="ro1">
          <table:table-cell office:value-type="float" office:value="188.856" calcext:value-type="float">
            <text:p>188,856</text:p>
          </table:table-cell>
          <table:table-cell office:value-type="float" office:value="10.6817" calcext:value-type="float">
            <text:p>10,6817</text:p>
          </table:table-cell>
        </table:table-row>
        <table:table-row table:style-name="ro1">
          <table:table-cell office:value-type="float" office:value="189.856" calcext:value-type="float">
            <text:p>189,856</text:p>
          </table:table-cell>
          <table:table-cell office:value-type="float" office:value="10.6289" calcext:value-type="float">
            <text:p>10,6289</text:p>
          </table:table-cell>
        </table:table-row>
        <table:table-row table:style-name="ro1">
          <table:table-cell office:value-type="float" office:value="190.856" calcext:value-type="float">
            <text:p>190,856</text:p>
          </table:table-cell>
          <table:table-cell office:value-type="float" office:value="10.6218" calcext:value-type="float">
            <text:p>10,6218</text:p>
          </table:table-cell>
        </table:table-row>
        <table:table-row table:style-name="ro1">
          <table:table-cell office:value-type="float" office:value="191.856" calcext:value-type="float">
            <text:p>191,856</text:p>
          </table:table-cell>
          <table:table-cell office:value-type="float" office:value="10.6358" calcext:value-type="float">
            <text:p>10,6358</text:p>
          </table:table-cell>
        </table:table-row>
        <table:table-row table:style-name="ro1">
          <table:table-cell office:value-type="float" office:value="192.857" calcext:value-type="float">
            <text:p>192,857</text:p>
          </table:table-cell>
          <table:table-cell office:value-type="float" office:value="10.6631" calcext:value-type="float">
            <text:p>10,6631</text:p>
          </table:table-cell>
        </table:table-row>
        <table:table-row table:style-name="ro1">
          <table:table-cell office:value-type="float" office:value="193.856" calcext:value-type="float">
            <text:p>193,856</text:p>
          </table:table-cell>
          <table:table-cell office:value-type="float" office:value="10.6503" calcext:value-type="float">
            <text:p>10,6503</text:p>
          </table:table-cell>
        </table:table-row>
        <table:table-row table:style-name="ro1">
          <table:table-cell office:value-type="float" office:value="194.856" calcext:value-type="float">
            <text:p>194,856</text:p>
          </table:table-cell>
          <table:table-cell office:value-type="float" office:value="10.6614" calcext:value-type="float">
            <text:p>10,6614</text:p>
          </table:table-cell>
        </table:table-row>
        <table:table-row table:style-name="ro1">
          <table:table-cell office:value-type="float" office:value="195.855" calcext:value-type="float">
            <text:p>195,855</text:p>
          </table:table-cell>
          <table:table-cell office:value-type="float" office:value="10.6027" calcext:value-type="float">
            <text:p>10,6027</text:p>
          </table:table-cell>
        </table:table-row>
        <table:table-row table:style-name="ro1">
          <table:table-cell office:value-type="float" office:value="196.856" calcext:value-type="float">
            <text:p>196,856</text:p>
          </table:table-cell>
          <table:table-cell office:value-type="float" office:value="10.6166" calcext:value-type="float">
            <text:p>10,6166</text:p>
          </table:table-cell>
        </table:table-row>
        <table:table-row table:style-name="ro1">
          <table:table-cell office:value-type="float" office:value="197.856" calcext:value-type="float">
            <text:p>197,856</text:p>
          </table:table-cell>
          <table:table-cell office:value-type="float" office:value="10.6541" calcext:value-type="float">
            <text:p>10,6541</text:p>
          </table:table-cell>
        </table:table-row>
        <table:table-row table:style-name="ro1">
          <table:table-cell office:value-type="float" office:value="198.856" calcext:value-type="float">
            <text:p>198,856</text:p>
          </table:table-cell>
          <table:table-cell office:value-type="float" office:value="10.6078" calcext:value-type="float">
            <text:p>10,6078</text:p>
          </table:table-cell>
        </table:table-row>
        <table:table-row table:style-name="ro1">
          <table:table-cell office:value-type="float" office:value="199.855" calcext:value-type="float">
            <text:p>199,855</text:p>
          </table:table-cell>
          <table:table-cell office:value-type="float" office:value="10.5353" calcext:value-type="float">
            <text:p>10,5353</text:p>
          </table:table-cell>
        </table:table-row>
        <table:table-row table:style-name="ro1">
          <table:table-cell office:value-type="float" office:value="200.855" calcext:value-type="float">
            <text:p>200,855</text:p>
          </table:table-cell>
          <table:table-cell office:value-type="float" office:value="10.506" calcext:value-type="float">
            <text:p>10,506</text:p>
          </table:table-cell>
        </table:table-row>
        <table:table-row table:style-name="ro1">
          <table:table-cell office:value-type="float" office:value="201.855" calcext:value-type="float">
            <text:p>201,855</text:p>
          </table:table-cell>
          <table:table-cell office:value-type="float" office:value="10.52" calcext:value-type="float">
            <text:p>10,52</text:p>
          </table:table-cell>
        </table:table-row>
        <table:table-row table:style-name="ro1">
          <table:table-cell office:value-type="float" office:value="202.855" calcext:value-type="float">
            <text:p>202,855</text:p>
          </table:table-cell>
          <table:table-cell office:value-type="float" office:value="10.4768" calcext:value-type="float">
            <text:p>10,4768</text:p>
          </table:table-cell>
        </table:table-row>
        <table:table-row table:style-name="ro1">
          <table:table-cell office:value-type="float" office:value="203.855" calcext:value-type="float">
            <text:p>203,855</text:p>
          </table:table-cell>
          <table:table-cell office:value-type="float" office:value="10.4381" calcext:value-type="float">
            <text:p>10,4381</text:p>
          </table:table-cell>
        </table:table-row>
        <table:table-row table:style-name="ro1">
          <table:table-cell office:value-type="float" office:value="204.855" calcext:value-type="float">
            <text:p>204,855</text:p>
          </table:table-cell>
          <table:table-cell office:value-type="float" office:value="10.4392" calcext:value-type="float">
            <text:p>10,4392</text:p>
          </table:table-cell>
        </table:table-row>
        <table:table-row table:style-name="ro1">
          <table:table-cell office:value-type="float" office:value="205.855" calcext:value-type="float">
            <text:p>205,855</text:p>
          </table:table-cell>
          <table:table-cell office:value-type="float" office:value="10.4412" calcext:value-type="float">
            <text:p>10,4412</text:p>
          </table:table-cell>
        </table:table-row>
        <table:table-row table:style-name="ro1">
          <table:table-cell office:value-type="float" office:value="206.855" calcext:value-type="float">
            <text:p>206,855</text:p>
          </table:table-cell>
          <table:table-cell office:value-type="float" office:value="10.4428" calcext:value-type="float">
            <text:p>10,4428</text:p>
          </table:table-cell>
        </table:table-row>
        <table:table-row table:style-name="ro1">
          <table:table-cell office:value-type="float" office:value="207.855" calcext:value-type="float">
            <text:p>207,855</text:p>
          </table:table-cell>
          <table:table-cell office:value-type="float" office:value="10.4493" calcext:value-type="float">
            <text:p>10,4493</text:p>
          </table:table-cell>
        </table:table-row>
        <table:table-row table:style-name="ro1">
          <table:table-cell office:value-type="float" office:value="208.855" calcext:value-type="float">
            <text:p>208,855</text:p>
          </table:table-cell>
          <table:table-cell office:value-type="float" office:value="10.4244" calcext:value-type="float">
            <text:p>10,4244</text:p>
          </table:table-cell>
        </table:table-row>
        <table:table-row table:style-name="ro1">
          <table:table-cell office:value-type="float" office:value="209.855" calcext:value-type="float">
            <text:p>209,855</text:p>
          </table:table-cell>
          <table:table-cell office:value-type="float" office:value="10.3765" calcext:value-type="float">
            <text:p>10,3765</text:p>
          </table:table-cell>
        </table:table-row>
        <table:table-row table:style-name="ro1">
          <table:table-cell office:value-type="float" office:value="210.855" calcext:value-type="float">
            <text:p>210,855</text:p>
          </table:table-cell>
          <table:table-cell office:value-type="float" office:value="10.3877" calcext:value-type="float">
            <text:p>10,3877</text:p>
          </table:table-cell>
        </table:table-row>
        <table:table-row table:style-name="ro1">
          <table:table-cell office:value-type="float" office:value="211.855" calcext:value-type="float">
            <text:p>211,855</text:p>
          </table:table-cell>
          <table:table-cell office:value-type="float" office:value="10.3682" calcext:value-type="float">
            <text:p>10,3682</text:p>
          </table:table-cell>
        </table:table-row>
        <table:table-row table:style-name="ro1">
          <table:table-cell office:value-type="float" office:value="212.855" calcext:value-type="float">
            <text:p>212,855</text:p>
          </table:table-cell>
          <table:table-cell office:value-type="float" office:value="10.3485" calcext:value-type="float">
            <text:p>10,3485</text:p>
          </table:table-cell>
        </table:table-row>
        <table:table-row table:style-name="ro1">
          <table:table-cell office:value-type="float" office:value="213.855" calcext:value-type="float">
            <text:p>213,855</text:p>
          </table:table-cell>
          <table:table-cell office:value-type="float" office:value="10.3484" calcext:value-type="float">
            <text:p>10,3484</text:p>
          </table:table-cell>
        </table:table-row>
        <table:table-row table:style-name="ro1">
          <table:table-cell office:value-type="float" office:value="214.855" calcext:value-type="float">
            <text:p>214,855</text:p>
          </table:table-cell>
          <table:table-cell office:value-type="float" office:value="10.263" calcext:value-type="float">
            <text:p>10,263</text:p>
          </table:table-cell>
        </table:table-row>
        <table:table-row table:style-name="ro1">
          <table:table-cell office:value-type="float" office:value="215.855" calcext:value-type="float">
            <text:p>215,855</text:p>
          </table:table-cell>
          <table:table-cell office:value-type="float" office:value="10.285" calcext:value-type="float">
            <text:p>10,285</text:p>
          </table:table-cell>
        </table:table-row>
        <table:table-row table:style-name="ro1">
          <table:table-cell office:value-type="float" office:value="216.855" calcext:value-type="float">
            <text:p>216,855</text:p>
          </table:table-cell>
          <table:table-cell office:value-type="float" office:value="10.2851" calcext:value-type="float">
            <text:p>10,2851</text:p>
          </table:table-cell>
        </table:table-row>
        <table:table-row table:style-name="ro1">
          <table:table-cell office:value-type="float" office:value="217.856" calcext:value-type="float">
            <text:p>217,856</text:p>
          </table:table-cell>
          <table:table-cell office:value-type="float" office:value="10.265" calcext:value-type="float">
            <text:p>10,265</text:p>
          </table:table-cell>
        </table:table-row>
        <table:table-row table:style-name="ro1">
          <table:table-cell office:value-type="float" office:value="218.855" calcext:value-type="float">
            <text:p>218,855</text:p>
          </table:table-cell>
          <table:table-cell office:value-type="float" office:value="10.232" calcext:value-type="float">
            <text:p>10,232</text:p>
          </table:table-cell>
        </table:table-row>
        <table:table-row table:style-name="ro1">
          <table:table-cell office:value-type="float" office:value="219.855" calcext:value-type="float">
            <text:p>219,855</text:p>
          </table:table-cell>
          <table:table-cell office:value-type="float" office:value="10.2225" calcext:value-type="float">
            <text:p>10,2225</text:p>
          </table:table-cell>
        </table:table-row>
        <table:table-row table:style-name="ro1">
          <table:table-cell office:value-type="float" office:value="220.855" calcext:value-type="float">
            <text:p>220,855</text:p>
          </table:table-cell>
          <table:table-cell office:value-type="float" office:value="10.2064" calcext:value-type="float">
            <text:p>10,2064</text:p>
          </table:table-cell>
        </table:table-row>
        <table:table-row table:style-name="ro1">
          <table:table-cell office:value-type="float" office:value="221.855" calcext:value-type="float">
            <text:p>221,855</text:p>
          </table:table-cell>
          <table:table-cell office:value-type="float" office:value="10.1855" calcext:value-type="float">
            <text:p>10,1855</text:p>
          </table:table-cell>
        </table:table-row>
        <table:table-row table:style-name="ro1">
          <table:table-cell office:value-type="float" office:value="222.855" calcext:value-type="float">
            <text:p>222,855</text:p>
          </table:table-cell>
          <table:table-cell office:value-type="float" office:value="10.1498" calcext:value-type="float">
            <text:p>10,1498</text:p>
          </table:table-cell>
        </table:table-row>
        <table:table-row table:style-name="ro1">
          <table:table-cell office:value-type="float" office:value="223.855" calcext:value-type="float">
            <text:p>223,855</text:p>
          </table:table-cell>
          <table:table-cell office:value-type="float" office:value="10.1714" calcext:value-type="float">
            <text:p>10,1714</text:p>
          </table:table-cell>
        </table:table-row>
        <table:table-row table:style-name="ro1">
          <table:table-cell office:value-type="float" office:value="224.855" calcext:value-type="float">
            <text:p>224,855</text:p>
          </table:table-cell>
          <table:table-cell office:value-type="float" office:value="10.1837" calcext:value-type="float">
            <text:p>10,1837</text:p>
          </table:table-cell>
        </table:table-row>
        <table:table-row table:style-name="ro1">
          <table:table-cell office:value-type="float" office:value="225.855" calcext:value-type="float">
            <text:p>225,855</text:p>
          </table:table-cell>
          <table:table-cell office:value-type="float" office:value="10.1443" calcext:value-type="float">
            <text:p>10,1443</text:p>
          </table:table-cell>
        </table:table-row>
        <table:table-row table:style-name="ro1">
          <table:table-cell office:value-type="float" office:value="226.855" calcext:value-type="float">
            <text:p>226,855</text:p>
          </table:table-cell>
          <table:table-cell office:value-type="float" office:value="10.0831" calcext:value-type="float">
            <text:p>10,0831</text:p>
          </table:table-cell>
        </table:table-row>
        <table:table-row table:style-name="ro1">
          <table:table-cell office:value-type="float" office:value="227.855" calcext:value-type="float">
            <text:p>227,855</text:p>
          </table:table-cell>
          <table:table-cell office:value-type="float" office:value="10.0445" calcext:value-type="float">
            <text:p>10,0445</text:p>
          </table:table-cell>
        </table:table-row>
        <table:table-row table:style-name="ro1">
          <table:table-cell office:value-type="float" office:value="228.855" calcext:value-type="float">
            <text:p>228,855</text:p>
          </table:table-cell>
          <table:table-cell office:value-type="float" office:value="10.0387" calcext:value-type="float">
            <text:p>10,0387</text:p>
          </table:table-cell>
        </table:table-row>
        <table:table-row table:style-name="ro1">
          <table:table-cell office:value-type="float" office:value="229.855" calcext:value-type="float">
            <text:p>229,855</text:p>
          </table:table-cell>
          <table:table-cell office:value-type="float" office:value="10.0567" calcext:value-type="float">
            <text:p>10,0567</text:p>
          </table:table-cell>
        </table:table-row>
        <table:table-row table:style-name="ro1">
          <table:table-cell office:value-type="float" office:value="230.855" calcext:value-type="float">
            <text:p>230,855</text:p>
          </table:table-cell>
          <table:table-cell office:value-type="float" office:value="10.0502" calcext:value-type="float">
            <text:p>10,0502</text:p>
          </table:table-cell>
        </table:table-row>
        <table:table-row table:style-name="ro1">
          <table:table-cell office:value-type="float" office:value="231.855" calcext:value-type="float">
            <text:p>231,855</text:p>
          </table:table-cell>
          <table:table-cell office:value-type="float" office:value="10.0228" calcext:value-type="float">
            <text:p>10,0228</text:p>
          </table:table-cell>
        </table:table-row>
        <table:table-row table:style-name="ro1">
          <table:table-cell office:value-type="float" office:value="232.856" calcext:value-type="float">
            <text:p>232,856</text:p>
          </table:table-cell>
          <table:table-cell office:value-type="float" office:value="9.961" calcext:value-type="float">
            <text:p>9,961</text:p>
          </table:table-cell>
        </table:table-row>
        <table:table-row table:style-name="ro1">
          <table:table-cell office:value-type="float" office:value="233.856" calcext:value-type="float">
            <text:p>233,856</text:p>
          </table:table-cell>
          <table:table-cell office:value-type="float" office:value="9.9545" calcext:value-type="float">
            <text:p>9,9545</text:p>
          </table:table-cell>
        </table:table-row>
        <table:table-row table:style-name="ro1">
          <table:table-cell office:value-type="float" office:value="234.856" calcext:value-type="float">
            <text:p>234,856</text:p>
          </table:table-cell>
          <table:table-cell office:value-type="float" office:value="9.9592" calcext:value-type="float">
            <text:p>9,9592</text:p>
          </table:table-cell>
        </table:table-row>
        <table:table-row table:style-name="ro1">
          <table:table-cell office:value-type="float" office:value="235.856" calcext:value-type="float">
            <text:p>235,856</text:p>
          </table:table-cell>
          <table:table-cell office:value-type="float" office:value="9.9305" calcext:value-type="float">
            <text:p>9,9305</text:p>
          </table:table-cell>
        </table:table-row>
        <table:table-row table:style-name="ro1">
          <table:table-cell office:value-type="float" office:value="236.857" calcext:value-type="float">
            <text:p>236,857</text:p>
          </table:table-cell>
          <table:table-cell office:value-type="float" office:value="9.9584" calcext:value-type="float">
            <text:p>9,9584</text:p>
          </table:table-cell>
        </table:table-row>
        <table:table-row table:style-name="ro1">
          <table:table-cell office:value-type="float" office:value="237.856" calcext:value-type="float">
            <text:p>237,856</text:p>
          </table:table-cell>
          <table:table-cell office:value-type="float" office:value="9.9792" calcext:value-type="float">
            <text:p>9,9792</text:p>
          </table:table-cell>
        </table:table-row>
        <table:table-row table:style-name="ro1">
          <table:table-cell office:value-type="float" office:value="238.856" calcext:value-type="float">
            <text:p>238,856</text:p>
          </table:table-cell>
          <table:table-cell office:value-type="float" office:value="9.9415" calcext:value-type="float">
            <text:p>9,9415</text:p>
          </table:table-cell>
        </table:table-row>
        <table:table-row table:style-name="ro1">
          <table:table-cell office:value-type="float" office:value="239.856" calcext:value-type="float">
            <text:p>239,856</text:p>
          </table:table-cell>
          <table:table-cell office:value-type="float" office:value="9.9304" calcext:value-type="float">
            <text:p>9,9304</text:p>
          </table:table-cell>
        </table:table-row>
        <table:table-row table:style-name="ro1">
          <table:table-cell office:value-type="float" office:value="240.856" calcext:value-type="float">
            <text:p>240,856</text:p>
          </table:table-cell>
          <table:table-cell office:value-type="float" office:value="9.8624" calcext:value-type="float">
            <text:p>9,8624</text:p>
          </table:table-cell>
        </table:table-row>
        <table:table-row table:style-name="ro1">
          <table:table-cell office:value-type="float" office:value="241.857" calcext:value-type="float">
            <text:p>241,857</text:p>
          </table:table-cell>
          <table:table-cell office:value-type="float" office:value="9.8436" calcext:value-type="float">
            <text:p>9,8436</text:p>
          </table:table-cell>
        </table:table-row>
        <table:table-row table:style-name="ro1">
          <table:table-cell office:value-type="float" office:value="242.856" calcext:value-type="float">
            <text:p>242,856</text:p>
          </table:table-cell>
          <table:table-cell office:value-type="float" office:value="9.7618" calcext:value-type="float">
            <text:p>9,7618</text:p>
          </table:table-cell>
        </table:table-row>
        <table:table-row table:style-name="ro1">
          <table:table-cell office:value-type="float" office:value="243.856" calcext:value-type="float">
            <text:p>243,856</text:p>
          </table:table-cell>
          <table:table-cell office:value-type="float" office:value="9.7754" calcext:value-type="float">
            <text:p>9,7754</text:p>
          </table:table-cell>
        </table:table-row>
        <table:table-row table:style-name="ro1">
          <table:table-cell office:value-type="float" office:value="244.856" calcext:value-type="float">
            <text:p>244,856</text:p>
          </table:table-cell>
          <table:table-cell office:value-type="float" office:value="9.7923" calcext:value-type="float">
            <text:p>9,7923</text:p>
          </table:table-cell>
        </table:table-row>
        <table:table-row table:style-name="ro1">
          <table:table-cell office:value-type="float" office:value="245.857" calcext:value-type="float">
            <text:p>245,857</text:p>
          </table:table-cell>
          <table:table-cell office:value-type="float" office:value="9.7853" calcext:value-type="float">
            <text:p>9,7853</text:p>
          </table:table-cell>
        </table:table-row>
        <table:table-row table:style-name="ro1">
          <table:table-cell office:value-type="float" office:value="246.856" calcext:value-type="float">
            <text:p>246,856</text:p>
          </table:table-cell>
          <table:table-cell office:value-type="float" office:value="9.7192" calcext:value-type="float">
            <text:p>9,7192</text:p>
          </table:table-cell>
        </table:table-row>
        <table:table-row table:style-name="ro1">
          <table:table-cell office:value-type="float" office:value="247.856" calcext:value-type="float">
            <text:p>247,856</text:p>
          </table:table-cell>
          <table:table-cell office:value-type="float" office:value="9.67" calcext:value-type="float">
            <text:p>9,67</text:p>
          </table:table-cell>
        </table:table-row>
        <table:table-row table:style-name="ro1">
          <table:table-cell office:value-type="float" office:value="248.856" calcext:value-type="float">
            <text:p>248,856</text:p>
          </table:table-cell>
          <table:table-cell office:value-type="float" office:value="9.6494" calcext:value-type="float">
            <text:p>9,6494</text:p>
          </table:table-cell>
        </table:table-row>
        <table:table-row table:style-name="ro1">
          <table:table-cell office:value-type="float" office:value="249.856" calcext:value-type="float">
            <text:p>249,856</text:p>
          </table:table-cell>
          <table:table-cell office:value-type="float" office:value="9.6645" calcext:value-type="float">
            <text:p>9,6645</text:p>
          </table:table-cell>
        </table:table-row>
        <table:table-row table:style-name="ro1">
          <table:table-cell office:value-type="float" office:value="250.856" calcext:value-type="float">
            <text:p>250,856</text:p>
          </table:table-cell>
          <table:table-cell office:value-type="float" office:value="9.6539" calcext:value-type="float">
            <text:p>9,6539</text:p>
          </table:table-cell>
        </table:table-row>
        <table:table-row table:style-name="ro1">
          <table:table-cell office:value-type="float" office:value="251.856" calcext:value-type="float">
            <text:p>251,856</text:p>
          </table:table-cell>
          <table:table-cell office:value-type="float" office:value="9.6432" calcext:value-type="float">
            <text:p>9,6432</text:p>
          </table:table-cell>
        </table:table-row>
        <table:table-row table:style-name="ro1">
          <table:table-cell office:value-type="float" office:value="252.856" calcext:value-type="float">
            <text:p>252,856</text:p>
          </table:table-cell>
          <table:table-cell office:value-type="float" office:value="9.6396" calcext:value-type="float">
            <text:p>9,6396</text:p>
          </table:table-cell>
        </table:table-row>
        <table:table-row table:style-name="ro1">
          <table:table-cell office:value-type="float" office:value="253.856" calcext:value-type="float">
            <text:p>253,856</text:p>
          </table:table-cell>
          <table:table-cell office:value-type="float" office:value="9.6046" calcext:value-type="float">
            <text:p>9,6046</text:p>
          </table:table-cell>
        </table:table-row>
        <table:table-row table:style-name="ro1">
          <table:table-cell office:value-type="float" office:value="254.856" calcext:value-type="float">
            <text:p>254,856</text:p>
          </table:table-cell>
          <table:table-cell office:value-type="float" office:value="9.5791" calcext:value-type="float">
            <text:p>9,5791</text:p>
          </table:table-cell>
        </table:table-row>
        <table:table-row table:style-name="ro1">
          <table:table-cell office:value-type="float" office:value="255.857" calcext:value-type="float">
            <text:p>255,857</text:p>
          </table:table-cell>
          <table:table-cell office:value-type="float" office:value="9.6014" calcext:value-type="float">
            <text:p>9,6014</text:p>
          </table:table-cell>
        </table:table-row>
        <table:table-row table:style-name="ro1">
          <table:table-cell office:value-type="float" office:value="256.856" calcext:value-type="float">
            <text:p>256,856</text:p>
          </table:table-cell>
          <table:table-cell office:value-type="float" office:value="9.5894" calcext:value-type="float">
            <text:p>9,5894</text:p>
          </table:table-cell>
        </table:table-row>
        <table:table-row table:style-name="ro1">
          <table:table-cell office:value-type="float" office:value="257.857" calcext:value-type="float">
            <text:p>257,857</text:p>
          </table:table-cell>
          <table:table-cell office:value-type="float" office:value="9.5929" calcext:value-type="float">
            <text:p>9,5929</text:p>
          </table:table-cell>
        </table:table-row>
        <table:table-row table:style-name="ro1">
          <table:table-cell office:value-type="float" office:value="258.856" calcext:value-type="float">
            <text:p>258,856</text:p>
          </table:table-cell>
          <table:table-cell office:value-type="float" office:value="9.5912" calcext:value-type="float">
            <text:p>9,5912</text:p>
          </table:table-cell>
        </table:table-row>
        <table:table-row table:style-name="ro1">
          <table:table-cell office:value-type="float" office:value="259.856" calcext:value-type="float">
            <text:p>259,856</text:p>
          </table:table-cell>
          <table:table-cell office:value-type="float" office:value="9.5843" calcext:value-type="float">
            <text:p>9,5843</text:p>
          </table:table-cell>
        </table:table-row>
        <table:table-row table:style-name="ro1">
          <table:table-cell office:value-type="float" office:value="260.858" calcext:value-type="float">
            <text:p>260,858</text:p>
          </table:table-cell>
          <table:table-cell office:value-type="float" office:value="9.5155" calcext:value-type="float">
            <text:p>9,5155</text:p>
          </table:table-cell>
        </table:table-row>
        <table:table-row table:style-name="ro1">
          <table:table-cell office:value-type="float" office:value="261.856" calcext:value-type="float">
            <text:p>261,856</text:p>
          </table:table-cell>
          <table:table-cell office:value-type="float" office:value="9.4912" calcext:value-type="float">
            <text:p>9,4912</text:p>
          </table:table-cell>
        </table:table-row>
        <table:table-row table:style-name="ro1">
          <table:table-cell office:value-type="float" office:value="262.856" calcext:value-type="float">
            <text:p>262,856</text:p>
          </table:table-cell>
          <table:table-cell office:value-type="float" office:value="9.4617" calcext:value-type="float">
            <text:p>9,4617</text:p>
          </table:table-cell>
        </table:table-row>
        <table:table-row table:style-name="ro1">
          <table:table-cell office:value-type="float" office:value="263.856" calcext:value-type="float">
            <text:p>263,856</text:p>
          </table:table-cell>
          <table:table-cell office:value-type="float" office:value="9.464" calcext:value-type="float">
            <text:p>9,464</text:p>
          </table:table-cell>
        </table:table-row>
        <table:table-row table:style-name="ro1">
          <table:table-cell office:value-type="float" office:value="264.856" calcext:value-type="float">
            <text:p>264,856</text:p>
          </table:table-cell>
          <table:table-cell office:value-type="float" office:value="9.495" calcext:value-type="float">
            <text:p>9,495</text:p>
          </table:table-cell>
        </table:table-row>
        <table:table-row table:style-name="ro1">
          <table:table-cell office:value-type="float" office:value="265.857" calcext:value-type="float">
            <text:p>265,857</text:p>
          </table:table-cell>
          <table:table-cell office:value-type="float" office:value="9.4768" calcext:value-type="float">
            <text:p>9,4768</text:p>
          </table:table-cell>
        </table:table-row>
        <table:table-row table:style-name="ro1">
          <table:table-cell office:value-type="float" office:value="266.856" calcext:value-type="float">
            <text:p>266,856</text:p>
          </table:table-cell>
          <table:table-cell office:value-type="float" office:value="9.4686" calcext:value-type="float">
            <text:p>9,4686</text:p>
          </table:table-cell>
        </table:table-row>
        <table:table-row table:style-name="ro1">
          <table:table-cell office:value-type="float" office:value="267.856" calcext:value-type="float">
            <text:p>267,856</text:p>
          </table:table-cell>
          <table:table-cell office:value-type="float" office:value="9.4902" calcext:value-type="float">
            <text:p>9,4902</text:p>
          </table:table-cell>
        </table:table-row>
        <table:table-row table:style-name="ro1">
          <table:table-cell office:value-type="float" office:value="268.856" calcext:value-type="float">
            <text:p>268,856</text:p>
          </table:table-cell>
          <table:table-cell office:value-type="float" office:value="9.5066" calcext:value-type="float">
            <text:p>9,5066</text:p>
          </table:table-cell>
        </table:table-row>
        <table:table-row table:style-name="ro1">
          <table:table-cell office:value-type="float" office:value="269.856" calcext:value-type="float">
            <text:p>269,856</text:p>
          </table:table-cell>
          <table:table-cell office:value-type="float" office:value="9.5054" calcext:value-type="float">
            <text:p>9,5054</text:p>
          </table:table-cell>
        </table:table-row>
        <table:table-row table:style-name="ro1">
          <table:table-cell office:value-type="float" office:value="270.856" calcext:value-type="float">
            <text:p>270,856</text:p>
          </table:table-cell>
          <table:table-cell office:value-type="float" office:value="9.4297" calcext:value-type="float">
            <text:p>9,4297</text:p>
          </table:table-cell>
        </table:table-row>
        <table:table-row table:style-name="ro1">
          <table:table-cell office:value-type="float" office:value="271.857" calcext:value-type="float">
            <text:p>271,857</text:p>
          </table:table-cell>
          <table:table-cell office:value-type="float" office:value="9.4344" calcext:value-type="float">
            <text:p>9,4344</text:p>
          </table:table-cell>
        </table:table-row>
        <table:table-row table:style-name="ro1">
          <table:table-cell office:value-type="float" office:value="272.856" calcext:value-type="float">
            <text:p>272,856</text:p>
          </table:table-cell>
          <table:table-cell office:value-type="float" office:value="9.3914" calcext:value-type="float">
            <text:p>9,3914</text:p>
          </table:table-cell>
        </table:table-row>
        <table:table-row table:style-name="ro1">
          <table:table-cell office:value-type="float" office:value="273.856" calcext:value-type="float">
            <text:p>273,856</text:p>
          </table:table-cell>
          <table:table-cell office:value-type="float" office:value="9.3221" calcext:value-type="float">
            <text:p>9,3221</text:p>
          </table:table-cell>
        </table:table-row>
        <table:table-row table:style-name="ro1">
          <table:table-cell office:value-type="float" office:value="274.856" calcext:value-type="float">
            <text:p>274,856</text:p>
          </table:table-cell>
          <table:table-cell office:value-type="float" office:value="9.3624" calcext:value-type="float">
            <text:p>9,3624</text:p>
          </table:table-cell>
        </table:table-row>
        <table:table-row table:style-name="ro1">
          <table:table-cell office:value-type="float" office:value="275.856" calcext:value-type="float">
            <text:p>275,856</text:p>
          </table:table-cell>
          <table:table-cell office:value-type="float" office:value="9.446" calcext:value-type="float">
            <text:p>9,446</text:p>
          </table:table-cell>
        </table:table-row>
        <table:table-row table:style-name="ro1">
          <table:table-cell office:value-type="float" office:value="276.856" calcext:value-type="float">
            <text:p>276,856</text:p>
          </table:table-cell>
          <table:table-cell office:value-type="float" office:value="9.5147" calcext:value-type="float">
            <text:p>9,5147</text:p>
          </table:table-cell>
        </table:table-row>
        <table:table-row table:style-name="ro1">
          <table:table-cell office:value-type="float" office:value="277.856" calcext:value-type="float">
            <text:p>277,856</text:p>
          </table:table-cell>
          <table:table-cell office:value-type="float" office:value="9.4984" calcext:value-type="float">
            <text:p>9,4984</text:p>
          </table:table-cell>
        </table:table-row>
        <table:table-row table:style-name="ro1">
          <table:table-cell office:value-type="float" office:value="278.857" calcext:value-type="float">
            <text:p>278,857</text:p>
          </table:table-cell>
          <table:table-cell office:value-type="float" office:value="9.4752" calcext:value-type="float">
            <text:p>9,4752</text:p>
          </table:table-cell>
        </table:table-row>
        <table:table-row table:style-name="ro1">
          <table:table-cell office:value-type="float" office:value="279.856" calcext:value-type="float">
            <text:p>279,856</text:p>
          </table:table-cell>
          <table:table-cell office:value-type="float" office:value="9.3866" calcext:value-type="float">
            <text:p>9,3866</text:p>
          </table:table-cell>
        </table:table-row>
        <table:table-row table:style-name="ro1">
          <table:table-cell office:value-type="float" office:value="280.856" calcext:value-type="float">
            <text:p>280,856</text:p>
          </table:table-cell>
          <table:table-cell office:value-type="float" office:value="9.368" calcext:value-type="float">
            <text:p>9,368</text:p>
          </table:table-cell>
        </table:table-row>
        <table:table-row table:style-name="ro1">
          <table:table-cell office:value-type="float" office:value="281.856" calcext:value-type="float">
            <text:p>281,856</text:p>
          </table:table-cell>
          <table:table-cell office:value-type="float" office:value="9.3549" calcext:value-type="float">
            <text:p>9,3549</text:p>
          </table:table-cell>
        </table:table-row>
        <table:table-row table:style-name="ro1">
          <table:table-cell office:value-type="float" office:value="282.856" calcext:value-type="float">
            <text:p>282,856</text:p>
          </table:table-cell>
          <table:table-cell office:value-type="float" office:value="9.3268" calcext:value-type="float">
            <text:p>9,3268</text:p>
          </table:table-cell>
        </table:table-row>
        <table:table-row table:style-name="ro1">
          <table:table-cell office:value-type="float" office:value="283.857" calcext:value-type="float">
            <text:p>283,857</text:p>
          </table:table-cell>
          <table:table-cell office:value-type="float" office:value="9.3006" calcext:value-type="float">
            <text:p>9,3006</text:p>
          </table:table-cell>
        </table:table-row>
        <table:table-row table:style-name="ro1">
          <table:table-cell office:value-type="float" office:value="284.856" calcext:value-type="float">
            <text:p>284,856</text:p>
          </table:table-cell>
          <table:table-cell office:value-type="float" office:value="9.2527" calcext:value-type="float">
            <text:p>9,2527</text:p>
          </table:table-cell>
        </table:table-row>
        <table:table-row table:style-name="ro1">
          <table:table-cell office:value-type="float" office:value="285.857" calcext:value-type="float">
            <text:p>285,857</text:p>
          </table:table-cell>
          <table:table-cell office:value-type="float" office:value="9.2499" calcext:value-type="float">
            <text:p>9,2499</text:p>
          </table:table-cell>
        </table:table-row>
        <table:table-row table:style-name="ro1">
          <table:table-cell office:value-type="float" office:value="286.856" calcext:value-type="float">
            <text:p>286,856</text:p>
          </table:table-cell>
          <table:table-cell office:value-type="float" office:value="9.2393" calcext:value-type="float">
            <text:p>9,2393</text:p>
          </table:table-cell>
        </table:table-row>
        <table:table-row table:style-name="ro1">
          <table:table-cell office:value-type="float" office:value="287.856" calcext:value-type="float">
            <text:p>287,856</text:p>
          </table:table-cell>
          <table:table-cell office:value-type="float" office:value="9.1833" calcext:value-type="float">
            <text:p>9,1833</text:p>
          </table:table-cell>
        </table:table-row>
        <table:table-row table:style-name="ro1">
          <table:table-cell office:value-type="float" office:value="288.857" calcext:value-type="float">
            <text:p>288,857</text:p>
          </table:table-cell>
          <table:table-cell office:value-type="float" office:value="9.1604" calcext:value-type="float">
            <text:p>9,1604</text:p>
          </table:table-cell>
        </table:table-row>
        <table:table-row table:style-name="ro1">
          <table:table-cell office:value-type="float" office:value="289.856" calcext:value-type="float">
            <text:p>289,856</text:p>
          </table:table-cell>
          <table:table-cell office:value-type="float" office:value="9.1597" calcext:value-type="float">
            <text:p>9,1597</text:p>
          </table:table-cell>
        </table:table-row>
        <table:table-row table:style-name="ro1">
          <table:table-cell office:value-type="float" office:value="290.857" calcext:value-type="float">
            <text:p>290,857</text:p>
          </table:table-cell>
          <table:table-cell office:value-type="float" office:value="9.215" calcext:value-type="float">
            <text:p>9,215</text:p>
          </table:table-cell>
        </table:table-row>
        <table:table-row table:style-name="ro1">
          <table:table-cell office:value-type="float" office:value="291.856" calcext:value-type="float">
            <text:p>291,856</text:p>
          </table:table-cell>
          <table:table-cell office:value-type="float" office:value="9.2262" calcext:value-type="float">
            <text:p>9,2262</text:p>
          </table:table-cell>
        </table:table-row>
        <table:table-row table:style-name="ro1">
          <table:table-cell office:value-type="float" office:value="292.856" calcext:value-type="float">
            <text:p>292,856</text:p>
          </table:table-cell>
          <table:table-cell office:value-type="float" office:value="9.2761" calcext:value-type="float">
            <text:p>9,2761</text:p>
          </table:table-cell>
        </table:table-row>
        <table:table-row table:style-name="ro1">
          <table:table-cell office:value-type="float" office:value="293.856" calcext:value-type="float">
            <text:p>293,856</text:p>
          </table:table-cell>
          <table:table-cell office:value-type="float" office:value="9.29" calcext:value-type="float">
            <text:p>9,29</text:p>
          </table:table-cell>
        </table:table-row>
        <table:table-row table:style-name="ro1">
          <table:table-cell office:value-type="float" office:value="294.856" calcext:value-type="float">
            <text:p>294,856</text:p>
          </table:table-cell>
          <table:table-cell office:value-type="float" office:value="9.2664" calcext:value-type="float">
            <text:p>9,2664</text:p>
          </table:table-cell>
        </table:table-row>
        <table:table-row table:style-name="ro1">
          <table:table-cell office:value-type="float" office:value="295.856" calcext:value-type="float">
            <text:p>295,856</text:p>
          </table:table-cell>
          <table:table-cell office:value-type="float" office:value="9.2342" calcext:value-type="float">
            <text:p>9,2342</text:p>
          </table:table-cell>
        </table:table-row>
        <table:table-row table:style-name="ro1">
          <table:table-cell office:value-type="float" office:value="296.857" calcext:value-type="float">
            <text:p>296,857</text:p>
          </table:table-cell>
          <table:table-cell office:value-type="float" office:value="9.2412" calcext:value-type="float">
            <text:p>9,2412</text:p>
          </table:table-cell>
        </table:table-row>
        <table:table-row table:style-name="ro1">
          <table:table-cell office:value-type="float" office:value="297.856" calcext:value-type="float">
            <text:p>297,856</text:p>
          </table:table-cell>
          <table:table-cell office:value-type="float" office:value="9.2767" calcext:value-type="float">
            <text:p>9,2767</text:p>
          </table:table-cell>
        </table:table-row>
        <table:table-row table:style-name="ro1">
          <table:table-cell office:value-type="float" office:value="298.856" calcext:value-type="float">
            <text:p>298,856</text:p>
          </table:table-cell>
          <table:table-cell office:value-type="float" office:value="9.2436" calcext:value-type="float">
            <text:p>9,2436</text:p>
          </table:table-cell>
        </table:table-row>
        <table:table-row table:style-name="ro1">
          <table:table-cell office:value-type="float" office:value="299.857" calcext:value-type="float">
            <text:p>299,857</text:p>
          </table:table-cell>
          <table:table-cell office:value-type="float" office:value="9.2471" calcext:value-type="float">
            <text:p>9,2471</text:p>
          </table:table-cell>
        </table:table-row>
        <table:table-row table:style-name="ro1">
          <table:table-cell office:value-type="float" office:value="300.856" calcext:value-type="float">
            <text:p>300,856</text:p>
          </table:table-cell>
          <table:table-cell office:value-type="float" office:value="9.277" calcext:value-type="float">
            <text:p>9,277</text:p>
          </table:table-cell>
        </table:table-row>
        <table:table-row table:style-name="ro1">
          <table:table-cell office:value-type="float" office:value="301.856" calcext:value-type="float">
            <text:p>301,856</text:p>
          </table:table-cell>
          <table:table-cell office:value-type="float" office:value="9.25" calcext:value-type="float">
            <text:p>9,25</text:p>
          </table:table-cell>
        </table:table-row>
        <table:table-row table:style-name="ro1">
          <table:table-cell office:value-type="float" office:value="302.856" calcext:value-type="float">
            <text:p>302,856</text:p>
          </table:table-cell>
          <table:table-cell office:value-type="float" office:value="9.1921" calcext:value-type="float">
            <text:p>9,1921</text:p>
          </table:table-cell>
        </table:table-row>
        <table:table-row table:style-name="ro1">
          <table:table-cell office:value-type="float" office:value="303.857" calcext:value-type="float">
            <text:p>303,857</text:p>
          </table:table-cell>
          <table:table-cell office:value-type="float" office:value="9.1126" calcext:value-type="float">
            <text:p>9,1126</text:p>
          </table:table-cell>
        </table:table-row>
        <table:table-row table:style-name="ro1">
          <table:table-cell office:value-type="float" office:value="304.856" calcext:value-type="float">
            <text:p>304,856</text:p>
          </table:table-cell>
          <table:table-cell office:value-type="float" office:value="9.0304" calcext:value-type="float">
            <text:p>9,0304</text:p>
          </table:table-cell>
        </table:table-row>
        <table:table-row table:style-name="ro1">
          <table:table-cell office:value-type="float" office:value="305.856" calcext:value-type="float">
            <text:p>305,856</text:p>
          </table:table-cell>
          <table:table-cell office:value-type="float" office:value="8.9299" calcext:value-type="float">
            <text:p>8,9299</text:p>
          </table:table-cell>
        </table:table-row>
        <table:table-row table:style-name="ro1">
          <table:table-cell office:value-type="float" office:value="306.856" calcext:value-type="float">
            <text:p>306,856</text:p>
          </table:table-cell>
          <table:table-cell office:value-type="float" office:value="8.9613" calcext:value-type="float">
            <text:p>8,9613</text:p>
          </table:table-cell>
        </table:table-row>
        <table:table-row table:style-name="ro1">
          <table:table-cell office:value-type="float" office:value="307.857" calcext:value-type="float">
            <text:p>307,857</text:p>
          </table:table-cell>
          <table:table-cell office:value-type="float" office:value="9.0275" calcext:value-type="float">
            <text:p>9,0275</text:p>
          </table:table-cell>
        </table:table-row>
        <table:table-row table:style-name="ro1">
          <table:table-cell office:value-type="float" office:value="308.856" calcext:value-type="float">
            <text:p>308,856</text:p>
          </table:table-cell>
          <table:table-cell office:value-type="float" office:value="9.0614" calcext:value-type="float">
            <text:p>9,0614</text:p>
          </table:table-cell>
        </table:table-row>
        <table:table-row table:style-name="ro1">
          <table:table-cell office:value-type="float" office:value="309.856" calcext:value-type="float">
            <text:p>309,856</text:p>
          </table:table-cell>
          <table:table-cell office:value-type="float" office:value="8.9576" calcext:value-type="float">
            <text:p>8,9576</text:p>
          </table:table-cell>
        </table:table-row>
        <table:table-row table:style-name="ro1">
          <table:table-cell office:value-type="float" office:value="310.856" calcext:value-type="float">
            <text:p>310,856</text:p>
          </table:table-cell>
          <table:table-cell office:value-type="float" office:value="8.8958" calcext:value-type="float">
            <text:p>8,8958</text:p>
          </table:table-cell>
        </table:table-row>
        <table:table-row table:style-name="ro1">
          <table:table-cell office:value-type="float" office:value="311.856" calcext:value-type="float">
            <text:p>311,856</text:p>
          </table:table-cell>
          <table:table-cell office:value-type="float" office:value="8.9417" calcext:value-type="float">
            <text:p>8,9417</text:p>
          </table:table-cell>
        </table:table-row>
        <table:table-row table:style-name="ro1">
          <table:table-cell office:value-type="float" office:value="312.857" calcext:value-type="float">
            <text:p>312,857</text:p>
          </table:table-cell>
          <table:table-cell office:value-type="float" office:value="8.939" calcext:value-type="float">
            <text:p>8,939</text:p>
          </table:table-cell>
        </table:table-row>
        <table:table-row table:style-name="ro1">
          <table:table-cell office:value-type="float" office:value="313.856" calcext:value-type="float">
            <text:p>313,856</text:p>
          </table:table-cell>
          <table:table-cell office:value-type="float" office:value="8.9593" calcext:value-type="float">
            <text:p>8,9593</text:p>
          </table:table-cell>
        </table:table-row>
        <table:table-row table:style-name="ro1">
          <table:table-cell office:value-type="float" office:value="314.857" calcext:value-type="float">
            <text:p>314,857</text:p>
          </table:table-cell>
          <table:table-cell office:value-type="float" office:value="8.8886" calcext:value-type="float">
            <text:p>8,8886</text:p>
          </table:table-cell>
        </table:table-row>
        <table:table-row table:style-name="ro1">
          <table:table-cell office:value-type="float" office:value="315.856" calcext:value-type="float">
            <text:p>315,856</text:p>
          </table:table-cell>
          <table:table-cell office:value-type="float" office:value="8.9028" calcext:value-type="float">
            <text:p>8,9028</text:p>
          </table:table-cell>
        </table:table-row>
        <table:table-row table:style-name="ro1">
          <table:table-cell office:value-type="float" office:value="316.856" calcext:value-type="float">
            <text:p>316,856</text:p>
          </table:table-cell>
          <table:table-cell office:value-type="float" office:value="8.9516" calcext:value-type="float">
            <text:p>8,9516</text:p>
          </table:table-cell>
        </table:table-row>
        <table:table-row table:style-name="ro1">
          <table:table-cell office:value-type="float" office:value="317.856" calcext:value-type="float">
            <text:p>317,856</text:p>
          </table:table-cell>
          <table:table-cell office:value-type="float" office:value="8.9574" calcext:value-type="float">
            <text:p>8,9574</text:p>
          </table:table-cell>
        </table:table-row>
        <table:table-row table:style-name="ro1">
          <table:table-cell office:value-type="float" office:value="318.856" calcext:value-type="float">
            <text:p>318,856</text:p>
          </table:table-cell>
          <table:table-cell office:value-type="float" office:value="8.923" calcext:value-type="float">
            <text:p>8,923</text:p>
          </table:table-cell>
        </table:table-row>
        <table:table-row table:style-name="ro1">
          <table:table-cell office:value-type="float" office:value="319.856" calcext:value-type="float">
            <text:p>319,856</text:p>
          </table:table-cell>
          <table:table-cell office:value-type="float" office:value="8.9127" calcext:value-type="float">
            <text:p>8,9127</text:p>
          </table:table-cell>
        </table:table-row>
        <table:table-row table:style-name="ro1">
          <table:table-cell office:value-type="float" office:value="320.856" calcext:value-type="float">
            <text:p>320,856</text:p>
          </table:table-cell>
          <table:table-cell office:value-type="float" office:value="8.9028" calcext:value-type="float">
            <text:p>8,9028</text:p>
          </table:table-cell>
        </table:table-row>
        <table:table-row table:style-name="ro1">
          <table:table-cell office:value-type="float" office:value="321.857" calcext:value-type="float">
            <text:p>321,857</text:p>
          </table:table-cell>
          <table:table-cell office:value-type="float" office:value="8.8804" calcext:value-type="float">
            <text:p>8,8804</text:p>
          </table:table-cell>
        </table:table-row>
        <table:table-row table:style-name="ro1">
          <table:table-cell office:value-type="float" office:value="322.856" calcext:value-type="float">
            <text:p>322,856</text:p>
          </table:table-cell>
          <table:table-cell office:value-type="float" office:value="8.9323" calcext:value-type="float">
            <text:p>8,9323</text:p>
          </table:table-cell>
        </table:table-row>
        <table:table-row table:style-name="ro1">
          <table:table-cell office:value-type="float" office:value="323.857" calcext:value-type="float">
            <text:p>323,857</text:p>
          </table:table-cell>
          <table:table-cell office:value-type="float" office:value="8.9548" calcext:value-type="float">
            <text:p>8,9548</text:p>
          </table:table-cell>
        </table:table-row>
        <table:table-row table:style-name="ro1">
          <table:table-cell office:value-type="float" office:value="324.856" calcext:value-type="float">
            <text:p>324,856</text:p>
          </table:table-cell>
          <table:table-cell office:value-type="float" office:value="8.9463" calcext:value-type="float">
            <text:p>8,9463</text:p>
          </table:table-cell>
        </table:table-row>
        <table:table-row table:style-name="ro1">
          <table:table-cell office:value-type="float" office:value="325.856" calcext:value-type="float">
            <text:p>325,856</text:p>
          </table:table-cell>
          <table:table-cell office:value-type="float" office:value="8.9172" calcext:value-type="float">
            <text:p>8,9172</text:p>
          </table:table-cell>
        </table:table-row>
        <table:table-row table:style-name="ro1">
          <table:table-cell office:value-type="float" office:value="326.856" calcext:value-type="float">
            <text:p>326,856</text:p>
          </table:table-cell>
          <table:table-cell office:value-type="float" office:value="8.8997" calcext:value-type="float">
            <text:p>8,8997</text:p>
          </table:table-cell>
        </table:table-row>
        <table:table-row table:style-name="ro1">
          <table:table-cell office:value-type="float" office:value="327.856" calcext:value-type="float">
            <text:p>327,856</text:p>
          </table:table-cell>
          <table:table-cell office:value-type="float" office:value="8.8116" calcext:value-type="float">
            <text:p>8,8116</text:p>
          </table:table-cell>
        </table:table-row>
        <table:table-row table:style-name="ro1">
          <table:table-cell office:value-type="float" office:value="328.857" calcext:value-type="float">
            <text:p>328,857</text:p>
          </table:table-cell>
          <table:table-cell office:value-type="float" office:value="8.7657" calcext:value-type="float">
            <text:p>8,7657</text:p>
          </table:table-cell>
        </table:table-row>
        <table:table-row table:style-name="ro1">
          <table:table-cell office:value-type="float" office:value="329.856" calcext:value-type="float">
            <text:p>329,856</text:p>
          </table:table-cell>
          <table:table-cell office:value-type="float" office:value="8.8195" calcext:value-type="float">
            <text:p>8,8195</text:p>
          </table:table-cell>
        </table:table-row>
        <table:table-row table:style-name="ro1">
          <table:table-cell office:value-type="float" office:value="330.856" calcext:value-type="float">
            <text:p>330,856</text:p>
          </table:table-cell>
          <table:table-cell office:value-type="float" office:value="8.7491" calcext:value-type="float">
            <text:p>8,7491</text:p>
          </table:table-cell>
        </table:table-row>
        <table:table-row table:style-name="ro1">
          <table:table-cell office:value-type="float" office:value="331.857" calcext:value-type="float">
            <text:p>331,857</text:p>
          </table:table-cell>
          <table:table-cell office:value-type="float" office:value="8.6592" calcext:value-type="float">
            <text:p>8,6592</text:p>
          </table:table-cell>
        </table:table-row>
        <table:table-row table:style-name="ro1">
          <table:table-cell office:value-type="float" office:value="332.856" calcext:value-type="float">
            <text:p>332,856</text:p>
          </table:table-cell>
          <table:table-cell office:value-type="float" office:value="8.6807" calcext:value-type="float">
            <text:p>8,6807</text:p>
          </table:table-cell>
        </table:table-row>
        <table:table-row table:style-name="ro1">
          <table:table-cell office:value-type="float" office:value="333.857" calcext:value-type="float">
            <text:p>333,857</text:p>
          </table:table-cell>
          <table:table-cell office:value-type="float" office:value="8.7234" calcext:value-type="float">
            <text:p>8,7234</text:p>
          </table:table-cell>
        </table:table-row>
        <table:table-row table:style-name="ro1">
          <table:table-cell office:value-type="float" office:value="334.856" calcext:value-type="float">
            <text:p>334,856</text:p>
          </table:table-cell>
          <table:table-cell office:value-type="float" office:value="8.7418" calcext:value-type="float">
            <text:p>8,7418</text:p>
          </table:table-cell>
        </table:table-row>
        <table:table-row table:style-name="ro1">
          <table:table-cell office:value-type="float" office:value="335.856" calcext:value-type="float">
            <text:p>335,856</text:p>
          </table:table-cell>
          <table:table-cell office:value-type="float" office:value="8.7301" calcext:value-type="float">
            <text:p>8,7301</text:p>
          </table:table-cell>
        </table:table-row>
        <table:table-row table:style-name="ro1">
          <table:table-cell office:value-type="float" office:value="336.856" calcext:value-type="float">
            <text:p>336,856</text:p>
          </table:table-cell>
          <table:table-cell office:value-type="float" office:value="8.7367" calcext:value-type="float">
            <text:p>8,7367</text:p>
          </table:table-cell>
        </table:table-row>
        <table:table-row table:style-name="ro1">
          <table:table-cell office:value-type="float" office:value="337.856" calcext:value-type="float">
            <text:p>337,856</text:p>
          </table:table-cell>
          <table:table-cell office:value-type="float" office:value="8.7195" calcext:value-type="float">
            <text:p>8,7195</text:p>
          </table:table-cell>
        </table:table-row>
        <table:table-row table:style-name="ro1">
          <table:table-cell office:value-type="float" office:value="338.856" calcext:value-type="float">
            <text:p>338,856</text:p>
          </table:table-cell>
          <table:table-cell office:value-type="float" office:value="8.7355" calcext:value-type="float">
            <text:p>8,7355</text:p>
          </table:table-cell>
        </table:table-row>
        <table:table-row table:style-name="ro1">
          <table:table-cell office:value-type="float" office:value="339.856" calcext:value-type="float">
            <text:p>339,856</text:p>
          </table:table-cell>
          <table:table-cell office:value-type="float" office:value="8.7117" calcext:value-type="float">
            <text:p>8,7117</text:p>
          </table:table-cell>
        </table:table-row>
        <table:table-row table:style-name="ro1">
          <table:table-cell office:value-type="float" office:value="340.856" calcext:value-type="float">
            <text:p>340,856</text:p>
          </table:table-cell>
          <table:table-cell office:value-type="float" office:value="8.6905" calcext:value-type="float">
            <text:p>8,6905</text:p>
          </table:table-cell>
        </table:table-row>
        <table:table-row table:style-name="ro1">
          <table:table-cell office:value-type="float" office:value="341.856" calcext:value-type="float">
            <text:p>341,856</text:p>
          </table:table-cell>
          <table:table-cell office:value-type="float" office:value="8.6778" calcext:value-type="float">
            <text:p>8,6778</text:p>
          </table:table-cell>
        </table:table-row>
        <table:table-row table:style-name="ro1">
          <table:table-cell office:value-type="float" office:value="342.856" calcext:value-type="float">
            <text:p>342,856</text:p>
          </table:table-cell>
          <table:table-cell office:value-type="float" office:value="8.6977" calcext:value-type="float">
            <text:p>8,6977</text:p>
          </table:table-cell>
        </table:table-row>
        <table:table-row table:style-name="ro1">
          <table:table-cell office:value-type="float" office:value="343.856" calcext:value-type="float">
            <text:p>343,856</text:p>
          </table:table-cell>
          <table:table-cell office:value-type="float" office:value="8.6521" calcext:value-type="float">
            <text:p>8,6521</text:p>
          </table:table-cell>
        </table:table-row>
        <table:table-row table:style-name="ro1">
          <table:table-cell office:value-type="float" office:value="344.857" calcext:value-type="float">
            <text:p>344,857</text:p>
          </table:table-cell>
          <table:table-cell office:value-type="float" office:value="8.6287" calcext:value-type="float">
            <text:p>8,6287</text:p>
          </table:table-cell>
        </table:table-row>
        <table:table-row table:style-name="ro1">
          <table:table-cell office:value-type="float" office:value="345.856" calcext:value-type="float">
            <text:p>345,856</text:p>
          </table:table-cell>
          <table:table-cell office:value-type="float" office:value="8.5927" calcext:value-type="float">
            <text:p>8,5927</text:p>
          </table:table-cell>
        </table:table-row>
        <table:table-row table:style-name="ro1">
          <table:table-cell office:value-type="float" office:value="346.857" calcext:value-type="float">
            <text:p>346,857</text:p>
          </table:table-cell>
          <table:table-cell office:value-type="float" office:value="8.5766" calcext:value-type="float">
            <text:p>8,5766</text:p>
          </table:table-cell>
        </table:table-row>
        <table:table-row table:style-name="ro1">
          <table:table-cell office:value-type="float" office:value="347.856" calcext:value-type="float">
            <text:p>347,856</text:p>
          </table:table-cell>
          <table:table-cell office:value-type="float" office:value="8.5529" calcext:value-type="float">
            <text:p>8,5529</text:p>
          </table:table-cell>
        </table:table-row>
        <table:table-row table:style-name="ro1">
          <table:table-cell office:value-type="float" office:value="348.857" calcext:value-type="float">
            <text:p>348,857</text:p>
          </table:table-cell>
          <table:table-cell office:value-type="float" office:value="8.5492" calcext:value-type="float">
            <text:p>8,5492</text:p>
          </table:table-cell>
        </table:table-row>
        <table:table-row table:style-name="ro1">
          <table:table-cell office:value-type="float" office:value="349.856" calcext:value-type="float">
            <text:p>349,856</text:p>
          </table:table-cell>
          <table:table-cell office:value-type="float" office:value="8.5229" calcext:value-type="float">
            <text:p>8,5229</text:p>
          </table:table-cell>
        </table:table-row>
        <table:table-row table:style-name="ro1">
          <table:table-cell office:value-type="float" office:value="350.856" calcext:value-type="float">
            <text:p>350,856</text:p>
          </table:table-cell>
          <table:table-cell office:value-type="float" office:value="8.539" calcext:value-type="float">
            <text:p>8,539</text:p>
          </table:table-cell>
        </table:table-row>
        <table:table-row table:style-name="ro1">
          <table:table-cell office:value-type="float" office:value="351.856" calcext:value-type="float">
            <text:p>351,856</text:p>
          </table:table-cell>
          <table:table-cell office:value-type="float" office:value="8.5613" calcext:value-type="float">
            <text:p>8,5613</text:p>
          </table:table-cell>
        </table:table-row>
        <table:table-row table:style-name="ro1">
          <table:table-cell office:value-type="float" office:value="352.856" calcext:value-type="float">
            <text:p>352,856</text:p>
          </table:table-cell>
          <table:table-cell office:value-type="float" office:value="8.5536" calcext:value-type="float">
            <text:p>8,5536</text:p>
          </table:table-cell>
        </table:table-row>
        <table:table-row table:style-name="ro1">
          <table:table-cell office:value-type="float" office:value="353.856" calcext:value-type="float">
            <text:p>353,856</text:p>
          </table:table-cell>
          <table:table-cell office:value-type="float" office:value="8.5248" calcext:value-type="float">
            <text:p>8,5248</text:p>
          </table:table-cell>
        </table:table-row>
        <table:table-row table:style-name="ro1">
          <table:table-cell office:value-type="float" office:value="354.857" calcext:value-type="float">
            <text:p>354,857</text:p>
          </table:table-cell>
          <table:table-cell office:value-type="float" office:value="8.5127" calcext:value-type="float">
            <text:p>8,5127</text:p>
          </table:table-cell>
        </table:table-row>
        <table:table-row table:style-name="ro1">
          <table:table-cell office:value-type="float" office:value="355.856" calcext:value-type="float">
            <text:p>355,856</text:p>
          </table:table-cell>
          <table:table-cell office:value-type="float" office:value="8.4803" calcext:value-type="float">
            <text:p>8,4803</text:p>
          </table:table-cell>
        </table:table-row>
        <table:table-row table:style-name="ro1">
          <table:table-cell office:value-type="float" office:value="356.856" calcext:value-type="float">
            <text:p>356,856</text:p>
          </table:table-cell>
          <table:table-cell office:value-type="float" office:value="8.4468" calcext:value-type="float">
            <text:p>8,4468</text:p>
          </table:table-cell>
        </table:table-row>
        <table:table-row table:style-name="ro1">
          <table:table-cell office:value-type="float" office:value="357.857" calcext:value-type="float">
            <text:p>357,857</text:p>
          </table:table-cell>
          <table:table-cell office:value-type="float" office:value="8.4757" calcext:value-type="float">
            <text:p>8,4757</text:p>
          </table:table-cell>
        </table:table-row>
        <table:table-row table:style-name="ro1">
          <table:table-cell office:value-type="float" office:value="358.856" calcext:value-type="float">
            <text:p>358,856</text:p>
          </table:table-cell>
          <table:table-cell office:value-type="float" office:value="8.5148" calcext:value-type="float">
            <text:p>8,5148</text:p>
          </table:table-cell>
        </table:table-row>
        <table:table-row table:style-name="ro1">
          <table:table-cell office:value-type="float" office:value="359.857" calcext:value-type="float">
            <text:p>359,857</text:p>
          </table:table-cell>
          <table:table-cell office:value-type="float" office:value="8.5349" calcext:value-type="float">
            <text:p>8,5349</text:p>
          </table:table-cell>
        </table:table-row>
        <table:table-row table:style-name="ro1">
          <table:table-cell office:value-type="float" office:value="360.856" calcext:value-type="float">
            <text:p>360,856</text:p>
          </table:table-cell>
          <table:table-cell office:value-type="float" office:value="8.5585" calcext:value-type="float">
            <text:p>8,5585</text:p>
          </table:table-cell>
        </table:table-row>
        <table:table-row table:style-name="ro1">
          <table:table-cell office:value-type="float" office:value="361.856" calcext:value-type="float">
            <text:p>361,856</text:p>
          </table:table-cell>
          <table:table-cell office:value-type="float" office:value="8.542" calcext:value-type="float">
            <text:p>8,542</text:p>
          </table:table-cell>
        </table:table-row>
        <table:table-row table:style-name="ro1">
          <table:table-cell office:value-type="float" office:value="362.856" calcext:value-type="float">
            <text:p>362,856</text:p>
          </table:table-cell>
          <table:table-cell office:value-type="float" office:value="8.5832" calcext:value-type="float">
            <text:p>8,5832</text:p>
          </table:table-cell>
        </table:table-row>
        <table:table-row table:style-name="ro1">
          <table:table-cell office:value-type="float" office:value="363.856" calcext:value-type="float">
            <text:p>363,856</text:p>
          </table:table-cell>
          <table:table-cell office:value-type="float" office:value="8.5081" calcext:value-type="float">
            <text:p>8,5081</text:p>
          </table:table-cell>
        </table:table-row>
        <table:table-row table:style-name="ro1">
          <table:table-cell office:value-type="float" office:value="364.856" calcext:value-type="float">
            <text:p>364,856</text:p>
          </table:table-cell>
          <table:table-cell office:value-type="float" office:value="8.4597" calcext:value-type="float">
            <text:p>8,4597</text:p>
          </table:table-cell>
        </table:table-row>
        <table:table-row table:style-name="ro1">
          <table:table-cell office:value-type="float" office:value="365.856" calcext:value-type="float">
            <text:p>365,856</text:p>
          </table:table-cell>
          <table:table-cell office:value-type="float" office:value="8.4177" calcext:value-type="float">
            <text:p>8,4177</text:p>
          </table:table-cell>
        </table:table-row>
        <table:table-row table:style-name="ro1">
          <table:table-cell office:value-type="float" office:value="366.856" calcext:value-type="float">
            <text:p>366,856</text:p>
          </table:table-cell>
          <table:table-cell office:value-type="float" office:value="8.4489" calcext:value-type="float">
            <text:p>8,4489</text:p>
          </table:table-cell>
        </table:table-row>
        <table:table-row table:style-name="ro1">
          <table:table-cell office:value-type="float" office:value="367.856" calcext:value-type="float">
            <text:p>367,856</text:p>
          </table:table-cell>
          <table:table-cell office:value-type="float" office:value="8.4741" calcext:value-type="float">
            <text:p>8,4741</text:p>
          </table:table-cell>
        </table:table-row>
        <table:table-row table:style-name="ro1">
          <table:table-cell office:value-type="float" office:value="368.856" calcext:value-type="float">
            <text:p>368,856</text:p>
          </table:table-cell>
          <table:table-cell office:value-type="float" office:value="8.4018" calcext:value-type="float">
            <text:p>8,4018</text:p>
          </table:table-cell>
        </table:table-row>
        <table:table-row table:style-name="ro1">
          <table:table-cell office:value-type="float" office:value="369.856" calcext:value-type="float">
            <text:p>369,856</text:p>
          </table:table-cell>
          <table:table-cell office:value-type="float" office:value="8.3555" calcext:value-type="float">
            <text:p>8,3555</text:p>
          </table:table-cell>
        </table:table-row>
        <table:table-row table:style-name="ro1">
          <table:table-cell office:value-type="float" office:value="370.856" calcext:value-type="float">
            <text:p>370,856</text:p>
          </table:table-cell>
          <table:table-cell office:value-type="float" office:value="8.4017" calcext:value-type="float">
            <text:p>8,4017</text:p>
          </table:table-cell>
        </table:table-row>
        <table:table-row table:style-name="ro1">
          <table:table-cell office:value-type="float" office:value="371.857" calcext:value-type="float">
            <text:p>371,857</text:p>
          </table:table-cell>
          <table:table-cell office:value-type="float" office:value="8.3896" calcext:value-type="float">
            <text:p>8,3896</text:p>
          </table:table-cell>
        </table:table-row>
        <table:table-row table:style-name="ro1">
          <table:table-cell office:value-type="float" office:value="372.856" calcext:value-type="float">
            <text:p>372,856</text:p>
          </table:table-cell>
          <table:table-cell office:value-type="float" office:value="8.3243" calcext:value-type="float">
            <text:p>8,3243</text:p>
          </table:table-cell>
        </table:table-row>
        <table:table-row table:style-name="ro1">
          <table:table-cell office:value-type="float" office:value="373.856" calcext:value-type="float">
            <text:p>373,856</text:p>
          </table:table-cell>
          <table:table-cell office:value-type="float" office:value="8.3482" calcext:value-type="float">
            <text:p>8,3482</text:p>
          </table:table-cell>
        </table:table-row>
        <table:table-row table:style-name="ro1">
          <table:table-cell office:value-type="float" office:value="374.856" calcext:value-type="float">
            <text:p>374,856</text:p>
          </table:table-cell>
          <table:table-cell office:value-type="float" office:value="8.3573" calcext:value-type="float">
            <text:p>8,3573</text:p>
          </table:table-cell>
        </table:table-row>
        <table:table-row table:style-name="ro1">
          <table:table-cell office:value-type="float" office:value="375.856" calcext:value-type="float">
            <text:p>375,856</text:p>
          </table:table-cell>
          <table:table-cell office:value-type="float" office:value="8.3709" calcext:value-type="float">
            <text:p>8,3709</text:p>
          </table:table-cell>
        </table:table-row>
        <table:table-row table:style-name="ro1">
          <table:table-cell office:value-type="float" office:value="376.856" calcext:value-type="float">
            <text:p>376,856</text:p>
          </table:table-cell>
          <table:table-cell office:value-type="float" office:value="8.3793" calcext:value-type="float">
            <text:p>8,3793</text:p>
          </table:table-cell>
        </table:table-row>
        <table:table-row table:style-name="ro1">
          <table:table-cell office:value-type="float" office:value="377.856" calcext:value-type="float">
            <text:p>377,856</text:p>
          </table:table-cell>
          <table:table-cell office:value-type="float" office:value="8.3394" calcext:value-type="float">
            <text:p>8,3394</text:p>
          </table:table-cell>
        </table:table-row>
        <table:table-row table:style-name="ro1">
          <table:table-cell office:value-type="float" office:value="378.856" calcext:value-type="float">
            <text:p>378,856</text:p>
          </table:table-cell>
          <table:table-cell office:value-type="float" office:value="8.3771" calcext:value-type="float">
            <text:p>8,3771</text:p>
          </table:table-cell>
        </table:table-row>
        <table:table-row table:style-name="ro1">
          <table:table-cell office:value-type="float" office:value="379.856" calcext:value-type="float">
            <text:p>379,856</text:p>
          </table:table-cell>
          <table:table-cell office:value-type="float" office:value="8.3616" calcext:value-type="float">
            <text:p>8,3616</text:p>
          </table:table-cell>
        </table:table-row>
        <table:table-row table:style-name="ro1">
          <table:table-cell office:value-type="float" office:value="380.856" calcext:value-type="float">
            <text:p>380,856</text:p>
          </table:table-cell>
          <table:table-cell office:value-type="float" office:value="8.2795" calcext:value-type="float">
            <text:p>8,2795</text:p>
          </table:table-cell>
        </table:table-row>
        <table:table-row table:style-name="ro1">
          <table:table-cell office:value-type="float" office:value="381.856" calcext:value-type="float">
            <text:p>381,856</text:p>
          </table:table-cell>
          <table:table-cell office:value-type="float" office:value="8.2564" calcext:value-type="float">
            <text:p>8,2564</text:p>
          </table:table-cell>
        </table:table-row>
        <table:table-row table:style-name="ro1">
          <table:table-cell office:value-type="float" office:value="382.856" calcext:value-type="float">
            <text:p>382,856</text:p>
          </table:table-cell>
          <table:table-cell office:value-type="float" office:value="8.2617" calcext:value-type="float">
            <text:p>8,2617</text:p>
          </table:table-cell>
        </table:table-row>
        <table:table-row table:style-name="ro1">
          <table:table-cell office:value-type="float" office:value="383.856" calcext:value-type="float">
            <text:p>383,856</text:p>
          </table:table-cell>
          <table:table-cell office:value-type="float" office:value="8.2823" calcext:value-type="float">
            <text:p>8,2823</text:p>
          </table:table-cell>
        </table:table-row>
        <table:table-row table:style-name="ro1">
          <table:table-cell office:value-type="float" office:value="384.856" calcext:value-type="float">
            <text:p>384,856</text:p>
          </table:table-cell>
          <table:table-cell office:value-type="float" office:value="8.2884" calcext:value-type="float">
            <text:p>8,2884</text:p>
          </table:table-cell>
        </table:table-row>
        <table:table-row table:style-name="ro1">
          <table:table-cell office:value-type="float" office:value="385.857" calcext:value-type="float">
            <text:p>385,857</text:p>
          </table:table-cell>
          <table:table-cell office:value-type="float" office:value="8.2697" calcext:value-type="float">
            <text:p>8,2697</text:p>
          </table:table-cell>
        </table:table-row>
        <table:table-row table:style-name="ro1">
          <table:table-cell office:value-type="float" office:value="386.856" calcext:value-type="float">
            <text:p>386,856</text:p>
          </table:table-cell>
          <table:table-cell office:value-type="float" office:value="8.2687" calcext:value-type="float">
            <text:p>8,2687</text:p>
          </table:table-cell>
        </table:table-row>
        <table:table-row table:style-name="ro1">
          <table:table-cell office:value-type="float" office:value="387.856" calcext:value-type="float">
            <text:p>387,856</text:p>
          </table:table-cell>
          <table:table-cell office:value-type="float" office:value="8.2825" calcext:value-type="float">
            <text:p>8,2825</text:p>
          </table:table-cell>
        </table:table-row>
        <table:table-row table:style-name="ro1">
          <table:table-cell office:value-type="float" office:value="388.856" calcext:value-type="float">
            <text:p>388,856</text:p>
          </table:table-cell>
          <table:table-cell office:value-type="float" office:value="8.2732" calcext:value-type="float">
            <text:p>8,2732</text:p>
          </table:table-cell>
        </table:table-row>
        <table:table-row table:style-name="ro1">
          <table:table-cell office:value-type="float" office:value="389.857" calcext:value-type="float">
            <text:p>389,857</text:p>
          </table:table-cell>
          <table:table-cell office:value-type="float" office:value="8.1493" calcext:value-type="float">
            <text:p>8,1493</text:p>
          </table:table-cell>
        </table:table-row>
        <table:table-row table:style-name="ro1">
          <table:table-cell office:value-type="float" office:value="390.856" calcext:value-type="float">
            <text:p>390,856</text:p>
          </table:table-cell>
          <table:table-cell office:value-type="float" office:value="8.0923" calcext:value-type="float">
            <text:p>8,0923</text:p>
          </table:table-cell>
        </table:table-row>
        <table:table-row table:style-name="ro1">
          <table:table-cell office:value-type="float" office:value="391.856" calcext:value-type="float">
            <text:p>391,856</text:p>
          </table:table-cell>
          <table:table-cell office:value-type="float" office:value="8.0856" calcext:value-type="float">
            <text:p>8,0856</text:p>
          </table:table-cell>
        </table:table-row>
        <table:table-row table:style-name="ro1">
          <table:table-cell office:value-type="float" office:value="392.857" calcext:value-type="float">
            <text:p>392,857</text:p>
          </table:table-cell>
          <table:table-cell office:value-type="float" office:value="8.121" calcext:value-type="float">
            <text:p>8,121</text:p>
          </table:table-cell>
        </table:table-row>
        <table:table-row table:style-name="ro1">
          <table:table-cell office:value-type="float" office:value="393.856" calcext:value-type="float">
            <text:p>393,856</text:p>
          </table:table-cell>
          <table:table-cell office:value-type="float" office:value="8.1619" calcext:value-type="float">
            <text:p>8,1619</text:p>
          </table:table-cell>
        </table:table-row>
        <table:table-row table:style-name="ro1">
          <table:table-cell office:value-type="float" office:value="394.856" calcext:value-type="float">
            <text:p>394,856</text:p>
          </table:table-cell>
          <table:table-cell office:value-type="float" office:value="8.2158" calcext:value-type="float">
            <text:p>8,2158</text:p>
          </table:table-cell>
        </table:table-row>
        <table:table-row table:style-name="ro1">
          <table:table-cell office:value-type="float" office:value="395.856" calcext:value-type="float">
            <text:p>395,856</text:p>
          </table:table-cell>
          <table:table-cell office:value-type="float" office:value="8.1606" calcext:value-type="float">
            <text:p>8,1606</text:p>
          </table:table-cell>
        </table:table-row>
        <table:table-row table:style-name="ro1">
          <table:table-cell office:value-type="float" office:value="396.857" calcext:value-type="float">
            <text:p>396,857</text:p>
          </table:table-cell>
          <table:table-cell office:value-type="float" office:value="8.1371" calcext:value-type="float">
            <text:p>8,1371</text:p>
          </table:table-cell>
        </table:table-row>
        <table:table-row table:style-name="ro1">
          <table:table-cell office:value-type="float" office:value="397.856" calcext:value-type="float">
            <text:p>397,856</text:p>
          </table:table-cell>
          <table:table-cell office:value-type="float" office:value="8.0778" calcext:value-type="float">
            <text:p>8,0778</text:p>
          </table:table-cell>
        </table:table-row>
        <table:table-row table:style-name="ro1">
          <table:table-cell office:value-type="float" office:value="398.856" calcext:value-type="float">
            <text:p>398,856</text:p>
          </table:table-cell>
          <table:table-cell office:value-type="float" office:value="8.0465" calcext:value-type="float">
            <text:p>8,0465</text:p>
          </table:table-cell>
        </table:table-row>
        <table:table-row table:style-name="ro1">
          <table:table-cell office:value-type="float" office:value="399.856" calcext:value-type="float">
            <text:p>399,856</text:p>
          </table:table-cell>
          <table:table-cell office:value-type="float" office:value="8.0615" calcext:value-type="float">
            <text:p>8,0615</text:p>
          </table:table-cell>
        </table:table-row>
        <table:table-row table:style-name="ro1">
          <table:table-cell office:value-type="float" office:value="400.857" calcext:value-type="float">
            <text:p>400,857</text:p>
          </table:table-cell>
          <table:table-cell office:value-type="float" office:value="8.0755" calcext:value-type="float">
            <text:p>8,0755</text:p>
          </table:table-cell>
        </table:table-row>
        <table:table-row table:style-name="ro1">
          <table:table-cell office:value-type="float" office:value="401.856" calcext:value-type="float">
            <text:p>401,856</text:p>
          </table:table-cell>
          <table:table-cell office:value-type="float" office:value="8.0702" calcext:value-type="float">
            <text:p>8,0702</text:p>
          </table:table-cell>
        </table:table-row>
        <table:table-row table:style-name="ro1">
          <table:table-cell office:value-type="float" office:value="402.857" calcext:value-type="float">
            <text:p>402,857</text:p>
          </table:table-cell>
          <table:table-cell office:value-type="float" office:value="8.109" calcext:value-type="float">
            <text:p>8,109</text:p>
          </table:table-cell>
        </table:table-row>
        <table:table-row table:style-name="ro1">
          <table:table-cell office:value-type="float" office:value="403.856" calcext:value-type="float">
            <text:p>403,856</text:p>
          </table:table-cell>
          <table:table-cell office:value-type="float" office:value="8.1033" calcext:value-type="float">
            <text:p>8,1033</text:p>
          </table:table-cell>
        </table:table-row>
        <table:table-row table:style-name="ro1">
          <table:table-cell office:value-type="float" office:value="404.856" calcext:value-type="float">
            <text:p>404,856</text:p>
          </table:table-cell>
          <table:table-cell office:value-type="float" office:value="8.1369" calcext:value-type="float">
            <text:p>8,1369</text:p>
          </table:table-cell>
        </table:table-row>
        <table:table-row table:style-name="ro1">
          <table:table-cell office:value-type="float" office:value="405.856" calcext:value-type="float">
            <text:p>405,856</text:p>
          </table:table-cell>
          <table:table-cell office:value-type="float" office:value="8.1664" calcext:value-type="float">
            <text:p>8,1664</text:p>
          </table:table-cell>
        </table:table-row>
        <table:table-row table:style-name="ro1">
          <table:table-cell office:value-type="float" office:value="406.856" calcext:value-type="float">
            <text:p>406,856</text:p>
          </table:table-cell>
          <table:table-cell office:value-type="float" office:value="8.1432" calcext:value-type="float">
            <text:p>8,1432</text:p>
          </table:table-cell>
        </table:table-row>
        <table:table-row table:style-name="ro1">
          <table:table-cell office:value-type="float" office:value="407.857" calcext:value-type="float">
            <text:p>407,857</text:p>
          </table:table-cell>
          <table:table-cell office:value-type="float" office:value="8.1626" calcext:value-type="float">
            <text:p>8,1626</text:p>
          </table:table-cell>
        </table:table-row>
        <table:table-row table:style-name="ro1">
          <table:table-cell office:value-type="float" office:value="408.856" calcext:value-type="float">
            <text:p>408,856</text:p>
          </table:table-cell>
          <table:table-cell office:value-type="float" office:value="8.1788" calcext:value-type="float">
            <text:p>8,1788</text:p>
          </table:table-cell>
        </table:table-row>
        <table:table-row table:style-name="ro1">
          <table:table-cell office:value-type="float" office:value="409.856" calcext:value-type="float">
            <text:p>409,856</text:p>
          </table:table-cell>
          <table:table-cell office:value-type="float" office:value="8.1409" calcext:value-type="float">
            <text:p>8,1409</text:p>
          </table:table-cell>
        </table:table-row>
        <table:table-row table:style-name="ro1">
          <table:table-cell office:value-type="float" office:value="410.856" calcext:value-type="float">
            <text:p>410,856</text:p>
          </table:table-cell>
          <table:table-cell office:value-type="float" office:value="8.0805" calcext:value-type="float">
            <text:p>8,0805</text:p>
          </table:table-cell>
        </table:table-row>
        <table:table-row table:style-name="ro1">
          <table:table-cell office:value-type="float" office:value="411.856" calcext:value-type="float">
            <text:p>411,856</text:p>
          </table:table-cell>
          <table:table-cell office:value-type="float" office:value="8.0456" calcext:value-type="float">
            <text:p>8,0456</text:p>
          </table:table-cell>
        </table:table-row>
        <table:table-row table:style-name="ro1">
          <table:table-cell office:value-type="float" office:value="412.857" calcext:value-type="float">
            <text:p>412,857</text:p>
          </table:table-cell>
          <table:table-cell office:value-type="float" office:value="8.0413" calcext:value-type="float">
            <text:p>8,0413</text:p>
          </table:table-cell>
        </table:table-row>
        <table:table-row table:style-name="ro1">
          <table:table-cell office:value-type="float" office:value="413.856" calcext:value-type="float">
            <text:p>413,856</text:p>
          </table:table-cell>
          <table:table-cell office:value-type="float" office:value="8.0033" calcext:value-type="float">
            <text:p>8,0033</text:p>
          </table:table-cell>
        </table:table-row>
        <table:table-row table:style-name="ro1">
          <table:table-cell office:value-type="float" office:value="414.857" calcext:value-type="float">
            <text:p>414,857</text:p>
          </table:table-cell>
          <table:table-cell office:value-type="float" office:value="7.9991" calcext:value-type="float">
            <text:p>7,9991</text:p>
          </table:table-cell>
        </table:table-row>
        <table:table-row table:style-name="ro1">
          <table:table-cell office:value-type="float" office:value="415.856" calcext:value-type="float">
            <text:p>415,856</text:p>
          </table:table-cell>
          <table:table-cell office:value-type="float" office:value="8.006" calcext:value-type="float">
            <text:p>8,006</text:p>
          </table:table-cell>
        </table:table-row>
        <table:table-row table:style-name="ro1">
          <table:table-cell office:value-type="float" office:value="416.857" calcext:value-type="float">
            <text:p>416,857</text:p>
          </table:table-cell>
          <table:table-cell office:value-type="float" office:value="8.0197" calcext:value-type="float">
            <text:p>8,0197</text:p>
          </table:table-cell>
        </table:table-row>
        <table:table-row table:style-name="ro1">
          <table:table-cell office:value-type="float" office:value="417.856" calcext:value-type="float">
            <text:p>417,856</text:p>
          </table:table-cell>
          <table:table-cell office:value-type="float" office:value="8.0076" calcext:value-type="float">
            <text:p>8,0076</text:p>
          </table:table-cell>
        </table:table-row>
        <table:table-row table:style-name="ro1">
          <table:table-cell office:value-type="float" office:value="418.856" calcext:value-type="float">
            <text:p>418,856</text:p>
          </table:table-cell>
          <table:table-cell office:value-type="float" office:value="8.0084" calcext:value-type="float">
            <text:p>8,0084</text:p>
          </table:table-cell>
        </table:table-row>
        <table:table-row table:style-name="ro1">
          <table:table-cell office:value-type="float" office:value="419.856" calcext:value-type="float">
            <text:p>419,856</text:p>
          </table:table-cell>
          <table:table-cell office:value-type="float" office:value="7.976" calcext:value-type="float">
            <text:p>7,976</text:p>
          </table:table-cell>
        </table:table-row>
        <table:table-row table:style-name="ro1">
          <table:table-cell office:value-type="float" office:value="420.856" calcext:value-type="float">
            <text:p>420,856</text:p>
          </table:table-cell>
          <table:table-cell office:value-type="float" office:value="7.9851" calcext:value-type="float">
            <text:p>7,9851</text:p>
          </table:table-cell>
        </table:table-row>
        <table:table-row table:style-name="ro1">
          <table:table-cell office:value-type="float" office:value="421.856" calcext:value-type="float">
            <text:p>421,856</text:p>
          </table:table-cell>
          <table:table-cell office:value-type="float" office:value="7.9471" calcext:value-type="float">
            <text:p>7,9471</text:p>
          </table:table-cell>
        </table:table-row>
        <table:table-row table:style-name="ro1">
          <table:table-cell office:value-type="float" office:value="422.857" calcext:value-type="float">
            <text:p>422,857</text:p>
          </table:table-cell>
          <table:table-cell office:value-type="float" office:value="7.9117" calcext:value-type="float">
            <text:p>7,9117</text:p>
          </table:table-cell>
        </table:table-row>
        <table:table-row table:style-name="ro1">
          <table:table-cell office:value-type="float" office:value="423.856" calcext:value-type="float">
            <text:p>423,856</text:p>
          </table:table-cell>
          <table:table-cell office:value-type="float" office:value="7.8999" calcext:value-type="float">
            <text:p>7,8999</text:p>
          </table:table-cell>
        </table:table-row>
        <table:table-row table:style-name="ro1">
          <table:table-cell office:value-type="float" office:value="424.856" calcext:value-type="float">
            <text:p>424,856</text:p>
          </table:table-cell>
          <table:table-cell office:value-type="float" office:value="7.872" calcext:value-type="float">
            <text:p>7,872</text:p>
          </table:table-cell>
        </table:table-row>
        <table:table-row table:style-name="ro1">
          <table:table-cell office:value-type="float" office:value="425.856" calcext:value-type="float">
            <text:p>425,856</text:p>
          </table:table-cell>
          <table:table-cell office:value-type="float" office:value="7.8974" calcext:value-type="float">
            <text:p>7,8974</text:p>
          </table:table-cell>
        </table:table-row>
        <table:table-row table:style-name="ro1">
          <table:table-cell office:value-type="float" office:value="426.857" calcext:value-type="float">
            <text:p>426,857</text:p>
          </table:table-cell>
          <table:table-cell office:value-type="float" office:value="7.8958" calcext:value-type="float">
            <text:p>7,8958</text:p>
          </table:table-cell>
        </table:table-row>
        <table:table-row table:style-name="ro1">
          <table:table-cell office:value-type="float" office:value="427.856" calcext:value-type="float">
            <text:p>427,856</text:p>
          </table:table-cell>
          <table:table-cell office:value-type="float" office:value="7.8558" calcext:value-type="float">
            <text:p>7,8558</text:p>
          </table:table-cell>
        </table:table-row>
        <table:table-row table:style-name="ro1">
          <table:table-cell office:value-type="float" office:value="428.856" calcext:value-type="float">
            <text:p>428,856</text:p>
          </table:table-cell>
          <table:table-cell office:value-type="float" office:value="7.8449" calcext:value-type="float">
            <text:p>7,8449</text:p>
          </table:table-cell>
        </table:table-row>
        <table:table-row table:style-name="ro1">
          <table:table-cell office:value-type="float" office:value="429.857" calcext:value-type="float">
            <text:p>429,857</text:p>
          </table:table-cell>
          <table:table-cell office:value-type="float" office:value="7.8793" calcext:value-type="float">
            <text:p>7,8793</text:p>
          </table:table-cell>
        </table:table-row>
        <table:table-row table:style-name="ro1">
          <table:table-cell office:value-type="float" office:value="430.856" calcext:value-type="float">
            <text:p>430,856</text:p>
          </table:table-cell>
          <table:table-cell office:value-type="float" office:value="7.9324" calcext:value-type="float">
            <text:p>7,9324</text:p>
          </table:table-cell>
        </table:table-row>
        <table:table-row table:style-name="ro1">
          <table:table-cell office:value-type="float" office:value="431.856" calcext:value-type="float">
            <text:p>431,856</text:p>
          </table:table-cell>
          <table:table-cell office:value-type="float" office:value="7.9256" calcext:value-type="float">
            <text:p>7,9256</text:p>
          </table:table-cell>
        </table:table-row>
        <table:table-row table:style-name="ro1">
          <table:table-cell office:value-type="float" office:value="432.856" calcext:value-type="float">
            <text:p>432,856</text:p>
          </table:table-cell>
          <table:table-cell office:value-type="float" office:value="7.8976" calcext:value-type="float">
            <text:p>7,8976</text:p>
          </table:table-cell>
        </table:table-row>
        <table:table-row table:style-name="ro1">
          <table:table-cell office:value-type="float" office:value="433.856" calcext:value-type="float">
            <text:p>433,856</text:p>
          </table:table-cell>
          <table:table-cell office:value-type="float" office:value="7.8245" calcext:value-type="float">
            <text:p>7,8245</text:p>
          </table:table-cell>
        </table:table-row>
        <table:table-row table:style-name="ro1">
          <table:table-cell office:value-type="float" office:value="434.856" calcext:value-type="float">
            <text:p>434,856</text:p>
          </table:table-cell>
          <table:table-cell office:value-type="float" office:value="7.7953" calcext:value-type="float">
            <text:p>7,7953</text:p>
          </table:table-cell>
        </table:table-row>
        <table:table-row table:style-name="ro1">
          <table:table-cell office:value-type="float" office:value="435.857" calcext:value-type="float">
            <text:p>435,857</text:p>
          </table:table-cell>
          <table:table-cell office:value-type="float" office:value="7.7892" calcext:value-type="float">
            <text:p>7,7892</text:p>
          </table:table-cell>
        </table:table-row>
        <table:table-row table:style-name="ro1">
          <table:table-cell office:value-type="float" office:value="436.856" calcext:value-type="float">
            <text:p>436,856</text:p>
          </table:table-cell>
          <table:table-cell office:value-type="float" office:value="7.7779" calcext:value-type="float">
            <text:p>7,7779</text:p>
          </table:table-cell>
        </table:table-row>
        <table:table-row table:style-name="ro1">
          <table:table-cell office:value-type="float" office:value="437.856" calcext:value-type="float">
            <text:p>437,856</text:p>
          </table:table-cell>
          <table:table-cell office:value-type="float" office:value="7.8292" calcext:value-type="float">
            <text:p>7,8292</text:p>
          </table:table-cell>
        </table:table-row>
        <table:table-row table:style-name="ro1">
          <table:table-cell office:value-type="float" office:value="438.856" calcext:value-type="float">
            <text:p>438,856</text:p>
          </table:table-cell>
          <table:table-cell office:value-type="float" office:value="7.8302" calcext:value-type="float">
            <text:p>7,8302</text:p>
          </table:table-cell>
        </table:table-row>
        <table:table-row table:style-name="ro1">
          <table:table-cell office:value-type="float" office:value="439.857" calcext:value-type="float">
            <text:p>439,857</text:p>
          </table:table-cell>
          <table:table-cell office:value-type="float" office:value="7.8146" calcext:value-type="float">
            <text:p>7,8146</text:p>
          </table:table-cell>
        </table:table-row>
        <table:table-row table:style-name="ro1">
          <table:table-cell office:value-type="float" office:value="440.856" calcext:value-type="float">
            <text:p>440,856</text:p>
          </table:table-cell>
          <table:table-cell office:value-type="float" office:value="7.7736" calcext:value-type="float">
            <text:p>7,7736</text:p>
          </table:table-cell>
        </table:table-row>
        <table:table-row table:style-name="ro1">
          <table:table-cell office:value-type="float" office:value="441.856" calcext:value-type="float">
            <text:p>441,856</text:p>
          </table:table-cell>
          <table:table-cell office:value-type="float" office:value="7.7651" calcext:value-type="float">
            <text:p>7,7651</text:p>
          </table:table-cell>
        </table:table-row>
        <table:table-row table:style-name="ro1">
          <table:table-cell office:value-type="float" office:value="442.856" calcext:value-type="float">
            <text:p>442,856</text:p>
          </table:table-cell>
          <table:table-cell office:value-type="float" office:value="7.7892" calcext:value-type="float">
            <text:p>7,7892</text:p>
          </table:table-cell>
        </table:table-row>
        <table:table-row table:style-name="ro1">
          <table:table-cell office:value-type="float" office:value="443.858" calcext:value-type="float">
            <text:p>443,858</text:p>
          </table:table-cell>
          <table:table-cell office:value-type="float" office:value="7.8242" calcext:value-type="float">
            <text:p>7,8242</text:p>
          </table:table-cell>
        </table:table-row>
        <table:table-row table:style-name="ro1">
          <table:table-cell office:value-type="float" office:value="444.856" calcext:value-type="float">
            <text:p>444,856</text:p>
          </table:table-cell>
          <table:table-cell office:value-type="float" office:value="7.8374" calcext:value-type="float">
            <text:p>7,8374</text:p>
          </table:table-cell>
        </table:table-row>
        <table:table-row table:style-name="ro1">
          <table:table-cell office:value-type="float" office:value="445.856" calcext:value-type="float">
            <text:p>445,856</text:p>
          </table:table-cell>
          <table:table-cell office:value-type="float" office:value="7.8178" calcext:value-type="float">
            <text:p>7,8178</text:p>
          </table:table-cell>
        </table:table-row>
        <table:table-row table:style-name="ro1">
          <table:table-cell office:value-type="float" office:value="446.856" calcext:value-type="float">
            <text:p>446,856</text:p>
          </table:table-cell>
          <table:table-cell office:value-type="float" office:value="7.8248" calcext:value-type="float">
            <text:p>7,8248</text:p>
          </table:table-cell>
        </table:table-row>
        <table:table-row table:style-name="ro1">
          <table:table-cell office:value-type="float" office:value="447.856" calcext:value-type="float">
            <text:p>447,856</text:p>
          </table:table-cell>
          <table:table-cell office:value-type="float" office:value="7.8293" calcext:value-type="float">
            <text:p>7,8293</text:p>
          </table:table-cell>
        </table:table-row>
        <table:table-row table:style-name="ro1">
          <table:table-cell office:value-type="float" office:value="448.856" calcext:value-type="float">
            <text:p>448,856</text:p>
          </table:table-cell>
          <table:table-cell office:value-type="float" office:value="7.8186" calcext:value-type="float">
            <text:p>7,8186</text:p>
          </table:table-cell>
        </table:table-row>
        <table:table-row table:style-name="ro1">
          <table:table-cell office:value-type="float" office:value="449.856" calcext:value-type="float">
            <text:p>449,856</text:p>
          </table:table-cell>
          <table:table-cell office:value-type="float" office:value="7.7945" calcext:value-type="float">
            <text:p>7,7945</text:p>
          </table:table-cell>
        </table:table-row>
        <table:table-row table:style-name="ro1">
          <table:table-cell office:value-type="float" office:value="450.857" calcext:value-type="float">
            <text:p>450,857</text:p>
          </table:table-cell>
          <table:table-cell office:value-type="float" office:value="7.7629" calcext:value-type="float">
            <text:p>7,7629</text:p>
          </table:table-cell>
        </table:table-row>
        <table:table-row table:style-name="ro1">
          <table:table-cell office:value-type="float" office:value="451.856" calcext:value-type="float">
            <text:p>451,856</text:p>
          </table:table-cell>
          <table:table-cell office:value-type="float" office:value="7.7316" calcext:value-type="float">
            <text:p>7,7316</text:p>
          </table:table-cell>
        </table:table-row>
        <table:table-row table:style-name="ro1">
          <table:table-cell office:value-type="float" office:value="452.856" calcext:value-type="float">
            <text:p>452,856</text:p>
          </table:table-cell>
          <table:table-cell office:value-type="float" office:value="7.7216" calcext:value-type="float">
            <text:p>7,7216</text:p>
          </table:table-cell>
        </table:table-row>
        <table:table-row table:style-name="ro1">
          <table:table-cell office:value-type="float" office:value="453.857" calcext:value-type="float">
            <text:p>453,857</text:p>
          </table:table-cell>
          <table:table-cell office:value-type="float" office:value="7.724" calcext:value-type="float">
            <text:p>7,724</text:p>
          </table:table-cell>
        </table:table-row>
        <table:table-row table:style-name="ro1">
          <table:table-cell office:value-type="float" office:value="454.856" calcext:value-type="float">
            <text:p>454,856</text:p>
          </table:table-cell>
          <table:table-cell office:value-type="float" office:value="7.6658" calcext:value-type="float">
            <text:p>7,6658</text:p>
          </table:table-cell>
        </table:table-row>
        <table:table-row table:style-name="ro1">
          <table:table-cell office:value-type="float" office:value="455.856" calcext:value-type="float">
            <text:p>455,856</text:p>
          </table:table-cell>
          <table:table-cell office:value-type="float" office:value="7.6964" calcext:value-type="float">
            <text:p>7,6964</text:p>
          </table:table-cell>
        </table:table-row>
        <table:table-row table:style-name="ro1">
          <table:table-cell office:value-type="float" office:value="456.857" calcext:value-type="float">
            <text:p>456,857</text:p>
          </table:table-cell>
          <table:table-cell office:value-type="float" office:value="7.6968" calcext:value-type="float">
            <text:p>7,6968</text:p>
          </table:table-cell>
        </table:table-row>
        <table:table-row table:style-name="ro1">
          <table:table-cell office:value-type="float" office:value="457.856" calcext:value-type="float">
            <text:p>457,856</text:p>
          </table:table-cell>
          <table:table-cell office:value-type="float" office:value="7.6385" calcext:value-type="float">
            <text:p>7,6385</text:p>
          </table:table-cell>
        </table:table-row>
        <table:table-row table:style-name="ro1">
          <table:table-cell office:value-type="float" office:value="458.856" calcext:value-type="float">
            <text:p>458,856</text:p>
          </table:table-cell>
          <table:table-cell office:value-type="float" office:value="7.5809" calcext:value-type="float">
            <text:p>7,5809</text:p>
          </table:table-cell>
        </table:table-row>
        <table:table-row table:style-name="ro1">
          <table:table-cell office:value-type="float" office:value="459.857" calcext:value-type="float">
            <text:p>459,857</text:p>
          </table:table-cell>
          <table:table-cell office:value-type="float" office:value="7.5774" calcext:value-type="float">
            <text:p>7,5774</text:p>
          </table:table-cell>
        </table:table-row>
        <table:table-row table:style-name="ro1">
          <table:table-cell office:value-type="float" office:value="460.856" calcext:value-type="float">
            <text:p>460,856</text:p>
          </table:table-cell>
          <table:table-cell office:value-type="float" office:value="7.5212" calcext:value-type="float">
            <text:p>7,5212</text:p>
          </table:table-cell>
        </table:table-row>
        <table:table-row table:style-name="ro1">
          <table:table-cell office:value-type="float" office:value="461.856" calcext:value-type="float">
            <text:p>461,856</text:p>
          </table:table-cell>
          <table:table-cell office:value-type="float" office:value="7.5344" calcext:value-type="float">
            <text:p>7,5344</text:p>
          </table:table-cell>
        </table:table-row>
        <table:table-row table:style-name="ro1">
          <table:table-cell office:value-type="float" office:value="462.856" calcext:value-type="float">
            <text:p>462,856</text:p>
          </table:table-cell>
          <table:table-cell office:value-type="float" office:value="7.5458" calcext:value-type="float">
            <text:p>7,5458</text:p>
          </table:table-cell>
        </table:table-row>
        <table:table-row table:style-name="ro1">
          <table:table-cell office:value-type="float" office:value="463.857" calcext:value-type="float">
            <text:p>463,857</text:p>
          </table:table-cell>
          <table:table-cell office:value-type="float" office:value="7.5305" calcext:value-type="float">
            <text:p>7,5305</text:p>
          </table:table-cell>
        </table:table-row>
        <table:table-row table:style-name="ro1">
          <table:table-cell office:value-type="float" office:value="464.856" calcext:value-type="float">
            <text:p>464,856</text:p>
          </table:table-cell>
          <table:table-cell office:value-type="float" office:value="7.4849" calcext:value-type="float">
            <text:p>7,4849</text:p>
          </table:table-cell>
        </table:table-row>
        <table:table-row table:style-name="ro1">
          <table:table-cell office:value-type="float" office:value="465.857" calcext:value-type="float">
            <text:p>465,857</text:p>
          </table:table-cell>
          <table:table-cell office:value-type="float" office:value="7.5227" calcext:value-type="float">
            <text:p>7,5227</text:p>
          </table:table-cell>
        </table:table-row>
        <table:table-row table:style-name="ro1">
          <table:table-cell office:value-type="float" office:value="466.856" calcext:value-type="float">
            <text:p>466,856</text:p>
          </table:table-cell>
          <table:table-cell office:value-type="float" office:value="7.5196" calcext:value-type="float">
            <text:p>7,5196</text:p>
          </table:table-cell>
        </table:table-row>
        <table:table-row table:style-name="ro1">
          <table:table-cell office:value-type="float" office:value="467.856" calcext:value-type="float">
            <text:p>467,856</text:p>
          </table:table-cell>
          <table:table-cell office:value-type="float" office:value="7.4984" calcext:value-type="float">
            <text:p>7,4984</text:p>
          </table:table-cell>
        </table:table-row>
        <table:table-row table:style-name="ro1">
          <table:table-cell office:value-type="float" office:value="468.856" calcext:value-type="float">
            <text:p>468,856</text:p>
          </table:table-cell>
          <table:table-cell office:value-type="float" office:value="7.4966" calcext:value-type="float">
            <text:p>7,4966</text:p>
          </table:table-cell>
        </table:table-row>
        <table:table-row table:style-name="ro1">
          <table:table-cell office:value-type="float" office:value="469.857" calcext:value-type="float">
            <text:p>469,857</text:p>
          </table:table-cell>
          <table:table-cell office:value-type="float" office:value="7.4899" calcext:value-type="float">
            <text:p>7,4899</text:p>
          </table:table-cell>
        </table:table-row>
        <table:table-row table:style-name="ro1">
          <table:table-cell office:value-type="float" office:value="470.856" calcext:value-type="float">
            <text:p>470,856</text:p>
          </table:table-cell>
          <table:table-cell office:value-type="float" office:value="7.5012" calcext:value-type="float">
            <text:p>7,5012</text:p>
          </table:table-cell>
        </table:table-row>
        <table:table-row table:style-name="ro1">
          <table:table-cell office:value-type="float" office:value="471.857" calcext:value-type="float">
            <text:p>471,857</text:p>
          </table:table-cell>
          <table:table-cell office:value-type="float" office:value="7.4615" calcext:value-type="float">
            <text:p>7,4615</text:p>
          </table:table-cell>
        </table:table-row>
        <table:table-row table:style-name="ro1">
          <table:table-cell office:value-type="float" office:value="472.856" calcext:value-type="float">
            <text:p>472,856</text:p>
          </table:table-cell>
          <table:table-cell office:value-type="float" office:value="7.4379" calcext:value-type="float">
            <text:p>7,4379</text:p>
          </table:table-cell>
        </table:table-row>
        <table:table-row table:style-name="ro1">
          <table:table-cell office:value-type="float" office:value="473.856" calcext:value-type="float">
            <text:p>473,856</text:p>
          </table:table-cell>
          <table:table-cell office:value-type="float" office:value="7.5205" calcext:value-type="float">
            <text:p>7,5205</text:p>
          </table:table-cell>
        </table:table-row>
        <table:table-row table:style-name="ro1">
          <table:table-cell office:value-type="float" office:value="474.856" calcext:value-type="float">
            <text:p>474,856</text:p>
          </table:table-cell>
          <table:table-cell office:value-type="float" office:value="7.5094" calcext:value-type="float">
            <text:p>7,5094</text:p>
          </table:table-cell>
        </table:table-row>
        <table:table-row table:style-name="ro1">
          <table:table-cell office:value-type="float" office:value="475.856" calcext:value-type="float">
            <text:p>475,856</text:p>
          </table:table-cell>
          <table:table-cell office:value-type="float" office:value="7.4774" calcext:value-type="float">
            <text:p>7,4774</text:p>
          </table:table-cell>
        </table:table-row>
        <table:table-row table:style-name="ro1">
          <table:table-cell office:value-type="float" office:value="476.857" calcext:value-type="float">
            <text:p>476,857</text:p>
          </table:table-cell>
          <table:table-cell office:value-type="float" office:value="7.49" calcext:value-type="float">
            <text:p>7,49</text:p>
          </table:table-cell>
        </table:table-row>
        <table:table-row table:style-name="ro1">
          <table:table-cell office:value-type="float" office:value="477.856" calcext:value-type="float">
            <text:p>477,856</text:p>
          </table:table-cell>
          <table:table-cell office:value-type="float" office:value="7.4605" calcext:value-type="float">
            <text:p>7,4605</text:p>
          </table:table-cell>
        </table:table-row>
        <table:table-row table:style-name="ro1">
          <table:table-cell office:value-type="float" office:value="478.856" calcext:value-type="float">
            <text:p>478,856</text:p>
          </table:table-cell>
          <table:table-cell office:value-type="float" office:value="7.455" calcext:value-type="float">
            <text:p>7,455</text:p>
          </table:table-cell>
        </table:table-row>
        <table:table-row table:style-name="ro1">
          <table:table-cell office:value-type="float" office:value="479.857" calcext:value-type="float">
            <text:p>479,857</text:p>
          </table:table-cell>
          <table:table-cell office:value-type="float" office:value="7.4177" calcext:value-type="float">
            <text:p>7,4177</text:p>
          </table:table-cell>
        </table:table-row>
        <table:table-row table:style-name="ro1">
          <table:table-cell office:value-type="float" office:value="480.856" calcext:value-type="float">
            <text:p>480,856</text:p>
          </table:table-cell>
          <table:table-cell office:value-type="float" office:value="7.3891" calcext:value-type="float">
            <text:p>7,3891</text:p>
          </table:table-cell>
        </table:table-row>
        <table:table-row table:style-name="ro1">
          <table:table-cell office:value-type="float" office:value="481.857" calcext:value-type="float">
            <text:p>481,857</text:p>
          </table:table-cell>
          <table:table-cell office:value-type="float" office:value="7.3556" calcext:value-type="float">
            <text:p>7,3556</text:p>
          </table:table-cell>
        </table:table-row>
        <table:table-row table:style-name="ro1">
          <table:table-cell office:value-type="float" office:value="482.856" calcext:value-type="float">
            <text:p>482,856</text:p>
          </table:table-cell>
          <table:table-cell office:value-type="float" office:value="7.2682" calcext:value-type="float">
            <text:p>7,2682</text:p>
          </table:table-cell>
        </table:table-row>
        <table:table-row table:style-name="ro1">
          <table:table-cell office:value-type="float" office:value="483.856" calcext:value-type="float">
            <text:p>483,856</text:p>
          </table:table-cell>
          <table:table-cell office:value-type="float" office:value="7.2616" calcext:value-type="float">
            <text:p>7,2616</text:p>
          </table:table-cell>
        </table:table-row>
        <table:table-row table:style-name="ro1">
          <table:table-cell office:value-type="float" office:value="484.856" calcext:value-type="float">
            <text:p>484,856</text:p>
          </table:table-cell>
          <table:table-cell office:value-type="float" office:value="7.2093" calcext:value-type="float">
            <text:p>7,2093</text:p>
          </table:table-cell>
        </table:table-row>
        <table:table-row table:style-name="ro1">
          <table:table-cell office:value-type="float" office:value="485.856" calcext:value-type="float">
            <text:p>485,856</text:p>
          </table:table-cell>
          <table:table-cell office:value-type="float" office:value="7.1981" calcext:value-type="float">
            <text:p>7,1981</text:p>
          </table:table-cell>
        </table:table-row>
        <table:table-row table:style-name="ro1">
          <table:table-cell office:value-type="float" office:value="486.856" calcext:value-type="float">
            <text:p>486,856</text:p>
          </table:table-cell>
          <table:table-cell office:value-type="float" office:value="7.1787" calcext:value-type="float">
            <text:p>7,1787</text:p>
          </table:table-cell>
        </table:table-row>
        <table:table-row table:style-name="ro1">
          <table:table-cell office:value-type="float" office:value="487.856" calcext:value-type="float">
            <text:p>487,856</text:p>
          </table:table-cell>
          <table:table-cell office:value-type="float" office:value="7.2999" calcext:value-type="float">
            <text:p>7,2999</text:p>
          </table:table-cell>
        </table:table-row>
        <table:table-row table:style-name="ro1">
          <table:table-cell office:value-type="float" office:value="488.856" calcext:value-type="float">
            <text:p>488,856</text:p>
          </table:table-cell>
          <table:table-cell office:value-type="float" office:value="7.3459" calcext:value-type="float">
            <text:p>7,3459</text:p>
          </table:table-cell>
        </table:table-row>
        <table:table-row table:style-name="ro1">
          <table:table-cell office:value-type="float" office:value="489.856" calcext:value-type="float">
            <text:p>489,856</text:p>
          </table:table-cell>
          <table:table-cell office:value-type="float" office:value="7.3734" calcext:value-type="float">
            <text:p>7,3734</text:p>
          </table:table-cell>
        </table:table-row>
        <table:table-row table:style-name="ro1">
          <table:table-cell office:value-type="float" office:value="490.856" calcext:value-type="float">
            <text:p>490,856</text:p>
          </table:table-cell>
          <table:table-cell office:value-type="float" office:value="7.3655" calcext:value-type="float">
            <text:p>7,3655</text:p>
          </table:table-cell>
        </table:table-row>
        <table:table-row table:style-name="ro1">
          <table:table-cell office:value-type="float" office:value="491.857" calcext:value-type="float">
            <text:p>491,857</text:p>
          </table:table-cell>
          <table:table-cell office:value-type="float" office:value="7.3392" calcext:value-type="float">
            <text:p>7,3392</text:p>
          </table:table-cell>
        </table:table-row>
        <table:table-row table:style-name="ro1">
          <table:table-cell office:value-type="float" office:value="492.856" calcext:value-type="float">
            <text:p>492,856</text:p>
          </table:table-cell>
          <table:table-cell office:value-type="float" office:value="7.3321" calcext:value-type="float">
            <text:p>7,3321</text:p>
          </table:table-cell>
        </table:table-row>
        <table:table-row table:style-name="ro1">
          <table:table-cell office:value-type="float" office:value="493.856" calcext:value-type="float">
            <text:p>493,856</text:p>
          </table:table-cell>
          <table:table-cell office:value-type="float" office:value="7.3113" calcext:value-type="float">
            <text:p>7,3113</text:p>
          </table:table-cell>
        </table:table-row>
        <table:table-row table:style-name="ro1">
          <table:table-cell office:value-type="float" office:value="494.856" calcext:value-type="float">
            <text:p>494,856</text:p>
          </table:table-cell>
          <table:table-cell office:value-type="float" office:value="7.3246" calcext:value-type="float">
            <text:p>7,3246</text:p>
          </table:table-cell>
        </table:table-row>
        <table:table-row table:style-name="ro1">
          <table:table-cell office:value-type="float" office:value="495.856" calcext:value-type="float">
            <text:p>495,856</text:p>
          </table:table-cell>
          <table:table-cell office:value-type="float" office:value="7.2691" calcext:value-type="float">
            <text:p>7,2691</text:p>
          </table:table-cell>
        </table:table-row>
        <table:table-row table:style-name="ro1">
          <table:table-cell office:value-type="float" office:value="496.856" calcext:value-type="float">
            <text:p>496,856</text:p>
          </table:table-cell>
          <table:table-cell office:value-type="float" office:value="7.2929" calcext:value-type="float">
            <text:p>7,2929</text:p>
          </table:table-cell>
        </table:table-row>
        <table:table-row table:style-name="ro1">
          <table:table-cell office:value-type="float" office:value="497.856" calcext:value-type="float">
            <text:p>497,856</text:p>
          </table:table-cell>
          <table:table-cell office:value-type="float" office:value="7.242" calcext:value-type="float">
            <text:p>7,242</text:p>
          </table:table-cell>
        </table:table-row>
        <table:table-row table:style-name="ro1">
          <table:table-cell office:value-type="float" office:value="498.856" calcext:value-type="float">
            <text:p>498,856</text:p>
          </table:table-cell>
          <table:table-cell office:value-type="float" office:value="7.2329" calcext:value-type="float">
            <text:p>7,2329</text:p>
          </table:table-cell>
        </table:table-row>
        <table:table-row table:style-name="ro1">
          <table:table-cell office:value-type="float" office:value="499.856" calcext:value-type="float">
            <text:p>499,856</text:p>
          </table:table-cell>
          <table:table-cell office:value-type="float" office:value="7.2334" calcext:value-type="float">
            <text:p>7,2334</text:p>
          </table:table-cell>
        </table:table-row>
        <table:table-row table:style-name="ro1">
          <table:table-cell office:value-type="float" office:value="500.856" calcext:value-type="float">
            <text:p>500,856</text:p>
          </table:table-cell>
          <table:table-cell office:value-type="float" office:value="7.2763" calcext:value-type="float">
            <text:p>7,2763</text:p>
          </table:table-cell>
        </table:table-row>
        <table:table-row table:style-name="ro1">
          <table:table-cell office:value-type="float" office:value="501.856" calcext:value-type="float">
            <text:p>501,856</text:p>
          </table:table-cell>
          <table:table-cell office:value-type="float" office:value="7.2661" calcext:value-type="float">
            <text:p>7,2661</text:p>
          </table:table-cell>
        </table:table-row>
        <table:table-row table:style-name="ro1">
          <table:table-cell office:value-type="float" office:value="502.856" calcext:value-type="float">
            <text:p>502,856</text:p>
          </table:table-cell>
          <table:table-cell office:value-type="float" office:value="7.2483" calcext:value-type="float">
            <text:p>7,2483</text:p>
          </table:table-cell>
        </table:table-row>
        <table:table-row table:style-name="ro1">
          <table:table-cell office:value-type="float" office:value="503.857" calcext:value-type="float">
            <text:p>503,857</text:p>
          </table:table-cell>
          <table:table-cell office:value-type="float" office:value="7.2067" calcext:value-type="float">
            <text:p>7,2067</text:p>
          </table:table-cell>
        </table:table-row>
        <table:table-row table:style-name="ro1">
          <table:table-cell office:value-type="float" office:value="504.856" calcext:value-type="float">
            <text:p>504,856</text:p>
          </table:table-cell>
          <table:table-cell office:value-type="float" office:value="7.2317" calcext:value-type="float">
            <text:p>7,2317</text:p>
          </table:table-cell>
        </table:table-row>
        <table:table-row table:style-name="ro1">
          <table:table-cell office:value-type="float" office:value="505.856" calcext:value-type="float">
            <text:p>505,856</text:p>
          </table:table-cell>
          <table:table-cell office:value-type="float" office:value="7.3145" calcext:value-type="float">
            <text:p>7,3145</text:p>
          </table:table-cell>
        </table:table-row>
        <table:table-row table:style-name="ro1">
          <table:table-cell office:value-type="float" office:value="506.856" calcext:value-type="float">
            <text:p>506,856</text:p>
          </table:table-cell>
          <table:table-cell office:value-type="float" office:value="7.3445" calcext:value-type="float">
            <text:p>7,3445</text:p>
          </table:table-cell>
        </table:table-row>
        <table:table-row table:style-name="ro1">
          <table:table-cell office:value-type="float" office:value="507.856" calcext:value-type="float">
            <text:p>507,856</text:p>
          </table:table-cell>
          <table:table-cell office:value-type="float" office:value="7.3425" calcext:value-type="float">
            <text:p>7,3425</text:p>
          </table:table-cell>
        </table:table-row>
        <table:table-row table:style-name="ro1">
          <table:table-cell office:value-type="float" office:value="508.856" calcext:value-type="float">
            <text:p>508,856</text:p>
          </table:table-cell>
          <table:table-cell office:value-type="float" office:value="7.3257" calcext:value-type="float">
            <text:p>7,3257</text:p>
          </table:table-cell>
        </table:table-row>
        <table:table-row table:style-name="ro1">
          <table:table-cell office:value-type="float" office:value="509.856" calcext:value-type="float">
            <text:p>509,856</text:p>
          </table:table-cell>
          <table:table-cell office:value-type="float" office:value="7.2053" calcext:value-type="float">
            <text:p>7,2053</text:p>
          </table:table-cell>
        </table:table-row>
        <table:table-row table:style-name="ro1">
          <table:table-cell office:value-type="float" office:value="510.857" calcext:value-type="float">
            <text:p>510,857</text:p>
          </table:table-cell>
          <table:table-cell office:value-type="float" office:value="7.1587" calcext:value-type="float">
            <text:p>7,1587</text:p>
          </table:table-cell>
        </table:table-row>
        <table:table-row table:style-name="ro1">
          <table:table-cell office:value-type="float" office:value="511.856" calcext:value-type="float">
            <text:p>511,856</text:p>
          </table:table-cell>
          <table:table-cell office:value-type="float" office:value="7.1071" calcext:value-type="float">
            <text:p>7,1071</text:p>
          </table:table-cell>
        </table:table-row>
        <table:table-row table:style-name="ro1">
          <table:table-cell office:value-type="float" office:value="512.857" calcext:value-type="float">
            <text:p>512,857</text:p>
          </table:table-cell>
          <table:table-cell office:value-type="float" office:value="7.0694" calcext:value-type="float">
            <text:p>7,0694</text:p>
          </table:table-cell>
        </table:table-row>
        <table:table-row table:style-name="ro1">
          <table:table-cell office:value-type="float" office:value="513.856" calcext:value-type="float">
            <text:p>513,856</text:p>
          </table:table-cell>
          <table:table-cell office:value-type="float" office:value="7.0417" calcext:value-type="float">
            <text:p>7,0417</text:p>
          </table:table-cell>
        </table:table-row>
        <table:table-row table:style-name="ro1">
          <table:table-cell office:value-type="float" office:value="514.856" calcext:value-type="float">
            <text:p>514,856</text:p>
          </table:table-cell>
          <table:table-cell office:value-type="float" office:value="7.0454" calcext:value-type="float">
            <text:p>7,0454</text:p>
          </table:table-cell>
        </table:table-row>
        <table:table-row table:style-name="ro1">
          <table:table-cell office:value-type="float" office:value="515.856" calcext:value-type="float">
            <text:p>515,856</text:p>
          </table:table-cell>
          <table:table-cell office:value-type="float" office:value="7.0719" calcext:value-type="float">
            <text:p>7,0719</text:p>
          </table:table-cell>
        </table:table-row>
        <table:table-row table:style-name="ro1">
          <table:table-cell office:value-type="float" office:value="516.857" calcext:value-type="float">
            <text:p>516,857</text:p>
          </table:table-cell>
          <table:table-cell office:value-type="float" office:value="7.0824" calcext:value-type="float">
            <text:p>7,0824</text:p>
          </table:table-cell>
        </table:table-row>
        <table:table-row table:style-name="ro1">
          <table:table-cell office:value-type="float" office:value="517.856" calcext:value-type="float">
            <text:p>517,856</text:p>
          </table:table-cell>
          <table:table-cell office:value-type="float" office:value="7.0627" calcext:value-type="float">
            <text:p>7,0627</text:p>
          </table:table-cell>
        </table:table-row>
        <table:table-row table:style-name="ro1">
          <table:table-cell office:value-type="float" office:value="518.856" calcext:value-type="float">
            <text:p>518,856</text:p>
          </table:table-cell>
          <table:table-cell office:value-type="float" office:value="7.0511" calcext:value-type="float">
            <text:p>7,0511</text:p>
          </table:table-cell>
        </table:table-row>
        <table:table-row table:style-name="ro1">
          <table:table-cell office:value-type="float" office:value="519.856" calcext:value-type="float">
            <text:p>519,856</text:p>
          </table:table-cell>
          <table:table-cell office:value-type="float" office:value="7.1002" calcext:value-type="float">
            <text:p>7,1002</text:p>
          </table:table-cell>
        </table:table-row>
        <table:table-row table:style-name="ro1">
          <table:table-cell office:value-type="float" office:value="520.857" calcext:value-type="float">
            <text:p>520,857</text:p>
          </table:table-cell>
          <table:table-cell office:value-type="float" office:value="7.1089" calcext:value-type="float">
            <text:p>7,1089</text:p>
          </table:table-cell>
        </table:table-row>
        <table:table-row table:style-name="ro1">
          <table:table-cell office:value-type="float" office:value="521.856" calcext:value-type="float">
            <text:p>521,856</text:p>
          </table:table-cell>
          <table:table-cell office:value-type="float" office:value="7.0946" calcext:value-type="float">
            <text:p>7,0946</text:p>
          </table:table-cell>
        </table:table-row>
        <table:table-row table:style-name="ro1">
          <table:table-cell office:value-type="float" office:value="522.857" calcext:value-type="float">
            <text:p>522,857</text:p>
          </table:table-cell>
          <table:table-cell office:value-type="float" office:value="7.0801" calcext:value-type="float">
            <text:p>7,0801</text:p>
          </table:table-cell>
        </table:table-row>
        <table:table-row table:style-name="ro1">
          <table:table-cell office:value-type="float" office:value="523.856" calcext:value-type="float">
            <text:p>523,856</text:p>
          </table:table-cell>
          <table:table-cell office:value-type="float" office:value="7.0925" calcext:value-type="float">
            <text:p>7,0925</text:p>
          </table:table-cell>
        </table:table-row>
        <table:table-row table:style-name="ro1">
          <table:table-cell office:value-type="float" office:value="524.856" calcext:value-type="float">
            <text:p>524,856</text:p>
          </table:table-cell>
          <table:table-cell office:value-type="float" office:value="7.1054" calcext:value-type="float">
            <text:p>7,1054</text:p>
          </table:table-cell>
        </table:table-row>
        <table:table-row table:style-name="ro1">
          <table:table-cell office:value-type="float" office:value="525.856" calcext:value-type="float">
            <text:p>525,856</text:p>
          </table:table-cell>
          <table:table-cell office:value-type="float" office:value="7.0771" calcext:value-type="float">
            <text:p>7,0771</text:p>
          </table:table-cell>
        </table:table-row>
        <table:table-row table:style-name="ro1">
          <table:table-cell office:value-type="float" office:value="526.856" calcext:value-type="float">
            <text:p>526,856</text:p>
          </table:table-cell>
          <table:table-cell office:value-type="float" office:value="7.0866" calcext:value-type="float">
            <text:p>7,0866</text:p>
          </table:table-cell>
        </table:table-row>
        <table:table-row table:style-name="ro1">
          <table:table-cell office:value-type="float" office:value="527.856" calcext:value-type="float">
            <text:p>527,856</text:p>
          </table:table-cell>
          <table:table-cell office:value-type="float" office:value="7.074" calcext:value-type="float">
            <text:p>7,074</text:p>
          </table:table-cell>
        </table:table-row>
        <table:table-row table:style-name="ro1">
          <table:table-cell office:value-type="float" office:value="528.856" calcext:value-type="float">
            <text:p>528,856</text:p>
          </table:table-cell>
          <table:table-cell office:value-type="float" office:value="7.0702" calcext:value-type="float">
            <text:p>7,0702</text:p>
          </table:table-cell>
        </table:table-row>
        <table:table-row table:style-name="ro1">
          <table:table-cell office:value-type="float" office:value="529.857" calcext:value-type="float">
            <text:p>529,857</text:p>
          </table:table-cell>
          <table:table-cell office:value-type="float" office:value="7.0551" calcext:value-type="float">
            <text:p>7,0551</text:p>
          </table:table-cell>
        </table:table-row>
        <table:table-row table:style-name="ro1">
          <table:table-cell office:value-type="float" office:value="530.856" calcext:value-type="float">
            <text:p>530,856</text:p>
          </table:table-cell>
          <table:table-cell office:value-type="float" office:value="7.0501" calcext:value-type="float">
            <text:p>7,0501</text:p>
          </table:table-cell>
        </table:table-row>
        <table:table-row table:style-name="ro1">
          <table:table-cell office:value-type="float" office:value="531.857" calcext:value-type="float">
            <text:p>531,857</text:p>
          </table:table-cell>
          <table:table-cell office:value-type="float" office:value="7.0134" calcext:value-type="float">
            <text:p>7,0134</text:p>
          </table:table-cell>
        </table:table-row>
        <table:table-row table:style-name="ro1">
          <table:table-cell office:value-type="float" office:value="532.856" calcext:value-type="float">
            <text:p>532,856</text:p>
          </table:table-cell>
          <table:table-cell office:value-type="float" office:value="7.008" calcext:value-type="float">
            <text:p>7,008</text:p>
          </table:table-cell>
        </table:table-row>
        <table:table-row table:style-name="ro1">
          <table:table-cell office:value-type="float" office:value="533.856" calcext:value-type="float">
            <text:p>533,856</text:p>
          </table:table-cell>
          <table:table-cell office:value-type="float" office:value="6.9545" calcext:value-type="float">
            <text:p>6,9545</text:p>
          </table:table-cell>
        </table:table-row>
        <table:table-row table:style-name="ro1">
          <table:table-cell office:value-type="float" office:value="534.856" calcext:value-type="float">
            <text:p>534,856</text:p>
          </table:table-cell>
          <table:table-cell office:value-type="float" office:value="6.9411" calcext:value-type="float">
            <text:p>6,9411</text:p>
          </table:table-cell>
        </table:table-row>
        <table:table-row table:style-name="ro1">
          <table:table-cell office:value-type="float" office:value="535.856" calcext:value-type="float">
            <text:p>535,856</text:p>
          </table:table-cell>
          <table:table-cell office:value-type="float" office:value="6.9347" calcext:value-type="float">
            <text:p>6,9347</text:p>
          </table:table-cell>
        </table:table-row>
        <table:table-row table:style-name="ro1">
          <table:table-cell office:value-type="float" office:value="536.856" calcext:value-type="float">
            <text:p>536,856</text:p>
          </table:table-cell>
          <table:table-cell office:value-type="float" office:value="7.024" calcext:value-type="float">
            <text:p>7,024</text:p>
          </table:table-cell>
        </table:table-row>
        <table:table-row table:style-name="ro1">
          <table:table-cell office:value-type="float" office:value="537.856" calcext:value-type="float">
            <text:p>537,856</text:p>
          </table:table-cell>
          <table:table-cell office:value-type="float" office:value="7.023" calcext:value-type="float">
            <text:p>7,023</text:p>
          </table:table-cell>
        </table:table-row>
        <table:table-row table:style-name="ro1">
          <table:table-cell office:value-type="float" office:value="538.856" calcext:value-type="float">
            <text:p>538,856</text:p>
          </table:table-cell>
          <table:table-cell office:value-type="float" office:value="7.0265" calcext:value-type="float">
            <text:p>7,0265</text:p>
          </table:table-cell>
        </table:table-row>
        <table:table-row table:style-name="ro1">
          <table:table-cell office:value-type="float" office:value="539.856" calcext:value-type="float">
            <text:p>539,856</text:p>
          </table:table-cell>
          <table:table-cell office:value-type="float" office:value="6.997" calcext:value-type="float">
            <text:p>6,997</text:p>
          </table:table-cell>
        </table:table-row>
        <table:table-row table:style-name="ro1">
          <table:table-cell office:value-type="float" office:value="540.856" calcext:value-type="float">
            <text:p>540,856</text:p>
          </table:table-cell>
          <table:table-cell office:value-type="float" office:value="6.9864" calcext:value-type="float">
            <text:p>6,9864</text:p>
          </table:table-cell>
        </table:table-row>
        <table:table-row table:style-name="ro1">
          <table:table-cell office:value-type="float" office:value="541.856" calcext:value-type="float">
            <text:p>541,856</text:p>
          </table:table-cell>
          <table:table-cell office:value-type="float" office:value="6.9393" calcext:value-type="float">
            <text:p>6,9393</text:p>
          </table:table-cell>
        </table:table-row>
        <table:table-row table:style-name="ro1">
          <table:table-cell office:value-type="float" office:value="542.856" calcext:value-type="float">
            <text:p>542,856</text:p>
          </table:table-cell>
          <table:table-cell office:value-type="float" office:value="6.8778" calcext:value-type="float">
            <text:p>6,8778</text:p>
          </table:table-cell>
        </table:table-row>
        <table:table-row table:style-name="ro1">
          <table:table-cell office:value-type="float" office:value="543.856" calcext:value-type="float">
            <text:p>543,856</text:p>
          </table:table-cell>
          <table:table-cell office:value-type="float" office:value="6.8446" calcext:value-type="float">
            <text:p>6,8446</text:p>
          </table:table-cell>
        </table:table-row>
      </table:table>
      <table:table table:name="20190424_1556116123189_121.3" table:style-name="ta1">
        <table:shapes>
          <draw:frame draw:z-index="0" draw:style-name="gr1" draw:text-style-name="P1" svg:width="27.453cm" svg:height="17.728cm" svg:x="5.346cm" svg:y="0.452cm">
            <draw:object draw:notify-on-update-of-ranges="'20190424_1556116123189_121.3'.A2:'20190424_1556116123189_121.3'.A787 '20190424_1556116123189_121.3'.B1:'20190424_1556116123189_121.3'.B1 '20190424_1556116123189_121.3'.B2:'20190424_1556116123189_121.3'.B787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t (с)</text:p>
          </table:table-cell>
          <table:table-cell office:value-type="string" calcext:value-type="string">
            <text:p>V (мВ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.3854" calcext:value-type="float">
            <text:p>13,3854</text:p>
          </table:table-cell>
        </table:table-row>
        <table:table-row table:style-name="ro1">
          <table:table-cell office:value-type="float" office:value="0.965" calcext:value-type="float">
            <text:p>0,965</text:p>
          </table:table-cell>
          <table:table-cell office:value-type="float" office:value="13.3358" calcext:value-type="float">
            <text:p>13,3358</text:p>
          </table:table-cell>
        </table:table-row>
        <table:table-row table:style-name="ro1">
          <table:table-cell office:value-type="float" office:value="1.931" calcext:value-type="float">
            <text:p>1,931</text:p>
          </table:table-cell>
          <table:table-cell office:value-type="float" office:value="13.2911" calcext:value-type="float">
            <text:p>13,2911</text:p>
          </table:table-cell>
        </table:table-row>
        <table:table-row table:style-name="ro1">
          <table:table-cell office:value-type="float" office:value="2.913" calcext:value-type="float">
            <text:p>2,913</text:p>
          </table:table-cell>
          <table:table-cell office:value-type="float" office:value="13.2108" calcext:value-type="float">
            <text:p>13,2108</text:p>
          </table:table-cell>
        </table:table-row>
        <table:table-row table:style-name="ro1">
          <table:table-cell office:value-type="float" office:value="3.913" calcext:value-type="float">
            <text:p>3,913</text:p>
          </table:table-cell>
          <table:table-cell office:value-type="float" office:value="13.2405" calcext:value-type="float">
            <text:p>13,2405</text:p>
          </table:table-cell>
        </table:table-row>
        <table:table-row table:style-name="ro1">
          <table:table-cell office:value-type="float" office:value="4.913" calcext:value-type="float">
            <text:p>4,913</text:p>
          </table:table-cell>
          <table:table-cell office:value-type="float" office:value="13.2116" calcext:value-type="float">
            <text:p>13,2116</text:p>
          </table:table-cell>
        </table:table-row>
        <table:table-row table:style-name="ro1">
          <table:table-cell office:value-type="float" office:value="5.913" calcext:value-type="float">
            <text:p>5,913</text:p>
          </table:table-cell>
          <table:table-cell office:value-type="float" office:value="13.2065" calcext:value-type="float">
            <text:p>13,2065</text:p>
          </table:table-cell>
        </table:table-row>
        <table:table-row table:style-name="ro1">
          <table:table-cell office:value-type="float" office:value="6.913" calcext:value-type="float">
            <text:p>6,913</text:p>
          </table:table-cell>
          <table:table-cell office:value-type="float" office:value="13.1826" calcext:value-type="float">
            <text:p>13,1826</text:p>
          </table:table-cell>
        </table:table-row>
        <table:table-row table:style-name="ro1">
          <table:table-cell office:value-type="float" office:value="7.913" calcext:value-type="float">
            <text:p>7,913</text:p>
          </table:table-cell>
          <table:table-cell office:value-type="float" office:value="13.1448" calcext:value-type="float">
            <text:p>13,1448</text:p>
          </table:table-cell>
        </table:table-row>
        <table:table-row table:style-name="ro1">
          <table:table-cell office:value-type="float" office:value="8.913" calcext:value-type="float">
            <text:p>8,913</text:p>
          </table:table-cell>
          <table:table-cell office:value-type="float" office:value="13.1775" calcext:value-type="float">
            <text:p>13,1775</text:p>
          </table:table-cell>
        </table:table-row>
        <table:table-row table:style-name="ro1">
          <table:table-cell office:value-type="float" office:value="9.913" calcext:value-type="float">
            <text:p>9,913</text:p>
          </table:table-cell>
          <table:table-cell office:value-type="float" office:value="13.1191" calcext:value-type="float">
            <text:p>13,1191</text:p>
          </table:table-cell>
        </table:table-row>
        <table:table-row table:style-name="ro1">
          <table:table-cell office:value-type="float" office:value="10.913" calcext:value-type="float">
            <text:p>10,913</text:p>
          </table:table-cell>
          <table:table-cell office:value-type="float" office:value="13.1122" calcext:value-type="float">
            <text:p>13,1122</text:p>
          </table:table-cell>
        </table:table-row>
        <table:table-row table:style-name="ro1">
          <table:table-cell office:value-type="float" office:value="11.914" calcext:value-type="float">
            <text:p>11,914</text:p>
          </table:table-cell>
          <table:table-cell office:value-type="float" office:value="13.1628" calcext:value-type="float">
            <text:p>13,1628</text:p>
          </table:table-cell>
        </table:table-row>
        <table:table-row table:style-name="ro1">
          <table:table-cell office:value-type="float" office:value="12.913" calcext:value-type="float">
            <text:p>12,913</text:p>
          </table:table-cell>
          <table:table-cell office:value-type="float" office:value="13.1917" calcext:value-type="float">
            <text:p>13,1917</text:p>
          </table:table-cell>
        </table:table-row>
        <table:table-row table:style-name="ro1">
          <table:table-cell office:value-type="float" office:value="13.913" calcext:value-type="float">
            <text:p>13,913</text:p>
          </table:table-cell>
          <table:table-cell office:value-type="float" office:value="13.1825" calcext:value-type="float">
            <text:p>13,1825</text:p>
          </table:table-cell>
        </table:table-row>
        <table:table-row table:style-name="ro1">
          <table:table-cell office:value-type="float" office:value="14.913" calcext:value-type="float">
            <text:p>14,913</text:p>
          </table:table-cell>
          <table:table-cell office:value-type="float" office:value="13.1079" calcext:value-type="float">
            <text:p>13,1079</text:p>
          </table:table-cell>
        </table:table-row>
        <table:table-row table:style-name="ro1">
          <table:table-cell office:value-type="float" office:value="15.913" calcext:value-type="float">
            <text:p>15,913</text:p>
          </table:table-cell>
          <table:table-cell office:value-type="float" office:value="13.0846" calcext:value-type="float">
            <text:p>13,0846</text:p>
          </table:table-cell>
        </table:table-row>
        <table:table-row table:style-name="ro1">
          <table:table-cell office:value-type="float" office:value="16.913" calcext:value-type="float">
            <text:p>16,913</text:p>
          </table:table-cell>
          <table:table-cell office:value-type="float" office:value="13.0827" calcext:value-type="float">
            <text:p>13,0827</text:p>
          </table:table-cell>
        </table:table-row>
        <table:table-row table:style-name="ro1">
          <table:table-cell office:value-type="float" office:value="17.913" calcext:value-type="float">
            <text:p>17,913</text:p>
          </table:table-cell>
          <table:table-cell office:value-type="float" office:value="13.1425" calcext:value-type="float">
            <text:p>13,1425</text:p>
          </table:table-cell>
        </table:table-row>
        <table:table-row table:style-name="ro1">
          <table:table-cell office:value-type="float" office:value="18.913" calcext:value-type="float">
            <text:p>18,913</text:p>
          </table:table-cell>
          <table:table-cell office:value-type="float" office:value="13.1275" calcext:value-type="float">
            <text:p>13,1275</text:p>
          </table:table-cell>
        </table:table-row>
        <table:table-row table:style-name="ro1">
          <table:table-cell office:value-type="float" office:value="19.913" calcext:value-type="float">
            <text:p>19,913</text:p>
          </table:table-cell>
          <table:table-cell office:value-type="float" office:value="13.1108" calcext:value-type="float">
            <text:p>13,1108</text:p>
          </table:table-cell>
        </table:table-row>
        <table:table-row table:style-name="ro1">
          <table:table-cell office:value-type="float" office:value="20.913" calcext:value-type="float">
            <text:p>20,913</text:p>
          </table:table-cell>
          <table:table-cell office:value-type="float" office:value="13.0448" calcext:value-type="float">
            <text:p>13,0448</text:p>
          </table:table-cell>
        </table:table-row>
        <table:table-row table:style-name="ro1">
          <table:table-cell office:value-type="float" office:value="21.913" calcext:value-type="float">
            <text:p>21,913</text:p>
          </table:table-cell>
          <table:table-cell office:value-type="float" office:value="13.0468" calcext:value-type="float">
            <text:p>13,0468</text:p>
          </table:table-cell>
        </table:table-row>
        <table:table-row table:style-name="ro1">
          <table:table-cell office:value-type="float" office:value="22.914" calcext:value-type="float">
            <text:p>22,914</text:p>
          </table:table-cell>
          <table:table-cell office:value-type="float" office:value="13.0465" calcext:value-type="float">
            <text:p>13,0465</text:p>
          </table:table-cell>
        </table:table-row>
        <table:table-row table:style-name="ro1">
          <table:table-cell office:value-type="float" office:value="23.913" calcext:value-type="float">
            <text:p>23,913</text:p>
          </table:table-cell>
          <table:table-cell office:value-type="float" office:value="13.0846" calcext:value-type="float">
            <text:p>13,0846</text:p>
          </table:table-cell>
        </table:table-row>
        <table:table-row table:style-name="ro1">
          <table:table-cell office:value-type="float" office:value="24.914" calcext:value-type="float">
            <text:p>24,914</text:p>
          </table:table-cell>
          <table:table-cell office:value-type="float" office:value="13.0804" calcext:value-type="float">
            <text:p>13,0804</text:p>
          </table:table-cell>
        </table:table-row>
        <table:table-row table:style-name="ro1">
          <table:table-cell office:value-type="float" office:value="25.913" calcext:value-type="float">
            <text:p>25,913</text:p>
          </table:table-cell>
          <table:table-cell office:value-type="float" office:value="13.055" calcext:value-type="float">
            <text:p>13,055</text:p>
          </table:table-cell>
        </table:table-row>
        <table:table-row table:style-name="ro1">
          <table:table-cell office:value-type="float" office:value="26.913" calcext:value-type="float">
            <text:p>26,913</text:p>
          </table:table-cell>
          <table:table-cell office:value-type="float" office:value="13.1248" calcext:value-type="float">
            <text:p>13,1248</text:p>
          </table:table-cell>
        </table:table-row>
        <table:table-row table:style-name="ro1">
          <table:table-cell office:value-type="float" office:value="27.913" calcext:value-type="float">
            <text:p>27,913</text:p>
          </table:table-cell>
          <table:table-cell office:value-type="float" office:value="13.1054" calcext:value-type="float">
            <text:p>13,1054</text:p>
          </table:table-cell>
        </table:table-row>
        <table:table-row table:style-name="ro1">
          <table:table-cell office:value-type="float" office:value="28.913" calcext:value-type="float">
            <text:p>28,913</text:p>
          </table:table-cell>
          <table:table-cell office:value-type="float" office:value="13.0202" calcext:value-type="float">
            <text:p>13,0202</text:p>
          </table:table-cell>
        </table:table-row>
        <table:table-row table:style-name="ro1">
          <table:table-cell office:value-type="float" office:value="29.914" calcext:value-type="float">
            <text:p>29,914</text:p>
          </table:table-cell>
          <table:table-cell office:value-type="float" office:value="13.0379" calcext:value-type="float">
            <text:p>13,0379</text:p>
          </table:table-cell>
        </table:table-row>
        <table:table-row table:style-name="ro1">
          <table:table-cell office:value-type="float" office:value="30.913" calcext:value-type="float">
            <text:p>30,913</text:p>
          </table:table-cell>
          <table:table-cell office:value-type="float" office:value="12.9841" calcext:value-type="float">
            <text:p>12,9841</text:p>
          </table:table-cell>
        </table:table-row>
        <table:table-row table:style-name="ro1">
          <table:table-cell office:value-type="float" office:value="31.913" calcext:value-type="float">
            <text:p>31,913</text:p>
          </table:table-cell>
          <table:table-cell office:value-type="float" office:value="12.9699" calcext:value-type="float">
            <text:p>12,9699</text:p>
          </table:table-cell>
        </table:table-row>
        <table:table-row table:style-name="ro1">
          <table:table-cell office:value-type="float" office:value="32.913" calcext:value-type="float">
            <text:p>32,913</text:p>
          </table:table-cell>
          <table:table-cell office:value-type="float" office:value="13.0065" calcext:value-type="float">
            <text:p>13,0065</text:p>
          </table:table-cell>
        </table:table-row>
        <table:table-row table:style-name="ro1">
          <table:table-cell office:value-type="float" office:value="33.913" calcext:value-type="float">
            <text:p>33,913</text:p>
          </table:table-cell>
          <table:table-cell office:value-type="float" office:value="13.0425" calcext:value-type="float">
            <text:p>13,0425</text:p>
          </table:table-cell>
        </table:table-row>
        <table:table-row table:style-name="ro1">
          <table:table-cell office:value-type="float" office:value="34.914" calcext:value-type="float">
            <text:p>34,914</text:p>
          </table:table-cell>
          <table:table-cell office:value-type="float" office:value="13.0538" calcext:value-type="float">
            <text:p>13,0538</text:p>
          </table:table-cell>
        </table:table-row>
        <table:table-row table:style-name="ro1">
          <table:table-cell office:value-type="float" office:value="35.913" calcext:value-type="float">
            <text:p>35,913</text:p>
          </table:table-cell>
          <table:table-cell office:value-type="float" office:value="13.0685" calcext:value-type="float">
            <text:p>13,0685</text:p>
          </table:table-cell>
        </table:table-row>
        <table:table-row table:style-name="ro1">
          <table:table-cell office:value-type="float" office:value="36.913" calcext:value-type="float">
            <text:p>36,913</text:p>
          </table:table-cell>
          <table:table-cell office:value-type="float" office:value="13.0261" calcext:value-type="float">
            <text:p>13,0261</text:p>
          </table:table-cell>
        </table:table-row>
        <table:table-row table:style-name="ro1">
          <table:table-cell office:value-type="float" office:value="37.913" calcext:value-type="float">
            <text:p>37,913</text:p>
          </table:table-cell>
          <table:table-cell office:value-type="float" office:value="13.0078" calcext:value-type="float">
            <text:p>13,0078</text:p>
          </table:table-cell>
        </table:table-row>
        <table:table-row table:style-name="ro1">
          <table:table-cell office:value-type="float" office:value="38.913" calcext:value-type="float">
            <text:p>38,913</text:p>
          </table:table-cell>
          <table:table-cell office:value-type="float" office:value="13.0133" calcext:value-type="float">
            <text:p>13,0133</text:p>
          </table:table-cell>
        </table:table-row>
        <table:table-row table:style-name="ro1">
          <table:table-cell office:value-type="float" office:value="39.913" calcext:value-type="float">
            <text:p>39,913</text:p>
          </table:table-cell>
          <table:table-cell office:value-type="float" office:value="13.0565" calcext:value-type="float">
            <text:p>13,0565</text:p>
          </table:table-cell>
        </table:table-row>
        <table:table-row table:style-name="ro1">
          <table:table-cell office:value-type="float" office:value="40.913" calcext:value-type="float">
            <text:p>40,913</text:p>
          </table:table-cell>
          <table:table-cell office:value-type="float" office:value="13.0679" calcext:value-type="float">
            <text:p>13,0679</text:p>
          </table:table-cell>
        </table:table-row>
        <table:table-row table:style-name="ro1">
          <table:table-cell office:value-type="float" office:value="41.913" calcext:value-type="float">
            <text:p>41,913</text:p>
          </table:table-cell>
          <table:table-cell office:value-type="float" office:value="13.0489" calcext:value-type="float">
            <text:p>13,0489</text:p>
          </table:table-cell>
        </table:table-row>
        <table:table-row table:style-name="ro1">
          <table:table-cell office:value-type="float" office:value="42.913" calcext:value-type="float">
            <text:p>42,913</text:p>
          </table:table-cell>
          <table:table-cell office:value-type="float" office:value="12.8918" calcext:value-type="float">
            <text:p>12,8918</text:p>
          </table:table-cell>
        </table:table-row>
        <table:table-row table:style-name="ro1">
          <table:table-cell office:value-type="float" office:value="43.913" calcext:value-type="float">
            <text:p>43,913</text:p>
          </table:table-cell>
          <table:table-cell office:value-type="float" office:value="12.8536" calcext:value-type="float">
            <text:p>12,8536</text:p>
          </table:table-cell>
        </table:table-row>
        <table:table-row table:style-name="ro1">
          <table:table-cell office:value-type="float" office:value="44.913" calcext:value-type="float">
            <text:p>44,913</text:p>
          </table:table-cell>
          <table:table-cell office:value-type="float" office:value="12.8376" calcext:value-type="float">
            <text:p>12,8376</text:p>
          </table:table-cell>
        </table:table-row>
        <table:table-row table:style-name="ro1">
          <table:table-cell office:value-type="float" office:value="45.913" calcext:value-type="float">
            <text:p>45,913</text:p>
          </table:table-cell>
          <table:table-cell office:value-type="float" office:value="12.8433" calcext:value-type="float">
            <text:p>12,8433</text:p>
          </table:table-cell>
        </table:table-row>
        <table:table-row table:style-name="ro1">
          <table:table-cell office:value-type="float" office:value="46.913" calcext:value-type="float">
            <text:p>46,913</text:p>
          </table:table-cell>
          <table:table-cell office:value-type="float" office:value="12.8894" calcext:value-type="float">
            <text:p>12,8894</text:p>
          </table:table-cell>
        </table:table-row>
        <table:table-row table:style-name="ro1">
          <table:table-cell office:value-type="float" office:value="47.913" calcext:value-type="float">
            <text:p>47,913</text:p>
          </table:table-cell>
          <table:table-cell office:value-type="float" office:value="12.8857" calcext:value-type="float">
            <text:p>12,8857</text:p>
          </table:table-cell>
        </table:table-row>
        <table:table-row table:style-name="ro1">
          <table:table-cell office:value-type="float" office:value="48.913" calcext:value-type="float">
            <text:p>48,913</text:p>
          </table:table-cell>
          <table:table-cell office:value-type="float" office:value="12.801" calcext:value-type="float">
            <text:p>12,801</text:p>
          </table:table-cell>
        </table:table-row>
        <table:table-row table:style-name="ro1">
          <table:table-cell office:value-type="float" office:value="49.914" calcext:value-type="float">
            <text:p>49,914</text:p>
          </table:table-cell>
          <table:table-cell office:value-type="float" office:value="12.7805" calcext:value-type="float">
            <text:p>12,7805</text:p>
          </table:table-cell>
        </table:table-row>
        <table:table-row table:style-name="ro1">
          <table:table-cell office:value-type="float" office:value="50.913" calcext:value-type="float">
            <text:p>50,913</text:p>
          </table:table-cell>
          <table:table-cell office:value-type="float" office:value="12.7654" calcext:value-type="float">
            <text:p>12,7654</text:p>
          </table:table-cell>
        </table:table-row>
        <table:table-row table:style-name="ro1">
          <table:table-cell office:value-type="float" office:value="51.917" calcext:value-type="float">
            <text:p>51,917</text:p>
          </table:table-cell>
          <table:table-cell office:value-type="float" office:value="12.7331" calcext:value-type="float">
            <text:p>12,7331</text:p>
          </table:table-cell>
        </table:table-row>
        <table:table-row table:style-name="ro1">
          <table:table-cell office:value-type="float" office:value="52.913" calcext:value-type="float">
            <text:p>52,913</text:p>
          </table:table-cell>
          <table:table-cell office:value-type="float" office:value="12.7121" calcext:value-type="float">
            <text:p>12,7121</text:p>
          </table:table-cell>
        </table:table-row>
        <table:table-row table:style-name="ro1">
          <table:table-cell office:value-type="float" office:value="53.913" calcext:value-type="float">
            <text:p>53,913</text:p>
          </table:table-cell>
          <table:table-cell office:value-type="float" office:value="12.6626" calcext:value-type="float">
            <text:p>12,6626</text:p>
          </table:table-cell>
        </table:table-row>
        <table:table-row table:style-name="ro1">
          <table:table-cell office:value-type="float" office:value="54.913" calcext:value-type="float">
            <text:p>54,913</text:p>
          </table:table-cell>
          <table:table-cell office:value-type="float" office:value="12.7089" calcext:value-type="float">
            <text:p>12,7089</text:p>
          </table:table-cell>
        </table:table-row>
        <table:table-row table:style-name="ro1">
          <table:table-cell office:value-type="float" office:value="55.913" calcext:value-type="float">
            <text:p>55,913</text:p>
          </table:table-cell>
          <table:table-cell office:value-type="float" office:value="12.7621" calcext:value-type="float">
            <text:p>12,7621</text:p>
          </table:table-cell>
        </table:table-row>
        <table:table-row table:style-name="ro1">
          <table:table-cell office:value-type="float" office:value="56.913" calcext:value-type="float">
            <text:p>56,913</text:p>
          </table:table-cell>
          <table:table-cell office:value-type="float" office:value="12.7251" calcext:value-type="float">
            <text:p>12,7251</text:p>
          </table:table-cell>
        </table:table-row>
        <table:table-row table:style-name="ro1">
          <table:table-cell office:value-type="float" office:value="57.913" calcext:value-type="float">
            <text:p>57,913</text:p>
          </table:table-cell>
          <table:table-cell office:value-type="float" office:value="12.6843" calcext:value-type="float">
            <text:p>12,6843</text:p>
          </table:table-cell>
        </table:table-row>
        <table:table-row table:style-name="ro1">
          <table:table-cell office:value-type="float" office:value="58.914" calcext:value-type="float">
            <text:p>58,914</text:p>
          </table:table-cell>
          <table:table-cell office:value-type="float" office:value="12.6598" calcext:value-type="float">
            <text:p>12,6598</text:p>
          </table:table-cell>
        </table:table-row>
        <table:table-row table:style-name="ro1">
          <table:table-cell office:value-type="float" office:value="59.913" calcext:value-type="float">
            <text:p>59,913</text:p>
          </table:table-cell>
          <table:table-cell office:value-type="float" office:value="12.6643" calcext:value-type="float">
            <text:p>12,6643</text:p>
          </table:table-cell>
        </table:table-row>
        <table:table-row table:style-name="ro1">
          <table:table-cell office:value-type="float" office:value="60.913" calcext:value-type="float">
            <text:p>60,913</text:p>
          </table:table-cell>
          <table:table-cell office:value-type="float" office:value="12.6872" calcext:value-type="float">
            <text:p>12,6872</text:p>
          </table:table-cell>
        </table:table-row>
        <table:table-row table:style-name="ro1">
          <table:table-cell office:value-type="float" office:value="61.913" calcext:value-type="float">
            <text:p>61,913</text:p>
          </table:table-cell>
          <table:table-cell office:value-type="float" office:value="12.6701" calcext:value-type="float">
            <text:p>12,6701</text:p>
          </table:table-cell>
        </table:table-row>
        <table:table-row table:style-name="ro1">
          <table:table-cell office:value-type="float" office:value="62.913" calcext:value-type="float">
            <text:p>62,913</text:p>
          </table:table-cell>
          <table:table-cell office:value-type="float" office:value="12.6645" calcext:value-type="float">
            <text:p>12,6645</text:p>
          </table:table-cell>
        </table:table-row>
        <table:table-row table:style-name="ro1">
          <table:table-cell office:value-type="float" office:value="63.913" calcext:value-type="float">
            <text:p>63,913</text:p>
          </table:table-cell>
          <table:table-cell office:value-type="float" office:value="12.6325" calcext:value-type="float">
            <text:p>12,6325</text:p>
          </table:table-cell>
        </table:table-row>
        <table:table-row table:style-name="ro1">
          <table:table-cell office:value-type="float" office:value="64.914" calcext:value-type="float">
            <text:p>64,914</text:p>
          </table:table-cell>
          <table:table-cell office:value-type="float" office:value="12.6045" calcext:value-type="float">
            <text:p>12,6045</text:p>
          </table:table-cell>
        </table:table-row>
        <table:table-row table:style-name="ro1">
          <table:table-cell office:value-type="float" office:value="65.913" calcext:value-type="float">
            <text:p>65,913</text:p>
          </table:table-cell>
          <table:table-cell office:value-type="float" office:value="12.6097" calcext:value-type="float">
            <text:p>12,6097</text:p>
          </table:table-cell>
        </table:table-row>
        <table:table-row table:style-name="ro1">
          <table:table-cell office:value-type="float" office:value="66.913" calcext:value-type="float">
            <text:p>66,913</text:p>
          </table:table-cell>
          <table:table-cell office:value-type="float" office:value="12.6328" calcext:value-type="float">
            <text:p>12,6328</text:p>
          </table:table-cell>
        </table:table-row>
        <table:table-row table:style-name="ro1">
          <table:table-cell office:value-type="float" office:value="67.913" calcext:value-type="float">
            <text:p>67,913</text:p>
          </table:table-cell>
          <table:table-cell office:value-type="float" office:value="12.6169" calcext:value-type="float">
            <text:p>12,6169</text:p>
          </table:table-cell>
        </table:table-row>
        <table:table-row table:style-name="ro1">
          <table:table-cell office:value-type="float" office:value="68.913" calcext:value-type="float">
            <text:p>68,913</text:p>
          </table:table-cell>
          <table:table-cell office:value-type="float" office:value="12.6218" calcext:value-type="float">
            <text:p>12,6218</text:p>
          </table:table-cell>
        </table:table-row>
        <table:table-row table:style-name="ro1">
          <table:table-cell office:value-type="float" office:value="69.913" calcext:value-type="float">
            <text:p>69,913</text:p>
          </table:table-cell>
          <table:table-cell office:value-type="float" office:value="12.5831" calcext:value-type="float">
            <text:p>12,5831</text:p>
          </table:table-cell>
        </table:table-row>
        <table:table-row table:style-name="ro1">
          <table:table-cell office:value-type="float" office:value="70.914" calcext:value-type="float">
            <text:p>70,914</text:p>
          </table:table-cell>
          <table:table-cell office:value-type="float" office:value="12.5686" calcext:value-type="float">
            <text:p>12,5686</text:p>
          </table:table-cell>
        </table:table-row>
        <table:table-row table:style-name="ro1">
          <table:table-cell office:value-type="float" office:value="71.914" calcext:value-type="float">
            <text:p>71,914</text:p>
          </table:table-cell>
          <table:table-cell office:value-type="float" office:value="12.5558" calcext:value-type="float">
            <text:p>12,5558</text:p>
          </table:table-cell>
        </table:table-row>
        <table:table-row table:style-name="ro1">
          <table:table-cell office:value-type="float" office:value="72.913" calcext:value-type="float">
            <text:p>72,913</text:p>
          </table:table-cell>
          <table:table-cell office:value-type="float" office:value="12.5591" calcext:value-type="float">
            <text:p>12,5591</text:p>
          </table:table-cell>
        </table:table-row>
        <table:table-row table:style-name="ro1">
          <table:table-cell office:value-type="float" office:value="73.913" calcext:value-type="float">
            <text:p>73,913</text:p>
          </table:table-cell>
          <table:table-cell office:value-type="float" office:value="12.5691" calcext:value-type="float">
            <text:p>12,5691</text:p>
          </table:table-cell>
        </table:table-row>
        <table:table-row table:style-name="ro1">
          <table:table-cell office:value-type="float" office:value="74.913" calcext:value-type="float">
            <text:p>74,913</text:p>
          </table:table-cell>
          <table:table-cell office:value-type="float" office:value="12.5825" calcext:value-type="float">
            <text:p>12,5825</text:p>
          </table:table-cell>
        </table:table-row>
        <table:table-row table:style-name="ro1">
          <table:table-cell office:value-type="float" office:value="75.914" calcext:value-type="float">
            <text:p>75,914</text:p>
          </table:table-cell>
          <table:table-cell office:value-type="float" office:value="12.5381" calcext:value-type="float">
            <text:p>12,5381</text:p>
          </table:table-cell>
        </table:table-row>
        <table:table-row table:style-name="ro1">
          <table:table-cell office:value-type="float" office:value="76.913" calcext:value-type="float">
            <text:p>76,913</text:p>
          </table:table-cell>
          <table:table-cell office:value-type="float" office:value="12.5062" calcext:value-type="float">
            <text:p>12,5062</text:p>
          </table:table-cell>
        </table:table-row>
        <table:table-row table:style-name="ro1">
          <table:table-cell office:value-type="float" office:value="77.913" calcext:value-type="float">
            <text:p>77,913</text:p>
          </table:table-cell>
          <table:table-cell office:value-type="float" office:value="12.4939" calcext:value-type="float">
            <text:p>12,4939</text:p>
          </table:table-cell>
        </table:table-row>
        <table:table-row table:style-name="ro1">
          <table:table-cell office:value-type="float" office:value="78.913" calcext:value-type="float">
            <text:p>78,913</text:p>
          </table:table-cell>
          <table:table-cell office:value-type="float" office:value="12.4814" calcext:value-type="float">
            <text:p>12,4814</text:p>
          </table:table-cell>
        </table:table-row>
        <table:table-row table:style-name="ro1">
          <table:table-cell office:value-type="float" office:value="79.913" calcext:value-type="float">
            <text:p>79,913</text:p>
          </table:table-cell>
          <table:table-cell office:value-type="float" office:value="12.4826" calcext:value-type="float">
            <text:p>12,4826</text:p>
          </table:table-cell>
        </table:table-row>
        <table:table-row table:style-name="ro1">
          <table:table-cell office:value-type="float" office:value="80.914" calcext:value-type="float">
            <text:p>80,914</text:p>
          </table:table-cell>
          <table:table-cell office:value-type="float" office:value="12.4674" calcext:value-type="float">
            <text:p>12,4674</text:p>
          </table:table-cell>
        </table:table-row>
        <table:table-row table:style-name="ro1">
          <table:table-cell office:value-type="float" office:value="81.913" calcext:value-type="float">
            <text:p>81,913</text:p>
          </table:table-cell>
          <table:table-cell office:value-type="float" office:value="12.4618" calcext:value-type="float">
            <text:p>12,4618</text:p>
          </table:table-cell>
        </table:table-row>
        <table:table-row table:style-name="ro1">
          <table:table-cell office:value-type="float" office:value="82.913" calcext:value-type="float">
            <text:p>82,913</text:p>
          </table:table-cell>
          <table:table-cell office:value-type="float" office:value="12.464" calcext:value-type="float">
            <text:p>12,464</text:p>
          </table:table-cell>
        </table:table-row>
        <table:table-row table:style-name="ro1">
          <table:table-cell office:value-type="float" office:value="83.913" calcext:value-type="float">
            <text:p>83,913</text:p>
          </table:table-cell>
          <table:table-cell office:value-type="float" office:value="12.4654" calcext:value-type="float">
            <text:p>12,4654</text:p>
          </table:table-cell>
        </table:table-row>
        <table:table-row table:style-name="ro1">
          <table:table-cell office:value-type="float" office:value="84.913" calcext:value-type="float">
            <text:p>84,913</text:p>
          </table:table-cell>
          <table:table-cell office:value-type="float" office:value="12.4603" calcext:value-type="float">
            <text:p>12,4603</text:p>
          </table:table-cell>
        </table:table-row>
        <table:table-row table:style-name="ro1">
          <table:table-cell office:value-type="float" office:value="85.914" calcext:value-type="float">
            <text:p>85,914</text:p>
          </table:table-cell>
          <table:table-cell office:value-type="float" office:value="12.4585" calcext:value-type="float">
            <text:p>12,4585</text:p>
          </table:table-cell>
        </table:table-row>
        <table:table-row table:style-name="ro1">
          <table:table-cell office:value-type="float" office:value="86.913" calcext:value-type="float">
            <text:p>86,913</text:p>
          </table:table-cell>
          <table:table-cell office:value-type="float" office:value="12.4141" calcext:value-type="float">
            <text:p>12,4141</text:p>
          </table:table-cell>
        </table:table-row>
        <table:table-row table:style-name="ro1">
          <table:table-cell office:value-type="float" office:value="87.913" calcext:value-type="float">
            <text:p>87,913</text:p>
          </table:table-cell>
          <table:table-cell office:value-type="float" office:value="12.4191" calcext:value-type="float">
            <text:p>12,4191</text:p>
          </table:table-cell>
        </table:table-row>
        <table:table-row table:style-name="ro1">
          <table:table-cell office:value-type="float" office:value="88.913" calcext:value-type="float">
            <text:p>88,913</text:p>
          </table:table-cell>
          <table:table-cell office:value-type="float" office:value="12.4104" calcext:value-type="float">
            <text:p>12,4104</text:p>
          </table:table-cell>
        </table:table-row>
        <table:table-row table:style-name="ro1">
          <table:table-cell office:value-type="float" office:value="89.913" calcext:value-type="float">
            <text:p>89,913</text:p>
          </table:table-cell>
          <table:table-cell office:value-type="float" office:value="12.3959" calcext:value-type="float">
            <text:p>12,3959</text:p>
          </table:table-cell>
        </table:table-row>
        <table:table-row table:style-name="ro1">
          <table:table-cell office:value-type="float" office:value="90.914" calcext:value-type="float">
            <text:p>90,914</text:p>
          </table:table-cell>
          <table:table-cell office:value-type="float" office:value="12.3625" calcext:value-type="float">
            <text:p>12,3625</text:p>
          </table:table-cell>
        </table:table-row>
        <table:table-row table:style-name="ro1">
          <table:table-cell office:value-type="float" office:value="91.913" calcext:value-type="float">
            <text:p>91,913</text:p>
          </table:table-cell>
          <table:table-cell office:value-type="float" office:value="12.3562" calcext:value-type="float">
            <text:p>12,3562</text:p>
          </table:table-cell>
        </table:table-row>
        <table:table-row table:style-name="ro1">
          <table:table-cell office:value-type="float" office:value="92.913" calcext:value-type="float">
            <text:p>92,913</text:p>
          </table:table-cell>
          <table:table-cell office:value-type="float" office:value="12.2993" calcext:value-type="float">
            <text:p>12,2993</text:p>
          </table:table-cell>
        </table:table-row>
        <table:table-row table:style-name="ro1">
          <table:table-cell office:value-type="float" office:value="93.913" calcext:value-type="float">
            <text:p>93,913</text:p>
          </table:table-cell>
          <table:table-cell office:value-type="float" office:value="12.3232" calcext:value-type="float">
            <text:p>12,3232</text:p>
          </table:table-cell>
        </table:table-row>
        <table:table-row table:style-name="ro1">
          <table:table-cell office:value-type="float" office:value="94.913" calcext:value-type="float">
            <text:p>94,913</text:p>
          </table:table-cell>
          <table:table-cell office:value-type="float" office:value="12.3323" calcext:value-type="float">
            <text:p>12,3323</text:p>
          </table:table-cell>
        </table:table-row>
        <table:table-row table:style-name="ro1">
          <table:table-cell office:value-type="float" office:value="95.913" calcext:value-type="float">
            <text:p>95,913</text:p>
          </table:table-cell>
          <table:table-cell office:value-type="float" office:value="12.337" calcext:value-type="float">
            <text:p>12,337</text:p>
          </table:table-cell>
        </table:table-row>
        <table:table-row table:style-name="ro1">
          <table:table-cell office:value-type="float" office:value="96.913" calcext:value-type="float">
            <text:p>96,913</text:p>
          </table:table-cell>
          <table:table-cell office:value-type="float" office:value="12.3714" calcext:value-type="float">
            <text:p>12,3714</text:p>
          </table:table-cell>
        </table:table-row>
        <table:table-row table:style-name="ro1">
          <table:table-cell office:value-type="float" office:value="97.914" calcext:value-type="float">
            <text:p>97,914</text:p>
          </table:table-cell>
          <table:table-cell office:value-type="float" office:value="12.34" calcext:value-type="float">
            <text:p>12,34</text:p>
          </table:table-cell>
        </table:table-row>
        <table:table-row table:style-name="ro1">
          <table:table-cell office:value-type="float" office:value="98.913" calcext:value-type="float">
            <text:p>98,913</text:p>
          </table:table-cell>
          <table:table-cell office:value-type="float" office:value="12.2727" calcext:value-type="float">
            <text:p>12,2727</text:p>
          </table:table-cell>
        </table:table-row>
        <table:table-row table:style-name="ro1">
          <table:table-cell office:value-type="float" office:value="99.913" calcext:value-type="float">
            <text:p>99,913</text:p>
          </table:table-cell>
          <table:table-cell office:value-type="float" office:value="12.2174" calcext:value-type="float">
            <text:p>12,2174</text:p>
          </table:table-cell>
        </table:table-row>
        <table:table-row table:style-name="ro1">
          <table:table-cell office:value-type="float" office:value="100.913" calcext:value-type="float">
            <text:p>100,913</text:p>
          </table:table-cell>
          <table:table-cell office:value-type="float" office:value="12.2135" calcext:value-type="float">
            <text:p>12,2135</text:p>
          </table:table-cell>
        </table:table-row>
        <table:table-row table:style-name="ro1">
          <table:table-cell office:value-type="float" office:value="101.913" calcext:value-type="float">
            <text:p>101,913</text:p>
          </table:table-cell>
          <table:table-cell office:value-type="float" office:value="12.1806" calcext:value-type="float">
            <text:p>12,1806</text:p>
          </table:table-cell>
        </table:table-row>
        <table:table-row table:style-name="ro1">
          <table:table-cell office:value-type="float" office:value="102.913" calcext:value-type="float">
            <text:p>102,913</text:p>
          </table:table-cell>
          <table:table-cell office:value-type="float" office:value="12.1867" calcext:value-type="float">
            <text:p>12,1867</text:p>
          </table:table-cell>
        </table:table-row>
        <table:table-row table:style-name="ro1">
          <table:table-cell office:value-type="float" office:value="103.913" calcext:value-type="float">
            <text:p>103,913</text:p>
          </table:table-cell>
          <table:table-cell office:value-type="float" office:value="12.1904" calcext:value-type="float">
            <text:p>12,1904</text:p>
          </table:table-cell>
        </table:table-row>
        <table:table-row table:style-name="ro1">
          <table:table-cell office:value-type="float" office:value="104.913" calcext:value-type="float">
            <text:p>104,913</text:p>
          </table:table-cell>
          <table:table-cell office:value-type="float" office:value="12.1739" calcext:value-type="float">
            <text:p>12,1739</text:p>
          </table:table-cell>
        </table:table-row>
        <table:table-row table:style-name="ro1">
          <table:table-cell office:value-type="float" office:value="105.913" calcext:value-type="float">
            <text:p>105,913</text:p>
          </table:table-cell>
          <table:table-cell office:value-type="float" office:value="12.2475" calcext:value-type="float">
            <text:p>12,2475</text:p>
          </table:table-cell>
        </table:table-row>
        <table:table-row table:style-name="ro1">
          <table:table-cell office:value-type="float" office:value="106.913" calcext:value-type="float">
            <text:p>106,913</text:p>
          </table:table-cell>
          <table:table-cell office:value-type="float" office:value="12.1781" calcext:value-type="float">
            <text:p>12,1781</text:p>
          </table:table-cell>
        </table:table-row>
        <table:table-row table:style-name="ro1">
          <table:table-cell office:value-type="float" office:value="107.914" calcext:value-type="float">
            <text:p>107,914</text:p>
          </table:table-cell>
          <table:table-cell office:value-type="float" office:value="12.1164" calcext:value-type="float">
            <text:p>12,1164</text:p>
          </table:table-cell>
        </table:table-row>
        <table:table-row table:style-name="ro1">
          <table:table-cell office:value-type="float" office:value="108.913" calcext:value-type="float">
            <text:p>108,913</text:p>
          </table:table-cell>
          <table:table-cell office:value-type="float" office:value="12.0797" calcext:value-type="float">
            <text:p>12,0797</text:p>
          </table:table-cell>
        </table:table-row>
        <table:table-row table:style-name="ro1">
          <table:table-cell office:value-type="float" office:value="109.913" calcext:value-type="float">
            <text:p>109,913</text:p>
          </table:table-cell>
          <table:table-cell office:value-type="float" office:value="12.0847" calcext:value-type="float">
            <text:p>12,0847</text:p>
          </table:table-cell>
        </table:table-row>
        <table:table-row table:style-name="ro1">
          <table:table-cell office:value-type="float" office:value="110.913" calcext:value-type="float">
            <text:p>110,913</text:p>
          </table:table-cell>
          <table:table-cell office:value-type="float" office:value="12.1428" calcext:value-type="float">
            <text:p>12,1428</text:p>
          </table:table-cell>
        </table:table-row>
        <table:table-row table:style-name="ro1">
          <table:table-cell office:value-type="float" office:value="111.913" calcext:value-type="float">
            <text:p>111,913</text:p>
          </table:table-cell>
          <table:table-cell office:value-type="float" office:value="12.1582" calcext:value-type="float">
            <text:p>12,1582</text:p>
          </table:table-cell>
        </table:table-row>
        <table:table-row table:style-name="ro1">
          <table:table-cell office:value-type="float" office:value="112.914" calcext:value-type="float">
            <text:p>112,914</text:p>
          </table:table-cell>
          <table:table-cell office:value-type="float" office:value="12.1244" calcext:value-type="float">
            <text:p>12,1244</text:p>
          </table:table-cell>
        </table:table-row>
        <table:table-row table:style-name="ro1">
          <table:table-cell office:value-type="float" office:value="113.913" calcext:value-type="float">
            <text:p>113,913</text:p>
          </table:table-cell>
          <table:table-cell office:value-type="float" office:value="12.0902" calcext:value-type="float">
            <text:p>12,0902</text:p>
          </table:table-cell>
        </table:table-row>
        <table:table-row table:style-name="ro1">
          <table:table-cell office:value-type="float" office:value="114.913" calcext:value-type="float">
            <text:p>114,913</text:p>
          </table:table-cell>
          <table:table-cell office:value-type="float" office:value="12.0306" calcext:value-type="float">
            <text:p>12,0306</text:p>
          </table:table-cell>
        </table:table-row>
        <table:table-row table:style-name="ro1">
          <table:table-cell office:value-type="float" office:value="115.913" calcext:value-type="float">
            <text:p>115,913</text:p>
          </table:table-cell>
          <table:table-cell office:value-type="float" office:value="11.999" calcext:value-type="float">
            <text:p>11,999</text:p>
          </table:table-cell>
        </table:table-row>
        <table:table-row table:style-name="ro1">
          <table:table-cell office:value-type="float" office:value="116.913" calcext:value-type="float">
            <text:p>116,913</text:p>
          </table:table-cell>
          <table:table-cell office:value-type="float" office:value="12.018" calcext:value-type="float">
            <text:p>12,018</text:p>
          </table:table-cell>
        </table:table-row>
        <table:table-row table:style-name="ro1">
          <table:table-cell office:value-type="float" office:value="117.913" calcext:value-type="float">
            <text:p>117,913</text:p>
          </table:table-cell>
          <table:table-cell office:value-type="float" office:value="12.0436" calcext:value-type="float">
            <text:p>12,0436</text:p>
          </table:table-cell>
        </table:table-row>
        <table:table-row table:style-name="ro1">
          <table:table-cell office:value-type="float" office:value="118.914" calcext:value-type="float">
            <text:p>118,914</text:p>
          </table:table-cell>
          <table:table-cell office:value-type="float" office:value="12.0472" calcext:value-type="float">
            <text:p>12,0472</text:p>
          </table:table-cell>
        </table:table-row>
        <table:table-row table:style-name="ro1">
          <table:table-cell office:value-type="float" office:value="119.913" calcext:value-type="float">
            <text:p>119,913</text:p>
          </table:table-cell>
          <table:table-cell office:value-type="float" office:value="12.0034" calcext:value-type="float">
            <text:p>12,0034</text:p>
          </table:table-cell>
        </table:table-row>
        <table:table-row table:style-name="ro1">
          <table:table-cell office:value-type="float" office:value="120.913" calcext:value-type="float">
            <text:p>120,913</text:p>
          </table:table-cell>
          <table:table-cell office:value-type="float" office:value="12.0252" calcext:value-type="float">
            <text:p>12,0252</text:p>
          </table:table-cell>
        </table:table-row>
        <table:table-row table:style-name="ro1">
          <table:table-cell office:value-type="float" office:value="121.913" calcext:value-type="float">
            <text:p>121,913</text:p>
          </table:table-cell>
          <table:table-cell office:value-type="float" office:value="12.0298" calcext:value-type="float">
            <text:p>12,0298</text:p>
          </table:table-cell>
        </table:table-row>
        <table:table-row table:style-name="ro1">
          <table:table-cell office:value-type="float" office:value="122.913" calcext:value-type="float">
            <text:p>122,913</text:p>
          </table:table-cell>
          <table:table-cell office:value-type="float" office:value="11.994" calcext:value-type="float">
            <text:p>11,994</text:p>
          </table:table-cell>
        </table:table-row>
        <table:table-row table:style-name="ro1">
          <table:table-cell office:value-type="float" office:value="123.913" calcext:value-type="float">
            <text:p>123,913</text:p>
          </table:table-cell>
          <table:table-cell office:value-type="float" office:value="11.9957" calcext:value-type="float">
            <text:p>11,9957</text:p>
          </table:table-cell>
        </table:table-row>
        <table:table-row table:style-name="ro1">
          <table:table-cell office:value-type="float" office:value="124.914" calcext:value-type="float">
            <text:p>124,914</text:p>
          </table:table-cell>
          <table:table-cell office:value-type="float" office:value="12.0031" calcext:value-type="float">
            <text:p>12,0031</text:p>
          </table:table-cell>
        </table:table-row>
        <table:table-row table:style-name="ro1">
          <table:table-cell office:value-type="float" office:value="125.913" calcext:value-type="float">
            <text:p>125,913</text:p>
          </table:table-cell>
          <table:table-cell office:value-type="float" office:value="12.0062" calcext:value-type="float">
            <text:p>12,0062</text:p>
          </table:table-cell>
        </table:table-row>
        <table:table-row table:style-name="ro1">
          <table:table-cell office:value-type="float" office:value="126.913" calcext:value-type="float">
            <text:p>126,913</text:p>
          </table:table-cell>
          <table:table-cell office:value-type="float" office:value="11.9899" calcext:value-type="float">
            <text:p>11,9899</text:p>
          </table:table-cell>
        </table:table-row>
        <table:table-row table:style-name="ro1">
          <table:table-cell office:value-type="float" office:value="127.913" calcext:value-type="float">
            <text:p>127,913</text:p>
          </table:table-cell>
          <table:table-cell office:value-type="float" office:value="11.9961" calcext:value-type="float">
            <text:p>11,9961</text:p>
          </table:table-cell>
        </table:table-row>
        <table:table-row table:style-name="ro1">
          <table:table-cell office:value-type="float" office:value="128.913" calcext:value-type="float">
            <text:p>128,913</text:p>
          </table:table-cell>
          <table:table-cell office:value-type="float" office:value="12.0101" calcext:value-type="float">
            <text:p>12,0101</text:p>
          </table:table-cell>
        </table:table-row>
        <table:table-row table:style-name="ro1">
          <table:table-cell office:value-type="float" office:value="129.913" calcext:value-type="float">
            <text:p>129,913</text:p>
          </table:table-cell>
          <table:table-cell office:value-type="float" office:value="12.0027" calcext:value-type="float">
            <text:p>12,0027</text:p>
          </table:table-cell>
        </table:table-row>
        <table:table-row table:style-name="ro1">
          <table:table-cell office:value-type="float" office:value="130.914" calcext:value-type="float">
            <text:p>130,914</text:p>
          </table:table-cell>
          <table:table-cell office:value-type="float" office:value="11.9973" calcext:value-type="float">
            <text:p>11,9973</text:p>
          </table:table-cell>
        </table:table-row>
        <table:table-row table:style-name="ro1">
          <table:table-cell office:value-type="float" office:value="131.913" calcext:value-type="float">
            <text:p>131,913</text:p>
          </table:table-cell>
          <table:table-cell office:value-type="float" office:value="11.9431" calcext:value-type="float">
            <text:p>11,9431</text:p>
          </table:table-cell>
        </table:table-row>
        <table:table-row table:style-name="ro1">
          <table:table-cell office:value-type="float" office:value="132.913" calcext:value-type="float">
            <text:p>132,913</text:p>
          </table:table-cell>
          <table:table-cell office:value-type="float" office:value="11.9298" calcext:value-type="float">
            <text:p>11,9298</text:p>
          </table:table-cell>
        </table:table-row>
        <table:table-row table:style-name="ro1">
          <table:table-cell office:value-type="float" office:value="133.913" calcext:value-type="float">
            <text:p>133,913</text:p>
          </table:table-cell>
          <table:table-cell office:value-type="float" office:value="11.9366" calcext:value-type="float">
            <text:p>11,9366</text:p>
          </table:table-cell>
        </table:table-row>
        <table:table-row table:style-name="ro1">
          <table:table-cell office:value-type="float" office:value="134.913" calcext:value-type="float">
            <text:p>134,913</text:p>
          </table:table-cell>
          <table:table-cell office:value-type="float" office:value="11.9611" calcext:value-type="float">
            <text:p>11,9611</text:p>
          </table:table-cell>
        </table:table-row>
        <table:table-row table:style-name="ro1">
          <table:table-cell office:value-type="float" office:value="135.913" calcext:value-type="float">
            <text:p>135,913</text:p>
          </table:table-cell>
          <table:table-cell office:value-type="float" office:value="11.9302" calcext:value-type="float">
            <text:p>11,9302</text:p>
          </table:table-cell>
        </table:table-row>
        <table:table-row table:style-name="ro1">
          <table:table-cell office:value-type="float" office:value="136.914" calcext:value-type="float">
            <text:p>136,914</text:p>
          </table:table-cell>
          <table:table-cell office:value-type="float" office:value="11.9937" calcext:value-type="float">
            <text:p>11,9937</text:p>
          </table:table-cell>
        </table:table-row>
        <table:table-row table:style-name="ro1">
          <table:table-cell office:value-type="float" office:value="137.913" calcext:value-type="float">
            <text:p>137,913</text:p>
          </table:table-cell>
          <table:table-cell office:value-type="float" office:value="11.9504" calcext:value-type="float">
            <text:p>11,9504</text:p>
          </table:table-cell>
        </table:table-row>
        <table:table-row table:style-name="ro1">
          <table:table-cell office:value-type="float" office:value="138.913" calcext:value-type="float">
            <text:p>138,913</text:p>
          </table:table-cell>
          <table:table-cell office:value-type="float" office:value="11.9441" calcext:value-type="float">
            <text:p>11,9441</text:p>
          </table:table-cell>
        </table:table-row>
        <table:table-row table:style-name="ro1">
          <table:table-cell office:value-type="float" office:value="139.914" calcext:value-type="float">
            <text:p>139,914</text:p>
          </table:table-cell>
          <table:table-cell office:value-type="float" office:value="11.9226" calcext:value-type="float">
            <text:p>11,9226</text:p>
          </table:table-cell>
        </table:table-row>
        <table:table-row table:style-name="ro1">
          <table:table-cell office:value-type="float" office:value="140.913" calcext:value-type="float">
            <text:p>140,913</text:p>
          </table:table-cell>
          <table:table-cell office:value-type="float" office:value="11.8817" calcext:value-type="float">
            <text:p>11,8817</text:p>
          </table:table-cell>
        </table:table-row>
        <table:table-row table:style-name="ro1">
          <table:table-cell office:value-type="float" office:value="141.913" calcext:value-type="float">
            <text:p>141,913</text:p>
          </table:table-cell>
          <table:table-cell office:value-type="float" office:value="11.8023" calcext:value-type="float">
            <text:p>11,8023</text:p>
          </table:table-cell>
        </table:table-row>
        <table:table-row table:style-name="ro1">
          <table:table-cell office:value-type="float" office:value="142.913" calcext:value-type="float">
            <text:p>142,913</text:p>
          </table:table-cell>
          <table:table-cell office:value-type="float" office:value="11.7783" calcext:value-type="float">
            <text:p>11,7783</text:p>
          </table:table-cell>
        </table:table-row>
        <table:table-row table:style-name="ro1">
          <table:table-cell office:value-type="float" office:value="143.913" calcext:value-type="float">
            <text:p>143,913</text:p>
          </table:table-cell>
          <table:table-cell office:value-type="float" office:value="11.7958" calcext:value-type="float">
            <text:p>11,7958</text:p>
          </table:table-cell>
        </table:table-row>
        <table:table-row table:style-name="ro1">
          <table:table-cell office:value-type="float" office:value="144.913" calcext:value-type="float">
            <text:p>144,913</text:p>
          </table:table-cell>
          <table:table-cell office:value-type="float" office:value="11.8038" calcext:value-type="float">
            <text:p>11,8038</text:p>
          </table:table-cell>
        </table:table-row>
        <table:table-row table:style-name="ro1">
          <table:table-cell office:value-type="float" office:value="145.914" calcext:value-type="float">
            <text:p>145,914</text:p>
          </table:table-cell>
          <table:table-cell office:value-type="float" office:value="11.7729" calcext:value-type="float">
            <text:p>11,7729</text:p>
          </table:table-cell>
        </table:table-row>
        <table:table-row table:style-name="ro1">
          <table:table-cell office:value-type="float" office:value="146.913" calcext:value-type="float">
            <text:p>146,913</text:p>
          </table:table-cell>
          <table:table-cell office:value-type="float" office:value="11.74" calcext:value-type="float">
            <text:p>11,74</text:p>
          </table:table-cell>
        </table:table-row>
        <table:table-row table:style-name="ro1">
          <table:table-cell office:value-type="float" office:value="147.913" calcext:value-type="float">
            <text:p>147,913</text:p>
          </table:table-cell>
          <table:table-cell office:value-type="float" office:value="11.7443" calcext:value-type="float">
            <text:p>11,7443</text:p>
          </table:table-cell>
        </table:table-row>
        <table:table-row table:style-name="ro1">
          <table:table-cell office:value-type="float" office:value="148.913" calcext:value-type="float">
            <text:p>148,913</text:p>
          </table:table-cell>
          <table:table-cell office:value-type="float" office:value="11.7726" calcext:value-type="float">
            <text:p>11,7726</text:p>
          </table:table-cell>
        </table:table-row>
        <table:table-row table:style-name="ro1">
          <table:table-cell office:value-type="float" office:value="149.913" calcext:value-type="float">
            <text:p>149,913</text:p>
          </table:table-cell>
          <table:table-cell office:value-type="float" office:value="11.8335" calcext:value-type="float">
            <text:p>11,8335</text:p>
          </table:table-cell>
        </table:table-row>
        <table:table-row table:style-name="ro1">
          <table:table-cell office:value-type="float" office:value="150.913" calcext:value-type="float">
            <text:p>150,913</text:p>
          </table:table-cell>
          <table:table-cell office:value-type="float" office:value="11.8469" calcext:value-type="float">
            <text:p>11,8469</text:p>
          </table:table-cell>
        </table:table-row>
        <table:table-row table:style-name="ro1">
          <table:table-cell office:value-type="float" office:value="151.913" calcext:value-type="float">
            <text:p>151,913</text:p>
          </table:table-cell>
          <table:table-cell office:value-type="float" office:value="11.8678" calcext:value-type="float">
            <text:p>11,8678</text:p>
          </table:table-cell>
        </table:table-row>
        <table:table-row table:style-name="ro1">
          <table:table-cell office:value-type="float" office:value="152.913" calcext:value-type="float">
            <text:p>152,913</text:p>
          </table:table-cell>
          <table:table-cell office:value-type="float" office:value="11.7909" calcext:value-type="float">
            <text:p>11,7909</text:p>
          </table:table-cell>
        </table:table-row>
        <table:table-row table:style-name="ro1">
          <table:table-cell office:value-type="float" office:value="153.913" calcext:value-type="float">
            <text:p>153,913</text:p>
          </table:table-cell>
          <table:table-cell office:value-type="float" office:value="11.7876" calcext:value-type="float">
            <text:p>11,7876</text:p>
          </table:table-cell>
        </table:table-row>
        <table:table-row table:style-name="ro1">
          <table:table-cell office:value-type="float" office:value="154.913" calcext:value-type="float">
            <text:p>154,913</text:p>
          </table:table-cell>
          <table:table-cell office:value-type="float" office:value="11.7724" calcext:value-type="float">
            <text:p>11,7724</text:p>
          </table:table-cell>
        </table:table-row>
        <table:table-row table:style-name="ro1">
          <table:table-cell office:value-type="float" office:value="155.913" calcext:value-type="float">
            <text:p>155,913</text:p>
          </table:table-cell>
          <table:table-cell office:value-type="float" office:value="11.7344" calcext:value-type="float">
            <text:p>11,7344</text:p>
          </table:table-cell>
        </table:table-row>
        <table:table-row table:style-name="ro1">
          <table:table-cell office:value-type="float" office:value="156.914" calcext:value-type="float">
            <text:p>156,914</text:p>
          </table:table-cell>
          <table:table-cell office:value-type="float" office:value="11.6929" calcext:value-type="float">
            <text:p>11,6929</text:p>
          </table:table-cell>
        </table:table-row>
        <table:table-row table:style-name="ro1">
          <table:table-cell office:value-type="float" office:value="157.913" calcext:value-type="float">
            <text:p>157,913</text:p>
          </table:table-cell>
          <table:table-cell office:value-type="float" office:value="11.6737" calcext:value-type="float">
            <text:p>11,6737</text:p>
          </table:table-cell>
        </table:table-row>
        <table:table-row table:style-name="ro1">
          <table:table-cell office:value-type="float" office:value="158.913" calcext:value-type="float">
            <text:p>158,913</text:p>
          </table:table-cell>
          <table:table-cell office:value-type="float" office:value="11.71" calcext:value-type="float">
            <text:p>11,71</text:p>
          </table:table-cell>
        </table:table-row>
        <table:table-row table:style-name="ro1">
          <table:table-cell office:value-type="float" office:value="159.913" calcext:value-type="float">
            <text:p>159,913</text:p>
          </table:table-cell>
          <table:table-cell office:value-type="float" office:value="11.6684" calcext:value-type="float">
            <text:p>11,6684</text:p>
          </table:table-cell>
        </table:table-row>
        <table:table-row table:style-name="ro1">
          <table:table-cell office:value-type="float" office:value="160.913" calcext:value-type="float">
            <text:p>160,913</text:p>
          </table:table-cell>
          <table:table-cell office:value-type="float" office:value="11.6919" calcext:value-type="float">
            <text:p>11,6919</text:p>
          </table:table-cell>
        </table:table-row>
        <table:table-row table:style-name="ro1">
          <table:table-cell office:value-type="float" office:value="161.913" calcext:value-type="float">
            <text:p>161,913</text:p>
          </table:table-cell>
          <table:table-cell office:value-type="float" office:value="11.7125" calcext:value-type="float">
            <text:p>11,7125</text:p>
          </table:table-cell>
        </table:table-row>
        <table:table-row table:style-name="ro1">
          <table:table-cell office:value-type="float" office:value="162.913" calcext:value-type="float">
            <text:p>162,913</text:p>
          </table:table-cell>
          <table:table-cell office:value-type="float" office:value="11.6753" calcext:value-type="float">
            <text:p>11,6753</text:p>
          </table:table-cell>
        </table:table-row>
        <table:table-row table:style-name="ro1">
          <table:table-cell office:value-type="float" office:value="163.914" calcext:value-type="float">
            <text:p>163,914</text:p>
          </table:table-cell>
          <table:table-cell office:value-type="float" office:value="11.5947" calcext:value-type="float">
            <text:p>11,5947</text:p>
          </table:table-cell>
        </table:table-row>
        <table:table-row table:style-name="ro1">
          <table:table-cell office:value-type="float" office:value="164.913" calcext:value-type="float">
            <text:p>164,913</text:p>
          </table:table-cell>
          <table:table-cell office:value-type="float" office:value="11.5449" calcext:value-type="float">
            <text:p>11,5449</text:p>
          </table:table-cell>
        </table:table-row>
        <table:table-row table:style-name="ro1">
          <table:table-cell office:value-type="float" office:value="165.913" calcext:value-type="float">
            <text:p>165,913</text:p>
          </table:table-cell>
          <table:table-cell office:value-type="float" office:value="11.5226" calcext:value-type="float">
            <text:p>11,5226</text:p>
          </table:table-cell>
        </table:table-row>
        <table:table-row table:style-name="ro1">
          <table:table-cell office:value-type="float" office:value="166.913" calcext:value-type="float">
            <text:p>166,913</text:p>
          </table:table-cell>
          <table:table-cell office:value-type="float" office:value="11.4801" calcext:value-type="float">
            <text:p>11,4801</text:p>
          </table:table-cell>
        </table:table-row>
        <table:table-row table:style-name="ro1">
          <table:table-cell office:value-type="float" office:value="167.913" calcext:value-type="float">
            <text:p>167,913</text:p>
          </table:table-cell>
          <table:table-cell office:value-type="float" office:value="11.429" calcext:value-type="float">
            <text:p>11,429</text:p>
          </table:table-cell>
        </table:table-row>
        <table:table-row table:style-name="ro1">
          <table:table-cell office:value-type="float" office:value="168.914" calcext:value-type="float">
            <text:p>168,914</text:p>
          </table:table-cell>
          <table:table-cell office:value-type="float" office:value="11.4143" calcext:value-type="float">
            <text:p>11,4143</text:p>
          </table:table-cell>
        </table:table-row>
        <table:table-row table:style-name="ro1">
          <table:table-cell office:value-type="float" office:value="169.913" calcext:value-type="float">
            <text:p>169,913</text:p>
          </table:table-cell>
          <table:table-cell office:value-type="float" office:value="11.3839" calcext:value-type="float">
            <text:p>11,3839</text:p>
          </table:table-cell>
        </table:table-row>
        <table:table-row table:style-name="ro1">
          <table:table-cell office:value-type="float" office:value="170.913" calcext:value-type="float">
            <text:p>170,913</text:p>
          </table:table-cell>
          <table:table-cell office:value-type="float" office:value="11.3815" calcext:value-type="float">
            <text:p>11,3815</text:p>
          </table:table-cell>
        </table:table-row>
        <table:table-row table:style-name="ro1">
          <table:table-cell office:value-type="float" office:value="171.913" calcext:value-type="float">
            <text:p>171,913</text:p>
          </table:table-cell>
          <table:table-cell office:value-type="float" office:value="11.3867" calcext:value-type="float">
            <text:p>11,3867</text:p>
          </table:table-cell>
        </table:table-row>
        <table:table-row table:style-name="ro1">
          <table:table-cell office:value-type="float" office:value="172.914" calcext:value-type="float">
            <text:p>172,914</text:p>
          </table:table-cell>
          <table:table-cell office:value-type="float" office:value="11.4261" calcext:value-type="float">
            <text:p>11,4261</text:p>
          </table:table-cell>
        </table:table-row>
        <table:table-row table:style-name="ro1">
          <table:table-cell office:value-type="float" office:value="173.913" calcext:value-type="float">
            <text:p>173,913</text:p>
          </table:table-cell>
          <table:table-cell office:value-type="float" office:value="11.3888" calcext:value-type="float">
            <text:p>11,3888</text:p>
          </table:table-cell>
        </table:table-row>
        <table:table-row table:style-name="ro1">
          <table:table-cell office:value-type="float" office:value="174.913" calcext:value-type="float">
            <text:p>174,913</text:p>
          </table:table-cell>
          <table:table-cell office:value-type="float" office:value="11.3218" calcext:value-type="float">
            <text:p>11,3218</text:p>
          </table:table-cell>
        </table:table-row>
        <table:table-row table:style-name="ro1">
          <table:table-cell office:value-type="float" office:value="175.913" calcext:value-type="float">
            <text:p>175,913</text:p>
          </table:table-cell>
          <table:table-cell office:value-type="float" office:value="11.3495" calcext:value-type="float">
            <text:p>11,3495</text:p>
          </table:table-cell>
        </table:table-row>
        <table:table-row table:style-name="ro1">
          <table:table-cell office:value-type="float" office:value="176.914" calcext:value-type="float">
            <text:p>176,914</text:p>
          </table:table-cell>
          <table:table-cell office:value-type="float" office:value="11.3122" calcext:value-type="float">
            <text:p>11,3122</text:p>
          </table:table-cell>
        </table:table-row>
        <table:table-row table:style-name="ro1">
          <table:table-cell office:value-type="float" office:value="177.913" calcext:value-type="float">
            <text:p>177,913</text:p>
          </table:table-cell>
          <table:table-cell office:value-type="float" office:value="11.267" calcext:value-type="float">
            <text:p>11,267</text:p>
          </table:table-cell>
        </table:table-row>
        <table:table-row table:style-name="ro1">
          <table:table-cell office:value-type="float" office:value="178.913" calcext:value-type="float">
            <text:p>178,913</text:p>
          </table:table-cell>
          <table:table-cell office:value-type="float" office:value="11.2299" calcext:value-type="float">
            <text:p>11,2299</text:p>
          </table:table-cell>
        </table:table-row>
        <table:table-row table:style-name="ro1">
          <table:table-cell office:value-type="float" office:value="179.913" calcext:value-type="float">
            <text:p>179,913</text:p>
          </table:table-cell>
          <table:table-cell office:value-type="float" office:value="11.261" calcext:value-type="float">
            <text:p>11,261</text:p>
          </table:table-cell>
        </table:table-row>
        <table:table-row table:style-name="ro1">
          <table:table-cell office:value-type="float" office:value="180.913" calcext:value-type="float">
            <text:p>180,913</text:p>
          </table:table-cell>
          <table:table-cell office:value-type="float" office:value="11.2842" calcext:value-type="float">
            <text:p>11,2842</text:p>
          </table:table-cell>
        </table:table-row>
        <table:table-row table:style-name="ro1">
          <table:table-cell office:value-type="float" office:value="181.913" calcext:value-type="float">
            <text:p>181,913</text:p>
          </table:table-cell>
          <table:table-cell office:value-type="float" office:value="11.363" calcext:value-type="float">
            <text:p>11,363</text:p>
          </table:table-cell>
        </table:table-row>
        <table:table-row table:style-name="ro1">
          <table:table-cell office:value-type="float" office:value="182.913" calcext:value-type="float">
            <text:p>182,913</text:p>
          </table:table-cell>
          <table:table-cell office:value-type="float" office:value="11.2905" calcext:value-type="float">
            <text:p>11,2905</text:p>
          </table:table-cell>
        </table:table-row>
        <table:table-row table:style-name="ro1">
          <table:table-cell office:value-type="float" office:value="183.913" calcext:value-type="float">
            <text:p>183,913</text:p>
          </table:table-cell>
          <table:table-cell office:value-type="float" office:value="11.2638" calcext:value-type="float">
            <text:p>11,2638</text:p>
          </table:table-cell>
        </table:table-row>
        <table:table-row table:style-name="ro1">
          <table:table-cell office:value-type="float" office:value="184.913" calcext:value-type="float">
            <text:p>184,913</text:p>
          </table:table-cell>
          <table:table-cell office:value-type="float" office:value="11.2756" calcext:value-type="float">
            <text:p>11,2756</text:p>
          </table:table-cell>
        </table:table-row>
        <table:table-row table:style-name="ro1">
          <table:table-cell office:value-type="float" office:value="185.913" calcext:value-type="float">
            <text:p>185,913</text:p>
          </table:table-cell>
          <table:table-cell office:value-type="float" office:value="11.2652" calcext:value-type="float">
            <text:p>11,2652</text:p>
          </table:table-cell>
        </table:table-row>
        <table:table-row table:style-name="ro1">
          <table:table-cell office:value-type="float" office:value="186.913" calcext:value-type="float">
            <text:p>186,913</text:p>
          </table:table-cell>
          <table:table-cell office:value-type="float" office:value="11.2246" calcext:value-type="float">
            <text:p>11,2246</text:p>
          </table:table-cell>
        </table:table-row>
        <table:table-row table:style-name="ro1">
          <table:table-cell office:value-type="float" office:value="187.913" calcext:value-type="float">
            <text:p>187,913</text:p>
          </table:table-cell>
          <table:table-cell office:value-type="float" office:value="11.2474" calcext:value-type="float">
            <text:p>11,2474</text:p>
          </table:table-cell>
        </table:table-row>
        <table:table-row table:style-name="ro1">
          <table:table-cell office:value-type="float" office:value="188.913" calcext:value-type="float">
            <text:p>188,913</text:p>
          </table:table-cell>
          <table:table-cell office:value-type="float" office:value="11.2148" calcext:value-type="float">
            <text:p>11,2148</text:p>
          </table:table-cell>
        </table:table-row>
        <table:table-row table:style-name="ro1">
          <table:table-cell office:value-type="float" office:value="189.913" calcext:value-type="float">
            <text:p>189,913</text:p>
          </table:table-cell>
          <table:table-cell office:value-type="float" office:value="11.2152" calcext:value-type="float">
            <text:p>11,2152</text:p>
          </table:table-cell>
        </table:table-row>
        <table:table-row table:style-name="ro1">
          <table:table-cell office:value-type="float" office:value="190.913" calcext:value-type="float">
            <text:p>190,913</text:p>
          </table:table-cell>
          <table:table-cell office:value-type="float" office:value="11.2768" calcext:value-type="float">
            <text:p>11,2768</text:p>
          </table:table-cell>
        </table:table-row>
        <table:table-row table:style-name="ro1">
          <table:table-cell office:value-type="float" office:value="191.913" calcext:value-type="float">
            <text:p>191,913</text:p>
          </table:table-cell>
          <table:table-cell office:value-type="float" office:value="11.2073" calcext:value-type="float">
            <text:p>11,2073</text:p>
          </table:table-cell>
        </table:table-row>
        <table:table-row table:style-name="ro1">
          <table:table-cell office:value-type="float" office:value="192.913" calcext:value-type="float">
            <text:p>192,913</text:p>
          </table:table-cell>
          <table:table-cell office:value-type="float" office:value="11.1225" calcext:value-type="float">
            <text:p>11,1225</text:p>
          </table:table-cell>
        </table:table-row>
        <table:table-row table:style-name="ro1">
          <table:table-cell office:value-type="float" office:value="193.913" calcext:value-type="float">
            <text:p>193,913</text:p>
          </table:table-cell>
          <table:table-cell office:value-type="float" office:value="11.0968" calcext:value-type="float">
            <text:p>11,0968</text:p>
          </table:table-cell>
        </table:table-row>
        <table:table-row table:style-name="ro1">
          <table:table-cell office:value-type="float" office:value="194.913" calcext:value-type="float">
            <text:p>194,913</text:p>
          </table:table-cell>
          <table:table-cell office:value-type="float" office:value="11.0958" calcext:value-type="float">
            <text:p>11,0958</text:p>
          </table:table-cell>
        </table:table-row>
        <table:table-row table:style-name="ro1">
          <table:table-cell office:value-type="float" office:value="195.913" calcext:value-type="float">
            <text:p>195,913</text:p>
          </table:table-cell>
          <table:table-cell office:value-type="float" office:value="11.095" calcext:value-type="float">
            <text:p>11,095</text:p>
          </table:table-cell>
        </table:table-row>
        <table:table-row table:style-name="ro1">
          <table:table-cell office:value-type="float" office:value="196.913" calcext:value-type="float">
            <text:p>196,913</text:p>
          </table:table-cell>
          <table:table-cell office:value-type="float" office:value="11.1009" calcext:value-type="float">
            <text:p>11,1009</text:p>
          </table:table-cell>
        </table:table-row>
        <table:table-row table:style-name="ro1">
          <table:table-cell office:value-type="float" office:value="197.914" calcext:value-type="float">
            <text:p>197,914</text:p>
          </table:table-cell>
          <table:table-cell office:value-type="float" office:value="11.0988" calcext:value-type="float">
            <text:p>11,0988</text:p>
          </table:table-cell>
        </table:table-row>
        <table:table-row table:style-name="ro1">
          <table:table-cell office:value-type="float" office:value="198.914" calcext:value-type="float">
            <text:p>198,914</text:p>
          </table:table-cell>
          <table:table-cell office:value-type="float" office:value="11.103" calcext:value-type="float">
            <text:p>11,103</text:p>
          </table:table-cell>
        </table:table-row>
        <table:table-row table:style-name="ro1">
          <table:table-cell office:value-type="float" office:value="199.913" calcext:value-type="float">
            <text:p>199,913</text:p>
          </table:table-cell>
          <table:table-cell office:value-type="float" office:value="11.0692" calcext:value-type="float">
            <text:p>11,0692</text:p>
          </table:table-cell>
        </table:table-row>
        <table:table-row table:style-name="ro1">
          <table:table-cell office:value-type="float" office:value="200.913" calcext:value-type="float">
            <text:p>200,913</text:p>
          </table:table-cell>
          <table:table-cell office:value-type="float" office:value="11.0565" calcext:value-type="float">
            <text:p>11,0565</text:p>
          </table:table-cell>
        </table:table-row>
        <table:table-row table:style-name="ro1">
          <table:table-cell office:value-type="float" office:value="201.913" calcext:value-type="float">
            <text:p>201,913</text:p>
          </table:table-cell>
          <table:table-cell office:value-type="float" office:value="11.01" calcext:value-type="float">
            <text:p>11,01</text:p>
          </table:table-cell>
        </table:table-row>
        <table:table-row table:style-name="ro1">
          <table:table-cell office:value-type="float" office:value="202.913" calcext:value-type="float">
            <text:p>202,913</text:p>
          </table:table-cell>
          <table:table-cell office:value-type="float" office:value="11.0037" calcext:value-type="float">
            <text:p>11,0037</text:p>
          </table:table-cell>
        </table:table-row>
        <table:table-row table:style-name="ro1">
          <table:table-cell office:value-type="float" office:value="203.913" calcext:value-type="float">
            <text:p>203,913</text:p>
          </table:table-cell>
          <table:table-cell office:value-type="float" office:value="11.0294" calcext:value-type="float">
            <text:p>11,0294</text:p>
          </table:table-cell>
        </table:table-row>
        <table:table-row table:style-name="ro1">
          <table:table-cell office:value-type="float" office:value="204.913" calcext:value-type="float">
            <text:p>204,913</text:p>
          </table:table-cell>
          <table:table-cell office:value-type="float" office:value="11.105" calcext:value-type="float">
            <text:p>11,105</text:p>
          </table:table-cell>
        </table:table-row>
        <table:table-row table:style-name="ro1">
          <table:table-cell office:value-type="float" office:value="205.913" calcext:value-type="float">
            <text:p>205,913</text:p>
          </table:table-cell>
          <table:table-cell office:value-type="float" office:value="11.1328" calcext:value-type="float">
            <text:p>11,1328</text:p>
          </table:table-cell>
        </table:table-row>
        <table:table-row table:style-name="ro1">
          <table:table-cell office:value-type="float" office:value="206.914" calcext:value-type="float">
            <text:p>206,914</text:p>
          </table:table-cell>
          <table:table-cell office:value-type="float" office:value="11.1292" calcext:value-type="float">
            <text:p>11,1292</text:p>
          </table:table-cell>
        </table:table-row>
        <table:table-row table:style-name="ro1">
          <table:table-cell office:value-type="float" office:value="207.914" calcext:value-type="float">
            <text:p>207,914</text:p>
          </table:table-cell>
          <table:table-cell office:value-type="float" office:value="11.0717" calcext:value-type="float">
            <text:p>11,0717</text:p>
          </table:table-cell>
        </table:table-row>
        <table:table-row table:style-name="ro1">
          <table:table-cell office:value-type="float" office:value="208.914" calcext:value-type="float">
            <text:p>208,914</text:p>
          </table:table-cell>
          <table:table-cell office:value-type="float" office:value="11.0373" calcext:value-type="float">
            <text:p>11,0373</text:p>
          </table:table-cell>
        </table:table-row>
        <table:table-row table:style-name="ro1">
          <table:table-cell office:value-type="float" office:value="209.913" calcext:value-type="float">
            <text:p>209,913</text:p>
          </table:table-cell>
          <table:table-cell office:value-type="float" office:value="11.0417" calcext:value-type="float">
            <text:p>11,0417</text:p>
          </table:table-cell>
        </table:table-row>
        <table:table-row table:style-name="ro1">
          <table:table-cell office:value-type="float" office:value="210.913" calcext:value-type="float">
            <text:p>210,913</text:p>
          </table:table-cell>
          <table:table-cell office:value-type="float" office:value="11.0554" calcext:value-type="float">
            <text:p>11,0554</text:p>
          </table:table-cell>
        </table:table-row>
        <table:table-row table:style-name="ro1">
          <table:table-cell office:value-type="float" office:value="211.913" calcext:value-type="float">
            <text:p>211,913</text:p>
          </table:table-cell>
          <table:table-cell office:value-type="float" office:value="11.033" calcext:value-type="float">
            <text:p>11,033</text:p>
          </table:table-cell>
        </table:table-row>
        <table:table-row table:style-name="ro1">
          <table:table-cell office:value-type="float" office:value="212.913" calcext:value-type="float">
            <text:p>212,913</text:p>
          </table:table-cell>
          <table:table-cell office:value-type="float" office:value="10.9918" calcext:value-type="float">
            <text:p>10,9918</text:p>
          </table:table-cell>
        </table:table-row>
        <table:table-row table:style-name="ro1">
          <table:table-cell office:value-type="float" office:value="213.913" calcext:value-type="float">
            <text:p>213,913</text:p>
          </table:table-cell>
          <table:table-cell office:value-type="float" office:value="10.9871" calcext:value-type="float">
            <text:p>10,9871</text:p>
          </table:table-cell>
        </table:table-row>
        <table:table-row table:style-name="ro1">
          <table:table-cell office:value-type="float" office:value="214.913" calcext:value-type="float">
            <text:p>214,913</text:p>
          </table:table-cell>
          <table:table-cell office:value-type="float" office:value="11.0008" calcext:value-type="float">
            <text:p>11,0008</text:p>
          </table:table-cell>
        </table:table-row>
        <table:table-row table:style-name="ro1">
          <table:table-cell office:value-type="float" office:value="215.913" calcext:value-type="float">
            <text:p>215,913</text:p>
          </table:table-cell>
          <table:table-cell office:value-type="float" office:value="11.029" calcext:value-type="float">
            <text:p>11,029</text:p>
          </table:table-cell>
        </table:table-row>
        <table:table-row table:style-name="ro1">
          <table:table-cell office:value-type="float" office:value="216.913" calcext:value-type="float">
            <text:p>216,913</text:p>
          </table:table-cell>
          <table:table-cell office:value-type="float" office:value="11.0117" calcext:value-type="float">
            <text:p>11,0117</text:p>
          </table:table-cell>
        </table:table-row>
        <table:table-row table:style-name="ro1">
          <table:table-cell office:value-type="float" office:value="217.913" calcext:value-type="float">
            <text:p>217,913</text:p>
          </table:table-cell>
          <table:table-cell office:value-type="float" office:value="11.0254" calcext:value-type="float">
            <text:p>11,0254</text:p>
          </table:table-cell>
        </table:table-row>
        <table:table-row table:style-name="ro1">
          <table:table-cell office:value-type="float" office:value="218.914" calcext:value-type="float">
            <text:p>218,914</text:p>
          </table:table-cell>
          <table:table-cell office:value-type="float" office:value="10.9747" calcext:value-type="float">
            <text:p>10,9747</text:p>
          </table:table-cell>
        </table:table-row>
        <table:table-row table:style-name="ro1">
          <table:table-cell office:value-type="float" office:value="219.913" calcext:value-type="float">
            <text:p>219,913</text:p>
          </table:table-cell>
          <table:table-cell office:value-type="float" office:value="10.9689" calcext:value-type="float">
            <text:p>10,9689</text:p>
          </table:table-cell>
        </table:table-row>
        <table:table-row table:style-name="ro1">
          <table:table-cell office:value-type="float" office:value="220.913" calcext:value-type="float">
            <text:p>220,913</text:p>
          </table:table-cell>
          <table:table-cell office:value-type="float" office:value="10.951" calcext:value-type="float">
            <text:p>10,951</text:p>
          </table:table-cell>
        </table:table-row>
        <table:table-row table:style-name="ro1">
          <table:table-cell office:value-type="float" office:value="221.913" calcext:value-type="float">
            <text:p>221,913</text:p>
          </table:table-cell>
          <table:table-cell office:value-type="float" office:value="10.9534" calcext:value-type="float">
            <text:p>10,9534</text:p>
          </table:table-cell>
        </table:table-row>
        <table:table-row table:style-name="ro1">
          <table:table-cell office:value-type="float" office:value="222.913" calcext:value-type="float">
            <text:p>222,913</text:p>
          </table:table-cell>
          <table:table-cell office:value-type="float" office:value="10.9254" calcext:value-type="float">
            <text:p>10,9254</text:p>
          </table:table-cell>
        </table:table-row>
        <table:table-row table:style-name="ro1">
          <table:table-cell office:value-type="float" office:value="223.914" calcext:value-type="float">
            <text:p>223,914</text:p>
          </table:table-cell>
          <table:table-cell office:value-type="float" office:value="10.8897" calcext:value-type="float">
            <text:p>10,8897</text:p>
          </table:table-cell>
        </table:table-row>
        <table:table-row table:style-name="ro1">
          <table:table-cell office:value-type="float" office:value="224.914" calcext:value-type="float">
            <text:p>224,914</text:p>
          </table:table-cell>
          <table:table-cell office:value-type="float" office:value="10.8694" calcext:value-type="float">
            <text:p>10,8694</text:p>
          </table:table-cell>
        </table:table-row>
        <table:table-row table:style-name="ro1">
          <table:table-cell office:value-type="float" office:value="225.914" calcext:value-type="float">
            <text:p>225,914</text:p>
          </table:table-cell>
          <table:table-cell office:value-type="float" office:value="10.9016" calcext:value-type="float">
            <text:p>10,9016</text:p>
          </table:table-cell>
        </table:table-row>
        <table:table-row table:style-name="ro1">
          <table:table-cell office:value-type="float" office:value="226.914" calcext:value-type="float">
            <text:p>226,914</text:p>
          </table:table-cell>
          <table:table-cell office:value-type="float" office:value="10.8973" calcext:value-type="float">
            <text:p>10,8973</text:p>
          </table:table-cell>
        </table:table-row>
        <table:table-row table:style-name="ro1">
          <table:table-cell office:value-type="float" office:value="227.913" calcext:value-type="float">
            <text:p>227,913</text:p>
          </table:table-cell>
          <table:table-cell office:value-type="float" office:value="10.8799" calcext:value-type="float">
            <text:p>10,8799</text:p>
          </table:table-cell>
        </table:table-row>
        <table:table-row table:style-name="ro1">
          <table:table-cell office:value-type="float" office:value="228.913" calcext:value-type="float">
            <text:p>228,913</text:p>
          </table:table-cell>
          <table:table-cell office:value-type="float" office:value="10.8843" calcext:value-type="float">
            <text:p>10,8843</text:p>
          </table:table-cell>
        </table:table-row>
        <table:table-row table:style-name="ro1">
          <table:table-cell office:value-type="float" office:value="229.913" calcext:value-type="float">
            <text:p>229,913</text:p>
          </table:table-cell>
          <table:table-cell office:value-type="float" office:value="10.8688" calcext:value-type="float">
            <text:p>10,8688</text:p>
          </table:table-cell>
        </table:table-row>
        <table:table-row table:style-name="ro1">
          <table:table-cell office:value-type="float" office:value="230.913" calcext:value-type="float">
            <text:p>230,913</text:p>
          </table:table-cell>
          <table:table-cell office:value-type="float" office:value="10.852" calcext:value-type="float">
            <text:p>10,852</text:p>
          </table:table-cell>
        </table:table-row>
        <table:table-row table:style-name="ro1">
          <table:table-cell office:value-type="float" office:value="231.913" calcext:value-type="float">
            <text:p>231,913</text:p>
          </table:table-cell>
          <table:table-cell office:value-type="float" office:value="10.8669" calcext:value-type="float">
            <text:p>10,8669</text:p>
          </table:table-cell>
        </table:table-row>
        <table:table-row table:style-name="ro1">
          <table:table-cell office:value-type="float" office:value="232.913" calcext:value-type="float">
            <text:p>232,913</text:p>
          </table:table-cell>
          <table:table-cell office:value-type="float" office:value="10.8466" calcext:value-type="float">
            <text:p>10,8466</text:p>
          </table:table-cell>
        </table:table-row>
        <table:table-row table:style-name="ro1">
          <table:table-cell office:value-type="float" office:value="233.913" calcext:value-type="float">
            <text:p>233,913</text:p>
          </table:table-cell>
          <table:table-cell office:value-type="float" office:value="10.816" calcext:value-type="float">
            <text:p>10,816</text:p>
          </table:table-cell>
        </table:table-row>
        <table:table-row table:style-name="ro1">
          <table:table-cell office:value-type="float" office:value="234.913" calcext:value-type="float">
            <text:p>234,913</text:p>
          </table:table-cell>
          <table:table-cell office:value-type="float" office:value="10.7737" calcext:value-type="float">
            <text:p>10,7737</text:p>
          </table:table-cell>
        </table:table-row>
        <table:table-row table:style-name="ro1">
          <table:table-cell office:value-type="float" office:value="235.913" calcext:value-type="float">
            <text:p>235,913</text:p>
          </table:table-cell>
          <table:table-cell office:value-type="float" office:value="10.7376" calcext:value-type="float">
            <text:p>10,7376</text:p>
          </table:table-cell>
        </table:table-row>
        <table:table-row table:style-name="ro1">
          <table:table-cell office:value-type="float" office:value="236.913" calcext:value-type="float">
            <text:p>236,913</text:p>
          </table:table-cell>
          <table:table-cell office:value-type="float" office:value="10.6768" calcext:value-type="float">
            <text:p>10,6768</text:p>
          </table:table-cell>
        </table:table-row>
        <table:table-row table:style-name="ro1">
          <table:table-cell office:value-type="float" office:value="237.913" calcext:value-type="float">
            <text:p>237,913</text:p>
          </table:table-cell>
          <table:table-cell office:value-type="float" office:value="10.7102" calcext:value-type="float">
            <text:p>10,7102</text:p>
          </table:table-cell>
        </table:table-row>
        <table:table-row table:style-name="ro1">
          <table:table-cell office:value-type="float" office:value="238.913" calcext:value-type="float">
            <text:p>238,913</text:p>
          </table:table-cell>
          <table:table-cell office:value-type="float" office:value="10.7323" calcext:value-type="float">
            <text:p>10,7323</text:p>
          </table:table-cell>
        </table:table-row>
        <table:table-row table:style-name="ro1">
          <table:table-cell office:value-type="float" office:value="239.913" calcext:value-type="float">
            <text:p>239,913</text:p>
          </table:table-cell>
          <table:table-cell office:value-type="float" office:value="10.7743" calcext:value-type="float">
            <text:p>10,7743</text:p>
          </table:table-cell>
        </table:table-row>
        <table:table-row table:style-name="ro1">
          <table:table-cell office:value-type="float" office:value="240.914" calcext:value-type="float">
            <text:p>240,914</text:p>
          </table:table-cell>
          <table:table-cell office:value-type="float" office:value="10.7673" calcext:value-type="float">
            <text:p>10,7673</text:p>
          </table:table-cell>
        </table:table-row>
        <table:table-row table:style-name="ro1">
          <table:table-cell office:value-type="float" office:value="241.913" calcext:value-type="float">
            <text:p>241,913</text:p>
          </table:table-cell>
          <table:table-cell office:value-type="float" office:value="10.7321" calcext:value-type="float">
            <text:p>10,7321</text:p>
          </table:table-cell>
        </table:table-row>
        <table:table-row table:style-name="ro1">
          <table:table-cell office:value-type="float" office:value="242.913" calcext:value-type="float">
            <text:p>242,913</text:p>
          </table:table-cell>
          <table:table-cell office:value-type="float" office:value="10.7188" calcext:value-type="float">
            <text:p>10,7188</text:p>
          </table:table-cell>
        </table:table-row>
        <table:table-row table:style-name="ro1">
          <table:table-cell office:value-type="float" office:value="243.913" calcext:value-type="float">
            <text:p>243,913</text:p>
          </table:table-cell>
          <table:table-cell office:value-type="float" office:value="10.7559" calcext:value-type="float">
            <text:p>10,7559</text:p>
          </table:table-cell>
        </table:table-row>
        <table:table-row table:style-name="ro1">
          <table:table-cell office:value-type="float" office:value="244.913" calcext:value-type="float">
            <text:p>244,913</text:p>
          </table:table-cell>
          <table:table-cell office:value-type="float" office:value="10.7168" calcext:value-type="float">
            <text:p>10,7168</text:p>
          </table:table-cell>
        </table:table-row>
        <table:table-row table:style-name="ro1">
          <table:table-cell office:value-type="float" office:value="245.913" calcext:value-type="float">
            <text:p>245,913</text:p>
          </table:table-cell>
          <table:table-cell office:value-type="float" office:value="10.7042" calcext:value-type="float">
            <text:p>10,7042</text:p>
          </table:table-cell>
        </table:table-row>
        <table:table-row table:style-name="ro1">
          <table:table-cell office:value-type="float" office:value="246.913" calcext:value-type="float">
            <text:p>246,913</text:p>
          </table:table-cell>
          <table:table-cell office:value-type="float" office:value="10.6533" calcext:value-type="float">
            <text:p>10,6533</text:p>
          </table:table-cell>
        </table:table-row>
        <table:table-row table:style-name="ro1">
          <table:table-cell office:value-type="float" office:value="247.913" calcext:value-type="float">
            <text:p>247,913</text:p>
          </table:table-cell>
          <table:table-cell office:value-type="float" office:value="10.6508" calcext:value-type="float">
            <text:p>10,6508</text:p>
          </table:table-cell>
        </table:table-row>
        <table:table-row table:style-name="ro1">
          <table:table-cell office:value-type="float" office:value="248.913" calcext:value-type="float">
            <text:p>248,913</text:p>
          </table:table-cell>
          <table:table-cell office:value-type="float" office:value="10.6809" calcext:value-type="float">
            <text:p>10,6809</text:p>
          </table:table-cell>
        </table:table-row>
        <table:table-row table:style-name="ro1">
          <table:table-cell office:value-type="float" office:value="249.913" calcext:value-type="float">
            <text:p>249,913</text:p>
          </table:table-cell>
          <table:table-cell office:value-type="float" office:value="10.6847" calcext:value-type="float">
            <text:p>10,6847</text:p>
          </table:table-cell>
        </table:table-row>
        <table:table-row table:style-name="ro1">
          <table:table-cell office:value-type="float" office:value="250.913" calcext:value-type="float">
            <text:p>250,913</text:p>
          </table:table-cell>
          <table:table-cell office:value-type="float" office:value="10.6836" calcext:value-type="float">
            <text:p>10,6836</text:p>
          </table:table-cell>
        </table:table-row>
        <table:table-row table:style-name="ro1">
          <table:table-cell office:value-type="float" office:value="251.913" calcext:value-type="float">
            <text:p>251,913</text:p>
          </table:table-cell>
          <table:table-cell office:value-type="float" office:value="10.6827" calcext:value-type="float">
            <text:p>10,6827</text:p>
          </table:table-cell>
        </table:table-row>
        <table:table-row table:style-name="ro1">
          <table:table-cell office:value-type="float" office:value="252.914" calcext:value-type="float">
            <text:p>252,914</text:p>
          </table:table-cell>
          <table:table-cell office:value-type="float" office:value="10.6908" calcext:value-type="float">
            <text:p>10,6908</text:p>
          </table:table-cell>
        </table:table-row>
        <table:table-row table:style-name="ro1">
          <table:table-cell office:value-type="float" office:value="253.914" calcext:value-type="float">
            <text:p>253,914</text:p>
          </table:table-cell>
          <table:table-cell office:value-type="float" office:value="10.6536" calcext:value-type="float">
            <text:p>10,6536</text:p>
          </table:table-cell>
        </table:table-row>
        <table:table-row table:style-name="ro1">
          <table:table-cell office:value-type="float" office:value="254.913" calcext:value-type="float">
            <text:p>254,913</text:p>
          </table:table-cell>
          <table:table-cell office:value-type="float" office:value="10.6114" calcext:value-type="float">
            <text:p>10,6114</text:p>
          </table:table-cell>
        </table:table-row>
        <table:table-row table:style-name="ro1">
          <table:table-cell office:value-type="float" office:value="255.912" calcext:value-type="float">
            <text:p>255,912</text:p>
          </table:table-cell>
          <table:table-cell office:value-type="float" office:value="10.5872" calcext:value-type="float">
            <text:p>10,5872</text:p>
          </table:table-cell>
        </table:table-row>
        <table:table-row table:style-name="ro1">
          <table:table-cell office:value-type="float" office:value="256.912" calcext:value-type="float">
            <text:p>256,912</text:p>
          </table:table-cell>
          <table:table-cell office:value-type="float" office:value="10.5477" calcext:value-type="float">
            <text:p>10,5477</text:p>
          </table:table-cell>
        </table:table-row>
        <table:table-row table:style-name="ro1">
          <table:table-cell office:value-type="float" office:value="257.912" calcext:value-type="float">
            <text:p>257,912</text:p>
          </table:table-cell>
          <table:table-cell office:value-type="float" office:value="10.5138" calcext:value-type="float">
            <text:p>10,5138</text:p>
          </table:table-cell>
        </table:table-row>
        <table:table-row table:style-name="ro1">
          <table:table-cell office:value-type="float" office:value="258.912" calcext:value-type="float">
            <text:p>258,912</text:p>
          </table:table-cell>
          <table:table-cell office:value-type="float" office:value="10.5163" calcext:value-type="float">
            <text:p>10,5163</text:p>
          </table:table-cell>
        </table:table-row>
        <table:table-row table:style-name="ro1">
          <table:table-cell office:value-type="float" office:value="259.912" calcext:value-type="float">
            <text:p>259,912</text:p>
          </table:table-cell>
          <table:table-cell office:value-type="float" office:value="10.566" calcext:value-type="float">
            <text:p>10,566</text:p>
          </table:table-cell>
        </table:table-row>
        <table:table-row table:style-name="ro1">
          <table:table-cell office:value-type="float" office:value="260.912" calcext:value-type="float">
            <text:p>260,912</text:p>
          </table:table-cell>
          <table:table-cell office:value-type="float" office:value="10.5332" calcext:value-type="float">
            <text:p>10,5332</text:p>
          </table:table-cell>
        </table:table-row>
        <table:table-row table:style-name="ro1">
          <table:table-cell office:value-type="float" office:value="261.912" calcext:value-type="float">
            <text:p>261,912</text:p>
          </table:table-cell>
          <table:table-cell office:value-type="float" office:value="10.5749" calcext:value-type="float">
            <text:p>10,5749</text:p>
          </table:table-cell>
        </table:table-row>
        <table:table-row table:style-name="ro1">
          <table:table-cell office:value-type="float" office:value="262.912" calcext:value-type="float">
            <text:p>262,912</text:p>
          </table:table-cell>
          <table:table-cell office:value-type="float" office:value="10.5483" calcext:value-type="float">
            <text:p>10,5483</text:p>
          </table:table-cell>
        </table:table-row>
        <table:table-row table:style-name="ro1">
          <table:table-cell office:value-type="float" office:value="263.912" calcext:value-type="float">
            <text:p>263,912</text:p>
          </table:table-cell>
          <table:table-cell office:value-type="float" office:value="10.4986" calcext:value-type="float">
            <text:p>10,4986</text:p>
          </table:table-cell>
        </table:table-row>
        <table:table-row table:style-name="ro1">
          <table:table-cell office:value-type="float" office:value="264.912" calcext:value-type="float">
            <text:p>264,912</text:p>
          </table:table-cell>
          <table:table-cell office:value-type="float" office:value="10.5045" calcext:value-type="float">
            <text:p>10,5045</text:p>
          </table:table-cell>
        </table:table-row>
        <table:table-row table:style-name="ro1">
          <table:table-cell office:value-type="float" office:value="265.912" calcext:value-type="float">
            <text:p>265,912</text:p>
          </table:table-cell>
          <table:table-cell office:value-type="float" office:value="10.511" calcext:value-type="float">
            <text:p>10,511</text:p>
          </table:table-cell>
        </table:table-row>
        <table:table-row table:style-name="ro1">
          <table:table-cell office:value-type="float" office:value="266.912" calcext:value-type="float">
            <text:p>266,912</text:p>
          </table:table-cell>
          <table:table-cell office:value-type="float" office:value="10.5219" calcext:value-type="float">
            <text:p>10,5219</text:p>
          </table:table-cell>
        </table:table-row>
        <table:table-row table:style-name="ro1">
          <table:table-cell office:value-type="float" office:value="267.912" calcext:value-type="float">
            <text:p>267,912</text:p>
          </table:table-cell>
          <table:table-cell office:value-type="float" office:value="10.5702" calcext:value-type="float">
            <text:p>10,5702</text:p>
          </table:table-cell>
        </table:table-row>
        <table:table-row table:style-name="ro1">
          <table:table-cell office:value-type="float" office:value="268.912" calcext:value-type="float">
            <text:p>268,912</text:p>
          </table:table-cell>
          <table:table-cell office:value-type="float" office:value="10.586" calcext:value-type="float">
            <text:p>10,586</text:p>
          </table:table-cell>
        </table:table-row>
        <table:table-row table:style-name="ro1">
          <table:table-cell office:value-type="float" office:value="269.913" calcext:value-type="float">
            <text:p>269,913</text:p>
          </table:table-cell>
          <table:table-cell office:value-type="float" office:value="10.647" calcext:value-type="float">
            <text:p>10,647</text:p>
          </table:table-cell>
        </table:table-row>
        <table:table-row table:style-name="ro1">
          <table:table-cell office:value-type="float" office:value="270.913" calcext:value-type="float">
            <text:p>270,913</text:p>
          </table:table-cell>
          <table:table-cell office:value-type="float" office:value="10.6147" calcext:value-type="float">
            <text:p>10,6147</text:p>
          </table:table-cell>
        </table:table-row>
        <table:table-row table:style-name="ro1">
          <table:table-cell office:value-type="float" office:value="271.912" calcext:value-type="float">
            <text:p>271,912</text:p>
          </table:table-cell>
          <table:table-cell office:value-type="float" office:value="10.5818" calcext:value-type="float">
            <text:p>10,5818</text:p>
          </table:table-cell>
        </table:table-row>
        <table:table-row table:style-name="ro1">
          <table:table-cell office:value-type="float" office:value="272.912" calcext:value-type="float">
            <text:p>272,912</text:p>
          </table:table-cell>
          <table:table-cell office:value-type="float" office:value="10.5255" calcext:value-type="float">
            <text:p>10,5255</text:p>
          </table:table-cell>
        </table:table-row>
        <table:table-row table:style-name="ro1">
          <table:table-cell office:value-type="float" office:value="273.912" calcext:value-type="float">
            <text:p>273,912</text:p>
          </table:table-cell>
          <table:table-cell office:value-type="float" office:value="10.4897" calcext:value-type="float">
            <text:p>10,4897</text:p>
          </table:table-cell>
        </table:table-row>
        <table:table-row table:style-name="ro1">
          <table:table-cell office:value-type="float" office:value="274.912" calcext:value-type="float">
            <text:p>274,912</text:p>
          </table:table-cell>
          <table:table-cell office:value-type="float" office:value="10.4315" calcext:value-type="float">
            <text:p>10,4315</text:p>
          </table:table-cell>
        </table:table-row>
        <table:table-row table:style-name="ro1">
          <table:table-cell office:value-type="float" office:value="275.912" calcext:value-type="float">
            <text:p>275,912</text:p>
          </table:table-cell>
          <table:table-cell office:value-type="float" office:value="10.4763" calcext:value-type="float">
            <text:p>10,4763</text:p>
          </table:table-cell>
        </table:table-row>
        <table:table-row table:style-name="ro1">
          <table:table-cell office:value-type="float" office:value="276.912" calcext:value-type="float">
            <text:p>276,912</text:p>
          </table:table-cell>
          <table:table-cell office:value-type="float" office:value="10.4662" calcext:value-type="float">
            <text:p>10,4662</text:p>
          </table:table-cell>
        </table:table-row>
        <table:table-row table:style-name="ro1">
          <table:table-cell office:value-type="float" office:value="277.912" calcext:value-type="float">
            <text:p>277,912</text:p>
          </table:table-cell>
          <table:table-cell office:value-type="float" office:value="10.392" calcext:value-type="float">
            <text:p>10,392</text:p>
          </table:table-cell>
        </table:table-row>
        <table:table-row table:style-name="ro1">
          <table:table-cell office:value-type="float" office:value="278.912" calcext:value-type="float">
            <text:p>278,912</text:p>
          </table:table-cell>
          <table:table-cell office:value-type="float" office:value="10.3674" calcext:value-type="float">
            <text:p>10,3674</text:p>
          </table:table-cell>
        </table:table-row>
        <table:table-row table:style-name="ro1">
          <table:table-cell office:value-type="float" office:value="279.912" calcext:value-type="float">
            <text:p>279,912</text:p>
          </table:table-cell>
          <table:table-cell office:value-type="float" office:value="10.3552" calcext:value-type="float">
            <text:p>10,3552</text:p>
          </table:table-cell>
        </table:table-row>
        <table:table-row table:style-name="ro1">
          <table:table-cell office:value-type="float" office:value="280.912" calcext:value-type="float">
            <text:p>280,912</text:p>
          </table:table-cell>
          <table:table-cell office:value-type="float" office:value="10.3398" calcext:value-type="float">
            <text:p>10,3398</text:p>
          </table:table-cell>
        </table:table-row>
        <table:table-row table:style-name="ro1">
          <table:table-cell office:value-type="float" office:value="281.912" calcext:value-type="float">
            <text:p>281,912</text:p>
          </table:table-cell>
          <table:table-cell office:value-type="float" office:value="10.3048" calcext:value-type="float">
            <text:p>10,3048</text:p>
          </table:table-cell>
        </table:table-row>
        <table:table-row table:style-name="ro1">
          <table:table-cell office:value-type="float" office:value="282.912" calcext:value-type="float">
            <text:p>282,912</text:p>
          </table:table-cell>
          <table:table-cell office:value-type="float" office:value="10.2814" calcext:value-type="float">
            <text:p>10,2814</text:p>
          </table:table-cell>
        </table:table-row>
        <table:table-row table:style-name="ro1">
          <table:table-cell office:value-type="float" office:value="283.912" calcext:value-type="float">
            <text:p>283,912</text:p>
          </table:table-cell>
          <table:table-cell office:value-type="float" office:value="10.2516" calcext:value-type="float">
            <text:p>10,2516</text:p>
          </table:table-cell>
        </table:table-row>
        <table:table-row table:style-name="ro1">
          <table:table-cell office:value-type="float" office:value="284.912" calcext:value-type="float">
            <text:p>284,912</text:p>
          </table:table-cell>
          <table:table-cell office:value-type="float" office:value="10.2982" calcext:value-type="float">
            <text:p>10,2982</text:p>
          </table:table-cell>
        </table:table-row>
        <table:table-row table:style-name="ro1">
          <table:table-cell office:value-type="float" office:value="285.912" calcext:value-type="float">
            <text:p>285,912</text:p>
          </table:table-cell>
          <table:table-cell office:value-type="float" office:value="10.3373" calcext:value-type="float">
            <text:p>10,3373</text:p>
          </table:table-cell>
        </table:table-row>
        <table:table-row table:style-name="ro1">
          <table:table-cell office:value-type="float" office:value="286.912" calcext:value-type="float">
            <text:p>286,912</text:p>
          </table:table-cell>
          <table:table-cell office:value-type="float" office:value="10.3825" calcext:value-type="float">
            <text:p>10,3825</text:p>
          </table:table-cell>
        </table:table-row>
        <table:table-row table:style-name="ro1">
          <table:table-cell office:value-type="float" office:value="287.912" calcext:value-type="float">
            <text:p>287,912</text:p>
          </table:table-cell>
          <table:table-cell office:value-type="float" office:value="10.3786" calcext:value-type="float">
            <text:p>10,3786</text:p>
          </table:table-cell>
        </table:table-row>
        <table:table-row table:style-name="ro1">
          <table:table-cell office:value-type="float" office:value="288.912" calcext:value-type="float">
            <text:p>288,912</text:p>
          </table:table-cell>
          <table:table-cell office:value-type="float" office:value="10.36" calcext:value-type="float">
            <text:p>10,36</text:p>
          </table:table-cell>
        </table:table-row>
        <table:table-row table:style-name="ro1">
          <table:table-cell office:value-type="float" office:value="289.912" calcext:value-type="float">
            <text:p>289,912</text:p>
          </table:table-cell>
          <table:table-cell office:value-type="float" office:value="10.314" calcext:value-type="float">
            <text:p>10,314</text:p>
          </table:table-cell>
        </table:table-row>
        <table:table-row table:style-name="ro1">
          <table:table-cell office:value-type="float" office:value="290.912" calcext:value-type="float">
            <text:p>290,912</text:p>
          </table:table-cell>
          <table:table-cell office:value-type="float" office:value="10.3154" calcext:value-type="float">
            <text:p>10,3154</text:p>
          </table:table-cell>
        </table:table-row>
        <table:table-row table:style-name="ro1">
          <table:table-cell office:value-type="float" office:value="291.912" calcext:value-type="float">
            <text:p>291,912</text:p>
          </table:table-cell>
          <table:table-cell office:value-type="float" office:value="10.31" calcext:value-type="float">
            <text:p>10,31</text:p>
          </table:table-cell>
        </table:table-row>
        <table:table-row table:style-name="ro1">
          <table:table-cell office:value-type="float" office:value="292.912" calcext:value-type="float">
            <text:p>292,912</text:p>
          </table:table-cell>
          <table:table-cell office:value-type="float" office:value="10.3189" calcext:value-type="float">
            <text:p>10,3189</text:p>
          </table:table-cell>
        </table:table-row>
        <table:table-row table:style-name="ro1">
          <table:table-cell office:value-type="float" office:value="293.912" calcext:value-type="float">
            <text:p>293,912</text:p>
          </table:table-cell>
          <table:table-cell office:value-type="float" office:value="10.2703" calcext:value-type="float">
            <text:p>10,2703</text:p>
          </table:table-cell>
        </table:table-row>
        <table:table-row table:style-name="ro1">
          <table:table-cell office:value-type="float" office:value="294.912" calcext:value-type="float">
            <text:p>294,912</text:p>
          </table:table-cell>
          <table:table-cell office:value-type="float" office:value="10.2349" calcext:value-type="float">
            <text:p>10,2349</text:p>
          </table:table-cell>
        </table:table-row>
        <table:table-row table:style-name="ro1">
          <table:table-cell office:value-type="float" office:value="295.912" calcext:value-type="float">
            <text:p>295,912</text:p>
          </table:table-cell>
          <table:table-cell office:value-type="float" office:value="10.2439" calcext:value-type="float">
            <text:p>10,2439</text:p>
          </table:table-cell>
        </table:table-row>
        <table:table-row table:style-name="ro1">
          <table:table-cell office:value-type="float" office:value="296.912" calcext:value-type="float">
            <text:p>296,912</text:p>
          </table:table-cell>
          <table:table-cell office:value-type="float" office:value="10.2621" calcext:value-type="float">
            <text:p>10,2621</text:p>
          </table:table-cell>
        </table:table-row>
        <table:table-row table:style-name="ro1">
          <table:table-cell office:value-type="float" office:value="297.912" calcext:value-type="float">
            <text:p>297,912</text:p>
          </table:table-cell>
          <table:table-cell office:value-type="float" office:value="10.2971" calcext:value-type="float">
            <text:p>10,2971</text:p>
          </table:table-cell>
        </table:table-row>
        <table:table-row table:style-name="ro1">
          <table:table-cell office:value-type="float" office:value="298.912" calcext:value-type="float">
            <text:p>298,912</text:p>
          </table:table-cell>
          <table:table-cell office:value-type="float" office:value="10.2936" calcext:value-type="float">
            <text:p>10,2936</text:p>
          </table:table-cell>
        </table:table-row>
        <table:table-row table:style-name="ro1">
          <table:table-cell office:value-type="float" office:value="299.912" calcext:value-type="float">
            <text:p>299,912</text:p>
          </table:table-cell>
          <table:table-cell office:value-type="float" office:value="10.3309" calcext:value-type="float">
            <text:p>10,3309</text:p>
          </table:table-cell>
        </table:table-row>
        <table:table-row table:style-name="ro1">
          <table:table-cell office:value-type="float" office:value="300.912" calcext:value-type="float">
            <text:p>300,912</text:p>
          </table:table-cell>
          <table:table-cell office:value-type="float" office:value="10.2011" calcext:value-type="float">
            <text:p>10,2011</text:p>
          </table:table-cell>
        </table:table-row>
        <table:table-row table:style-name="ro1">
          <table:table-cell office:value-type="float" office:value="301.912" calcext:value-type="float">
            <text:p>301,912</text:p>
          </table:table-cell>
          <table:table-cell office:value-type="float" office:value="10.1635" calcext:value-type="float">
            <text:p>10,1635</text:p>
          </table:table-cell>
        </table:table-row>
        <table:table-row table:style-name="ro1">
          <table:table-cell office:value-type="float" office:value="302.912" calcext:value-type="float">
            <text:p>302,912</text:p>
          </table:table-cell>
          <table:table-cell office:value-type="float" office:value="10.1711" calcext:value-type="float">
            <text:p>10,1711</text:p>
          </table:table-cell>
        </table:table-row>
        <table:table-row table:style-name="ro1">
          <table:table-cell office:value-type="float" office:value="303.912" calcext:value-type="float">
            <text:p>303,912</text:p>
          </table:table-cell>
          <table:table-cell office:value-type="float" office:value="10.1168" calcext:value-type="float">
            <text:p>10,1168</text:p>
          </table:table-cell>
        </table:table-row>
        <table:table-row table:style-name="ro1">
          <table:table-cell office:value-type="float" office:value="304.912" calcext:value-type="float">
            <text:p>304,912</text:p>
          </table:table-cell>
          <table:table-cell office:value-type="float" office:value="10.1258" calcext:value-type="float">
            <text:p>10,1258</text:p>
          </table:table-cell>
        </table:table-row>
        <table:table-row table:style-name="ro1">
          <table:table-cell office:value-type="float" office:value="305.912" calcext:value-type="float">
            <text:p>305,912</text:p>
          </table:table-cell>
          <table:table-cell office:value-type="float" office:value="10.1136" calcext:value-type="float">
            <text:p>10,1136</text:p>
          </table:table-cell>
        </table:table-row>
        <table:table-row table:style-name="ro1">
          <table:table-cell office:value-type="float" office:value="306.912" calcext:value-type="float">
            <text:p>306,912</text:p>
          </table:table-cell>
          <table:table-cell office:value-type="float" office:value="10.0617" calcext:value-type="float">
            <text:p>10,0617</text:p>
          </table:table-cell>
        </table:table-row>
        <table:table-row table:style-name="ro1">
          <table:table-cell office:value-type="float" office:value="307.912" calcext:value-type="float">
            <text:p>307,912</text:p>
          </table:table-cell>
          <table:table-cell office:value-type="float" office:value="10.0832" calcext:value-type="float">
            <text:p>10,0832</text:p>
          </table:table-cell>
        </table:table-row>
        <table:table-row table:style-name="ro1">
          <table:table-cell office:value-type="float" office:value="308.913" calcext:value-type="float">
            <text:p>308,913</text:p>
          </table:table-cell>
          <table:table-cell office:value-type="float" office:value="10.0702" calcext:value-type="float">
            <text:p>10,0702</text:p>
          </table:table-cell>
        </table:table-row>
        <table:table-row table:style-name="ro1">
          <table:table-cell office:value-type="float" office:value="309.913" calcext:value-type="float">
            <text:p>309,913</text:p>
          </table:table-cell>
          <table:table-cell office:value-type="float" office:value="10.0468" calcext:value-type="float">
            <text:p>10,0468</text:p>
          </table:table-cell>
        </table:table-row>
        <table:table-row table:style-name="ro1">
          <table:table-cell office:value-type="float" office:value="310.913" calcext:value-type="float">
            <text:p>310,913</text:p>
          </table:table-cell>
          <table:table-cell office:value-type="float" office:value="10.0628" calcext:value-type="float">
            <text:p>10,0628</text:p>
          </table:table-cell>
        </table:table-row>
        <table:table-row table:style-name="ro1">
          <table:table-cell office:value-type="float" office:value="311.912" calcext:value-type="float">
            <text:p>311,912</text:p>
          </table:table-cell>
          <table:table-cell office:value-type="float" office:value="10.0726" calcext:value-type="float">
            <text:p>10,0726</text:p>
          </table:table-cell>
        </table:table-row>
        <table:table-row table:style-name="ro1">
          <table:table-cell office:value-type="float" office:value="312.912" calcext:value-type="float">
            <text:p>312,912</text:p>
          </table:table-cell>
          <table:table-cell office:value-type="float" office:value="10.0178" calcext:value-type="float">
            <text:p>10,0178</text:p>
          </table:table-cell>
        </table:table-row>
        <table:table-row table:style-name="ro1">
          <table:table-cell office:value-type="float" office:value="313.912" calcext:value-type="float">
            <text:p>313,912</text:p>
          </table:table-cell>
          <table:table-cell office:value-type="float" office:value="10.0359" calcext:value-type="float">
            <text:p>10,0359</text:p>
          </table:table-cell>
        </table:table-row>
        <table:table-row table:style-name="ro1">
          <table:table-cell office:value-type="float" office:value="314.912" calcext:value-type="float">
            <text:p>314,912</text:p>
          </table:table-cell>
          <table:table-cell office:value-type="float" office:value="10.0655" calcext:value-type="float">
            <text:p>10,0655</text:p>
          </table:table-cell>
        </table:table-row>
        <table:table-row table:style-name="ro1">
          <table:table-cell office:value-type="float" office:value="315.912" calcext:value-type="float">
            <text:p>315,912</text:p>
          </table:table-cell>
          <table:table-cell office:value-type="float" office:value="10.0648" calcext:value-type="float">
            <text:p>10,0648</text:p>
          </table:table-cell>
        </table:table-row>
        <table:table-row table:style-name="ro1">
          <table:table-cell office:value-type="float" office:value="316.912" calcext:value-type="float">
            <text:p>316,912</text:p>
          </table:table-cell>
          <table:table-cell office:value-type="float" office:value="10.0244" calcext:value-type="float">
            <text:p>10,0244</text:p>
          </table:table-cell>
        </table:table-row>
        <table:table-row table:style-name="ro1">
          <table:table-cell office:value-type="float" office:value="317.913" calcext:value-type="float">
            <text:p>317,913</text:p>
          </table:table-cell>
          <table:table-cell office:value-type="float" office:value="9.9802" calcext:value-type="float">
            <text:p>9,9802</text:p>
          </table:table-cell>
        </table:table-row>
        <table:table-row table:style-name="ro1">
          <table:table-cell office:value-type="float" office:value="318.912" calcext:value-type="float">
            <text:p>318,912</text:p>
          </table:table-cell>
          <table:table-cell office:value-type="float" office:value="10.0291" calcext:value-type="float">
            <text:p>10,0291</text:p>
          </table:table-cell>
        </table:table-row>
        <table:table-row table:style-name="ro1">
          <table:table-cell office:value-type="float" office:value="319.912" calcext:value-type="float">
            <text:p>319,912</text:p>
          </table:table-cell>
          <table:table-cell office:value-type="float" office:value="10.0725" calcext:value-type="float">
            <text:p>10,0725</text:p>
          </table:table-cell>
        </table:table-row>
        <table:table-row table:style-name="ro1">
          <table:table-cell office:value-type="float" office:value="320.912" calcext:value-type="float">
            <text:p>320,912</text:p>
          </table:table-cell>
          <table:table-cell office:value-type="float" office:value="10.0451" calcext:value-type="float">
            <text:p>10,0451</text:p>
          </table:table-cell>
        </table:table-row>
        <table:table-row table:style-name="ro1">
          <table:table-cell office:value-type="float" office:value="321.912" calcext:value-type="float">
            <text:p>321,912</text:p>
          </table:table-cell>
          <table:table-cell office:value-type="float" office:value="10.067" calcext:value-type="float">
            <text:p>10,067</text:p>
          </table:table-cell>
        </table:table-row>
        <table:table-row table:style-name="ro1">
          <table:table-cell office:value-type="float" office:value="322.912" calcext:value-type="float">
            <text:p>322,912</text:p>
          </table:table-cell>
          <table:table-cell office:value-type="float" office:value="10.0528" calcext:value-type="float">
            <text:p>10,0528</text:p>
          </table:table-cell>
        </table:table-row>
        <table:table-row table:style-name="ro1">
          <table:table-cell office:value-type="float" office:value="323.912" calcext:value-type="float">
            <text:p>323,912</text:p>
          </table:table-cell>
          <table:table-cell office:value-type="float" office:value="10.0308" calcext:value-type="float">
            <text:p>10,0308</text:p>
          </table:table-cell>
        </table:table-row>
        <table:table-row table:style-name="ro1">
          <table:table-cell office:value-type="float" office:value="324.912" calcext:value-type="float">
            <text:p>324,912</text:p>
          </table:table-cell>
          <table:table-cell office:value-type="float" office:value="10.0933" calcext:value-type="float">
            <text:p>10,0933</text:p>
          </table:table-cell>
        </table:table-row>
        <table:table-row table:style-name="ro1">
          <table:table-cell office:value-type="float" office:value="325.912" calcext:value-type="float">
            <text:p>325,912</text:p>
          </table:table-cell>
          <table:table-cell office:value-type="float" office:value="10.1475" calcext:value-type="float">
            <text:p>10,1475</text:p>
          </table:table-cell>
        </table:table-row>
        <table:table-row table:style-name="ro1">
          <table:table-cell office:value-type="float" office:value="326.912" calcext:value-type="float">
            <text:p>326,912</text:p>
          </table:table-cell>
          <table:table-cell office:value-type="float" office:value="10.1254" calcext:value-type="float">
            <text:p>10,1254</text:p>
          </table:table-cell>
        </table:table-row>
        <table:table-row table:style-name="ro1">
          <table:table-cell office:value-type="float" office:value="327.912" calcext:value-type="float">
            <text:p>327,912</text:p>
          </table:table-cell>
          <table:table-cell office:value-type="float" office:value="10.0973" calcext:value-type="float">
            <text:p>10,0973</text:p>
          </table:table-cell>
        </table:table-row>
        <table:table-row table:style-name="ro1">
          <table:table-cell office:value-type="float" office:value="328.913" calcext:value-type="float">
            <text:p>328,913</text:p>
          </table:table-cell>
          <table:table-cell office:value-type="float" office:value="10.0643" calcext:value-type="float">
            <text:p>10,0643</text:p>
          </table:table-cell>
        </table:table-row>
        <table:table-row table:style-name="ro1">
          <table:table-cell office:value-type="float" office:value="329.912" calcext:value-type="float">
            <text:p>329,912</text:p>
          </table:table-cell>
          <table:table-cell office:value-type="float" office:value="10.0644" calcext:value-type="float">
            <text:p>10,0644</text:p>
          </table:table-cell>
        </table:table-row>
        <table:table-row table:style-name="ro1">
          <table:table-cell office:value-type="float" office:value="330.912" calcext:value-type="float">
            <text:p>330,912</text:p>
          </table:table-cell>
          <table:table-cell office:value-type="float" office:value="10.0639" calcext:value-type="float">
            <text:p>10,0639</text:p>
          </table:table-cell>
        </table:table-row>
        <table:table-row table:style-name="ro1">
          <table:table-cell office:value-type="float" office:value="331.912" calcext:value-type="float">
            <text:p>331,912</text:p>
          </table:table-cell>
          <table:table-cell office:value-type="float" office:value="10.0938" calcext:value-type="float">
            <text:p>10,0938</text:p>
          </table:table-cell>
        </table:table-row>
        <table:table-row table:style-name="ro1">
          <table:table-cell office:value-type="float" office:value="332.912" calcext:value-type="float">
            <text:p>332,912</text:p>
          </table:table-cell>
          <table:table-cell office:value-type="float" office:value="10.03" calcext:value-type="float">
            <text:p>10,03</text:p>
          </table:table-cell>
        </table:table-row>
        <table:table-row table:style-name="ro1">
          <table:table-cell office:value-type="float" office:value="333.913" calcext:value-type="float">
            <text:p>333,913</text:p>
          </table:table-cell>
          <table:table-cell office:value-type="float" office:value="9.9949" calcext:value-type="float">
            <text:p>9,9949</text:p>
          </table:table-cell>
        </table:table-row>
        <table:table-row table:style-name="ro1">
          <table:table-cell office:value-type="float" office:value="334.914" calcext:value-type="float">
            <text:p>334,914</text:p>
          </table:table-cell>
          <table:table-cell office:value-type="float" office:value="9.9615" calcext:value-type="float">
            <text:p>9,9615</text:p>
          </table:table-cell>
        </table:table-row>
        <table:table-row table:style-name="ro1">
          <table:table-cell office:value-type="float" office:value="335.914" calcext:value-type="float">
            <text:p>335,914</text:p>
          </table:table-cell>
          <table:table-cell office:value-type="float" office:value="9.9275" calcext:value-type="float">
            <text:p>9,9275</text:p>
          </table:table-cell>
        </table:table-row>
        <table:table-row table:style-name="ro1">
          <table:table-cell office:value-type="float" office:value="336.913" calcext:value-type="float">
            <text:p>336,913</text:p>
          </table:table-cell>
          <table:table-cell office:value-type="float" office:value="9.9999" calcext:value-type="float">
            <text:p>9,9999</text:p>
          </table:table-cell>
        </table:table-row>
        <table:table-row table:style-name="ro1">
          <table:table-cell office:value-type="float" office:value="337.913" calcext:value-type="float">
            <text:p>337,913</text:p>
          </table:table-cell>
          <table:table-cell office:value-type="float" office:value="9.9794" calcext:value-type="float">
            <text:p>9,9794</text:p>
          </table:table-cell>
        </table:table-row>
        <table:table-row table:style-name="ro1">
          <table:table-cell office:value-type="float" office:value="338.913" calcext:value-type="float">
            <text:p>338,913</text:p>
          </table:table-cell>
          <table:table-cell office:value-type="float" office:value="9.915" calcext:value-type="float">
            <text:p>9,915</text:p>
          </table:table-cell>
        </table:table-row>
        <table:table-row table:style-name="ro1">
          <table:table-cell office:value-type="float" office:value="339.913" calcext:value-type="float">
            <text:p>339,913</text:p>
          </table:table-cell>
          <table:table-cell office:value-type="float" office:value="9.8964" calcext:value-type="float">
            <text:p>9,8964</text:p>
          </table:table-cell>
        </table:table-row>
        <table:table-row table:style-name="ro1">
          <table:table-cell office:value-type="float" office:value="340.913" calcext:value-type="float">
            <text:p>340,913</text:p>
          </table:table-cell>
          <table:table-cell office:value-type="float" office:value="9.9257" calcext:value-type="float">
            <text:p>9,9257</text:p>
          </table:table-cell>
        </table:table-row>
        <table:table-row table:style-name="ro1">
          <table:table-cell office:value-type="float" office:value="341.914" calcext:value-type="float">
            <text:p>341,914</text:p>
          </table:table-cell>
          <table:table-cell office:value-type="float" office:value="9.9668" calcext:value-type="float">
            <text:p>9,9668</text:p>
          </table:table-cell>
        </table:table-row>
        <table:table-row table:style-name="ro1">
          <table:table-cell office:value-type="float" office:value="342.914" calcext:value-type="float">
            <text:p>342,914</text:p>
          </table:table-cell>
          <table:table-cell office:value-type="float" office:value="9.9807" calcext:value-type="float">
            <text:p>9,9807</text:p>
          </table:table-cell>
        </table:table-row>
        <table:table-row table:style-name="ro1">
          <table:table-cell office:value-type="float" office:value="343.913" calcext:value-type="float">
            <text:p>343,913</text:p>
          </table:table-cell>
          <table:table-cell office:value-type="float" office:value="9.9262" calcext:value-type="float">
            <text:p>9,9262</text:p>
          </table:table-cell>
        </table:table-row>
        <table:table-row table:style-name="ro1">
          <table:table-cell office:value-type="float" office:value="344.913" calcext:value-type="float">
            <text:p>344,913</text:p>
          </table:table-cell>
          <table:table-cell office:value-type="float" office:value="9.9201" calcext:value-type="float">
            <text:p>9,9201</text:p>
          </table:table-cell>
        </table:table-row>
        <table:table-row table:style-name="ro1">
          <table:table-cell office:value-type="float" office:value="345.914" calcext:value-type="float">
            <text:p>345,914</text:p>
          </table:table-cell>
          <table:table-cell office:value-type="float" office:value="9.9409" calcext:value-type="float">
            <text:p>9,9409</text:p>
          </table:table-cell>
        </table:table-row>
        <table:table-row table:style-name="ro1">
          <table:table-cell office:value-type="float" office:value="346.914" calcext:value-type="float">
            <text:p>346,914</text:p>
          </table:table-cell>
          <table:table-cell office:value-type="float" office:value="9.9201" calcext:value-type="float">
            <text:p>9,9201</text:p>
          </table:table-cell>
        </table:table-row>
        <table:table-row table:style-name="ro1">
          <table:table-cell office:value-type="float" office:value="347.914" calcext:value-type="float">
            <text:p>347,914</text:p>
          </table:table-cell>
          <table:table-cell office:value-type="float" office:value="9.9315" calcext:value-type="float">
            <text:p>9,9315</text:p>
          </table:table-cell>
        </table:table-row>
        <table:table-row table:style-name="ro1">
          <table:table-cell office:value-type="float" office:value="348.913" calcext:value-type="float">
            <text:p>348,913</text:p>
          </table:table-cell>
          <table:table-cell office:value-type="float" office:value="9.8836" calcext:value-type="float">
            <text:p>9,8836</text:p>
          </table:table-cell>
        </table:table-row>
        <table:table-row table:style-name="ro1">
          <table:table-cell office:value-type="float" office:value="349.913" calcext:value-type="float">
            <text:p>349,913</text:p>
          </table:table-cell>
          <table:table-cell office:value-type="float" office:value="9.862" calcext:value-type="float">
            <text:p>9,862</text:p>
          </table:table-cell>
        </table:table-row>
        <table:table-row table:style-name="ro1">
          <table:table-cell office:value-type="float" office:value="350.913" calcext:value-type="float">
            <text:p>350,913</text:p>
          </table:table-cell>
          <table:table-cell office:value-type="float" office:value="9.8567" calcext:value-type="float">
            <text:p>9,8567</text:p>
          </table:table-cell>
        </table:table-row>
        <table:table-row table:style-name="ro1">
          <table:table-cell office:value-type="float" office:value="351.913" calcext:value-type="float">
            <text:p>351,913</text:p>
          </table:table-cell>
          <table:table-cell office:value-type="float" office:value="9.794" calcext:value-type="float">
            <text:p>9,794</text:p>
          </table:table-cell>
        </table:table-row>
        <table:table-row table:style-name="ro1">
          <table:table-cell office:value-type="float" office:value="352.913" calcext:value-type="float">
            <text:p>352,913</text:p>
          </table:table-cell>
          <table:table-cell office:value-type="float" office:value="9.8162" calcext:value-type="float">
            <text:p>9,8162</text:p>
          </table:table-cell>
        </table:table-row>
        <table:table-row table:style-name="ro1">
          <table:table-cell office:value-type="float" office:value="353.913" calcext:value-type="float">
            <text:p>353,913</text:p>
          </table:table-cell>
          <table:table-cell office:value-type="float" office:value="9.8186" calcext:value-type="float">
            <text:p>9,8186</text:p>
          </table:table-cell>
        </table:table-row>
        <table:table-row table:style-name="ro1">
          <table:table-cell office:value-type="float" office:value="354.913" calcext:value-type="float">
            <text:p>354,913</text:p>
          </table:table-cell>
          <table:table-cell office:value-type="float" office:value="9.8029" calcext:value-type="float">
            <text:p>9,8029</text:p>
          </table:table-cell>
        </table:table-row>
        <table:table-row table:style-name="ro1">
          <table:table-cell office:value-type="float" office:value="355.913" calcext:value-type="float">
            <text:p>355,913</text:p>
          </table:table-cell>
          <table:table-cell office:value-type="float" office:value="9.8431" calcext:value-type="float">
            <text:p>9,8431</text:p>
          </table:table-cell>
        </table:table-row>
        <table:table-row table:style-name="ro1">
          <table:table-cell office:value-type="float" office:value="356.913" calcext:value-type="float">
            <text:p>356,913</text:p>
          </table:table-cell>
          <table:table-cell office:value-type="float" office:value="9.7657" calcext:value-type="float">
            <text:p>9,7657</text:p>
          </table:table-cell>
        </table:table-row>
        <table:table-row table:style-name="ro1">
          <table:table-cell office:value-type="float" office:value="357.913" calcext:value-type="float">
            <text:p>357,913</text:p>
          </table:table-cell>
          <table:table-cell office:value-type="float" office:value="9.7908" calcext:value-type="float">
            <text:p>9,7908</text:p>
          </table:table-cell>
        </table:table-row>
        <table:table-row table:style-name="ro1">
          <table:table-cell office:value-type="float" office:value="358.913" calcext:value-type="float">
            <text:p>358,913</text:p>
          </table:table-cell>
          <table:table-cell office:value-type="float" office:value="9.7516" calcext:value-type="float">
            <text:p>9,7516</text:p>
          </table:table-cell>
        </table:table-row>
        <table:table-row table:style-name="ro1">
          <table:table-cell office:value-type="float" office:value="359.913" calcext:value-type="float">
            <text:p>359,913</text:p>
          </table:table-cell>
          <table:table-cell office:value-type="float" office:value="9.7054" calcext:value-type="float">
            <text:p>9,7054</text:p>
          </table:table-cell>
        </table:table-row>
        <table:table-row table:style-name="ro1">
          <table:table-cell office:value-type="float" office:value="360.913" calcext:value-type="float">
            <text:p>360,913</text:p>
          </table:table-cell>
          <table:table-cell office:value-type="float" office:value="9.6813" calcext:value-type="float">
            <text:p>9,6813</text:p>
          </table:table-cell>
        </table:table-row>
        <table:table-row table:style-name="ro1">
          <table:table-cell office:value-type="float" office:value="361.913" calcext:value-type="float">
            <text:p>361,913</text:p>
          </table:table-cell>
          <table:table-cell office:value-type="float" office:value="9.7382" calcext:value-type="float">
            <text:p>9,7382</text:p>
          </table:table-cell>
        </table:table-row>
        <table:table-row table:style-name="ro1">
          <table:table-cell office:value-type="float" office:value="362.913" calcext:value-type="float">
            <text:p>362,913</text:p>
          </table:table-cell>
          <table:table-cell office:value-type="float" office:value="9.7563" calcext:value-type="float">
            <text:p>9,7563</text:p>
          </table:table-cell>
        </table:table-row>
        <table:table-row table:style-name="ro1">
          <table:table-cell office:value-type="float" office:value="363.913" calcext:value-type="float">
            <text:p>363,913</text:p>
          </table:table-cell>
          <table:table-cell office:value-type="float" office:value="9.7476" calcext:value-type="float">
            <text:p>9,7476</text:p>
          </table:table-cell>
        </table:table-row>
        <table:table-row table:style-name="ro1">
          <table:table-cell office:value-type="float" office:value="364.914" calcext:value-type="float">
            <text:p>364,914</text:p>
          </table:table-cell>
          <table:table-cell office:value-type="float" office:value="9.6934" calcext:value-type="float">
            <text:p>9,6934</text:p>
          </table:table-cell>
        </table:table-row>
        <table:table-row table:style-name="ro1">
          <table:table-cell office:value-type="float" office:value="365.914" calcext:value-type="float">
            <text:p>365,914</text:p>
          </table:table-cell>
          <table:table-cell office:value-type="float" office:value="9.6975" calcext:value-type="float">
            <text:p>9,6975</text:p>
          </table:table-cell>
        </table:table-row>
        <table:table-row table:style-name="ro1">
          <table:table-cell office:value-type="float" office:value="366.914" calcext:value-type="float">
            <text:p>366,914</text:p>
          </table:table-cell>
          <table:table-cell office:value-type="float" office:value="9.6834" calcext:value-type="float">
            <text:p>9,6834</text:p>
          </table:table-cell>
        </table:table-row>
        <table:table-row table:style-name="ro1">
          <table:table-cell office:value-type="float" office:value="367.914" calcext:value-type="float">
            <text:p>367,914</text:p>
          </table:table-cell>
          <table:table-cell office:value-type="float" office:value="9.6676" calcext:value-type="float">
            <text:p>9,6676</text:p>
          </table:table-cell>
        </table:table-row>
        <table:table-row table:style-name="ro1">
          <table:table-cell office:value-type="float" office:value="368.914" calcext:value-type="float">
            <text:p>368,914</text:p>
          </table:table-cell>
          <table:table-cell office:value-type="float" office:value="9.6919" calcext:value-type="float">
            <text:p>9,6919</text:p>
          </table:table-cell>
        </table:table-row>
        <table:table-row table:style-name="ro1">
          <table:table-cell office:value-type="float" office:value="369.914" calcext:value-type="float">
            <text:p>369,914</text:p>
          </table:table-cell>
          <table:table-cell office:value-type="float" office:value="9.724" calcext:value-type="float">
            <text:p>9,724</text:p>
          </table:table-cell>
        </table:table-row>
        <table:table-row table:style-name="ro1">
          <table:table-cell office:value-type="float" office:value="370.914" calcext:value-type="float">
            <text:p>370,914</text:p>
          </table:table-cell>
          <table:table-cell office:value-type="float" office:value="9.6499" calcext:value-type="float">
            <text:p>9,6499</text:p>
          </table:table-cell>
        </table:table-row>
        <table:table-row table:style-name="ro1">
          <table:table-cell office:value-type="float" office:value="371.914" calcext:value-type="float">
            <text:p>371,914</text:p>
          </table:table-cell>
          <table:table-cell office:value-type="float" office:value="9.5994" calcext:value-type="float">
            <text:p>9,5994</text:p>
          </table:table-cell>
        </table:table-row>
        <table:table-row table:style-name="ro1">
          <table:table-cell office:value-type="float" office:value="372.913" calcext:value-type="float">
            <text:p>372,913</text:p>
          </table:table-cell>
          <table:table-cell office:value-type="float" office:value="9.6355" calcext:value-type="float">
            <text:p>9,6355</text:p>
          </table:table-cell>
        </table:table-row>
        <table:table-row table:style-name="ro1">
          <table:table-cell office:value-type="float" office:value="373.913" calcext:value-type="float">
            <text:p>373,913</text:p>
          </table:table-cell>
          <table:table-cell office:value-type="float" office:value="9.6285" calcext:value-type="float">
            <text:p>9,6285</text:p>
          </table:table-cell>
        </table:table-row>
        <table:table-row table:style-name="ro1">
          <table:table-cell office:value-type="float" office:value="374.913" calcext:value-type="float">
            <text:p>374,913</text:p>
          </table:table-cell>
          <table:table-cell office:value-type="float" office:value="9.6373" calcext:value-type="float">
            <text:p>9,6373</text:p>
          </table:table-cell>
        </table:table-row>
        <table:table-row table:style-name="ro1">
          <table:table-cell office:value-type="float" office:value="375.914" calcext:value-type="float">
            <text:p>375,914</text:p>
          </table:table-cell>
          <table:table-cell office:value-type="float" office:value="9.6224" calcext:value-type="float">
            <text:p>9,6224</text:p>
          </table:table-cell>
        </table:table-row>
        <table:table-row table:style-name="ro1">
          <table:table-cell office:value-type="float" office:value="376.913" calcext:value-type="float">
            <text:p>376,913</text:p>
          </table:table-cell>
          <table:table-cell office:value-type="float" office:value="9.5842" calcext:value-type="float">
            <text:p>9,5842</text:p>
          </table:table-cell>
        </table:table-row>
        <table:table-row table:style-name="ro1">
          <table:table-cell office:value-type="float" office:value="377.913" calcext:value-type="float">
            <text:p>377,913</text:p>
          </table:table-cell>
          <table:table-cell office:value-type="float" office:value="9.5634" calcext:value-type="float">
            <text:p>9,5634</text:p>
          </table:table-cell>
        </table:table-row>
        <table:table-row table:style-name="ro1">
          <table:table-cell office:value-type="float" office:value="378.913" calcext:value-type="float">
            <text:p>378,913</text:p>
          </table:table-cell>
          <table:table-cell office:value-type="float" office:value="9.5149" calcext:value-type="float">
            <text:p>9,5149</text:p>
          </table:table-cell>
        </table:table-row>
        <table:table-row table:style-name="ro1">
          <table:table-cell office:value-type="float" office:value="379.913" calcext:value-type="float">
            <text:p>379,913</text:p>
          </table:table-cell>
          <table:table-cell office:value-type="float" office:value="9.5084" calcext:value-type="float">
            <text:p>9,5084</text:p>
          </table:table-cell>
        </table:table-row>
        <table:table-row table:style-name="ro1">
          <table:table-cell office:value-type="float" office:value="380.913" calcext:value-type="float">
            <text:p>380,913</text:p>
          </table:table-cell>
          <table:table-cell office:value-type="float" office:value="9.5261" calcext:value-type="float">
            <text:p>9,5261</text:p>
          </table:table-cell>
        </table:table-row>
        <table:table-row table:style-name="ro1">
          <table:table-cell office:value-type="float" office:value="381.913" calcext:value-type="float">
            <text:p>381,913</text:p>
          </table:table-cell>
          <table:table-cell office:value-type="float" office:value="9.5734" calcext:value-type="float">
            <text:p>9,5734</text:p>
          </table:table-cell>
        </table:table-row>
        <table:table-row table:style-name="ro1">
          <table:table-cell office:value-type="float" office:value="382.913" calcext:value-type="float">
            <text:p>382,913</text:p>
          </table:table-cell>
          <table:table-cell office:value-type="float" office:value="9.566" calcext:value-type="float">
            <text:p>9,566</text:p>
          </table:table-cell>
        </table:table-row>
        <table:table-row table:style-name="ro1">
          <table:table-cell office:value-type="float" office:value="383.914" calcext:value-type="float">
            <text:p>383,914</text:p>
          </table:table-cell>
          <table:table-cell office:value-type="float" office:value="9.5986" calcext:value-type="float">
            <text:p>9,5986</text:p>
          </table:table-cell>
        </table:table-row>
        <table:table-row table:style-name="ro1">
          <table:table-cell office:value-type="float" office:value="384.914" calcext:value-type="float">
            <text:p>384,914</text:p>
          </table:table-cell>
          <table:table-cell office:value-type="float" office:value="9.5659" calcext:value-type="float">
            <text:p>9,5659</text:p>
          </table:table-cell>
        </table:table-row>
        <table:table-row table:style-name="ro1">
          <table:table-cell office:value-type="float" office:value="385.914" calcext:value-type="float">
            <text:p>385,914</text:p>
          </table:table-cell>
          <table:table-cell office:value-type="float" office:value="9.5576" calcext:value-type="float">
            <text:p>9,5576</text:p>
          </table:table-cell>
        </table:table-row>
        <table:table-row table:style-name="ro1">
          <table:table-cell office:value-type="float" office:value="386.913" calcext:value-type="float">
            <text:p>386,913</text:p>
          </table:table-cell>
          <table:table-cell office:value-type="float" office:value="9.4807" calcext:value-type="float">
            <text:p>9,4807</text:p>
          </table:table-cell>
        </table:table-row>
        <table:table-row table:style-name="ro1">
          <table:table-cell office:value-type="float" office:value="387.914" calcext:value-type="float">
            <text:p>387,914</text:p>
          </table:table-cell>
          <table:table-cell office:value-type="float" office:value="9.4796" calcext:value-type="float">
            <text:p>9,4796</text:p>
          </table:table-cell>
        </table:table-row>
        <table:table-row table:style-name="ro1">
          <table:table-cell office:value-type="float" office:value="388.914" calcext:value-type="float">
            <text:p>388,914</text:p>
          </table:table-cell>
          <table:table-cell office:value-type="float" office:value="9.4881" calcext:value-type="float">
            <text:p>9,4881</text:p>
          </table:table-cell>
        </table:table-row>
        <table:table-row table:style-name="ro1">
          <table:table-cell office:value-type="float" office:value="389.914" calcext:value-type="float">
            <text:p>389,914</text:p>
          </table:table-cell>
          <table:table-cell office:value-type="float" office:value="9.485" calcext:value-type="float">
            <text:p>9,485</text:p>
          </table:table-cell>
        </table:table-row>
        <table:table-row table:style-name="ro1">
          <table:table-cell office:value-type="float" office:value="390.914" calcext:value-type="float">
            <text:p>390,914</text:p>
          </table:table-cell>
          <table:table-cell office:value-type="float" office:value="9.4746" calcext:value-type="float">
            <text:p>9,4746</text:p>
          </table:table-cell>
        </table:table-row>
        <table:table-row table:style-name="ro1">
          <table:table-cell office:value-type="float" office:value="391.914" calcext:value-type="float">
            <text:p>391,914</text:p>
          </table:table-cell>
          <table:table-cell office:value-type="float" office:value="9.4464" calcext:value-type="float">
            <text:p>9,4464</text:p>
          </table:table-cell>
        </table:table-row>
        <table:table-row table:style-name="ro1">
          <table:table-cell office:value-type="float" office:value="392.914" calcext:value-type="float">
            <text:p>392,914</text:p>
          </table:table-cell>
          <table:table-cell office:value-type="float" office:value="9.436" calcext:value-type="float">
            <text:p>9,436</text:p>
          </table:table-cell>
        </table:table-row>
        <table:table-row table:style-name="ro1">
          <table:table-cell office:value-type="float" office:value="393.914" calcext:value-type="float">
            <text:p>393,914</text:p>
          </table:table-cell>
          <table:table-cell office:value-type="float" office:value="9.3818" calcext:value-type="float">
            <text:p>9,3818</text:p>
          </table:table-cell>
        </table:table-row>
        <table:table-row table:style-name="ro1">
          <table:table-cell office:value-type="float" office:value="394.913" calcext:value-type="float">
            <text:p>394,913</text:p>
          </table:table-cell>
          <table:table-cell office:value-type="float" office:value="9.4153" calcext:value-type="float">
            <text:p>9,4153</text:p>
          </table:table-cell>
        </table:table-row>
        <table:table-row table:style-name="ro1">
          <table:table-cell office:value-type="float" office:value="395.914" calcext:value-type="float">
            <text:p>395,914</text:p>
          </table:table-cell>
          <table:table-cell office:value-type="float" office:value="9.3873" calcext:value-type="float">
            <text:p>9,3873</text:p>
          </table:table-cell>
        </table:table-row>
        <table:table-row table:style-name="ro1">
          <table:table-cell office:value-type="float" office:value="396.914" calcext:value-type="float">
            <text:p>396,914</text:p>
          </table:table-cell>
          <table:table-cell office:value-type="float" office:value="9.3574" calcext:value-type="float">
            <text:p>9,3574</text:p>
          </table:table-cell>
        </table:table-row>
        <table:table-row table:style-name="ro1">
          <table:table-cell office:value-type="float" office:value="397.914" calcext:value-type="float">
            <text:p>397,914</text:p>
          </table:table-cell>
          <table:table-cell office:value-type="float" office:value="9.2941" calcext:value-type="float">
            <text:p>9,2941</text:p>
          </table:table-cell>
        </table:table-row>
        <table:table-row table:style-name="ro1">
          <table:table-cell office:value-type="float" office:value="398.913" calcext:value-type="float">
            <text:p>398,913</text:p>
          </table:table-cell>
          <table:table-cell office:value-type="float" office:value="9.3318" calcext:value-type="float">
            <text:p>9,3318</text:p>
          </table:table-cell>
        </table:table-row>
        <table:table-row table:style-name="ro1">
          <table:table-cell office:value-type="float" office:value="399.913" calcext:value-type="float">
            <text:p>399,913</text:p>
          </table:table-cell>
          <table:table-cell office:value-type="float" office:value="9.2683" calcext:value-type="float">
            <text:p>9,2683</text:p>
          </table:table-cell>
        </table:table-row>
        <table:table-row table:style-name="ro1">
          <table:table-cell office:value-type="float" office:value="400.913" calcext:value-type="float">
            <text:p>400,913</text:p>
          </table:table-cell>
          <table:table-cell office:value-type="float" office:value="9.3214" calcext:value-type="float">
            <text:p>9,3214</text:p>
          </table:table-cell>
        </table:table-row>
        <table:table-row table:style-name="ro1">
          <table:table-cell office:value-type="float" office:value="401.913" calcext:value-type="float">
            <text:p>401,913</text:p>
          </table:table-cell>
          <table:table-cell office:value-type="float" office:value="9.3153" calcext:value-type="float">
            <text:p>9,3153</text:p>
          </table:table-cell>
        </table:table-row>
        <table:table-row table:style-name="ro1">
          <table:table-cell office:value-type="float" office:value="402.913" calcext:value-type="float">
            <text:p>402,913</text:p>
          </table:table-cell>
          <table:table-cell office:value-type="float" office:value="9.2791" calcext:value-type="float">
            <text:p>9,2791</text:p>
          </table:table-cell>
        </table:table-row>
        <table:table-row table:style-name="ro1">
          <table:table-cell office:value-type="float" office:value="403.914" calcext:value-type="float">
            <text:p>403,914</text:p>
          </table:table-cell>
          <table:table-cell office:value-type="float" office:value="9.3285" calcext:value-type="float">
            <text:p>9,3285</text:p>
          </table:table-cell>
        </table:table-row>
        <table:table-row table:style-name="ro1">
          <table:table-cell office:value-type="float" office:value="404.914" calcext:value-type="float">
            <text:p>404,914</text:p>
          </table:table-cell>
          <table:table-cell office:value-type="float" office:value="9.3266" calcext:value-type="float">
            <text:p>9,3266</text:p>
          </table:table-cell>
        </table:table-row>
        <table:table-row table:style-name="ro1">
          <table:table-cell office:value-type="float" office:value="405.913" calcext:value-type="float">
            <text:p>405,913</text:p>
          </table:table-cell>
          <table:table-cell office:value-type="float" office:value="9.2832" calcext:value-type="float">
            <text:p>9,2832</text:p>
          </table:table-cell>
        </table:table-row>
        <table:table-row table:style-name="ro1">
          <table:table-cell office:value-type="float" office:value="406.913" calcext:value-type="float">
            <text:p>406,913</text:p>
          </table:table-cell>
          <table:table-cell office:value-type="float" office:value="9.2453" calcext:value-type="float">
            <text:p>9,2453</text:p>
          </table:table-cell>
        </table:table-row>
        <table:table-row table:style-name="ro1">
          <table:table-cell office:value-type="float" office:value="407.913" calcext:value-type="float">
            <text:p>407,913</text:p>
          </table:table-cell>
          <table:table-cell office:value-type="float" office:value="9.2536" calcext:value-type="float">
            <text:p>9,2536</text:p>
          </table:table-cell>
        </table:table-row>
        <table:table-row table:style-name="ro1">
          <table:table-cell office:value-type="float" office:value="408.913" calcext:value-type="float">
            <text:p>408,913</text:p>
          </table:table-cell>
          <table:table-cell office:value-type="float" office:value="9.2767" calcext:value-type="float">
            <text:p>9,2767</text:p>
          </table:table-cell>
        </table:table-row>
        <table:table-row table:style-name="ro1">
          <table:table-cell office:value-type="float" office:value="409.913" calcext:value-type="float">
            <text:p>409,913</text:p>
          </table:table-cell>
          <table:table-cell office:value-type="float" office:value="9.2667" calcext:value-type="float">
            <text:p>9,2667</text:p>
          </table:table-cell>
        </table:table-row>
        <table:table-row table:style-name="ro1">
          <table:table-cell office:value-type="float" office:value="410.913" calcext:value-type="float">
            <text:p>410,913</text:p>
          </table:table-cell>
          <table:table-cell office:value-type="float" office:value="9.2472" calcext:value-type="float">
            <text:p>9,2472</text:p>
          </table:table-cell>
        </table:table-row>
        <table:table-row table:style-name="ro1">
          <table:table-cell office:value-type="float" office:value="411.913" calcext:value-type="float">
            <text:p>411,913</text:p>
          </table:table-cell>
          <table:table-cell office:value-type="float" office:value="9.2555" calcext:value-type="float">
            <text:p>9,2555</text:p>
          </table:table-cell>
        </table:table-row>
        <table:table-row table:style-name="ro1">
          <table:table-cell office:value-type="float" office:value="412.913" calcext:value-type="float">
            <text:p>412,913</text:p>
          </table:table-cell>
          <table:table-cell office:value-type="float" office:value="9.2947" calcext:value-type="float">
            <text:p>9,2947</text:p>
          </table:table-cell>
        </table:table-row>
        <table:table-row table:style-name="ro1">
          <table:table-cell office:value-type="float" office:value="413.913" calcext:value-type="float">
            <text:p>413,913</text:p>
          </table:table-cell>
          <table:table-cell office:value-type="float" office:value="9.2682" calcext:value-type="float">
            <text:p>9,2682</text:p>
          </table:table-cell>
        </table:table-row>
        <table:table-row table:style-name="ro1">
          <table:table-cell office:value-type="float" office:value="414.914" calcext:value-type="float">
            <text:p>414,914</text:p>
          </table:table-cell>
          <table:table-cell office:value-type="float" office:value="9.2472" calcext:value-type="float">
            <text:p>9,2472</text:p>
          </table:table-cell>
        </table:table-row>
        <table:table-row table:style-name="ro1">
          <table:table-cell office:value-type="float" office:value="415.913" calcext:value-type="float">
            <text:p>415,913</text:p>
          </table:table-cell>
          <table:table-cell office:value-type="float" office:value="9.2453" calcext:value-type="float">
            <text:p>9,2453</text:p>
          </table:table-cell>
        </table:table-row>
        <table:table-row table:style-name="ro1">
          <table:table-cell office:value-type="float" office:value="416.913" calcext:value-type="float">
            <text:p>416,913</text:p>
          </table:table-cell>
          <table:table-cell office:value-type="float" office:value="9.2283" calcext:value-type="float">
            <text:p>9,2283</text:p>
          </table:table-cell>
        </table:table-row>
        <table:table-row table:style-name="ro1">
          <table:table-cell office:value-type="float" office:value="417.913" calcext:value-type="float">
            <text:p>417,913</text:p>
          </table:table-cell>
          <table:table-cell office:value-type="float" office:value="9.1723" calcext:value-type="float">
            <text:p>9,1723</text:p>
          </table:table-cell>
        </table:table-row>
        <table:table-row table:style-name="ro1">
          <table:table-cell office:value-type="float" office:value="418.913" calcext:value-type="float">
            <text:p>418,913</text:p>
          </table:table-cell>
          <table:table-cell office:value-type="float" office:value="9.174" calcext:value-type="float">
            <text:p>9,174</text:p>
          </table:table-cell>
        </table:table-row>
        <table:table-row table:style-name="ro1">
          <table:table-cell office:value-type="float" office:value="419.913" calcext:value-type="float">
            <text:p>419,913</text:p>
          </table:table-cell>
          <table:table-cell office:value-type="float" office:value="9.1774" calcext:value-type="float">
            <text:p>9,1774</text:p>
          </table:table-cell>
        </table:table-row>
        <table:table-row table:style-name="ro1">
          <table:table-cell office:value-type="float" office:value="420.913" calcext:value-type="float">
            <text:p>420,913</text:p>
          </table:table-cell>
          <table:table-cell office:value-type="float" office:value="9.2116" calcext:value-type="float">
            <text:p>9,2116</text:p>
          </table:table-cell>
        </table:table-row>
        <table:table-row table:style-name="ro1">
          <table:table-cell office:value-type="float" office:value="421.914" calcext:value-type="float">
            <text:p>421,914</text:p>
          </table:table-cell>
          <table:table-cell office:value-type="float" office:value="9.2154" calcext:value-type="float">
            <text:p>9,2154</text:p>
          </table:table-cell>
        </table:table-row>
        <table:table-row table:style-name="ro1">
          <table:table-cell office:value-type="float" office:value="422.914" calcext:value-type="float">
            <text:p>422,914</text:p>
          </table:table-cell>
          <table:table-cell office:value-type="float" office:value="9.1819" calcext:value-type="float">
            <text:p>9,1819</text:p>
          </table:table-cell>
        </table:table-row>
        <table:table-row table:style-name="ro1">
          <table:table-cell office:value-type="float" office:value="423.913" calcext:value-type="float">
            <text:p>423,913</text:p>
          </table:table-cell>
          <table:table-cell office:value-type="float" office:value="9.1758" calcext:value-type="float">
            <text:p>9,1758</text:p>
          </table:table-cell>
        </table:table-row>
        <table:table-row table:style-name="ro1">
          <table:table-cell office:value-type="float" office:value="424.913" calcext:value-type="float">
            <text:p>424,913</text:p>
          </table:table-cell>
          <table:table-cell office:value-type="float" office:value="9.156" calcext:value-type="float">
            <text:p>9,156</text:p>
          </table:table-cell>
        </table:table-row>
        <table:table-row table:style-name="ro1">
          <table:table-cell office:value-type="float" office:value="425.913" calcext:value-type="float">
            <text:p>425,913</text:p>
          </table:table-cell>
          <table:table-cell office:value-type="float" office:value="9.1672" calcext:value-type="float">
            <text:p>9,1672</text:p>
          </table:table-cell>
        </table:table-row>
        <table:table-row table:style-name="ro1">
          <table:table-cell office:value-type="float" office:value="426.913" calcext:value-type="float">
            <text:p>426,913</text:p>
          </table:table-cell>
          <table:table-cell office:value-type="float" office:value="9.1689" calcext:value-type="float">
            <text:p>9,1689</text:p>
          </table:table-cell>
        </table:table-row>
        <table:table-row table:style-name="ro1">
          <table:table-cell office:value-type="float" office:value="427.913" calcext:value-type="float">
            <text:p>427,913</text:p>
          </table:table-cell>
          <table:table-cell office:value-type="float" office:value="9.1961" calcext:value-type="float">
            <text:p>9,1961</text:p>
          </table:table-cell>
        </table:table-row>
        <table:table-row table:style-name="ro1">
          <table:table-cell office:value-type="float" office:value="428.913" calcext:value-type="float">
            <text:p>428,913</text:p>
          </table:table-cell>
          <table:table-cell office:value-type="float" office:value="9.1785" calcext:value-type="float">
            <text:p>9,1785</text:p>
          </table:table-cell>
        </table:table-row>
        <table:table-row table:style-name="ro1">
          <table:table-cell office:value-type="float" office:value="429.913" calcext:value-type="float">
            <text:p>429,913</text:p>
          </table:table-cell>
          <table:table-cell office:value-type="float" office:value="9.1661" calcext:value-type="float">
            <text:p>9,1661</text:p>
          </table:table-cell>
        </table:table-row>
        <table:table-row table:style-name="ro1">
          <table:table-cell office:value-type="float" office:value="430.913" calcext:value-type="float">
            <text:p>430,913</text:p>
          </table:table-cell>
          <table:table-cell office:value-type="float" office:value="9.103" calcext:value-type="float">
            <text:p>9,103</text:p>
          </table:table-cell>
        </table:table-row>
        <table:table-row table:style-name="ro1">
          <table:table-cell office:value-type="float" office:value="431.913" calcext:value-type="float">
            <text:p>431,913</text:p>
          </table:table-cell>
          <table:table-cell office:value-type="float" office:value="9.0573" calcext:value-type="float">
            <text:p>9,0573</text:p>
          </table:table-cell>
        </table:table-row>
        <table:table-row table:style-name="ro1">
          <table:table-cell office:value-type="float" office:value="432.914" calcext:value-type="float">
            <text:p>432,914</text:p>
          </table:table-cell>
          <table:table-cell office:value-type="float" office:value="8.9944" calcext:value-type="float">
            <text:p>8,9944</text:p>
          </table:table-cell>
        </table:table-row>
        <table:table-row table:style-name="ro1">
          <table:table-cell office:value-type="float" office:value="433.913" calcext:value-type="float">
            <text:p>433,913</text:p>
          </table:table-cell>
          <table:table-cell office:value-type="float" office:value="9.0032" calcext:value-type="float">
            <text:p>9,0032</text:p>
          </table:table-cell>
        </table:table-row>
        <table:table-row table:style-name="ro1">
          <table:table-cell office:value-type="float" office:value="434.913" calcext:value-type="float">
            <text:p>434,913</text:p>
          </table:table-cell>
          <table:table-cell office:value-type="float" office:value="9.0226" calcext:value-type="float">
            <text:p>9,0226</text:p>
          </table:table-cell>
        </table:table-row>
        <table:table-row table:style-name="ro1">
          <table:table-cell office:value-type="float" office:value="435.913" calcext:value-type="float">
            <text:p>435,913</text:p>
          </table:table-cell>
          <table:table-cell office:value-type="float" office:value="9.0139" calcext:value-type="float">
            <text:p>9,0139</text:p>
          </table:table-cell>
        </table:table-row>
        <table:table-row table:style-name="ro1">
          <table:table-cell office:value-type="float" office:value="436.913" calcext:value-type="float">
            <text:p>436,913</text:p>
          </table:table-cell>
          <table:table-cell office:value-type="float" office:value="9.073" calcext:value-type="float">
            <text:p>9,073</text:p>
          </table:table-cell>
        </table:table-row>
        <table:table-row table:style-name="ro1">
          <table:table-cell office:value-type="float" office:value="437.913" calcext:value-type="float">
            <text:p>437,913</text:p>
          </table:table-cell>
          <table:table-cell office:value-type="float" office:value="9.0585" calcext:value-type="float">
            <text:p>9,0585</text:p>
          </table:table-cell>
        </table:table-row>
        <table:table-row table:style-name="ro1">
          <table:table-cell office:value-type="float" office:value="438.914" calcext:value-type="float">
            <text:p>438,914</text:p>
          </table:table-cell>
          <table:table-cell office:value-type="float" office:value="9.0566" calcext:value-type="float">
            <text:p>9,0566</text:p>
          </table:table-cell>
        </table:table-row>
        <table:table-row table:style-name="ro1">
          <table:table-cell office:value-type="float" office:value="439.913" calcext:value-type="float">
            <text:p>439,913</text:p>
          </table:table-cell>
          <table:table-cell office:value-type="float" office:value="9.069" calcext:value-type="float">
            <text:p>9,069</text:p>
          </table:table-cell>
        </table:table-row>
        <table:table-row table:style-name="ro1">
          <table:table-cell office:value-type="float" office:value="440.913" calcext:value-type="float">
            <text:p>440,913</text:p>
          </table:table-cell>
          <table:table-cell office:value-type="float" office:value="9.0556" calcext:value-type="float">
            <text:p>9,0556</text:p>
          </table:table-cell>
        </table:table-row>
        <table:table-row table:style-name="ro1">
          <table:table-cell office:value-type="float" office:value="441.914" calcext:value-type="float">
            <text:p>441,914</text:p>
          </table:table-cell>
          <table:table-cell office:value-type="float" office:value="9.0134" calcext:value-type="float">
            <text:p>9,0134</text:p>
          </table:table-cell>
        </table:table-row>
        <table:table-row table:style-name="ro1">
          <table:table-cell office:value-type="float" office:value="442.913" calcext:value-type="float">
            <text:p>442,913</text:p>
          </table:table-cell>
          <table:table-cell office:value-type="float" office:value="8.9674" calcext:value-type="float">
            <text:p>8,9674</text:p>
          </table:table-cell>
        </table:table-row>
        <table:table-row table:style-name="ro1">
          <table:table-cell office:value-type="float" office:value="443.913" calcext:value-type="float">
            <text:p>443,913</text:p>
          </table:table-cell>
          <table:table-cell office:value-type="float" office:value="8.9493" calcext:value-type="float">
            <text:p>8,9493</text:p>
          </table:table-cell>
        </table:table-row>
        <table:table-row table:style-name="ro1">
          <table:table-cell office:value-type="float" office:value="444.913" calcext:value-type="float">
            <text:p>444,913</text:p>
          </table:table-cell>
          <table:table-cell office:value-type="float" office:value="8.936" calcext:value-type="float">
            <text:p>8,936</text:p>
          </table:table-cell>
        </table:table-row>
        <table:table-row table:style-name="ro1">
          <table:table-cell office:value-type="float" office:value="445.914" calcext:value-type="float">
            <text:p>445,914</text:p>
          </table:table-cell>
          <table:table-cell office:value-type="float" office:value="8.8837" calcext:value-type="float">
            <text:p>8,8837</text:p>
          </table:table-cell>
        </table:table-row>
        <table:table-row table:style-name="ro1">
          <table:table-cell office:value-type="float" office:value="446.913" calcext:value-type="float">
            <text:p>446,913</text:p>
          </table:table-cell>
          <table:table-cell office:value-type="float" office:value="8.8311" calcext:value-type="float">
            <text:p>8,8311</text:p>
          </table:table-cell>
        </table:table-row>
        <table:table-row table:style-name="ro1">
          <table:table-cell office:value-type="float" office:value="447.913" calcext:value-type="float">
            <text:p>447,913</text:p>
          </table:table-cell>
          <table:table-cell office:value-type="float" office:value="8.784" calcext:value-type="float">
            <text:p>8,784</text:p>
          </table:table-cell>
        </table:table-row>
        <table:table-row table:style-name="ro1">
          <table:table-cell office:value-type="float" office:value="448.913" calcext:value-type="float">
            <text:p>448,913</text:p>
          </table:table-cell>
          <table:table-cell office:value-type="float" office:value="8.8186" calcext:value-type="float">
            <text:p>8,8186</text:p>
          </table:table-cell>
        </table:table-row>
        <table:table-row table:style-name="ro1">
          <table:table-cell office:value-type="float" office:value="449.913" calcext:value-type="float">
            <text:p>449,913</text:p>
          </table:table-cell>
          <table:table-cell office:value-type="float" office:value="8.8711" calcext:value-type="float">
            <text:p>8,8711</text:p>
          </table:table-cell>
        </table:table-row>
        <table:table-row table:style-name="ro1">
          <table:table-cell office:value-type="float" office:value="450.913" calcext:value-type="float">
            <text:p>450,913</text:p>
          </table:table-cell>
          <table:table-cell office:value-type="float" office:value="8.8622" calcext:value-type="float">
            <text:p>8,8622</text:p>
          </table:table-cell>
        </table:table-row>
        <table:table-row table:style-name="ro1">
          <table:table-cell office:value-type="float" office:value="451.914" calcext:value-type="float">
            <text:p>451,914</text:p>
          </table:table-cell>
          <table:table-cell office:value-type="float" office:value="8.8025" calcext:value-type="float">
            <text:p>8,8025</text:p>
          </table:table-cell>
        </table:table-row>
        <table:table-row table:style-name="ro1">
          <table:table-cell office:value-type="float" office:value="452.913" calcext:value-type="float">
            <text:p>452,913</text:p>
          </table:table-cell>
          <table:table-cell office:value-type="float" office:value="8.7644" calcext:value-type="float">
            <text:p>8,7644</text:p>
          </table:table-cell>
        </table:table-row>
        <table:table-row table:style-name="ro1">
          <table:table-cell office:value-type="float" office:value="453.913" calcext:value-type="float">
            <text:p>453,913</text:p>
          </table:table-cell>
          <table:table-cell office:value-type="float" office:value="8.8232" calcext:value-type="float">
            <text:p>8,8232</text:p>
          </table:table-cell>
        </table:table-row>
        <table:table-row table:style-name="ro1">
          <table:table-cell office:value-type="float" office:value="454.913" calcext:value-type="float">
            <text:p>454,913</text:p>
          </table:table-cell>
          <table:table-cell office:value-type="float" office:value="8.8025" calcext:value-type="float">
            <text:p>8,8025</text:p>
          </table:table-cell>
        </table:table-row>
        <table:table-row table:style-name="ro1">
          <table:table-cell office:value-type="float" office:value="455.914" calcext:value-type="float">
            <text:p>455,914</text:p>
          </table:table-cell>
          <table:table-cell office:value-type="float" office:value="8.8399" calcext:value-type="float">
            <text:p>8,8399</text:p>
          </table:table-cell>
        </table:table-row>
        <table:table-row table:style-name="ro1">
          <table:table-cell office:value-type="float" office:value="456.913" calcext:value-type="float">
            <text:p>456,913</text:p>
          </table:table-cell>
          <table:table-cell office:value-type="float" office:value="8.8473" calcext:value-type="float">
            <text:p>8,8473</text:p>
          </table:table-cell>
        </table:table-row>
        <table:table-row table:style-name="ro1">
          <table:table-cell office:value-type="float" office:value="457.913" calcext:value-type="float">
            <text:p>457,913</text:p>
          </table:table-cell>
          <table:table-cell office:value-type="float" office:value="8.8293" calcext:value-type="float">
            <text:p>8,8293</text:p>
          </table:table-cell>
        </table:table-row>
        <table:table-row table:style-name="ro1">
          <table:table-cell office:value-type="float" office:value="458.913" calcext:value-type="float">
            <text:p>458,913</text:p>
          </table:table-cell>
          <table:table-cell office:value-type="float" office:value="8.8107" calcext:value-type="float">
            <text:p>8,8107</text:p>
          </table:table-cell>
        </table:table-row>
        <table:table-row table:style-name="ro1">
          <table:table-cell office:value-type="float" office:value="459.913" calcext:value-type="float">
            <text:p>459,913</text:p>
          </table:table-cell>
          <table:table-cell office:value-type="float" office:value="8.7799" calcext:value-type="float">
            <text:p>8,7799</text:p>
          </table:table-cell>
        </table:table-row>
        <table:table-row table:style-name="ro1">
          <table:table-cell office:value-type="float" office:value="460.913" calcext:value-type="float">
            <text:p>460,913</text:p>
          </table:table-cell>
          <table:table-cell office:value-type="float" office:value="8.7865" calcext:value-type="float">
            <text:p>8,7865</text:p>
          </table:table-cell>
        </table:table-row>
        <table:table-row table:style-name="ro1">
          <table:table-cell office:value-type="float" office:value="461.913" calcext:value-type="float">
            <text:p>461,913</text:p>
          </table:table-cell>
          <table:table-cell office:value-type="float" office:value="8.769" calcext:value-type="float">
            <text:p>8,769</text:p>
          </table:table-cell>
        </table:table-row>
        <table:table-row table:style-name="ro1">
          <table:table-cell office:value-type="float" office:value="462.913" calcext:value-type="float">
            <text:p>462,913</text:p>
          </table:table-cell>
          <table:table-cell office:value-type="float" office:value="8.7929" calcext:value-type="float">
            <text:p>8,7929</text:p>
          </table:table-cell>
        </table:table-row>
        <table:table-row table:style-name="ro1">
          <table:table-cell office:value-type="float" office:value="463.913" calcext:value-type="float">
            <text:p>463,913</text:p>
          </table:table-cell>
          <table:table-cell office:value-type="float" office:value="8.7352" calcext:value-type="float">
            <text:p>8,7352</text:p>
          </table:table-cell>
        </table:table-row>
        <table:table-row table:style-name="ro1">
          <table:table-cell office:value-type="float" office:value="464.913" calcext:value-type="float">
            <text:p>464,913</text:p>
          </table:table-cell>
          <table:table-cell office:value-type="float" office:value="8.7941" calcext:value-type="float">
            <text:p>8,7941</text:p>
          </table:table-cell>
        </table:table-row>
        <table:table-row table:style-name="ro1">
          <table:table-cell office:value-type="float" office:value="465.914" calcext:value-type="float">
            <text:p>465,914</text:p>
          </table:table-cell>
          <table:table-cell office:value-type="float" office:value="8.8664" calcext:value-type="float">
            <text:p>8,8664</text:p>
          </table:table-cell>
        </table:table-row>
        <table:table-row table:style-name="ro1">
          <table:table-cell office:value-type="float" office:value="466.914" calcext:value-type="float">
            <text:p>466,914</text:p>
          </table:table-cell>
          <table:table-cell office:value-type="float" office:value="8.8545" calcext:value-type="float">
            <text:p>8,8545</text:p>
          </table:table-cell>
        </table:table-row>
        <table:table-row table:style-name="ro1">
          <table:table-cell office:value-type="float" office:value="467.914" calcext:value-type="float">
            <text:p>467,914</text:p>
          </table:table-cell>
          <table:table-cell office:value-type="float" office:value="8.8438" calcext:value-type="float">
            <text:p>8,8438</text:p>
          </table:table-cell>
        </table:table-row>
        <table:table-row table:style-name="ro1">
          <table:table-cell office:value-type="float" office:value="468.914" calcext:value-type="float">
            <text:p>468,914</text:p>
          </table:table-cell>
          <table:table-cell office:value-type="float" office:value="8.8351" calcext:value-type="float">
            <text:p>8,8351</text:p>
          </table:table-cell>
        </table:table-row>
        <table:table-row table:style-name="ro1">
          <table:table-cell office:value-type="float" office:value="469.914" calcext:value-type="float">
            <text:p>469,914</text:p>
          </table:table-cell>
          <table:table-cell office:value-type="float" office:value="8.8121" calcext:value-type="float">
            <text:p>8,8121</text:p>
          </table:table-cell>
        </table:table-row>
        <table:table-row table:style-name="ro1">
          <table:table-cell office:value-type="float" office:value="470.914" calcext:value-type="float">
            <text:p>470,914</text:p>
          </table:table-cell>
          <table:table-cell office:value-type="float" office:value="8.8091" calcext:value-type="float">
            <text:p>8,8091</text:p>
          </table:table-cell>
        </table:table-row>
        <table:table-row table:style-name="ro1">
          <table:table-cell office:value-type="float" office:value="471.914" calcext:value-type="float">
            <text:p>471,914</text:p>
          </table:table-cell>
          <table:table-cell office:value-type="float" office:value="8.7947" calcext:value-type="float">
            <text:p>8,7947</text:p>
          </table:table-cell>
        </table:table-row>
        <table:table-row table:style-name="ro1">
          <table:table-cell office:value-type="float" office:value="472.913" calcext:value-type="float">
            <text:p>472,913</text:p>
          </table:table-cell>
          <table:table-cell office:value-type="float" office:value="8.8086" calcext:value-type="float">
            <text:p>8,8086</text:p>
          </table:table-cell>
        </table:table-row>
        <table:table-row table:style-name="ro1">
          <table:table-cell office:value-type="float" office:value="473.913" calcext:value-type="float">
            <text:p>473,913</text:p>
          </table:table-cell>
          <table:table-cell office:value-type="float" office:value="8.8351" calcext:value-type="float">
            <text:p>8,8351</text:p>
          </table:table-cell>
        </table:table-row>
        <table:table-row table:style-name="ro1">
          <table:table-cell office:value-type="float" office:value="474.913" calcext:value-type="float">
            <text:p>474,913</text:p>
          </table:table-cell>
          <table:table-cell office:value-type="float" office:value="8.8035" calcext:value-type="float">
            <text:p>8,8035</text:p>
          </table:table-cell>
        </table:table-row>
        <table:table-row table:style-name="ro1">
          <table:table-cell office:value-type="float" office:value="475.913" calcext:value-type="float">
            <text:p>475,913</text:p>
          </table:table-cell>
          <table:table-cell office:value-type="float" office:value="8.7742" calcext:value-type="float">
            <text:p>8,7742</text:p>
          </table:table-cell>
        </table:table-row>
        <table:table-row table:style-name="ro1">
          <table:table-cell office:value-type="float" office:value="476.914" calcext:value-type="float">
            <text:p>476,914</text:p>
          </table:table-cell>
          <table:table-cell office:value-type="float" office:value="8.7152" calcext:value-type="float">
            <text:p>8,7152</text:p>
          </table:table-cell>
        </table:table-row>
        <table:table-row table:style-name="ro1">
          <table:table-cell office:value-type="float" office:value="477.913" calcext:value-type="float">
            <text:p>477,913</text:p>
          </table:table-cell>
          <table:table-cell office:value-type="float" office:value="8.6694" calcext:value-type="float">
            <text:p>8,6694</text:p>
          </table:table-cell>
        </table:table-row>
        <table:table-row table:style-name="ro1">
          <table:table-cell office:value-type="float" office:value="478.913" calcext:value-type="float">
            <text:p>478,913</text:p>
          </table:table-cell>
          <table:table-cell office:value-type="float" office:value="8.7015" calcext:value-type="float">
            <text:p>8,7015</text:p>
          </table:table-cell>
        </table:table-row>
        <table:table-row table:style-name="ro1">
          <table:table-cell office:value-type="float" office:value="479.913" calcext:value-type="float">
            <text:p>479,913</text:p>
          </table:table-cell>
          <table:table-cell office:value-type="float" office:value="8.6418" calcext:value-type="float">
            <text:p>8,6418</text:p>
          </table:table-cell>
        </table:table-row>
        <table:table-row table:style-name="ro1">
          <table:table-cell office:value-type="float" office:value="480.914" calcext:value-type="float">
            <text:p>480,914</text:p>
          </table:table-cell>
          <table:table-cell office:value-type="float" office:value="8.6044" calcext:value-type="float">
            <text:p>8,6044</text:p>
          </table:table-cell>
        </table:table-row>
        <table:table-row table:style-name="ro1">
          <table:table-cell office:value-type="float" office:value="481.913" calcext:value-type="float">
            <text:p>481,913</text:p>
          </table:table-cell>
          <table:table-cell office:value-type="float" office:value="8.6736" calcext:value-type="float">
            <text:p>8,6736</text:p>
          </table:table-cell>
        </table:table-row>
        <table:table-row table:style-name="ro1">
          <table:table-cell office:value-type="float" office:value="482.913" calcext:value-type="float">
            <text:p>482,913</text:p>
          </table:table-cell>
          <table:table-cell office:value-type="float" office:value="8.7258" calcext:value-type="float">
            <text:p>8,7258</text:p>
          </table:table-cell>
        </table:table-row>
        <table:table-row table:style-name="ro1">
          <table:table-cell office:value-type="float" office:value="483.913" calcext:value-type="float">
            <text:p>483,913</text:p>
          </table:table-cell>
          <table:table-cell office:value-type="float" office:value="8.7155" calcext:value-type="float">
            <text:p>8,7155</text:p>
          </table:table-cell>
        </table:table-row>
        <table:table-row table:style-name="ro1">
          <table:table-cell office:value-type="float" office:value="484.913" calcext:value-type="float">
            <text:p>484,913</text:p>
          </table:table-cell>
          <table:table-cell office:value-type="float" office:value="8.6688" calcext:value-type="float">
            <text:p>8,6688</text:p>
          </table:table-cell>
        </table:table-row>
        <table:table-row table:style-name="ro1">
          <table:table-cell office:value-type="float" office:value="485.914" calcext:value-type="float">
            <text:p>485,914</text:p>
          </table:table-cell>
          <table:table-cell office:value-type="float" office:value="8.6228" calcext:value-type="float">
            <text:p>8,6228</text:p>
          </table:table-cell>
        </table:table-row>
        <table:table-row table:style-name="ro1">
          <table:table-cell office:value-type="float" office:value="486.913" calcext:value-type="float">
            <text:p>486,913</text:p>
          </table:table-cell>
          <table:table-cell office:value-type="float" office:value="8.6146" calcext:value-type="float">
            <text:p>8,6146</text:p>
          </table:table-cell>
        </table:table-row>
        <table:table-row table:style-name="ro1">
          <table:table-cell office:value-type="float" office:value="487.913" calcext:value-type="float">
            <text:p>487,913</text:p>
          </table:table-cell>
          <table:table-cell office:value-type="float" office:value="8.636" calcext:value-type="float">
            <text:p>8,636</text:p>
          </table:table-cell>
        </table:table-row>
        <table:table-row table:style-name="ro1">
          <table:table-cell office:value-type="float" office:value="488.913" calcext:value-type="float">
            <text:p>488,913</text:p>
          </table:table-cell>
          <table:table-cell office:value-type="float" office:value="8.6322" calcext:value-type="float">
            <text:p>8,6322</text:p>
          </table:table-cell>
        </table:table-row>
        <table:table-row table:style-name="ro1">
          <table:table-cell office:value-type="float" office:value="489.914" calcext:value-type="float">
            <text:p>489,914</text:p>
          </table:table-cell>
          <table:table-cell office:value-type="float" office:value="8.6353" calcext:value-type="float">
            <text:p>8,6353</text:p>
          </table:table-cell>
        </table:table-row>
        <table:table-row table:style-name="ro1">
          <table:table-cell office:value-type="float" office:value="490.914" calcext:value-type="float">
            <text:p>490,914</text:p>
          </table:table-cell>
          <table:table-cell office:value-type="float" office:value="8.593" calcext:value-type="float">
            <text:p>8,593</text:p>
          </table:table-cell>
        </table:table-row>
        <table:table-row table:style-name="ro1">
          <table:table-cell office:value-type="float" office:value="491.913" calcext:value-type="float">
            <text:p>491,913</text:p>
          </table:table-cell>
          <table:table-cell office:value-type="float" office:value="8.5664" calcext:value-type="float">
            <text:p>8,5664</text:p>
          </table:table-cell>
        </table:table-row>
        <table:table-row table:style-name="ro1">
          <table:table-cell office:value-type="float" office:value="492.913" calcext:value-type="float">
            <text:p>492,913</text:p>
          </table:table-cell>
          <table:table-cell office:value-type="float" office:value="8.6333" calcext:value-type="float">
            <text:p>8,6333</text:p>
          </table:table-cell>
        </table:table-row>
        <table:table-row table:style-name="ro1">
          <table:table-cell office:value-type="float" office:value="493.913" calcext:value-type="float">
            <text:p>493,913</text:p>
          </table:table-cell>
          <table:table-cell office:value-type="float" office:value="8.6223" calcext:value-type="float">
            <text:p>8,6223</text:p>
          </table:table-cell>
        </table:table-row>
        <table:table-row table:style-name="ro1">
          <table:table-cell office:value-type="float" office:value="494.913" calcext:value-type="float">
            <text:p>494,913</text:p>
          </table:table-cell>
          <table:table-cell office:value-type="float" office:value="8.5785" calcext:value-type="float">
            <text:p>8,5785</text:p>
          </table:table-cell>
        </table:table-row>
        <table:table-row table:style-name="ro1">
          <table:table-cell office:value-type="float" office:value="495.914" calcext:value-type="float">
            <text:p>495,914</text:p>
          </table:table-cell>
          <table:table-cell office:value-type="float" office:value="8.4932" calcext:value-type="float">
            <text:p>8,4932</text:p>
          </table:table-cell>
        </table:table-row>
        <table:table-row table:style-name="ro1">
          <table:table-cell office:value-type="float" office:value="496.913" calcext:value-type="float">
            <text:p>496,913</text:p>
          </table:table-cell>
          <table:table-cell office:value-type="float" office:value="8.5251" calcext:value-type="float">
            <text:p>8,5251</text:p>
          </table:table-cell>
        </table:table-row>
        <table:table-row table:style-name="ro1">
          <table:table-cell office:value-type="float" office:value="497.913" calcext:value-type="float">
            <text:p>497,913</text:p>
          </table:table-cell>
          <table:table-cell office:value-type="float" office:value="8.5561" calcext:value-type="float">
            <text:p>8,5561</text:p>
          </table:table-cell>
        </table:table-row>
        <table:table-row table:style-name="ro1">
          <table:table-cell office:value-type="float" office:value="498.913" calcext:value-type="float">
            <text:p>498,913</text:p>
          </table:table-cell>
          <table:table-cell office:value-type="float" office:value="8.5763" calcext:value-type="float">
            <text:p>8,5763</text:p>
          </table:table-cell>
        </table:table-row>
        <table:table-row table:style-name="ro1">
          <table:table-cell office:value-type="float" office:value="499.914" calcext:value-type="float">
            <text:p>499,914</text:p>
          </table:table-cell>
          <table:table-cell office:value-type="float" office:value="8.5119" calcext:value-type="float">
            <text:p>8,5119</text:p>
          </table:table-cell>
        </table:table-row>
        <table:table-row table:style-name="ro1">
          <table:table-cell office:value-type="float" office:value="500.913" calcext:value-type="float">
            <text:p>500,913</text:p>
          </table:table-cell>
          <table:table-cell office:value-type="float" office:value="8.5418" calcext:value-type="float">
            <text:p>8,5418</text:p>
          </table:table-cell>
        </table:table-row>
        <table:table-row table:style-name="ro1">
          <table:table-cell office:value-type="float" office:value="501.913" calcext:value-type="float">
            <text:p>501,913</text:p>
          </table:table-cell>
          <table:table-cell office:value-type="float" office:value="8.5633" calcext:value-type="float">
            <text:p>8,5633</text:p>
          </table:table-cell>
        </table:table-row>
        <table:table-row table:style-name="ro1">
          <table:table-cell office:value-type="float" office:value="502.913" calcext:value-type="float">
            <text:p>502,913</text:p>
          </table:table-cell>
          <table:table-cell office:value-type="float" office:value="8.5815" calcext:value-type="float">
            <text:p>8,5815</text:p>
          </table:table-cell>
        </table:table-row>
        <table:table-row table:style-name="ro1">
          <table:table-cell office:value-type="float" office:value="503.913" calcext:value-type="float">
            <text:p>503,913</text:p>
          </table:table-cell>
          <table:table-cell office:value-type="float" office:value="8.5249" calcext:value-type="float">
            <text:p>8,5249</text:p>
          </table:table-cell>
        </table:table-row>
        <table:table-row table:style-name="ro1">
          <table:table-cell office:value-type="float" office:value="504.914" calcext:value-type="float">
            <text:p>504,914</text:p>
          </table:table-cell>
          <table:table-cell office:value-type="float" office:value="8.5829" calcext:value-type="float">
            <text:p>8,5829</text:p>
          </table:table-cell>
        </table:table-row>
        <table:table-row table:style-name="ro1">
          <table:table-cell office:value-type="float" office:value="505.913" calcext:value-type="float">
            <text:p>505,913</text:p>
          </table:table-cell>
          <table:table-cell office:value-type="float" office:value="8.6699" calcext:value-type="float">
            <text:p>8,6699</text:p>
          </table:table-cell>
        </table:table-row>
        <table:table-row table:style-name="ro1">
          <table:table-cell office:value-type="float" office:value="506.913" calcext:value-type="float">
            <text:p>506,913</text:p>
          </table:table-cell>
          <table:table-cell office:value-type="float" office:value="8.6735" calcext:value-type="float">
            <text:p>8,6735</text:p>
          </table:table-cell>
        </table:table-row>
        <table:table-row table:style-name="ro1">
          <table:table-cell office:value-type="float" office:value="507.913" calcext:value-type="float">
            <text:p>507,913</text:p>
          </table:table-cell>
          <table:table-cell office:value-type="float" office:value="8.6556" calcext:value-type="float">
            <text:p>8,6556</text:p>
          </table:table-cell>
        </table:table-row>
        <table:table-row table:style-name="ro1">
          <table:table-cell office:value-type="float" office:value="508.913" calcext:value-type="float">
            <text:p>508,913</text:p>
          </table:table-cell>
          <table:table-cell office:value-type="float" office:value="8.6469" calcext:value-type="float">
            <text:p>8,6469</text:p>
          </table:table-cell>
        </table:table-row>
        <table:table-row table:style-name="ro1">
          <table:table-cell office:value-type="float" office:value="509.914" calcext:value-type="float">
            <text:p>509,914</text:p>
          </table:table-cell>
          <table:table-cell office:value-type="float" office:value="8.6168" calcext:value-type="float">
            <text:p>8,6168</text:p>
          </table:table-cell>
        </table:table-row>
        <table:table-row table:style-name="ro1">
          <table:table-cell office:value-type="float" office:value="510.913" calcext:value-type="float">
            <text:p>510,913</text:p>
          </table:table-cell>
          <table:table-cell office:value-type="float" office:value="8.5344" calcext:value-type="float">
            <text:p>8,5344</text:p>
          </table:table-cell>
        </table:table-row>
        <table:table-row table:style-name="ro1">
          <table:table-cell office:value-type="float" office:value="511.913" calcext:value-type="float">
            <text:p>511,913</text:p>
          </table:table-cell>
          <table:table-cell office:value-type="float" office:value="8.5261" calcext:value-type="float">
            <text:p>8,5261</text:p>
          </table:table-cell>
        </table:table-row>
        <table:table-row table:style-name="ro1">
          <table:table-cell office:value-type="float" office:value="512.913" calcext:value-type="float">
            <text:p>512,913</text:p>
          </table:table-cell>
          <table:table-cell office:value-type="float" office:value="8.5143" calcext:value-type="float">
            <text:p>8,5143</text:p>
          </table:table-cell>
        </table:table-row>
        <table:table-row table:style-name="ro1">
          <table:table-cell office:value-type="float" office:value="513.914" calcext:value-type="float">
            <text:p>513,914</text:p>
          </table:table-cell>
          <table:table-cell office:value-type="float" office:value="8.5555" calcext:value-type="float">
            <text:p>8,5555</text:p>
          </table:table-cell>
        </table:table-row>
        <table:table-row table:style-name="ro1">
          <table:table-cell office:value-type="float" office:value="514.913" calcext:value-type="float">
            <text:p>514,913</text:p>
          </table:table-cell>
          <table:table-cell office:value-type="float" office:value="8.5185" calcext:value-type="float">
            <text:p>8,5185</text:p>
          </table:table-cell>
        </table:table-row>
        <table:table-row table:style-name="ro1">
          <table:table-cell office:value-type="float" office:value="515.913" calcext:value-type="float">
            <text:p>515,913</text:p>
          </table:table-cell>
          <table:table-cell office:value-type="float" office:value="8.4847" calcext:value-type="float">
            <text:p>8,4847</text:p>
          </table:table-cell>
        </table:table-row>
        <table:table-row table:style-name="ro1">
          <table:table-cell office:value-type="float" office:value="516.914" calcext:value-type="float">
            <text:p>516,914</text:p>
          </table:table-cell>
          <table:table-cell office:value-type="float" office:value="8.5322" calcext:value-type="float">
            <text:p>8,5322</text:p>
          </table:table-cell>
        </table:table-row>
        <table:table-row table:style-name="ro1">
          <table:table-cell office:value-type="float" office:value="517.913" calcext:value-type="float">
            <text:p>517,913</text:p>
          </table:table-cell>
          <table:table-cell office:value-type="float" office:value="8.5698" calcext:value-type="float">
            <text:p>8,5698</text:p>
          </table:table-cell>
        </table:table-row>
        <table:table-row table:style-name="ro1">
          <table:table-cell office:value-type="float" office:value="518.913" calcext:value-type="float">
            <text:p>518,913</text:p>
          </table:table-cell>
          <table:table-cell office:value-type="float" office:value="8.515" calcext:value-type="float">
            <text:p>8,515</text:p>
          </table:table-cell>
        </table:table-row>
        <table:table-row table:style-name="ro1">
          <table:table-cell office:value-type="float" office:value="519.913" calcext:value-type="float">
            <text:p>519,913</text:p>
          </table:table-cell>
          <table:table-cell office:value-type="float" office:value="8.4859" calcext:value-type="float">
            <text:p>8,4859</text:p>
          </table:table-cell>
        </table:table-row>
        <table:table-row table:style-name="ro1">
          <table:table-cell office:value-type="float" office:value="520.913" calcext:value-type="float">
            <text:p>520,913</text:p>
          </table:table-cell>
          <table:table-cell office:value-type="float" office:value="8.5184" calcext:value-type="float">
            <text:p>8,5184</text:p>
          </table:table-cell>
        </table:table-row>
        <table:table-row table:style-name="ro1">
          <table:table-cell office:value-type="float" office:value="521.913" calcext:value-type="float">
            <text:p>521,913</text:p>
          </table:table-cell>
          <table:table-cell office:value-type="float" office:value="8.4771" calcext:value-type="float">
            <text:p>8,4771</text:p>
          </table:table-cell>
        </table:table-row>
        <table:table-row table:style-name="ro1">
          <table:table-cell office:value-type="float" office:value="522.914" calcext:value-type="float">
            <text:p>522,914</text:p>
          </table:table-cell>
          <table:table-cell office:value-type="float" office:value="8.5341" calcext:value-type="float">
            <text:p>8,5341</text:p>
          </table:table-cell>
        </table:table-row>
        <table:table-row table:style-name="ro1">
          <table:table-cell office:value-type="float" office:value="523.913" calcext:value-type="float">
            <text:p>523,913</text:p>
          </table:table-cell>
          <table:table-cell office:value-type="float" office:value="8.5058" calcext:value-type="float">
            <text:p>8,5058</text:p>
          </table:table-cell>
        </table:table-row>
        <table:table-row table:style-name="ro1">
          <table:table-cell office:value-type="float" office:value="524.913" calcext:value-type="float">
            <text:p>524,913</text:p>
          </table:table-cell>
          <table:table-cell office:value-type="float" office:value="8.4619" calcext:value-type="float">
            <text:p>8,4619</text:p>
          </table:table-cell>
        </table:table-row>
        <table:table-row table:style-name="ro1">
          <table:table-cell office:value-type="float" office:value="525.913" calcext:value-type="float">
            <text:p>525,913</text:p>
          </table:table-cell>
          <table:table-cell office:value-type="float" office:value="8.4384" calcext:value-type="float">
            <text:p>8,4384</text:p>
          </table:table-cell>
        </table:table-row>
        <table:table-row table:style-name="ro1">
          <table:table-cell office:value-type="float" office:value="526.914" calcext:value-type="float">
            <text:p>526,914</text:p>
          </table:table-cell>
          <table:table-cell office:value-type="float" office:value="8.4036" calcext:value-type="float">
            <text:p>8,4036</text:p>
          </table:table-cell>
        </table:table-row>
        <table:table-row table:style-name="ro1">
          <table:table-cell office:value-type="float" office:value="527.913" calcext:value-type="float">
            <text:p>527,913</text:p>
          </table:table-cell>
          <table:table-cell office:value-type="float" office:value="8.3494" calcext:value-type="float">
            <text:p>8,3494</text:p>
          </table:table-cell>
        </table:table-row>
        <table:table-row table:style-name="ro1">
          <table:table-cell office:value-type="float" office:value="528.913" calcext:value-type="float">
            <text:p>528,913</text:p>
          </table:table-cell>
          <table:table-cell office:value-type="float" office:value="8.2984" calcext:value-type="float">
            <text:p>8,2984</text:p>
          </table:table-cell>
        </table:table-row>
        <table:table-row table:style-name="ro1">
          <table:table-cell office:value-type="float" office:value="529.913" calcext:value-type="float">
            <text:p>529,913</text:p>
          </table:table-cell>
          <table:table-cell office:value-type="float" office:value="8.3332" calcext:value-type="float">
            <text:p>8,3332</text:p>
          </table:table-cell>
        </table:table-row>
        <table:table-row table:style-name="ro1">
          <table:table-cell office:value-type="float" office:value="530.913" calcext:value-type="float">
            <text:p>530,913</text:p>
          </table:table-cell>
          <table:table-cell office:value-type="float" office:value="8.2743" calcext:value-type="float">
            <text:p>8,2743</text:p>
          </table:table-cell>
        </table:table-row>
        <table:table-row table:style-name="ro1">
          <table:table-cell office:value-type="float" office:value="531.913" calcext:value-type="float">
            <text:p>531,913</text:p>
          </table:table-cell>
          <table:table-cell office:value-type="float" office:value="8.3393" calcext:value-type="float">
            <text:p>8,3393</text:p>
          </table:table-cell>
        </table:table-row>
        <table:table-row table:style-name="ro1">
          <table:table-cell office:value-type="float" office:value="532.914" calcext:value-type="float">
            <text:p>532,914</text:p>
          </table:table-cell>
          <table:table-cell office:value-type="float" office:value="8.3445" calcext:value-type="float">
            <text:p>8,3445</text:p>
          </table:table-cell>
        </table:table-row>
        <table:table-row table:style-name="ro1">
          <table:table-cell office:value-type="float" office:value="533.913" calcext:value-type="float">
            <text:p>533,913</text:p>
          </table:table-cell>
          <table:table-cell office:value-type="float" office:value="8.3071" calcext:value-type="float">
            <text:p>8,3071</text:p>
          </table:table-cell>
        </table:table-row>
        <table:table-row table:style-name="ro1">
          <table:table-cell office:value-type="float" office:value="534.913" calcext:value-type="float">
            <text:p>534,913</text:p>
          </table:table-cell>
          <table:table-cell office:value-type="float" office:value="8.3343" calcext:value-type="float">
            <text:p>8,3343</text:p>
          </table:table-cell>
        </table:table-row>
        <table:table-row table:style-name="ro1">
          <table:table-cell office:value-type="float" office:value="535.913" calcext:value-type="float">
            <text:p>535,913</text:p>
          </table:table-cell>
          <table:table-cell office:value-type="float" office:value="8.3238" calcext:value-type="float">
            <text:p>8,3238</text:p>
          </table:table-cell>
        </table:table-row>
        <table:table-row table:style-name="ro1">
          <table:table-cell office:value-type="float" office:value="536.913" calcext:value-type="float">
            <text:p>536,913</text:p>
          </table:table-cell>
          <table:table-cell office:value-type="float" office:value="8.3503" calcext:value-type="float">
            <text:p>8,3503</text:p>
          </table:table-cell>
        </table:table-row>
        <table:table-row table:style-name="ro1">
          <table:table-cell office:value-type="float" office:value="537.913" calcext:value-type="float">
            <text:p>537,913</text:p>
          </table:table-cell>
          <table:table-cell office:value-type="float" office:value="8.3274" calcext:value-type="float">
            <text:p>8,3274</text:p>
          </table:table-cell>
        </table:table-row>
        <table:table-row table:style-name="ro1">
          <table:table-cell office:value-type="float" office:value="538.914" calcext:value-type="float">
            <text:p>538,914</text:p>
          </table:table-cell>
          <table:table-cell office:value-type="float" office:value="8.3183" calcext:value-type="float">
            <text:p>8,3183</text:p>
          </table:table-cell>
        </table:table-row>
        <table:table-row table:style-name="ro1">
          <table:table-cell office:value-type="float" office:value="539.914" calcext:value-type="float">
            <text:p>539,914</text:p>
          </table:table-cell>
          <table:table-cell office:value-type="float" office:value="8.2884" calcext:value-type="float">
            <text:p>8,2884</text:p>
          </table:table-cell>
        </table:table-row>
        <table:table-row table:style-name="ro1">
          <table:table-cell office:value-type="float" office:value="540.913" calcext:value-type="float">
            <text:p>540,913</text:p>
          </table:table-cell>
          <table:table-cell office:value-type="float" office:value="8.2693" calcext:value-type="float">
            <text:p>8,2693</text:p>
          </table:table-cell>
        </table:table-row>
        <table:table-row table:style-name="ro1">
          <table:table-cell office:value-type="float" office:value="541.913" calcext:value-type="float">
            <text:p>541,913</text:p>
          </table:table-cell>
          <table:table-cell office:value-type="float" office:value="8.2864" calcext:value-type="float">
            <text:p>8,2864</text:p>
          </table:table-cell>
        </table:table-row>
        <table:table-row table:style-name="ro1">
          <table:table-cell office:value-type="float" office:value="542.913" calcext:value-type="float">
            <text:p>542,913</text:p>
          </table:table-cell>
          <table:table-cell office:value-type="float" office:value="8.2846" calcext:value-type="float">
            <text:p>8,2846</text:p>
          </table:table-cell>
        </table:table-row>
        <table:table-row table:style-name="ro1">
          <table:table-cell office:value-type="float" office:value="543.913" calcext:value-type="float">
            <text:p>543,913</text:p>
          </table:table-cell>
          <table:table-cell office:value-type="float" office:value="8.2948" calcext:value-type="float">
            <text:p>8,2948</text:p>
          </table:table-cell>
        </table:table-row>
        <table:table-row table:style-name="ro1">
          <table:table-cell office:value-type="float" office:value="544.913" calcext:value-type="float">
            <text:p>544,913</text:p>
          </table:table-cell>
          <table:table-cell office:value-type="float" office:value="8.2988" calcext:value-type="float">
            <text:p>8,2988</text:p>
          </table:table-cell>
        </table:table-row>
        <table:table-row table:style-name="ro1">
          <table:table-cell office:value-type="float" office:value="545.913" calcext:value-type="float">
            <text:p>545,913</text:p>
          </table:table-cell>
          <table:table-cell office:value-type="float" office:value="8.3262" calcext:value-type="float">
            <text:p>8,3262</text:p>
          </table:table-cell>
        </table:table-row>
        <table:table-row table:style-name="ro1">
          <table:table-cell office:value-type="float" office:value="546.914" calcext:value-type="float">
            <text:p>546,914</text:p>
          </table:table-cell>
          <table:table-cell office:value-type="float" office:value="8.3335" calcext:value-type="float">
            <text:p>8,3335</text:p>
          </table:table-cell>
        </table:table-row>
        <table:table-row table:style-name="ro1">
          <table:table-cell office:value-type="float" office:value="547.914" calcext:value-type="float">
            <text:p>547,914</text:p>
          </table:table-cell>
          <table:table-cell office:value-type="float" office:value="8.3708" calcext:value-type="float">
            <text:p>8,3708</text:p>
          </table:table-cell>
        </table:table-row>
        <table:table-row table:style-name="ro1">
          <table:table-cell office:value-type="float" office:value="548.913" calcext:value-type="float">
            <text:p>548,913</text:p>
          </table:table-cell>
          <table:table-cell office:value-type="float" office:value="8.3159" calcext:value-type="float">
            <text:p>8,3159</text:p>
          </table:table-cell>
        </table:table-row>
        <table:table-row table:style-name="ro1">
          <table:table-cell office:value-type="float" office:value="549.914" calcext:value-type="float">
            <text:p>549,914</text:p>
          </table:table-cell>
          <table:table-cell office:value-type="float" office:value="8.2851" calcext:value-type="float">
            <text:p>8,2851</text:p>
          </table:table-cell>
        </table:table-row>
        <table:table-row table:style-name="ro1">
          <table:table-cell office:value-type="float" office:value="550.913" calcext:value-type="float">
            <text:p>550,913</text:p>
          </table:table-cell>
          <table:table-cell office:value-type="float" office:value="8.2724" calcext:value-type="float">
            <text:p>8,2724</text:p>
          </table:table-cell>
        </table:table-row>
        <table:table-row table:style-name="ro1">
          <table:table-cell office:value-type="float" office:value="551.913" calcext:value-type="float">
            <text:p>551,913</text:p>
          </table:table-cell>
          <table:table-cell office:value-type="float" office:value="8.2355" calcext:value-type="float">
            <text:p>8,2355</text:p>
          </table:table-cell>
        </table:table-row>
        <table:table-row table:style-name="ro1">
          <table:table-cell office:value-type="float" office:value="552.914" calcext:value-type="float">
            <text:p>552,914</text:p>
          </table:table-cell>
          <table:table-cell office:value-type="float" office:value="8.3182" calcext:value-type="float">
            <text:p>8,3182</text:p>
          </table:table-cell>
        </table:table-row>
        <table:table-row table:style-name="ro1">
          <table:table-cell office:value-type="float" office:value="553.913" calcext:value-type="float">
            <text:p>553,913</text:p>
          </table:table-cell>
          <table:table-cell office:value-type="float" office:value="8.3164" calcext:value-type="float">
            <text:p>8,3164</text:p>
          </table:table-cell>
        </table:table-row>
        <table:table-row table:style-name="ro1">
          <table:table-cell office:value-type="float" office:value="554.913" calcext:value-type="float">
            <text:p>554,913</text:p>
          </table:table-cell>
          <table:table-cell office:value-type="float" office:value="8.3352" calcext:value-type="float">
            <text:p>8,3352</text:p>
          </table:table-cell>
        </table:table-row>
        <table:table-row table:style-name="ro1">
          <table:table-cell office:value-type="float" office:value="555.914" calcext:value-type="float">
            <text:p>555,914</text:p>
          </table:table-cell>
          <table:table-cell office:value-type="float" office:value="8.3091" calcext:value-type="float">
            <text:p>8,3091</text:p>
          </table:table-cell>
        </table:table-row>
        <table:table-row table:style-name="ro1">
          <table:table-cell office:value-type="float" office:value="556.913" calcext:value-type="float">
            <text:p>556,913</text:p>
          </table:table-cell>
          <table:table-cell office:value-type="float" office:value="8.2892" calcext:value-type="float">
            <text:p>8,2892</text:p>
          </table:table-cell>
        </table:table-row>
        <table:table-row table:style-name="ro1">
          <table:table-cell office:value-type="float" office:value="557.913" calcext:value-type="float">
            <text:p>557,913</text:p>
          </table:table-cell>
          <table:table-cell office:value-type="float" office:value="8.2516" calcext:value-type="float">
            <text:p>8,2516</text:p>
          </table:table-cell>
        </table:table-row>
        <table:table-row table:style-name="ro1">
          <table:table-cell office:value-type="float" office:value="558.913" calcext:value-type="float">
            <text:p>558,913</text:p>
          </table:table-cell>
          <table:table-cell office:value-type="float" office:value="8.2658" calcext:value-type="float">
            <text:p>8,2658</text:p>
          </table:table-cell>
        </table:table-row>
        <table:table-row table:style-name="ro1">
          <table:table-cell office:value-type="float" office:value="559.913" calcext:value-type="float">
            <text:p>559,913</text:p>
          </table:table-cell>
          <table:table-cell office:value-type="float" office:value="8.2274" calcext:value-type="float">
            <text:p>8,2274</text:p>
          </table:table-cell>
        </table:table-row>
        <table:table-row table:style-name="ro1">
          <table:table-cell office:value-type="float" office:value="560.914" calcext:value-type="float">
            <text:p>560,914</text:p>
          </table:table-cell>
          <table:table-cell office:value-type="float" office:value="8.1892" calcext:value-type="float">
            <text:p>8,1892</text:p>
          </table:table-cell>
        </table:table-row>
        <table:table-row table:style-name="ro1">
          <table:table-cell office:value-type="float" office:value="561.913" calcext:value-type="float">
            <text:p>561,913</text:p>
          </table:table-cell>
          <table:table-cell office:value-type="float" office:value="8.1863" calcext:value-type="float">
            <text:p>8,1863</text:p>
          </table:table-cell>
        </table:table-row>
        <table:table-row table:style-name="ro1">
          <table:table-cell office:value-type="float" office:value="562.913" calcext:value-type="float">
            <text:p>562,913</text:p>
          </table:table-cell>
          <table:table-cell office:value-type="float" office:value="8.1823" calcext:value-type="float">
            <text:p>8,1823</text:p>
          </table:table-cell>
        </table:table-row>
        <table:table-row table:style-name="ro1">
          <table:table-cell office:value-type="float" office:value="563.913" calcext:value-type="float">
            <text:p>563,913</text:p>
          </table:table-cell>
          <table:table-cell office:value-type="float" office:value="8.2199" calcext:value-type="float">
            <text:p>8,2199</text:p>
          </table:table-cell>
        </table:table-row>
        <table:table-row table:style-name="ro1">
          <table:table-cell office:value-type="float" office:value="564.914" calcext:value-type="float">
            <text:p>564,914</text:p>
          </table:table-cell>
          <table:table-cell office:value-type="float" office:value="8.2149" calcext:value-type="float">
            <text:p>8,2149</text:p>
          </table:table-cell>
        </table:table-row>
        <table:table-row table:style-name="ro1">
          <table:table-cell office:value-type="float" office:value="565.913" calcext:value-type="float">
            <text:p>565,913</text:p>
          </table:table-cell>
          <table:table-cell office:value-type="float" office:value="8.1954" calcext:value-type="float">
            <text:p>8,1954</text:p>
          </table:table-cell>
        </table:table-row>
        <table:table-row table:style-name="ro1">
          <table:table-cell office:value-type="float" office:value="566.913" calcext:value-type="float">
            <text:p>566,913</text:p>
          </table:table-cell>
          <table:table-cell office:value-type="float" office:value="8.1871" calcext:value-type="float">
            <text:p>8,1871</text:p>
          </table:table-cell>
        </table:table-row>
        <table:table-row table:style-name="ro1">
          <table:table-cell office:value-type="float" office:value="567.913" calcext:value-type="float">
            <text:p>567,913</text:p>
          </table:table-cell>
          <table:table-cell office:value-type="float" office:value="8.1812" calcext:value-type="float">
            <text:p>8,1812</text:p>
          </table:table-cell>
        </table:table-row>
        <table:table-row table:style-name="ro1">
          <table:table-cell office:value-type="float" office:value="568.913" calcext:value-type="float">
            <text:p>568,913</text:p>
          </table:table-cell>
          <table:table-cell office:value-type="float" office:value="8.1261" calcext:value-type="float">
            <text:p>8,1261</text:p>
          </table:table-cell>
        </table:table-row>
        <table:table-row table:style-name="ro1">
          <table:table-cell office:value-type="float" office:value="569.914" calcext:value-type="float">
            <text:p>569,914</text:p>
          </table:table-cell>
          <table:table-cell office:value-type="float" office:value="8.1195" calcext:value-type="float">
            <text:p>8,1195</text:p>
          </table:table-cell>
        </table:table-row>
        <table:table-row table:style-name="ro1">
          <table:table-cell office:value-type="float" office:value="570.913" calcext:value-type="float">
            <text:p>570,913</text:p>
          </table:table-cell>
          <table:table-cell office:value-type="float" office:value="8.1094" calcext:value-type="float">
            <text:p>8,1094</text:p>
          </table:table-cell>
        </table:table-row>
        <table:table-row table:style-name="ro1">
          <table:table-cell office:value-type="float" office:value="571.913" calcext:value-type="float">
            <text:p>571,913</text:p>
          </table:table-cell>
          <table:table-cell office:value-type="float" office:value="8.0295" calcext:value-type="float">
            <text:p>8,0295</text:p>
          </table:table-cell>
        </table:table-row>
        <table:table-row table:style-name="ro1">
          <table:table-cell office:value-type="float" office:value="572.913" calcext:value-type="float">
            <text:p>572,913</text:p>
          </table:table-cell>
          <table:table-cell office:value-type="float" office:value="8.0597" calcext:value-type="float">
            <text:p>8,0597</text:p>
          </table:table-cell>
        </table:table-row>
        <table:table-row table:style-name="ro1">
          <table:table-cell office:value-type="float" office:value="573.913" calcext:value-type="float">
            <text:p>573,913</text:p>
          </table:table-cell>
          <table:table-cell office:value-type="float" office:value="8.1013" calcext:value-type="float">
            <text:p>8,1013</text:p>
          </table:table-cell>
        </table:table-row>
        <table:table-row table:style-name="ro1">
          <table:table-cell office:value-type="float" office:value="574.914" calcext:value-type="float">
            <text:p>574,914</text:p>
          </table:table-cell>
          <table:table-cell office:value-type="float" office:value="8.1289" calcext:value-type="float">
            <text:p>8,1289</text:p>
          </table:table-cell>
        </table:table-row>
        <table:table-row table:style-name="ro1">
          <table:table-cell office:value-type="float" office:value="575.913" calcext:value-type="float">
            <text:p>575,913</text:p>
          </table:table-cell>
          <table:table-cell office:value-type="float" office:value="8.0904" calcext:value-type="float">
            <text:p>8,0904</text:p>
          </table:table-cell>
        </table:table-row>
        <table:table-row table:style-name="ro1">
          <table:table-cell office:value-type="float" office:value="576.913" calcext:value-type="float">
            <text:p>576,913</text:p>
          </table:table-cell>
          <table:table-cell office:value-type="float" office:value="8.0901" calcext:value-type="float">
            <text:p>8,0901</text:p>
          </table:table-cell>
        </table:table-row>
        <table:table-row table:style-name="ro1">
          <table:table-cell office:value-type="float" office:value="577.913" calcext:value-type="float">
            <text:p>577,913</text:p>
          </table:table-cell>
          <table:table-cell office:value-type="float" office:value="8.1263" calcext:value-type="float">
            <text:p>8,1263</text:p>
          </table:table-cell>
        </table:table-row>
        <table:table-row table:style-name="ro1">
          <table:table-cell office:value-type="float" office:value="578.913" calcext:value-type="float">
            <text:p>578,913</text:p>
          </table:table-cell>
          <table:table-cell office:value-type="float" office:value="8.1883" calcext:value-type="float">
            <text:p>8,1883</text:p>
          </table:table-cell>
        </table:table-row>
        <table:table-row table:style-name="ro1">
          <table:table-cell office:value-type="float" office:value="579.913" calcext:value-type="float">
            <text:p>579,913</text:p>
          </table:table-cell>
          <table:table-cell office:value-type="float" office:value="8.1422" calcext:value-type="float">
            <text:p>8,1422</text:p>
          </table:table-cell>
        </table:table-row>
        <table:table-row table:style-name="ro1">
          <table:table-cell office:value-type="float" office:value="580.913" calcext:value-type="float">
            <text:p>580,913</text:p>
          </table:table-cell>
          <table:table-cell office:value-type="float" office:value="8.1208" calcext:value-type="float">
            <text:p>8,1208</text:p>
          </table:table-cell>
        </table:table-row>
        <table:table-row table:style-name="ro1">
          <table:table-cell office:value-type="float" office:value="581.914" calcext:value-type="float">
            <text:p>581,914</text:p>
          </table:table-cell>
          <table:table-cell office:value-type="float" office:value="8.0582" calcext:value-type="float">
            <text:p>8,0582</text:p>
          </table:table-cell>
        </table:table-row>
        <table:table-row table:style-name="ro1">
          <table:table-cell office:value-type="float" office:value="582.913" calcext:value-type="float">
            <text:p>582,913</text:p>
          </table:table-cell>
          <table:table-cell office:value-type="float" office:value="8.0389" calcext:value-type="float">
            <text:p>8,0389</text:p>
          </table:table-cell>
        </table:table-row>
        <table:table-row table:style-name="ro1">
          <table:table-cell office:value-type="float" office:value="583.913" calcext:value-type="float">
            <text:p>583,913</text:p>
          </table:table-cell>
          <table:table-cell office:value-type="float" office:value="8.0013" calcext:value-type="float">
            <text:p>8,0013</text:p>
          </table:table-cell>
        </table:table-row>
        <table:table-row table:style-name="ro1">
          <table:table-cell office:value-type="float" office:value="584.913" calcext:value-type="float">
            <text:p>584,913</text:p>
          </table:table-cell>
          <table:table-cell office:value-type="float" office:value="7.9814" calcext:value-type="float">
            <text:p>7,9814</text:p>
          </table:table-cell>
        </table:table-row>
        <table:table-row table:style-name="ro1">
          <table:table-cell office:value-type="float" office:value="585.914" calcext:value-type="float">
            <text:p>585,914</text:p>
          </table:table-cell>
          <table:table-cell office:value-type="float" office:value="7.9827" calcext:value-type="float">
            <text:p>7,9827</text:p>
          </table:table-cell>
        </table:table-row>
        <table:table-row table:style-name="ro1">
          <table:table-cell office:value-type="float" office:value="586.913" calcext:value-type="float">
            <text:p>586,913</text:p>
          </table:table-cell>
          <table:table-cell office:value-type="float" office:value="7.9824" calcext:value-type="float">
            <text:p>7,9824</text:p>
          </table:table-cell>
        </table:table-row>
        <table:table-row table:style-name="ro1">
          <table:table-cell office:value-type="float" office:value="587.913" calcext:value-type="float">
            <text:p>587,913</text:p>
          </table:table-cell>
          <table:table-cell office:value-type="float" office:value="7.9074" calcext:value-type="float">
            <text:p>7,9074</text:p>
          </table:table-cell>
        </table:table-row>
        <table:table-row table:style-name="ro1">
          <table:table-cell office:value-type="float" office:value="588.913" calcext:value-type="float">
            <text:p>588,913</text:p>
          </table:table-cell>
          <table:table-cell office:value-type="float" office:value="7.8571" calcext:value-type="float">
            <text:p>7,8571</text:p>
          </table:table-cell>
        </table:table-row>
        <table:table-row table:style-name="ro1">
          <table:table-cell office:value-type="float" office:value="589.914" calcext:value-type="float">
            <text:p>589,914</text:p>
          </table:table-cell>
          <table:table-cell office:value-type="float" office:value="7.8432" calcext:value-type="float">
            <text:p>7,8432</text:p>
          </table:table-cell>
        </table:table-row>
        <table:table-row table:style-name="ro1">
          <table:table-cell office:value-type="float" office:value="590.913" calcext:value-type="float">
            <text:p>590,913</text:p>
          </table:table-cell>
          <table:table-cell office:value-type="float" office:value="7.8595" calcext:value-type="float">
            <text:p>7,8595</text:p>
          </table:table-cell>
        </table:table-row>
        <table:table-row table:style-name="ro1">
          <table:table-cell office:value-type="float" office:value="591.913" calcext:value-type="float">
            <text:p>591,913</text:p>
          </table:table-cell>
          <table:table-cell office:value-type="float" office:value="7.875" calcext:value-type="float">
            <text:p>7,875</text:p>
          </table:table-cell>
        </table:table-row>
        <table:table-row table:style-name="ro1">
          <table:table-cell office:value-type="float" office:value="592.913" calcext:value-type="float">
            <text:p>592,913</text:p>
          </table:table-cell>
          <table:table-cell office:value-type="float" office:value="7.9443" calcext:value-type="float">
            <text:p>7,9443</text:p>
          </table:table-cell>
        </table:table-row>
        <table:table-row table:style-name="ro1">
          <table:table-cell office:value-type="float" office:value="593.914" calcext:value-type="float">
            <text:p>593,914</text:p>
          </table:table-cell>
          <table:table-cell office:value-type="float" office:value="7.8737" calcext:value-type="float">
            <text:p>7,8737</text:p>
          </table:table-cell>
        </table:table-row>
        <table:table-row table:style-name="ro1">
          <table:table-cell office:value-type="float" office:value="594.914" calcext:value-type="float">
            <text:p>594,914</text:p>
          </table:table-cell>
          <table:table-cell office:value-type="float" office:value="7.8517" calcext:value-type="float">
            <text:p>7,8517</text:p>
          </table:table-cell>
        </table:table-row>
        <table:table-row table:style-name="ro1">
          <table:table-cell office:value-type="float" office:value="595.913" calcext:value-type="float">
            <text:p>595,913</text:p>
          </table:table-cell>
          <table:table-cell office:value-type="float" office:value="7.8669" calcext:value-type="float">
            <text:p>7,8669</text:p>
          </table:table-cell>
        </table:table-row>
        <table:table-row table:style-name="ro1">
          <table:table-cell office:value-type="float" office:value="596.913" calcext:value-type="float">
            <text:p>596,913</text:p>
          </table:table-cell>
          <table:table-cell office:value-type="float" office:value="7.8647" calcext:value-type="float">
            <text:p>7,8647</text:p>
          </table:table-cell>
        </table:table-row>
        <table:table-row table:style-name="ro1">
          <table:table-cell office:value-type="float" office:value="597.913" calcext:value-type="float">
            <text:p>597,913</text:p>
          </table:table-cell>
          <table:table-cell office:value-type="float" office:value="7.8357" calcext:value-type="float">
            <text:p>7,8357</text:p>
          </table:table-cell>
        </table:table-row>
        <table:table-row table:style-name="ro1">
          <table:table-cell office:value-type="float" office:value="598.913" calcext:value-type="float">
            <text:p>598,913</text:p>
          </table:table-cell>
          <table:table-cell office:value-type="float" office:value="7.8281" calcext:value-type="float">
            <text:p>7,8281</text:p>
          </table:table-cell>
        </table:table-row>
        <table:table-row table:style-name="ro1">
          <table:table-cell office:value-type="float" office:value="599.913" calcext:value-type="float">
            <text:p>599,913</text:p>
          </table:table-cell>
          <table:table-cell office:value-type="float" office:value="7.8114" calcext:value-type="float">
            <text:p>7,8114</text:p>
          </table:table-cell>
        </table:table-row>
        <table:table-row table:style-name="ro1">
          <table:table-cell office:value-type="float" office:value="600.914" calcext:value-type="float">
            <text:p>600,914</text:p>
          </table:table-cell>
          <table:table-cell office:value-type="float" office:value="7.8065" calcext:value-type="float">
            <text:p>7,8065</text:p>
          </table:table-cell>
        </table:table-row>
        <table:table-row table:style-name="ro1">
          <table:table-cell office:value-type="float" office:value="601.913" calcext:value-type="float">
            <text:p>601,913</text:p>
          </table:table-cell>
          <table:table-cell office:value-type="float" office:value="7.7859" calcext:value-type="float">
            <text:p>7,7859</text:p>
          </table:table-cell>
        </table:table-row>
        <table:table-row table:style-name="ro1">
          <table:table-cell office:value-type="float" office:value="602.913" calcext:value-type="float">
            <text:p>602,913</text:p>
          </table:table-cell>
          <table:table-cell office:value-type="float" office:value="7.7922" calcext:value-type="float">
            <text:p>7,7922</text:p>
          </table:table-cell>
        </table:table-row>
        <table:table-row table:style-name="ro1">
          <table:table-cell office:value-type="float" office:value="603.913" calcext:value-type="float">
            <text:p>603,913</text:p>
          </table:table-cell>
          <table:table-cell office:value-type="float" office:value="7.8452" calcext:value-type="float">
            <text:p>7,8452</text:p>
          </table:table-cell>
        </table:table-row>
        <table:table-row table:style-name="ro1">
          <table:table-cell office:value-type="float" office:value="604.914" calcext:value-type="float">
            <text:p>604,914</text:p>
          </table:table-cell>
          <table:table-cell office:value-type="float" office:value="7.8163" calcext:value-type="float">
            <text:p>7,8163</text:p>
          </table:table-cell>
        </table:table-row>
        <table:table-row table:style-name="ro1">
          <table:table-cell office:value-type="float" office:value="605.913" calcext:value-type="float">
            <text:p>605,913</text:p>
          </table:table-cell>
          <table:table-cell office:value-type="float" office:value="7.8068" calcext:value-type="float">
            <text:p>7,8068</text:p>
          </table:table-cell>
        </table:table-row>
        <table:table-row table:style-name="ro1">
          <table:table-cell office:value-type="float" office:value="606.913" calcext:value-type="float">
            <text:p>606,913</text:p>
          </table:table-cell>
          <table:table-cell office:value-type="float" office:value="7.8041" calcext:value-type="float">
            <text:p>7,8041</text:p>
          </table:table-cell>
        </table:table-row>
        <table:table-row table:style-name="ro1">
          <table:table-cell office:value-type="float" office:value="607.913" calcext:value-type="float">
            <text:p>607,913</text:p>
          </table:table-cell>
          <table:table-cell office:value-type="float" office:value="7.7723" calcext:value-type="float">
            <text:p>7,7723</text:p>
          </table:table-cell>
        </table:table-row>
        <table:table-row table:style-name="ro1">
          <table:table-cell office:value-type="float" office:value="608.913" calcext:value-type="float">
            <text:p>608,913</text:p>
          </table:table-cell>
          <table:table-cell office:value-type="float" office:value="7.7781" calcext:value-type="float">
            <text:p>7,7781</text:p>
          </table:table-cell>
        </table:table-row>
        <table:table-row table:style-name="ro1">
          <table:table-cell office:value-type="float" office:value="609.914" calcext:value-type="float">
            <text:p>609,914</text:p>
          </table:table-cell>
          <table:table-cell office:value-type="float" office:value="7.7393" calcext:value-type="float">
            <text:p>7,7393</text:p>
          </table:table-cell>
        </table:table-row>
        <table:table-row table:style-name="ro1">
          <table:table-cell office:value-type="float" office:value="610.913" calcext:value-type="float">
            <text:p>610,913</text:p>
          </table:table-cell>
          <table:table-cell office:value-type="float" office:value="7.8053" calcext:value-type="float">
            <text:p>7,8053</text:p>
          </table:table-cell>
        </table:table-row>
        <table:table-row table:style-name="ro1">
          <table:table-cell office:value-type="float" office:value="611.913" calcext:value-type="float">
            <text:p>611,913</text:p>
          </table:table-cell>
          <table:table-cell office:value-type="float" office:value="7.7906" calcext:value-type="float">
            <text:p>7,7906</text:p>
          </table:table-cell>
        </table:table-row>
        <table:table-row table:style-name="ro1">
          <table:table-cell office:value-type="float" office:value="612.913" calcext:value-type="float">
            <text:p>612,913</text:p>
          </table:table-cell>
          <table:table-cell office:value-type="float" office:value="7.7452" calcext:value-type="float">
            <text:p>7,7452</text:p>
          </table:table-cell>
        </table:table-row>
        <table:table-row table:style-name="ro1">
          <table:table-cell office:value-type="float" office:value="613.913" calcext:value-type="float">
            <text:p>613,913</text:p>
          </table:table-cell>
          <table:table-cell office:value-type="float" office:value="7.7371" calcext:value-type="float">
            <text:p>7,7371</text:p>
          </table:table-cell>
        </table:table-row>
        <table:table-row table:style-name="ro1">
          <table:table-cell office:value-type="float" office:value="614.913" calcext:value-type="float">
            <text:p>614,913</text:p>
          </table:table-cell>
          <table:table-cell office:value-type="float" office:value="7.7503" calcext:value-type="float">
            <text:p>7,7503</text:p>
          </table:table-cell>
        </table:table-row>
        <table:table-row table:style-name="ro1">
          <table:table-cell office:value-type="float" office:value="615.914" calcext:value-type="float">
            <text:p>615,914</text:p>
          </table:table-cell>
          <table:table-cell office:value-type="float" office:value="7.8042" calcext:value-type="float">
            <text:p>7,8042</text:p>
          </table:table-cell>
        </table:table-row>
        <table:table-row table:style-name="ro1">
          <table:table-cell office:value-type="float" office:value="616.913" calcext:value-type="float">
            <text:p>616,913</text:p>
          </table:table-cell>
          <table:table-cell office:value-type="float" office:value="7.7727" calcext:value-type="float">
            <text:p>7,7727</text:p>
          </table:table-cell>
        </table:table-row>
        <table:table-row table:style-name="ro1">
          <table:table-cell office:value-type="float" office:value="617.913" calcext:value-type="float">
            <text:p>617,913</text:p>
          </table:table-cell>
          <table:table-cell office:value-type="float" office:value="7.7298" calcext:value-type="float">
            <text:p>7,7298</text:p>
          </table:table-cell>
        </table:table-row>
        <table:table-row table:style-name="ro1">
          <table:table-cell office:value-type="float" office:value="618.914" calcext:value-type="float">
            <text:p>618,914</text:p>
          </table:table-cell>
          <table:table-cell office:value-type="float" office:value="7.7303" calcext:value-type="float">
            <text:p>7,7303</text:p>
          </table:table-cell>
        </table:table-row>
        <table:table-row table:style-name="ro1">
          <table:table-cell office:value-type="float" office:value="619.913" calcext:value-type="float">
            <text:p>619,913</text:p>
          </table:table-cell>
          <table:table-cell office:value-type="float" office:value="7.6976" calcext:value-type="float">
            <text:p>7,6976</text:p>
          </table:table-cell>
        </table:table-row>
        <table:table-row table:style-name="ro1">
          <table:table-cell office:value-type="float" office:value="620.913" calcext:value-type="float">
            <text:p>620,913</text:p>
          </table:table-cell>
          <table:table-cell office:value-type="float" office:value="7.6868" calcext:value-type="float">
            <text:p>7,6868</text:p>
          </table:table-cell>
        </table:table-row>
        <table:table-row table:style-name="ro1">
          <table:table-cell office:value-type="float" office:value="621.913" calcext:value-type="float">
            <text:p>621,913</text:p>
          </table:table-cell>
          <table:table-cell office:value-type="float" office:value="7.6493" calcext:value-type="float">
            <text:p>7,6493</text:p>
          </table:table-cell>
        </table:table-row>
        <table:table-row table:style-name="ro1">
          <table:table-cell office:value-type="float" office:value="622.913" calcext:value-type="float">
            <text:p>622,913</text:p>
          </table:table-cell>
          <table:table-cell office:value-type="float" office:value="7.6465" calcext:value-type="float">
            <text:p>7,6465</text:p>
          </table:table-cell>
        </table:table-row>
        <table:table-row table:style-name="ro1">
          <table:table-cell office:value-type="float" office:value="623.914" calcext:value-type="float">
            <text:p>623,914</text:p>
          </table:table-cell>
          <table:table-cell office:value-type="float" office:value="7.6802" calcext:value-type="float">
            <text:p>7,6802</text:p>
          </table:table-cell>
        </table:table-row>
        <table:table-row table:style-name="ro1">
          <table:table-cell office:value-type="float" office:value="624.913" calcext:value-type="float">
            <text:p>624,913</text:p>
          </table:table-cell>
          <table:table-cell office:value-type="float" office:value="7.6403" calcext:value-type="float">
            <text:p>7,6403</text:p>
          </table:table-cell>
        </table:table-row>
        <table:table-row table:style-name="ro1">
          <table:table-cell office:value-type="float" office:value="625.913" calcext:value-type="float">
            <text:p>625,913</text:p>
          </table:table-cell>
          <table:table-cell office:value-type="float" office:value="7.6407" calcext:value-type="float">
            <text:p>7,6407</text:p>
          </table:table-cell>
        </table:table-row>
        <table:table-row table:style-name="ro1">
          <table:table-cell office:value-type="float" office:value="626.914" calcext:value-type="float">
            <text:p>626,914</text:p>
          </table:table-cell>
          <table:table-cell office:value-type="float" office:value="7.5754" calcext:value-type="float">
            <text:p>7,5754</text:p>
          </table:table-cell>
        </table:table-row>
        <table:table-row table:style-name="ro1">
          <table:table-cell office:value-type="float" office:value="627.913" calcext:value-type="float">
            <text:p>627,913</text:p>
          </table:table-cell>
          <table:table-cell office:value-type="float" office:value="7.6024" calcext:value-type="float">
            <text:p>7,6024</text:p>
          </table:table-cell>
        </table:table-row>
        <table:table-row table:style-name="ro1">
          <table:table-cell office:value-type="float" office:value="628.913" calcext:value-type="float">
            <text:p>628,913</text:p>
          </table:table-cell>
          <table:table-cell office:value-type="float" office:value="7.5464" calcext:value-type="float">
            <text:p>7,5464</text:p>
          </table:table-cell>
        </table:table-row>
        <table:table-row table:style-name="ro1">
          <table:table-cell office:value-type="float" office:value="629.914" calcext:value-type="float">
            <text:p>629,914</text:p>
          </table:table-cell>
          <table:table-cell office:value-type="float" office:value="7.4933" calcext:value-type="float">
            <text:p>7,4933</text:p>
          </table:table-cell>
        </table:table-row>
        <table:table-row table:style-name="ro1">
          <table:table-cell office:value-type="float" office:value="630.913" calcext:value-type="float">
            <text:p>630,913</text:p>
          </table:table-cell>
          <table:table-cell office:value-type="float" office:value="7.4641" calcext:value-type="float">
            <text:p>7,4641</text:p>
          </table:table-cell>
        </table:table-row>
        <table:table-row table:style-name="ro1">
          <table:table-cell office:value-type="float" office:value="631.914" calcext:value-type="float">
            <text:p>631,914</text:p>
          </table:table-cell>
          <table:table-cell office:value-type="float" office:value="7.5209" calcext:value-type="float">
            <text:p>7,5209</text:p>
          </table:table-cell>
        </table:table-row>
        <table:table-row table:style-name="ro1">
          <table:table-cell office:value-type="float" office:value="632.913" calcext:value-type="float">
            <text:p>632,913</text:p>
          </table:table-cell>
          <table:table-cell office:value-type="float" office:value="7.5316" calcext:value-type="float">
            <text:p>7,5316</text:p>
          </table:table-cell>
        </table:table-row>
        <table:table-row table:style-name="ro1">
          <table:table-cell office:value-type="float" office:value="633.913" calcext:value-type="float">
            <text:p>633,913</text:p>
          </table:table-cell>
          <table:table-cell office:value-type="float" office:value="7.5636" calcext:value-type="float">
            <text:p>7,5636</text:p>
          </table:table-cell>
        </table:table-row>
        <table:table-row table:style-name="ro1">
          <table:table-cell office:value-type="float" office:value="634.913" calcext:value-type="float">
            <text:p>634,913</text:p>
          </table:table-cell>
          <table:table-cell office:value-type="float" office:value="7.5967" calcext:value-type="float">
            <text:p>7,5967</text:p>
          </table:table-cell>
        </table:table-row>
        <table:table-row table:style-name="ro1">
          <table:table-cell office:value-type="float" office:value="635.913" calcext:value-type="float">
            <text:p>635,913</text:p>
          </table:table-cell>
          <table:table-cell office:value-type="float" office:value="7.5183" calcext:value-type="float">
            <text:p>7,5183</text:p>
          </table:table-cell>
        </table:table-row>
        <table:table-row table:style-name="ro1">
          <table:table-cell office:value-type="float" office:value="636.914" calcext:value-type="float">
            <text:p>636,914</text:p>
          </table:table-cell>
          <table:table-cell office:value-type="float" office:value="7.5457" calcext:value-type="float">
            <text:p>7,5457</text:p>
          </table:table-cell>
        </table:table-row>
        <table:table-row table:style-name="ro1">
          <table:table-cell office:value-type="float" office:value="637.913" calcext:value-type="float">
            <text:p>637,913</text:p>
          </table:table-cell>
          <table:table-cell office:value-type="float" office:value="7.5377" calcext:value-type="float">
            <text:p>7,5377</text:p>
          </table:table-cell>
        </table:table-row>
        <table:table-row table:style-name="ro1">
          <table:table-cell office:value-type="float" office:value="638.913" calcext:value-type="float">
            <text:p>638,913</text:p>
          </table:table-cell>
          <table:table-cell office:value-type="float" office:value="7.5131" calcext:value-type="float">
            <text:p>7,5131</text:p>
          </table:table-cell>
        </table:table-row>
        <table:table-row table:style-name="ro1">
          <table:table-cell office:value-type="float" office:value="639.914" calcext:value-type="float">
            <text:p>639,914</text:p>
          </table:table-cell>
          <table:table-cell office:value-type="float" office:value="7.4877" calcext:value-type="float">
            <text:p>7,4877</text:p>
          </table:table-cell>
        </table:table-row>
        <table:table-row table:style-name="ro1">
          <table:table-cell office:value-type="float" office:value="640.913" calcext:value-type="float">
            <text:p>640,913</text:p>
          </table:table-cell>
          <table:table-cell office:value-type="float" office:value="7.3799" calcext:value-type="float">
            <text:p>7,3799</text:p>
          </table:table-cell>
        </table:table-row>
        <table:table-row table:style-name="ro1">
          <table:table-cell office:value-type="float" office:value="641.913" calcext:value-type="float">
            <text:p>641,913</text:p>
          </table:table-cell>
          <table:table-cell office:value-type="float" office:value="7.4068" calcext:value-type="float">
            <text:p>7,4068</text:p>
          </table:table-cell>
        </table:table-row>
        <table:table-row table:style-name="ro1">
          <table:table-cell office:value-type="float" office:value="642.913" calcext:value-type="float">
            <text:p>642,913</text:p>
          </table:table-cell>
          <table:table-cell office:value-type="float" office:value="7.4168" calcext:value-type="float">
            <text:p>7,4168</text:p>
          </table:table-cell>
        </table:table-row>
        <table:table-row table:style-name="ro1">
          <table:table-cell office:value-type="float" office:value="643.913" calcext:value-type="float">
            <text:p>643,913</text:p>
          </table:table-cell>
          <table:table-cell office:value-type="float" office:value="7.4654" calcext:value-type="float">
            <text:p>7,4654</text:p>
          </table:table-cell>
        </table:table-row>
        <table:table-row table:style-name="ro1">
          <table:table-cell office:value-type="float" office:value="644.913" calcext:value-type="float">
            <text:p>644,913</text:p>
          </table:table-cell>
          <table:table-cell office:value-type="float" office:value="7.5336" calcext:value-type="float">
            <text:p>7,5336</text:p>
          </table:table-cell>
        </table:table-row>
        <table:table-row table:style-name="ro1">
          <table:table-cell office:value-type="float" office:value="645.913" calcext:value-type="float">
            <text:p>645,913</text:p>
          </table:table-cell>
          <table:table-cell office:value-type="float" office:value="7.5434" calcext:value-type="float">
            <text:p>7,5434</text:p>
          </table:table-cell>
        </table:table-row>
        <table:table-row table:style-name="ro1">
          <table:table-cell office:value-type="float" office:value="646.913" calcext:value-type="float">
            <text:p>646,913</text:p>
          </table:table-cell>
          <table:table-cell office:value-type="float" office:value="7.5234" calcext:value-type="float">
            <text:p>7,5234</text:p>
          </table:table-cell>
        </table:table-row>
        <table:table-row table:style-name="ro1">
          <table:table-cell office:value-type="float" office:value="647.914" calcext:value-type="float">
            <text:p>647,914</text:p>
          </table:table-cell>
          <table:table-cell office:value-type="float" office:value="7.4401" calcext:value-type="float">
            <text:p>7,4401</text:p>
          </table:table-cell>
        </table:table-row>
        <table:table-row table:style-name="ro1">
          <table:table-cell office:value-type="float" office:value="648.913" calcext:value-type="float">
            <text:p>648,913</text:p>
          </table:table-cell>
          <table:table-cell office:value-type="float" office:value="7.3465" calcext:value-type="float">
            <text:p>7,3465</text:p>
          </table:table-cell>
        </table:table-row>
        <table:table-row table:style-name="ro1">
          <table:table-cell office:value-type="float" office:value="649.913" calcext:value-type="float">
            <text:p>649,913</text:p>
          </table:table-cell>
          <table:table-cell office:value-type="float" office:value="7.31" calcext:value-type="float">
            <text:p>7,31</text:p>
          </table:table-cell>
        </table:table-row>
        <table:table-row table:style-name="ro1">
          <table:table-cell office:value-type="float" office:value="650.914" calcext:value-type="float">
            <text:p>650,914</text:p>
          </table:table-cell>
          <table:table-cell office:value-type="float" office:value="7.31" calcext:value-type="float">
            <text:p>7,31</text:p>
          </table:table-cell>
        </table:table-row>
        <table:table-row table:style-name="ro1">
          <table:table-cell office:value-type="float" office:value="651.913" calcext:value-type="float">
            <text:p>651,913</text:p>
          </table:table-cell>
          <table:table-cell office:value-type="float" office:value="7.3055" calcext:value-type="float">
            <text:p>7,3055</text:p>
          </table:table-cell>
        </table:table-row>
        <table:table-row table:style-name="ro1">
          <table:table-cell office:value-type="float" office:value="652.913" calcext:value-type="float">
            <text:p>652,913</text:p>
          </table:table-cell>
          <table:table-cell office:value-type="float" office:value="7.3595" calcext:value-type="float">
            <text:p>7,3595</text:p>
          </table:table-cell>
        </table:table-row>
        <table:table-row table:style-name="ro1">
          <table:table-cell office:value-type="float" office:value="653.913" calcext:value-type="float">
            <text:p>653,913</text:p>
          </table:table-cell>
          <table:table-cell office:value-type="float" office:value="7.4193" calcext:value-type="float">
            <text:p>7,4193</text:p>
          </table:table-cell>
        </table:table-row>
        <table:table-row table:style-name="ro1">
          <table:table-cell office:value-type="float" office:value="654.913" calcext:value-type="float">
            <text:p>654,913</text:p>
          </table:table-cell>
          <table:table-cell office:value-type="float" office:value="7.4062" calcext:value-type="float">
            <text:p>7,4062</text:p>
          </table:table-cell>
        </table:table-row>
        <table:table-row table:style-name="ro1">
          <table:table-cell office:value-type="float" office:value="655.913" calcext:value-type="float">
            <text:p>655,913</text:p>
          </table:table-cell>
          <table:table-cell office:value-type="float" office:value="7.3978" calcext:value-type="float">
            <text:p>7,3978</text:p>
          </table:table-cell>
        </table:table-row>
        <table:table-row table:style-name="ro1">
          <table:table-cell office:value-type="float" office:value="656.913" calcext:value-type="float">
            <text:p>656,913</text:p>
          </table:table-cell>
          <table:table-cell office:value-type="float" office:value="7.4172" calcext:value-type="float">
            <text:p>7,4172</text:p>
          </table:table-cell>
        </table:table-row>
        <table:table-row table:style-name="ro1">
          <table:table-cell office:value-type="float" office:value="657.913" calcext:value-type="float">
            <text:p>657,913</text:p>
          </table:table-cell>
          <table:table-cell office:value-type="float" office:value="7.4712" calcext:value-type="float">
            <text:p>7,4712</text:p>
          </table:table-cell>
        </table:table-row>
        <table:table-row table:style-name="ro1">
          <table:table-cell office:value-type="float" office:value="658.913" calcext:value-type="float">
            <text:p>658,913</text:p>
          </table:table-cell>
          <table:table-cell office:value-type="float" office:value="7.4751" calcext:value-type="float">
            <text:p>7,4751</text:p>
          </table:table-cell>
        </table:table-row>
        <table:table-row table:style-name="ro1">
          <table:table-cell office:value-type="float" office:value="659.913" calcext:value-type="float">
            <text:p>659,913</text:p>
          </table:table-cell>
          <table:table-cell office:value-type="float" office:value="7.4532" calcext:value-type="float">
            <text:p>7,4532</text:p>
          </table:table-cell>
        </table:table-row>
        <table:table-row table:style-name="ro1">
          <table:table-cell office:value-type="float" office:value="660.914" calcext:value-type="float">
            <text:p>660,914</text:p>
          </table:table-cell>
          <table:table-cell office:value-type="float" office:value="7.4328" calcext:value-type="float">
            <text:p>7,4328</text:p>
          </table:table-cell>
        </table:table-row>
        <table:table-row table:style-name="ro1">
          <table:table-cell office:value-type="float" office:value="661.913" calcext:value-type="float">
            <text:p>661,913</text:p>
          </table:table-cell>
          <table:table-cell office:value-type="float" office:value="7.392" calcext:value-type="float">
            <text:p>7,392</text:p>
          </table:table-cell>
        </table:table-row>
        <table:table-row table:style-name="ro1">
          <table:table-cell office:value-type="float" office:value="662.913" calcext:value-type="float">
            <text:p>662,913</text:p>
          </table:table-cell>
          <table:table-cell office:value-type="float" office:value="7.4054" calcext:value-type="float">
            <text:p>7,4054</text:p>
          </table:table-cell>
        </table:table-row>
        <table:table-row table:style-name="ro1">
          <table:table-cell office:value-type="float" office:value="663.914" calcext:value-type="float">
            <text:p>663,914</text:p>
          </table:table-cell>
          <table:table-cell office:value-type="float" office:value="7.4131" calcext:value-type="float">
            <text:p>7,4131</text:p>
          </table:table-cell>
        </table:table-row>
        <table:table-row table:style-name="ro1">
          <table:table-cell office:value-type="float" office:value="664.913" calcext:value-type="float">
            <text:p>664,913</text:p>
          </table:table-cell>
          <table:table-cell office:value-type="float" office:value="7.4114" calcext:value-type="float">
            <text:p>7,4114</text:p>
          </table:table-cell>
        </table:table-row>
        <table:table-row table:style-name="ro1">
          <table:table-cell office:value-type="float" office:value="665.913" calcext:value-type="float">
            <text:p>665,913</text:p>
          </table:table-cell>
          <table:table-cell office:value-type="float" office:value="7.4568" calcext:value-type="float">
            <text:p>7,4568</text:p>
          </table:table-cell>
        </table:table-row>
        <table:table-row table:style-name="ro1">
          <table:table-cell office:value-type="float" office:value="666.913" calcext:value-type="float">
            <text:p>666,913</text:p>
          </table:table-cell>
          <table:table-cell office:value-type="float" office:value="7.4008" calcext:value-type="float">
            <text:p>7,4008</text:p>
          </table:table-cell>
        </table:table-row>
        <table:table-row table:style-name="ro1">
          <table:table-cell office:value-type="float" office:value="667.914" calcext:value-type="float">
            <text:p>667,914</text:p>
          </table:table-cell>
          <table:table-cell office:value-type="float" office:value="7.2964" calcext:value-type="float">
            <text:p>7,2964</text:p>
          </table:table-cell>
        </table:table-row>
        <table:table-row table:style-name="ro1">
          <table:table-cell office:value-type="float" office:value="668.913" calcext:value-type="float">
            <text:p>668,913</text:p>
          </table:table-cell>
          <table:table-cell office:value-type="float" office:value="7.1711" calcext:value-type="float">
            <text:p>7,1711</text:p>
          </table:table-cell>
        </table:table-row>
        <table:table-row table:style-name="ro1">
          <table:table-cell office:value-type="float" office:value="669.913" calcext:value-type="float">
            <text:p>669,913</text:p>
          </table:table-cell>
          <table:table-cell office:value-type="float" office:value="7.1964" calcext:value-type="float">
            <text:p>7,1964</text:p>
          </table:table-cell>
        </table:table-row>
        <table:table-row table:style-name="ro1">
          <table:table-cell office:value-type="float" office:value="670.913" calcext:value-type="float">
            <text:p>670,913</text:p>
          </table:table-cell>
          <table:table-cell office:value-type="float" office:value="7.273" calcext:value-type="float">
            <text:p>7,273</text:p>
          </table:table-cell>
        </table:table-row>
        <table:table-row table:style-name="ro1">
          <table:table-cell office:value-type="float" office:value="671.913" calcext:value-type="float">
            <text:p>671,913</text:p>
          </table:table-cell>
          <table:table-cell office:value-type="float" office:value="7.3063" calcext:value-type="float">
            <text:p>7,3063</text:p>
          </table:table-cell>
        </table:table-row>
        <table:table-row table:style-name="ro1">
          <table:table-cell office:value-type="float" office:value="672.913" calcext:value-type="float">
            <text:p>672,913</text:p>
          </table:table-cell>
          <table:table-cell office:value-type="float" office:value="7.2779" calcext:value-type="float">
            <text:p>7,2779</text:p>
          </table:table-cell>
        </table:table-row>
        <table:table-row table:style-name="ro1">
          <table:table-cell office:value-type="float" office:value="673.913" calcext:value-type="float">
            <text:p>673,913</text:p>
          </table:table-cell>
          <table:table-cell office:value-type="float" office:value="7.2615" calcext:value-type="float">
            <text:p>7,2615</text:p>
          </table:table-cell>
        </table:table-row>
        <table:table-row table:style-name="ro1">
          <table:table-cell office:value-type="float" office:value="674.914" calcext:value-type="float">
            <text:p>674,914</text:p>
          </table:table-cell>
          <table:table-cell office:value-type="float" office:value="7.249" calcext:value-type="float">
            <text:p>7,249</text:p>
          </table:table-cell>
        </table:table-row>
        <table:table-row table:style-name="ro1">
          <table:table-cell office:value-type="float" office:value="675.913" calcext:value-type="float">
            <text:p>675,913</text:p>
          </table:table-cell>
          <table:table-cell office:value-type="float" office:value="7.3219" calcext:value-type="float">
            <text:p>7,3219</text:p>
          </table:table-cell>
        </table:table-row>
        <table:table-row table:style-name="ro1">
          <table:table-cell office:value-type="float" office:value="676.913" calcext:value-type="float">
            <text:p>676,913</text:p>
          </table:table-cell>
          <table:table-cell office:value-type="float" office:value="7.348" calcext:value-type="float">
            <text:p>7,348</text:p>
          </table:table-cell>
        </table:table-row>
        <table:table-row table:style-name="ro1">
          <table:table-cell office:value-type="float" office:value="677.914" calcext:value-type="float">
            <text:p>677,914</text:p>
          </table:table-cell>
          <table:table-cell office:value-type="float" office:value="7.3534" calcext:value-type="float">
            <text:p>7,3534</text:p>
          </table:table-cell>
        </table:table-row>
        <table:table-row table:style-name="ro1">
          <table:table-cell office:value-type="float" office:value="678.913" calcext:value-type="float">
            <text:p>678,913</text:p>
          </table:table-cell>
          <table:table-cell office:value-type="float" office:value="7.3247" calcext:value-type="float">
            <text:p>7,3247</text:p>
          </table:table-cell>
        </table:table-row>
        <table:table-row table:style-name="ro1">
          <table:table-cell office:value-type="float" office:value="679.913" calcext:value-type="float">
            <text:p>679,913</text:p>
          </table:table-cell>
          <table:table-cell office:value-type="float" office:value="7.3178" calcext:value-type="float">
            <text:p>7,3178</text:p>
          </table:table-cell>
        </table:table-row>
        <table:table-row table:style-name="ro1">
          <table:table-cell office:value-type="float" office:value="680.914" calcext:value-type="float">
            <text:p>680,914</text:p>
          </table:table-cell>
          <table:table-cell office:value-type="float" office:value="7.2607" calcext:value-type="float">
            <text:p>7,2607</text:p>
          </table:table-cell>
        </table:table-row>
        <table:table-row table:style-name="ro1">
          <table:table-cell office:value-type="float" office:value="681.913" calcext:value-type="float">
            <text:p>681,913</text:p>
          </table:table-cell>
          <table:table-cell office:value-type="float" office:value="7.2793" calcext:value-type="float">
            <text:p>7,2793</text:p>
          </table:table-cell>
        </table:table-row>
        <table:table-row table:style-name="ro1">
          <table:table-cell office:value-type="float" office:value="682.913" calcext:value-type="float">
            <text:p>682,913</text:p>
          </table:table-cell>
          <table:table-cell office:value-type="float" office:value="7.3022" calcext:value-type="float">
            <text:p>7,3022</text:p>
          </table:table-cell>
        </table:table-row>
        <table:table-row table:style-name="ro1">
          <table:table-cell office:value-type="float" office:value="683.914" calcext:value-type="float">
            <text:p>683,914</text:p>
          </table:table-cell>
          <table:table-cell office:value-type="float" office:value="7.2913" calcext:value-type="float">
            <text:p>7,2913</text:p>
          </table:table-cell>
        </table:table-row>
        <table:table-row table:style-name="ro1">
          <table:table-cell office:value-type="float" office:value="684.913" calcext:value-type="float">
            <text:p>684,913</text:p>
          </table:table-cell>
          <table:table-cell office:value-type="float" office:value="7.2368" calcext:value-type="float">
            <text:p>7,2368</text:p>
          </table:table-cell>
        </table:table-row>
        <table:table-row table:style-name="ro1">
          <table:table-cell office:value-type="float" office:value="685.913" calcext:value-type="float">
            <text:p>685,913</text:p>
          </table:table-cell>
          <table:table-cell office:value-type="float" office:value="7.274" calcext:value-type="float">
            <text:p>7,274</text:p>
          </table:table-cell>
        </table:table-row>
        <table:table-row table:style-name="ro1">
          <table:table-cell office:value-type="float" office:value="686.914" calcext:value-type="float">
            <text:p>686,914</text:p>
          </table:table-cell>
          <table:table-cell office:value-type="float" office:value="7.2486" calcext:value-type="float">
            <text:p>7,2486</text:p>
          </table:table-cell>
        </table:table-row>
        <table:table-row table:style-name="ro1">
          <table:table-cell office:value-type="float" office:value="687.913" calcext:value-type="float">
            <text:p>687,913</text:p>
          </table:table-cell>
          <table:table-cell office:value-type="float" office:value="7.2258" calcext:value-type="float">
            <text:p>7,2258</text:p>
          </table:table-cell>
        </table:table-row>
        <table:table-row table:style-name="ro1">
          <table:table-cell office:value-type="float" office:value="688.913" calcext:value-type="float">
            <text:p>688,913</text:p>
          </table:table-cell>
          <table:table-cell office:value-type="float" office:value="7.2268" calcext:value-type="float">
            <text:p>7,2268</text:p>
          </table:table-cell>
        </table:table-row>
        <table:table-row table:style-name="ro1">
          <table:table-cell office:value-type="float" office:value="689.913" calcext:value-type="float">
            <text:p>689,913</text:p>
          </table:table-cell>
          <table:table-cell office:value-type="float" office:value="7.2272" calcext:value-type="float">
            <text:p>7,2272</text:p>
          </table:table-cell>
        </table:table-row>
        <table:table-row table:style-name="ro1">
          <table:table-cell office:value-type="float" office:value="690.913" calcext:value-type="float">
            <text:p>690,913</text:p>
          </table:table-cell>
          <table:table-cell office:value-type="float" office:value="7.2706" calcext:value-type="float">
            <text:p>7,2706</text:p>
          </table:table-cell>
        </table:table-row>
        <table:table-row table:style-name="ro1">
          <table:table-cell office:value-type="float" office:value="691.914" calcext:value-type="float">
            <text:p>691,914</text:p>
          </table:table-cell>
          <table:table-cell office:value-type="float" office:value="7.2782" calcext:value-type="float">
            <text:p>7,2782</text:p>
          </table:table-cell>
        </table:table-row>
        <table:table-row table:style-name="ro1">
          <table:table-cell office:value-type="float" office:value="692.913" calcext:value-type="float">
            <text:p>692,913</text:p>
          </table:table-cell>
          <table:table-cell office:value-type="float" office:value="7.2662" calcext:value-type="float">
            <text:p>7,2662</text:p>
          </table:table-cell>
        </table:table-row>
        <table:table-row table:style-name="ro1">
          <table:table-cell office:value-type="float" office:value="693.913" calcext:value-type="float">
            <text:p>693,913</text:p>
          </table:table-cell>
          <table:table-cell office:value-type="float" office:value="7.2489" calcext:value-type="float">
            <text:p>7,2489</text:p>
          </table:table-cell>
        </table:table-row>
        <table:table-row table:style-name="ro1">
          <table:table-cell office:value-type="float" office:value="694.913" calcext:value-type="float">
            <text:p>694,913</text:p>
          </table:table-cell>
          <table:table-cell office:value-type="float" office:value="7.2787" calcext:value-type="float">
            <text:p>7,2787</text:p>
          </table:table-cell>
        </table:table-row>
        <table:table-row table:style-name="ro1">
          <table:table-cell office:value-type="float" office:value="695.913" calcext:value-type="float">
            <text:p>695,913</text:p>
          </table:table-cell>
          <table:table-cell office:value-type="float" office:value="7.3044" calcext:value-type="float">
            <text:p>7,3044</text:p>
          </table:table-cell>
        </table:table-row>
        <table:table-row table:style-name="ro1">
          <table:table-cell office:value-type="float" office:value="696.913" calcext:value-type="float">
            <text:p>696,913</text:p>
          </table:table-cell>
          <table:table-cell office:value-type="float" office:value="7.2798" calcext:value-type="float">
            <text:p>7,2798</text:p>
          </table:table-cell>
        </table:table-row>
        <table:table-row table:style-name="ro1">
          <table:table-cell office:value-type="float" office:value="697.913" calcext:value-type="float">
            <text:p>697,913</text:p>
          </table:table-cell>
          <table:table-cell office:value-type="float" office:value="7.264" calcext:value-type="float">
            <text:p>7,264</text:p>
          </table:table-cell>
        </table:table-row>
        <table:table-row table:style-name="ro1">
          <table:table-cell office:value-type="float" office:value="698.913" calcext:value-type="float">
            <text:p>698,913</text:p>
          </table:table-cell>
          <table:table-cell office:value-type="float" office:value="7.274" calcext:value-type="float">
            <text:p>7,274</text:p>
          </table:table-cell>
        </table:table-row>
        <table:table-row table:style-name="ro1">
          <table:table-cell office:value-type="float" office:value="699.913" calcext:value-type="float">
            <text:p>699,913</text:p>
          </table:table-cell>
          <table:table-cell office:value-type="float" office:value="7.2062" calcext:value-type="float">
            <text:p>7,2062</text:p>
          </table:table-cell>
        </table:table-row>
        <table:table-row table:style-name="ro1">
          <table:table-cell office:value-type="float" office:value="700.913" calcext:value-type="float">
            <text:p>700,913</text:p>
          </table:table-cell>
          <table:table-cell office:value-type="float" office:value="7.1983" calcext:value-type="float">
            <text:p>7,1983</text:p>
          </table:table-cell>
        </table:table-row>
        <table:table-row table:style-name="ro1">
          <table:table-cell office:value-type="float" office:value="701.913" calcext:value-type="float">
            <text:p>701,913</text:p>
          </table:table-cell>
          <table:table-cell office:value-type="float" office:value="7.1812" calcext:value-type="float">
            <text:p>7,1812</text:p>
          </table:table-cell>
        </table:table-row>
        <table:table-row table:style-name="ro1">
          <table:table-cell office:value-type="float" office:value="702.914" calcext:value-type="float">
            <text:p>702,914</text:p>
          </table:table-cell>
          <table:table-cell office:value-type="float" office:value="7.1775" calcext:value-type="float">
            <text:p>7,1775</text:p>
          </table:table-cell>
        </table:table-row>
        <table:table-row table:style-name="ro1">
          <table:table-cell office:value-type="float" office:value="703.913" calcext:value-type="float">
            <text:p>703,913</text:p>
          </table:table-cell>
          <table:table-cell office:value-type="float" office:value="7.2068" calcext:value-type="float">
            <text:p>7,2068</text:p>
          </table:table-cell>
        </table:table-row>
        <table:table-row table:style-name="ro1">
          <table:table-cell office:value-type="float" office:value="704.913" calcext:value-type="float">
            <text:p>704,913</text:p>
          </table:table-cell>
          <table:table-cell office:value-type="float" office:value="7.1801" calcext:value-type="float">
            <text:p>7,1801</text:p>
          </table:table-cell>
        </table:table-row>
        <table:table-row table:style-name="ro1">
          <table:table-cell office:value-type="float" office:value="705.913" calcext:value-type="float">
            <text:p>705,913</text:p>
          </table:table-cell>
          <table:table-cell office:value-type="float" office:value="7.2011" calcext:value-type="float">
            <text:p>7,2011</text:p>
          </table:table-cell>
        </table:table-row>
        <table:table-row table:style-name="ro1">
          <table:table-cell office:value-type="float" office:value="706.913" calcext:value-type="float">
            <text:p>706,913</text:p>
          </table:table-cell>
          <table:table-cell office:value-type="float" office:value="7.1665" calcext:value-type="float">
            <text:p>7,1665</text:p>
          </table:table-cell>
        </table:table-row>
        <table:table-row table:style-name="ro1">
          <table:table-cell office:value-type="float" office:value="707.913" calcext:value-type="float">
            <text:p>707,913</text:p>
          </table:table-cell>
          <table:table-cell office:value-type="float" office:value="7.173" calcext:value-type="float">
            <text:p>7,173</text:p>
          </table:table-cell>
        </table:table-row>
        <table:table-row table:style-name="ro1">
          <table:table-cell office:value-type="float" office:value="708.913" calcext:value-type="float">
            <text:p>708,913</text:p>
          </table:table-cell>
          <table:table-cell office:value-type="float" office:value="7.1366" calcext:value-type="float">
            <text:p>7,1366</text:p>
          </table:table-cell>
        </table:table-row>
        <table:table-row table:style-name="ro1">
          <table:table-cell office:value-type="float" office:value="709.914" calcext:value-type="float">
            <text:p>709,914</text:p>
          </table:table-cell>
          <table:table-cell office:value-type="float" office:value="7.1236" calcext:value-type="float">
            <text:p>7,1236</text:p>
          </table:table-cell>
        </table:table-row>
        <table:table-row table:style-name="ro1">
          <table:table-cell office:value-type="float" office:value="710.913" calcext:value-type="float">
            <text:p>710,913</text:p>
          </table:table-cell>
          <table:table-cell office:value-type="float" office:value="7.0811" calcext:value-type="float">
            <text:p>7,0811</text:p>
          </table:table-cell>
        </table:table-row>
        <table:table-row table:style-name="ro1">
          <table:table-cell office:value-type="float" office:value="711.914" calcext:value-type="float">
            <text:p>711,914</text:p>
          </table:table-cell>
          <table:table-cell office:value-type="float" office:value="7.0456" calcext:value-type="float">
            <text:p>7,0456</text:p>
          </table:table-cell>
        </table:table-row>
        <table:table-row table:style-name="ro1">
          <table:table-cell office:value-type="float" office:value="712.913" calcext:value-type="float">
            <text:p>712,913</text:p>
          </table:table-cell>
          <table:table-cell office:value-type="float" office:value="7.0774" calcext:value-type="float">
            <text:p>7,0774</text:p>
          </table:table-cell>
        </table:table-row>
        <table:table-row table:style-name="ro1">
          <table:table-cell office:value-type="float" office:value="713.914" calcext:value-type="float">
            <text:p>713,914</text:p>
          </table:table-cell>
          <table:table-cell office:value-type="float" office:value="7.1038" calcext:value-type="float">
            <text:p>7,1038</text:p>
          </table:table-cell>
        </table:table-row>
        <table:table-row table:style-name="ro1">
          <table:table-cell office:value-type="float" office:value="714.913" calcext:value-type="float">
            <text:p>714,913</text:p>
          </table:table-cell>
          <table:table-cell office:value-type="float" office:value="7.0804" calcext:value-type="float">
            <text:p>7,0804</text:p>
          </table:table-cell>
        </table:table-row>
        <table:table-row table:style-name="ro1">
          <table:table-cell office:value-type="float" office:value="715.913" calcext:value-type="float">
            <text:p>715,913</text:p>
          </table:table-cell>
          <table:table-cell office:value-type="float" office:value="7.1111" calcext:value-type="float">
            <text:p>7,1111</text:p>
          </table:table-cell>
        </table:table-row>
        <table:table-row table:style-name="ro1">
          <table:table-cell office:value-type="float" office:value="716.913" calcext:value-type="float">
            <text:p>716,913</text:p>
          </table:table-cell>
          <table:table-cell office:value-type="float" office:value="7.1057" calcext:value-type="float">
            <text:p>7,1057</text:p>
          </table:table-cell>
        </table:table-row>
        <table:table-row table:style-name="ro1">
          <table:table-cell office:value-type="float" office:value="717.913" calcext:value-type="float">
            <text:p>717,913</text:p>
          </table:table-cell>
          <table:table-cell office:value-type="float" office:value="7.108" calcext:value-type="float">
            <text:p>7,108</text:p>
          </table:table-cell>
        </table:table-row>
        <table:table-row table:style-name="ro1">
          <table:table-cell office:value-type="float" office:value="718.913" calcext:value-type="float">
            <text:p>718,913</text:p>
          </table:table-cell>
          <table:table-cell office:value-type="float" office:value="7.1017" calcext:value-type="float">
            <text:p>7,1017</text:p>
          </table:table-cell>
        </table:table-row>
        <table:table-row table:style-name="ro1">
          <table:table-cell office:value-type="float" office:value="719.913" calcext:value-type="float">
            <text:p>719,913</text:p>
          </table:table-cell>
          <table:table-cell office:value-type="float" office:value="7.0693" calcext:value-type="float">
            <text:p>7,0693</text:p>
          </table:table-cell>
        </table:table-row>
        <table:table-row table:style-name="ro1">
          <table:table-cell office:value-type="float" office:value="720.913" calcext:value-type="float">
            <text:p>720,913</text:p>
          </table:table-cell>
          <table:table-cell office:value-type="float" office:value="7.0971" calcext:value-type="float">
            <text:p>7,0971</text:p>
          </table:table-cell>
        </table:table-row>
        <table:table-row table:style-name="ro1">
          <table:table-cell office:value-type="float" office:value="721.913" calcext:value-type="float">
            <text:p>721,913</text:p>
          </table:table-cell>
          <table:table-cell office:value-type="float" office:value="7.1547" calcext:value-type="float">
            <text:p>7,1547</text:p>
          </table:table-cell>
        </table:table-row>
        <table:table-row table:style-name="ro1">
          <table:table-cell office:value-type="float" office:value="722.913" calcext:value-type="float">
            <text:p>722,913</text:p>
          </table:table-cell>
          <table:table-cell office:value-type="float" office:value="7.2098" calcext:value-type="float">
            <text:p>7,2098</text:p>
          </table:table-cell>
        </table:table-row>
        <table:table-row table:style-name="ro1">
          <table:table-cell office:value-type="float" office:value="723.913" calcext:value-type="float">
            <text:p>723,913</text:p>
          </table:table-cell>
          <table:table-cell office:value-type="float" office:value="7.2074" calcext:value-type="float">
            <text:p>7,2074</text:p>
          </table:table-cell>
        </table:table-row>
        <table:table-row table:style-name="ro1">
          <table:table-cell office:value-type="float" office:value="724.913" calcext:value-type="float">
            <text:p>724,913</text:p>
          </table:table-cell>
          <table:table-cell office:value-type="float" office:value="7.1689" calcext:value-type="float">
            <text:p>7,1689</text:p>
          </table:table-cell>
        </table:table-row>
        <table:table-row table:style-name="ro1">
          <table:table-cell office:value-type="float" office:value="725.913" calcext:value-type="float">
            <text:p>725,913</text:p>
          </table:table-cell>
          <table:table-cell office:value-type="float" office:value="7.1081" calcext:value-type="float">
            <text:p>7,1081</text:p>
          </table:table-cell>
        </table:table-row>
        <table:table-row table:style-name="ro1">
          <table:table-cell office:value-type="float" office:value="726.913" calcext:value-type="float">
            <text:p>726,913</text:p>
          </table:table-cell>
          <table:table-cell office:value-type="float" office:value="7.1303" calcext:value-type="float">
            <text:p>7,1303</text:p>
          </table:table-cell>
        </table:table-row>
        <table:table-row table:style-name="ro1">
          <table:table-cell office:value-type="float" office:value="727.913" calcext:value-type="float">
            <text:p>727,913</text:p>
          </table:table-cell>
          <table:table-cell office:value-type="float" office:value="7.1005" calcext:value-type="float">
            <text:p>7,1005</text:p>
          </table:table-cell>
        </table:table-row>
        <table:table-row table:style-name="ro1">
          <table:table-cell office:value-type="float" office:value="728.913" calcext:value-type="float">
            <text:p>728,913</text:p>
          </table:table-cell>
          <table:table-cell office:value-type="float" office:value="6.9984" calcext:value-type="float">
            <text:p>6,9984</text:p>
          </table:table-cell>
        </table:table-row>
        <table:table-row table:style-name="ro1">
          <table:table-cell office:value-type="float" office:value="729.913" calcext:value-type="float">
            <text:p>729,913</text:p>
          </table:table-cell>
          <table:table-cell office:value-type="float" office:value="6.94" calcext:value-type="float">
            <text:p>6,94</text:p>
          </table:table-cell>
        </table:table-row>
        <table:table-row table:style-name="ro1">
          <table:table-cell office:value-type="float" office:value="730.913" calcext:value-type="float">
            <text:p>730,913</text:p>
          </table:table-cell>
          <table:table-cell office:value-type="float" office:value="6.9386" calcext:value-type="float">
            <text:p>6,9386</text:p>
          </table:table-cell>
        </table:table-row>
        <table:table-row table:style-name="ro1">
          <table:table-cell office:value-type="float" office:value="731.913" calcext:value-type="float">
            <text:p>731,913</text:p>
          </table:table-cell>
          <table:table-cell office:value-type="float" office:value="7.0484" calcext:value-type="float">
            <text:p>7,0484</text:p>
          </table:table-cell>
        </table:table-row>
        <table:table-row table:style-name="ro1">
          <table:table-cell office:value-type="float" office:value="732.913" calcext:value-type="float">
            <text:p>732,913</text:p>
          </table:table-cell>
          <table:table-cell office:value-type="float" office:value="7.0522" calcext:value-type="float">
            <text:p>7,0522</text:p>
          </table:table-cell>
        </table:table-row>
        <table:table-row table:style-name="ro1">
          <table:table-cell office:value-type="float" office:value="733.913" calcext:value-type="float">
            <text:p>733,913</text:p>
          </table:table-cell>
          <table:table-cell office:value-type="float" office:value="7.0438" calcext:value-type="float">
            <text:p>7,0438</text:p>
          </table:table-cell>
        </table:table-row>
        <table:table-row table:style-name="ro1">
          <table:table-cell office:value-type="float" office:value="734.913" calcext:value-type="float">
            <text:p>734,913</text:p>
          </table:table-cell>
          <table:table-cell office:value-type="float" office:value="7.0308" calcext:value-type="float">
            <text:p>7,0308</text:p>
          </table:table-cell>
        </table:table-row>
        <table:table-row table:style-name="ro1">
          <table:table-cell office:value-type="float" office:value="735.913" calcext:value-type="float">
            <text:p>735,913</text:p>
          </table:table-cell>
          <table:table-cell office:value-type="float" office:value="7.0063" calcext:value-type="float">
            <text:p>7,0063</text:p>
          </table:table-cell>
        </table:table-row>
        <table:table-row table:style-name="ro1">
          <table:table-cell office:value-type="float" office:value="736.913" calcext:value-type="float">
            <text:p>736,913</text:p>
          </table:table-cell>
          <table:table-cell office:value-type="float" office:value="6.9917" calcext:value-type="float">
            <text:p>6,9917</text:p>
          </table:table-cell>
        </table:table-row>
        <table:table-row table:style-name="ro1">
          <table:table-cell office:value-type="float" office:value="737.914" calcext:value-type="float">
            <text:p>737,914</text:p>
          </table:table-cell>
          <table:table-cell office:value-type="float" office:value="6.9872" calcext:value-type="float">
            <text:p>6,9872</text:p>
          </table:table-cell>
        </table:table-row>
        <table:table-row table:style-name="ro1">
          <table:table-cell office:value-type="float" office:value="738.913" calcext:value-type="float">
            <text:p>738,913</text:p>
          </table:table-cell>
          <table:table-cell office:value-type="float" office:value="6.9759" calcext:value-type="float">
            <text:p>6,9759</text:p>
          </table:table-cell>
        </table:table-row>
        <table:table-row table:style-name="ro1">
          <table:table-cell office:value-type="float" office:value="739.913" calcext:value-type="float">
            <text:p>739,913</text:p>
          </table:table-cell>
          <table:table-cell office:value-type="float" office:value="6.9385" calcext:value-type="float">
            <text:p>6,9385</text:p>
          </table:table-cell>
        </table:table-row>
        <table:table-row table:style-name="ro1">
          <table:table-cell office:value-type="float" office:value="740.914" calcext:value-type="float">
            <text:p>740,914</text:p>
          </table:table-cell>
          <table:table-cell office:value-type="float" office:value="6.9163" calcext:value-type="float">
            <text:p>6,9163</text:p>
          </table:table-cell>
        </table:table-row>
        <table:table-row table:style-name="ro1">
          <table:table-cell office:value-type="float" office:value="741.913" calcext:value-type="float">
            <text:p>741,913</text:p>
          </table:table-cell>
          <table:table-cell office:value-type="float" office:value="6.9796" calcext:value-type="float">
            <text:p>6,9796</text:p>
          </table:table-cell>
        </table:table-row>
        <table:table-row table:style-name="ro1">
          <table:table-cell office:value-type="float" office:value="742.913" calcext:value-type="float">
            <text:p>742,913</text:p>
          </table:table-cell>
          <table:table-cell office:value-type="float" office:value="6.9581" calcext:value-type="float">
            <text:p>6,9581</text:p>
          </table:table-cell>
        </table:table-row>
        <table:table-row table:style-name="ro1">
          <table:table-cell office:value-type="float" office:value="743.913" calcext:value-type="float">
            <text:p>743,913</text:p>
          </table:table-cell>
          <table:table-cell office:value-type="float" office:value="6.9665" calcext:value-type="float">
            <text:p>6,9665</text:p>
          </table:table-cell>
        </table:table-row>
        <table:table-row table:style-name="ro1">
          <table:table-cell office:value-type="float" office:value="744.913" calcext:value-type="float">
            <text:p>744,913</text:p>
          </table:table-cell>
          <table:table-cell office:value-type="float" office:value="6.9976" calcext:value-type="float">
            <text:p>6,9976</text:p>
          </table:table-cell>
        </table:table-row>
        <table:table-row table:style-name="ro1">
          <table:table-cell office:value-type="float" office:value="745.913" calcext:value-type="float">
            <text:p>745,913</text:p>
          </table:table-cell>
          <table:table-cell office:value-type="float" office:value="6.9848" calcext:value-type="float">
            <text:p>6,9848</text:p>
          </table:table-cell>
        </table:table-row>
        <table:table-row table:style-name="ro1">
          <table:table-cell office:value-type="float" office:value="746.913" calcext:value-type="float">
            <text:p>746,913</text:p>
          </table:table-cell>
          <table:table-cell office:value-type="float" office:value="6.9277" calcext:value-type="float">
            <text:p>6,9277</text:p>
          </table:table-cell>
        </table:table-row>
        <table:table-row table:style-name="ro1">
          <table:table-cell office:value-type="float" office:value="747.913" calcext:value-type="float">
            <text:p>747,913</text:p>
          </table:table-cell>
          <table:table-cell office:value-type="float" office:value="7.0013" calcext:value-type="float">
            <text:p>7,0013</text:p>
          </table:table-cell>
        </table:table-row>
        <table:table-row table:style-name="ro1">
          <table:table-cell office:value-type="float" office:value="748.913" calcext:value-type="float">
            <text:p>748,913</text:p>
          </table:table-cell>
          <table:table-cell office:value-type="float" office:value="7.0263" calcext:value-type="float">
            <text:p>7,0263</text:p>
          </table:table-cell>
        </table:table-row>
        <table:table-row table:style-name="ro1">
          <table:table-cell office:value-type="float" office:value="749.913" calcext:value-type="float">
            <text:p>749,913</text:p>
          </table:table-cell>
          <table:table-cell office:value-type="float" office:value="7.0167" calcext:value-type="float">
            <text:p>7,0167</text:p>
          </table:table-cell>
        </table:table-row>
        <table:table-row table:style-name="ro1">
          <table:table-cell office:value-type="float" office:value="750.913" calcext:value-type="float">
            <text:p>750,913</text:p>
          </table:table-cell>
          <table:table-cell office:value-type="float" office:value="7.0276" calcext:value-type="float">
            <text:p>7,0276</text:p>
          </table:table-cell>
        </table:table-row>
        <table:table-row table:style-name="ro1">
          <table:table-cell office:value-type="float" office:value="751.914" calcext:value-type="float">
            <text:p>751,914</text:p>
          </table:table-cell>
          <table:table-cell office:value-type="float" office:value="6.9638" calcext:value-type="float">
            <text:p>6,9638</text:p>
          </table:table-cell>
        </table:table-row>
        <table:table-row table:style-name="ro1">
          <table:table-cell office:value-type="float" office:value="752.913" calcext:value-type="float">
            <text:p>752,913</text:p>
          </table:table-cell>
          <table:table-cell office:value-type="float" office:value="6.9631" calcext:value-type="float">
            <text:p>6,9631</text:p>
          </table:table-cell>
        </table:table-row>
        <table:table-row table:style-name="ro1">
          <table:table-cell office:value-type="float" office:value="753.913" calcext:value-type="float">
            <text:p>753,913</text:p>
          </table:table-cell>
          <table:table-cell office:value-type="float" office:value="6.9719" calcext:value-type="float">
            <text:p>6,9719</text:p>
          </table:table-cell>
        </table:table-row>
        <table:table-row table:style-name="ro1">
          <table:table-cell office:value-type="float" office:value="754.914" calcext:value-type="float">
            <text:p>754,914</text:p>
          </table:table-cell>
          <table:table-cell office:value-type="float" office:value="6.986" calcext:value-type="float">
            <text:p>6,986</text:p>
          </table:table-cell>
        </table:table-row>
        <table:table-row table:style-name="ro1">
          <table:table-cell office:value-type="float" office:value="755.913" calcext:value-type="float">
            <text:p>755,913</text:p>
          </table:table-cell>
          <table:table-cell office:value-type="float" office:value="6.9698" calcext:value-type="float">
            <text:p>6,9698</text:p>
          </table:table-cell>
        </table:table-row>
        <table:table-row table:style-name="ro1">
          <table:table-cell office:value-type="float" office:value="756.913" calcext:value-type="float">
            <text:p>756,913</text:p>
          </table:table-cell>
          <table:table-cell office:value-type="float" office:value="6.9784" calcext:value-type="float">
            <text:p>6,9784</text:p>
          </table:table-cell>
        </table:table-row>
        <table:table-row table:style-name="ro1">
          <table:table-cell office:value-type="float" office:value="757.914" calcext:value-type="float">
            <text:p>757,914</text:p>
          </table:table-cell>
          <table:table-cell office:value-type="float" office:value="6.9068" calcext:value-type="float">
            <text:p>6,9068</text:p>
          </table:table-cell>
        </table:table-row>
        <table:table-row table:style-name="ro1">
          <table:table-cell office:value-type="float" office:value="758.913" calcext:value-type="float">
            <text:p>758,913</text:p>
          </table:table-cell>
          <table:table-cell office:value-type="float" office:value="6.8826" calcext:value-type="float">
            <text:p>6,8826</text:p>
          </table:table-cell>
        </table:table-row>
        <table:table-row table:style-name="ro1">
          <table:table-cell office:value-type="float" office:value="759.913" calcext:value-type="float">
            <text:p>759,913</text:p>
          </table:table-cell>
          <table:table-cell office:value-type="float" office:value="6.9587" calcext:value-type="float">
            <text:p>6,9587</text:p>
          </table:table-cell>
        </table:table-row>
        <table:table-row table:style-name="ro1">
          <table:table-cell office:value-type="float" office:value="760.914" calcext:value-type="float">
            <text:p>760,914</text:p>
          </table:table-cell>
          <table:table-cell office:value-type="float" office:value="6.9716" calcext:value-type="float">
            <text:p>6,9716</text:p>
          </table:table-cell>
        </table:table-row>
        <table:table-row table:style-name="ro1">
          <table:table-cell office:value-type="float" office:value="761.913" calcext:value-type="float">
            <text:p>761,913</text:p>
          </table:table-cell>
          <table:table-cell office:value-type="float" office:value="6.9551" calcext:value-type="float">
            <text:p>6,9551</text:p>
          </table:table-cell>
        </table:table-row>
        <table:table-row table:style-name="ro1">
          <table:table-cell office:value-type="float" office:value="762.913" calcext:value-type="float">
            <text:p>762,913</text:p>
          </table:table-cell>
          <table:table-cell office:value-type="float" office:value="6.8974" calcext:value-type="float">
            <text:p>6,8974</text:p>
          </table:table-cell>
        </table:table-row>
        <table:table-row table:style-name="ro1">
          <table:table-cell office:value-type="float" office:value="763.913" calcext:value-type="float">
            <text:p>763,913</text:p>
          </table:table-cell>
          <table:table-cell office:value-type="float" office:value="6.8133" calcext:value-type="float">
            <text:p>6,8133</text:p>
          </table:table-cell>
        </table:table-row>
        <table:table-row table:style-name="ro1">
          <table:table-cell office:value-type="float" office:value="764.913" calcext:value-type="float">
            <text:p>764,913</text:p>
          </table:table-cell>
          <table:table-cell office:value-type="float" office:value="6.7592" calcext:value-type="float">
            <text:p>6,7592</text:p>
          </table:table-cell>
        </table:table-row>
        <table:table-row table:style-name="ro1">
          <table:table-cell office:value-type="float" office:value="765.914" calcext:value-type="float">
            <text:p>765,914</text:p>
          </table:table-cell>
          <table:table-cell office:value-type="float" office:value="6.799" calcext:value-type="float">
            <text:p>6,799</text:p>
          </table:table-cell>
        </table:table-row>
        <table:table-row table:style-name="ro1">
          <table:table-cell office:value-type="float" office:value="766.913" calcext:value-type="float">
            <text:p>766,913</text:p>
          </table:table-cell>
          <table:table-cell office:value-type="float" office:value="6.8445" calcext:value-type="float">
            <text:p>6,8445</text:p>
          </table:table-cell>
        </table:table-row>
        <table:table-row table:style-name="ro1">
          <table:table-cell office:value-type="float" office:value="767.913" calcext:value-type="float">
            <text:p>767,913</text:p>
          </table:table-cell>
          <table:table-cell office:value-type="float" office:value="6.8796" calcext:value-type="float">
            <text:p>6,8796</text:p>
          </table:table-cell>
        </table:table-row>
        <table:table-row table:style-name="ro1">
          <table:table-cell office:value-type="float" office:value="768.913" calcext:value-type="float">
            <text:p>768,913</text:p>
          </table:table-cell>
          <table:table-cell office:value-type="float" office:value="6.8939" calcext:value-type="float">
            <text:p>6,8939</text:p>
          </table:table-cell>
        </table:table-row>
        <table:table-row table:style-name="ro1">
          <table:table-cell office:value-type="float" office:value="769.914" calcext:value-type="float">
            <text:p>769,914</text:p>
          </table:table-cell>
          <table:table-cell office:value-type="float" office:value="6.8993" calcext:value-type="float">
            <text:p>6,8993</text:p>
          </table:table-cell>
        </table:table-row>
        <table:table-row table:style-name="ro1">
          <table:table-cell office:value-type="float" office:value="770.913" calcext:value-type="float">
            <text:p>770,913</text:p>
          </table:table-cell>
          <table:table-cell office:value-type="float" office:value="6.9041" calcext:value-type="float">
            <text:p>6,9041</text:p>
          </table:table-cell>
        </table:table-row>
        <table:table-row table:style-name="ro1">
          <table:table-cell office:value-type="float" office:value="771.913" calcext:value-type="float">
            <text:p>771,913</text:p>
          </table:table-cell>
          <table:table-cell office:value-type="float" office:value="6.8799" calcext:value-type="float">
            <text:p>6,8799</text:p>
          </table:table-cell>
        </table:table-row>
        <table:table-row table:style-name="ro1">
          <table:table-cell office:value-type="float" office:value="772.914" calcext:value-type="float">
            <text:p>772,914</text:p>
          </table:table-cell>
          <table:table-cell office:value-type="float" office:value="6.8782" calcext:value-type="float">
            <text:p>6,8782</text:p>
          </table:table-cell>
        </table:table-row>
        <table:table-row table:style-name="ro1">
          <table:table-cell office:value-type="float" office:value="773.913" calcext:value-type="float">
            <text:p>773,913</text:p>
          </table:table-cell>
          <table:table-cell office:value-type="float" office:value="6.8377" calcext:value-type="float">
            <text:p>6,8377</text:p>
          </table:table-cell>
        </table:table-row>
        <table:table-row table:style-name="ro1">
          <table:table-cell office:value-type="float" office:value="774.913" calcext:value-type="float">
            <text:p>774,913</text:p>
          </table:table-cell>
          <table:table-cell office:value-type="float" office:value="6.8509" calcext:value-type="float">
            <text:p>6,8509</text:p>
          </table:table-cell>
        </table:table-row>
        <table:table-row table:style-name="ro1">
          <table:table-cell office:value-type="float" office:value="775.913" calcext:value-type="float">
            <text:p>775,913</text:p>
          </table:table-cell>
          <table:table-cell office:value-type="float" office:value="6.7923" calcext:value-type="float">
            <text:p>6,7923</text:p>
          </table:table-cell>
        </table:table-row>
        <table:table-row table:style-name="ro1">
          <table:table-cell office:value-type="float" office:value="776.914" calcext:value-type="float">
            <text:p>776,914</text:p>
          </table:table-cell>
          <table:table-cell office:value-type="float" office:value="6.7596" calcext:value-type="float">
            <text:p>6,7596</text:p>
          </table:table-cell>
        </table:table-row>
        <table:table-row table:style-name="ro1">
          <table:table-cell office:value-type="float" office:value="777.913" calcext:value-type="float">
            <text:p>777,913</text:p>
          </table:table-cell>
          <table:table-cell office:value-type="float" office:value="6.7535" calcext:value-type="float">
            <text:p>6,7535</text:p>
          </table:table-cell>
        </table:table-row>
        <table:table-row table:style-name="ro1">
          <table:table-cell office:value-type="float" office:value="778.913" calcext:value-type="float">
            <text:p>778,913</text:p>
          </table:table-cell>
          <table:table-cell office:value-type="float" office:value="6.7994" calcext:value-type="float">
            <text:p>6,7994</text:p>
          </table:table-cell>
        </table:table-row>
        <table:table-row table:style-name="ro1">
          <table:table-cell office:value-type="float" office:value="779.913" calcext:value-type="float">
            <text:p>779,913</text:p>
          </table:table-cell>
          <table:table-cell office:value-type="float" office:value="6.821" calcext:value-type="float">
            <text:p>6,821</text:p>
          </table:table-cell>
        </table:table-row>
        <table:table-row table:style-name="ro1">
          <table:table-cell office:value-type="float" office:value="780.914" calcext:value-type="float">
            <text:p>780,914</text:p>
          </table:table-cell>
          <table:table-cell office:value-type="float" office:value="6.821" calcext:value-type="float">
            <text:p>6,821</text:p>
          </table:table-cell>
        </table:table-row>
        <table:table-row table:style-name="ro1">
          <table:table-cell office:value-type="float" office:value="781.913" calcext:value-type="float">
            <text:p>781,913</text:p>
          </table:table-cell>
          <table:table-cell office:value-type="float" office:value="6.7585" calcext:value-type="float">
            <text:p>6,7585</text:p>
          </table:table-cell>
        </table:table-row>
        <table:table-row table:style-name="ro1">
          <table:table-cell office:value-type="float" office:value="782.913" calcext:value-type="float">
            <text:p>782,913</text:p>
          </table:table-cell>
          <table:table-cell office:value-type="float" office:value="6.7363" calcext:value-type="float">
            <text:p>6,7363</text:p>
          </table:table-cell>
        </table:table-row>
        <table:table-row table:style-name="ro1">
          <table:table-cell office:value-type="float" office:value="783.913" calcext:value-type="float">
            <text:p>783,913</text:p>
          </table:table-cell>
          <table:table-cell office:value-type="float" office:value="6.6905" calcext:value-type="float">
            <text:p>6,6905</text:p>
          </table:table-cell>
        </table:table-row>
        <table:table-row table:style-name="ro1">
          <table:table-cell office:value-type="float" office:value="784.913" calcext:value-type="float">
            <text:p>784,913</text:p>
          </table:table-cell>
          <table:table-cell office:value-type="float" office:value="6.6805" calcext:value-type="float">
            <text:p>6,6805</text:p>
          </table:table-cell>
        </table:table-row>
      </table:table>
      <table:table table:name="20190424_1556117754603_164.5" table:style-name="ta1">
        <table:shapes>
          <draw:frame draw:z-index="0" draw:style-name="gr1" draw:text-style-name="P1" svg:width="27.453cm" svg:height="17.728cm" svg:x="5.346cm" svg:y="0.452cm">
            <draw:object draw:notify-on-update-of-ranges="'20190424_1556117754603_164.5'.A2:'20190424_1556117754603_164.5'.A1001 '20190424_1556117754603_164.5'.B1:'20190424_1556117754603_164.5'.B1 '20190424_1556117754603_164.5'.B2:'20190424_1556117754603_164.5'.B1001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t (с)</text:p>
          </table:table-cell>
          <table:table-cell office:value-type="string" calcext:value-type="string">
            <text:p>V (мВ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.9528" calcext:value-type="float">
            <text:p>12,9528</text:p>
          </table:table-cell>
        </table:table-row>
        <table:table-row table:style-name="ro1">
          <table:table-cell office:value-type="float" office:value="0.999" calcext:value-type="float">
            <text:p>0,999</text:p>
          </table:table-cell>
          <table:table-cell office:value-type="float" office:value="12.9763" calcext:value-type="float">
            <text:p>12,9763</text:p>
          </table:table-cell>
        </table:table-row>
        <table:table-row table:style-name="ro1">
          <table:table-cell office:value-type="float" office:value="1.999" calcext:value-type="float">
            <text:p>1,999</text:p>
          </table:table-cell>
          <table:table-cell office:value-type="float" office:value="12.9731" calcext:value-type="float">
            <text:p>12,9731</text:p>
          </table:table-cell>
        </table:table-row>
        <table:table-row table:style-name="ro1">
          <table:table-cell office:value-type="float" office:value="2.999" calcext:value-type="float">
            <text:p>2,999</text:p>
          </table:table-cell>
          <table:table-cell office:value-type="float" office:value="12.9734" calcext:value-type="float">
            <text:p>12,9734</text:p>
          </table:table-cell>
        </table:table-row>
        <table:table-row table:style-name="ro1">
          <table:table-cell office:value-type="float" office:value="3.999" calcext:value-type="float">
            <text:p>3,999</text:p>
          </table:table-cell>
          <table:table-cell office:value-type="float" office:value="12.9419" calcext:value-type="float">
            <text:p>12,9419</text:p>
          </table:table-cell>
        </table:table-row>
        <table:table-row table:style-name="ro1">
          <table:table-cell office:value-type="float" office:value="4.999" calcext:value-type="float">
            <text:p>4,999</text:p>
          </table:table-cell>
          <table:table-cell office:value-type="float" office:value="12.9042" calcext:value-type="float">
            <text:p>12,9042</text:p>
          </table:table-cell>
        </table:table-row>
        <table:table-row table:style-name="ro1">
          <table:table-cell office:value-type="float" office:value="5.999" calcext:value-type="float">
            <text:p>5,999</text:p>
          </table:table-cell>
          <table:table-cell office:value-type="float" office:value="12.914" calcext:value-type="float">
            <text:p>12,914</text:p>
          </table:table-cell>
        </table:table-row>
        <table:table-row table:style-name="ro1">
          <table:table-cell office:value-type="float" office:value="6.999" calcext:value-type="float">
            <text:p>6,999</text:p>
          </table:table-cell>
          <table:table-cell office:value-type="float" office:value="12.9384" calcext:value-type="float">
            <text:p>12,9384</text:p>
          </table:table-cell>
        </table:table-row>
        <table:table-row table:style-name="ro1">
          <table:table-cell office:value-type="float" office:value="7.999" calcext:value-type="float">
            <text:p>7,999</text:p>
          </table:table-cell>
          <table:table-cell office:value-type="float" office:value="12.873" calcext:value-type="float">
            <text:p>12,873</text:p>
          </table:table-cell>
        </table:table-row>
        <table:table-row table:style-name="ro1">
          <table:table-cell office:value-type="float" office:value="8.999" calcext:value-type="float">
            <text:p>8,999</text:p>
          </table:table-cell>
          <table:table-cell office:value-type="float" office:value="12.8533" calcext:value-type="float">
            <text:p>12,8533</text:p>
          </table:table-cell>
        </table:table-row>
        <table:table-row table:style-name="ro1">
          <table:table-cell office:value-type="float" office:value="9.999" calcext:value-type="float">
            <text:p>9,999</text:p>
          </table:table-cell>
          <table:table-cell office:value-type="float" office:value="12.8549" calcext:value-type="float">
            <text:p>12,8549</text:p>
          </table:table-cell>
        </table:table-row>
        <table:table-row table:style-name="ro1">
          <table:table-cell office:value-type="float" office:value="10.999" calcext:value-type="float">
            <text:p>10,999</text:p>
          </table:table-cell>
          <table:table-cell office:value-type="float" office:value="12.8363" calcext:value-type="float">
            <text:p>12,836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2.7633" calcext:value-type="float">
            <text:p>12,7633</text:p>
          </table:table-cell>
        </table:table-row>
        <table:table-row table:style-name="ro1">
          <table:table-cell office:value-type="float" office:value="12.999" calcext:value-type="float">
            <text:p>12,999</text:p>
          </table:table-cell>
          <table:table-cell office:value-type="float" office:value="12.7515" calcext:value-type="float">
            <text:p>12,7515</text:p>
          </table:table-cell>
        </table:table-row>
        <table:table-row table:style-name="ro1">
          <table:table-cell office:value-type="float" office:value="13.999" calcext:value-type="float">
            <text:p>13,999</text:p>
          </table:table-cell>
          <table:table-cell office:value-type="float" office:value="12.7491" calcext:value-type="float">
            <text:p>12,7491</text:p>
          </table:table-cell>
        </table:table-row>
        <table:table-row table:style-name="ro1">
          <table:table-cell office:value-type="float" office:value="14.999" calcext:value-type="float">
            <text:p>14,999</text:p>
          </table:table-cell>
          <table:table-cell office:value-type="float" office:value="12.7667" calcext:value-type="float">
            <text:p>12,7667</text:p>
          </table:table-cell>
        </table:table-row>
        <table:table-row table:style-name="ro1">
          <table:table-cell office:value-type="float" office:value="15.999" calcext:value-type="float">
            <text:p>15,999</text:p>
          </table:table-cell>
          <table:table-cell office:value-type="float" office:value="12.7269" calcext:value-type="float">
            <text:p>12,726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2.7381" calcext:value-type="float">
            <text:p>12,7381</text:p>
          </table:table-cell>
        </table:table-row>
        <table:table-row table:style-name="ro1">
          <table:table-cell office:value-type="float" office:value="17.999" calcext:value-type="float">
            <text:p>17,999</text:p>
          </table:table-cell>
          <table:table-cell office:value-type="float" office:value="12.6746" calcext:value-type="float">
            <text:p>12,6746</text:p>
          </table:table-cell>
        </table:table-row>
        <table:table-row table:style-name="ro1">
          <table:table-cell office:value-type="float" office:value="18.999" calcext:value-type="float">
            <text:p>18,999</text:p>
          </table:table-cell>
          <table:table-cell office:value-type="float" office:value="12.6351" calcext:value-type="float">
            <text:p>12,6351</text:p>
          </table:table-cell>
        </table:table-row>
        <table:table-row table:style-name="ro1">
          <table:table-cell office:value-type="float" office:value="19.999" calcext:value-type="float">
            <text:p>19,999</text:p>
          </table:table-cell>
          <table:table-cell office:value-type="float" office:value="12.5904" calcext:value-type="float">
            <text:p>12,5904</text:p>
          </table:table-cell>
        </table:table-row>
        <table:table-row table:style-name="ro1">
          <table:table-cell office:value-type="float" office:value="20.999" calcext:value-type="float">
            <text:p>20,999</text:p>
          </table:table-cell>
          <table:table-cell office:value-type="float" office:value="12.5446" calcext:value-type="float">
            <text:p>12,544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2.577" calcext:value-type="float">
            <text:p>12,577</text:p>
          </table:table-cell>
        </table:table-row>
        <table:table-row table:style-name="ro1">
          <table:table-cell office:value-type="float" office:value="22.999" calcext:value-type="float">
            <text:p>22,999</text:p>
          </table:table-cell>
          <table:table-cell office:value-type="float" office:value="12.579" calcext:value-type="float">
            <text:p>12,579</text:p>
          </table:table-cell>
        </table:table-row>
        <table:table-row table:style-name="ro1">
          <table:table-cell office:value-type="float" office:value="23.999" calcext:value-type="float">
            <text:p>23,999</text:p>
          </table:table-cell>
          <table:table-cell office:value-type="float" office:value="12.6099" calcext:value-type="float">
            <text:p>12,609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2.5977" calcext:value-type="float">
            <text:p>12,5977</text:p>
          </table:table-cell>
        </table:table-row>
        <table:table-row table:style-name="ro1">
          <table:table-cell office:value-type="float" office:value="25.999" calcext:value-type="float">
            <text:p>25,999</text:p>
          </table:table-cell>
          <table:table-cell office:value-type="float" office:value="12.6495" calcext:value-type="float">
            <text:p>12,6495</text:p>
          </table:table-cell>
        </table:table-row>
        <table:table-row table:style-name="ro1">
          <table:table-cell office:value-type="float" office:value="26.999" calcext:value-type="float">
            <text:p>26,999</text:p>
          </table:table-cell>
          <table:table-cell office:value-type="float" office:value="12.6454" calcext:value-type="float">
            <text:p>12,6454</text:p>
          </table:table-cell>
        </table:table-row>
        <table:table-row table:style-name="ro1">
          <table:table-cell office:value-type="float" office:value="27.999" calcext:value-type="float">
            <text:p>27,999</text:p>
          </table:table-cell>
          <table:table-cell office:value-type="float" office:value="12.6599" calcext:value-type="float">
            <text:p>12,6599</text:p>
          </table:table-cell>
        </table:table-row>
        <table:table-row table:style-name="ro1">
          <table:table-cell office:value-type="float" office:value="28.999" calcext:value-type="float">
            <text:p>28,999</text:p>
          </table:table-cell>
          <table:table-cell office:value-type="float" office:value="12.6257" calcext:value-type="float">
            <text:p>12,6257</text:p>
          </table:table-cell>
        </table:table-row>
        <table:table-row table:style-name="ro1">
          <table:table-cell office:value-type="float" office:value="29.999" calcext:value-type="float">
            <text:p>29,999</text:p>
          </table:table-cell>
          <table:table-cell office:value-type="float" office:value="12.5311" calcext:value-type="float">
            <text:p>12,5311</text:p>
          </table:table-cell>
        </table:table-row>
        <table:table-row table:style-name="ro1">
          <table:table-cell office:value-type="float" office:value="30.999" calcext:value-type="float">
            <text:p>30,999</text:p>
          </table:table-cell>
          <table:table-cell office:value-type="float" office:value="12.5508" calcext:value-type="float">
            <text:p>12,5508</text:p>
          </table:table-cell>
        </table:table-row>
        <table:table-row table:style-name="ro1">
          <table:table-cell office:value-type="float" office:value="31.999" calcext:value-type="float">
            <text:p>31,999</text:p>
          </table:table-cell>
          <table:table-cell office:value-type="float" office:value="12.603" calcext:value-type="float">
            <text:p>12,603</text:p>
          </table:table-cell>
        </table:table-row>
        <table:table-row table:style-name="ro1">
          <table:table-cell office:value-type="float" office:value="32.999" calcext:value-type="float">
            <text:p>32,999</text:p>
          </table:table-cell>
          <table:table-cell office:value-type="float" office:value="12.5862" calcext:value-type="float">
            <text:p>12,586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2.5772" calcext:value-type="float">
            <text:p>12,5772</text:p>
          </table:table-cell>
        </table:table-row>
        <table:table-row table:style-name="ro1">
          <table:table-cell office:value-type="float" office:value="34.999" calcext:value-type="float">
            <text:p>34,999</text:p>
          </table:table-cell>
          <table:table-cell office:value-type="float" office:value="12.5763" calcext:value-type="float">
            <text:p>12,5763</text:p>
          </table:table-cell>
        </table:table-row>
        <table:table-row table:style-name="ro1">
          <table:table-cell office:value-type="float" office:value="35.999" calcext:value-type="float">
            <text:p>35,999</text:p>
          </table:table-cell>
          <table:table-cell office:value-type="float" office:value="12.5414" calcext:value-type="float">
            <text:p>12,5414</text:p>
          </table:table-cell>
        </table:table-row>
        <table:table-row table:style-name="ro1">
          <table:table-cell office:value-type="float" office:value="36.999" calcext:value-type="float">
            <text:p>36,999</text:p>
          </table:table-cell>
          <table:table-cell office:value-type="float" office:value="12.5051" calcext:value-type="float">
            <text:p>12,5051</text:p>
          </table:table-cell>
        </table:table-row>
        <table:table-row table:style-name="ro1">
          <table:table-cell office:value-type="float" office:value="37.999" calcext:value-type="float">
            <text:p>37,999</text:p>
          </table:table-cell>
          <table:table-cell office:value-type="float" office:value="12.5209" calcext:value-type="float">
            <text:p>12,5209</text:p>
          </table:table-cell>
        </table:table-row>
        <table:table-row table:style-name="ro1">
          <table:table-cell office:value-type="float" office:value="38.999" calcext:value-type="float">
            <text:p>38,999</text:p>
          </table:table-cell>
          <table:table-cell office:value-type="float" office:value="12.5282" calcext:value-type="float">
            <text:p>12,5282</text:p>
          </table:table-cell>
        </table:table-row>
        <table:table-row table:style-name="ro1">
          <table:table-cell office:value-type="float" office:value="39.999" calcext:value-type="float">
            <text:p>39,999</text:p>
          </table:table-cell>
          <table:table-cell office:value-type="float" office:value="12.4629" calcext:value-type="float">
            <text:p>12,4629</text:p>
          </table:table-cell>
        </table:table-row>
        <table:table-row table:style-name="ro1">
          <table:table-cell office:value-type="float" office:value="40.999" calcext:value-type="float">
            <text:p>40,999</text:p>
          </table:table-cell>
          <table:table-cell office:value-type="float" office:value="12.4503" calcext:value-type="float">
            <text:p>12,4503</text:p>
          </table:table-cell>
        </table:table-row>
        <table:table-row table:style-name="ro1">
          <table:table-cell office:value-type="float" office:value="41.999" calcext:value-type="float">
            <text:p>41,999</text:p>
          </table:table-cell>
          <table:table-cell office:value-type="float" office:value="12.4534" calcext:value-type="float">
            <text:p>12,4534</text:p>
          </table:table-cell>
        </table:table-row>
        <table:table-row table:style-name="ro1">
          <table:table-cell office:value-type="float" office:value="42.999" calcext:value-type="float">
            <text:p>42,999</text:p>
          </table:table-cell>
          <table:table-cell office:value-type="float" office:value="12.463" calcext:value-type="float">
            <text:p>12,463</text:p>
          </table:table-cell>
        </table:table-row>
        <table:table-row table:style-name="ro1">
          <table:table-cell office:value-type="float" office:value="43.999" calcext:value-type="float">
            <text:p>43,999</text:p>
          </table:table-cell>
          <table:table-cell office:value-type="float" office:value="12.49" calcext:value-type="float">
            <text:p>12,49</text:p>
          </table:table-cell>
        </table:table-row>
        <table:table-row table:style-name="ro1">
          <table:table-cell office:value-type="float" office:value="44.999" calcext:value-type="float">
            <text:p>44,999</text:p>
          </table:table-cell>
          <table:table-cell office:value-type="float" office:value="12.4312" calcext:value-type="float">
            <text:p>12,4312</text:p>
          </table:table-cell>
        </table:table-row>
        <table:table-row table:style-name="ro1">
          <table:table-cell office:value-type="float" office:value="45.999" calcext:value-type="float">
            <text:p>45,999</text:p>
          </table:table-cell>
          <table:table-cell office:value-type="float" office:value="12.4117" calcext:value-type="float">
            <text:p>12,4117</text:p>
          </table:table-cell>
        </table:table-row>
        <table:table-row table:style-name="ro1">
          <table:table-cell office:value-type="float" office:value="46.999" calcext:value-type="float">
            <text:p>46,999</text:p>
          </table:table-cell>
          <table:table-cell office:value-type="float" office:value="12.4254" calcext:value-type="float">
            <text:p>12,4254</text:p>
          </table:table-cell>
        </table:table-row>
        <table:table-row table:style-name="ro1">
          <table:table-cell office:value-type="float" office:value="47.999" calcext:value-type="float">
            <text:p>47,999</text:p>
          </table:table-cell>
          <table:table-cell office:value-type="float" office:value="12.38" calcext:value-type="float">
            <text:p>12,38</text:p>
          </table:table-cell>
        </table:table-row>
        <table:table-row table:style-name="ro1">
          <table:table-cell office:value-type="float" office:value="48.999" calcext:value-type="float">
            <text:p>48,999</text:p>
          </table:table-cell>
          <table:table-cell office:value-type="float" office:value="12.4184" calcext:value-type="float">
            <text:p>12,4184</text:p>
          </table:table-cell>
        </table:table-row>
        <table:table-row table:style-name="ro1">
          <table:table-cell office:value-type="float" office:value="49.999" calcext:value-type="float">
            <text:p>49,999</text:p>
          </table:table-cell>
          <table:table-cell office:value-type="float" office:value="12.4049" calcext:value-type="float">
            <text:p>12,4049</text:p>
          </table:table-cell>
        </table:table-row>
        <table:table-row table:style-name="ro1">
          <table:table-cell office:value-type="float" office:value="50.999" calcext:value-type="float">
            <text:p>50,999</text:p>
          </table:table-cell>
          <table:table-cell office:value-type="float" office:value="12.3881" calcext:value-type="float">
            <text:p>12,3881</text:p>
          </table:table-cell>
        </table:table-row>
        <table:table-row table:style-name="ro1">
          <table:table-cell office:value-type="float" office:value="51.999" calcext:value-type="float">
            <text:p>51,999</text:p>
          </table:table-cell>
          <table:table-cell office:value-type="float" office:value="12.3512" calcext:value-type="float">
            <text:p>12,3512</text:p>
          </table:table-cell>
        </table:table-row>
        <table:table-row table:style-name="ro1">
          <table:table-cell office:value-type="float" office:value="52.999" calcext:value-type="float">
            <text:p>52,999</text:p>
          </table:table-cell>
          <table:table-cell office:value-type="float" office:value="12.3406" calcext:value-type="float">
            <text:p>12,3406</text:p>
          </table:table-cell>
        </table:table-row>
        <table:table-row table:style-name="ro1">
          <table:table-cell office:value-type="float" office:value="53.999" calcext:value-type="float">
            <text:p>53,999</text:p>
          </table:table-cell>
          <table:table-cell office:value-type="float" office:value="12.3178" calcext:value-type="float">
            <text:p>12,3178</text:p>
          </table:table-cell>
        </table:table-row>
        <table:table-row table:style-name="ro1">
          <table:table-cell office:value-type="float" office:value="54.999" calcext:value-type="float">
            <text:p>54,999</text:p>
          </table:table-cell>
          <table:table-cell office:value-type="float" office:value="12.3065" calcext:value-type="float">
            <text:p>12,3065</text:p>
          </table:table-cell>
        </table:table-row>
        <table:table-row table:style-name="ro1">
          <table:table-cell office:value-type="float" office:value="55.999" calcext:value-type="float">
            <text:p>55,999</text:p>
          </table:table-cell>
          <table:table-cell office:value-type="float" office:value="12.2764" calcext:value-type="float">
            <text:p>12,2764</text:p>
          </table:table-cell>
        </table:table-row>
        <table:table-row table:style-name="ro1">
          <table:table-cell office:value-type="float" office:value="56.999" calcext:value-type="float">
            <text:p>56,999</text:p>
          </table:table-cell>
          <table:table-cell office:value-type="float" office:value="12.2857" calcext:value-type="float">
            <text:p>12,2857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2.2739" calcext:value-type="float">
            <text:p>12,2739</text:p>
          </table:table-cell>
        </table:table-row>
        <table:table-row table:style-name="ro1">
          <table:table-cell office:value-type="float" office:value="58.999" calcext:value-type="float">
            <text:p>58,999</text:p>
          </table:table-cell>
          <table:table-cell office:value-type="float" office:value="12.2973" calcext:value-type="float">
            <text:p>12,2973</text:p>
          </table:table-cell>
        </table:table-row>
        <table:table-row table:style-name="ro1">
          <table:table-cell office:value-type="float" office:value="59.999" calcext:value-type="float">
            <text:p>59,999</text:p>
          </table:table-cell>
          <table:table-cell office:value-type="float" office:value="12.3141" calcext:value-type="float">
            <text:p>12,3141</text:p>
          </table:table-cell>
        </table:table-row>
        <table:table-row table:style-name="ro1">
          <table:table-cell office:value-type="float" office:value="60.999" calcext:value-type="float">
            <text:p>60,999</text:p>
          </table:table-cell>
          <table:table-cell office:value-type="float" office:value="12.2711" calcext:value-type="float">
            <text:p>12,2711</text:p>
          </table:table-cell>
        </table:table-row>
        <table:table-row table:style-name="ro1">
          <table:table-cell office:value-type="float" office:value="61.999" calcext:value-type="float">
            <text:p>61,999</text:p>
          </table:table-cell>
          <table:table-cell office:value-type="float" office:value="12.2493" calcext:value-type="float">
            <text:p>12,2493</text:p>
          </table:table-cell>
        </table:table-row>
        <table:table-row table:style-name="ro1">
          <table:table-cell office:value-type="float" office:value="62.999" calcext:value-type="float">
            <text:p>62,999</text:p>
          </table:table-cell>
          <table:table-cell office:value-type="float" office:value="12.2695" calcext:value-type="float">
            <text:p>12,2695</text:p>
          </table:table-cell>
        </table:table-row>
        <table:table-row table:style-name="ro1">
          <table:table-cell office:value-type="float" office:value="63.999" calcext:value-type="float">
            <text:p>63,999</text:p>
          </table:table-cell>
          <table:table-cell office:value-type="float" office:value="12.2882" calcext:value-type="float">
            <text:p>12,2882</text:p>
          </table:table-cell>
        </table:table-row>
        <table:table-row table:style-name="ro1">
          <table:table-cell office:value-type="float" office:value="64.999" calcext:value-type="float">
            <text:p>64,999</text:p>
          </table:table-cell>
          <table:table-cell office:value-type="float" office:value="12.2457" calcext:value-type="float">
            <text:p>12,2457</text:p>
          </table:table-cell>
        </table:table-row>
        <table:table-row table:style-name="ro1">
          <table:table-cell office:value-type="float" office:value="65.999" calcext:value-type="float">
            <text:p>65,999</text:p>
          </table:table-cell>
          <table:table-cell office:value-type="float" office:value="12.2147" calcext:value-type="float">
            <text:p>12,2147</text:p>
          </table:table-cell>
        </table:table-row>
        <table:table-row table:style-name="ro1">
          <table:table-cell office:value-type="float" office:value="66.999" calcext:value-type="float">
            <text:p>66,999</text:p>
          </table:table-cell>
          <table:table-cell office:value-type="float" office:value="12.1961" calcext:value-type="float">
            <text:p>12,1961</text:p>
          </table:table-cell>
        </table:table-row>
        <table:table-row table:style-name="ro1">
          <table:table-cell office:value-type="float" office:value="67.999" calcext:value-type="float">
            <text:p>67,999</text:p>
          </table:table-cell>
          <table:table-cell office:value-type="float" office:value="12.2156" calcext:value-type="float">
            <text:p>12,2156</text:p>
          </table:table-cell>
        </table:table-row>
        <table:table-row table:style-name="ro1">
          <table:table-cell office:value-type="float" office:value="68.999" calcext:value-type="float">
            <text:p>68,999</text:p>
          </table:table-cell>
          <table:table-cell office:value-type="float" office:value="12.2439" calcext:value-type="float">
            <text:p>12,2439</text:p>
          </table:table-cell>
        </table:table-row>
        <table:table-row table:style-name="ro1">
          <table:table-cell office:value-type="float" office:value="69.999" calcext:value-type="float">
            <text:p>69,999</text:p>
          </table:table-cell>
          <table:table-cell office:value-type="float" office:value="12.2178" calcext:value-type="float">
            <text:p>12,2178</text:p>
          </table:table-cell>
        </table:table-row>
        <table:table-row table:style-name="ro1">
          <table:table-cell office:value-type="float" office:value="70.999" calcext:value-type="float">
            <text:p>70,999</text:p>
          </table:table-cell>
          <table:table-cell office:value-type="float" office:value="12.2247" calcext:value-type="float">
            <text:p>12,2247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2.2705" calcext:value-type="float">
            <text:p>12,2705</text:p>
          </table:table-cell>
        </table:table-row>
        <table:table-row table:style-name="ro1">
          <table:table-cell office:value-type="float" office:value="72.999" calcext:value-type="float">
            <text:p>72,999</text:p>
          </table:table-cell>
          <table:table-cell office:value-type="float" office:value="12.2263" calcext:value-type="float">
            <text:p>12,2263</text:p>
          </table:table-cell>
        </table:table-row>
        <table:table-row table:style-name="ro1">
          <table:table-cell office:value-type="float" office:value="73.999" calcext:value-type="float">
            <text:p>73,999</text:p>
          </table:table-cell>
          <table:table-cell office:value-type="float" office:value="12.168" calcext:value-type="float">
            <text:p>12,168</text:p>
          </table:table-cell>
        </table:table-row>
        <table:table-row table:style-name="ro1">
          <table:table-cell office:value-type="float" office:value="74.999" calcext:value-type="float">
            <text:p>74,999</text:p>
          </table:table-cell>
          <table:table-cell office:value-type="float" office:value="12.1474" calcext:value-type="float">
            <text:p>12,1474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2.119" calcext:value-type="float">
            <text:p>12,119</text:p>
          </table:table-cell>
        </table:table-row>
        <table:table-row table:style-name="ro1">
          <table:table-cell office:value-type="float" office:value="76.999" calcext:value-type="float">
            <text:p>76,999</text:p>
          </table:table-cell>
          <table:table-cell office:value-type="float" office:value="12.108" calcext:value-type="float">
            <text:p>12,108</text:p>
          </table:table-cell>
        </table:table-row>
        <table:table-row table:style-name="ro1">
          <table:table-cell office:value-type="float" office:value="77.999" calcext:value-type="float">
            <text:p>77,999</text:p>
          </table:table-cell>
          <table:table-cell office:value-type="float" office:value="12.1257" calcext:value-type="float">
            <text:p>12,1257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2.1116" calcext:value-type="float">
            <text:p>12,1116</text:p>
          </table:table-cell>
        </table:table-row>
        <table:table-row table:style-name="ro1">
          <table:table-cell office:value-type="float" office:value="79.999" calcext:value-type="float">
            <text:p>79,999</text:p>
          </table:table-cell>
          <table:table-cell office:value-type="float" office:value="12.1282" calcext:value-type="float">
            <text:p>12,1282</text:p>
          </table:table-cell>
        </table:table-row>
        <table:table-row table:style-name="ro1">
          <table:table-cell office:value-type="float" office:value="80.999" calcext:value-type="float">
            <text:p>80,999</text:p>
          </table:table-cell>
          <table:table-cell office:value-type="float" office:value="12.1435" calcext:value-type="float">
            <text:p>12,1435</text:p>
          </table:table-cell>
        </table:table-row>
        <table:table-row table:style-name="ro1">
          <table:table-cell office:value-type="float" office:value="81.999" calcext:value-type="float">
            <text:p>81,999</text:p>
          </table:table-cell>
          <table:table-cell office:value-type="float" office:value="12.1242" calcext:value-type="float">
            <text:p>12,1242</text:p>
          </table:table-cell>
        </table:table-row>
        <table:table-row table:style-name="ro1">
          <table:table-cell office:value-type="float" office:value="82.999" calcext:value-type="float">
            <text:p>82,999</text:p>
          </table:table-cell>
          <table:table-cell office:value-type="float" office:value="12.0662" calcext:value-type="float">
            <text:p>12,0662</text:p>
          </table:table-cell>
        </table:table-row>
        <table:table-row table:style-name="ro1">
          <table:table-cell office:value-type="float" office:value="83.999" calcext:value-type="float">
            <text:p>83,999</text:p>
          </table:table-cell>
          <table:table-cell office:value-type="float" office:value="12.0829" calcext:value-type="float">
            <text:p>12,0829</text:p>
          </table:table-cell>
        </table:table-row>
        <table:table-row table:style-name="ro1">
          <table:table-cell office:value-type="float" office:value="84.999" calcext:value-type="float">
            <text:p>84,999</text:p>
          </table:table-cell>
          <table:table-cell office:value-type="float" office:value="12.1006" calcext:value-type="float">
            <text:p>12,1006</text:p>
          </table:table-cell>
        </table:table-row>
        <table:table-row table:style-name="ro1">
          <table:table-cell office:value-type="float" office:value="85.999" calcext:value-type="float">
            <text:p>85,999</text:p>
          </table:table-cell>
          <table:table-cell office:value-type="float" office:value="12.0859" calcext:value-type="float">
            <text:p>12,0859</text:p>
          </table:table-cell>
        </table:table-row>
        <table:table-row table:style-name="ro1">
          <table:table-cell office:value-type="float" office:value="86.999" calcext:value-type="float">
            <text:p>86,999</text:p>
          </table:table-cell>
          <table:table-cell office:value-type="float" office:value="12.0914" calcext:value-type="float">
            <text:p>12,0914</text:p>
          </table:table-cell>
        </table:table-row>
        <table:table-row table:style-name="ro1">
          <table:table-cell office:value-type="float" office:value="87.999" calcext:value-type="float">
            <text:p>87,999</text:p>
          </table:table-cell>
          <table:table-cell office:value-type="float" office:value="12.1078" calcext:value-type="float">
            <text:p>12,1078</text:p>
          </table:table-cell>
        </table:table-row>
        <table:table-row table:style-name="ro1">
          <table:table-cell office:value-type="float" office:value="88.999" calcext:value-type="float">
            <text:p>88,999</text:p>
          </table:table-cell>
          <table:table-cell office:value-type="float" office:value="12.064" calcext:value-type="float">
            <text:p>12,064</text:p>
          </table:table-cell>
        </table:table-row>
        <table:table-row table:style-name="ro1">
          <table:table-cell office:value-type="float" office:value="89.999" calcext:value-type="float">
            <text:p>89,999</text:p>
          </table:table-cell>
          <table:table-cell office:value-type="float" office:value="12.0094" calcext:value-type="float">
            <text:p>12,0094</text:p>
          </table:table-cell>
        </table:table-row>
        <table:table-row table:style-name="ro1">
          <table:table-cell office:value-type="float" office:value="90.999" calcext:value-type="float">
            <text:p>90,999</text:p>
          </table:table-cell>
          <table:table-cell office:value-type="float" office:value="11.9711" calcext:value-type="float">
            <text:p>11,9711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1.9898" calcext:value-type="float">
            <text:p>11,9898</text:p>
          </table:table-cell>
        </table:table-row>
        <table:table-row table:style-name="ro1">
          <table:table-cell office:value-type="float" office:value="92.999" calcext:value-type="float">
            <text:p>92,999</text:p>
          </table:table-cell>
          <table:table-cell office:value-type="float" office:value="11.9645" calcext:value-type="float">
            <text:p>11,9645</text:p>
          </table:table-cell>
        </table:table-row>
        <table:table-row table:style-name="ro1">
          <table:table-cell office:value-type="float" office:value="93.999" calcext:value-type="float">
            <text:p>93,999</text:p>
          </table:table-cell>
          <table:table-cell office:value-type="float" office:value="11.9529" calcext:value-type="float">
            <text:p>11,9529</text:p>
          </table:table-cell>
        </table:table-row>
        <table:table-row table:style-name="ro1">
          <table:table-cell office:value-type="float" office:value="94.999" calcext:value-type="float">
            <text:p>94,999</text:p>
          </table:table-cell>
          <table:table-cell office:value-type="float" office:value="11.9215" calcext:value-type="float">
            <text:p>11,9215</text:p>
          </table:table-cell>
        </table:table-row>
        <table:table-row table:style-name="ro1">
          <table:table-cell office:value-type="float" office:value="95.999" calcext:value-type="float">
            <text:p>95,999</text:p>
          </table:table-cell>
          <table:table-cell office:value-type="float" office:value="11.8848" calcext:value-type="float">
            <text:p>11,8848</text:p>
          </table:table-cell>
        </table:table-row>
        <table:table-row table:style-name="ro1">
          <table:table-cell office:value-type="float" office:value="96.999" calcext:value-type="float">
            <text:p>96,999</text:p>
          </table:table-cell>
          <table:table-cell office:value-type="float" office:value="11.8495" calcext:value-type="float">
            <text:p>11,8495</text:p>
          </table:table-cell>
        </table:table-row>
        <table:table-row table:style-name="ro1">
          <table:table-cell office:value-type="float" office:value="97.999" calcext:value-type="float">
            <text:p>97,999</text:p>
          </table:table-cell>
          <table:table-cell office:value-type="float" office:value="11.8603" calcext:value-type="float">
            <text:p>11,8603</text:p>
          </table:table-cell>
        </table:table-row>
        <table:table-row table:style-name="ro1">
          <table:table-cell office:value-type="float" office:value="98.999" calcext:value-type="float">
            <text:p>98,999</text:p>
          </table:table-cell>
          <table:table-cell office:value-type="float" office:value="11.8726" calcext:value-type="float">
            <text:p>11,8726</text:p>
          </table:table-cell>
        </table:table-row>
        <table:table-row table:style-name="ro1">
          <table:table-cell office:value-type="float" office:value="99.999" calcext:value-type="float">
            <text:p>99,999</text:p>
          </table:table-cell>
          <table:table-cell office:value-type="float" office:value="11.8624" calcext:value-type="float">
            <text:p>11,8624</text:p>
          </table:table-cell>
        </table:table-row>
        <table:table-row table:style-name="ro1">
          <table:table-cell office:value-type="float" office:value="100.999" calcext:value-type="float">
            <text:p>100,999</text:p>
          </table:table-cell>
          <table:table-cell office:value-type="float" office:value="11.827" calcext:value-type="float">
            <text:p>11,827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1.8098" calcext:value-type="float">
            <text:p>11,8098</text:p>
          </table:table-cell>
        </table:table-row>
        <table:table-row table:style-name="ro1">
          <table:table-cell office:value-type="float" office:value="102.999" calcext:value-type="float">
            <text:p>102,999</text:p>
          </table:table-cell>
          <table:table-cell office:value-type="float" office:value="11.8187" calcext:value-type="float">
            <text:p>11,8187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1.8228" calcext:value-type="float">
            <text:p>11,8228</text:p>
          </table:table-cell>
        </table:table-row>
        <table:table-row table:style-name="ro1">
          <table:table-cell office:value-type="float" office:value="104.999" calcext:value-type="float">
            <text:p>104,999</text:p>
          </table:table-cell>
          <table:table-cell office:value-type="float" office:value="11.831" calcext:value-type="float">
            <text:p>11,831</text:p>
          </table:table-cell>
        </table:table-row>
        <table:table-row table:style-name="ro1">
          <table:table-cell office:value-type="float" office:value="105.999" calcext:value-type="float">
            <text:p>105,999</text:p>
          </table:table-cell>
          <table:table-cell office:value-type="float" office:value="11.7764" calcext:value-type="float">
            <text:p>11,7764</text:p>
          </table:table-cell>
        </table:table-row>
        <table:table-row table:style-name="ro1">
          <table:table-cell office:value-type="float" office:value="106.999" calcext:value-type="float">
            <text:p>106,999</text:p>
          </table:table-cell>
          <table:table-cell office:value-type="float" office:value="11.7477" calcext:value-type="float">
            <text:p>11,7477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1.7644" calcext:value-type="float">
            <text:p>11,7644</text:p>
          </table:table-cell>
        </table:table-row>
        <table:table-row table:style-name="ro1">
          <table:table-cell office:value-type="float" office:value="108.999" calcext:value-type="float">
            <text:p>108,999</text:p>
          </table:table-cell>
          <table:table-cell office:value-type="float" office:value="11.7544" calcext:value-type="float">
            <text:p>11,7544</text:p>
          </table:table-cell>
        </table:table-row>
        <table:table-row table:style-name="ro1">
          <table:table-cell office:value-type="float" office:value="109.999" calcext:value-type="float">
            <text:p>109,999</text:p>
          </table:table-cell>
          <table:table-cell office:value-type="float" office:value="11.7931" calcext:value-type="float">
            <text:p>11,7931</text:p>
          </table:table-cell>
        </table:table-row>
        <table:table-row table:style-name="ro1">
          <table:table-cell office:value-type="float" office:value="110.999" calcext:value-type="float">
            <text:p>110,999</text:p>
          </table:table-cell>
          <table:table-cell office:value-type="float" office:value="11.8601" calcext:value-type="float">
            <text:p>11,8601</text:p>
          </table:table-cell>
        </table:table-row>
        <table:table-row table:style-name="ro1">
          <table:table-cell office:value-type="float" office:value="111.999" calcext:value-type="float">
            <text:p>111,999</text:p>
          </table:table-cell>
          <table:table-cell office:value-type="float" office:value="11.8628" calcext:value-type="float">
            <text:p>11,8628</text:p>
          </table:table-cell>
        </table:table-row>
        <table:table-row table:style-name="ro1">
          <table:table-cell office:value-type="float" office:value="112.999" calcext:value-type="float">
            <text:p>112,999</text:p>
          </table:table-cell>
          <table:table-cell office:value-type="float" office:value="11.8309" calcext:value-type="float">
            <text:p>11,8309</text:p>
          </table:table-cell>
        </table:table-row>
        <table:table-row table:style-name="ro1">
          <table:table-cell office:value-type="float" office:value="113.999" calcext:value-type="float">
            <text:p>113,999</text:p>
          </table:table-cell>
          <table:table-cell office:value-type="float" office:value="11.8363" calcext:value-type="float">
            <text:p>11,8363</text:p>
          </table:table-cell>
        </table:table-row>
        <table:table-row table:style-name="ro1">
          <table:table-cell office:value-type="float" office:value="114.999" calcext:value-type="float">
            <text:p>114,999</text:p>
          </table:table-cell>
          <table:table-cell office:value-type="float" office:value="11.8398" calcext:value-type="float">
            <text:p>11,8398</text:p>
          </table:table-cell>
        </table:table-row>
        <table:table-row table:style-name="ro1">
          <table:table-cell office:value-type="float" office:value="115.999" calcext:value-type="float">
            <text:p>115,999</text:p>
          </table:table-cell>
          <table:table-cell office:value-type="float" office:value="11.7916" calcext:value-type="float">
            <text:p>11,7916</text:p>
          </table:table-cell>
        </table:table-row>
        <table:table-row table:style-name="ro1">
          <table:table-cell office:value-type="float" office:value="116.999" calcext:value-type="float">
            <text:p>116,999</text:p>
          </table:table-cell>
          <table:table-cell office:value-type="float" office:value="11.7703" calcext:value-type="float">
            <text:p>11,7703</text:p>
          </table:table-cell>
        </table:table-row>
        <table:table-row table:style-name="ro1">
          <table:table-cell office:value-type="float" office:value="117.999" calcext:value-type="float">
            <text:p>117,999</text:p>
          </table:table-cell>
          <table:table-cell office:value-type="float" office:value="11.7722" calcext:value-type="float">
            <text:p>11,7722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1.813" calcext:value-type="float">
            <text:p>11,813</text:p>
          </table:table-cell>
        </table:table-row>
        <table:table-row table:style-name="ro1">
          <table:table-cell office:value-type="float" office:value="119.999" calcext:value-type="float">
            <text:p>119,999</text:p>
          </table:table-cell>
          <table:table-cell office:value-type="float" office:value="11.769" calcext:value-type="float">
            <text:p>11,769</text:p>
          </table:table-cell>
        </table:table-row>
        <table:table-row table:style-name="ro1">
          <table:table-cell office:value-type="float" office:value="120.999" calcext:value-type="float">
            <text:p>120,999</text:p>
          </table:table-cell>
          <table:table-cell office:value-type="float" office:value="11.7558" calcext:value-type="float">
            <text:p>11,7558</text:p>
          </table:table-cell>
        </table:table-row>
        <table:table-row table:style-name="ro1">
          <table:table-cell office:value-type="float" office:value="121.999" calcext:value-type="float">
            <text:p>121,999</text:p>
          </table:table-cell>
          <table:table-cell office:value-type="float" office:value="11.7301" calcext:value-type="float">
            <text:p>11,7301</text:p>
          </table:table-cell>
        </table:table-row>
        <table:table-row table:style-name="ro1">
          <table:table-cell office:value-type="float" office:value="122.999" calcext:value-type="float">
            <text:p>122,999</text:p>
          </table:table-cell>
          <table:table-cell office:value-type="float" office:value="11.7348" calcext:value-type="float">
            <text:p>11,7348</text:p>
          </table:table-cell>
        </table:table-row>
        <table:table-row table:style-name="ro1">
          <table:table-cell office:value-type="float" office:value="123.999" calcext:value-type="float">
            <text:p>123,999</text:p>
          </table:table-cell>
          <table:table-cell office:value-type="float" office:value="11.687" calcext:value-type="float">
            <text:p>11,687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1.644" calcext:value-type="float">
            <text:p>11,644</text:p>
          </table:table-cell>
        </table:table-row>
        <table:table-row table:style-name="ro1">
          <table:table-cell office:value-type="float" office:value="125.999" calcext:value-type="float">
            <text:p>125,999</text:p>
          </table:table-cell>
          <table:table-cell office:value-type="float" office:value="11.6097" calcext:value-type="float">
            <text:p>11,6097</text:p>
          </table:table-cell>
        </table:table-row>
        <table:table-row table:style-name="ro1">
          <table:table-cell office:value-type="float" office:value="126.999" calcext:value-type="float">
            <text:p>126,999</text:p>
          </table:table-cell>
          <table:table-cell office:value-type="float" office:value="11.6093" calcext:value-type="float">
            <text:p>11,6093</text:p>
          </table:table-cell>
        </table:table-row>
        <table:table-row table:style-name="ro1">
          <table:table-cell office:value-type="float" office:value="127.999" calcext:value-type="float">
            <text:p>127,999</text:p>
          </table:table-cell>
          <table:table-cell office:value-type="float" office:value="11.6187" calcext:value-type="float">
            <text:p>11,6187</text:p>
          </table:table-cell>
        </table:table-row>
        <table:table-row table:style-name="ro1">
          <table:table-cell office:value-type="float" office:value="128.999" calcext:value-type="float">
            <text:p>128,999</text:p>
          </table:table-cell>
          <table:table-cell office:value-type="float" office:value="11.6462" calcext:value-type="float">
            <text:p>11,6462</text:p>
          </table:table-cell>
        </table:table-row>
        <table:table-row table:style-name="ro1">
          <table:table-cell office:value-type="float" office:value="129.999" calcext:value-type="float">
            <text:p>129,999</text:p>
          </table:table-cell>
          <table:table-cell office:value-type="float" office:value="11.6821" calcext:value-type="float">
            <text:p>11,6821</text:p>
          </table:table-cell>
        </table:table-row>
        <table:table-row table:style-name="ro1">
          <table:table-cell office:value-type="float" office:value="130.999" calcext:value-type="float">
            <text:p>130,999</text:p>
          </table:table-cell>
          <table:table-cell office:value-type="float" office:value="11.6949" calcext:value-type="float">
            <text:p>11,6949</text:p>
          </table:table-cell>
        </table:table-row>
        <table:table-row table:style-name="ro1">
          <table:table-cell office:value-type="float" office:value="131.999" calcext:value-type="float">
            <text:p>131,999</text:p>
          </table:table-cell>
          <table:table-cell office:value-type="float" office:value="11.6908" calcext:value-type="float">
            <text:p>11,6908</text:p>
          </table:table-cell>
        </table:table-row>
        <table:table-row table:style-name="ro1">
          <table:table-cell office:value-type="float" office:value="132.999" calcext:value-type="float">
            <text:p>132,999</text:p>
          </table:table-cell>
          <table:table-cell office:value-type="float" office:value="11.6871" calcext:value-type="float">
            <text:p>11,6871</text:p>
          </table:table-cell>
        </table:table-row>
        <table:table-row table:style-name="ro1">
          <table:table-cell office:value-type="float" office:value="133.999" calcext:value-type="float">
            <text:p>133,999</text:p>
          </table:table-cell>
          <table:table-cell office:value-type="float" office:value="11.6529" calcext:value-type="float">
            <text:p>11,6529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1.6424" calcext:value-type="float">
            <text:p>11,6424</text:p>
          </table:table-cell>
        </table:table-row>
        <table:table-row table:style-name="ro1">
          <table:table-cell office:value-type="float" office:value="135.999" calcext:value-type="float">
            <text:p>135,999</text:p>
          </table:table-cell>
          <table:table-cell office:value-type="float" office:value="11.6551" calcext:value-type="float">
            <text:p>11,6551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1.6485" calcext:value-type="float">
            <text:p>11,6485</text:p>
          </table:table-cell>
        </table:table-row>
        <table:table-row table:style-name="ro1">
          <table:table-cell office:value-type="float" office:value="137.999" calcext:value-type="float">
            <text:p>137,999</text:p>
          </table:table-cell>
          <table:table-cell office:value-type="float" office:value="11.6137" calcext:value-type="float">
            <text:p>11,6137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1.6223" calcext:value-type="float">
            <text:p>11,6223</text:p>
          </table:table-cell>
        </table:table-row>
        <table:table-row table:style-name="ro1">
          <table:table-cell office:value-type="float" office:value="139.999" calcext:value-type="float">
            <text:p>139,999</text:p>
          </table:table-cell>
          <table:table-cell office:value-type="float" office:value="11.6482" calcext:value-type="float">
            <text:p>11,6482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1.6205" calcext:value-type="float">
            <text:p>11,6205</text:p>
          </table:table-cell>
        </table:table-row>
        <table:table-row table:style-name="ro1">
          <table:table-cell office:value-type="float" office:value="141.999" calcext:value-type="float">
            <text:p>141,999</text:p>
          </table:table-cell>
          <table:table-cell office:value-type="float" office:value="11.5933" calcext:value-type="float">
            <text:p>11,5933</text:p>
          </table:table-cell>
        </table:table-row>
        <table:table-row table:style-name="ro1">
          <table:table-cell office:value-type="float" office:value="142.999" calcext:value-type="float">
            <text:p>142,999</text:p>
          </table:table-cell>
          <table:table-cell office:value-type="float" office:value="11.5381" calcext:value-type="float">
            <text:p>11,5381</text:p>
          </table:table-cell>
        </table:table-row>
        <table:table-row table:style-name="ro1">
          <table:table-cell office:value-type="float" office:value="143.999" calcext:value-type="float">
            <text:p>143,999</text:p>
          </table:table-cell>
          <table:table-cell office:value-type="float" office:value="11.5614" calcext:value-type="float">
            <text:p>11,5614</text:p>
          </table:table-cell>
        </table:table-row>
        <table:table-row table:style-name="ro1">
          <table:table-cell office:value-type="float" office:value="144.999" calcext:value-type="float">
            <text:p>144,999</text:p>
          </table:table-cell>
          <table:table-cell office:value-type="float" office:value="11.5516" calcext:value-type="float">
            <text:p>11,5516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1.5504" calcext:value-type="float">
            <text:p>11,5504</text:p>
          </table:table-cell>
        </table:table-row>
        <table:table-row table:style-name="ro2">
          <table:table-cell office:value-type="float" office:value="146.999" calcext:value-type="float">
            <text:p>146,999</text:p>
          </table:table-cell>
          <table:table-cell office:value-type="float" office:value="11.5629" calcext:value-type="float">
            <text:p>11,5629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1.5706" calcext:value-type="float">
            <text:p>11,5706</text:p>
          </table:table-cell>
        </table:table-row>
        <table:table-row table:style-name="ro1">
          <table:table-cell office:value-type="float" office:value="148.999" calcext:value-type="float">
            <text:p>148,999</text:p>
          </table:table-cell>
          <table:table-cell office:value-type="float" office:value="11.582" calcext:value-type="float">
            <text:p>11,582</text:p>
          </table:table-cell>
        </table:table-row>
        <table:table-row table:style-name="ro1">
          <table:table-cell office:value-type="float" office:value="149.999" calcext:value-type="float">
            <text:p>149,999</text:p>
          </table:table-cell>
          <table:table-cell office:value-type="float" office:value="11.5449" calcext:value-type="float">
            <text:p>11,5449</text:p>
          </table:table-cell>
        </table:table-row>
        <table:table-row table:style-name="ro1">
          <table:table-cell office:value-type="float" office:value="150.999" calcext:value-type="float">
            <text:p>150,999</text:p>
          </table:table-cell>
          <table:table-cell office:value-type="float" office:value="11.5082" calcext:value-type="float">
            <text:p>11,5082</text:p>
          </table:table-cell>
        </table:table-row>
        <table:table-row table:style-name="ro1">
          <table:table-cell office:value-type="float" office:value="151.999" calcext:value-type="float">
            <text:p>151,999</text:p>
          </table:table-cell>
          <table:table-cell office:value-type="float" office:value="11.4918" calcext:value-type="float">
            <text:p>11,4918</text:p>
          </table:table-cell>
        </table:table-row>
        <table:table-row table:style-name="ro1">
          <table:table-cell office:value-type="float" office:value="152.999" calcext:value-type="float">
            <text:p>152,999</text:p>
          </table:table-cell>
          <table:table-cell office:value-type="float" office:value="11.5314" calcext:value-type="float">
            <text:p>11,5314</text:p>
          </table:table-cell>
        </table:table-row>
        <table:table-row table:style-name="ro1">
          <table:table-cell office:value-type="float" office:value="153.999" calcext:value-type="float">
            <text:p>153,999</text:p>
          </table:table-cell>
          <table:table-cell office:value-type="float" office:value="11.5103" calcext:value-type="float">
            <text:p>11,5103</text:p>
          </table:table-cell>
        </table:table-row>
        <table:table-row table:style-name="ro1">
          <table:table-cell office:value-type="float" office:value="154.999" calcext:value-type="float">
            <text:p>154,999</text:p>
          </table:table-cell>
          <table:table-cell office:value-type="float" office:value="11.5288" calcext:value-type="float">
            <text:p>11,5288</text:p>
          </table:table-cell>
        </table:table-row>
        <table:table-row table:style-name="ro1">
          <table:table-cell office:value-type="float" office:value="155.999" calcext:value-type="float">
            <text:p>155,999</text:p>
          </table:table-cell>
          <table:table-cell office:value-type="float" office:value="11.503" calcext:value-type="float">
            <text:p>11,503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1.5084" calcext:value-type="float">
            <text:p>11,5084</text:p>
          </table:table-cell>
        </table:table-row>
        <table:table-row table:style-name="ro1">
          <table:table-cell office:value-type="float" office:value="157.999" calcext:value-type="float">
            <text:p>157,999</text:p>
          </table:table-cell>
          <table:table-cell office:value-type="float" office:value="11.5363" calcext:value-type="float">
            <text:p>11,5363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1.5264" calcext:value-type="float">
            <text:p>11,5264</text:p>
          </table:table-cell>
        </table:table-row>
        <table:table-row table:style-name="ro1">
          <table:table-cell office:value-type="float" office:value="159.999" calcext:value-type="float">
            <text:p>159,999</text:p>
          </table:table-cell>
          <table:table-cell office:value-type="float" office:value="11.5117" calcext:value-type="float">
            <text:p>11,5117</text:p>
          </table:table-cell>
        </table:table-row>
        <table:table-row table:style-name="ro1">
          <table:table-cell office:value-type="float" office:value="160.999" calcext:value-type="float">
            <text:p>160,999</text:p>
          </table:table-cell>
          <table:table-cell office:value-type="float" office:value="11.5158" calcext:value-type="float">
            <text:p>11,5158</text:p>
          </table:table-cell>
        </table:table-row>
        <table:table-row table:style-name="ro1">
          <table:table-cell office:value-type="float" office:value="161.999" calcext:value-type="float">
            <text:p>161,999</text:p>
          </table:table-cell>
          <table:table-cell office:value-type="float" office:value="11.4888" calcext:value-type="float">
            <text:p>11,4888</text:p>
          </table:table-cell>
        </table:table-row>
        <table:table-row table:style-name="ro1">
          <table:table-cell office:value-type="float" office:value="162.999" calcext:value-type="float">
            <text:p>162,999</text:p>
          </table:table-cell>
          <table:table-cell office:value-type="float" office:value="11.4386" calcext:value-type="float">
            <text:p>11,4386</text:p>
          </table:table-cell>
        </table:table-row>
        <table:table-row table:style-name="ro1">
          <table:table-cell office:value-type="float" office:value="163.999" calcext:value-type="float">
            <text:p>163,999</text:p>
          </table:table-cell>
          <table:table-cell office:value-type="float" office:value="11.4275" calcext:value-type="float">
            <text:p>11,4275</text:p>
          </table:table-cell>
        </table:table-row>
        <table:table-row table:style-name="ro1">
          <table:table-cell office:value-type="float" office:value="164.999" calcext:value-type="float">
            <text:p>164,999</text:p>
          </table:table-cell>
          <table:table-cell office:value-type="float" office:value="11.3962" calcext:value-type="float">
            <text:p>11,3962</text:p>
          </table:table-cell>
        </table:table-row>
        <table:table-row table:style-name="ro1">
          <table:table-cell office:value-type="float" office:value="165.999" calcext:value-type="float">
            <text:p>165,999</text:p>
          </table:table-cell>
          <table:table-cell office:value-type="float" office:value="11.3964" calcext:value-type="float">
            <text:p>11,3964</text:p>
          </table:table-cell>
        </table:table-row>
        <table:table-row table:style-name="ro1">
          <table:table-cell office:value-type="float" office:value="166.999" calcext:value-type="float">
            <text:p>166,999</text:p>
          </table:table-cell>
          <table:table-cell office:value-type="float" office:value="11.3735" calcext:value-type="float">
            <text:p>11,3735</text:p>
          </table:table-cell>
        </table:table-row>
        <table:table-row table:style-name="ro1">
          <table:table-cell office:value-type="float" office:value="167.999" calcext:value-type="float">
            <text:p>167,999</text:p>
          </table:table-cell>
          <table:table-cell office:value-type="float" office:value="11.3855" calcext:value-type="float">
            <text:p>11,3855</text:p>
          </table:table-cell>
        </table:table-row>
        <table:table-row table:style-name="ro1">
          <table:table-cell office:value-type="float" office:value="168.999" calcext:value-type="float">
            <text:p>168,999</text:p>
          </table:table-cell>
          <table:table-cell office:value-type="float" office:value="11.3835" calcext:value-type="float">
            <text:p>11,3835</text:p>
          </table:table-cell>
        </table:table-row>
        <table:table-row table:style-name="ro1">
          <table:table-cell office:value-type="float" office:value="169.999" calcext:value-type="float">
            <text:p>169,999</text:p>
          </table:table-cell>
          <table:table-cell office:value-type="float" office:value="11.391" calcext:value-type="float">
            <text:p>11,391</text:p>
          </table:table-cell>
        </table:table-row>
        <table:table-row table:style-name="ro1">
          <table:table-cell office:value-type="float" office:value="170.999" calcext:value-type="float">
            <text:p>170,999</text:p>
          </table:table-cell>
          <table:table-cell office:value-type="float" office:value="11.3877" calcext:value-type="float">
            <text:p>11,3877</text:p>
          </table:table-cell>
        </table:table-row>
        <table:table-row table:style-name="ro1">
          <table:table-cell office:value-type="float" office:value="171.999" calcext:value-type="float">
            <text:p>171,999</text:p>
          </table:table-cell>
          <table:table-cell office:value-type="float" office:value="11.3709" calcext:value-type="float">
            <text:p>11,3709</text:p>
          </table:table-cell>
        </table:table-row>
        <table:table-row table:style-name="ro1">
          <table:table-cell office:value-type="float" office:value="172.999" calcext:value-type="float">
            <text:p>172,999</text:p>
          </table:table-cell>
          <table:table-cell office:value-type="float" office:value="11.3987" calcext:value-type="float">
            <text:p>11,3987</text:p>
          </table:table-cell>
        </table:table-row>
        <table:table-row table:style-name="ro1">
          <table:table-cell office:value-type="float" office:value="173.999" calcext:value-type="float">
            <text:p>173,999</text:p>
          </table:table-cell>
          <table:table-cell office:value-type="float" office:value="11.4056" calcext:value-type="float">
            <text:p>11,4056</text:p>
          </table:table-cell>
        </table:table-row>
        <table:table-row table:style-name="ro1">
          <table:table-cell office:value-type="float" office:value="174.999" calcext:value-type="float">
            <text:p>174,999</text:p>
          </table:table-cell>
          <table:table-cell office:value-type="float" office:value="11.4039" calcext:value-type="float">
            <text:p>11,4039</text:p>
          </table:table-cell>
        </table:table-row>
        <table:table-row table:style-name="ro1">
          <table:table-cell office:value-type="float" office:value="175.999" calcext:value-type="float">
            <text:p>175,999</text:p>
          </table:table-cell>
          <table:table-cell office:value-type="float" office:value="11.3781" calcext:value-type="float">
            <text:p>11,3781</text:p>
          </table:table-cell>
        </table:table-row>
        <table:table-row table:style-name="ro1">
          <table:table-cell office:value-type="float" office:value="176.999" calcext:value-type="float">
            <text:p>176,999</text:p>
          </table:table-cell>
          <table:table-cell office:value-type="float" office:value="11.375" calcext:value-type="float">
            <text:p>11,375</text:p>
          </table:table-cell>
        </table:table-row>
        <table:table-row table:style-name="ro1">
          <table:table-cell office:value-type="float" office:value="177.999" calcext:value-type="float">
            <text:p>177,999</text:p>
          </table:table-cell>
          <table:table-cell office:value-type="float" office:value="11.3745" calcext:value-type="float">
            <text:p>11,3745</text:p>
          </table:table-cell>
        </table:table-row>
        <table:table-row table:style-name="ro1">
          <table:table-cell office:value-type="float" office:value="178.999" calcext:value-type="float">
            <text:p>178,999</text:p>
          </table:table-cell>
          <table:table-cell office:value-type="float" office:value="11.3558" calcext:value-type="float">
            <text:p>11,3558</text:p>
          </table:table-cell>
        </table:table-row>
        <table:table-row table:style-name="ro1">
          <table:table-cell office:value-type="float" office:value="179.999" calcext:value-type="float">
            <text:p>179,999</text:p>
          </table:table-cell>
          <table:table-cell office:value-type="float" office:value="11.3238" calcext:value-type="float">
            <text:p>11,3238</text:p>
          </table:table-cell>
        </table:table-row>
        <table:table-row table:style-name="ro1">
          <table:table-cell office:value-type="float" office:value="180.999" calcext:value-type="float">
            <text:p>180,999</text:p>
          </table:table-cell>
          <table:table-cell office:value-type="float" office:value="11.3267" calcext:value-type="float">
            <text:p>11,3267</text:p>
          </table:table-cell>
        </table:table-row>
        <table:table-row table:style-name="ro1">
          <table:table-cell office:value-type="float" office:value="181.999" calcext:value-type="float">
            <text:p>181,999</text:p>
          </table:table-cell>
          <table:table-cell office:value-type="float" office:value="11.3675" calcext:value-type="float">
            <text:p>11,3675</text:p>
          </table:table-cell>
        </table:table-row>
        <table:table-row table:style-name="ro1">
          <table:table-cell office:value-type="float" office:value="182.999" calcext:value-type="float">
            <text:p>182,999</text:p>
          </table:table-cell>
          <table:table-cell office:value-type="float" office:value="11.3672" calcext:value-type="float">
            <text:p>11,3672</text:p>
          </table:table-cell>
        </table:table-row>
        <table:table-row table:style-name="ro1">
          <table:table-cell office:value-type="float" office:value="183.999" calcext:value-type="float">
            <text:p>183,999</text:p>
          </table:table-cell>
          <table:table-cell office:value-type="float" office:value="11.3239" calcext:value-type="float">
            <text:p>11,3239</text:p>
          </table:table-cell>
        </table:table-row>
        <table:table-row table:style-name="ro1">
          <table:table-cell office:value-type="float" office:value="184.999" calcext:value-type="float">
            <text:p>184,999</text:p>
          </table:table-cell>
          <table:table-cell office:value-type="float" office:value="11.3104" calcext:value-type="float">
            <text:p>11,3104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1.3156" calcext:value-type="float">
            <text:p>11,3156</text:p>
          </table:table-cell>
        </table:table-row>
        <table:table-row table:style-name="ro1">
          <table:table-cell office:value-type="float" office:value="186.999" calcext:value-type="float">
            <text:p>186,999</text:p>
          </table:table-cell>
          <table:table-cell office:value-type="float" office:value="11.369" calcext:value-type="float">
            <text:p>11,369</text:p>
          </table:table-cell>
        </table:table-row>
        <table:table-row table:style-name="ro1">
          <table:table-cell office:value-type="float" office:value="187.999" calcext:value-type="float">
            <text:p>187,999</text:p>
          </table:table-cell>
          <table:table-cell office:value-type="float" office:value="11.3119" calcext:value-type="float">
            <text:p>11,3119</text:p>
          </table:table-cell>
        </table:table-row>
        <table:table-row table:style-name="ro1">
          <table:table-cell office:value-type="float" office:value="188.999" calcext:value-type="float">
            <text:p>188,999</text:p>
          </table:table-cell>
          <table:table-cell office:value-type="float" office:value="11.2641" calcext:value-type="float">
            <text:p>11,2641</text:p>
          </table:table-cell>
        </table:table-row>
        <table:table-row table:style-name="ro1">
          <table:table-cell office:value-type="float" office:value="189.999" calcext:value-type="float">
            <text:p>189,999</text:p>
          </table:table-cell>
          <table:table-cell office:value-type="float" office:value="11.2712" calcext:value-type="float">
            <text:p>11,2712</text:p>
          </table:table-cell>
        </table:table-row>
        <table:table-row table:style-name="ro1">
          <table:table-cell office:value-type="float" office:value="190.999" calcext:value-type="float">
            <text:p>190,999</text:p>
          </table:table-cell>
          <table:table-cell office:value-type="float" office:value="11.2532" calcext:value-type="float">
            <text:p>11,2532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1.2322" calcext:value-type="float">
            <text:p>11,2322</text:p>
          </table:table-cell>
        </table:table-row>
        <table:table-row table:style-name="ro1">
          <table:table-cell office:value-type="float" office:value="192.999" calcext:value-type="float">
            <text:p>192,999</text:p>
          </table:table-cell>
          <table:table-cell office:value-type="float" office:value="11.2105" calcext:value-type="float">
            <text:p>11,2105</text:p>
          </table:table-cell>
        </table:table-row>
        <table:table-row table:style-name="ro1">
          <table:table-cell office:value-type="float" office:value="193.999" calcext:value-type="float">
            <text:p>193,999</text:p>
          </table:table-cell>
          <table:table-cell office:value-type="float" office:value="11.1508" calcext:value-type="float">
            <text:p>11,1508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1.1335" calcext:value-type="float">
            <text:p>11,1335</text:p>
          </table:table-cell>
        </table:table-row>
        <table:table-row table:style-name="ro1">
          <table:table-cell office:value-type="float" office:value="195.999" calcext:value-type="float">
            <text:p>195,999</text:p>
          </table:table-cell>
          <table:table-cell office:value-type="float" office:value="11.0446" calcext:value-type="float">
            <text:p>11,0446</text:p>
          </table:table-cell>
        </table:table-row>
        <table:table-row table:style-name="ro1">
          <table:table-cell office:value-type="float" office:value="196.999" calcext:value-type="float">
            <text:p>196,999</text:p>
          </table:table-cell>
          <table:table-cell office:value-type="float" office:value="11.0445" calcext:value-type="float">
            <text:p>11,0445</text:p>
          </table:table-cell>
        </table:table-row>
        <table:table-row table:style-name="ro1">
          <table:table-cell office:value-type="float" office:value="197.999" calcext:value-type="float">
            <text:p>197,999</text:p>
          </table:table-cell>
          <table:table-cell office:value-type="float" office:value="11.0147" calcext:value-type="float">
            <text:p>11,0147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0.994" calcext:value-type="float">
            <text:p>10,994</text:p>
          </table:table-cell>
        </table:table-row>
        <table:table-row table:style-name="ro1">
          <table:table-cell office:value-type="float" office:value="199.999" calcext:value-type="float">
            <text:p>199,999</text:p>
          </table:table-cell>
          <table:table-cell office:value-type="float" office:value="11.0154" calcext:value-type="float">
            <text:p>11,0154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0.9967" calcext:value-type="float">
            <text:p>10,9967</text:p>
          </table:table-cell>
        </table:table-row>
        <table:table-row table:style-name="ro1">
          <table:table-cell office:value-type="float" office:value="201.999" calcext:value-type="float">
            <text:p>201,999</text:p>
          </table:table-cell>
          <table:table-cell office:value-type="float" office:value="11.0103" calcext:value-type="float">
            <text:p>11,0103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1.0727" calcext:value-type="float">
            <text:p>11,0727</text:p>
          </table:table-cell>
        </table:table-row>
        <table:table-row table:style-name="ro1">
          <table:table-cell office:value-type="float" office:value="203.999" calcext:value-type="float">
            <text:p>203,999</text:p>
          </table:table-cell>
          <table:table-cell office:value-type="float" office:value="11.1187" calcext:value-type="float">
            <text:p>11,1187</text:p>
          </table:table-cell>
        </table:table-row>
        <table:table-row table:style-name="ro1">
          <table:table-cell office:value-type="float" office:value="204.999" calcext:value-type="float">
            <text:p>204,999</text:p>
          </table:table-cell>
          <table:table-cell office:value-type="float" office:value="11.0921" calcext:value-type="float">
            <text:p>11,0921</text:p>
          </table:table-cell>
        </table:table-row>
        <table:table-row table:style-name="ro1">
          <table:table-cell office:value-type="float" office:value="205.999" calcext:value-type="float">
            <text:p>205,999</text:p>
          </table:table-cell>
          <table:table-cell office:value-type="float" office:value="11.1361" calcext:value-type="float">
            <text:p>11,1361</text:p>
          </table:table-cell>
        </table:table-row>
        <table:table-row table:style-name="ro1">
          <table:table-cell office:value-type="float" office:value="206.999" calcext:value-type="float">
            <text:p>206,999</text:p>
          </table:table-cell>
          <table:table-cell office:value-type="float" office:value="11.1103" calcext:value-type="float">
            <text:p>11,1103</text:p>
          </table:table-cell>
        </table:table-row>
        <table:table-row table:style-name="ro1">
          <table:table-cell office:value-type="float" office:value="207.999" calcext:value-type="float">
            <text:p>207,999</text:p>
          </table:table-cell>
          <table:table-cell office:value-type="float" office:value="11.1509" calcext:value-type="float">
            <text:p>11,1509</text:p>
          </table:table-cell>
        </table:table-row>
        <table:table-row table:style-name="ro1">
          <table:table-cell office:value-type="float" office:value="208.999" calcext:value-type="float">
            <text:p>208,999</text:p>
          </table:table-cell>
          <table:table-cell office:value-type="float" office:value="11.1539" calcext:value-type="float">
            <text:p>11,1539</text:p>
          </table:table-cell>
        </table:table-row>
        <table:table-row table:style-name="ro1">
          <table:table-cell office:value-type="float" office:value="209.999" calcext:value-type="float">
            <text:p>209,999</text:p>
          </table:table-cell>
          <table:table-cell office:value-type="float" office:value="11.1663" calcext:value-type="float">
            <text:p>11,1663</text:p>
          </table:table-cell>
        </table:table-row>
        <table:table-row table:style-name="ro1">
          <table:table-cell office:value-type="float" office:value="210.999" calcext:value-type="float">
            <text:p>210,999</text:p>
          </table:table-cell>
          <table:table-cell office:value-type="float" office:value="11.1236" calcext:value-type="float">
            <text:p>11,1236</text:p>
          </table:table-cell>
        </table:table-row>
        <table:table-row table:style-name="ro1">
          <table:table-cell office:value-type="float" office:value="211.999" calcext:value-type="float">
            <text:p>211,999</text:p>
          </table:table-cell>
          <table:table-cell office:value-type="float" office:value="11.0698" calcext:value-type="float">
            <text:p>11,0698</text:p>
          </table:table-cell>
        </table:table-row>
        <table:table-row table:style-name="ro1">
          <table:table-cell office:value-type="float" office:value="212.999" calcext:value-type="float">
            <text:p>212,999</text:p>
          </table:table-cell>
          <table:table-cell office:value-type="float" office:value="11.048" calcext:value-type="float">
            <text:p>11,048</text:p>
          </table:table-cell>
        </table:table-row>
        <table:table-row table:style-name="ro1">
          <table:table-cell office:value-type="float" office:value="213.999" calcext:value-type="float">
            <text:p>213,999</text:p>
          </table:table-cell>
          <table:table-cell office:value-type="float" office:value="11.0127" calcext:value-type="float">
            <text:p>11,0127</text:p>
          </table:table-cell>
        </table:table-row>
        <table:table-row table:style-name="ro1">
          <table:table-cell office:value-type="float" office:value="214.999" calcext:value-type="float">
            <text:p>214,999</text:p>
          </table:table-cell>
          <table:table-cell office:value-type="float" office:value="11.0353" calcext:value-type="float">
            <text:p>11,0353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11.0803" calcext:value-type="float">
            <text:p>11,0803</text:p>
          </table:table-cell>
        </table:table-row>
        <table:table-row table:style-name="ro1">
          <table:table-cell office:value-type="float" office:value="216.999" calcext:value-type="float">
            <text:p>216,999</text:p>
          </table:table-cell>
          <table:table-cell office:value-type="float" office:value="11.0219" calcext:value-type="float">
            <text:p>11,0219</text:p>
          </table:table-cell>
        </table:table-row>
        <table:table-row table:style-name="ro1">
          <table:table-cell office:value-type="float" office:value="217.999" calcext:value-type="float">
            <text:p>217,999</text:p>
          </table:table-cell>
          <table:table-cell office:value-type="float" office:value="10.9756" calcext:value-type="float">
            <text:p>10,9756</text:p>
          </table:table-cell>
        </table:table-row>
        <table:table-row table:style-name="ro1">
          <table:table-cell office:value-type="float" office:value="218.999" calcext:value-type="float">
            <text:p>218,999</text:p>
          </table:table-cell>
          <table:table-cell office:value-type="float" office:value="10.9659" calcext:value-type="float">
            <text:p>10,9659</text:p>
          </table:table-cell>
        </table:table-row>
        <table:table-row table:style-name="ro1">
          <table:table-cell office:value-type="float" office:value="219.999" calcext:value-type="float">
            <text:p>219,999</text:p>
          </table:table-cell>
          <table:table-cell office:value-type="float" office:value="10.9489" calcext:value-type="float">
            <text:p>10,9489</text:p>
          </table:table-cell>
        </table:table-row>
        <table:table-row table:style-name="ro1">
          <table:table-cell office:value-type="float" office:value="220.999" calcext:value-type="float">
            <text:p>220,999</text:p>
          </table:table-cell>
          <table:table-cell office:value-type="float" office:value="10.9243" calcext:value-type="float">
            <text:p>10,9243</text:p>
          </table:table-cell>
        </table:table-row>
        <table:table-row table:style-name="ro1">
          <table:table-cell office:value-type="float" office:value="221.999" calcext:value-type="float">
            <text:p>221,999</text:p>
          </table:table-cell>
          <table:table-cell office:value-type="float" office:value="10.9743" calcext:value-type="float">
            <text:p>10,9743</text:p>
          </table:table-cell>
        </table:table-row>
        <table:table-row table:style-name="ro1">
          <table:table-cell office:value-type="float" office:value="222.999" calcext:value-type="float">
            <text:p>222,999</text:p>
          </table:table-cell>
          <table:table-cell office:value-type="float" office:value="10.962" calcext:value-type="float">
            <text:p>10,962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0.9485" calcext:value-type="float">
            <text:p>10,9485</text:p>
          </table:table-cell>
        </table:table-row>
        <table:table-row table:style-name="ro1">
          <table:table-cell office:value-type="float" office:value="225.001" calcext:value-type="float">
            <text:p>225,001</text:p>
          </table:table-cell>
          <table:table-cell office:value-type="float" office:value="11.032" calcext:value-type="float">
            <text:p>11,032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1.0441" calcext:value-type="float">
            <text:p>11,0441</text:p>
          </table:table-cell>
        </table:table-row>
        <table:table-row table:style-name="ro1">
          <table:table-cell office:value-type="float" office:value="226.999" calcext:value-type="float">
            <text:p>226,999</text:p>
          </table:table-cell>
          <table:table-cell office:value-type="float" office:value="11.03" calcext:value-type="float">
            <text:p>11,03</text:p>
          </table:table-cell>
        </table:table-row>
        <table:table-row table:style-name="ro1">
          <table:table-cell office:value-type="float" office:value="227.999" calcext:value-type="float">
            <text:p>227,999</text:p>
          </table:table-cell>
          <table:table-cell office:value-type="float" office:value="11.0327" calcext:value-type="float">
            <text:p>11,0327</text:p>
          </table:table-cell>
        </table:table-row>
        <table:table-row table:style-name="ro1">
          <table:table-cell office:value-type="float" office:value="228.999" calcext:value-type="float">
            <text:p>228,999</text:p>
          </table:table-cell>
          <table:table-cell office:value-type="float" office:value="11.0933" calcext:value-type="float">
            <text:p>11,0933</text:p>
          </table:table-cell>
        </table:table-row>
        <table:table-row table:style-name="ro1">
          <table:table-cell office:value-type="float" office:value="229.999" calcext:value-type="float">
            <text:p>229,999</text:p>
          </table:table-cell>
          <table:table-cell office:value-type="float" office:value="11.0876" calcext:value-type="float">
            <text:p>11,0876</text:p>
          </table:table-cell>
        </table:table-row>
        <table:table-row table:style-name="ro1">
          <table:table-cell office:value-type="float" office:value="230.999" calcext:value-type="float">
            <text:p>230,999</text:p>
          </table:table-cell>
          <table:table-cell office:value-type="float" office:value="11.0768" calcext:value-type="float">
            <text:p>11,0768</text:p>
          </table:table-cell>
        </table:table-row>
        <table:table-row table:style-name="ro1">
          <table:table-cell office:value-type="float" office:value="231.999" calcext:value-type="float">
            <text:p>231,999</text:p>
          </table:table-cell>
          <table:table-cell office:value-type="float" office:value="10.9865" calcext:value-type="float">
            <text:p>10,9865</text:p>
          </table:table-cell>
        </table:table-row>
        <table:table-row table:style-name="ro1">
          <table:table-cell office:value-type="float" office:value="232.999" calcext:value-type="float">
            <text:p>232,999</text:p>
          </table:table-cell>
          <table:table-cell office:value-type="float" office:value="10.914" calcext:value-type="float">
            <text:p>10,914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0.9131" calcext:value-type="float">
            <text:p>10,9131</text:p>
          </table:table-cell>
        </table:table-row>
        <table:table-row table:style-name="ro1">
          <table:table-cell office:value-type="float" office:value="234.999" calcext:value-type="float">
            <text:p>234,999</text:p>
          </table:table-cell>
          <table:table-cell office:value-type="float" office:value="10.9391" calcext:value-type="float">
            <text:p>10,9391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10.9467" calcext:value-type="float">
            <text:p>10,9467</text:p>
          </table:table-cell>
        </table:table-row>
        <table:table-row table:style-name="ro1">
          <table:table-cell office:value-type="float" office:value="236.999" calcext:value-type="float">
            <text:p>236,999</text:p>
          </table:table-cell>
          <table:table-cell office:value-type="float" office:value="10.9458" calcext:value-type="float">
            <text:p>10,9458</text:p>
          </table:table-cell>
        </table:table-row>
        <table:table-row table:style-name="ro1">
          <table:table-cell office:value-type="float" office:value="237.999" calcext:value-type="float">
            <text:p>237,999</text:p>
          </table:table-cell>
          <table:table-cell office:value-type="float" office:value="10.944" calcext:value-type="float">
            <text:p>10,944</text:p>
          </table:table-cell>
        </table:table-row>
        <table:table-row table:style-name="ro1">
          <table:table-cell office:value-type="float" office:value="238.999" calcext:value-type="float">
            <text:p>238,999</text:p>
          </table:table-cell>
          <table:table-cell office:value-type="float" office:value="10.951" calcext:value-type="float">
            <text:p>10,951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0.8808" calcext:value-type="float">
            <text:p>10,8808</text:p>
          </table:table-cell>
        </table:table-row>
        <table:table-row table:style-name="ro1">
          <table:table-cell office:value-type="float" office:value="240.999" calcext:value-type="float">
            <text:p>240,999</text:p>
          </table:table-cell>
          <table:table-cell office:value-type="float" office:value="10.8945" calcext:value-type="float">
            <text:p>10,8945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10.8472" calcext:value-type="float">
            <text:p>10,8472</text:p>
          </table:table-cell>
        </table:table-row>
        <table:table-row table:style-name="ro1">
          <table:table-cell office:value-type="float" office:value="242.999" calcext:value-type="float">
            <text:p>242,999</text:p>
          </table:table-cell>
          <table:table-cell office:value-type="float" office:value="10.8706" calcext:value-type="float">
            <text:p>10,8706</text:p>
          </table:table-cell>
        </table:table-row>
        <table:table-row table:style-name="ro1">
          <table:table-cell office:value-type="float" office:value="243.999" calcext:value-type="float">
            <text:p>243,999</text:p>
          </table:table-cell>
          <table:table-cell office:value-type="float" office:value="10.8656" calcext:value-type="float">
            <text:p>10,8656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10.8668" calcext:value-type="float">
            <text:p>10,8668</text:p>
          </table:table-cell>
        </table:table-row>
        <table:table-row table:style-name="ro1">
          <table:table-cell office:value-type="float" office:value="245.999" calcext:value-type="float">
            <text:p>245,999</text:p>
          </table:table-cell>
          <table:table-cell office:value-type="float" office:value="10.8866" calcext:value-type="float">
            <text:p>10,8866</text:p>
          </table:table-cell>
        </table:table-row>
        <table:table-row table:style-name="ro1">
          <table:table-cell office:value-type="float" office:value="246.999" calcext:value-type="float">
            <text:p>246,999</text:p>
          </table:table-cell>
          <table:table-cell office:value-type="float" office:value="10.8501" calcext:value-type="float">
            <text:p>10,8501</text:p>
          </table:table-cell>
        </table:table-row>
        <table:table-row table:style-name="ro1">
          <table:table-cell office:value-type="float" office:value="247.999" calcext:value-type="float">
            <text:p>247,999</text:p>
          </table:table-cell>
          <table:table-cell office:value-type="float" office:value="10.8604" calcext:value-type="float">
            <text:p>10,8604</text:p>
          </table:table-cell>
        </table:table-row>
        <table:table-row table:style-name="ro1">
          <table:table-cell office:value-type="float" office:value="248.999" calcext:value-type="float">
            <text:p>248,999</text:p>
          </table:table-cell>
          <table:table-cell office:value-type="float" office:value="10.8068" calcext:value-type="float">
            <text:p>10,8068</text:p>
          </table:table-cell>
        </table:table-row>
        <table:table-row table:style-name="ro1">
          <table:table-cell office:value-type="float" office:value="249.999" calcext:value-type="float">
            <text:p>249,999</text:p>
          </table:table-cell>
          <table:table-cell office:value-type="float" office:value="10.7719" calcext:value-type="float">
            <text:p>10,7719</text:p>
          </table:table-cell>
        </table:table-row>
        <table:table-row table:style-name="ro1">
          <table:table-cell office:value-type="float" office:value="250.999" calcext:value-type="float">
            <text:p>250,999</text:p>
          </table:table-cell>
          <table:table-cell office:value-type="float" office:value="10.7254" calcext:value-type="float">
            <text:p>10,7254</text:p>
          </table:table-cell>
        </table:table-row>
        <table:table-row table:style-name="ro1">
          <table:table-cell office:value-type="float" office:value="251.999" calcext:value-type="float">
            <text:p>251,999</text:p>
          </table:table-cell>
          <table:table-cell office:value-type="float" office:value="10.7472" calcext:value-type="float">
            <text:p>10,7472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0.6891" calcext:value-type="float">
            <text:p>10,6891</text:p>
          </table:table-cell>
        </table:table-row>
        <table:table-row table:style-name="ro1">
          <table:table-cell office:value-type="float" office:value="253.999" calcext:value-type="float">
            <text:p>253,999</text:p>
          </table:table-cell>
          <table:table-cell office:value-type="float" office:value="10.6984" calcext:value-type="float">
            <text:p>10,6984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0.637" calcext:value-type="float">
            <text:p>10,637</text:p>
          </table:table-cell>
        </table:table-row>
        <table:table-row table:style-name="ro1">
          <table:table-cell office:value-type="float" office:value="255.999" calcext:value-type="float">
            <text:p>255,999</text:p>
          </table:table-cell>
          <table:table-cell office:value-type="float" office:value="10.6397" calcext:value-type="float">
            <text:p>10,6397</text:p>
          </table:table-cell>
        </table:table-row>
        <table:table-row table:style-name="ro1">
          <table:table-cell office:value-type="float" office:value="256.999" calcext:value-type="float">
            <text:p>256,999</text:p>
          </table:table-cell>
          <table:table-cell office:value-type="float" office:value="10.6238" calcext:value-type="float">
            <text:p>10,6238</text:p>
          </table:table-cell>
        </table:table-row>
        <table:table-row table:style-name="ro1">
          <table:table-cell office:value-type="float" office:value="257.999" calcext:value-type="float">
            <text:p>257,999</text:p>
          </table:table-cell>
          <table:table-cell office:value-type="float" office:value="10.6163" calcext:value-type="float">
            <text:p>10,6163</text:p>
          </table:table-cell>
        </table:table-row>
        <table:table-row table:style-name="ro1">
          <table:table-cell office:value-type="float" office:value="258.999" calcext:value-type="float">
            <text:p>258,999</text:p>
          </table:table-cell>
          <table:table-cell office:value-type="float" office:value="10.6114" calcext:value-type="float">
            <text:p>10,6114</text:p>
          </table:table-cell>
        </table:table-row>
        <table:table-row table:style-name="ro1">
          <table:table-cell office:value-type="float" office:value="259.999" calcext:value-type="float">
            <text:p>259,999</text:p>
          </table:table-cell>
          <table:table-cell office:value-type="float" office:value="10.6299" calcext:value-type="float">
            <text:p>10,6299</text:p>
          </table:table-cell>
        </table:table-row>
        <table:table-row table:style-name="ro1">
          <table:table-cell office:value-type="float" office:value="260.999" calcext:value-type="float">
            <text:p>260,999</text:p>
          </table:table-cell>
          <table:table-cell office:value-type="float" office:value="10.6087" calcext:value-type="float">
            <text:p>10,6087</text:p>
          </table:table-cell>
        </table:table-row>
        <table:table-row table:style-name="ro1">
          <table:table-cell office:value-type="float" office:value="261.998" calcext:value-type="float">
            <text:p>261,998</text:p>
          </table:table-cell>
          <table:table-cell office:value-type="float" office:value="10.6021" calcext:value-type="float">
            <text:p>10,6021</text:p>
          </table:table-cell>
        </table:table-row>
        <table:table-row table:style-name="ro1">
          <table:table-cell office:value-type="float" office:value="262.999" calcext:value-type="float">
            <text:p>262,999</text:p>
          </table:table-cell>
          <table:table-cell office:value-type="float" office:value="10.659" calcext:value-type="float">
            <text:p>10,659</text:p>
          </table:table-cell>
        </table:table-row>
        <table:table-row table:style-name="ro1">
          <table:table-cell office:value-type="float" office:value="263.999" calcext:value-type="float">
            <text:p>263,999</text:p>
          </table:table-cell>
          <table:table-cell office:value-type="float" office:value="10.6609" calcext:value-type="float">
            <text:p>10,6609</text:p>
          </table:table-cell>
        </table:table-row>
        <table:table-row table:style-name="ro1">
          <table:table-cell office:value-type="float" office:value="264.999" calcext:value-type="float">
            <text:p>264,999</text:p>
          </table:table-cell>
          <table:table-cell office:value-type="float" office:value="10.6086" calcext:value-type="float">
            <text:p>10,6086</text:p>
          </table:table-cell>
        </table:table-row>
        <table:table-row table:style-name="ro1">
          <table:table-cell office:value-type="float" office:value="265.998" calcext:value-type="float">
            <text:p>265,998</text:p>
          </table:table-cell>
          <table:table-cell office:value-type="float" office:value="10.5832" calcext:value-type="float">
            <text:p>10,5832</text:p>
          </table:table-cell>
        </table:table-row>
        <table:table-row table:style-name="ro1">
          <table:table-cell office:value-type="float" office:value="266.999" calcext:value-type="float">
            <text:p>266,999</text:p>
          </table:table-cell>
          <table:table-cell office:value-type="float" office:value="10.5842" calcext:value-type="float">
            <text:p>10,5842</text:p>
          </table:table-cell>
        </table:table-row>
        <table:table-row table:style-name="ro1">
          <table:table-cell office:value-type="float" office:value="267.999" calcext:value-type="float">
            <text:p>267,999</text:p>
          </table:table-cell>
          <table:table-cell office:value-type="float" office:value="10.5172" calcext:value-type="float">
            <text:p>10,5172</text:p>
          </table:table-cell>
        </table:table-row>
        <table:table-row table:style-name="ro1">
          <table:table-cell office:value-type="float" office:value="268.998" calcext:value-type="float">
            <text:p>268,998</text:p>
          </table:table-cell>
          <table:table-cell office:value-type="float" office:value="10.497" calcext:value-type="float">
            <text:p>10,497</text:p>
          </table:table-cell>
        </table:table-row>
        <table:table-row table:style-name="ro1">
          <table:table-cell office:value-type="float" office:value="269.998" calcext:value-type="float">
            <text:p>269,998</text:p>
          </table:table-cell>
          <table:table-cell office:value-type="float" office:value="10.5087" calcext:value-type="float">
            <text:p>10,5087</text:p>
          </table:table-cell>
        </table:table-row>
        <table:table-row table:style-name="ro1">
          <table:table-cell office:value-type="float" office:value="270.998" calcext:value-type="float">
            <text:p>270,998</text:p>
          </table:table-cell>
          <table:table-cell office:value-type="float" office:value="10.6101" calcext:value-type="float">
            <text:p>10,6101</text:p>
          </table:table-cell>
        </table:table-row>
        <table:table-row table:style-name="ro1">
          <table:table-cell office:value-type="float" office:value="271.999" calcext:value-type="float">
            <text:p>271,999</text:p>
          </table:table-cell>
          <table:table-cell office:value-type="float" office:value="10.641" calcext:value-type="float">
            <text:p>10,641</text:p>
          </table:table-cell>
        </table:table-row>
        <table:table-row table:style-name="ro1">
          <table:table-cell office:value-type="float" office:value="272.999" calcext:value-type="float">
            <text:p>272,999</text:p>
          </table:table-cell>
          <table:table-cell office:value-type="float" office:value="10.6725" calcext:value-type="float">
            <text:p>10,6725</text:p>
          </table:table-cell>
        </table:table-row>
        <table:table-row table:style-name="ro1">
          <table:table-cell office:value-type="float" office:value="273.999" calcext:value-type="float">
            <text:p>273,999</text:p>
          </table:table-cell>
          <table:table-cell office:value-type="float" office:value="10.639" calcext:value-type="float">
            <text:p>10,639</text:p>
          </table:table-cell>
        </table:table-row>
        <table:table-row table:style-name="ro1">
          <table:table-cell office:value-type="float" office:value="274.998" calcext:value-type="float">
            <text:p>274,998</text:p>
          </table:table-cell>
          <table:table-cell office:value-type="float" office:value="10.5884" calcext:value-type="float">
            <text:p>10,5884</text:p>
          </table:table-cell>
        </table:table-row>
        <table:table-row table:style-name="ro1">
          <table:table-cell office:value-type="float" office:value="275.998" calcext:value-type="float">
            <text:p>275,998</text:p>
          </table:table-cell>
          <table:table-cell office:value-type="float" office:value="10.575" calcext:value-type="float">
            <text:p>10,575</text:p>
          </table:table-cell>
        </table:table-row>
        <table:table-row table:style-name="ro1">
          <table:table-cell office:value-type="float" office:value="276.998" calcext:value-type="float">
            <text:p>276,998</text:p>
          </table:table-cell>
          <table:table-cell office:value-type="float" office:value="10.5365" calcext:value-type="float">
            <text:p>10,5365</text:p>
          </table:table-cell>
        </table:table-row>
        <table:table-row table:style-name="ro1">
          <table:table-cell office:value-type="float" office:value="277.999" calcext:value-type="float">
            <text:p>277,999</text:p>
          </table:table-cell>
          <table:table-cell office:value-type="float" office:value="10.5379" calcext:value-type="float">
            <text:p>10,5379</text:p>
          </table:table-cell>
        </table:table-row>
        <table:table-row table:style-name="ro1">
          <table:table-cell office:value-type="float" office:value="278.998" calcext:value-type="float">
            <text:p>278,998</text:p>
          </table:table-cell>
          <table:table-cell office:value-type="float" office:value="10.5519" calcext:value-type="float">
            <text:p>10,5519</text:p>
          </table:table-cell>
        </table:table-row>
        <table:table-row table:style-name="ro1">
          <table:table-cell office:value-type="float" office:value="279.998" calcext:value-type="float">
            <text:p>279,998</text:p>
          </table:table-cell>
          <table:table-cell office:value-type="float" office:value="10.52" calcext:value-type="float">
            <text:p>10,52</text:p>
          </table:table-cell>
        </table:table-row>
        <table:table-row table:style-name="ro1">
          <table:table-cell office:value-type="float" office:value="280.998" calcext:value-type="float">
            <text:p>280,998</text:p>
          </table:table-cell>
          <table:table-cell office:value-type="float" office:value="10.4978" calcext:value-type="float">
            <text:p>10,4978</text:p>
          </table:table-cell>
        </table:table-row>
        <table:table-row table:style-name="ro1">
          <table:table-cell office:value-type="float" office:value="281.999" calcext:value-type="float">
            <text:p>281,999</text:p>
          </table:table-cell>
          <table:table-cell office:value-type="float" office:value="10.4534" calcext:value-type="float">
            <text:p>10,4534</text:p>
          </table:table-cell>
        </table:table-row>
        <table:table-row table:style-name="ro1">
          <table:table-cell office:value-type="float" office:value="282.998" calcext:value-type="float">
            <text:p>282,998</text:p>
          </table:table-cell>
          <table:table-cell office:value-type="float" office:value="10.4067" calcext:value-type="float">
            <text:p>10,4067</text:p>
          </table:table-cell>
        </table:table-row>
        <table:table-row table:style-name="ro1">
          <table:table-cell office:value-type="float" office:value="283.998" calcext:value-type="float">
            <text:p>283,998</text:p>
          </table:table-cell>
          <table:table-cell office:value-type="float" office:value="10.3943" calcext:value-type="float">
            <text:p>10,3943</text:p>
          </table:table-cell>
        </table:table-row>
        <table:table-row table:style-name="ro1">
          <table:table-cell office:value-type="float" office:value="284.999" calcext:value-type="float">
            <text:p>284,999</text:p>
          </table:table-cell>
          <table:table-cell office:value-type="float" office:value="10.3862" calcext:value-type="float">
            <text:p>10,3862</text:p>
          </table:table-cell>
        </table:table-row>
        <table:table-row table:style-name="ro1">
          <table:table-cell office:value-type="float" office:value="285.998" calcext:value-type="float">
            <text:p>285,998</text:p>
          </table:table-cell>
          <table:table-cell office:value-type="float" office:value="10.4013" calcext:value-type="float">
            <text:p>10,4013</text:p>
          </table:table-cell>
        </table:table-row>
        <table:table-row table:style-name="ro1">
          <table:table-cell office:value-type="float" office:value="286.998" calcext:value-type="float">
            <text:p>286,998</text:p>
          </table:table-cell>
          <table:table-cell office:value-type="float" office:value="10.4471" calcext:value-type="float">
            <text:p>10,4471</text:p>
          </table:table-cell>
        </table:table-row>
        <table:table-row table:style-name="ro1">
          <table:table-cell office:value-type="float" office:value="287.998" calcext:value-type="float">
            <text:p>287,998</text:p>
          </table:table-cell>
          <table:table-cell office:value-type="float" office:value="10.4722" calcext:value-type="float">
            <text:p>10,4722</text:p>
          </table:table-cell>
        </table:table-row>
        <table:table-row table:style-name="ro1">
          <table:table-cell office:value-type="float" office:value="288.999" calcext:value-type="float">
            <text:p>288,999</text:p>
          </table:table-cell>
          <table:table-cell office:value-type="float" office:value="10.4471" calcext:value-type="float">
            <text:p>10,4471</text:p>
          </table:table-cell>
        </table:table-row>
        <table:table-row table:style-name="ro1">
          <table:table-cell office:value-type="float" office:value="289.998" calcext:value-type="float">
            <text:p>289,998</text:p>
          </table:table-cell>
          <table:table-cell office:value-type="float" office:value="10.4068" calcext:value-type="float">
            <text:p>10,4068</text:p>
          </table:table-cell>
        </table:table-row>
        <table:table-row table:style-name="ro1">
          <table:table-cell office:value-type="float" office:value="290.998" calcext:value-type="float">
            <text:p>290,998</text:p>
          </table:table-cell>
          <table:table-cell office:value-type="float" office:value="10.4071" calcext:value-type="float">
            <text:p>10,4071</text:p>
          </table:table-cell>
        </table:table-row>
        <table:table-row table:style-name="ro1">
          <table:table-cell office:value-type="float" office:value="291.998" calcext:value-type="float">
            <text:p>291,998</text:p>
          </table:table-cell>
          <table:table-cell office:value-type="float" office:value="10.3594" calcext:value-type="float">
            <text:p>10,3594</text:p>
          </table:table-cell>
        </table:table-row>
        <table:table-row table:style-name="ro1">
          <table:table-cell office:value-type="float" office:value="292.999" calcext:value-type="float">
            <text:p>292,999</text:p>
          </table:table-cell>
          <table:table-cell office:value-type="float" office:value="10.3452" calcext:value-type="float">
            <text:p>10,3452</text:p>
          </table:table-cell>
        </table:table-row>
        <table:table-row table:style-name="ro1">
          <table:table-cell office:value-type="float" office:value="293.998" calcext:value-type="float">
            <text:p>293,998</text:p>
          </table:table-cell>
          <table:table-cell office:value-type="float" office:value="10.3237" calcext:value-type="float">
            <text:p>10,3237</text:p>
          </table:table-cell>
        </table:table-row>
        <table:table-row table:style-name="ro1">
          <table:table-cell office:value-type="float" office:value="294.998" calcext:value-type="float">
            <text:p>294,998</text:p>
          </table:table-cell>
          <table:table-cell office:value-type="float" office:value="10.3177" calcext:value-type="float">
            <text:p>10,3177</text:p>
          </table:table-cell>
        </table:table-row>
        <table:table-row table:style-name="ro1">
          <table:table-cell office:value-type="float" office:value="295.998" calcext:value-type="float">
            <text:p>295,998</text:p>
          </table:table-cell>
          <table:table-cell office:value-type="float" office:value="10.327" calcext:value-type="float">
            <text:p>10,327</text:p>
          </table:table-cell>
        </table:table-row>
        <table:table-row table:style-name="ro1">
          <table:table-cell office:value-type="float" office:value="296.998" calcext:value-type="float">
            <text:p>296,998</text:p>
          </table:table-cell>
          <table:table-cell office:value-type="float" office:value="10.3658" calcext:value-type="float">
            <text:p>10,3658</text:p>
          </table:table-cell>
        </table:table-row>
        <table:table-row table:style-name="ro1">
          <table:table-cell office:value-type="float" office:value="297.998" calcext:value-type="float">
            <text:p>297,998</text:p>
          </table:table-cell>
          <table:table-cell office:value-type="float" office:value="10.312" calcext:value-type="float">
            <text:p>10,312</text:p>
          </table:table-cell>
        </table:table-row>
        <table:table-row table:style-name="ro1">
          <table:table-cell office:value-type="float" office:value="298.998" calcext:value-type="float">
            <text:p>298,998</text:p>
          </table:table-cell>
          <table:table-cell office:value-type="float" office:value="10.3274" calcext:value-type="float">
            <text:p>10,3274</text:p>
          </table:table-cell>
        </table:table-row>
        <table:table-row table:style-name="ro1">
          <table:table-cell office:value-type="float" office:value="299.998" calcext:value-type="float">
            <text:p>299,998</text:p>
          </table:table-cell>
          <table:table-cell office:value-type="float" office:value="10.3497" calcext:value-type="float">
            <text:p>10,3497</text:p>
          </table:table-cell>
        </table:table-row>
        <table:table-row table:style-name="ro1">
          <table:table-cell office:value-type="float" office:value="300.999" calcext:value-type="float">
            <text:p>300,999</text:p>
          </table:table-cell>
          <table:table-cell office:value-type="float" office:value="10.3419" calcext:value-type="float">
            <text:p>10,3419</text:p>
          </table:table-cell>
        </table:table-row>
        <table:table-row table:style-name="ro1">
          <table:table-cell office:value-type="float" office:value="301.999" calcext:value-type="float">
            <text:p>301,999</text:p>
          </table:table-cell>
          <table:table-cell office:value-type="float" office:value="10.3814" calcext:value-type="float">
            <text:p>10,3814</text:p>
          </table:table-cell>
        </table:table-row>
        <table:table-row table:style-name="ro1">
          <table:table-cell office:value-type="float" office:value="302.998" calcext:value-type="float">
            <text:p>302,998</text:p>
          </table:table-cell>
          <table:table-cell office:value-type="float" office:value="10.3595" calcext:value-type="float">
            <text:p>10,3595</text:p>
          </table:table-cell>
        </table:table-row>
        <table:table-row table:style-name="ro1">
          <table:table-cell office:value-type="float" office:value="303.998" calcext:value-type="float">
            <text:p>303,998</text:p>
          </table:table-cell>
          <table:table-cell office:value-type="float" office:value="10.34" calcext:value-type="float">
            <text:p>10,34</text:p>
          </table:table-cell>
        </table:table-row>
        <table:table-row table:style-name="ro1">
          <table:table-cell office:value-type="float" office:value="304.999" calcext:value-type="float">
            <text:p>304,999</text:p>
          </table:table-cell>
          <table:table-cell office:value-type="float" office:value="10.3654" calcext:value-type="float">
            <text:p>10,3654</text:p>
          </table:table-cell>
        </table:table-row>
        <table:table-row table:style-name="ro1">
          <table:table-cell office:value-type="float" office:value="305.998" calcext:value-type="float">
            <text:p>305,998</text:p>
          </table:table-cell>
          <table:table-cell office:value-type="float" office:value="10.3808" calcext:value-type="float">
            <text:p>10,3808</text:p>
          </table:table-cell>
        </table:table-row>
        <table:table-row table:style-name="ro1">
          <table:table-cell office:value-type="float" office:value="306.998" calcext:value-type="float">
            <text:p>306,998</text:p>
          </table:table-cell>
          <table:table-cell office:value-type="float" office:value="10.3522" calcext:value-type="float">
            <text:p>10,3522</text:p>
          </table:table-cell>
        </table:table-row>
        <table:table-row table:style-name="ro1">
          <table:table-cell office:value-type="float" office:value="307.998" calcext:value-type="float">
            <text:p>307,998</text:p>
          </table:table-cell>
          <table:table-cell office:value-type="float" office:value="10.3374" calcext:value-type="float">
            <text:p>10,3374</text:p>
          </table:table-cell>
        </table:table-row>
        <table:table-row table:style-name="ro1">
          <table:table-cell office:value-type="float" office:value="308.999" calcext:value-type="float">
            <text:p>308,999</text:p>
          </table:table-cell>
          <table:table-cell office:value-type="float" office:value="10.3398" calcext:value-type="float">
            <text:p>10,3398</text:p>
          </table:table-cell>
        </table:table-row>
        <table:table-row table:style-name="ro1">
          <table:table-cell office:value-type="float" office:value="309.998" calcext:value-type="float">
            <text:p>309,998</text:p>
          </table:table-cell>
          <table:table-cell office:value-type="float" office:value="10.3415" calcext:value-type="float">
            <text:p>10,3415</text:p>
          </table:table-cell>
        </table:table-row>
        <table:table-row table:style-name="ro1">
          <table:table-cell office:value-type="float" office:value="310.998" calcext:value-type="float">
            <text:p>310,998</text:p>
          </table:table-cell>
          <table:table-cell office:value-type="float" office:value="10.4187" calcext:value-type="float">
            <text:p>10,4187</text:p>
          </table:table-cell>
        </table:table-row>
        <table:table-row table:style-name="ro1">
          <table:table-cell office:value-type="float" office:value="311.998" calcext:value-type="float">
            <text:p>311,998</text:p>
          </table:table-cell>
          <table:table-cell office:value-type="float" office:value="10.3856" calcext:value-type="float">
            <text:p>10,3856</text:p>
          </table:table-cell>
        </table:table-row>
        <table:table-row table:style-name="ro1">
          <table:table-cell office:value-type="float" office:value="312.998" calcext:value-type="float">
            <text:p>312,998</text:p>
          </table:table-cell>
          <table:table-cell office:value-type="float" office:value="10.3952" calcext:value-type="float">
            <text:p>10,3952</text:p>
          </table:table-cell>
        </table:table-row>
        <table:table-row table:style-name="ro1">
          <table:table-cell office:value-type="float" office:value="313.998" calcext:value-type="float">
            <text:p>313,998</text:p>
          </table:table-cell>
          <table:table-cell office:value-type="float" office:value="10.2918" calcext:value-type="float">
            <text:p>10,2918</text:p>
          </table:table-cell>
        </table:table-row>
        <table:table-row table:style-name="ro1">
          <table:table-cell office:value-type="float" office:value="314.999" calcext:value-type="float">
            <text:p>314,999</text:p>
          </table:table-cell>
          <table:table-cell office:value-type="float" office:value="10.2966" calcext:value-type="float">
            <text:p>10,2966</text:p>
          </table:table-cell>
        </table:table-row>
        <table:table-row table:style-name="ro1">
          <table:table-cell office:value-type="float" office:value="315.998" calcext:value-type="float">
            <text:p>315,998</text:p>
          </table:table-cell>
          <table:table-cell office:value-type="float" office:value="10.3011" calcext:value-type="float">
            <text:p>10,3011</text:p>
          </table:table-cell>
        </table:table-row>
        <table:table-row table:style-name="ro1">
          <table:table-cell office:value-type="float" office:value="316.998" calcext:value-type="float">
            <text:p>316,998</text:p>
          </table:table-cell>
          <table:table-cell office:value-type="float" office:value="10.3038" calcext:value-type="float">
            <text:p>10,3038</text:p>
          </table:table-cell>
        </table:table-row>
        <table:table-row table:style-name="ro1">
          <table:table-cell office:value-type="float" office:value="317.998" calcext:value-type="float">
            <text:p>317,998</text:p>
          </table:table-cell>
          <table:table-cell office:value-type="float" office:value="10.2951" calcext:value-type="float">
            <text:p>10,2951</text:p>
          </table:table-cell>
        </table:table-row>
        <table:table-row table:style-name="ro1">
          <table:table-cell office:value-type="float" office:value="318.998" calcext:value-type="float">
            <text:p>318,998</text:p>
          </table:table-cell>
          <table:table-cell office:value-type="float" office:value="10.308" calcext:value-type="float">
            <text:p>10,308</text:p>
          </table:table-cell>
        </table:table-row>
        <table:table-row table:style-name="ro1">
          <table:table-cell office:value-type="float" office:value="319.998" calcext:value-type="float">
            <text:p>319,998</text:p>
          </table:table-cell>
          <table:table-cell office:value-type="float" office:value="10.2707" calcext:value-type="float">
            <text:p>10,2707</text:p>
          </table:table-cell>
        </table:table-row>
        <table:table-row table:style-name="ro1">
          <table:table-cell office:value-type="float" office:value="320.998" calcext:value-type="float">
            <text:p>320,998</text:p>
          </table:table-cell>
          <table:table-cell office:value-type="float" office:value="10.2548" calcext:value-type="float">
            <text:p>10,2548</text:p>
          </table:table-cell>
        </table:table-row>
        <table:table-row table:style-name="ro1">
          <table:table-cell office:value-type="float" office:value="321.998" calcext:value-type="float">
            <text:p>321,998</text:p>
          </table:table-cell>
          <table:table-cell office:value-type="float" office:value="10.2575" calcext:value-type="float">
            <text:p>10,2575</text:p>
          </table:table-cell>
        </table:table-row>
        <table:table-row table:style-name="ro1">
          <table:table-cell office:value-type="float" office:value="322.999" calcext:value-type="float">
            <text:p>322,999</text:p>
          </table:table-cell>
          <table:table-cell office:value-type="float" office:value="10.2501" calcext:value-type="float">
            <text:p>10,2501</text:p>
          </table:table-cell>
        </table:table-row>
        <table:table-row table:style-name="ro1">
          <table:table-cell office:value-type="float" office:value="323.998" calcext:value-type="float">
            <text:p>323,998</text:p>
          </table:table-cell>
          <table:table-cell office:value-type="float" office:value="10.2885" calcext:value-type="float">
            <text:p>10,2885</text:p>
          </table:table-cell>
        </table:table-row>
        <table:table-row table:style-name="ro1">
          <table:table-cell office:value-type="float" office:value="324.998" calcext:value-type="float">
            <text:p>324,998</text:p>
          </table:table-cell>
          <table:table-cell office:value-type="float" office:value="10.2298" calcext:value-type="float">
            <text:p>10,2298</text:p>
          </table:table-cell>
        </table:table-row>
        <table:table-row table:style-name="ro1">
          <table:table-cell office:value-type="float" office:value="325.998" calcext:value-type="float">
            <text:p>325,998</text:p>
          </table:table-cell>
          <table:table-cell office:value-type="float" office:value="10.2409" calcext:value-type="float">
            <text:p>10,2409</text:p>
          </table:table-cell>
        </table:table-row>
        <table:table-row table:style-name="ro1">
          <table:table-cell office:value-type="float" office:value="326.998" calcext:value-type="float">
            <text:p>326,998</text:p>
          </table:table-cell>
          <table:table-cell office:value-type="float" office:value="10.3031" calcext:value-type="float">
            <text:p>10,3031</text:p>
          </table:table-cell>
        </table:table-row>
        <table:table-row table:style-name="ro1">
          <table:table-cell office:value-type="float" office:value="327.999" calcext:value-type="float">
            <text:p>327,999</text:p>
          </table:table-cell>
          <table:table-cell office:value-type="float" office:value="10.297" calcext:value-type="float">
            <text:p>10,297</text:p>
          </table:table-cell>
        </table:table-row>
        <table:table-row table:style-name="ro1">
          <table:table-cell office:value-type="float" office:value="328.999" calcext:value-type="float">
            <text:p>328,999</text:p>
          </table:table-cell>
          <table:table-cell office:value-type="float" office:value="10.2386" calcext:value-type="float">
            <text:p>10,2386</text:p>
          </table:table-cell>
        </table:table-row>
        <table:table-row table:style-name="ro1">
          <table:table-cell office:value-type="float" office:value="329.998" calcext:value-type="float">
            <text:p>329,998</text:p>
          </table:table-cell>
          <table:table-cell office:value-type="float" office:value="10.2153" calcext:value-type="float">
            <text:p>10,2153</text:p>
          </table:table-cell>
        </table:table-row>
        <table:table-row table:style-name="ro1">
          <table:table-cell office:value-type="float" office:value="330.998" calcext:value-type="float">
            <text:p>330,998</text:p>
          </table:table-cell>
          <table:table-cell office:value-type="float" office:value="10.2578" calcext:value-type="float">
            <text:p>10,2578</text:p>
          </table:table-cell>
        </table:table-row>
        <table:table-row table:style-name="ro1">
          <table:table-cell office:value-type="float" office:value="331.998" calcext:value-type="float">
            <text:p>331,998</text:p>
          </table:table-cell>
          <table:table-cell office:value-type="float" office:value="10.2651" calcext:value-type="float">
            <text:p>10,2651</text:p>
          </table:table-cell>
        </table:table-row>
        <table:table-row table:style-name="ro1">
          <table:table-cell office:value-type="float" office:value="332.999" calcext:value-type="float">
            <text:p>332,999</text:p>
          </table:table-cell>
          <table:table-cell office:value-type="float" office:value="10.2635" calcext:value-type="float">
            <text:p>10,2635</text:p>
          </table:table-cell>
        </table:table-row>
        <table:table-row table:style-name="ro1">
          <table:table-cell office:value-type="float" office:value="333.999" calcext:value-type="float">
            <text:p>333,999</text:p>
          </table:table-cell>
          <table:table-cell office:value-type="float" office:value="10.2246" calcext:value-type="float">
            <text:p>10,2246</text:p>
          </table:table-cell>
        </table:table-row>
        <table:table-row table:style-name="ro1">
          <table:table-cell office:value-type="float" office:value="334.998" calcext:value-type="float">
            <text:p>334,998</text:p>
          </table:table-cell>
          <table:table-cell office:value-type="float" office:value="10.2094" calcext:value-type="float">
            <text:p>10,2094</text:p>
          </table:table-cell>
        </table:table-row>
        <table:table-row table:style-name="ro1">
          <table:table-cell office:value-type="float" office:value="335.999" calcext:value-type="float">
            <text:p>335,999</text:p>
          </table:table-cell>
          <table:table-cell office:value-type="float" office:value="10.1566" calcext:value-type="float">
            <text:p>10,1566</text:p>
          </table:table-cell>
        </table:table-row>
        <table:table-row table:style-name="ro1">
          <table:table-cell office:value-type="float" office:value="336.998" calcext:value-type="float">
            <text:p>336,998</text:p>
          </table:table-cell>
          <table:table-cell office:value-type="float" office:value="10.1427" calcext:value-type="float">
            <text:p>10,1427</text:p>
          </table:table-cell>
        </table:table-row>
        <table:table-row table:style-name="ro1">
          <table:table-cell office:value-type="float" office:value="337.999" calcext:value-type="float">
            <text:p>337,999</text:p>
          </table:table-cell>
          <table:table-cell office:value-type="float" office:value="10.1142" calcext:value-type="float">
            <text:p>10,1142</text:p>
          </table:table-cell>
        </table:table-row>
        <table:table-row table:style-name="ro1">
          <table:table-cell office:value-type="float" office:value="338.999" calcext:value-type="float">
            <text:p>338,999</text:p>
          </table:table-cell>
          <table:table-cell office:value-type="float" office:value="10.0813" calcext:value-type="float">
            <text:p>10,0813</text:p>
          </table:table-cell>
        </table:table-row>
        <table:table-row table:style-name="ro1">
          <table:table-cell office:value-type="float" office:value="339.998" calcext:value-type="float">
            <text:p>339,998</text:p>
          </table:table-cell>
          <table:table-cell office:value-type="float" office:value="10.0501" calcext:value-type="float">
            <text:p>10,0501</text:p>
          </table:table-cell>
        </table:table-row>
        <table:table-row table:style-name="ro1">
          <table:table-cell office:value-type="float" office:value="340.999" calcext:value-type="float">
            <text:p>340,999</text:p>
          </table:table-cell>
          <table:table-cell office:value-type="float" office:value="9.999" calcext:value-type="float">
            <text:p>9,999</text:p>
          </table:table-cell>
        </table:table-row>
        <table:table-row table:style-name="ro1">
          <table:table-cell office:value-type="float" office:value="341.999" calcext:value-type="float">
            <text:p>341,999</text:p>
          </table:table-cell>
          <table:table-cell office:value-type="float" office:value="10.0476" calcext:value-type="float">
            <text:p>10,0476</text:p>
          </table:table-cell>
        </table:table-row>
        <table:table-row table:style-name="ro1">
          <table:table-cell office:value-type="float" office:value="342.998" calcext:value-type="float">
            <text:p>342,998</text:p>
          </table:table-cell>
          <table:table-cell office:value-type="float" office:value="10.0677" calcext:value-type="float">
            <text:p>10,0677</text:p>
          </table:table-cell>
        </table:table-row>
        <table:table-row table:style-name="ro1">
          <table:table-cell office:value-type="float" office:value="343.998" calcext:value-type="float">
            <text:p>343,998</text:p>
          </table:table-cell>
          <table:table-cell office:value-type="float" office:value="10.0197" calcext:value-type="float">
            <text:p>10,0197</text:p>
          </table:table-cell>
        </table:table-row>
        <table:table-row table:style-name="ro1">
          <table:table-cell office:value-type="float" office:value="344.999" calcext:value-type="float">
            <text:p>344,999</text:p>
          </table:table-cell>
          <table:table-cell office:value-type="float" office:value="10.0399" calcext:value-type="float">
            <text:p>10,0399</text:p>
          </table:table-cell>
        </table:table-row>
        <table:table-row table:style-name="ro1">
          <table:table-cell office:value-type="float" office:value="345.999" calcext:value-type="float">
            <text:p>345,999</text:p>
          </table:table-cell>
          <table:table-cell office:value-type="float" office:value="10.0472" calcext:value-type="float">
            <text:p>10,0472</text:p>
          </table:table-cell>
        </table:table-row>
        <table:table-row table:style-name="ro1">
          <table:table-cell office:value-type="float" office:value="346.998" calcext:value-type="float">
            <text:p>346,998</text:p>
          </table:table-cell>
          <table:table-cell office:value-type="float" office:value="10.0865" calcext:value-type="float">
            <text:p>10,0865</text:p>
          </table:table-cell>
        </table:table-row>
        <table:table-row table:style-name="ro1">
          <table:table-cell office:value-type="float" office:value="347.999" calcext:value-type="float">
            <text:p>347,999</text:p>
          </table:table-cell>
          <table:table-cell office:value-type="float" office:value="10.0726" calcext:value-type="float">
            <text:p>10,0726</text:p>
          </table:table-cell>
        </table:table-row>
        <table:table-row table:style-name="ro1">
          <table:table-cell office:value-type="float" office:value="348.998" calcext:value-type="float">
            <text:p>348,998</text:p>
          </table:table-cell>
          <table:table-cell office:value-type="float" office:value="10.1281" calcext:value-type="float">
            <text:p>10,1281</text:p>
          </table:table-cell>
        </table:table-row>
        <table:table-row table:style-name="ro1">
          <table:table-cell office:value-type="float" office:value="349.999" calcext:value-type="float">
            <text:p>349,999</text:p>
          </table:table-cell>
          <table:table-cell office:value-type="float" office:value="10.1382" calcext:value-type="float">
            <text:p>10,1382</text:p>
          </table:table-cell>
        </table:table-row>
        <table:table-row table:style-name="ro1">
          <table:table-cell office:value-type="float" office:value="350.998" calcext:value-type="float">
            <text:p>350,998</text:p>
          </table:table-cell>
          <table:table-cell office:value-type="float" office:value="10.0749" calcext:value-type="float">
            <text:p>10,0749</text:p>
          </table:table-cell>
        </table:table-row>
        <table:table-row table:style-name="ro1">
          <table:table-cell office:value-type="float" office:value="351.998" calcext:value-type="float">
            <text:p>351,998</text:p>
          </table:table-cell>
          <table:table-cell office:value-type="float" office:value="10.0586" calcext:value-type="float">
            <text:p>10,0586</text:p>
          </table:table-cell>
        </table:table-row>
        <table:table-row table:style-name="ro1">
          <table:table-cell office:value-type="float" office:value="352.999" calcext:value-type="float">
            <text:p>352,999</text:p>
          </table:table-cell>
          <table:table-cell office:value-type="float" office:value="10.0043" calcext:value-type="float">
            <text:p>10,0043</text:p>
          </table:table-cell>
        </table:table-row>
        <table:table-row table:style-name="ro1">
          <table:table-cell office:value-type="float" office:value="353.998" calcext:value-type="float">
            <text:p>353,998</text:p>
          </table:table-cell>
          <table:table-cell office:value-type="float" office:value="10.0119" calcext:value-type="float">
            <text:p>10,0119</text:p>
          </table:table-cell>
        </table:table-row>
        <table:table-row table:style-name="ro1">
          <table:table-cell office:value-type="float" office:value="354.998" calcext:value-type="float">
            <text:p>354,998</text:p>
          </table:table-cell>
          <table:table-cell office:value-type="float" office:value="10.0307" calcext:value-type="float">
            <text:p>10,0307</text:p>
          </table:table-cell>
        </table:table-row>
        <table:table-row table:style-name="ro1">
          <table:table-cell office:value-type="float" office:value="355.998" calcext:value-type="float">
            <text:p>355,998</text:p>
          </table:table-cell>
          <table:table-cell office:value-type="float" office:value="10.068" calcext:value-type="float">
            <text:p>10,068</text:p>
          </table:table-cell>
        </table:table-row>
        <table:table-row table:style-name="ro1">
          <table:table-cell office:value-type="float" office:value="356.999" calcext:value-type="float">
            <text:p>356,999</text:p>
          </table:table-cell>
          <table:table-cell office:value-type="float" office:value="10.0592" calcext:value-type="float">
            <text:p>10,0592</text:p>
          </table:table-cell>
        </table:table-row>
        <table:table-row table:style-name="ro1">
          <table:table-cell office:value-type="float" office:value="357.999" calcext:value-type="float">
            <text:p>357,999</text:p>
          </table:table-cell>
          <table:table-cell office:value-type="float" office:value="9.9964" calcext:value-type="float">
            <text:p>9,9964</text:p>
          </table:table-cell>
        </table:table-row>
        <table:table-row table:style-name="ro1">
          <table:table-cell office:value-type="float" office:value="358.999" calcext:value-type="float">
            <text:p>358,999</text:p>
          </table:table-cell>
          <table:table-cell office:value-type="float" office:value="9.998" calcext:value-type="float">
            <text:p>9,998</text:p>
          </table:table-cell>
        </table:table-row>
        <table:table-row table:style-name="ro1">
          <table:table-cell office:value-type="float" office:value="359.999" calcext:value-type="float">
            <text:p>359,999</text:p>
          </table:table-cell>
          <table:table-cell office:value-type="float" office:value="10.0036" calcext:value-type="float">
            <text:p>10,0036</text:p>
          </table:table-cell>
        </table:table-row>
        <table:table-row table:style-name="ro1">
          <table:table-cell office:value-type="float" office:value="360.999" calcext:value-type="float">
            <text:p>360,999</text:p>
          </table:table-cell>
          <table:table-cell office:value-type="float" office:value="10.0037" calcext:value-type="float">
            <text:p>10,0037</text:p>
          </table:table-cell>
        </table:table-row>
        <table:table-row table:style-name="ro1">
          <table:table-cell office:value-type="float" office:value="361.999" calcext:value-type="float">
            <text:p>361,999</text:p>
          </table:table-cell>
          <table:table-cell office:value-type="float" office:value="9.999" calcext:value-type="float">
            <text:p>9,999</text:p>
          </table:table-cell>
        </table:table-row>
        <table:table-row table:style-name="ro1">
          <table:table-cell office:value-type="float" office:value="362.999" calcext:value-type="float">
            <text:p>362,999</text:p>
          </table:table-cell>
          <table:table-cell office:value-type="float" office:value="9.9624" calcext:value-type="float">
            <text:p>9,9624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9.9457" calcext:value-type="float">
            <text:p>9,9457</text:p>
          </table:table-cell>
        </table:table-row>
        <table:table-row table:style-name="ro1">
          <table:table-cell office:value-type="float" office:value="364.999" calcext:value-type="float">
            <text:p>364,999</text:p>
          </table:table-cell>
          <table:table-cell office:value-type="float" office:value="9.9544" calcext:value-type="float">
            <text:p>9,9544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9.9815" calcext:value-type="float">
            <text:p>9,9815</text:p>
          </table:table-cell>
        </table:table-row>
        <table:table-row table:style-name="ro1">
          <table:table-cell office:value-type="float" office:value="366.998" calcext:value-type="float">
            <text:p>366,998</text:p>
          </table:table-cell>
          <table:table-cell office:value-type="float" office:value="10.0454" calcext:value-type="float">
            <text:p>10,0454</text:p>
          </table:table-cell>
        </table:table-row>
        <table:table-row table:style-name="ro1">
          <table:table-cell office:value-type="float" office:value="367.998" calcext:value-type="float">
            <text:p>367,998</text:p>
          </table:table-cell>
          <table:table-cell office:value-type="float" office:value="10.0346" calcext:value-type="float">
            <text:p>10,0346</text:p>
          </table:table-cell>
        </table:table-row>
        <table:table-row table:style-name="ro1">
          <table:table-cell office:value-type="float" office:value="368.999" calcext:value-type="float">
            <text:p>368,999</text:p>
          </table:table-cell>
          <table:table-cell office:value-type="float" office:value="10.0079" calcext:value-type="float">
            <text:p>10,0079</text:p>
          </table:table-cell>
        </table:table-row>
        <table:table-row table:style-name="ro1">
          <table:table-cell office:value-type="float" office:value="369.999" calcext:value-type="float">
            <text:p>369,999</text:p>
          </table:table-cell>
          <table:table-cell office:value-type="float" office:value="9.9929" calcext:value-type="float">
            <text:p>9,9929</text:p>
          </table:table-cell>
        </table:table-row>
        <table:table-row table:style-name="ro1">
          <table:table-cell office:value-type="float" office:value="370.999" calcext:value-type="float">
            <text:p>370,999</text:p>
          </table:table-cell>
          <table:table-cell office:value-type="float" office:value="9.9721" calcext:value-type="float">
            <text:p>9,9721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9.9694" calcext:value-type="float">
            <text:p>9,9694</text:p>
          </table:table-cell>
        </table:table-row>
        <table:table-row table:style-name="ro1">
          <table:table-cell office:value-type="float" office:value="372.999" calcext:value-type="float">
            <text:p>372,999</text:p>
          </table:table-cell>
          <table:table-cell office:value-type="float" office:value="9.9361" calcext:value-type="float">
            <text:p>9,9361</text:p>
          </table:table-cell>
        </table:table-row>
        <table:table-row table:style-name="ro1">
          <table:table-cell office:value-type="float" office:value="373.999" calcext:value-type="float">
            <text:p>373,999</text:p>
          </table:table-cell>
          <table:table-cell office:value-type="float" office:value="9.9413" calcext:value-type="float">
            <text:p>9,9413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9.8893" calcext:value-type="float">
            <text:p>9,8893</text:p>
          </table:table-cell>
        </table:table-row>
        <table:table-row table:style-name="ro1">
          <table:table-cell office:value-type="float" office:value="375.999" calcext:value-type="float">
            <text:p>375,999</text:p>
          </table:table-cell>
          <table:table-cell office:value-type="float" office:value="9.8882" calcext:value-type="float">
            <text:p>9,8882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9.843" calcext:value-type="float">
            <text:p>9,843</text:p>
          </table:table-cell>
        </table:table-row>
        <table:table-row table:style-name="ro1">
          <table:table-cell office:value-type="float" office:value="377.999" calcext:value-type="float">
            <text:p>377,999</text:p>
          </table:table-cell>
          <table:table-cell office:value-type="float" office:value="9.8431" calcext:value-type="float">
            <text:p>9,8431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9.802" calcext:value-type="float">
            <text:p>9,802</text:p>
          </table:table-cell>
        </table:table-row>
        <table:table-row table:style-name="ro1">
          <table:table-cell office:value-type="float" office:value="379.999" calcext:value-type="float">
            <text:p>379,999</text:p>
          </table:table-cell>
          <table:table-cell office:value-type="float" office:value="9.8549" calcext:value-type="float">
            <text:p>9,8549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9.8716" calcext:value-type="float">
            <text:p>9,8716</text:p>
          </table:table-cell>
        </table:table-row>
        <table:table-row table:style-name="ro1">
          <table:table-cell office:value-type="float" office:value="381.999" calcext:value-type="float">
            <text:p>381,999</text:p>
          </table:table-cell>
          <table:table-cell office:value-type="float" office:value="9.9063" calcext:value-type="float">
            <text:p>9,9063</text:p>
          </table:table-cell>
        </table:table-row>
        <table:table-row table:style-name="ro1">
          <table:table-cell office:value-type="float" office:value="382.999" calcext:value-type="float">
            <text:p>382,999</text:p>
          </table:table-cell>
          <table:table-cell office:value-type="float" office:value="9.8582" calcext:value-type="float">
            <text:p>9,8582</text:p>
          </table:table-cell>
        </table:table-row>
        <table:table-row table:style-name="ro1">
          <table:table-cell office:value-type="float" office:value="383.999" calcext:value-type="float">
            <text:p>383,999</text:p>
          </table:table-cell>
          <table:table-cell office:value-type="float" office:value="9.8061" calcext:value-type="float">
            <text:p>9,8061</text:p>
          </table:table-cell>
        </table:table-row>
        <table:table-row table:style-name="ro1">
          <table:table-cell office:value-type="float" office:value="384.999" calcext:value-type="float">
            <text:p>384,999</text:p>
          </table:table-cell>
          <table:table-cell office:value-type="float" office:value="9.8117" calcext:value-type="float">
            <text:p>9,8117</text:p>
          </table:table-cell>
        </table:table-row>
        <table:table-row table:style-name="ro1">
          <table:table-cell office:value-type="float" office:value="385.999" calcext:value-type="float">
            <text:p>385,999</text:p>
          </table:table-cell>
          <table:table-cell office:value-type="float" office:value="9.776" calcext:value-type="float">
            <text:p>9,776</text:p>
          </table:table-cell>
        </table:table-row>
        <table:table-row table:style-name="ro1">
          <table:table-cell office:value-type="float" office:value="386.999" calcext:value-type="float">
            <text:p>386,999</text:p>
          </table:table-cell>
          <table:table-cell office:value-type="float" office:value="9.8416" calcext:value-type="float">
            <text:p>9,8416</text:p>
          </table:table-cell>
        </table:table-row>
        <table:table-row table:style-name="ro1">
          <table:table-cell office:value-type="float" office:value="387.999" calcext:value-type="float">
            <text:p>387,999</text:p>
          </table:table-cell>
          <table:table-cell office:value-type="float" office:value="9.892" calcext:value-type="float">
            <text:p>9,892</text:p>
          </table:table-cell>
        </table:table-row>
        <table:table-row table:style-name="ro1">
          <table:table-cell office:value-type="float" office:value="388.999" calcext:value-type="float">
            <text:p>388,999</text:p>
          </table:table-cell>
          <table:table-cell office:value-type="float" office:value="9.8972" calcext:value-type="float">
            <text:p>9,8972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9.8217" calcext:value-type="float">
            <text:p>9,8217</text:p>
          </table:table-cell>
        </table:table-row>
        <table:table-row table:style-name="ro1">
          <table:table-cell office:value-type="float" office:value="390.999" calcext:value-type="float">
            <text:p>390,999</text:p>
          </table:table-cell>
          <table:table-cell office:value-type="float" office:value="9.808" calcext:value-type="float">
            <text:p>9,808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9.7578" calcext:value-type="float">
            <text:p>9,7578</text:p>
          </table:table-cell>
        </table:table-row>
        <table:table-row table:style-name="ro1">
          <table:table-cell office:value-type="float" office:value="392.999" calcext:value-type="float">
            <text:p>392,999</text:p>
          </table:table-cell>
          <table:table-cell office:value-type="float" office:value="9.7413" calcext:value-type="float">
            <text:p>9,7413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9.7714" calcext:value-type="float">
            <text:p>9,7714</text:p>
          </table:table-cell>
        </table:table-row>
        <table:table-row table:style-name="ro1">
          <table:table-cell office:value-type="float" office:value="394.999" calcext:value-type="float">
            <text:p>394,999</text:p>
          </table:table-cell>
          <table:table-cell office:value-type="float" office:value="9.7527" calcext:value-type="float">
            <text:p>9,7527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9.8205" calcext:value-type="float">
            <text:p>9,8205</text:p>
          </table:table-cell>
        </table:table-row>
        <table:table-row table:style-name="ro1">
          <table:table-cell office:value-type="float" office:value="396.999" calcext:value-type="float">
            <text:p>396,999</text:p>
          </table:table-cell>
          <table:table-cell office:value-type="float" office:value="9.7606" calcext:value-type="float">
            <text:p>9,7606</text:p>
          </table:table-cell>
        </table:table-row>
        <table:table-row table:style-name="ro1">
          <table:table-cell office:value-type="float" office:value="397.999" calcext:value-type="float">
            <text:p>397,999</text:p>
          </table:table-cell>
          <table:table-cell office:value-type="float" office:value="9.7385" calcext:value-type="float">
            <text:p>9,7385</text:p>
          </table:table-cell>
        </table:table-row>
        <table:table-row table:style-name="ro1">
          <table:table-cell office:value-type="float" office:value="398.999" calcext:value-type="float">
            <text:p>398,999</text:p>
          </table:table-cell>
          <table:table-cell office:value-type="float" office:value="9.6907" calcext:value-type="float">
            <text:p>9,6907</text:p>
          </table:table-cell>
        </table:table-row>
        <table:table-row table:style-name="ro1">
          <table:table-cell office:value-type="float" office:value="399.999" calcext:value-type="float">
            <text:p>399,999</text:p>
          </table:table-cell>
          <table:table-cell office:value-type="float" office:value="9.6388" calcext:value-type="float">
            <text:p>9,6388</text:p>
          </table:table-cell>
        </table:table-row>
        <table:table-row table:style-name="ro1">
          <table:table-cell office:value-type="float" office:value="400.999" calcext:value-type="float">
            <text:p>400,999</text:p>
          </table:table-cell>
          <table:table-cell office:value-type="float" office:value="9.6105" calcext:value-type="float">
            <text:p>9,6105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9.653" calcext:value-type="float">
            <text:p>9,653</text:p>
          </table:table-cell>
        </table:table-row>
        <table:table-row table:style-name="ro1">
          <table:table-cell office:value-type="float" office:value="402.999" calcext:value-type="float">
            <text:p>402,999</text:p>
          </table:table-cell>
          <table:table-cell office:value-type="float" office:value="9.6882" calcext:value-type="float">
            <text:p>9,6882</text:p>
          </table:table-cell>
        </table:table-row>
        <table:table-row table:style-name="ro1">
          <table:table-cell office:value-type="float" office:value="403.999" calcext:value-type="float">
            <text:p>403,999</text:p>
          </table:table-cell>
          <table:table-cell office:value-type="float" office:value="9.727" calcext:value-type="float">
            <text:p>9,727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9.7292" calcext:value-type="float">
            <text:p>9,7292</text:p>
          </table:table-cell>
        </table:table-row>
        <table:table-row table:style-name="ro1">
          <table:table-cell office:value-type="float" office:value="405.999" calcext:value-type="float">
            <text:p>405,999</text:p>
          </table:table-cell>
          <table:table-cell office:value-type="float" office:value="9.7537" calcext:value-type="float">
            <text:p>9,7537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9.7338" calcext:value-type="float">
            <text:p>9,7338</text:p>
          </table:table-cell>
        </table:table-row>
        <table:table-row table:style-name="ro1">
          <table:table-cell office:value-type="float" office:value="407.999" calcext:value-type="float">
            <text:p>407,999</text:p>
          </table:table-cell>
          <table:table-cell office:value-type="float" office:value="9.7456" calcext:value-type="float">
            <text:p>9,7456</text:p>
          </table:table-cell>
        </table:table-row>
        <table:table-row table:style-name="ro1">
          <table:table-cell office:value-type="float" office:value="408.999" calcext:value-type="float">
            <text:p>408,999</text:p>
          </table:table-cell>
          <table:table-cell office:value-type="float" office:value="9.6892" calcext:value-type="float">
            <text:p>9,6892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9.6424" calcext:value-type="float">
            <text:p>9,6424</text:p>
          </table:table-cell>
        </table:table-row>
        <table:table-row table:style-name="ro1">
          <table:table-cell office:value-type="float" office:value="410.999" calcext:value-type="float">
            <text:p>410,999</text:p>
          </table:table-cell>
          <table:table-cell office:value-type="float" office:value="9.641" calcext:value-type="float">
            <text:p>9,641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9.6324" calcext:value-type="float">
            <text:p>9,6324</text:p>
          </table:table-cell>
        </table:table-row>
        <table:table-row table:style-name="ro1">
          <table:table-cell office:value-type="float" office:value="412.999" calcext:value-type="float">
            <text:p>412,999</text:p>
          </table:table-cell>
          <table:table-cell office:value-type="float" office:value="9.6568" calcext:value-type="float">
            <text:p>9,6568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9.6942" calcext:value-type="float">
            <text:p>9,6942</text:p>
          </table:table-cell>
        </table:table-row>
        <table:table-row table:style-name="ro1">
          <table:table-cell office:value-type="float" office:value="414.999" calcext:value-type="float">
            <text:p>414,999</text:p>
          </table:table-cell>
          <table:table-cell office:value-type="float" office:value="9.6937" calcext:value-type="float">
            <text:p>9,6937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9.7132" calcext:value-type="float">
            <text:p>9,7132</text:p>
          </table:table-cell>
        </table:table-row>
        <table:table-row table:style-name="ro1">
          <table:table-cell office:value-type="float" office:value="416.999" calcext:value-type="float">
            <text:p>416,999</text:p>
          </table:table-cell>
          <table:table-cell office:value-type="float" office:value="9.7326" calcext:value-type="float">
            <text:p>9,7326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9.6844" calcext:value-type="float">
            <text:p>9,6844</text:p>
          </table:table-cell>
        </table:table-row>
        <table:table-row table:style-name="ro1">
          <table:table-cell office:value-type="float" office:value="418.999" calcext:value-type="float">
            <text:p>418,999</text:p>
          </table:table-cell>
          <table:table-cell office:value-type="float" office:value="9.5656" calcext:value-type="float">
            <text:p>9,5656</text:p>
          </table:table-cell>
        </table:table-row>
        <table:table-row table:style-name="ro1">
          <table:table-cell office:value-type="float" office:value="419.999" calcext:value-type="float">
            <text:p>419,999</text:p>
          </table:table-cell>
          <table:table-cell office:value-type="float" office:value="9.5597" calcext:value-type="float">
            <text:p>9,5597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9.5294" calcext:value-type="float">
            <text:p>9,5294</text:p>
          </table:table-cell>
        </table:table-row>
        <table:table-row table:style-name="ro1">
          <table:table-cell office:value-type="float" office:value="421.999" calcext:value-type="float">
            <text:p>421,999</text:p>
          </table:table-cell>
          <table:table-cell office:value-type="float" office:value="9.551" calcext:value-type="float">
            <text:p>9,551</text:p>
          </table:table-cell>
        </table:table-row>
        <table:table-row table:style-name="ro1">
          <table:table-cell office:value-type="float" office:value="422.999" calcext:value-type="float">
            <text:p>422,999</text:p>
          </table:table-cell>
          <table:table-cell office:value-type="float" office:value="9.58" calcext:value-type="float">
            <text:p>9,58</text:p>
          </table:table-cell>
        </table:table-row>
        <table:table-row table:style-name="ro1">
          <table:table-cell office:value-type="float" office:value="423.999" calcext:value-type="float">
            <text:p>423,999</text:p>
          </table:table-cell>
          <table:table-cell office:value-type="float" office:value="9.5134" calcext:value-type="float">
            <text:p>9,5134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9.4456" calcext:value-type="float">
            <text:p>9,4456</text:p>
          </table:table-cell>
        </table:table-row>
        <table:table-row table:style-name="ro1">
          <table:table-cell office:value-type="float" office:value="425.999" calcext:value-type="float">
            <text:p>425,999</text:p>
          </table:table-cell>
          <table:table-cell office:value-type="float" office:value="9.4946" calcext:value-type="float">
            <text:p>9,4946</text:p>
          </table:table-cell>
        </table:table-row>
        <table:table-row table:style-name="ro1">
          <table:table-cell office:value-type="float" office:value="426.999" calcext:value-type="float">
            <text:p>426,999</text:p>
          </table:table-cell>
          <table:table-cell office:value-type="float" office:value="9.5055" calcext:value-type="float">
            <text:p>9,5055</text:p>
          </table:table-cell>
        </table:table-row>
        <table:table-row table:style-name="ro1">
          <table:table-cell office:value-type="float" office:value="427.999" calcext:value-type="float">
            <text:p>427,999</text:p>
          </table:table-cell>
          <table:table-cell office:value-type="float" office:value="9.5097" calcext:value-type="float">
            <text:p>9,5097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9.5132" calcext:value-type="float">
            <text:p>9,5132</text:p>
          </table:table-cell>
        </table:table-row>
        <table:table-row table:style-name="ro1">
          <table:table-cell office:value-type="float" office:value="429.999" calcext:value-type="float">
            <text:p>429,999</text:p>
          </table:table-cell>
          <table:table-cell office:value-type="float" office:value="9.5264" calcext:value-type="float">
            <text:p>9,5264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9.5365" calcext:value-type="float">
            <text:p>9,5365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9.5113" calcext:value-type="float">
            <text:p>9,5113</text:p>
          </table:table-cell>
        </table:table-row>
        <table:table-row table:style-name="ro1">
          <table:table-cell office:value-type="float" office:value="432.999" calcext:value-type="float">
            <text:p>432,999</text:p>
          </table:table-cell>
          <table:table-cell office:value-type="float" office:value="9.4761" calcext:value-type="float">
            <text:p>9,4761</text:p>
          </table:table-cell>
        </table:table-row>
        <table:table-row table:style-name="ro1">
          <table:table-cell office:value-type="float" office:value="433.999" calcext:value-type="float">
            <text:p>433,999</text:p>
          </table:table-cell>
          <table:table-cell office:value-type="float" office:value="9.4364" calcext:value-type="float">
            <text:p>9,4364</text:p>
          </table:table-cell>
        </table:table-row>
        <table:table-row table:style-name="ro1">
          <table:table-cell office:value-type="float" office:value="434.999" calcext:value-type="float">
            <text:p>434,999</text:p>
          </table:table-cell>
          <table:table-cell office:value-type="float" office:value="9.3848" calcext:value-type="float">
            <text:p>9,3848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9.4091" calcext:value-type="float">
            <text:p>9,4091</text:p>
          </table:table-cell>
        </table:table-row>
        <table:table-row table:style-name="ro1">
          <table:table-cell office:value-type="float" office:value="436.999" calcext:value-type="float">
            <text:p>436,999</text:p>
          </table:table-cell>
          <table:table-cell office:value-type="float" office:value="9.4053" calcext:value-type="float">
            <text:p>9,4053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9.4581" calcext:value-type="float">
            <text:p>9,4581</text:p>
          </table:table-cell>
        </table:table-row>
        <table:table-row table:style-name="ro1">
          <table:table-cell office:value-type="float" office:value="438.999" calcext:value-type="float">
            <text:p>438,999</text:p>
          </table:table-cell>
          <table:table-cell office:value-type="float" office:value="9.4208" calcext:value-type="float">
            <text:p>9,4208</text:p>
          </table:table-cell>
        </table:table-row>
        <table:table-row table:style-name="ro1">
          <table:table-cell office:value-type="float" office:value="439.999" calcext:value-type="float">
            <text:p>439,999</text:p>
          </table:table-cell>
          <table:table-cell office:value-type="float" office:value="9.4169" calcext:value-type="float">
            <text:p>9,4169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9.4386" calcext:value-type="float">
            <text:p>9,4386</text:p>
          </table:table-cell>
        </table:table-row>
        <table:table-row table:style-name="ro1">
          <table:table-cell office:value-type="float" office:value="441.999" calcext:value-type="float">
            <text:p>441,999</text:p>
          </table:table-cell>
          <table:table-cell office:value-type="float" office:value="9.4087" calcext:value-type="float">
            <text:p>9,4087</text:p>
          </table:table-cell>
        </table:table-row>
        <table:table-row table:style-name="ro1">
          <table:table-cell office:value-type="float" office:value="442.999" calcext:value-type="float">
            <text:p>442,999</text:p>
          </table:table-cell>
          <table:table-cell office:value-type="float" office:value="9.3664" calcext:value-type="float">
            <text:p>9,3664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9.3526" calcext:value-type="float">
            <text:p>9,3526</text:p>
          </table:table-cell>
        </table:table-row>
        <table:table-row table:style-name="ro1">
          <table:table-cell office:value-type="float" office:value="444.999" calcext:value-type="float">
            <text:p>444,999</text:p>
          </table:table-cell>
          <table:table-cell office:value-type="float" office:value="9.3648" calcext:value-type="float">
            <text:p>9,3648</text:p>
          </table:table-cell>
        </table:table-row>
        <table:table-row table:style-name="ro1">
          <table:table-cell office:value-type="float" office:value="445.999" calcext:value-type="float">
            <text:p>445,999</text:p>
          </table:table-cell>
          <table:table-cell office:value-type="float" office:value="9.4168" calcext:value-type="float">
            <text:p>9,4168</text:p>
          </table:table-cell>
        </table:table-row>
        <table:table-row table:style-name="ro1">
          <table:table-cell office:value-type="float" office:value="446.999" calcext:value-type="float">
            <text:p>446,999</text:p>
          </table:table-cell>
          <table:table-cell office:value-type="float" office:value="9.4334" calcext:value-type="float">
            <text:p>9,4334</text:p>
          </table:table-cell>
        </table:table-row>
        <table:table-row table:style-name="ro1">
          <table:table-cell office:value-type="float" office:value="447.999" calcext:value-type="float">
            <text:p>447,999</text:p>
          </table:table-cell>
          <table:table-cell office:value-type="float" office:value="9.4139" calcext:value-type="float">
            <text:p>9,4139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9.4117" calcext:value-type="float">
            <text:p>9,4117</text:p>
          </table:table-cell>
        </table:table-row>
        <table:table-row table:style-name="ro1">
          <table:table-cell office:value-type="float" office:value="449.999" calcext:value-type="float">
            <text:p>449,999</text:p>
          </table:table-cell>
          <table:table-cell office:value-type="float" office:value="9.4483" calcext:value-type="float">
            <text:p>9,4483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9.4089" calcext:value-type="float">
            <text:p>9,4089</text:p>
          </table:table-cell>
        </table:table-row>
        <table:table-row table:style-name="ro1">
          <table:table-cell office:value-type="float" office:value="451.999" calcext:value-type="float">
            <text:p>451,999</text:p>
          </table:table-cell>
          <table:table-cell office:value-type="float" office:value="9.3235" calcext:value-type="float">
            <text:p>9,3235</text:p>
          </table:table-cell>
        </table:table-row>
        <table:table-row table:style-name="ro1">
          <table:table-cell office:value-type="float" office:value="452.999" calcext:value-type="float">
            <text:p>452,999</text:p>
          </table:table-cell>
          <table:table-cell office:value-type="float" office:value="9.3074" calcext:value-type="float">
            <text:p>9,3074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9.2996" calcext:value-type="float">
            <text:p>9,2996</text:p>
          </table:table-cell>
        </table:table-row>
        <table:table-row table:style-name="ro1">
          <table:table-cell office:value-type="float" office:value="454.999" calcext:value-type="float">
            <text:p>454,999</text:p>
          </table:table-cell>
          <table:table-cell office:value-type="float" office:value="9.2836" calcext:value-type="float">
            <text:p>9,2836</text:p>
          </table:table-cell>
        </table:table-row>
        <table:table-row table:style-name="ro1">
          <table:table-cell office:value-type="float" office:value="455.999" calcext:value-type="float">
            <text:p>455,999</text:p>
          </table:table-cell>
          <table:table-cell office:value-type="float" office:value="9.269" calcext:value-type="float">
            <text:p>9,269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9.2401" calcext:value-type="float">
            <text:p>9,2401</text:p>
          </table:table-cell>
        </table:table-row>
        <table:table-row table:style-name="ro1">
          <table:table-cell office:value-type="float" office:value="457.999" calcext:value-type="float">
            <text:p>457,999</text:p>
          </table:table-cell>
          <table:table-cell office:value-type="float" office:value="9.2167" calcext:value-type="float">
            <text:p>9,2167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9.271" calcext:value-type="float">
            <text:p>9,271</text:p>
          </table:table-cell>
        </table:table-row>
        <table:table-row table:style-name="ro1">
          <table:table-cell office:value-type="float" office:value="459.999" calcext:value-type="float">
            <text:p>459,999</text:p>
          </table:table-cell>
          <table:table-cell office:value-type="float" office:value="9.2765" calcext:value-type="float">
            <text:p>9,2765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9.2601" calcext:value-type="float">
            <text:p>9,2601</text:p>
          </table:table-cell>
        </table:table-row>
        <table:table-row table:style-name="ro1">
          <table:table-cell office:value-type="float" office:value="461.999" calcext:value-type="float">
            <text:p>461,999</text:p>
          </table:table-cell>
          <table:table-cell office:value-type="float" office:value="9.2456" calcext:value-type="float">
            <text:p>9,2456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9.2336" calcext:value-type="float">
            <text:p>9,2336</text:p>
          </table:table-cell>
        </table:table-row>
        <table:table-row table:style-name="ro1">
          <table:table-cell office:value-type="float" office:value="463.999" calcext:value-type="float">
            <text:p>463,999</text:p>
          </table:table-cell>
          <table:table-cell office:value-type="float" office:value="9.2246" calcext:value-type="float">
            <text:p>9,2246</text:p>
          </table:table-cell>
        </table:table-row>
        <table:table-row table:style-name="ro1">
          <table:table-cell office:value-type="float" office:value="464.999" calcext:value-type="float">
            <text:p>464,999</text:p>
          </table:table-cell>
          <table:table-cell office:value-type="float" office:value="9.247" calcext:value-type="float">
            <text:p>9,247</text:p>
          </table:table-cell>
        </table:table-row>
        <table:table-row table:style-name="ro1">
          <table:table-cell office:value-type="float" office:value="465.999" calcext:value-type="float">
            <text:p>465,999</text:p>
          </table:table-cell>
          <table:table-cell office:value-type="float" office:value="9.2219" calcext:value-type="float">
            <text:p>9,2219</text:p>
          </table:table-cell>
        </table:table-row>
        <table:table-row table:style-name="ro1">
          <table:table-cell office:value-type="float" office:value="466.999" calcext:value-type="float">
            <text:p>466,999</text:p>
          </table:table-cell>
          <table:table-cell office:value-type="float" office:value="9.1512" calcext:value-type="float">
            <text:p>9,1512</text:p>
          </table:table-cell>
        </table:table-row>
        <table:table-row table:style-name="ro1">
          <table:table-cell office:value-type="float" office:value="467.999" calcext:value-type="float">
            <text:p>467,999</text:p>
          </table:table-cell>
          <table:table-cell office:value-type="float" office:value="9.1366" calcext:value-type="float">
            <text:p>9,1366</text:p>
          </table:table-cell>
        </table:table-row>
        <table:table-row table:style-name="ro1">
          <table:table-cell office:value-type="float" office:value="469.001" calcext:value-type="float">
            <text:p>469,001</text:p>
          </table:table-cell>
          <table:table-cell office:value-type="float" office:value="9.1006" calcext:value-type="float">
            <text:p>9,1006</text:p>
          </table:table-cell>
        </table:table-row>
        <table:table-row table:style-name="ro1">
          <table:table-cell office:value-type="float" office:value="469.999" calcext:value-type="float">
            <text:p>469,999</text:p>
          </table:table-cell>
          <table:table-cell office:value-type="float" office:value="9.0695" calcext:value-type="float">
            <text:p>9,0695</text:p>
          </table:table-cell>
        </table:table-row>
        <table:table-row table:style-name="ro1">
          <table:table-cell office:value-type="float" office:value="470.999" calcext:value-type="float">
            <text:p>470,999</text:p>
          </table:table-cell>
          <table:table-cell office:value-type="float" office:value="9.1721" calcext:value-type="float">
            <text:p>9,1721</text:p>
          </table:table-cell>
        </table:table-row>
        <table:table-row table:style-name="ro1">
          <table:table-cell office:value-type="float" office:value="471.999" calcext:value-type="float">
            <text:p>471,999</text:p>
          </table:table-cell>
          <table:table-cell office:value-type="float" office:value="9.2013" calcext:value-type="float">
            <text:p>9,2013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9.1769" calcext:value-type="float">
            <text:p>9,1769</text:p>
          </table:table-cell>
        </table:table-row>
        <table:table-row table:style-name="ro1">
          <table:table-cell office:value-type="float" office:value="473.999" calcext:value-type="float">
            <text:p>473,999</text:p>
          </table:table-cell>
          <table:table-cell office:value-type="float" office:value="9.1493" calcext:value-type="float">
            <text:p>9,1493</text:p>
          </table:table-cell>
        </table:table-row>
        <table:table-row table:style-name="ro1">
          <table:table-cell office:value-type="float" office:value="474.999" calcext:value-type="float">
            <text:p>474,999</text:p>
          </table:table-cell>
          <table:table-cell office:value-type="float" office:value="9.1606" calcext:value-type="float">
            <text:p>9,1606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9.142" calcext:value-type="float">
            <text:p>9,142</text:p>
          </table:table-cell>
        </table:table-row>
        <table:table-row table:style-name="ro1">
          <table:table-cell office:value-type="float" office:value="476.999" calcext:value-type="float">
            <text:p>476,999</text:p>
          </table:table-cell>
          <table:table-cell office:value-type="float" office:value="9.1357" calcext:value-type="float">
            <text:p>9,1357</text:p>
          </table:table-cell>
        </table:table-row>
        <table:table-row table:style-name="ro1">
          <table:table-cell office:value-type="float" office:value="477.999" calcext:value-type="float">
            <text:p>477,999</text:p>
          </table:table-cell>
          <table:table-cell office:value-type="float" office:value="9.1582" calcext:value-type="float">
            <text:p>9,1582</text:p>
          </table:table-cell>
        </table:table-row>
        <table:table-row table:style-name="ro1">
          <table:table-cell office:value-type="float" office:value="478.999" calcext:value-type="float">
            <text:p>478,999</text:p>
          </table:table-cell>
          <table:table-cell office:value-type="float" office:value="9.1726" calcext:value-type="float">
            <text:p>9,1726</text:p>
          </table:table-cell>
        </table:table-row>
        <table:table-row table:style-name="ro1">
          <table:table-cell office:value-type="float" office:value="479.999" calcext:value-type="float">
            <text:p>479,999</text:p>
          </table:table-cell>
          <table:table-cell office:value-type="float" office:value="9.1291" calcext:value-type="float">
            <text:p>9,1291</text:p>
          </table:table-cell>
        </table:table-row>
        <table:table-row table:style-name="ro1">
          <table:table-cell office:value-type="float" office:value="480.999" calcext:value-type="float">
            <text:p>480,999</text:p>
          </table:table-cell>
          <table:table-cell office:value-type="float" office:value="9.167" calcext:value-type="float">
            <text:p>9,167</text:p>
          </table:table-cell>
        </table:table-row>
        <table:table-row table:style-name="ro1">
          <table:table-cell office:value-type="float" office:value="481.999" calcext:value-type="float">
            <text:p>481,999</text:p>
          </table:table-cell>
          <table:table-cell office:value-type="float" office:value="9.1499" calcext:value-type="float">
            <text:p>9,1499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9.1287" calcext:value-type="float">
            <text:p>9,1287</text:p>
          </table:table-cell>
        </table:table-row>
        <table:table-row table:style-name="ro1">
          <table:table-cell office:value-type="float" office:value="483.999" calcext:value-type="float">
            <text:p>483,999</text:p>
          </table:table-cell>
          <table:table-cell office:value-type="float" office:value="9.0912" calcext:value-type="float">
            <text:p>9,0912</text:p>
          </table:table-cell>
        </table:table-row>
        <table:table-row table:style-name="ro1">
          <table:table-cell office:value-type="float" office:value="484.999" calcext:value-type="float">
            <text:p>484,999</text:p>
          </table:table-cell>
          <table:table-cell office:value-type="float" office:value="9.1117" calcext:value-type="float">
            <text:p>9,1117</text:p>
          </table:table-cell>
        </table:table-row>
        <table:table-row table:style-name="ro1">
          <table:table-cell office:value-type="float" office:value="485.999" calcext:value-type="float">
            <text:p>485,999</text:p>
          </table:table-cell>
          <table:table-cell office:value-type="float" office:value="9.0977" calcext:value-type="float">
            <text:p>9,0977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9.109" calcext:value-type="float">
            <text:p>9,109</text:p>
          </table:table-cell>
        </table:table-row>
        <table:table-row table:style-name="ro1">
          <table:table-cell office:value-type="float" office:value="487.999" calcext:value-type="float">
            <text:p>487,999</text:p>
          </table:table-cell>
          <table:table-cell office:value-type="float" office:value="9.0924" calcext:value-type="float">
            <text:p>9,0924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9.1218" calcext:value-type="float">
            <text:p>9,1218</text:p>
          </table:table-cell>
        </table:table-row>
        <table:table-row table:style-name="ro1">
          <table:table-cell office:value-type="float" office:value="489.999" calcext:value-type="float">
            <text:p>489,999</text:p>
          </table:table-cell>
          <table:table-cell office:value-type="float" office:value="9.1548" calcext:value-type="float">
            <text:p>9,1548</text:p>
          </table:table-cell>
        </table:table-row>
        <table:table-row table:style-name="ro1">
          <table:table-cell office:value-type="float" office:value="490.999" calcext:value-type="float">
            <text:p>490,999</text:p>
          </table:table-cell>
          <table:table-cell office:value-type="float" office:value="9.1414" calcext:value-type="float">
            <text:p>9,1414</text:p>
          </table:table-cell>
        </table:table-row>
        <table:table-row table:style-name="ro1">
          <table:table-cell office:value-type="float" office:value="491.999" calcext:value-type="float">
            <text:p>491,999</text:p>
          </table:table-cell>
          <table:table-cell office:value-type="float" office:value="9.2442" calcext:value-type="float">
            <text:p>9,2442</text:p>
          </table:table-cell>
        </table:table-row>
        <table:table-row table:style-name="ro1">
          <table:table-cell office:value-type="float" office:value="492.999" calcext:value-type="float">
            <text:p>492,999</text:p>
          </table:table-cell>
          <table:table-cell office:value-type="float" office:value="9.2365" calcext:value-type="float">
            <text:p>9,2365</text:p>
          </table:table-cell>
        </table:table-row>
        <table:table-row table:style-name="ro1">
          <table:table-cell office:value-type="float" office:value="493.999" calcext:value-type="float">
            <text:p>493,999</text:p>
          </table:table-cell>
          <table:table-cell office:value-type="float" office:value="9.2291" calcext:value-type="float">
            <text:p>9,2291</text:p>
          </table:table-cell>
        </table:table-row>
        <table:table-row table:style-name="ro1">
          <table:table-cell office:value-type="float" office:value="494.999" calcext:value-type="float">
            <text:p>494,999</text:p>
          </table:table-cell>
          <table:table-cell office:value-type="float" office:value="9.2479" calcext:value-type="float">
            <text:p>9,2479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9.1794" calcext:value-type="float">
            <text:p>9,1794</text:p>
          </table:table-cell>
        </table:table-row>
        <table:table-row table:style-name="ro1">
          <table:table-cell office:value-type="float" office:value="496.999" calcext:value-type="float">
            <text:p>496,999</text:p>
          </table:table-cell>
          <table:table-cell office:value-type="float" office:value="9.1574" calcext:value-type="float">
            <text:p>9,1574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9.1076" calcext:value-type="float">
            <text:p>9,1076</text:p>
          </table:table-cell>
        </table:table-row>
        <table:table-row table:style-name="ro1">
          <table:table-cell office:value-type="float" office:value="498.999" calcext:value-type="float">
            <text:p>498,999</text:p>
          </table:table-cell>
          <table:table-cell office:value-type="float" office:value="9.0627" calcext:value-type="float">
            <text:p>9,0627</text:p>
          </table:table-cell>
        </table:table-row>
        <table:table-row table:style-name="ro1">
          <table:table-cell office:value-type="float" office:value="499.999" calcext:value-type="float">
            <text:p>499,999</text:p>
          </table:table-cell>
          <table:table-cell office:value-type="float" office:value="9.0205" calcext:value-type="float">
            <text:p>9,0205</text:p>
          </table:table-cell>
        </table:table-row>
        <table:table-row table:style-name="ro1">
          <table:table-cell office:value-type="float" office:value="500.999" calcext:value-type="float">
            <text:p>500,999</text:p>
          </table:table-cell>
          <table:table-cell office:value-type="float" office:value="9.0106" calcext:value-type="float">
            <text:p>9,0106</text:p>
          </table:table-cell>
        </table:table-row>
        <table:table-row table:style-name="ro1">
          <table:table-cell office:value-type="float" office:value="501.999" calcext:value-type="float">
            <text:p>501,999</text:p>
          </table:table-cell>
          <table:table-cell office:value-type="float" office:value="9.0238" calcext:value-type="float">
            <text:p>9,0238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9.0036" calcext:value-type="float">
            <text:p>9,0036</text:p>
          </table:table-cell>
        </table:table-row>
        <table:table-row table:style-name="ro1">
          <table:table-cell office:value-type="float" office:value="503.999" calcext:value-type="float">
            <text:p>503,999</text:p>
          </table:table-cell>
          <table:table-cell office:value-type="float" office:value="8.9708" calcext:value-type="float">
            <text:p>8,9708</text:p>
          </table:table-cell>
        </table:table-row>
        <table:table-row table:style-name="ro1">
          <table:table-cell office:value-type="float" office:value="504.999" calcext:value-type="float">
            <text:p>504,999</text:p>
          </table:table-cell>
          <table:table-cell office:value-type="float" office:value="8.9828" calcext:value-type="float">
            <text:p>8,9828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8.9427" calcext:value-type="float">
            <text:p>8,9427</text:p>
          </table:table-cell>
        </table:table-row>
        <table:table-row table:style-name="ro1">
          <table:table-cell office:value-type="float" office:value="506.999" calcext:value-type="float">
            <text:p>506,999</text:p>
          </table:table-cell>
          <table:table-cell office:value-type="float" office:value="8.9418" calcext:value-type="float">
            <text:p>8,9418</text:p>
          </table:table-cell>
        </table:table-row>
        <table:table-row table:style-name="ro1">
          <table:table-cell office:value-type="float" office:value="507.999" calcext:value-type="float">
            <text:p>507,999</text:p>
          </table:table-cell>
          <table:table-cell office:value-type="float" office:value="8.9887" calcext:value-type="float">
            <text:p>8,9887</text:p>
          </table:table-cell>
        </table:table-row>
        <table:table-row table:style-name="ro1">
          <table:table-cell office:value-type="float" office:value="508.999" calcext:value-type="float">
            <text:p>508,999</text:p>
          </table:table-cell>
          <table:table-cell office:value-type="float" office:value="8.9977" calcext:value-type="float">
            <text:p>8,9977</text:p>
          </table:table-cell>
        </table:table-row>
        <table:table-row table:style-name="ro1">
          <table:table-cell office:value-type="float" office:value="509.999" calcext:value-type="float">
            <text:p>509,999</text:p>
          </table:table-cell>
          <table:table-cell office:value-type="float" office:value="8.9506" calcext:value-type="float">
            <text:p>8,9506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8.9718" calcext:value-type="float">
            <text:p>8,9718</text:p>
          </table:table-cell>
        </table:table-row>
        <table:table-row table:style-name="ro1">
          <table:table-cell office:value-type="float" office:value="511.999" calcext:value-type="float">
            <text:p>511,999</text:p>
          </table:table-cell>
          <table:table-cell office:value-type="float" office:value="8.9518" calcext:value-type="float">
            <text:p>8,9518</text:p>
          </table:table-cell>
        </table:table-row>
        <table:table-row table:style-name="ro1">
          <table:table-cell office:value-type="float" office:value="512.999" calcext:value-type="float">
            <text:p>512,999</text:p>
          </table:table-cell>
          <table:table-cell office:value-type="float" office:value="8.9726" calcext:value-type="float">
            <text:p>8,9726</text:p>
          </table:table-cell>
        </table:table-row>
        <table:table-row table:style-name="ro1">
          <table:table-cell office:value-type="float" office:value="513.999" calcext:value-type="float">
            <text:p>513,999</text:p>
          </table:table-cell>
          <table:table-cell office:value-type="float" office:value="8.9658" calcext:value-type="float">
            <text:p>8,9658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8.9172" calcext:value-type="float">
            <text:p>8,9172</text:p>
          </table:table-cell>
        </table:table-row>
        <table:table-row table:style-name="ro1">
          <table:table-cell office:value-type="float" office:value="515.999" calcext:value-type="float">
            <text:p>515,999</text:p>
          </table:table-cell>
          <table:table-cell office:value-type="float" office:value="8.9036" calcext:value-type="float">
            <text:p>8,9036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8.9031" calcext:value-type="float">
            <text:p>8,9031</text:p>
          </table:table-cell>
        </table:table-row>
        <table:table-row table:style-name="ro1">
          <table:table-cell office:value-type="float" office:value="517.999" calcext:value-type="float">
            <text:p>517,999</text:p>
          </table:table-cell>
          <table:table-cell office:value-type="float" office:value="8.8581" calcext:value-type="float">
            <text:p>8,8581</text:p>
          </table:table-cell>
        </table:table-row>
        <table:table-row table:style-name="ro1">
          <table:table-cell office:value-type="float" office:value="518.999" calcext:value-type="float">
            <text:p>518,999</text:p>
          </table:table-cell>
          <table:table-cell office:value-type="float" office:value="8.838" calcext:value-type="float">
            <text:p>8,838</text:p>
          </table:table-cell>
        </table:table-row>
        <table:table-row table:style-name="ro1">
          <table:table-cell office:value-type="float" office:value="519.999" calcext:value-type="float">
            <text:p>519,999</text:p>
          </table:table-cell>
          <table:table-cell office:value-type="float" office:value="8.8722" calcext:value-type="float">
            <text:p>8,8722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8.9219" calcext:value-type="float">
            <text:p>8,9219</text:p>
          </table:table-cell>
        </table:table-row>
        <table:table-row table:style-name="ro1">
          <table:table-cell office:value-type="float" office:value="521.999" calcext:value-type="float">
            <text:p>521,999</text:p>
          </table:table-cell>
          <table:table-cell office:value-type="float" office:value="8.919" calcext:value-type="float">
            <text:p>8,919</text:p>
          </table:table-cell>
        </table:table-row>
        <table:table-row table:style-name="ro1">
          <table:table-cell office:value-type="float" office:value="522.999" calcext:value-type="float">
            <text:p>522,999</text:p>
          </table:table-cell>
          <table:table-cell office:value-type="float" office:value="8.9557" calcext:value-type="float">
            <text:p>8,9557</text:p>
          </table:table-cell>
        </table:table-row>
        <table:table-row table:style-name="ro1">
          <table:table-cell office:value-type="float" office:value="523.999" calcext:value-type="float">
            <text:p>523,999</text:p>
          </table:table-cell>
          <table:table-cell office:value-type="float" office:value="8.9506" calcext:value-type="float">
            <text:p>8,9506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8.9014" calcext:value-type="float">
            <text:p>8,9014</text:p>
          </table:table-cell>
        </table:table-row>
        <table:table-row table:style-name="ro1">
          <table:table-cell office:value-type="float" office:value="525.999" calcext:value-type="float">
            <text:p>525,999</text:p>
          </table:table-cell>
          <table:table-cell office:value-type="float" office:value="8.8561" calcext:value-type="float">
            <text:p>8,8561</text:p>
          </table:table-cell>
        </table:table-row>
        <table:table-row table:style-name="ro1">
          <table:table-cell office:value-type="float" office:value="526.999" calcext:value-type="float">
            <text:p>526,999</text:p>
          </table:table-cell>
          <table:table-cell office:value-type="float" office:value="8.8111" calcext:value-type="float">
            <text:p>8,8111</text:p>
          </table:table-cell>
        </table:table-row>
        <table:table-row table:style-name="ro1">
          <table:table-cell office:value-type="float" office:value="527.999" calcext:value-type="float">
            <text:p>527,999</text:p>
          </table:table-cell>
          <table:table-cell office:value-type="float" office:value="8.7881" calcext:value-type="float">
            <text:p>8,7881</text:p>
          </table:table-cell>
        </table:table-row>
        <table:table-row table:style-name="ro1">
          <table:table-cell office:value-type="float" office:value="528.999" calcext:value-type="float">
            <text:p>528,999</text:p>
          </table:table-cell>
          <table:table-cell office:value-type="float" office:value="8.8071" calcext:value-type="float">
            <text:p>8,8071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8.7996" calcext:value-type="float">
            <text:p>8,7996</text:p>
          </table:table-cell>
        </table:table-row>
        <table:table-row table:style-name="ro1">
          <table:table-cell office:value-type="float" office:value="530.999" calcext:value-type="float">
            <text:p>530,999</text:p>
          </table:table-cell>
          <table:table-cell office:value-type="float" office:value="8.7809" calcext:value-type="float">
            <text:p>8,7809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8.7197" calcext:value-type="float">
            <text:p>8,7197</text:p>
          </table:table-cell>
        </table:table-row>
        <table:table-row table:style-name="ro1">
          <table:table-cell office:value-type="float" office:value="532.999" calcext:value-type="float">
            <text:p>532,999</text:p>
          </table:table-cell>
          <table:table-cell office:value-type="float" office:value="8.7455" calcext:value-type="float">
            <text:p>8,7455</text:p>
          </table:table-cell>
        </table:table-row>
        <table:table-row table:style-name="ro1">
          <table:table-cell office:value-type="float" office:value="533.999" calcext:value-type="float">
            <text:p>533,999</text:p>
          </table:table-cell>
          <table:table-cell office:value-type="float" office:value="8.738" calcext:value-type="float">
            <text:p>8,738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8.8005" calcext:value-type="float">
            <text:p>8,8005</text:p>
          </table:table-cell>
        </table:table-row>
        <table:table-row table:style-name="ro1">
          <table:table-cell office:value-type="float" office:value="535.999" calcext:value-type="float">
            <text:p>535,999</text:p>
          </table:table-cell>
          <table:table-cell office:value-type="float" office:value="8.6903" calcext:value-type="float">
            <text:p>8,6903</text:p>
          </table:table-cell>
        </table:table-row>
        <table:table-row table:style-name="ro1">
          <table:table-cell office:value-type="float" office:value="536.999" calcext:value-type="float">
            <text:p>536,999</text:p>
          </table:table-cell>
          <table:table-cell office:value-type="float" office:value="8.6708" calcext:value-type="float">
            <text:p>8,6708</text:p>
          </table:table-cell>
        </table:table-row>
        <table:table-row table:style-name="ro1">
          <table:table-cell office:value-type="float" office:value="537.999" calcext:value-type="float">
            <text:p>537,999</text:p>
          </table:table-cell>
          <table:table-cell office:value-type="float" office:value="8.7178" calcext:value-type="float">
            <text:p>8,7178</text:p>
          </table:table-cell>
        </table:table-row>
        <table:table-row table:style-name="ro1">
          <table:table-cell office:value-type="float" office:value="538.999" calcext:value-type="float">
            <text:p>538,999</text:p>
          </table:table-cell>
          <table:table-cell office:value-type="float" office:value="8.738" calcext:value-type="float">
            <text:p>8,738</text:p>
          </table:table-cell>
        </table:table-row>
        <table:table-row table:style-name="ro1">
          <table:table-cell office:value-type="float" office:value="539.999" calcext:value-type="float">
            <text:p>539,999</text:p>
          </table:table-cell>
          <table:table-cell office:value-type="float" office:value="8.6832" calcext:value-type="float">
            <text:p>8,6832</text:p>
          </table:table-cell>
        </table:table-row>
        <table:table-row table:style-name="ro1">
          <table:table-cell office:value-type="float" office:value="540.999" calcext:value-type="float">
            <text:p>540,999</text:p>
          </table:table-cell>
          <table:table-cell office:value-type="float" office:value="8.6855" calcext:value-type="float">
            <text:p>8,6855</text:p>
          </table:table-cell>
        </table:table-row>
        <table:table-row table:style-name="ro1">
          <table:table-cell office:value-type="float" office:value="541.999" calcext:value-type="float">
            <text:p>541,999</text:p>
          </table:table-cell>
          <table:table-cell office:value-type="float" office:value="8.6554" calcext:value-type="float">
            <text:p>8,6554</text:p>
          </table:table-cell>
        </table:table-row>
        <table:table-row table:style-name="ro1">
          <table:table-cell office:value-type="float" office:value="542.999" calcext:value-type="float">
            <text:p>542,999</text:p>
          </table:table-cell>
          <table:table-cell office:value-type="float" office:value="8.673" calcext:value-type="float">
            <text:p>8,673</text:p>
          </table:table-cell>
        </table:table-row>
        <table:table-row table:style-name="ro1">
          <table:table-cell office:value-type="float" office:value="543.999" calcext:value-type="float">
            <text:p>543,999</text:p>
          </table:table-cell>
          <table:table-cell office:value-type="float" office:value="8.697" calcext:value-type="float">
            <text:p>8,697</text:p>
          </table:table-cell>
        </table:table-row>
        <table:table-row table:style-name="ro1">
          <table:table-cell office:value-type="float" office:value="544.999" calcext:value-type="float">
            <text:p>544,999</text:p>
          </table:table-cell>
          <table:table-cell office:value-type="float" office:value="8.7237" calcext:value-type="float">
            <text:p>8,7237</text:p>
          </table:table-cell>
        </table:table-row>
        <table:table-row table:style-name="ro1">
          <table:table-cell office:value-type="float" office:value="545.999" calcext:value-type="float">
            <text:p>545,999</text:p>
          </table:table-cell>
          <table:table-cell office:value-type="float" office:value="8.6639" calcext:value-type="float">
            <text:p>8,6639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8.6599" calcext:value-type="float">
            <text:p>8,6599</text:p>
          </table:table-cell>
        </table:table-row>
        <table:table-row table:style-name="ro1">
          <table:table-cell office:value-type="float" office:value="547.999" calcext:value-type="float">
            <text:p>547,999</text:p>
          </table:table-cell>
          <table:table-cell office:value-type="float" office:value="8.6553" calcext:value-type="float">
            <text:p>8,6553</text:p>
          </table:table-cell>
        </table:table-row>
        <table:table-row table:style-name="ro1">
          <table:table-cell office:value-type="float" office:value="548.999" calcext:value-type="float">
            <text:p>548,999</text:p>
          </table:table-cell>
          <table:table-cell office:value-type="float" office:value="8.7092" calcext:value-type="float">
            <text:p>8,7092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8.7205" calcext:value-type="float">
            <text:p>8,7205</text:p>
          </table:table-cell>
        </table:table-row>
        <table:table-row table:style-name="ro1">
          <table:table-cell office:value-type="float" office:value="550.999" calcext:value-type="float">
            <text:p>550,999</text:p>
          </table:table-cell>
          <table:table-cell office:value-type="float" office:value="8.7076" calcext:value-type="float">
            <text:p>8,7076</text:p>
          </table:table-cell>
        </table:table-row>
        <table:table-row table:style-name="ro1">
          <table:table-cell office:value-type="float" office:value="551.999" calcext:value-type="float">
            <text:p>551,999</text:p>
          </table:table-cell>
          <table:table-cell office:value-type="float" office:value="8.6537" calcext:value-type="float">
            <text:p>8,6537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8.6524" calcext:value-type="float">
            <text:p>8,6524</text:p>
          </table:table-cell>
        </table:table-row>
        <table:table-row table:style-name="ro1">
          <table:table-cell office:value-type="float" office:value="553.999" calcext:value-type="float">
            <text:p>553,999</text:p>
          </table:table-cell>
          <table:table-cell office:value-type="float" office:value="8.6295" calcext:value-type="float">
            <text:p>8,6295</text:p>
          </table:table-cell>
        </table:table-row>
        <table:table-row table:style-name="ro1">
          <table:table-cell office:value-type="float" office:value="554.999" calcext:value-type="float">
            <text:p>554,999</text:p>
          </table:table-cell>
          <table:table-cell office:value-type="float" office:value="8.65" calcext:value-type="float">
            <text:p>8,65</text:p>
          </table:table-cell>
        </table:table-row>
        <table:table-row table:style-name="ro1">
          <table:table-cell office:value-type="float" office:value="555.999" calcext:value-type="float">
            <text:p>555,999</text:p>
          </table:table-cell>
          <table:table-cell office:value-type="float" office:value="8.5815" calcext:value-type="float">
            <text:p>8,5815</text:p>
          </table:table-cell>
        </table:table-row>
        <table:table-row table:style-name="ro1">
          <table:table-cell office:value-type="float" office:value="556.999" calcext:value-type="float">
            <text:p>556,999</text:p>
          </table:table-cell>
          <table:table-cell office:value-type="float" office:value="8.6176" calcext:value-type="float">
            <text:p>8,6176</text:p>
          </table:table-cell>
        </table:table-row>
        <table:table-row table:style-name="ro1">
          <table:table-cell office:value-type="float" office:value="557.999" calcext:value-type="float">
            <text:p>557,999</text:p>
          </table:table-cell>
          <table:table-cell office:value-type="float" office:value="8.5826" calcext:value-type="float">
            <text:p>8,5826</text:p>
          </table:table-cell>
        </table:table-row>
        <table:table-row table:style-name="ro1">
          <table:table-cell office:value-type="float" office:value="558.999" calcext:value-type="float">
            <text:p>558,999</text:p>
          </table:table-cell>
          <table:table-cell office:value-type="float" office:value="8.4889" calcext:value-type="float">
            <text:p>8,4889</text:p>
          </table:table-cell>
        </table:table-row>
        <table:table-row table:style-name="ro1">
          <table:table-cell office:value-type="float" office:value="559.999" calcext:value-type="float">
            <text:p>559,999</text:p>
          </table:table-cell>
          <table:table-cell office:value-type="float" office:value="8.4819" calcext:value-type="float">
            <text:p>8,4819</text:p>
          </table:table-cell>
        </table:table-row>
        <table:table-row table:style-name="ro1">
          <table:table-cell office:value-type="float" office:value="560.999" calcext:value-type="float">
            <text:p>560,999</text:p>
          </table:table-cell>
          <table:table-cell office:value-type="float" office:value="8.4812" calcext:value-type="float">
            <text:p>8,4812</text:p>
          </table:table-cell>
        </table:table-row>
        <table:table-row table:style-name="ro1">
          <table:table-cell office:value-type="float" office:value="561.999" calcext:value-type="float">
            <text:p>561,999</text:p>
          </table:table-cell>
          <table:table-cell office:value-type="float" office:value="8.504" calcext:value-type="float">
            <text:p>8,504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8.536" calcext:value-type="float">
            <text:p>8,536</text:p>
          </table:table-cell>
        </table:table-row>
        <table:table-row table:style-name="ro1">
          <table:table-cell office:value-type="float" office:value="563.999" calcext:value-type="float">
            <text:p>563,999</text:p>
          </table:table-cell>
          <table:table-cell office:value-type="float" office:value="8.5328" calcext:value-type="float">
            <text:p>8,5328</text:p>
          </table:table-cell>
        </table:table-row>
        <table:table-row table:style-name="ro1">
          <table:table-cell office:value-type="float" office:value="564.999" calcext:value-type="float">
            <text:p>564,999</text:p>
          </table:table-cell>
          <table:table-cell office:value-type="float" office:value="8.4986" calcext:value-type="float">
            <text:p>8,4986</text:p>
          </table:table-cell>
        </table:table-row>
        <table:table-row table:style-name="ro1">
          <table:table-cell office:value-type="float" office:value="565.999" calcext:value-type="float">
            <text:p>565,999</text:p>
          </table:table-cell>
          <table:table-cell office:value-type="float" office:value="8.5152" calcext:value-type="float">
            <text:p>8,5152</text:p>
          </table:table-cell>
        </table:table-row>
        <table:table-row table:style-name="ro1">
          <table:table-cell office:value-type="float" office:value="566.999" calcext:value-type="float">
            <text:p>566,999</text:p>
          </table:table-cell>
          <table:table-cell office:value-type="float" office:value="8.5092" calcext:value-type="float">
            <text:p>8,5092</text:p>
          </table:table-cell>
        </table:table-row>
        <table:table-row table:style-name="ro1">
          <table:table-cell office:value-type="float" office:value="567.999" calcext:value-type="float">
            <text:p>567,999</text:p>
          </table:table-cell>
          <table:table-cell office:value-type="float" office:value="8.5081" calcext:value-type="float">
            <text:p>8,5081</text:p>
          </table:table-cell>
        </table:table-row>
        <table:table-row table:style-name="ro1">
          <table:table-cell office:value-type="float" office:value="568.999" calcext:value-type="float">
            <text:p>568,999</text:p>
          </table:table-cell>
          <table:table-cell office:value-type="float" office:value="8.5087" calcext:value-type="float">
            <text:p>8,5087</text:p>
          </table:table-cell>
        </table:table-row>
        <table:table-row table:style-name="ro1">
          <table:table-cell office:value-type="float" office:value="569.999" calcext:value-type="float">
            <text:p>569,999</text:p>
          </table:table-cell>
          <table:table-cell office:value-type="float" office:value="8.5385" calcext:value-type="float">
            <text:p>8,5385</text:p>
          </table:table-cell>
        </table:table-row>
        <table:table-row table:style-name="ro1">
          <table:table-cell office:value-type="float" office:value="570.999" calcext:value-type="float">
            <text:p>570,999</text:p>
          </table:table-cell>
          <table:table-cell office:value-type="float" office:value="8.4969" calcext:value-type="float">
            <text:p>8,4969</text:p>
          </table:table-cell>
        </table:table-row>
        <table:table-row table:style-name="ro1">
          <table:table-cell office:value-type="float" office:value="571.999" calcext:value-type="float">
            <text:p>571,999</text:p>
          </table:table-cell>
          <table:table-cell office:value-type="float" office:value="8.4783" calcext:value-type="float">
            <text:p>8,4783</text:p>
          </table:table-cell>
        </table:table-row>
        <table:table-row table:style-name="ro1">
          <table:table-cell office:value-type="float" office:value="572.999" calcext:value-type="float">
            <text:p>572,999</text:p>
          </table:table-cell>
          <table:table-cell office:value-type="float" office:value="8.4726" calcext:value-type="float">
            <text:p>8,4726</text:p>
          </table:table-cell>
        </table:table-row>
        <table:table-row table:style-name="ro1">
          <table:table-cell office:value-type="float" office:value="573.999" calcext:value-type="float">
            <text:p>573,999</text:p>
          </table:table-cell>
          <table:table-cell office:value-type="float" office:value="8.4943" calcext:value-type="float">
            <text:p>8,4943</text:p>
          </table:table-cell>
        </table:table-row>
        <table:table-row table:style-name="ro1">
          <table:table-cell office:value-type="float" office:value="574.999" calcext:value-type="float">
            <text:p>574,999</text:p>
          </table:table-cell>
          <table:table-cell office:value-type="float" office:value="8.5315" calcext:value-type="float">
            <text:p>8,5315</text:p>
          </table:table-cell>
        </table:table-row>
        <table:table-row table:style-name="ro1">
          <table:table-cell office:value-type="float" office:value="575.999" calcext:value-type="float">
            <text:p>575,999</text:p>
          </table:table-cell>
          <table:table-cell office:value-type="float" office:value="8.557" calcext:value-type="float">
            <text:p>8,557</text:p>
          </table:table-cell>
        </table:table-row>
        <table:table-row table:style-name="ro1">
          <table:table-cell office:value-type="float" office:value="576.999" calcext:value-type="float">
            <text:p>576,999</text:p>
          </table:table-cell>
          <table:table-cell office:value-type="float" office:value="8.5281" calcext:value-type="float">
            <text:p>8,5281</text:p>
          </table:table-cell>
        </table:table-row>
        <table:table-row table:style-name="ro1">
          <table:table-cell office:value-type="float" office:value="577.999" calcext:value-type="float">
            <text:p>577,999</text:p>
          </table:table-cell>
          <table:table-cell office:value-type="float" office:value="8.5516" calcext:value-type="float">
            <text:p>8,5516</text:p>
          </table:table-cell>
        </table:table-row>
        <table:table-row table:style-name="ro1">
          <table:table-cell office:value-type="float" office:value="578.999" calcext:value-type="float">
            <text:p>578,999</text:p>
          </table:table-cell>
          <table:table-cell office:value-type="float" office:value="8.5347" calcext:value-type="float">
            <text:p>8,5347</text:p>
          </table:table-cell>
        </table:table-row>
        <table:table-row table:style-name="ro1">
          <table:table-cell office:value-type="float" office:value="579.999" calcext:value-type="float">
            <text:p>579,999</text:p>
          </table:table-cell>
          <table:table-cell office:value-type="float" office:value="8.4878" calcext:value-type="float">
            <text:p>8,4878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8.4342" calcext:value-type="float">
            <text:p>8,4342</text:p>
          </table:table-cell>
        </table:table-row>
        <table:table-row table:style-name="ro1">
          <table:table-cell office:value-type="float" office:value="581.999" calcext:value-type="float">
            <text:p>581,999</text:p>
          </table:table-cell>
          <table:table-cell office:value-type="float" office:value="8.4421" calcext:value-type="float">
            <text:p>8,4421</text:p>
          </table:table-cell>
        </table:table-row>
        <table:table-row table:style-name="ro1">
          <table:table-cell office:value-type="float" office:value="582.999" calcext:value-type="float">
            <text:p>582,999</text:p>
          </table:table-cell>
          <table:table-cell office:value-type="float" office:value="8.4058" calcext:value-type="float">
            <text:p>8,4058</text:p>
          </table:table-cell>
        </table:table-row>
        <table:table-row table:style-name="ro1">
          <table:table-cell office:value-type="float" office:value="583.999" calcext:value-type="float">
            <text:p>583,999</text:p>
          </table:table-cell>
          <table:table-cell office:value-type="float" office:value="8.3947" calcext:value-type="float">
            <text:p>8,3947</text:p>
          </table:table-cell>
        </table:table-row>
        <table:table-row table:style-name="ro1">
          <table:table-cell office:value-type="float" office:value="585.007" calcext:value-type="float">
            <text:p>585,007</text:p>
          </table:table-cell>
          <table:table-cell office:value-type="float" office:value="8.4364" calcext:value-type="float">
            <text:p>8,4364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8.4236" calcext:value-type="float">
            <text:p>8,4236</text:p>
          </table:table-cell>
        </table:table-row>
        <table:table-row table:style-name="ro1">
          <table:table-cell office:value-type="float" office:value="586.999" calcext:value-type="float">
            <text:p>586,999</text:p>
          </table:table-cell>
          <table:table-cell office:value-type="float" office:value="8.4139" calcext:value-type="float">
            <text:p>8,4139</text:p>
          </table:table-cell>
        </table:table-row>
        <table:table-row table:style-name="ro1">
          <table:table-cell office:value-type="float" office:value="587.999" calcext:value-type="float">
            <text:p>587,999</text:p>
          </table:table-cell>
          <table:table-cell office:value-type="float" office:value="8.4032" calcext:value-type="float">
            <text:p>8,4032</text:p>
          </table:table-cell>
        </table:table-row>
        <table:table-row table:style-name="ro1">
          <table:table-cell office:value-type="float" office:value="588.999" calcext:value-type="float">
            <text:p>588,999</text:p>
          </table:table-cell>
          <table:table-cell office:value-type="float" office:value="8.4241" calcext:value-type="float">
            <text:p>8,4241</text:p>
          </table:table-cell>
        </table:table-row>
        <table:table-row table:style-name="ro1">
          <table:table-cell office:value-type="float" office:value="589.999" calcext:value-type="float">
            <text:p>589,999</text:p>
          </table:table-cell>
          <table:table-cell office:value-type="float" office:value="8.4367" calcext:value-type="float">
            <text:p>8,4367</text:p>
          </table:table-cell>
        </table:table-row>
        <table:table-row table:style-name="ro1">
          <table:table-cell office:value-type="float" office:value="590.999" calcext:value-type="float">
            <text:p>590,999</text:p>
          </table:table-cell>
          <table:table-cell office:value-type="float" office:value="8.44" calcext:value-type="float">
            <text:p>8,44</text:p>
          </table:table-cell>
        </table:table-row>
        <table:table-row table:style-name="ro1">
          <table:table-cell office:value-type="float" office:value="591.999" calcext:value-type="float">
            <text:p>591,999</text:p>
          </table:table-cell>
          <table:table-cell office:value-type="float" office:value="8.4533" calcext:value-type="float">
            <text:p>8,4533</text:p>
          </table:table-cell>
        </table:table-row>
        <table:table-row table:style-name="ro1">
          <table:table-cell office:value-type="float" office:value="592.999" calcext:value-type="float">
            <text:p>592,999</text:p>
          </table:table-cell>
          <table:table-cell office:value-type="float" office:value="8.4497" calcext:value-type="float">
            <text:p>8,4497</text:p>
          </table:table-cell>
        </table:table-row>
        <table:table-row table:style-name="ro1">
          <table:table-cell office:value-type="float" office:value="593.999" calcext:value-type="float">
            <text:p>593,999</text:p>
          </table:table-cell>
          <table:table-cell office:value-type="float" office:value="8.417" calcext:value-type="float">
            <text:p>8,417</text:p>
          </table:table-cell>
        </table:table-row>
        <table:table-row table:style-name="ro1">
          <table:table-cell office:value-type="float" office:value="594.999" calcext:value-type="float">
            <text:p>594,999</text:p>
          </table:table-cell>
          <table:table-cell office:value-type="float" office:value="8.3923" calcext:value-type="float">
            <text:p>8,3923</text:p>
          </table:table-cell>
        </table:table-row>
        <table:table-row table:style-name="ro1">
          <table:table-cell office:value-type="float" office:value="595.999" calcext:value-type="float">
            <text:p>595,999</text:p>
          </table:table-cell>
          <table:table-cell office:value-type="float" office:value="8.3821" calcext:value-type="float">
            <text:p>8,3821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8.3523" calcext:value-type="float">
            <text:p>8,3523</text:p>
          </table:table-cell>
        </table:table-row>
        <table:table-row table:style-name="ro1">
          <table:table-cell office:value-type="float" office:value="597.999" calcext:value-type="float">
            <text:p>597,999</text:p>
          </table:table-cell>
          <table:table-cell office:value-type="float" office:value="8.3237" calcext:value-type="float">
            <text:p>8,3237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8.3631" calcext:value-type="float">
            <text:p>8,3631</text:p>
          </table:table-cell>
        </table:table-row>
        <table:table-row table:style-name="ro1">
          <table:table-cell office:value-type="float" office:value="599.999" calcext:value-type="float">
            <text:p>599,999</text:p>
          </table:table-cell>
          <table:table-cell office:value-type="float" office:value="8.3484" calcext:value-type="float">
            <text:p>8,3484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8.2907" calcext:value-type="float">
            <text:p>8,2907</text:p>
          </table:table-cell>
        </table:table-row>
        <table:table-row table:style-name="ro1">
          <table:table-cell office:value-type="float" office:value="601.999" calcext:value-type="float">
            <text:p>601,999</text:p>
          </table:table-cell>
          <table:table-cell office:value-type="float" office:value="8.314" calcext:value-type="float">
            <text:p>8,314</text:p>
          </table:table-cell>
        </table:table-row>
        <table:table-row table:style-name="ro1">
          <table:table-cell office:value-type="float" office:value="602.999" calcext:value-type="float">
            <text:p>602,999</text:p>
          </table:table-cell>
          <table:table-cell office:value-type="float" office:value="8.3103" calcext:value-type="float">
            <text:p>8,3103</text:p>
          </table:table-cell>
        </table:table-row>
        <table:table-row table:style-name="ro1">
          <table:table-cell office:value-type="float" office:value="603.999" calcext:value-type="float">
            <text:p>603,999</text:p>
          </table:table-cell>
          <table:table-cell office:value-type="float" office:value="8.271" calcext:value-type="float">
            <text:p>8,271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8.307" calcext:value-type="float">
            <text:p>8,307</text:p>
          </table:table-cell>
        </table:table-row>
        <table:table-row table:style-name="ro1">
          <table:table-cell office:value-type="float" office:value="605.999" calcext:value-type="float">
            <text:p>605,999</text:p>
          </table:table-cell>
          <table:table-cell office:value-type="float" office:value="8.3271" calcext:value-type="float">
            <text:p>8,3271</text:p>
          </table:table-cell>
        </table:table-row>
        <table:table-row table:style-name="ro1">
          <table:table-cell office:value-type="float" office:value="606.999" calcext:value-type="float">
            <text:p>606,999</text:p>
          </table:table-cell>
          <table:table-cell office:value-type="float" office:value="8.2814" calcext:value-type="float">
            <text:p>8,2814</text:p>
          </table:table-cell>
        </table:table-row>
        <table:table-row table:style-name="ro1">
          <table:table-cell office:value-type="float" office:value="607.999" calcext:value-type="float">
            <text:p>607,999</text:p>
          </table:table-cell>
          <table:table-cell office:value-type="float" office:value="8.3038" calcext:value-type="float">
            <text:p>8,3038</text:p>
          </table:table-cell>
        </table:table-row>
        <table:table-row table:style-name="ro1">
          <table:table-cell office:value-type="float" office:value="608.999" calcext:value-type="float">
            <text:p>608,999</text:p>
          </table:table-cell>
          <table:table-cell office:value-type="float" office:value="8.3144" calcext:value-type="float">
            <text:p>8,3144</text:p>
          </table:table-cell>
        </table:table-row>
        <table:table-row table:style-name="ro1">
          <table:table-cell office:value-type="float" office:value="609.999" calcext:value-type="float">
            <text:p>609,999</text:p>
          </table:table-cell>
          <table:table-cell office:value-type="float" office:value="8.3096" calcext:value-type="float">
            <text:p>8,3096</text:p>
          </table:table-cell>
        </table:table-row>
        <table:table-row table:style-name="ro1">
          <table:table-cell office:value-type="float" office:value="610.999" calcext:value-type="float">
            <text:p>610,999</text:p>
          </table:table-cell>
          <table:table-cell office:value-type="float" office:value="8.3174" calcext:value-type="float">
            <text:p>8,3174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8.3445" calcext:value-type="float">
            <text:p>8,3445</text:p>
          </table:table-cell>
        </table:table-row>
        <table:table-row table:style-name="ro1">
          <table:table-cell office:value-type="float" office:value="612.999" calcext:value-type="float">
            <text:p>612,999</text:p>
          </table:table-cell>
          <table:table-cell office:value-type="float" office:value="8.2925" calcext:value-type="float">
            <text:p>8,2925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8.2093" calcext:value-type="float">
            <text:p>8,2093</text:p>
          </table:table-cell>
        </table:table-row>
        <table:table-row table:style-name="ro1">
          <table:table-cell office:value-type="float" office:value="614.999" calcext:value-type="float">
            <text:p>614,999</text:p>
          </table:table-cell>
          <table:table-cell office:value-type="float" office:value="8.2525" calcext:value-type="float">
            <text:p>8,2525</text:p>
          </table:table-cell>
        </table:table-row>
        <table:table-row table:style-name="ro1">
          <table:table-cell office:value-type="float" office:value="615.999" calcext:value-type="float">
            <text:p>615,999</text:p>
          </table:table-cell>
          <table:table-cell office:value-type="float" office:value="8.2492" calcext:value-type="float">
            <text:p>8,2492</text:p>
          </table:table-cell>
        </table:table-row>
        <table:table-row table:style-name="ro1">
          <table:table-cell office:value-type="float" office:value="616.999" calcext:value-type="float">
            <text:p>616,999</text:p>
          </table:table-cell>
          <table:table-cell office:value-type="float" office:value="8.2569" calcext:value-type="float">
            <text:p>8,2569</text:p>
          </table:table-cell>
        </table:table-row>
        <table:table-row table:style-name="ro1">
          <table:table-cell office:value-type="float" office:value="617.999" calcext:value-type="float">
            <text:p>617,999</text:p>
          </table:table-cell>
          <table:table-cell office:value-type="float" office:value="8.2649" calcext:value-type="float">
            <text:p>8,2649</text:p>
          </table:table-cell>
        </table:table-row>
        <table:table-row table:style-name="ro1">
          <table:table-cell office:value-type="float" office:value="618.999" calcext:value-type="float">
            <text:p>618,999</text:p>
          </table:table-cell>
          <table:table-cell office:value-type="float" office:value="8.3126" calcext:value-type="float">
            <text:p>8,3126</text:p>
          </table:table-cell>
        </table:table-row>
        <table:table-row table:style-name="ro1">
          <table:table-cell office:value-type="float" office:value="619.999" calcext:value-type="float">
            <text:p>619,999</text:p>
          </table:table-cell>
          <table:table-cell office:value-type="float" office:value="8.2275" calcext:value-type="float">
            <text:p>8,2275</text:p>
          </table:table-cell>
        </table:table-row>
        <table:table-row table:style-name="ro1">
          <table:table-cell office:value-type="float" office:value="620.999" calcext:value-type="float">
            <text:p>620,999</text:p>
          </table:table-cell>
          <table:table-cell office:value-type="float" office:value="8.2256" calcext:value-type="float">
            <text:p>8,2256</text:p>
          </table:table-cell>
        </table:table-row>
        <table:table-row table:style-name="ro1">
          <table:table-cell office:value-type="float" office:value="621.999" calcext:value-type="float">
            <text:p>621,999</text:p>
          </table:table-cell>
          <table:table-cell office:value-type="float" office:value="8.2571" calcext:value-type="float">
            <text:p>8,2571</text:p>
          </table:table-cell>
        </table:table-row>
        <table:table-row table:style-name="ro1">
          <table:table-cell office:value-type="float" office:value="622.999" calcext:value-type="float">
            <text:p>622,999</text:p>
          </table:table-cell>
          <table:table-cell office:value-type="float" office:value="8.26" calcext:value-type="float">
            <text:p>8,26</text:p>
          </table:table-cell>
        </table:table-row>
        <table:table-row table:style-name="ro1">
          <table:table-cell office:value-type="float" office:value="623.999" calcext:value-type="float">
            <text:p>623,999</text:p>
          </table:table-cell>
          <table:table-cell office:value-type="float" office:value="8.2598" calcext:value-type="float">
            <text:p>8,2598</text:p>
          </table:table-cell>
        </table:table-row>
        <table:table-row table:style-name="ro1">
          <table:table-cell office:value-type="float" office:value="624.999" calcext:value-type="float">
            <text:p>624,999</text:p>
          </table:table-cell>
          <table:table-cell office:value-type="float" office:value="8.2238" calcext:value-type="float">
            <text:p>8,2238</text:p>
          </table:table-cell>
        </table:table-row>
        <table:table-row table:style-name="ro1">
          <table:table-cell office:value-type="float" office:value="625.999" calcext:value-type="float">
            <text:p>625,999</text:p>
          </table:table-cell>
          <table:table-cell office:value-type="float" office:value="8.1996" calcext:value-type="float">
            <text:p>8,1996</text:p>
          </table:table-cell>
        </table:table-row>
        <table:table-row table:style-name="ro1">
          <table:table-cell office:value-type="float" office:value="626.999" calcext:value-type="float">
            <text:p>626,999</text:p>
          </table:table-cell>
          <table:table-cell office:value-type="float" office:value="8.1141" calcext:value-type="float">
            <text:p>8,1141</text:p>
          </table:table-cell>
        </table:table-row>
        <table:table-row table:style-name="ro1">
          <table:table-cell office:value-type="float" office:value="627.999" calcext:value-type="float">
            <text:p>627,999</text:p>
          </table:table-cell>
          <table:table-cell office:value-type="float" office:value="8.0352" calcext:value-type="float">
            <text:p>8,0352</text:p>
          </table:table-cell>
        </table:table-row>
        <table:table-row table:style-name="ro1">
          <table:table-cell office:value-type="float" office:value="628.999" calcext:value-type="float">
            <text:p>628,999</text:p>
          </table:table-cell>
          <table:table-cell office:value-type="float" office:value="8.0643" calcext:value-type="float">
            <text:p>8,0643</text:p>
          </table:table-cell>
        </table:table-row>
        <table:table-row table:style-name="ro1">
          <table:table-cell office:value-type="float" office:value="629.999" calcext:value-type="float">
            <text:p>629,999</text:p>
          </table:table-cell>
          <table:table-cell office:value-type="float" office:value="8.0659" calcext:value-type="float">
            <text:p>8,0659</text:p>
          </table:table-cell>
        </table:table-row>
        <table:table-row table:style-name="ro1">
          <table:table-cell office:value-type="float" office:value="630.999" calcext:value-type="float">
            <text:p>630,999</text:p>
          </table:table-cell>
          <table:table-cell office:value-type="float" office:value="8.1168" calcext:value-type="float">
            <text:p>8,1168</text:p>
          </table:table-cell>
        </table:table-row>
        <table:table-row table:style-name="ro1">
          <table:table-cell office:value-type="float" office:value="631.999" calcext:value-type="float">
            <text:p>631,999</text:p>
          </table:table-cell>
          <table:table-cell office:value-type="float" office:value="8.185" calcext:value-type="float">
            <text:p>8,185</text:p>
          </table:table-cell>
        </table:table-row>
        <table:table-row table:style-name="ro1">
          <table:table-cell office:value-type="float" office:value="632.999" calcext:value-type="float">
            <text:p>632,999</text:p>
          </table:table-cell>
          <table:table-cell office:value-type="float" office:value="8.185" calcext:value-type="float">
            <text:p>8,185</text:p>
          </table:table-cell>
        </table:table-row>
        <table:table-row table:style-name="ro1">
          <table:table-cell office:value-type="float" office:value="633.999" calcext:value-type="float">
            <text:p>633,999</text:p>
          </table:table-cell>
          <table:table-cell office:value-type="float" office:value="8.203" calcext:value-type="float">
            <text:p>8,203</text:p>
          </table:table-cell>
        </table:table-row>
        <table:table-row table:style-name="ro1">
          <table:table-cell office:value-type="float" office:value="634.999" calcext:value-type="float">
            <text:p>634,999</text:p>
          </table:table-cell>
          <table:table-cell office:value-type="float" office:value="8.1856" calcext:value-type="float">
            <text:p>8,1856</text:p>
          </table:table-cell>
        </table:table-row>
        <table:table-row table:style-name="ro1">
          <table:table-cell office:value-type="float" office:value="635.999" calcext:value-type="float">
            <text:p>635,999</text:p>
          </table:table-cell>
          <table:table-cell office:value-type="float" office:value="8.2148" calcext:value-type="float">
            <text:p>8,2148</text:p>
          </table:table-cell>
        </table:table-row>
        <table:table-row table:style-name="ro1">
          <table:table-cell office:value-type="float" office:value="636.999" calcext:value-type="float">
            <text:p>636,999</text:p>
          </table:table-cell>
          <table:table-cell office:value-type="float" office:value="8.2313" calcext:value-type="float">
            <text:p>8,2313</text:p>
          </table:table-cell>
        </table:table-row>
        <table:table-row table:style-name="ro1">
          <table:table-cell office:value-type="float" office:value="637.999" calcext:value-type="float">
            <text:p>637,999</text:p>
          </table:table-cell>
          <table:table-cell office:value-type="float" office:value="8.2182" calcext:value-type="float">
            <text:p>8,2182</text:p>
          </table:table-cell>
        </table:table-row>
        <table:table-row table:style-name="ro1">
          <table:table-cell office:value-type="float" office:value="638.999" calcext:value-type="float">
            <text:p>638,999</text:p>
          </table:table-cell>
          <table:table-cell office:value-type="float" office:value="8.1889" calcext:value-type="float">
            <text:p>8,1889</text:p>
          </table:table-cell>
        </table:table-row>
        <table:table-row table:style-name="ro1">
          <table:table-cell office:value-type="float" office:value="639.999" calcext:value-type="float">
            <text:p>639,999</text:p>
          </table:table-cell>
          <table:table-cell office:value-type="float" office:value="8.1851" calcext:value-type="float">
            <text:p>8,1851</text:p>
          </table:table-cell>
        </table:table-row>
        <table:table-row table:style-name="ro1">
          <table:table-cell office:value-type="float" office:value="640.999" calcext:value-type="float">
            <text:p>640,999</text:p>
          </table:table-cell>
          <table:table-cell office:value-type="float" office:value="8.1509" calcext:value-type="float">
            <text:p>8,1509</text:p>
          </table:table-cell>
        </table:table-row>
        <table:table-row table:style-name="ro1">
          <table:table-cell office:value-type="float" office:value="641.999" calcext:value-type="float">
            <text:p>641,999</text:p>
          </table:table-cell>
          <table:table-cell office:value-type="float" office:value="8.1214" calcext:value-type="float">
            <text:p>8,1214</text:p>
          </table:table-cell>
        </table:table-row>
        <table:table-row table:style-name="ro1">
          <table:table-cell office:value-type="float" office:value="642.999" calcext:value-type="float">
            <text:p>642,999</text:p>
          </table:table-cell>
          <table:table-cell office:value-type="float" office:value="8.1152" calcext:value-type="float">
            <text:p>8,1152</text:p>
          </table:table-cell>
        </table:table-row>
        <table:table-row table:style-name="ro1">
          <table:table-cell office:value-type="float" office:value="643.999" calcext:value-type="float">
            <text:p>643,999</text:p>
          </table:table-cell>
          <table:table-cell office:value-type="float" office:value="8.1089" calcext:value-type="float">
            <text:p>8,1089</text:p>
          </table:table-cell>
        </table:table-row>
        <table:table-row table:style-name="ro1">
          <table:table-cell office:value-type="float" office:value="644.999" calcext:value-type="float">
            <text:p>644,999</text:p>
          </table:table-cell>
          <table:table-cell office:value-type="float" office:value="8.1136" calcext:value-type="float">
            <text:p>8,1136</text:p>
          </table:table-cell>
        </table:table-row>
        <table:table-row table:style-name="ro1">
          <table:table-cell office:value-type="float" office:value="645.999" calcext:value-type="float">
            <text:p>645,999</text:p>
          </table:table-cell>
          <table:table-cell office:value-type="float" office:value="8.0317" calcext:value-type="float">
            <text:p>8,0317</text:p>
          </table:table-cell>
        </table:table-row>
        <table:table-row table:style-name="ro1">
          <table:table-cell office:value-type="float" office:value="646.999" calcext:value-type="float">
            <text:p>646,999</text:p>
          </table:table-cell>
          <table:table-cell office:value-type="float" office:value="8.0605" calcext:value-type="float">
            <text:p>8,0605</text:p>
          </table:table-cell>
        </table:table-row>
        <table:table-row table:style-name="ro1">
          <table:table-cell office:value-type="float" office:value="647.999" calcext:value-type="float">
            <text:p>647,999</text:p>
          </table:table-cell>
          <table:table-cell office:value-type="float" office:value="8.026" calcext:value-type="float">
            <text:p>8,026</text:p>
          </table:table-cell>
        </table:table-row>
        <table:table-row table:style-name="ro1">
          <table:table-cell office:value-type="float" office:value="648.999" calcext:value-type="float">
            <text:p>648,999</text:p>
          </table:table-cell>
          <table:table-cell office:value-type="float" office:value="7.9937" calcext:value-type="float">
            <text:p>7,9937</text:p>
          </table:table-cell>
        </table:table-row>
        <table:table-row table:style-name="ro1">
          <table:table-cell office:value-type="float" office:value="649.999" calcext:value-type="float">
            <text:p>649,999</text:p>
          </table:table-cell>
          <table:table-cell office:value-type="float" office:value="7.9862" calcext:value-type="float">
            <text:p>7,9862</text:p>
          </table:table-cell>
        </table:table-row>
        <table:table-row table:style-name="ro1">
          <table:table-cell office:value-type="float" office:value="650.999" calcext:value-type="float">
            <text:p>650,999</text:p>
          </table:table-cell>
          <table:table-cell office:value-type="float" office:value="8.0126" calcext:value-type="float">
            <text:p>8,0126</text:p>
          </table:table-cell>
        </table:table-row>
        <table:table-row table:style-name="ro1">
          <table:table-cell office:value-type="float" office:value="651.999" calcext:value-type="float">
            <text:p>651,999</text:p>
          </table:table-cell>
          <table:table-cell office:value-type="float" office:value="8.0572" calcext:value-type="float">
            <text:p>8,0572</text:p>
          </table:table-cell>
        </table:table-row>
        <table:table-row table:style-name="ro1">
          <table:table-cell office:value-type="float" office:value="652.999" calcext:value-type="float">
            <text:p>652,999</text:p>
          </table:table-cell>
          <table:table-cell office:value-type="float" office:value="8.0674" calcext:value-type="float">
            <text:p>8,0674</text:p>
          </table:table-cell>
        </table:table-row>
        <table:table-row table:style-name="ro1">
          <table:table-cell office:value-type="float" office:value="653.999" calcext:value-type="float">
            <text:p>653,999</text:p>
          </table:table-cell>
          <table:table-cell office:value-type="float" office:value="8.0282" calcext:value-type="float">
            <text:p>8,0282</text:p>
          </table:table-cell>
        </table:table-row>
        <table:table-row table:style-name="ro1">
          <table:table-cell office:value-type="float" office:value="654.999" calcext:value-type="float">
            <text:p>654,999</text:p>
          </table:table-cell>
          <table:table-cell office:value-type="float" office:value="7.9868" calcext:value-type="float">
            <text:p>7,9868</text:p>
          </table:table-cell>
        </table:table-row>
        <table:table-row table:style-name="ro1">
          <table:table-cell office:value-type="float" office:value="655.999" calcext:value-type="float">
            <text:p>655,999</text:p>
          </table:table-cell>
          <table:table-cell office:value-type="float" office:value="7.9199" calcext:value-type="float">
            <text:p>7,9199</text:p>
          </table:table-cell>
        </table:table-row>
        <table:table-row table:style-name="ro1">
          <table:table-cell office:value-type="float" office:value="656.999" calcext:value-type="float">
            <text:p>656,999</text:p>
          </table:table-cell>
          <table:table-cell office:value-type="float" office:value="7.8958" calcext:value-type="float">
            <text:p>7,8958</text:p>
          </table:table-cell>
        </table:table-row>
        <table:table-row table:style-name="ro1">
          <table:table-cell office:value-type="float" office:value="657.999" calcext:value-type="float">
            <text:p>657,999</text:p>
          </table:table-cell>
          <table:table-cell office:value-type="float" office:value="7.9044" calcext:value-type="float">
            <text:p>7,9044</text:p>
          </table:table-cell>
        </table:table-row>
        <table:table-row table:style-name="ro1">
          <table:table-cell office:value-type="float" office:value="658.999" calcext:value-type="float">
            <text:p>658,999</text:p>
          </table:table-cell>
          <table:table-cell office:value-type="float" office:value="7.933" calcext:value-type="float">
            <text:p>7,933</text:p>
          </table:table-cell>
        </table:table-row>
        <table:table-row table:style-name="ro1">
          <table:table-cell office:value-type="float" office:value="659.999" calcext:value-type="float">
            <text:p>659,999</text:p>
          </table:table-cell>
          <table:table-cell office:value-type="float" office:value="7.8543" calcext:value-type="float">
            <text:p>7,8543</text:p>
          </table:table-cell>
        </table:table-row>
        <table:table-row table:style-name="ro1">
          <table:table-cell office:value-type="float" office:value="660.999" calcext:value-type="float">
            <text:p>660,999</text:p>
          </table:table-cell>
          <table:table-cell office:value-type="float" office:value="7.8267" calcext:value-type="float">
            <text:p>7,8267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7.8155" calcext:value-type="float">
            <text:p>7,8155</text:p>
          </table:table-cell>
        </table:table-row>
        <table:table-row table:style-name="ro1">
          <table:table-cell office:value-type="float" office:value="662.999" calcext:value-type="float">
            <text:p>662,999</text:p>
          </table:table-cell>
          <table:table-cell office:value-type="float" office:value="7.8083" calcext:value-type="float">
            <text:p>7,8083</text:p>
          </table:table-cell>
        </table:table-row>
        <table:table-row table:style-name="ro1">
          <table:table-cell office:value-type="float" office:value="663.999" calcext:value-type="float">
            <text:p>663,999</text:p>
          </table:table-cell>
          <table:table-cell office:value-type="float" office:value="7.8792" calcext:value-type="float">
            <text:p>7,8792</text:p>
          </table:table-cell>
        </table:table-row>
        <table:table-row table:style-name="ro1">
          <table:table-cell office:value-type="float" office:value="664.999" calcext:value-type="float">
            <text:p>664,999</text:p>
          </table:table-cell>
          <table:table-cell office:value-type="float" office:value="7.898" calcext:value-type="float">
            <text:p>7,898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7.9326" calcext:value-type="float">
            <text:p>7,9326</text:p>
          </table:table-cell>
        </table:table-row>
        <table:table-row table:style-name="ro1">
          <table:table-cell office:value-type="float" office:value="666.999" calcext:value-type="float">
            <text:p>666,999</text:p>
          </table:table-cell>
          <table:table-cell office:value-type="float" office:value="7.9034" calcext:value-type="float">
            <text:p>7,9034</text:p>
          </table:table-cell>
        </table:table-row>
        <table:table-row table:style-name="ro1">
          <table:table-cell office:value-type="float" office:value="667.999" calcext:value-type="float">
            <text:p>667,999</text:p>
          </table:table-cell>
          <table:table-cell office:value-type="float" office:value="7.9094" calcext:value-type="float">
            <text:p>7,9094</text:p>
          </table:table-cell>
        </table:table-row>
        <table:table-row table:style-name="ro1">
          <table:table-cell office:value-type="float" office:value="668.999" calcext:value-type="float">
            <text:p>668,999</text:p>
          </table:table-cell>
          <table:table-cell office:value-type="float" office:value="7.9036" calcext:value-type="float">
            <text:p>7,9036</text:p>
          </table:table-cell>
        </table:table-row>
        <table:table-row table:style-name="ro1">
          <table:table-cell office:value-type="float" office:value="669.999" calcext:value-type="float">
            <text:p>669,999</text:p>
          </table:table-cell>
          <table:table-cell office:value-type="float" office:value="7.9269" calcext:value-type="float">
            <text:p>7,9269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7.9585" calcext:value-type="float">
            <text:p>7,9585</text:p>
          </table:table-cell>
        </table:table-row>
        <table:table-row table:style-name="ro1">
          <table:table-cell office:value-type="float" office:value="671.999" calcext:value-type="float">
            <text:p>671,999</text:p>
          </table:table-cell>
          <table:table-cell office:value-type="float" office:value="7.9596" calcext:value-type="float">
            <text:p>7,9596</text:p>
          </table:table-cell>
        </table:table-row>
        <table:table-row table:style-name="ro1">
          <table:table-cell office:value-type="float" office:value="672.999" calcext:value-type="float">
            <text:p>672,999</text:p>
          </table:table-cell>
          <table:table-cell office:value-type="float" office:value="7.9671" calcext:value-type="float">
            <text:p>7,9671</text:p>
          </table:table-cell>
        </table:table-row>
        <table:table-row table:style-name="ro1">
          <table:table-cell office:value-type="float" office:value="673.999" calcext:value-type="float">
            <text:p>673,999</text:p>
          </table:table-cell>
          <table:table-cell office:value-type="float" office:value="7.9515" calcext:value-type="float">
            <text:p>7,9515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7.9715" calcext:value-type="float">
            <text:p>7,9715</text:p>
          </table:table-cell>
        </table:table-row>
        <table:table-row table:style-name="ro1">
          <table:table-cell office:value-type="float" office:value="675.999" calcext:value-type="float">
            <text:p>675,999</text:p>
          </table:table-cell>
          <table:table-cell office:value-type="float" office:value="7.9383" calcext:value-type="float">
            <text:p>7,9383</text:p>
          </table:table-cell>
        </table:table-row>
        <table:table-row table:style-name="ro1">
          <table:table-cell office:value-type="float" office:value="676.999" calcext:value-type="float">
            <text:p>676,999</text:p>
          </table:table-cell>
          <table:table-cell office:value-type="float" office:value="7.9302" calcext:value-type="float">
            <text:p>7,9302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7.9269" calcext:value-type="float">
            <text:p>7,9269</text:p>
          </table:table-cell>
        </table:table-row>
        <table:table-row table:style-name="ro1">
          <table:table-cell office:value-type="float" office:value="678.999" calcext:value-type="float">
            <text:p>678,999</text:p>
          </table:table-cell>
          <table:table-cell office:value-type="float" office:value="7.9459" calcext:value-type="float">
            <text:p>7,9459</text:p>
          </table:table-cell>
        </table:table-row>
        <table:table-row table:style-name="ro1">
          <table:table-cell office:value-type="float" office:value="679.999" calcext:value-type="float">
            <text:p>679,999</text:p>
          </table:table-cell>
          <table:table-cell office:value-type="float" office:value="7.9136" calcext:value-type="float">
            <text:p>7,9136</text:p>
          </table:table-cell>
        </table:table-row>
        <table:table-row table:style-name="ro1">
          <table:table-cell office:value-type="float" office:value="680.999" calcext:value-type="float">
            <text:p>680,999</text:p>
          </table:table-cell>
          <table:table-cell office:value-type="float" office:value="7.9376" calcext:value-type="float">
            <text:p>7,9376</text:p>
          </table:table-cell>
        </table:table-row>
        <table:table-row table:style-name="ro1">
          <table:table-cell office:value-type="float" office:value="681.999" calcext:value-type="float">
            <text:p>681,999</text:p>
          </table:table-cell>
          <table:table-cell office:value-type="float" office:value="7.9692" calcext:value-type="float">
            <text:p>7,9692</text:p>
          </table:table-cell>
        </table:table-row>
        <table:table-row table:style-name="ro1">
          <table:table-cell office:value-type="float" office:value="682.999" calcext:value-type="float">
            <text:p>682,999</text:p>
          </table:table-cell>
          <table:table-cell office:value-type="float" office:value="7.9339" calcext:value-type="float">
            <text:p>7,9339</text:p>
          </table:table-cell>
        </table:table-row>
        <table:table-row table:style-name="ro1">
          <table:table-cell office:value-type="float" office:value="683.999" calcext:value-type="float">
            <text:p>683,999</text:p>
          </table:table-cell>
          <table:table-cell office:value-type="float" office:value="7.9325" calcext:value-type="float">
            <text:p>7,9325</text:p>
          </table:table-cell>
        </table:table-row>
        <table:table-row table:style-name="ro1">
          <table:table-cell office:value-type="float" office:value="684.999" calcext:value-type="float">
            <text:p>684,999</text:p>
          </table:table-cell>
          <table:table-cell office:value-type="float" office:value="7.892" calcext:value-type="float">
            <text:p>7,892</text:p>
          </table:table-cell>
        </table:table-row>
        <table:table-row table:style-name="ro1">
          <table:table-cell office:value-type="float" office:value="685.999" calcext:value-type="float">
            <text:p>685,999</text:p>
          </table:table-cell>
          <table:table-cell office:value-type="float" office:value="7.9055" calcext:value-type="float">
            <text:p>7,9055</text:p>
          </table:table-cell>
        </table:table-row>
        <table:table-row table:style-name="ro1">
          <table:table-cell office:value-type="float" office:value="686.999" calcext:value-type="float">
            <text:p>686,999</text:p>
          </table:table-cell>
          <table:table-cell office:value-type="float" office:value="7.8681" calcext:value-type="float">
            <text:p>7,8681</text:p>
          </table:table-cell>
        </table:table-row>
        <table:table-row table:style-name="ro1">
          <table:table-cell office:value-type="float" office:value="687.999" calcext:value-type="float">
            <text:p>687,999</text:p>
          </table:table-cell>
          <table:table-cell office:value-type="float" office:value="7.9065" calcext:value-type="float">
            <text:p>7,9065</text:p>
          </table:table-cell>
        </table:table-row>
        <table:table-row table:style-name="ro1">
          <table:table-cell office:value-type="float" office:value="688.999" calcext:value-type="float">
            <text:p>688,999</text:p>
          </table:table-cell>
          <table:table-cell office:value-type="float" office:value="7.95" calcext:value-type="float">
            <text:p>7,95</text:p>
          </table:table-cell>
        </table:table-row>
        <table:table-row table:style-name="ro1">
          <table:table-cell office:value-type="float" office:value="689.999" calcext:value-type="float">
            <text:p>689,999</text:p>
          </table:table-cell>
          <table:table-cell office:value-type="float" office:value="7.9052" calcext:value-type="float">
            <text:p>7,9052</text:p>
          </table:table-cell>
        </table:table-row>
        <table:table-row table:style-name="ro1">
          <table:table-cell office:value-type="float" office:value="690.999" calcext:value-type="float">
            <text:p>690,999</text:p>
          </table:table-cell>
          <table:table-cell office:value-type="float" office:value="7.9076" calcext:value-type="float">
            <text:p>7,9076</text:p>
          </table:table-cell>
        </table:table-row>
        <table:table-row table:style-name="ro1">
          <table:table-cell office:value-type="float" office:value="691.999" calcext:value-type="float">
            <text:p>691,999</text:p>
          </table:table-cell>
          <table:table-cell office:value-type="float" office:value="7.907" calcext:value-type="float">
            <text:p>7,907</text:p>
          </table:table-cell>
        </table:table-row>
        <table:table-row table:style-name="ro1">
          <table:table-cell office:value-type="float" office:value="692.999" calcext:value-type="float">
            <text:p>692,999</text:p>
          </table:table-cell>
          <table:table-cell office:value-type="float" office:value="7.8562" calcext:value-type="float">
            <text:p>7,8562</text:p>
          </table:table-cell>
        </table:table-row>
        <table:table-row table:style-name="ro1">
          <table:table-cell office:value-type="float" office:value="693.999" calcext:value-type="float">
            <text:p>693,999</text:p>
          </table:table-cell>
          <table:table-cell office:value-type="float" office:value="7.862" calcext:value-type="float">
            <text:p>7,862</text:p>
          </table:table-cell>
        </table:table-row>
        <table:table-row table:style-name="ro1">
          <table:table-cell office:value-type="float" office:value="694.999" calcext:value-type="float">
            <text:p>694,999</text:p>
          </table:table-cell>
          <table:table-cell office:value-type="float" office:value="7.9014" calcext:value-type="float">
            <text:p>7,9014</text:p>
          </table:table-cell>
        </table:table-row>
        <table:table-row table:style-name="ro1">
          <table:table-cell office:value-type="float" office:value="695.999" calcext:value-type="float">
            <text:p>695,999</text:p>
          </table:table-cell>
          <table:table-cell office:value-type="float" office:value="7.8953" calcext:value-type="float">
            <text:p>7,8953</text:p>
          </table:table-cell>
        </table:table-row>
        <table:table-row table:style-name="ro1">
          <table:table-cell office:value-type="float" office:value="696.999" calcext:value-type="float">
            <text:p>696,999</text:p>
          </table:table-cell>
          <table:table-cell office:value-type="float" office:value="7.9029" calcext:value-type="float">
            <text:p>7,9029</text:p>
          </table:table-cell>
        </table:table-row>
        <table:table-row table:style-name="ro1">
          <table:table-cell office:value-type="float" office:value="697.999" calcext:value-type="float">
            <text:p>697,999</text:p>
          </table:table-cell>
          <table:table-cell office:value-type="float" office:value="7.8901" calcext:value-type="float">
            <text:p>7,8901</text:p>
          </table:table-cell>
        </table:table-row>
        <table:table-row table:style-name="ro1">
          <table:table-cell office:value-type="float" office:value="698.999" calcext:value-type="float">
            <text:p>698,999</text:p>
          </table:table-cell>
          <table:table-cell office:value-type="float" office:value="7.9031" calcext:value-type="float">
            <text:p>7,9031</text:p>
          </table:table-cell>
        </table:table-row>
        <table:table-row table:style-name="ro1">
          <table:table-cell office:value-type="float" office:value="699.999" calcext:value-type="float">
            <text:p>699,999</text:p>
          </table:table-cell>
          <table:table-cell office:value-type="float" office:value="7.8597" calcext:value-type="float">
            <text:p>7,8597</text:p>
          </table:table-cell>
        </table:table-row>
        <table:table-row table:style-name="ro1">
          <table:table-cell office:value-type="float" office:value="700.999" calcext:value-type="float">
            <text:p>700,999</text:p>
          </table:table-cell>
          <table:table-cell office:value-type="float" office:value="7.8133" calcext:value-type="float">
            <text:p>7,8133</text:p>
          </table:table-cell>
        </table:table-row>
        <table:table-row table:style-name="ro1">
          <table:table-cell office:value-type="float" office:value="701.999" calcext:value-type="float">
            <text:p>701,999</text:p>
          </table:table-cell>
          <table:table-cell office:value-type="float" office:value="7.7996" calcext:value-type="float">
            <text:p>7,7996</text:p>
          </table:table-cell>
        </table:table-row>
        <table:table-row table:style-name="ro1">
          <table:table-cell office:value-type="float" office:value="702.999" calcext:value-type="float">
            <text:p>702,999</text:p>
          </table:table-cell>
          <table:table-cell office:value-type="float" office:value="7.8057" calcext:value-type="float">
            <text:p>7,8057</text:p>
          </table:table-cell>
        </table:table-row>
        <table:table-row table:style-name="ro1">
          <table:table-cell office:value-type="float" office:value="703.999" calcext:value-type="float">
            <text:p>703,999</text:p>
          </table:table-cell>
          <table:table-cell office:value-type="float" office:value="7.8043" calcext:value-type="float">
            <text:p>7,8043</text:p>
          </table:table-cell>
        </table:table-row>
        <table:table-row table:style-name="ro1">
          <table:table-cell office:value-type="float" office:value="704.999" calcext:value-type="float">
            <text:p>704,999</text:p>
          </table:table-cell>
          <table:table-cell office:value-type="float" office:value="7.7702" calcext:value-type="float">
            <text:p>7,7702</text:p>
          </table:table-cell>
        </table:table-row>
        <table:table-row table:style-name="ro1">
          <table:table-cell office:value-type="float" office:value="705.999" calcext:value-type="float">
            <text:p>705,999</text:p>
          </table:table-cell>
          <table:table-cell office:value-type="float" office:value="7.8327" calcext:value-type="float">
            <text:p>7,8327</text:p>
          </table:table-cell>
        </table:table-row>
        <table:table-row table:style-name="ro1">
          <table:table-cell office:value-type="float" office:value="706.999" calcext:value-type="float">
            <text:p>706,999</text:p>
          </table:table-cell>
          <table:table-cell office:value-type="float" office:value="7.8298" calcext:value-type="float">
            <text:p>7,8298</text:p>
          </table:table-cell>
        </table:table-row>
        <table:table-row table:style-name="ro1">
          <table:table-cell office:value-type="float" office:value="707.999" calcext:value-type="float">
            <text:p>707,999</text:p>
          </table:table-cell>
          <table:table-cell office:value-type="float" office:value="7.8102" calcext:value-type="float">
            <text:p>7,8102</text:p>
          </table:table-cell>
        </table:table-row>
        <table:table-row table:style-name="ro1">
          <table:table-cell office:value-type="float" office:value="708.999" calcext:value-type="float">
            <text:p>708,999</text:p>
          </table:table-cell>
          <table:table-cell office:value-type="float" office:value="7.788" calcext:value-type="float">
            <text:p>7,788</text:p>
          </table:table-cell>
        </table:table-row>
        <table:table-row table:style-name="ro1">
          <table:table-cell office:value-type="float" office:value="709.999" calcext:value-type="float">
            <text:p>709,999</text:p>
          </table:table-cell>
          <table:table-cell office:value-type="float" office:value="7.7115" calcext:value-type="float">
            <text:p>7,7115</text:p>
          </table:table-cell>
        </table:table-row>
        <table:table-row table:style-name="ro1">
          <table:table-cell office:value-type="float" office:value="710.999" calcext:value-type="float">
            <text:p>710,999</text:p>
          </table:table-cell>
          <table:table-cell office:value-type="float" office:value="7.7199" calcext:value-type="float">
            <text:p>7,7199</text:p>
          </table:table-cell>
        </table:table-row>
        <table:table-row table:style-name="ro1">
          <table:table-cell office:value-type="float" office:value="711.999" calcext:value-type="float">
            <text:p>711,999</text:p>
          </table:table-cell>
          <table:table-cell office:value-type="float" office:value="7.6894" calcext:value-type="float">
            <text:p>7,6894</text:p>
          </table:table-cell>
        </table:table-row>
        <table:table-row table:style-name="ro1">
          <table:table-cell office:value-type="float" office:value="712.999" calcext:value-type="float">
            <text:p>712,999</text:p>
          </table:table-cell>
          <table:table-cell office:value-type="float" office:value="7.7283" calcext:value-type="float">
            <text:p>7,7283</text:p>
          </table:table-cell>
        </table:table-row>
        <table:table-row table:style-name="ro1">
          <table:table-cell office:value-type="float" office:value="713.999" calcext:value-type="float">
            <text:p>713,999</text:p>
          </table:table-cell>
          <table:table-cell office:value-type="float" office:value="7.7076" calcext:value-type="float">
            <text:p>7,7076</text:p>
          </table:table-cell>
        </table:table-row>
        <table:table-row table:style-name="ro1">
          <table:table-cell office:value-type="float" office:value="714.999" calcext:value-type="float">
            <text:p>714,999</text:p>
          </table:table-cell>
          <table:table-cell office:value-type="float" office:value="7.6338" calcext:value-type="float">
            <text:p>7,6338</text:p>
          </table:table-cell>
        </table:table-row>
        <table:table-row table:style-name="ro1">
          <table:table-cell office:value-type="float" office:value="715.999" calcext:value-type="float">
            <text:p>715,999</text:p>
          </table:table-cell>
          <table:table-cell office:value-type="float" office:value="7.5861" calcext:value-type="float">
            <text:p>7,5861</text:p>
          </table:table-cell>
        </table:table-row>
        <table:table-row table:style-name="ro1">
          <table:table-cell office:value-type="float" office:value="716.999" calcext:value-type="float">
            <text:p>716,999</text:p>
          </table:table-cell>
          <table:table-cell office:value-type="float" office:value="7.6465" calcext:value-type="float">
            <text:p>7,6465</text:p>
          </table:table-cell>
        </table:table-row>
        <table:table-row table:style-name="ro1">
          <table:table-cell office:value-type="float" office:value="717.999" calcext:value-type="float">
            <text:p>717,999</text:p>
          </table:table-cell>
          <table:table-cell office:value-type="float" office:value="7.6784" calcext:value-type="float">
            <text:p>7,6784</text:p>
          </table:table-cell>
        </table:table-row>
        <table:table-row table:style-name="ro1">
          <table:table-cell office:value-type="float" office:value="718.999" calcext:value-type="float">
            <text:p>718,999</text:p>
          </table:table-cell>
          <table:table-cell office:value-type="float" office:value="7.6558" calcext:value-type="float">
            <text:p>7,6558</text:p>
          </table:table-cell>
        </table:table-row>
        <table:table-row table:style-name="ro1">
          <table:table-cell office:value-type="float" office:value="719.999" calcext:value-type="float">
            <text:p>719,999</text:p>
          </table:table-cell>
          <table:table-cell office:value-type="float" office:value="7.5575" calcext:value-type="float">
            <text:p>7,5575</text:p>
          </table:table-cell>
        </table:table-row>
        <table:table-row table:style-name="ro1">
          <table:table-cell office:value-type="float" office:value="720.999" calcext:value-type="float">
            <text:p>720,999</text:p>
          </table:table-cell>
          <table:table-cell office:value-type="float" office:value="7.5667" calcext:value-type="float">
            <text:p>7,5667</text:p>
          </table:table-cell>
        </table:table-row>
        <table:table-row table:style-name="ro1">
          <table:table-cell office:value-type="float" office:value="721.999" calcext:value-type="float">
            <text:p>721,999</text:p>
          </table:table-cell>
          <table:table-cell office:value-type="float" office:value="7.6563" calcext:value-type="float">
            <text:p>7,6563</text:p>
          </table:table-cell>
        </table:table-row>
        <table:table-row table:style-name="ro1">
          <table:table-cell office:value-type="float" office:value="722.999" calcext:value-type="float">
            <text:p>722,999</text:p>
          </table:table-cell>
          <table:table-cell office:value-type="float" office:value="7.5914" calcext:value-type="float">
            <text:p>7,5914</text:p>
          </table:table-cell>
        </table:table-row>
        <table:table-row table:style-name="ro1">
          <table:table-cell office:value-type="float" office:value="723.999" calcext:value-type="float">
            <text:p>723,999</text:p>
          </table:table-cell>
          <table:table-cell office:value-type="float" office:value="7.6011" calcext:value-type="float">
            <text:p>7,6011</text:p>
          </table:table-cell>
        </table:table-row>
        <table:table-row table:style-name="ro1">
          <table:table-cell office:value-type="float" office:value="724.999" calcext:value-type="float">
            <text:p>724,999</text:p>
          </table:table-cell>
          <table:table-cell office:value-type="float" office:value="7.5865" calcext:value-type="float">
            <text:p>7,5865</text:p>
          </table:table-cell>
        </table:table-row>
        <table:table-row table:style-name="ro1">
          <table:table-cell office:value-type="float" office:value="725.999" calcext:value-type="float">
            <text:p>725,999</text:p>
          </table:table-cell>
          <table:table-cell office:value-type="float" office:value="7.6016" calcext:value-type="float">
            <text:p>7,6016</text:p>
          </table:table-cell>
        </table:table-row>
        <table:table-row table:style-name="ro1">
          <table:table-cell office:value-type="float" office:value="726.999" calcext:value-type="float">
            <text:p>726,999</text:p>
          </table:table-cell>
          <table:table-cell office:value-type="float" office:value="7.5686" calcext:value-type="float">
            <text:p>7,5686</text:p>
          </table:table-cell>
        </table:table-row>
        <table:table-row table:style-name="ro1">
          <table:table-cell office:value-type="float" office:value="727.999" calcext:value-type="float">
            <text:p>727,999</text:p>
          </table:table-cell>
          <table:table-cell office:value-type="float" office:value="7.6109" calcext:value-type="float">
            <text:p>7,6109</text:p>
          </table:table-cell>
        </table:table-row>
        <table:table-row table:style-name="ro1">
          <table:table-cell office:value-type="float" office:value="728.999" calcext:value-type="float">
            <text:p>728,999</text:p>
          </table:table-cell>
          <table:table-cell office:value-type="float" office:value="7.582" calcext:value-type="float">
            <text:p>7,582</text:p>
          </table:table-cell>
        </table:table-row>
        <table:table-row table:style-name="ro1">
          <table:table-cell office:value-type="float" office:value="729.999" calcext:value-type="float">
            <text:p>729,999</text:p>
          </table:table-cell>
          <table:table-cell office:value-type="float" office:value="7.5624" calcext:value-type="float">
            <text:p>7,5624</text:p>
          </table:table-cell>
        </table:table-row>
        <table:table-row table:style-name="ro1">
          <table:table-cell office:value-type="float" office:value="730.999" calcext:value-type="float">
            <text:p>730,999</text:p>
          </table:table-cell>
          <table:table-cell office:value-type="float" office:value="7.5555" calcext:value-type="float">
            <text:p>7,5555</text:p>
          </table:table-cell>
        </table:table-row>
        <table:table-row table:style-name="ro1">
          <table:table-cell office:value-type="float" office:value="731.999" calcext:value-type="float">
            <text:p>731,999</text:p>
          </table:table-cell>
          <table:table-cell office:value-type="float" office:value="7.598" calcext:value-type="float">
            <text:p>7,598</text:p>
          </table:table-cell>
        </table:table-row>
        <table:table-row table:style-name="ro1">
          <table:table-cell office:value-type="float" office:value="732.999" calcext:value-type="float">
            <text:p>732,999</text:p>
          </table:table-cell>
          <table:table-cell office:value-type="float" office:value="7.6485" calcext:value-type="float">
            <text:p>7,6485</text:p>
          </table:table-cell>
        </table:table-row>
        <table:table-row table:style-name="ro1">
          <table:table-cell office:value-type="float" office:value="733.999" calcext:value-type="float">
            <text:p>733,999</text:p>
          </table:table-cell>
          <table:table-cell office:value-type="float" office:value="7.6902" calcext:value-type="float">
            <text:p>7,6902</text:p>
          </table:table-cell>
        </table:table-row>
        <table:table-row table:style-name="ro1">
          <table:table-cell office:value-type="float" office:value="734.999" calcext:value-type="float">
            <text:p>734,999</text:p>
          </table:table-cell>
          <table:table-cell office:value-type="float" office:value="7.6143" calcext:value-type="float">
            <text:p>7,6143</text:p>
          </table:table-cell>
        </table:table-row>
        <table:table-row table:style-name="ro1">
          <table:table-cell office:value-type="float" office:value="735.999" calcext:value-type="float">
            <text:p>735,999</text:p>
          </table:table-cell>
          <table:table-cell office:value-type="float" office:value="7.6504" calcext:value-type="float">
            <text:p>7,6504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7.6599" calcext:value-type="float">
            <text:p>7,6599</text:p>
          </table:table-cell>
        </table:table-row>
        <table:table-row table:style-name="ro1">
          <table:table-cell office:value-type="float" office:value="737.999" calcext:value-type="float">
            <text:p>737,999</text:p>
          </table:table-cell>
          <table:table-cell office:value-type="float" office:value="7.6754" calcext:value-type="float">
            <text:p>7,6754</text:p>
          </table:table-cell>
        </table:table-row>
        <table:table-row table:style-name="ro1">
          <table:table-cell office:value-type="float" office:value="738.999" calcext:value-type="float">
            <text:p>738,999</text:p>
          </table:table-cell>
          <table:table-cell office:value-type="float" office:value="7.6651" calcext:value-type="float">
            <text:p>7,6651</text:p>
          </table:table-cell>
        </table:table-row>
        <table:table-row table:style-name="ro1">
          <table:table-cell office:value-type="float" office:value="739.999" calcext:value-type="float">
            <text:p>739,999</text:p>
          </table:table-cell>
          <table:table-cell office:value-type="float" office:value="7.6862" calcext:value-type="float">
            <text:p>7,6862</text:p>
          </table:table-cell>
        </table:table-row>
        <table:table-row table:style-name="ro1">
          <table:table-cell office:value-type="float" office:value="740.999" calcext:value-type="float">
            <text:p>740,999</text:p>
          </table:table-cell>
          <table:table-cell office:value-type="float" office:value="7.6415" calcext:value-type="float">
            <text:p>7,6415</text:p>
          </table:table-cell>
        </table:table-row>
        <table:table-row table:style-name="ro1">
          <table:table-cell office:value-type="float" office:value="741.999" calcext:value-type="float">
            <text:p>741,999</text:p>
          </table:table-cell>
          <table:table-cell office:value-type="float" office:value="7.6612" calcext:value-type="float">
            <text:p>7,6612</text:p>
          </table:table-cell>
        </table:table-row>
        <table:table-row table:style-name="ro1">
          <table:table-cell office:value-type="float" office:value="742.999" calcext:value-type="float">
            <text:p>742,999</text:p>
          </table:table-cell>
          <table:table-cell office:value-type="float" office:value="7.674" calcext:value-type="float">
            <text:p>7,674</text:p>
          </table:table-cell>
        </table:table-row>
        <table:table-row table:style-name="ro1">
          <table:table-cell office:value-type="float" office:value="743.999" calcext:value-type="float">
            <text:p>743,999</text:p>
          </table:table-cell>
          <table:table-cell office:value-type="float" office:value="7.6258" calcext:value-type="float">
            <text:p>7,6258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7.6507" calcext:value-type="float">
            <text:p>7,6507</text:p>
          </table:table-cell>
        </table:table-row>
        <table:table-row table:style-name="ro1">
          <table:table-cell office:value-type="float" office:value="745.999" calcext:value-type="float">
            <text:p>745,999</text:p>
          </table:table-cell>
          <table:table-cell office:value-type="float" office:value="7.6344" calcext:value-type="float">
            <text:p>7,6344</text:p>
          </table:table-cell>
        </table:table-row>
        <table:table-row table:style-name="ro1">
          <table:table-cell office:value-type="float" office:value="746.999" calcext:value-type="float">
            <text:p>746,999</text:p>
          </table:table-cell>
          <table:table-cell office:value-type="float" office:value="7.653" calcext:value-type="float">
            <text:p>7,653</text:p>
          </table:table-cell>
        </table:table-row>
        <table:table-row table:style-name="ro1">
          <table:table-cell office:value-type="float" office:value="747.999" calcext:value-type="float">
            <text:p>747,999</text:p>
          </table:table-cell>
          <table:table-cell office:value-type="float" office:value="7.6721" calcext:value-type="float">
            <text:p>7,6721</text:p>
          </table:table-cell>
        </table:table-row>
        <table:table-row table:style-name="ro1">
          <table:table-cell office:value-type="float" office:value="748.999" calcext:value-type="float">
            <text:p>748,999</text:p>
          </table:table-cell>
          <table:table-cell office:value-type="float" office:value="7.6499" calcext:value-type="float">
            <text:p>7,6499</text:p>
          </table:table-cell>
        </table:table-row>
        <table:table-row table:style-name="ro1">
          <table:table-cell office:value-type="float" office:value="749.999" calcext:value-type="float">
            <text:p>749,999</text:p>
          </table:table-cell>
          <table:table-cell office:value-type="float" office:value="7.6786" calcext:value-type="float">
            <text:p>7,6786</text:p>
          </table:table-cell>
        </table:table-row>
        <table:table-row table:style-name="ro1">
          <table:table-cell office:value-type="float" office:value="750.999" calcext:value-type="float">
            <text:p>750,999</text:p>
          </table:table-cell>
          <table:table-cell office:value-type="float" office:value="7.6455" calcext:value-type="float">
            <text:p>7,6455</text:p>
          </table:table-cell>
        </table:table-row>
        <table:table-row table:style-name="ro1">
          <table:table-cell office:value-type="float" office:value="751.999" calcext:value-type="float">
            <text:p>751,999</text:p>
          </table:table-cell>
          <table:table-cell office:value-type="float" office:value="7.6918" calcext:value-type="float">
            <text:p>7,6918</text:p>
          </table:table-cell>
        </table:table-row>
        <table:table-row table:style-name="ro1">
          <table:table-cell office:value-type="float" office:value="752.999" calcext:value-type="float">
            <text:p>752,999</text:p>
          </table:table-cell>
          <table:table-cell office:value-type="float" office:value="7.6573" calcext:value-type="float">
            <text:p>7,6573</text:p>
          </table:table-cell>
        </table:table-row>
        <table:table-row table:style-name="ro1">
          <table:table-cell office:value-type="float" office:value="753.999" calcext:value-type="float">
            <text:p>753,999</text:p>
          </table:table-cell>
          <table:table-cell office:value-type="float" office:value="7.6989" calcext:value-type="float">
            <text:p>7,6989</text:p>
          </table:table-cell>
        </table:table-row>
        <table:table-row table:style-name="ro1">
          <table:table-cell office:value-type="float" office:value="754.999" calcext:value-type="float">
            <text:p>754,999</text:p>
          </table:table-cell>
          <table:table-cell office:value-type="float" office:value="7.8181" calcext:value-type="float">
            <text:p>7,8181</text:p>
          </table:table-cell>
        </table:table-row>
        <table:table-row table:style-name="ro1">
          <table:table-cell office:value-type="float" office:value="755.999" calcext:value-type="float">
            <text:p>755,999</text:p>
          </table:table-cell>
          <table:table-cell office:value-type="float" office:value="7.7729" calcext:value-type="float">
            <text:p>7,7729</text:p>
          </table:table-cell>
        </table:table-row>
        <table:table-row table:style-name="ro1">
          <table:table-cell office:value-type="float" office:value="756.999" calcext:value-type="float">
            <text:p>756,999</text:p>
          </table:table-cell>
          <table:table-cell office:value-type="float" office:value="7.6816" calcext:value-type="float">
            <text:p>7,6816</text:p>
          </table:table-cell>
        </table:table-row>
        <table:table-row table:style-name="ro1">
          <table:table-cell office:value-type="float" office:value="757.999" calcext:value-type="float">
            <text:p>757,999</text:p>
          </table:table-cell>
          <table:table-cell office:value-type="float" office:value="7.6288" calcext:value-type="float">
            <text:p>7,6288</text:p>
          </table:table-cell>
        </table:table-row>
        <table:table-row table:style-name="ro1">
          <table:table-cell office:value-type="float" office:value="758.999" calcext:value-type="float">
            <text:p>758,999</text:p>
          </table:table-cell>
          <table:table-cell office:value-type="float" office:value="7.5902" calcext:value-type="float">
            <text:p>7,5902</text:p>
          </table:table-cell>
        </table:table-row>
        <table:table-row table:style-name="ro1">
          <table:table-cell office:value-type="float" office:value="759.999" calcext:value-type="float">
            <text:p>759,999</text:p>
          </table:table-cell>
          <table:table-cell office:value-type="float" office:value="7.5895" calcext:value-type="float">
            <text:p>7,5895</text:p>
          </table:table-cell>
        </table:table-row>
        <table:table-row table:style-name="ro1">
          <table:table-cell office:value-type="float" office:value="760.999" calcext:value-type="float">
            <text:p>760,999</text:p>
          </table:table-cell>
          <table:table-cell office:value-type="float" office:value="7.5708" calcext:value-type="float">
            <text:p>7,5708</text:p>
          </table:table-cell>
        </table:table-row>
        <table:table-row table:style-name="ro1">
          <table:table-cell office:value-type="float" office:value="761.999" calcext:value-type="float">
            <text:p>761,999</text:p>
          </table:table-cell>
          <table:table-cell office:value-type="float" office:value="7.6153" calcext:value-type="float">
            <text:p>7,6153</text:p>
          </table:table-cell>
        </table:table-row>
        <table:table-row table:style-name="ro1">
          <table:table-cell office:value-type="float" office:value="762.999" calcext:value-type="float">
            <text:p>762,999</text:p>
          </table:table-cell>
          <table:table-cell office:value-type="float" office:value="7.6327" calcext:value-type="float">
            <text:p>7,6327</text:p>
          </table:table-cell>
        </table:table-row>
        <table:table-row table:style-name="ro1">
          <table:table-cell office:value-type="float" office:value="763.999" calcext:value-type="float">
            <text:p>763,999</text:p>
          </table:table-cell>
          <table:table-cell office:value-type="float" office:value="7.5591" calcext:value-type="float">
            <text:p>7,5591</text:p>
          </table:table-cell>
        </table:table-row>
        <table:table-row table:style-name="ro1">
          <table:table-cell office:value-type="float" office:value="764.999" calcext:value-type="float">
            <text:p>764,999</text:p>
          </table:table-cell>
          <table:table-cell office:value-type="float" office:value="7.5389" calcext:value-type="float">
            <text:p>7,5389</text:p>
          </table:table-cell>
        </table:table-row>
        <table:table-row table:style-name="ro1">
          <table:table-cell office:value-type="float" office:value="765.999" calcext:value-type="float">
            <text:p>765,999</text:p>
          </table:table-cell>
          <table:table-cell office:value-type="float" office:value="7.5619" calcext:value-type="float">
            <text:p>7,5619</text:p>
          </table:table-cell>
        </table:table-row>
        <table:table-row table:style-name="ro1">
          <table:table-cell office:value-type="float" office:value="766.999" calcext:value-type="float">
            <text:p>766,999</text:p>
          </table:table-cell>
          <table:table-cell office:value-type="float" office:value="7.5819" calcext:value-type="float">
            <text:p>7,5819</text:p>
          </table:table-cell>
        </table:table-row>
        <table:table-row table:style-name="ro1">
          <table:table-cell office:value-type="float" office:value="767.999" calcext:value-type="float">
            <text:p>767,999</text:p>
          </table:table-cell>
          <table:table-cell office:value-type="float" office:value="7.5335" calcext:value-type="float">
            <text:p>7,5335</text:p>
          </table:table-cell>
        </table:table-row>
        <table:table-row table:style-name="ro1">
          <table:table-cell office:value-type="float" office:value="768.999" calcext:value-type="float">
            <text:p>768,999</text:p>
          </table:table-cell>
          <table:table-cell office:value-type="float" office:value="7.5108" calcext:value-type="float">
            <text:p>7,5108</text:p>
          </table:table-cell>
        </table:table-row>
        <table:table-row table:style-name="ro1">
          <table:table-cell office:value-type="float" office:value="769.999" calcext:value-type="float">
            <text:p>769,999</text:p>
          </table:table-cell>
          <table:table-cell office:value-type="float" office:value="7.568" calcext:value-type="float">
            <text:p>7,568</text:p>
          </table:table-cell>
        </table:table-row>
        <table:table-row table:style-name="ro1">
          <table:table-cell office:value-type="float" office:value="770.999" calcext:value-type="float">
            <text:p>770,999</text:p>
          </table:table-cell>
          <table:table-cell office:value-type="float" office:value="7.5543" calcext:value-type="float">
            <text:p>7,5543</text:p>
          </table:table-cell>
        </table:table-row>
        <table:table-row table:style-name="ro1">
          <table:table-cell office:value-type="float" office:value="771.999" calcext:value-type="float">
            <text:p>771,999</text:p>
          </table:table-cell>
          <table:table-cell office:value-type="float" office:value="7.5095" calcext:value-type="float">
            <text:p>7,5095</text:p>
          </table:table-cell>
        </table:table-row>
        <table:table-row table:style-name="ro1">
          <table:table-cell office:value-type="float" office:value="772.999" calcext:value-type="float">
            <text:p>772,999</text:p>
          </table:table-cell>
          <table:table-cell office:value-type="float" office:value="7.4444" calcext:value-type="float">
            <text:p>7,4444</text:p>
          </table:table-cell>
        </table:table-row>
        <table:table-row table:style-name="ro1">
          <table:table-cell office:value-type="float" office:value="774.001" calcext:value-type="float">
            <text:p>774,001</text:p>
          </table:table-cell>
          <table:table-cell office:value-type="float" office:value="7.4267" calcext:value-type="float">
            <text:p>7,4267</text:p>
          </table:table-cell>
        </table:table-row>
        <table:table-row table:style-name="ro1">
          <table:table-cell office:value-type="float" office:value="774.999" calcext:value-type="float">
            <text:p>774,999</text:p>
          </table:table-cell>
          <table:table-cell office:value-type="float" office:value="7.433" calcext:value-type="float">
            <text:p>7,433</text:p>
          </table:table-cell>
        </table:table-row>
        <table:table-row table:style-name="ro1">
          <table:table-cell office:value-type="float" office:value="775.999" calcext:value-type="float">
            <text:p>775,999</text:p>
          </table:table-cell>
          <table:table-cell office:value-type="float" office:value="7.4713" calcext:value-type="float">
            <text:p>7,4713</text:p>
          </table:table-cell>
        </table:table-row>
        <table:table-row table:style-name="ro1">
          <table:table-cell office:value-type="float" office:value="776.999" calcext:value-type="float">
            <text:p>776,999</text:p>
          </table:table-cell>
          <table:table-cell office:value-type="float" office:value="7.5015" calcext:value-type="float">
            <text:p>7,5015</text:p>
          </table:table-cell>
        </table:table-row>
        <table:table-row table:style-name="ro1">
          <table:table-cell office:value-type="float" office:value="777.999" calcext:value-type="float">
            <text:p>777,999</text:p>
          </table:table-cell>
          <table:table-cell office:value-type="float" office:value="7.5144" calcext:value-type="float">
            <text:p>7,5144</text:p>
          </table:table-cell>
        </table:table-row>
        <table:table-row table:style-name="ro1">
          <table:table-cell office:value-type="float" office:value="778.999" calcext:value-type="float">
            <text:p>778,999</text:p>
          </table:table-cell>
          <table:table-cell office:value-type="float" office:value="7.4865" calcext:value-type="float">
            <text:p>7,4865</text:p>
          </table:table-cell>
        </table:table-row>
        <table:table-row table:style-name="ro1">
          <table:table-cell office:value-type="float" office:value="779.999" calcext:value-type="float">
            <text:p>779,999</text:p>
          </table:table-cell>
          <table:table-cell office:value-type="float" office:value="7.4698" calcext:value-type="float">
            <text:p>7,4698</text:p>
          </table:table-cell>
        </table:table-row>
        <table:table-row table:style-name="ro1">
          <table:table-cell office:value-type="float" office:value="780.999" calcext:value-type="float">
            <text:p>780,999</text:p>
          </table:table-cell>
          <table:table-cell office:value-type="float" office:value="7.4405" calcext:value-type="float">
            <text:p>7,4405</text:p>
          </table:table-cell>
        </table:table-row>
        <table:table-row table:style-name="ro1">
          <table:table-cell office:value-type="float" office:value="781.999" calcext:value-type="float">
            <text:p>781,999</text:p>
          </table:table-cell>
          <table:table-cell office:value-type="float" office:value="7.4499" calcext:value-type="float">
            <text:p>7,4499</text:p>
          </table:table-cell>
        </table:table-row>
        <table:table-row table:style-name="ro1">
          <table:table-cell office:value-type="float" office:value="782.999" calcext:value-type="float">
            <text:p>782,999</text:p>
          </table:table-cell>
          <table:table-cell office:value-type="float" office:value="7.4187" calcext:value-type="float">
            <text:p>7,4187</text:p>
          </table:table-cell>
        </table:table-row>
        <table:table-row table:style-name="ro1">
          <table:table-cell office:value-type="float" office:value="783.999" calcext:value-type="float">
            <text:p>783,999</text:p>
          </table:table-cell>
          <table:table-cell office:value-type="float" office:value="7.3658" calcext:value-type="float">
            <text:p>7,3658</text:p>
          </table:table-cell>
        </table:table-row>
        <table:table-row table:style-name="ro1">
          <table:table-cell office:value-type="float" office:value="784.999" calcext:value-type="float">
            <text:p>784,999</text:p>
          </table:table-cell>
          <table:table-cell office:value-type="float" office:value="7.3663" calcext:value-type="float">
            <text:p>7,3663</text:p>
          </table:table-cell>
        </table:table-row>
        <table:table-row table:style-name="ro1">
          <table:table-cell office:value-type="float" office:value="785.999" calcext:value-type="float">
            <text:p>785,999</text:p>
          </table:table-cell>
          <table:table-cell office:value-type="float" office:value="7.3616" calcext:value-type="float">
            <text:p>7,3616</text:p>
          </table:table-cell>
        </table:table-row>
        <table:table-row table:style-name="ro1">
          <table:table-cell office:value-type="float" office:value="786.999" calcext:value-type="float">
            <text:p>786,999</text:p>
          </table:table-cell>
          <table:table-cell office:value-type="float" office:value="7.3349" calcext:value-type="float">
            <text:p>7,3349</text:p>
          </table:table-cell>
        </table:table-row>
        <table:table-row table:style-name="ro1">
          <table:table-cell office:value-type="float" office:value="787.999" calcext:value-type="float">
            <text:p>787,999</text:p>
          </table:table-cell>
          <table:table-cell office:value-type="float" office:value="7.2806" calcext:value-type="float">
            <text:p>7,2806</text:p>
          </table:table-cell>
        </table:table-row>
        <table:table-row table:style-name="ro1">
          <table:table-cell office:value-type="float" office:value="788.999" calcext:value-type="float">
            <text:p>788,999</text:p>
          </table:table-cell>
          <table:table-cell office:value-type="float" office:value="7.28" calcext:value-type="float">
            <text:p>7,28</text:p>
          </table:table-cell>
        </table:table-row>
        <table:table-row table:style-name="ro1">
          <table:table-cell office:value-type="float" office:value="789.999" calcext:value-type="float">
            <text:p>789,999</text:p>
          </table:table-cell>
          <table:table-cell office:value-type="float" office:value="7.2725" calcext:value-type="float">
            <text:p>7,2725</text:p>
          </table:table-cell>
        </table:table-row>
        <table:table-row table:style-name="ro1">
          <table:table-cell office:value-type="float" office:value="790.999" calcext:value-type="float">
            <text:p>790,999</text:p>
          </table:table-cell>
          <table:table-cell office:value-type="float" office:value="7.2867" calcext:value-type="float">
            <text:p>7,2867</text:p>
          </table:table-cell>
        </table:table-row>
        <table:table-row table:style-name="ro1">
          <table:table-cell office:value-type="float" office:value="791.999" calcext:value-type="float">
            <text:p>791,999</text:p>
          </table:table-cell>
          <table:table-cell office:value-type="float" office:value="7.32" calcext:value-type="float">
            <text:p>7,32</text:p>
          </table:table-cell>
        </table:table-row>
        <table:table-row table:style-name="ro1">
          <table:table-cell office:value-type="float" office:value="792.999" calcext:value-type="float">
            <text:p>792,999</text:p>
          </table:table-cell>
          <table:table-cell office:value-type="float" office:value="7.3582" calcext:value-type="float">
            <text:p>7,3582</text:p>
          </table:table-cell>
        </table:table-row>
        <table:table-row table:style-name="ro1">
          <table:table-cell office:value-type="float" office:value="793.999" calcext:value-type="float">
            <text:p>793,999</text:p>
          </table:table-cell>
          <table:table-cell office:value-type="float" office:value="7.3302" calcext:value-type="float">
            <text:p>7,3302</text:p>
          </table:table-cell>
        </table:table-row>
        <table:table-row table:style-name="ro1">
          <table:table-cell office:value-type="float" office:value="794.999" calcext:value-type="float">
            <text:p>794,999</text:p>
          </table:table-cell>
          <table:table-cell office:value-type="float" office:value="7.3513" calcext:value-type="float">
            <text:p>7,3513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7.4357" calcext:value-type="float">
            <text:p>7,4357</text:p>
          </table:table-cell>
        </table:table-row>
        <table:table-row table:style-name="ro1">
          <table:table-cell office:value-type="float" office:value="796.999" calcext:value-type="float">
            <text:p>796,999</text:p>
          </table:table-cell>
          <table:table-cell office:value-type="float" office:value="7.4264" calcext:value-type="float">
            <text:p>7,4264</text:p>
          </table:table-cell>
        </table:table-row>
        <table:table-row table:style-name="ro1">
          <table:table-cell office:value-type="float" office:value="797.999" calcext:value-type="float">
            <text:p>797,999</text:p>
          </table:table-cell>
          <table:table-cell office:value-type="float" office:value="7.4073" calcext:value-type="float">
            <text:p>7,4073</text:p>
          </table:table-cell>
        </table:table-row>
        <table:table-row table:style-name="ro1">
          <table:table-cell office:value-type="float" office:value="798.999" calcext:value-type="float">
            <text:p>798,999</text:p>
          </table:table-cell>
          <table:table-cell office:value-type="float" office:value="7.3965" calcext:value-type="float">
            <text:p>7,3965</text:p>
          </table:table-cell>
        </table:table-row>
        <table:table-row table:style-name="ro1">
          <table:table-cell office:value-type="float" office:value="799.999" calcext:value-type="float">
            <text:p>799,999</text:p>
          </table:table-cell>
          <table:table-cell office:value-type="float" office:value="7.3675" calcext:value-type="float">
            <text:p>7,3675</text:p>
          </table:table-cell>
        </table:table-row>
        <table:table-row table:style-name="ro1">
          <table:table-cell office:value-type="float" office:value="800.999" calcext:value-type="float">
            <text:p>800,999</text:p>
          </table:table-cell>
          <table:table-cell office:value-type="float" office:value="7.3858" calcext:value-type="float">
            <text:p>7,3858</text:p>
          </table:table-cell>
        </table:table-row>
        <table:table-row table:style-name="ro1">
          <table:table-cell office:value-type="float" office:value="801.999" calcext:value-type="float">
            <text:p>801,999</text:p>
          </table:table-cell>
          <table:table-cell office:value-type="float" office:value="7.3756" calcext:value-type="float">
            <text:p>7,3756</text:p>
          </table:table-cell>
        </table:table-row>
        <table:table-row table:style-name="ro1">
          <table:table-cell office:value-type="float" office:value="802.999" calcext:value-type="float">
            <text:p>802,999</text:p>
          </table:table-cell>
          <table:table-cell office:value-type="float" office:value="7.3778" calcext:value-type="float">
            <text:p>7,3778</text:p>
          </table:table-cell>
        </table:table-row>
        <table:table-row table:style-name="ro1">
          <table:table-cell office:value-type="float" office:value="803.999" calcext:value-type="float">
            <text:p>803,999</text:p>
          </table:table-cell>
          <table:table-cell office:value-type="float" office:value="7.36" calcext:value-type="float">
            <text:p>7,36</text:p>
          </table:table-cell>
        </table:table-row>
        <table:table-row table:style-name="ro1">
          <table:table-cell office:value-type="float" office:value="804.999" calcext:value-type="float">
            <text:p>804,999</text:p>
          </table:table-cell>
          <table:table-cell office:value-type="float" office:value="7.3232" calcext:value-type="float">
            <text:p>7,3232</text:p>
          </table:table-cell>
        </table:table-row>
        <table:table-row table:style-name="ro1">
          <table:table-cell office:value-type="float" office:value="805.999" calcext:value-type="float">
            <text:p>805,999</text:p>
          </table:table-cell>
          <table:table-cell office:value-type="float" office:value="7.3476" calcext:value-type="float">
            <text:p>7,3476</text:p>
          </table:table-cell>
        </table:table-row>
        <table:table-row table:style-name="ro1">
          <table:table-cell office:value-type="float" office:value="806.999" calcext:value-type="float">
            <text:p>806,999</text:p>
          </table:table-cell>
          <table:table-cell office:value-type="float" office:value="7.3248" calcext:value-type="float">
            <text:p>7,3248</text:p>
          </table:table-cell>
        </table:table-row>
        <table:table-row table:style-name="ro1">
          <table:table-cell office:value-type="float" office:value="807.999" calcext:value-type="float">
            <text:p>807,999</text:p>
          </table:table-cell>
          <table:table-cell office:value-type="float" office:value="7.2334" calcext:value-type="float">
            <text:p>7,2334</text:p>
          </table:table-cell>
        </table:table-row>
        <table:table-row table:style-name="ro1">
          <table:table-cell office:value-type="float" office:value="808.999" calcext:value-type="float">
            <text:p>808,999</text:p>
          </table:table-cell>
          <table:table-cell office:value-type="float" office:value="7.2668" calcext:value-type="float">
            <text:p>7,2668</text:p>
          </table:table-cell>
        </table:table-row>
        <table:table-row table:style-name="ro1">
          <table:table-cell office:value-type="float" office:value="809.999" calcext:value-type="float">
            <text:p>809,999</text:p>
          </table:table-cell>
          <table:table-cell office:value-type="float" office:value="7.3584" calcext:value-type="float">
            <text:p>7,3584</text:p>
          </table:table-cell>
        </table:table-row>
        <table:table-row table:style-name="ro1">
          <table:table-cell office:value-type="float" office:value="810.999" calcext:value-type="float">
            <text:p>810,999</text:p>
          </table:table-cell>
          <table:table-cell office:value-type="float" office:value="7.3308" calcext:value-type="float">
            <text:p>7,3308</text:p>
          </table:table-cell>
        </table:table-row>
        <table:table-row table:style-name="ro1">
          <table:table-cell office:value-type="float" office:value="811.999" calcext:value-type="float">
            <text:p>811,999</text:p>
          </table:table-cell>
          <table:table-cell office:value-type="float" office:value="7.351" calcext:value-type="float">
            <text:p>7,351</text:p>
          </table:table-cell>
        </table:table-row>
        <table:table-row table:style-name="ro1">
          <table:table-cell office:value-type="float" office:value="812.999" calcext:value-type="float">
            <text:p>812,999</text:p>
          </table:table-cell>
          <table:table-cell office:value-type="float" office:value="7.31" calcext:value-type="float">
            <text:p>7,31</text:p>
          </table:table-cell>
        </table:table-row>
        <table:table-row table:style-name="ro1">
          <table:table-cell office:value-type="float" office:value="813.999" calcext:value-type="float">
            <text:p>813,999</text:p>
          </table:table-cell>
          <table:table-cell office:value-type="float" office:value="7.311" calcext:value-type="float">
            <text:p>7,311</text:p>
          </table:table-cell>
        </table:table-row>
        <table:table-row table:style-name="ro1">
          <table:table-cell office:value-type="float" office:value="814.999" calcext:value-type="float">
            <text:p>814,999</text:p>
          </table:table-cell>
          <table:table-cell office:value-type="float" office:value="7.3057" calcext:value-type="float">
            <text:p>7,3057</text:p>
          </table:table-cell>
        </table:table-row>
        <table:table-row table:style-name="ro1">
          <table:table-cell office:value-type="float" office:value="815.999" calcext:value-type="float">
            <text:p>815,999</text:p>
          </table:table-cell>
          <table:table-cell office:value-type="float" office:value="7.2883" calcext:value-type="float">
            <text:p>7,2883</text:p>
          </table:table-cell>
        </table:table-row>
        <table:table-row table:style-name="ro1">
          <table:table-cell office:value-type="float" office:value="816.999" calcext:value-type="float">
            <text:p>816,999</text:p>
          </table:table-cell>
          <table:table-cell office:value-type="float" office:value="7.2482" calcext:value-type="float">
            <text:p>7,2482</text:p>
          </table:table-cell>
        </table:table-row>
        <table:table-row table:style-name="ro1">
          <table:table-cell office:value-type="float" office:value="817.999" calcext:value-type="float">
            <text:p>817,999</text:p>
          </table:table-cell>
          <table:table-cell office:value-type="float" office:value="7.2564" calcext:value-type="float">
            <text:p>7,2564</text:p>
          </table:table-cell>
        </table:table-row>
        <table:table-row table:style-name="ro1">
          <table:table-cell office:value-type="float" office:value="818.999" calcext:value-type="float">
            <text:p>818,999</text:p>
          </table:table-cell>
          <table:table-cell office:value-type="float" office:value="7.301" calcext:value-type="float">
            <text:p>7,301</text:p>
          </table:table-cell>
        </table:table-row>
        <table:table-row table:style-name="ro1">
          <table:table-cell office:value-type="float" office:value="819.999" calcext:value-type="float">
            <text:p>819,999</text:p>
          </table:table-cell>
          <table:table-cell office:value-type="float" office:value="7.2903" calcext:value-type="float">
            <text:p>7,2903</text:p>
          </table:table-cell>
        </table:table-row>
        <table:table-row table:style-name="ro1">
          <table:table-cell office:value-type="float" office:value="820.999" calcext:value-type="float">
            <text:p>820,999</text:p>
          </table:table-cell>
          <table:table-cell office:value-type="float" office:value="7.2257" calcext:value-type="float">
            <text:p>7,2257</text:p>
          </table:table-cell>
        </table:table-row>
        <table:table-row table:style-name="ro1">
          <table:table-cell office:value-type="float" office:value="821.999" calcext:value-type="float">
            <text:p>821,999</text:p>
          </table:table-cell>
          <table:table-cell office:value-type="float" office:value="7.1634" calcext:value-type="float">
            <text:p>7,1634</text:p>
          </table:table-cell>
        </table:table-row>
        <table:table-row table:style-name="ro1">
          <table:table-cell office:value-type="float" office:value="822.999" calcext:value-type="float">
            <text:p>822,999</text:p>
          </table:table-cell>
          <table:table-cell office:value-type="float" office:value="7.1324" calcext:value-type="float">
            <text:p>7,1324</text:p>
          </table:table-cell>
        </table:table-row>
        <table:table-row table:style-name="ro1">
          <table:table-cell office:value-type="float" office:value="823.999" calcext:value-type="float">
            <text:p>823,999</text:p>
          </table:table-cell>
          <table:table-cell office:value-type="float" office:value="7.1165" calcext:value-type="float">
            <text:p>7,1165</text:p>
          </table:table-cell>
        </table:table-row>
        <table:table-row table:style-name="ro1">
          <table:table-cell office:value-type="float" office:value="824.999" calcext:value-type="float">
            <text:p>824,999</text:p>
          </table:table-cell>
          <table:table-cell office:value-type="float" office:value="7.1398" calcext:value-type="float">
            <text:p>7,1398</text:p>
          </table:table-cell>
        </table:table-row>
        <table:table-row table:style-name="ro1">
          <table:table-cell office:value-type="float" office:value="825.999" calcext:value-type="float">
            <text:p>825,999</text:p>
          </table:table-cell>
          <table:table-cell office:value-type="float" office:value="7.1267" calcext:value-type="float">
            <text:p>7,1267</text:p>
          </table:table-cell>
        </table:table-row>
        <table:table-row table:style-name="ro1">
          <table:table-cell office:value-type="float" office:value="826.999" calcext:value-type="float">
            <text:p>826,999</text:p>
          </table:table-cell>
          <table:table-cell office:value-type="float" office:value="7.1511" calcext:value-type="float">
            <text:p>7,1511</text:p>
          </table:table-cell>
        </table:table-row>
        <table:table-row table:style-name="ro1">
          <table:table-cell office:value-type="float" office:value="827.999" calcext:value-type="float">
            <text:p>827,999</text:p>
          </table:table-cell>
          <table:table-cell office:value-type="float" office:value="7.1236" calcext:value-type="float">
            <text:p>7,1236</text:p>
          </table:table-cell>
        </table:table-row>
        <table:table-row table:style-name="ro1">
          <table:table-cell office:value-type="float" office:value="828.999" calcext:value-type="float">
            <text:p>828,999</text:p>
          </table:table-cell>
          <table:table-cell office:value-type="float" office:value="7.0843" calcext:value-type="float">
            <text:p>7,0843</text:p>
          </table:table-cell>
        </table:table-row>
        <table:table-row table:style-name="ro1">
          <table:table-cell office:value-type="float" office:value="829.999" calcext:value-type="float">
            <text:p>829,999</text:p>
          </table:table-cell>
          <table:table-cell office:value-type="float" office:value="7.0782" calcext:value-type="float">
            <text:p>7,0782</text:p>
          </table:table-cell>
        </table:table-row>
        <table:table-row table:style-name="ro1">
          <table:table-cell office:value-type="float" office:value="830.999" calcext:value-type="float">
            <text:p>830,999</text:p>
          </table:table-cell>
          <table:table-cell office:value-type="float" office:value="7.084" calcext:value-type="float">
            <text:p>7,084</text:p>
          </table:table-cell>
        </table:table-row>
        <table:table-row table:style-name="ro1">
          <table:table-cell office:value-type="float" office:value="831.999" calcext:value-type="float">
            <text:p>831,999</text:p>
          </table:table-cell>
          <table:table-cell office:value-type="float" office:value="7.1122" calcext:value-type="float">
            <text:p>7,1122</text:p>
          </table:table-cell>
        </table:table-row>
        <table:table-row table:style-name="ro1">
          <table:table-cell office:value-type="float" office:value="832.999" calcext:value-type="float">
            <text:p>832,999</text:p>
          </table:table-cell>
          <table:table-cell office:value-type="float" office:value="7.1065" calcext:value-type="float">
            <text:p>7,1065</text:p>
          </table:table-cell>
        </table:table-row>
        <table:table-row table:style-name="ro1">
          <table:table-cell office:value-type="float" office:value="833.999" calcext:value-type="float">
            <text:p>833,999</text:p>
          </table:table-cell>
          <table:table-cell office:value-type="float" office:value="7.215" calcext:value-type="float">
            <text:p>7,215</text:p>
          </table:table-cell>
        </table:table-row>
        <table:table-row table:style-name="ro1">
          <table:table-cell office:value-type="float" office:value="834.999" calcext:value-type="float">
            <text:p>834,999</text:p>
          </table:table-cell>
          <table:table-cell office:value-type="float" office:value="7.2002" calcext:value-type="float">
            <text:p>7,2002</text:p>
          </table:table-cell>
        </table:table-row>
        <table:table-row table:style-name="ro1">
          <table:table-cell office:value-type="float" office:value="835.999" calcext:value-type="float">
            <text:p>835,999</text:p>
          </table:table-cell>
          <table:table-cell office:value-type="float" office:value="7.1506" calcext:value-type="float">
            <text:p>7,1506</text:p>
          </table:table-cell>
        </table:table-row>
        <table:table-row table:style-name="ro1">
          <table:table-cell office:value-type="float" office:value="836.999" calcext:value-type="float">
            <text:p>836,999</text:p>
          </table:table-cell>
          <table:table-cell office:value-type="float" office:value="7.124" calcext:value-type="float">
            <text:p>7,124</text:p>
          </table:table-cell>
        </table:table-row>
        <table:table-row table:style-name="ro1">
          <table:table-cell office:value-type="float" office:value="837.999" calcext:value-type="float">
            <text:p>837,999</text:p>
          </table:table-cell>
          <table:table-cell office:value-type="float" office:value="7.1071" calcext:value-type="float">
            <text:p>7,1071</text:p>
          </table:table-cell>
        </table:table-row>
        <table:table-row table:style-name="ro1">
          <table:table-cell office:value-type="float" office:value="838.999" calcext:value-type="float">
            <text:p>838,999</text:p>
          </table:table-cell>
          <table:table-cell office:value-type="float" office:value="7.109" calcext:value-type="float">
            <text:p>7,109</text:p>
          </table:table-cell>
        </table:table-row>
        <table:table-row table:style-name="ro1">
          <table:table-cell office:value-type="float" office:value="839.999" calcext:value-type="float">
            <text:p>839,999</text:p>
          </table:table-cell>
          <table:table-cell office:value-type="float" office:value="7.1412" calcext:value-type="float">
            <text:p>7,1412</text:p>
          </table:table-cell>
        </table:table-row>
        <table:table-row table:style-name="ro1">
          <table:table-cell office:value-type="float" office:value="840.999" calcext:value-type="float">
            <text:p>840,999</text:p>
          </table:table-cell>
          <table:table-cell office:value-type="float" office:value="7.1446" calcext:value-type="float">
            <text:p>7,1446</text:p>
          </table:table-cell>
        </table:table-row>
        <table:table-row table:style-name="ro1">
          <table:table-cell office:value-type="float" office:value="841.999" calcext:value-type="float">
            <text:p>841,999</text:p>
          </table:table-cell>
          <table:table-cell office:value-type="float" office:value="7.1575" calcext:value-type="float">
            <text:p>7,1575</text:p>
          </table:table-cell>
        </table:table-row>
        <table:table-row table:style-name="ro1">
          <table:table-cell office:value-type="float" office:value="842.999" calcext:value-type="float">
            <text:p>842,999</text:p>
          </table:table-cell>
          <table:table-cell office:value-type="float" office:value="7.1722" calcext:value-type="float">
            <text:p>7,1722</text:p>
          </table:table-cell>
        </table:table-row>
        <table:table-row table:style-name="ro1">
          <table:table-cell office:value-type="float" office:value="843.999" calcext:value-type="float">
            <text:p>843,999</text:p>
          </table:table-cell>
          <table:table-cell office:value-type="float" office:value="7.1718" calcext:value-type="float">
            <text:p>7,1718</text:p>
          </table:table-cell>
        </table:table-row>
        <table:table-row table:style-name="ro1">
          <table:table-cell office:value-type="float" office:value="844.999" calcext:value-type="float">
            <text:p>844,999</text:p>
          </table:table-cell>
          <table:table-cell office:value-type="float" office:value="7.1756" calcext:value-type="float">
            <text:p>7,1756</text:p>
          </table:table-cell>
        </table:table-row>
        <table:table-row table:style-name="ro1">
          <table:table-cell office:value-type="float" office:value="845.999" calcext:value-type="float">
            <text:p>845,999</text:p>
          </table:table-cell>
          <table:table-cell office:value-type="float" office:value="7.226" calcext:value-type="float">
            <text:p>7,226</text:p>
          </table:table-cell>
        </table:table-row>
        <table:table-row table:style-name="ro1">
          <table:table-cell office:value-type="float" office:value="846.999" calcext:value-type="float">
            <text:p>846,999</text:p>
          </table:table-cell>
          <table:table-cell office:value-type="float" office:value="7.1205" calcext:value-type="float">
            <text:p>7,1205</text:p>
          </table:table-cell>
        </table:table-row>
        <table:table-row table:style-name="ro1">
          <table:table-cell office:value-type="float" office:value="847.999" calcext:value-type="float">
            <text:p>847,999</text:p>
          </table:table-cell>
          <table:table-cell office:value-type="float" office:value="7.053" calcext:value-type="float">
            <text:p>7,053</text:p>
          </table:table-cell>
        </table:table-row>
        <table:table-row table:style-name="ro1">
          <table:table-cell office:value-type="float" office:value="848.999" calcext:value-type="float">
            <text:p>848,999</text:p>
          </table:table-cell>
          <table:table-cell office:value-type="float" office:value="7.1244" calcext:value-type="float">
            <text:p>7,1244</text:p>
          </table:table-cell>
        </table:table-row>
        <table:table-row table:style-name="ro1">
          <table:table-cell office:value-type="float" office:value="849.999" calcext:value-type="float">
            <text:p>849,999</text:p>
          </table:table-cell>
          <table:table-cell office:value-type="float" office:value="7.0939" calcext:value-type="float">
            <text:p>7,0939</text:p>
          </table:table-cell>
        </table:table-row>
        <table:table-row table:style-name="ro1">
          <table:table-cell office:value-type="float" office:value="850.999" calcext:value-type="float">
            <text:p>850,999</text:p>
          </table:table-cell>
          <table:table-cell office:value-type="float" office:value="7.0862" calcext:value-type="float">
            <text:p>7,0862</text:p>
          </table:table-cell>
        </table:table-row>
        <table:table-row table:style-name="ro1">
          <table:table-cell office:value-type="float" office:value="851.999" calcext:value-type="float">
            <text:p>851,999</text:p>
          </table:table-cell>
          <table:table-cell office:value-type="float" office:value="7.0874" calcext:value-type="float">
            <text:p>7,0874</text:p>
          </table:table-cell>
        </table:table-row>
        <table:table-row table:style-name="ro1">
          <table:table-cell office:value-type="float" office:value="852.999" calcext:value-type="float">
            <text:p>852,999</text:p>
          </table:table-cell>
          <table:table-cell office:value-type="float" office:value="7.076" calcext:value-type="float">
            <text:p>7,076</text:p>
          </table:table-cell>
        </table:table-row>
        <table:table-row table:style-name="ro1">
          <table:table-cell office:value-type="float" office:value="853.999" calcext:value-type="float">
            <text:p>853,999</text:p>
          </table:table-cell>
          <table:table-cell office:value-type="float" office:value="7.038" calcext:value-type="float">
            <text:p>7,038</text:p>
          </table:table-cell>
        </table:table-row>
        <table:table-row table:style-name="ro1">
          <table:table-cell office:value-type="float" office:value="854.999" calcext:value-type="float">
            <text:p>854,999</text:p>
          </table:table-cell>
          <table:table-cell office:value-type="float" office:value="7.0774" calcext:value-type="float">
            <text:p>7,0774</text:p>
          </table:table-cell>
        </table:table-row>
        <table:table-row table:style-name="ro1">
          <table:table-cell office:value-type="float" office:value="855.999" calcext:value-type="float">
            <text:p>855,999</text:p>
          </table:table-cell>
          <table:table-cell office:value-type="float" office:value="7.0415" calcext:value-type="float">
            <text:p>7,0415</text:p>
          </table:table-cell>
        </table:table-row>
        <table:table-row table:style-name="ro1">
          <table:table-cell office:value-type="float" office:value="856.999" calcext:value-type="float">
            <text:p>856,999</text:p>
          </table:table-cell>
          <table:table-cell office:value-type="float" office:value="7.0412" calcext:value-type="float">
            <text:p>7,0412</text:p>
          </table:table-cell>
        </table:table-row>
        <table:table-row table:style-name="ro1">
          <table:table-cell office:value-type="float" office:value="857.999" calcext:value-type="float">
            <text:p>857,999</text:p>
          </table:table-cell>
          <table:table-cell office:value-type="float" office:value="7.0269" calcext:value-type="float">
            <text:p>7,0269</text:p>
          </table:table-cell>
        </table:table-row>
        <table:table-row table:style-name="ro1">
          <table:table-cell office:value-type="float" office:value="858.999" calcext:value-type="float">
            <text:p>858,999</text:p>
          </table:table-cell>
          <table:table-cell office:value-type="float" office:value="7.0498" calcext:value-type="float">
            <text:p>7,0498</text:p>
          </table:table-cell>
        </table:table-row>
        <table:table-row table:style-name="ro1">
          <table:table-cell office:value-type="float" office:value="859.999" calcext:value-type="float">
            <text:p>859,999</text:p>
          </table:table-cell>
          <table:table-cell office:value-type="float" office:value="7.0626" calcext:value-type="float">
            <text:p>7,0626</text:p>
          </table:table-cell>
        </table:table-row>
        <table:table-row table:style-name="ro1">
          <table:table-cell office:value-type="float" office:value="860.999" calcext:value-type="float">
            <text:p>860,999</text:p>
          </table:table-cell>
          <table:table-cell office:value-type="float" office:value="7.0689" calcext:value-type="float">
            <text:p>7,0689</text:p>
          </table:table-cell>
        </table:table-row>
        <table:table-row table:style-name="ro1">
          <table:table-cell office:value-type="float" office:value="861.999" calcext:value-type="float">
            <text:p>861,999</text:p>
          </table:table-cell>
          <table:table-cell office:value-type="float" office:value="7.0751" calcext:value-type="float">
            <text:p>7,0751</text:p>
          </table:table-cell>
        </table:table-row>
        <table:table-row table:style-name="ro1">
          <table:table-cell office:value-type="float" office:value="862.999" calcext:value-type="float">
            <text:p>862,999</text:p>
          </table:table-cell>
          <table:table-cell office:value-type="float" office:value="7.0872" calcext:value-type="float">
            <text:p>7,0872</text:p>
          </table:table-cell>
        </table:table-row>
        <table:table-row table:style-name="ro1">
          <table:table-cell office:value-type="float" office:value="863.999" calcext:value-type="float">
            <text:p>863,999</text:p>
          </table:table-cell>
          <table:table-cell office:value-type="float" office:value="7.0676" calcext:value-type="float">
            <text:p>7,0676</text:p>
          </table:table-cell>
        </table:table-row>
        <table:table-row table:style-name="ro1">
          <table:table-cell office:value-type="float" office:value="864.999" calcext:value-type="float">
            <text:p>864,999</text:p>
          </table:table-cell>
          <table:table-cell office:value-type="float" office:value="7.0182" calcext:value-type="float">
            <text:p>7,0182</text:p>
          </table:table-cell>
        </table:table-row>
        <table:table-row table:style-name="ro1">
          <table:table-cell office:value-type="float" office:value="865.999" calcext:value-type="float">
            <text:p>865,999</text:p>
          </table:table-cell>
          <table:table-cell office:value-type="float" office:value="7.0264" calcext:value-type="float">
            <text:p>7,0264</text:p>
          </table:table-cell>
        </table:table-row>
        <table:table-row table:style-name="ro1">
          <table:table-cell office:value-type="float" office:value="866.999" calcext:value-type="float">
            <text:p>866,999</text:p>
          </table:table-cell>
          <table:table-cell office:value-type="float" office:value="7.0028" calcext:value-type="float">
            <text:p>7,0028</text:p>
          </table:table-cell>
        </table:table-row>
        <table:table-row table:style-name="ro1">
          <table:table-cell office:value-type="float" office:value="867.999" calcext:value-type="float">
            <text:p>867,999</text:p>
          </table:table-cell>
          <table:table-cell office:value-type="float" office:value="7.0159" calcext:value-type="float">
            <text:p>7,0159</text:p>
          </table:table-cell>
        </table:table-row>
        <table:table-row table:style-name="ro1">
          <table:table-cell office:value-type="float" office:value="868.999" calcext:value-type="float">
            <text:p>868,999</text:p>
          </table:table-cell>
          <table:table-cell office:value-type="float" office:value="6.9846" calcext:value-type="float">
            <text:p>6,9846</text:p>
          </table:table-cell>
        </table:table-row>
        <table:table-row table:style-name="ro1">
          <table:table-cell office:value-type="float" office:value="869.999" calcext:value-type="float">
            <text:p>869,999</text:p>
          </table:table-cell>
          <table:table-cell office:value-type="float" office:value="7.0159" calcext:value-type="float">
            <text:p>7,0159</text:p>
          </table:table-cell>
        </table:table-row>
        <table:table-row table:style-name="ro1">
          <table:table-cell office:value-type="float" office:value="870.999" calcext:value-type="float">
            <text:p>870,999</text:p>
          </table:table-cell>
          <table:table-cell office:value-type="float" office:value="7.0199" calcext:value-type="float">
            <text:p>7,0199</text:p>
          </table:table-cell>
        </table:table-row>
        <table:table-row table:style-name="ro1">
          <table:table-cell office:value-type="float" office:value="871.999" calcext:value-type="float">
            <text:p>871,999</text:p>
          </table:table-cell>
          <table:table-cell office:value-type="float" office:value="6.9794" calcext:value-type="float">
            <text:p>6,9794</text:p>
          </table:table-cell>
        </table:table-row>
        <table:table-row table:style-name="ro1">
          <table:table-cell office:value-type="float" office:value="872.999" calcext:value-type="float">
            <text:p>872,999</text:p>
          </table:table-cell>
          <table:table-cell office:value-type="float" office:value="7.0816" calcext:value-type="float">
            <text:p>7,0816</text:p>
          </table:table-cell>
        </table:table-row>
        <table:table-row table:style-name="ro1">
          <table:table-cell office:value-type="float" office:value="873.999" calcext:value-type="float">
            <text:p>873,999</text:p>
          </table:table-cell>
          <table:table-cell office:value-type="float" office:value="7.1015" calcext:value-type="float">
            <text:p>7,1015</text:p>
          </table:table-cell>
        </table:table-row>
        <table:table-row table:style-name="ro1">
          <table:table-cell office:value-type="float" office:value="874.999" calcext:value-type="float">
            <text:p>874,999</text:p>
          </table:table-cell>
          <table:table-cell office:value-type="float" office:value="7.0377" calcext:value-type="float">
            <text:p>7,0377</text:p>
          </table:table-cell>
        </table:table-row>
        <table:table-row table:style-name="ro1">
          <table:table-cell office:value-type="float" office:value="875.999" calcext:value-type="float">
            <text:p>875,999</text:p>
          </table:table-cell>
          <table:table-cell office:value-type="float" office:value="7.0121" calcext:value-type="float">
            <text:p>7,0121</text:p>
          </table:table-cell>
        </table:table-row>
        <table:table-row table:style-name="ro1">
          <table:table-cell office:value-type="float" office:value="876.999" calcext:value-type="float">
            <text:p>876,999</text:p>
          </table:table-cell>
          <table:table-cell office:value-type="float" office:value="7.0218" calcext:value-type="float">
            <text:p>7,0218</text:p>
          </table:table-cell>
        </table:table-row>
        <table:table-row table:style-name="ro1">
          <table:table-cell office:value-type="float" office:value="877.999" calcext:value-type="float">
            <text:p>877,999</text:p>
          </table:table-cell>
          <table:table-cell office:value-type="float" office:value="7.0159" calcext:value-type="float">
            <text:p>7,0159</text:p>
          </table:table-cell>
        </table:table-row>
        <table:table-row table:style-name="ro1">
          <table:table-cell office:value-type="float" office:value="878.999" calcext:value-type="float">
            <text:p>878,999</text:p>
          </table:table-cell>
          <table:table-cell office:value-type="float" office:value="6.989" calcext:value-type="float">
            <text:p>6,989</text:p>
          </table:table-cell>
        </table:table-row>
        <table:table-row table:style-name="ro1">
          <table:table-cell office:value-type="float" office:value="879.999" calcext:value-type="float">
            <text:p>879,999</text:p>
          </table:table-cell>
          <table:table-cell office:value-type="float" office:value="6.9644" calcext:value-type="float">
            <text:p>6,9644</text:p>
          </table:table-cell>
        </table:table-row>
        <table:table-row table:style-name="ro1">
          <table:table-cell office:value-type="float" office:value="880.999" calcext:value-type="float">
            <text:p>880,999</text:p>
          </table:table-cell>
          <table:table-cell office:value-type="float" office:value="6.9271" calcext:value-type="float">
            <text:p>6,9271</text:p>
          </table:table-cell>
        </table:table-row>
        <table:table-row table:style-name="ro1">
          <table:table-cell office:value-type="float" office:value="881.999" calcext:value-type="float">
            <text:p>881,999</text:p>
          </table:table-cell>
          <table:table-cell office:value-type="float" office:value="6.9381" calcext:value-type="float">
            <text:p>6,9381</text:p>
          </table:table-cell>
        </table:table-row>
        <table:table-row table:style-name="ro1">
          <table:table-cell office:value-type="float" office:value="882.999" calcext:value-type="float">
            <text:p>882,999</text:p>
          </table:table-cell>
          <table:table-cell office:value-type="float" office:value="6.9292" calcext:value-type="float">
            <text:p>6,9292</text:p>
          </table:table-cell>
        </table:table-row>
        <table:table-row table:style-name="ro1">
          <table:table-cell office:value-type="float" office:value="883.999" calcext:value-type="float">
            <text:p>883,999</text:p>
          </table:table-cell>
          <table:table-cell office:value-type="float" office:value="6.9054" calcext:value-type="float">
            <text:p>6,9054</text:p>
          </table:table-cell>
        </table:table-row>
        <table:table-row table:style-name="ro1">
          <table:table-cell office:value-type="float" office:value="884.999" calcext:value-type="float">
            <text:p>884,999</text:p>
          </table:table-cell>
          <table:table-cell office:value-type="float" office:value="6.9567" calcext:value-type="float">
            <text:p>6,9567</text:p>
          </table:table-cell>
        </table:table-row>
        <table:table-row table:style-name="ro1">
          <table:table-cell office:value-type="float" office:value="885.999" calcext:value-type="float">
            <text:p>885,999</text:p>
          </table:table-cell>
          <table:table-cell office:value-type="float" office:value="6.9929" calcext:value-type="float">
            <text:p>6,9929</text:p>
          </table:table-cell>
        </table:table-row>
        <table:table-row table:style-name="ro1">
          <table:table-cell office:value-type="float" office:value="886.999" calcext:value-type="float">
            <text:p>886,999</text:p>
          </table:table-cell>
          <table:table-cell office:value-type="float" office:value="6.9958" calcext:value-type="float">
            <text:p>6,9958</text:p>
          </table:table-cell>
        </table:table-row>
        <table:table-row table:style-name="ro1">
          <table:table-cell office:value-type="float" office:value="887.999" calcext:value-type="float">
            <text:p>887,999</text:p>
          </table:table-cell>
          <table:table-cell office:value-type="float" office:value="7.0175" calcext:value-type="float">
            <text:p>7,0175</text:p>
          </table:table-cell>
        </table:table-row>
        <table:table-row table:style-name="ro1">
          <table:table-cell office:value-type="float" office:value="888.999" calcext:value-type="float">
            <text:p>888,999</text:p>
          </table:table-cell>
          <table:table-cell office:value-type="float" office:value="7.1001" calcext:value-type="float">
            <text:p>7,1001</text:p>
          </table:table-cell>
        </table:table-row>
        <table:table-row table:style-name="ro1">
          <table:table-cell office:value-type="float" office:value="889.999" calcext:value-type="float">
            <text:p>889,999</text:p>
          </table:table-cell>
          <table:table-cell office:value-type="float" office:value="7.0444" calcext:value-type="float">
            <text:p>7,0444</text:p>
          </table:table-cell>
        </table:table-row>
        <table:table-row table:style-name="ro1">
          <table:table-cell office:value-type="float" office:value="890.999" calcext:value-type="float">
            <text:p>890,999</text:p>
          </table:table-cell>
          <table:table-cell office:value-type="float" office:value="7.0205" calcext:value-type="float">
            <text:p>7,0205</text:p>
          </table:table-cell>
        </table:table-row>
        <table:table-row table:style-name="ro1">
          <table:table-cell office:value-type="float" office:value="891.999" calcext:value-type="float">
            <text:p>891,999</text:p>
          </table:table-cell>
          <table:table-cell office:value-type="float" office:value="7.0636" calcext:value-type="float">
            <text:p>7,0636</text:p>
          </table:table-cell>
        </table:table-row>
        <table:table-row table:style-name="ro1">
          <table:table-cell office:value-type="float" office:value="892.999" calcext:value-type="float">
            <text:p>892,999</text:p>
          </table:table-cell>
          <table:table-cell office:value-type="float" office:value="7.061" calcext:value-type="float">
            <text:p>7,061</text:p>
          </table:table-cell>
        </table:table-row>
        <table:table-row table:style-name="ro1">
          <table:table-cell office:value-type="float" office:value="893.999" calcext:value-type="float">
            <text:p>893,999</text:p>
          </table:table-cell>
          <table:table-cell office:value-type="float" office:value="7.0547" calcext:value-type="float">
            <text:p>7,0547</text:p>
          </table:table-cell>
        </table:table-row>
        <table:table-row table:style-name="ro1">
          <table:table-cell office:value-type="float" office:value="894.999" calcext:value-type="float">
            <text:p>894,999</text:p>
          </table:table-cell>
          <table:table-cell office:value-type="float" office:value="7.0649" calcext:value-type="float">
            <text:p>7,0649</text:p>
          </table:table-cell>
        </table:table-row>
        <table:table-row table:style-name="ro1">
          <table:table-cell office:value-type="float" office:value="895.999" calcext:value-type="float">
            <text:p>895,999</text:p>
          </table:table-cell>
          <table:table-cell office:value-type="float" office:value="6.9868" calcext:value-type="float">
            <text:p>6,9868</text:p>
          </table:table-cell>
        </table:table-row>
        <table:table-row table:style-name="ro1">
          <table:table-cell office:value-type="float" office:value="896.999" calcext:value-type="float">
            <text:p>896,999</text:p>
          </table:table-cell>
          <table:table-cell office:value-type="float" office:value="6.9234" calcext:value-type="float">
            <text:p>6,9234</text:p>
          </table:table-cell>
        </table:table-row>
        <table:table-row table:style-name="ro1">
          <table:table-cell office:value-type="float" office:value="897.999" calcext:value-type="float">
            <text:p>897,999</text:p>
          </table:table-cell>
          <table:table-cell office:value-type="float" office:value="6.9092" calcext:value-type="float">
            <text:p>6,9092</text:p>
          </table:table-cell>
        </table:table-row>
        <table:table-row table:style-name="ro1">
          <table:table-cell office:value-type="float" office:value="898.999" calcext:value-type="float">
            <text:p>898,999</text:p>
          </table:table-cell>
          <table:table-cell office:value-type="float" office:value="6.9755" calcext:value-type="float">
            <text:p>6,9755</text:p>
          </table:table-cell>
        </table:table-row>
        <table:table-row table:style-name="ro1">
          <table:table-cell office:value-type="float" office:value="899.999" calcext:value-type="float">
            <text:p>899,999</text:p>
          </table:table-cell>
          <table:table-cell office:value-type="float" office:value="6.9365" calcext:value-type="float">
            <text:p>6,9365</text:p>
          </table:table-cell>
        </table:table-row>
        <table:table-row table:style-name="ro1">
          <table:table-cell office:value-type="float" office:value="900.999" calcext:value-type="float">
            <text:p>900,999</text:p>
          </table:table-cell>
          <table:table-cell office:value-type="float" office:value="6.8699" calcext:value-type="float">
            <text:p>6,8699</text:p>
          </table:table-cell>
        </table:table-row>
        <table:table-row table:style-name="ro1">
          <table:table-cell office:value-type="float" office:value="901.999" calcext:value-type="float">
            <text:p>901,999</text:p>
          </table:table-cell>
          <table:table-cell office:value-type="float" office:value="6.8173" calcext:value-type="float">
            <text:p>6,8173</text:p>
          </table:table-cell>
        </table:table-row>
        <table:table-row table:style-name="ro1">
          <table:table-cell office:value-type="float" office:value="902.999" calcext:value-type="float">
            <text:p>902,999</text:p>
          </table:table-cell>
          <table:table-cell office:value-type="float" office:value="6.7998" calcext:value-type="float">
            <text:p>6,7998</text:p>
          </table:table-cell>
        </table:table-row>
        <table:table-row table:style-name="ro1">
          <table:table-cell office:value-type="float" office:value="903.999" calcext:value-type="float">
            <text:p>903,999</text:p>
          </table:table-cell>
          <table:table-cell office:value-type="float" office:value="6.8432" calcext:value-type="float">
            <text:p>6,8432</text:p>
          </table:table-cell>
        </table:table-row>
        <table:table-row table:style-name="ro1">
          <table:table-cell office:value-type="float" office:value="904.999" calcext:value-type="float">
            <text:p>904,999</text:p>
          </table:table-cell>
          <table:table-cell office:value-type="float" office:value="6.9061" calcext:value-type="float">
            <text:p>6,9061</text:p>
          </table:table-cell>
        </table:table-row>
        <table:table-row table:style-name="ro1">
          <table:table-cell office:value-type="float" office:value="905.999" calcext:value-type="float">
            <text:p>905,999</text:p>
          </table:table-cell>
          <table:table-cell office:value-type="float" office:value="6.919" calcext:value-type="float">
            <text:p>6,919</text:p>
          </table:table-cell>
        </table:table-row>
        <table:table-row table:style-name="ro1">
          <table:table-cell office:value-type="float" office:value="906.999" calcext:value-type="float">
            <text:p>906,999</text:p>
          </table:table-cell>
          <table:table-cell office:value-type="float" office:value="6.9158" calcext:value-type="float">
            <text:p>6,9158</text:p>
          </table:table-cell>
        </table:table-row>
        <table:table-row table:style-name="ro1">
          <table:table-cell office:value-type="float" office:value="907.999" calcext:value-type="float">
            <text:p>907,999</text:p>
          </table:table-cell>
          <table:table-cell office:value-type="float" office:value="6.9804" calcext:value-type="float">
            <text:p>6,9804</text:p>
          </table:table-cell>
        </table:table-row>
        <table:table-row table:style-name="ro1">
          <table:table-cell office:value-type="float" office:value="908.999" calcext:value-type="float">
            <text:p>908,999</text:p>
          </table:table-cell>
          <table:table-cell office:value-type="float" office:value="6.9983" calcext:value-type="float">
            <text:p>6,9983</text:p>
          </table:table-cell>
        </table:table-row>
        <table:table-row table:style-name="ro1">
          <table:table-cell office:value-type="float" office:value="909.999" calcext:value-type="float">
            <text:p>909,999</text:p>
          </table:table-cell>
          <table:table-cell office:value-type="float" office:value="6.9833" calcext:value-type="float">
            <text:p>6,9833</text:p>
          </table:table-cell>
        </table:table-row>
        <table:table-row table:style-name="ro1">
          <table:table-cell office:value-type="float" office:value="910.999" calcext:value-type="float">
            <text:p>910,999</text:p>
          </table:table-cell>
          <table:table-cell office:value-type="float" office:value="6.9596" calcext:value-type="float">
            <text:p>6,9596</text:p>
          </table:table-cell>
        </table:table-row>
        <table:table-row table:style-name="ro1">
          <table:table-cell office:value-type="float" office:value="911.999" calcext:value-type="float">
            <text:p>911,999</text:p>
          </table:table-cell>
          <table:table-cell office:value-type="float" office:value="6.9001" calcext:value-type="float">
            <text:p>6,9001</text:p>
          </table:table-cell>
        </table:table-row>
        <table:table-row table:style-name="ro1">
          <table:table-cell office:value-type="float" office:value="912.999" calcext:value-type="float">
            <text:p>912,999</text:p>
          </table:table-cell>
          <table:table-cell office:value-type="float" office:value="6.8319" calcext:value-type="float">
            <text:p>6,8319</text:p>
          </table:table-cell>
        </table:table-row>
        <table:table-row table:style-name="ro1">
          <table:table-cell office:value-type="float" office:value="913.999" calcext:value-type="float">
            <text:p>913,999</text:p>
          </table:table-cell>
          <table:table-cell office:value-type="float" office:value="6.8191" calcext:value-type="float">
            <text:p>6,8191</text:p>
          </table:table-cell>
        </table:table-row>
        <table:table-row table:style-name="ro1">
          <table:table-cell office:value-type="float" office:value="914.999" calcext:value-type="float">
            <text:p>914,999</text:p>
          </table:table-cell>
          <table:table-cell office:value-type="float" office:value="6.825" calcext:value-type="float">
            <text:p>6,825</text:p>
          </table:table-cell>
        </table:table-row>
        <table:table-row table:style-name="ro1">
          <table:table-cell office:value-type="float" office:value="915.999" calcext:value-type="float">
            <text:p>915,999</text:p>
          </table:table-cell>
          <table:table-cell office:value-type="float" office:value="6.8151" calcext:value-type="float">
            <text:p>6,8151</text:p>
          </table:table-cell>
        </table:table-row>
        <table:table-row table:style-name="ro1">
          <table:table-cell office:value-type="float" office:value="916.999" calcext:value-type="float">
            <text:p>916,999</text:p>
          </table:table-cell>
          <table:table-cell office:value-type="float" office:value="6.8337" calcext:value-type="float">
            <text:p>6,8337</text:p>
          </table:table-cell>
        </table:table-row>
        <table:table-row table:style-name="ro1">
          <table:table-cell office:value-type="float" office:value="917.999" calcext:value-type="float">
            <text:p>917,999</text:p>
          </table:table-cell>
          <table:table-cell office:value-type="float" office:value="6.8222" calcext:value-type="float">
            <text:p>6,8222</text:p>
          </table:table-cell>
        </table:table-row>
        <table:table-row table:style-name="ro1">
          <table:table-cell office:value-type="float" office:value="918.999" calcext:value-type="float">
            <text:p>918,999</text:p>
          </table:table-cell>
          <table:table-cell office:value-type="float" office:value="6.7866" calcext:value-type="float">
            <text:p>6,7866</text:p>
          </table:table-cell>
        </table:table-row>
        <table:table-row table:style-name="ro1">
          <table:table-cell office:value-type="float" office:value="919.999" calcext:value-type="float">
            <text:p>919,999</text:p>
          </table:table-cell>
          <table:table-cell office:value-type="float" office:value="6.7837" calcext:value-type="float">
            <text:p>6,7837</text:p>
          </table:table-cell>
        </table:table-row>
        <table:table-row table:style-name="ro1">
          <table:table-cell office:value-type="float" office:value="920.999" calcext:value-type="float">
            <text:p>920,999</text:p>
          </table:table-cell>
          <table:table-cell office:value-type="float" office:value="6.8234" calcext:value-type="float">
            <text:p>6,8234</text:p>
          </table:table-cell>
        </table:table-row>
        <table:table-row table:style-name="ro1">
          <table:table-cell office:value-type="float" office:value="921.999" calcext:value-type="float">
            <text:p>921,999</text:p>
          </table:table-cell>
          <table:table-cell office:value-type="float" office:value="6.7918" calcext:value-type="float">
            <text:p>6,7918</text:p>
          </table:table-cell>
        </table:table-row>
        <table:table-row table:style-name="ro1">
          <table:table-cell office:value-type="float" office:value="922.999" calcext:value-type="float">
            <text:p>922,999</text:p>
          </table:table-cell>
          <table:table-cell office:value-type="float" office:value="6.7678" calcext:value-type="float">
            <text:p>6,7678</text:p>
          </table:table-cell>
        </table:table-row>
        <table:table-row table:style-name="ro1">
          <table:table-cell office:value-type="float" office:value="923.999" calcext:value-type="float">
            <text:p>923,999</text:p>
          </table:table-cell>
          <table:table-cell office:value-type="float" office:value="6.8013" calcext:value-type="float">
            <text:p>6,8013</text:p>
          </table:table-cell>
        </table:table-row>
        <table:table-row table:style-name="ro1">
          <table:table-cell office:value-type="float" office:value="924.999" calcext:value-type="float">
            <text:p>924,999</text:p>
          </table:table-cell>
          <table:table-cell office:value-type="float" office:value="6.7281" calcext:value-type="float">
            <text:p>6,7281</text:p>
          </table:table-cell>
        </table:table-row>
        <table:table-row table:style-name="ro1">
          <table:table-cell office:value-type="float" office:value="925.999" calcext:value-type="float">
            <text:p>925,999</text:p>
          </table:table-cell>
          <table:table-cell office:value-type="float" office:value="6.6919" calcext:value-type="float">
            <text:p>6,6919</text:p>
          </table:table-cell>
        </table:table-row>
        <table:table-row table:style-name="ro1">
          <table:table-cell office:value-type="float" office:value="926.999" calcext:value-type="float">
            <text:p>926,999</text:p>
          </table:table-cell>
          <table:table-cell office:value-type="float" office:value="6.7067" calcext:value-type="float">
            <text:p>6,7067</text:p>
          </table:table-cell>
        </table:table-row>
        <table:table-row table:style-name="ro1">
          <table:table-cell office:value-type="float" office:value="927.999" calcext:value-type="float">
            <text:p>927,999</text:p>
          </table:table-cell>
          <table:table-cell office:value-type="float" office:value="6.7275" calcext:value-type="float">
            <text:p>6,7275</text:p>
          </table:table-cell>
        </table:table-row>
        <table:table-row table:style-name="ro1">
          <table:table-cell office:value-type="float" office:value="928.999" calcext:value-type="float">
            <text:p>928,999</text:p>
          </table:table-cell>
          <table:table-cell office:value-type="float" office:value="6.7535" calcext:value-type="float">
            <text:p>6,7535</text:p>
          </table:table-cell>
        </table:table-row>
        <table:table-row table:style-name="ro1">
          <table:table-cell office:value-type="float" office:value="929.999" calcext:value-type="float">
            <text:p>929,999</text:p>
          </table:table-cell>
          <table:table-cell office:value-type="float" office:value="6.77" calcext:value-type="float">
            <text:p>6,77</text:p>
          </table:table-cell>
        </table:table-row>
        <table:table-row table:style-name="ro1">
          <table:table-cell office:value-type="float" office:value="930.999" calcext:value-type="float">
            <text:p>930,999</text:p>
          </table:table-cell>
          <table:table-cell office:value-type="float" office:value="6.7144" calcext:value-type="float">
            <text:p>6,7144</text:p>
          </table:table-cell>
        </table:table-row>
        <table:table-row table:style-name="ro1">
          <table:table-cell office:value-type="float" office:value="931.999" calcext:value-type="float">
            <text:p>931,999</text:p>
          </table:table-cell>
          <table:table-cell office:value-type="float" office:value="6.6838" calcext:value-type="float">
            <text:p>6,6838</text:p>
          </table:table-cell>
        </table:table-row>
        <table:table-row table:style-name="ro1">
          <table:table-cell office:value-type="float" office:value="932.999" calcext:value-type="float">
            <text:p>932,999</text:p>
          </table:table-cell>
          <table:table-cell office:value-type="float" office:value="6.7153" calcext:value-type="float">
            <text:p>6,7153</text:p>
          </table:table-cell>
        </table:table-row>
        <table:table-row table:style-name="ro1">
          <table:table-cell office:value-type="float" office:value="933.999" calcext:value-type="float">
            <text:p>933,999</text:p>
          </table:table-cell>
          <table:table-cell office:value-type="float" office:value="6.6627" calcext:value-type="float">
            <text:p>6,6627</text:p>
          </table:table-cell>
        </table:table-row>
        <table:table-row table:style-name="ro1">
          <table:table-cell office:value-type="float" office:value="934.999" calcext:value-type="float">
            <text:p>934,999</text:p>
          </table:table-cell>
          <table:table-cell office:value-type="float" office:value="6.6134" calcext:value-type="float">
            <text:p>6,6134</text:p>
          </table:table-cell>
        </table:table-row>
        <table:table-row table:style-name="ro1">
          <table:table-cell office:value-type="float" office:value="935.999" calcext:value-type="float">
            <text:p>935,999</text:p>
          </table:table-cell>
          <table:table-cell office:value-type="float" office:value="6.6375" calcext:value-type="float">
            <text:p>6,6375</text:p>
          </table:table-cell>
        </table:table-row>
        <table:table-row table:style-name="ro1">
          <table:table-cell office:value-type="float" office:value="936.999" calcext:value-type="float">
            <text:p>936,999</text:p>
          </table:table-cell>
          <table:table-cell office:value-type="float" office:value="6.6529" calcext:value-type="float">
            <text:p>6,6529</text:p>
          </table:table-cell>
        </table:table-row>
        <table:table-row table:style-name="ro1">
          <table:table-cell office:value-type="float" office:value="937.999" calcext:value-type="float">
            <text:p>937,999</text:p>
          </table:table-cell>
          <table:table-cell office:value-type="float" office:value="6.6577" calcext:value-type="float">
            <text:p>6,6577</text:p>
          </table:table-cell>
        </table:table-row>
        <table:table-row table:style-name="ro1">
          <table:table-cell office:value-type="float" office:value="938.999" calcext:value-type="float">
            <text:p>938,999</text:p>
          </table:table-cell>
          <table:table-cell office:value-type="float" office:value="6.639" calcext:value-type="float">
            <text:p>6,639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6.6716" calcext:value-type="float">
            <text:p>6,6716</text:p>
          </table:table-cell>
        </table:table-row>
        <table:table-row table:style-name="ro1">
          <table:table-cell office:value-type="float" office:value="940.999" calcext:value-type="float">
            <text:p>940,999</text:p>
          </table:table-cell>
          <table:table-cell office:value-type="float" office:value="6.6503" calcext:value-type="float">
            <text:p>6,6503</text:p>
          </table:table-cell>
        </table:table-row>
        <table:table-row table:style-name="ro1">
          <table:table-cell office:value-type="float" office:value="941.999" calcext:value-type="float">
            <text:p>941,999</text:p>
          </table:table-cell>
          <table:table-cell office:value-type="float" office:value="6.6285" calcext:value-type="float">
            <text:p>6,6285</text:p>
          </table:table-cell>
        </table:table-row>
        <table:table-row table:style-name="ro1">
          <table:table-cell office:value-type="float" office:value="942.999" calcext:value-type="float">
            <text:p>942,999</text:p>
          </table:table-cell>
          <table:table-cell office:value-type="float" office:value="6.6302" calcext:value-type="float">
            <text:p>6,6302</text:p>
          </table:table-cell>
        </table:table-row>
        <table:table-row table:style-name="ro1">
          <table:table-cell office:value-type="float" office:value="943.999" calcext:value-type="float">
            <text:p>943,999</text:p>
          </table:table-cell>
          <table:table-cell office:value-type="float" office:value="6.6304" calcext:value-type="float">
            <text:p>6,6304</text:p>
          </table:table-cell>
        </table:table-row>
        <table:table-row table:style-name="ro1">
          <table:table-cell office:value-type="float" office:value="944.999" calcext:value-type="float">
            <text:p>944,999</text:p>
          </table:table-cell>
          <table:table-cell office:value-type="float" office:value="6.6218" calcext:value-type="float">
            <text:p>6,6218</text:p>
          </table:table-cell>
        </table:table-row>
        <table:table-row table:style-name="ro1">
          <table:table-cell office:value-type="float" office:value="945.999" calcext:value-type="float">
            <text:p>945,999</text:p>
          </table:table-cell>
          <table:table-cell office:value-type="float" office:value="6.6412" calcext:value-type="float">
            <text:p>6,6412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6.6642" calcext:value-type="float">
            <text:p>6,6642</text:p>
          </table:table-cell>
        </table:table-row>
        <table:table-row table:style-name="ro1">
          <table:table-cell office:value-type="float" office:value="947.999" calcext:value-type="float">
            <text:p>947,999</text:p>
          </table:table-cell>
          <table:table-cell office:value-type="float" office:value="6.6324" calcext:value-type="float">
            <text:p>6,6324</text:p>
          </table:table-cell>
        </table:table-row>
        <table:table-row table:style-name="ro1">
          <table:table-cell office:value-type="float" office:value="948.999" calcext:value-type="float">
            <text:p>948,999</text:p>
          </table:table-cell>
          <table:table-cell office:value-type="float" office:value="6.6261" calcext:value-type="float">
            <text:p>6,6261</text:p>
          </table:table-cell>
        </table:table-row>
        <table:table-row table:style-name="ro1">
          <table:table-cell office:value-type="float" office:value="949.999" calcext:value-type="float">
            <text:p>949,999</text:p>
          </table:table-cell>
          <table:table-cell office:value-type="float" office:value="6.6191" calcext:value-type="float">
            <text:p>6,6191</text:p>
          </table:table-cell>
        </table:table-row>
        <table:table-row table:style-name="ro1">
          <table:table-cell office:value-type="float" office:value="950.999" calcext:value-type="float">
            <text:p>950,999</text:p>
          </table:table-cell>
          <table:table-cell office:value-type="float" office:value="6.638" calcext:value-type="float">
            <text:p>6,638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6.5954" calcext:value-type="float">
            <text:p>6,5954</text:p>
          </table:table-cell>
        </table:table-row>
        <table:table-row table:style-name="ro1">
          <table:table-cell office:value-type="float" office:value="952.999" calcext:value-type="float">
            <text:p>952,999</text:p>
          </table:table-cell>
          <table:table-cell office:value-type="float" office:value="6.589" calcext:value-type="float">
            <text:p>6,589</text:p>
          </table:table-cell>
        </table:table-row>
        <table:table-row table:style-name="ro1">
          <table:table-cell office:value-type="float" office:value="953.999" calcext:value-type="float">
            <text:p>953,999</text:p>
          </table:table-cell>
          <table:table-cell office:value-type="float" office:value="6.5794" calcext:value-type="float">
            <text:p>6,5794</text:p>
          </table:table-cell>
        </table:table-row>
        <table:table-row table:style-name="ro1">
          <table:table-cell office:value-type="float" office:value="954.999" calcext:value-type="float">
            <text:p>954,999</text:p>
          </table:table-cell>
          <table:table-cell office:value-type="float" office:value="6.5405" calcext:value-type="float">
            <text:p>6,5405</text:p>
          </table:table-cell>
        </table:table-row>
        <table:table-row table:style-name="ro1">
          <table:table-cell office:value-type="float" office:value="955.999" calcext:value-type="float">
            <text:p>955,999</text:p>
          </table:table-cell>
          <table:table-cell office:value-type="float" office:value="6.5089" calcext:value-type="float">
            <text:p>6,5089</text:p>
          </table:table-cell>
        </table:table-row>
        <table:table-row table:style-name="ro1">
          <table:table-cell office:value-type="float" office:value="956.999" calcext:value-type="float">
            <text:p>956,999</text:p>
          </table:table-cell>
          <table:table-cell office:value-type="float" office:value="6.5631" calcext:value-type="float">
            <text:p>6,5631</text:p>
          </table:table-cell>
        </table:table-row>
        <table:table-row table:style-name="ro1">
          <table:table-cell office:value-type="float" office:value="957.999" calcext:value-type="float">
            <text:p>957,999</text:p>
          </table:table-cell>
          <table:table-cell office:value-type="float" office:value="6.5846" calcext:value-type="float">
            <text:p>6,5846</text:p>
          </table:table-cell>
        </table:table-row>
        <table:table-row table:style-name="ro1">
          <table:table-cell office:value-type="float" office:value="958.999" calcext:value-type="float">
            <text:p>958,999</text:p>
          </table:table-cell>
          <table:table-cell office:value-type="float" office:value="6.6163" calcext:value-type="float">
            <text:p>6,6163</text:p>
          </table:table-cell>
        </table:table-row>
        <table:table-row table:style-name="ro1">
          <table:table-cell office:value-type="float" office:value="959.999" calcext:value-type="float">
            <text:p>959,999</text:p>
          </table:table-cell>
          <table:table-cell office:value-type="float" office:value="6.5874" calcext:value-type="float">
            <text:p>6,5874</text:p>
          </table:table-cell>
        </table:table-row>
        <table:table-row table:style-name="ro1">
          <table:table-cell office:value-type="float" office:value="960.999" calcext:value-type="float">
            <text:p>960,999</text:p>
          </table:table-cell>
          <table:table-cell office:value-type="float" office:value="6.5937" calcext:value-type="float">
            <text:p>6,5937</text:p>
          </table:table-cell>
        </table:table-row>
        <table:table-row table:style-name="ro1">
          <table:table-cell office:value-type="float" office:value="961.999" calcext:value-type="float">
            <text:p>961,999</text:p>
          </table:table-cell>
          <table:table-cell office:value-type="float" office:value="6.624" calcext:value-type="float">
            <text:p>6,624</text:p>
          </table:table-cell>
        </table:table-row>
        <table:table-row table:style-name="ro1">
          <table:table-cell office:value-type="float" office:value="962.999" calcext:value-type="float">
            <text:p>962,999</text:p>
          </table:table-cell>
          <table:table-cell office:value-type="float" office:value="6.5838" calcext:value-type="float">
            <text:p>6,5838</text:p>
          </table:table-cell>
        </table:table-row>
        <table:table-row table:style-name="ro1">
          <table:table-cell office:value-type="float" office:value="963.999" calcext:value-type="float">
            <text:p>963,999</text:p>
          </table:table-cell>
          <table:table-cell office:value-type="float" office:value="6.6356" calcext:value-type="float">
            <text:p>6,6356</text:p>
          </table:table-cell>
        </table:table-row>
        <table:table-row table:style-name="ro1">
          <table:table-cell office:value-type="float" office:value="964.999" calcext:value-type="float">
            <text:p>964,999</text:p>
          </table:table-cell>
          <table:table-cell office:value-type="float" office:value="6.6234" calcext:value-type="float">
            <text:p>6,6234</text:p>
          </table:table-cell>
        </table:table-row>
        <table:table-row table:style-name="ro1">
          <table:table-cell office:value-type="float" office:value="965.999" calcext:value-type="float">
            <text:p>965,999</text:p>
          </table:table-cell>
          <table:table-cell office:value-type="float" office:value="6.626" calcext:value-type="float">
            <text:p>6,626</text:p>
          </table:table-cell>
        </table:table-row>
        <table:table-row table:style-name="ro1">
          <table:table-cell office:value-type="float" office:value="966.999" calcext:value-type="float">
            <text:p>966,999</text:p>
          </table:table-cell>
          <table:table-cell office:value-type="float" office:value="6.6626" calcext:value-type="float">
            <text:p>6,6626</text:p>
          </table:table-cell>
        </table:table-row>
        <table:table-row table:style-name="ro1">
          <table:table-cell office:value-type="float" office:value="967.999" calcext:value-type="float">
            <text:p>967,999</text:p>
          </table:table-cell>
          <table:table-cell office:value-type="float" office:value="6.5942" calcext:value-type="float">
            <text:p>6,5942</text:p>
          </table:table-cell>
        </table:table-row>
        <table:table-row table:style-name="ro1">
          <table:table-cell office:value-type="float" office:value="968.999" calcext:value-type="float">
            <text:p>968,999</text:p>
          </table:table-cell>
          <table:table-cell office:value-type="float" office:value="6.5707" calcext:value-type="float">
            <text:p>6,5707</text:p>
          </table:table-cell>
        </table:table-row>
        <table:table-row table:style-name="ro1">
          <table:table-cell office:value-type="float" office:value="969.999" calcext:value-type="float">
            <text:p>969,999</text:p>
          </table:table-cell>
          <table:table-cell office:value-type="float" office:value="6.5735" calcext:value-type="float">
            <text:p>6,5735</text:p>
          </table:table-cell>
        </table:table-row>
        <table:table-row table:style-name="ro1">
          <table:table-cell office:value-type="float" office:value="970.999" calcext:value-type="float">
            <text:p>970,999</text:p>
          </table:table-cell>
          <table:table-cell office:value-type="float" office:value="6.5728" calcext:value-type="float">
            <text:p>6,5728</text:p>
          </table:table-cell>
        </table:table-row>
        <table:table-row table:style-name="ro1">
          <table:table-cell office:value-type="float" office:value="971.999" calcext:value-type="float">
            <text:p>971,999</text:p>
          </table:table-cell>
          <table:table-cell office:value-type="float" office:value="6.5743" calcext:value-type="float">
            <text:p>6,5743</text:p>
          </table:table-cell>
        </table:table-row>
        <table:table-row table:style-name="ro1">
          <table:table-cell office:value-type="float" office:value="972.999" calcext:value-type="float">
            <text:p>972,999</text:p>
          </table:table-cell>
          <table:table-cell office:value-type="float" office:value="6.5397" calcext:value-type="float">
            <text:p>6,5397</text:p>
          </table:table-cell>
        </table:table-row>
        <table:table-row table:style-name="ro1">
          <table:table-cell office:value-type="float" office:value="973.999" calcext:value-type="float">
            <text:p>973,999</text:p>
          </table:table-cell>
          <table:table-cell office:value-type="float" office:value="6.5852" calcext:value-type="float">
            <text:p>6,5852</text:p>
          </table:table-cell>
        </table:table-row>
        <table:table-row table:style-name="ro1">
          <table:table-cell office:value-type="float" office:value="974.999" calcext:value-type="float">
            <text:p>974,999</text:p>
          </table:table-cell>
          <table:table-cell office:value-type="float" office:value="6.58" calcext:value-type="float">
            <text:p>6,58</text:p>
          </table:table-cell>
        </table:table-row>
        <table:table-row table:style-name="ro1">
          <table:table-cell office:value-type="float" office:value="975.999" calcext:value-type="float">
            <text:p>975,999</text:p>
          </table:table-cell>
          <table:table-cell office:value-type="float" office:value="6.5358" calcext:value-type="float">
            <text:p>6,5358</text:p>
          </table:table-cell>
        </table:table-row>
        <table:table-row table:style-name="ro1">
          <table:table-cell office:value-type="float" office:value="976.999" calcext:value-type="float">
            <text:p>976,999</text:p>
          </table:table-cell>
          <table:table-cell office:value-type="float" office:value="6.5311" calcext:value-type="float">
            <text:p>6,5311</text:p>
          </table:table-cell>
        </table:table-row>
        <table:table-row table:style-name="ro1">
          <table:table-cell office:value-type="float" office:value="977.999" calcext:value-type="float">
            <text:p>977,999</text:p>
          </table:table-cell>
          <table:table-cell office:value-type="float" office:value="6.5051" calcext:value-type="float">
            <text:p>6,5051</text:p>
          </table:table-cell>
        </table:table-row>
        <table:table-row table:style-name="ro1">
          <table:table-cell office:value-type="float" office:value="978.999" calcext:value-type="float">
            <text:p>978,999</text:p>
          </table:table-cell>
          <table:table-cell office:value-type="float" office:value="6.5023" calcext:value-type="float">
            <text:p>6,5023</text:p>
          </table:table-cell>
        </table:table-row>
        <table:table-row table:style-name="ro1">
          <table:table-cell office:value-type="float" office:value="979.999" calcext:value-type="float">
            <text:p>979,999</text:p>
          </table:table-cell>
          <table:table-cell office:value-type="float" office:value="6.5372" calcext:value-type="float">
            <text:p>6,5372</text:p>
          </table:table-cell>
        </table:table-row>
        <table:table-row table:style-name="ro1">
          <table:table-cell office:value-type="float" office:value="980.999" calcext:value-type="float">
            <text:p>980,999</text:p>
          </table:table-cell>
          <table:table-cell office:value-type="float" office:value="6.6171" calcext:value-type="float">
            <text:p>6,6171</text:p>
          </table:table-cell>
        </table:table-row>
        <table:table-row table:style-name="ro1">
          <table:table-cell office:value-type="float" office:value="981.999" calcext:value-type="float">
            <text:p>981,999</text:p>
          </table:table-cell>
          <table:table-cell office:value-type="float" office:value="6.6761" calcext:value-type="float">
            <text:p>6,6761</text:p>
          </table:table-cell>
        </table:table-row>
        <table:table-row table:style-name="ro1">
          <table:table-cell office:value-type="float" office:value="982.999" calcext:value-type="float">
            <text:p>982,999</text:p>
          </table:table-cell>
          <table:table-cell office:value-type="float" office:value="6.664" calcext:value-type="float">
            <text:p>6,664</text:p>
          </table:table-cell>
        </table:table-row>
        <table:table-row table:style-name="ro1">
          <table:table-cell office:value-type="float" office:value="983.999" calcext:value-type="float">
            <text:p>983,999</text:p>
          </table:table-cell>
          <table:table-cell office:value-type="float" office:value="6.6621" calcext:value-type="float">
            <text:p>6,6621</text:p>
          </table:table-cell>
        </table:table-row>
        <table:table-row table:style-name="ro1">
          <table:table-cell office:value-type="float" office:value="984.999" calcext:value-type="float">
            <text:p>984,999</text:p>
          </table:table-cell>
          <table:table-cell office:value-type="float" office:value="6.6423" calcext:value-type="float">
            <text:p>6,6423</text:p>
          </table:table-cell>
        </table:table-row>
        <table:table-row table:style-name="ro1">
          <table:table-cell office:value-type="float" office:value="985.999" calcext:value-type="float">
            <text:p>985,999</text:p>
          </table:table-cell>
          <table:table-cell office:value-type="float" office:value="6.627" calcext:value-type="float">
            <text:p>6,627</text:p>
          </table:table-cell>
        </table:table-row>
        <table:table-row table:style-name="ro1">
          <table:table-cell office:value-type="float" office:value="986.999" calcext:value-type="float">
            <text:p>986,999</text:p>
          </table:table-cell>
          <table:table-cell office:value-type="float" office:value="6.6154" calcext:value-type="float">
            <text:p>6,6154</text:p>
          </table:table-cell>
        </table:table-row>
        <table:table-row table:style-name="ro1">
          <table:table-cell office:value-type="float" office:value="987.999" calcext:value-type="float">
            <text:p>987,999</text:p>
          </table:table-cell>
          <table:table-cell office:value-type="float" office:value="6.6189" calcext:value-type="float">
            <text:p>6,6189</text:p>
          </table:table-cell>
        </table:table-row>
        <table:table-row table:style-name="ro1">
          <table:table-cell office:value-type="float" office:value="988.999" calcext:value-type="float">
            <text:p>988,999</text:p>
          </table:table-cell>
          <table:table-cell office:value-type="float" office:value="6.5934" calcext:value-type="float">
            <text:p>6,5934</text:p>
          </table:table-cell>
        </table:table-row>
        <table:table-row table:style-name="ro1">
          <table:table-cell office:value-type="float" office:value="989.999" calcext:value-type="float">
            <text:p>989,999</text:p>
          </table:table-cell>
          <table:table-cell office:value-type="float" office:value="6.541" calcext:value-type="float">
            <text:p>6,541</text:p>
          </table:table-cell>
        </table:table-row>
        <table:table-row table:style-name="ro1">
          <table:table-cell office:value-type="float" office:value="990.999" calcext:value-type="float">
            <text:p>990,999</text:p>
          </table:table-cell>
          <table:table-cell office:value-type="float" office:value="6.504" calcext:value-type="float">
            <text:p>6,504</text:p>
          </table:table-cell>
        </table:table-row>
        <table:table-row table:style-name="ro1">
          <table:table-cell office:value-type="float" office:value="991.999" calcext:value-type="float">
            <text:p>991,999</text:p>
          </table:table-cell>
          <table:table-cell office:value-type="float" office:value="6.4562" calcext:value-type="float">
            <text:p>6,4562</text:p>
          </table:table-cell>
        </table:table-row>
        <table:table-row table:style-name="ro1">
          <table:table-cell office:value-type="float" office:value="992.999" calcext:value-type="float">
            <text:p>992,999</text:p>
          </table:table-cell>
          <table:table-cell office:value-type="float" office:value="6.4552" calcext:value-type="float">
            <text:p>6,4552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6.4918" calcext:value-type="float">
            <text:p>6,4918</text:p>
          </table:table-cell>
        </table:table-row>
        <table:table-row table:style-name="ro1">
          <table:table-cell office:value-type="float" office:value="994.999" calcext:value-type="float">
            <text:p>994,999</text:p>
          </table:table-cell>
          <table:table-cell office:value-type="float" office:value="6.5107" calcext:value-type="float">
            <text:p>6,5107</text:p>
          </table:table-cell>
        </table:table-row>
        <table:table-row table:style-name="ro1">
          <table:table-cell office:value-type="float" office:value="995.999" calcext:value-type="float">
            <text:p>995,999</text:p>
          </table:table-cell>
          <table:table-cell office:value-type="float" office:value="6.4713" calcext:value-type="float">
            <text:p>6,4713</text:p>
          </table:table-cell>
        </table:table-row>
        <table:table-row table:style-name="ro1">
          <table:table-cell office:value-type="float" office:value="996.999" calcext:value-type="float">
            <text:p>996,999</text:p>
          </table:table-cell>
          <table:table-cell office:value-type="float" office:value="6.4559" calcext:value-type="float">
            <text:p>6,4559</text:p>
          </table:table-cell>
        </table:table-row>
        <table:table-row table:style-name="ro1">
          <table:table-cell office:value-type="float" office:value="997.999" calcext:value-type="float">
            <text:p>997,999</text:p>
          </table:table-cell>
          <table:table-cell office:value-type="float" office:value="6.4104" calcext:value-type="float">
            <text:p>6,4104</text:p>
          </table:table-cell>
        </table:table-row>
        <table:table-row table:style-name="ro1">
          <table:table-cell office:value-type="float" office:value="998.999" calcext:value-type="float">
            <text:p>998,999</text:p>
          </table:table-cell>
          <table:table-cell office:value-type="float" office:value="6.3923" calcext:value-type="float">
            <text:p>6,392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Source Han Sans CN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Lucida Sans Unicode'" style:font-family-generic-asian="system" style:font-pitch-asian="variable" style:font-size-asian="12pt" style:language-asian="zh" style:country-asian="CN" style:font-name-complex="Lucida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ffffff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0">00.00.0000</text:date>, <text:time style:data-style-name="N2" text:time-value="16:10:29.477229485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2.6.2$Linux_X86_64 LibreOffice_project/20$Build-2</meta:generator>
    <dc:date>2022-05-10T22:24:13.436029450</dc:date>
    <meta:editing-duration>P1DT19H1M18S</meta:editing-duration>
    <meta:editing-cycles>30</meta:editing-cycles>
    <meta:document-statistic meta:table-count="4" meta:cell-count="5284" meta:object-count="4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family="'Liberation Serif'" style:font-style-name="Обычный" style:font-family-generic="roman" fo:font-size="15pt" fo:font-style="italic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5pt" style:font-size-asian="10pt" style:font-size-complex="10pt"/>
    </style:style>
    <style:style style:name="ch5" style:family="chart">
      <style:chart-properties chart:auto-position="true" style:rotation-angle="0"/>
      <style:text-properties fo:font-size="15pt" style:font-size-asian="9pt" style:font-size-complex="9pt"/>
    </style:style>
    <style:style style:name="ch6" style:family="chart">
      <style:chart-properties chart:auto-position="true" style:rotation-angle="90"/>
      <style:text-properties fo:font-size="15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circle" chart:symbol-width="0.1cm" chart:symbol-height="0.1cm" chart:link-data-style-to-source="true"/>
      <style:graphic-properties draw:stroke="none" draw:stroke-dash="Dot_20__28_Rounded_29_" svg:stroke-width="0.1cm" svg:stroke-color="#004586" svg:stroke-linecap="round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7.454cm" svg:height="17.729cm" xlink:href=".." xlink:type="simple" chart:class="chart:scatter" chart:style-name="ch1">
        <chart:legend chart:legend-position="end" svg:x="24.997cm" svg:y="8.467cm" style:legend-expansion="high" chart:style-name="ch2"/>
        <chart:plot-area chart:style-name="ch3" table:cell-range-address="'20190424_1556113044060_38.8'.A2:'20190424_1556113044060_38.8'.A247 '20190424_1556113044060_38.8'.B1:'20190424_1556113044060_38.8'.B247" chart:data-source-has-labels="row" svg:x="1.9cm" svg:y="0.354cm" svg:width="22.548cm" svg:height="15.7cm">
          <chart:coordinate-region svg:x="2.451cm" svg:y="0.647cm" svg:width="21.245cm" svg:height="14.575cm"/>
          <chart:axis chart:dimension="x" chart:name="primary-x" chart:style-name="ch4">
            <chart:title svg:x="12.735cm" svg:y="16.408cm" chart:style-name="ch5">
              <text:p>t, с</text:p>
            </chart:title>
          </chart:axis>
          <chart:axis chart:dimension="y" chart:name="primary-y" chart:style-name="ch4">
            <chart:title svg:x="0.451cm" svg:y="8.978cm" chart:style-name="ch6">
              <text:p>V, мВ</text:p>
            </chart:title>
            <chart:grid chart:style-name="ch7" chart:class="major"/>
          </chart:axis>
          <chart:series chart:style-name="ch8" chart:values-cell-range-address="'20190424_1556113044060_38.8'.B1:'20190424_1556113044060_38.8'.B247" chart:label-cell-address="'20190424_1556113044060_38.8'.B1:'20190424_1556113044060_38.8'.B1" chart:class="chart:scatter">
            <chart:domain table:cell-range-address="'20190424_1556113044060_38.8'.A2:'20190424_1556113044060_38.8'.A247"/>
            <chart:data-point chart:repeated="24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A</text:p>
              </table:table-cell>
              <table:table-cell office:value-type="string">
                <text:p>V (мВ)</text:p>
                <draw:g>
                  <svg:desc>'20190424_1556113044060_38.8'.B1:'20190424_1556113044060_38.8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20190424_1556113044060_38.8'.A2:'20190424_1556113044060_38.8'.A247</svg:desc>
                </draw:g>
              </table:table-cell>
              <table:table-cell office:value-type="float" office:value="NaN">
                <text:p>NaN</text:p>
                <draw:g>
                  <svg:desc>'20190424_1556113044060_38.8'.B1:'20190424_1556113044060_38.8'.B24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042">
                <text:p>1.042</text:p>
              </table:table-cell>
              <table:table-cell office:value-type="float" office:value="16.0185">
                <text:p>16.018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042">
                <text:p>2.042</text:p>
              </table:table-cell>
              <table:table-cell office:value-type="float" office:value="15.9465">
                <text:p>15.946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042">
                <text:p>3.042</text:p>
              </table:table-cell>
              <table:table-cell office:value-type="float" office:value="15.9297">
                <text:p>15.929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.042">
                <text:p>4.042</text:p>
              </table:table-cell>
              <table:table-cell office:value-type="float" office:value="15.8627">
                <text:p>15.862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.042">
                <text:p>5.042</text:p>
              </table:table-cell>
              <table:table-cell office:value-type="float" office:value="15.785">
                <text:p>15.78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.042">
                <text:p>6.042</text:p>
              </table:table-cell>
              <table:table-cell office:value-type="float" office:value="15.7512">
                <text:p>15.751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.042">
                <text:p>7.042</text:p>
              </table:table-cell>
              <table:table-cell office:value-type="float" office:value="15.7219">
                <text:p>15.721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.042">
                <text:p>8.042</text:p>
              </table:table-cell>
              <table:table-cell office:value-type="float" office:value="15.7473">
                <text:p>15.747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.042">
                <text:p>9.042</text:p>
              </table:table-cell>
              <table:table-cell office:value-type="float" office:value="15.7264">
                <text:p>15.726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.042">
                <text:p>10.042</text:p>
              </table:table-cell>
              <table:table-cell office:value-type="float" office:value="15.6179">
                <text:p>15.617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.042">
                <text:p>11.042</text:p>
              </table:table-cell>
              <table:table-cell office:value-type="float" office:value="15.559">
                <text:p>15.55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.042">
                <text:p>12.042</text:p>
              </table:table-cell>
              <table:table-cell office:value-type="float" office:value="15.4926">
                <text:p>15.492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.042">
                <text:p>13.042</text:p>
              </table:table-cell>
              <table:table-cell office:value-type="float" office:value="15.4047">
                <text:p>15.404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.042">
                <text:p>14.042</text:p>
              </table:table-cell>
              <table:table-cell office:value-type="float" office:value="15.377">
                <text:p>15.37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.042">
                <text:p>15.042</text:p>
              </table:table-cell>
              <table:table-cell office:value-type="float" office:value="15.3306">
                <text:p>15.330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.042">
                <text:p>16.042</text:p>
              </table:table-cell>
              <table:table-cell office:value-type="float" office:value="15.2911">
                <text:p>15.291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.042">
                <text:p>17.042</text:p>
              </table:table-cell>
              <table:table-cell office:value-type="float" office:value="15.2986">
                <text:p>15.298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.042">
                <text:p>18.042</text:p>
              </table:table-cell>
              <table:table-cell office:value-type="float" office:value="15.2038">
                <text:p>15.203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.042">
                <text:p>19.042</text:p>
              </table:table-cell>
              <table:table-cell office:value-type="float" office:value="15.0732">
                <text:p>15.073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.042">
                <text:p>20.042</text:p>
              </table:table-cell>
              <table:table-cell office:value-type="float" office:value="14.9904">
                <text:p>14.990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.043">
                <text:p>21.043</text:p>
              </table:table-cell>
              <table:table-cell office:value-type="float" office:value="15.0034">
                <text:p>15.003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.042">
                <text:p>22.042</text:p>
              </table:table-cell>
              <table:table-cell office:value-type="float" office:value="14.9028">
                <text:p>14.902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.042">
                <text:p>23.042</text:p>
              </table:table-cell>
              <table:table-cell office:value-type="float" office:value="14.8716">
                <text:p>14.871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.042">
                <text:p>24.042</text:p>
              </table:table-cell>
              <table:table-cell office:value-type="float" office:value="14.8863">
                <text:p>14.886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.042">
                <text:p>25.042</text:p>
              </table:table-cell>
              <table:table-cell office:value-type="float" office:value="14.8755">
                <text:p>14.875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.042">
                <text:p>26.042</text:p>
              </table:table-cell>
              <table:table-cell office:value-type="float" office:value="14.8831">
                <text:p>14.883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.042">
                <text:p>27.042</text:p>
              </table:table-cell>
              <table:table-cell office:value-type="float" office:value="14.8179">
                <text:p>14.817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.042">
                <text:p>28.042</text:p>
              </table:table-cell>
              <table:table-cell office:value-type="float" office:value="14.7051">
                <text:p>14.705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.043">
                <text:p>29.043</text:p>
              </table:table-cell>
              <table:table-cell office:value-type="float" office:value="14.6263">
                <text:p>14.626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.042">
                <text:p>30.042</text:p>
              </table:table-cell>
              <table:table-cell office:value-type="float" office:value="14.551">
                <text:p>14.55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.042">
                <text:p>31.042</text:p>
              </table:table-cell>
              <table:table-cell office:value-type="float" office:value="14.5192">
                <text:p>14.519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.042">
                <text:p>32.042</text:p>
              </table:table-cell>
              <table:table-cell office:value-type="float" office:value="14.5125">
                <text:p>14.512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.042">
                <text:p>33.042</text:p>
              </table:table-cell>
              <table:table-cell office:value-type="float" office:value="14.4981">
                <text:p>14.498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.042">
                <text:p>34.042</text:p>
              </table:table-cell>
              <table:table-cell office:value-type="float" office:value="14.4846">
                <text:p>14.484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.042">
                <text:p>35.042</text:p>
              </table:table-cell>
              <table:table-cell office:value-type="float" office:value="14.4796">
                <text:p>14.479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.042">
                <text:p>36.042</text:p>
              </table:table-cell>
              <table:table-cell office:value-type="float" office:value="14.4391">
                <text:p>14.439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.042">
                <text:p>37.042</text:p>
              </table:table-cell>
              <table:table-cell office:value-type="float" office:value="14.4175">
                <text:p>14.417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.042">
                <text:p>38.042</text:p>
              </table:table-cell>
              <table:table-cell office:value-type="float" office:value="14.3803">
                <text:p>14.380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.042">
                <text:p>39.042</text:p>
              </table:table-cell>
              <table:table-cell office:value-type="float" office:value="14.3206">
                <text:p>14.320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.042">
                <text:p>40.042</text:p>
              </table:table-cell>
              <table:table-cell office:value-type="float" office:value="14.2528">
                <text:p>14.252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.042">
                <text:p>41.042</text:p>
              </table:table-cell>
              <table:table-cell office:value-type="float" office:value="14.1638">
                <text:p>14.163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.042">
                <text:p>42.042</text:p>
              </table:table-cell>
              <table:table-cell office:value-type="float" office:value="14.14">
                <text:p>14.1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.042">
                <text:p>43.042</text:p>
              </table:table-cell>
              <table:table-cell office:value-type="float" office:value="14.1322">
                <text:p>14.132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.042">
                <text:p>44.042</text:p>
              </table:table-cell>
              <table:table-cell office:value-type="float" office:value="14.0639">
                <text:p>14.063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.042">
                <text:p>45.042</text:p>
              </table:table-cell>
              <table:table-cell office:value-type="float" office:value="14.0339">
                <text:p>14.033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.042">
                <text:p>46.042</text:p>
              </table:table-cell>
              <table:table-cell office:value-type="float" office:value="13.9929">
                <text:p>13.992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.042">
                <text:p>47.042</text:p>
              </table:table-cell>
              <table:table-cell office:value-type="float" office:value="13.9436">
                <text:p>13.943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.042">
                <text:p>48.042</text:p>
              </table:table-cell>
              <table:table-cell office:value-type="float" office:value="13.9615">
                <text:p>13.961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.042">
                <text:p>49.042</text:p>
              </table:table-cell>
              <table:table-cell office:value-type="float" office:value="13.9367">
                <text:p>13.936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.042">
                <text:p>50.042</text:p>
              </table:table-cell>
              <table:table-cell office:value-type="float" office:value="13.884">
                <text:p>13.88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.043">
                <text:p>51.043</text:p>
              </table:table-cell>
              <table:table-cell office:value-type="float" office:value="13.839">
                <text:p>13.83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.042">
                <text:p>52.042</text:p>
              </table:table-cell>
              <table:table-cell office:value-type="float" office:value="13.7993">
                <text:p>13.799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.043">
                <text:p>53.043</text:p>
              </table:table-cell>
              <table:table-cell office:value-type="float" office:value="13.776">
                <text:p>13.77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.042">
                <text:p>54.042</text:p>
              </table:table-cell>
              <table:table-cell office:value-type="float" office:value="13.7653">
                <text:p>13.765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.043">
                <text:p>55.043</text:p>
              </table:table-cell>
              <table:table-cell office:value-type="float" office:value="13.7004">
                <text:p>13.700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.042">
                <text:p>56.042</text:p>
              </table:table-cell>
              <table:table-cell office:value-type="float" office:value="13.6637">
                <text:p>13.663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.042">
                <text:p>57.042</text:p>
              </table:table-cell>
              <table:table-cell office:value-type="float" office:value="13.6243">
                <text:p>13.624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.042">
                <text:p>58.042</text:p>
              </table:table-cell>
              <table:table-cell office:value-type="float" office:value="13.5598">
                <text:p>13.559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.042">
                <text:p>59.042</text:p>
              </table:table-cell>
              <table:table-cell office:value-type="float" office:value="13.496">
                <text:p>13.49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.042">
                <text:p>60.042</text:p>
              </table:table-cell>
              <table:table-cell office:value-type="float" office:value="13.4951">
                <text:p>13.495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.042">
                <text:p>61.042</text:p>
              </table:table-cell>
              <table:table-cell office:value-type="float" office:value="13.4543">
                <text:p>13.454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.042">
                <text:p>62.042</text:p>
              </table:table-cell>
              <table:table-cell office:value-type="float" office:value="13.5036">
                <text:p>13.503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.042">
                <text:p>63.042</text:p>
              </table:table-cell>
              <table:table-cell office:value-type="float" office:value="13.4237">
                <text:p>13.423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.042">
                <text:p>64.042</text:p>
              </table:table-cell>
              <table:table-cell office:value-type="float" office:value="13.3928">
                <text:p>13.392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.042">
                <text:p>65.042</text:p>
              </table:table-cell>
              <table:table-cell office:value-type="float" office:value="13.327">
                <text:p>13.32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.042">
                <text:p>66.042</text:p>
              </table:table-cell>
              <table:table-cell office:value-type="float" office:value="13.2738">
                <text:p>13.273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.042">
                <text:p>67.042</text:p>
              </table:table-cell>
              <table:table-cell office:value-type="float" office:value="13.2616">
                <text:p>13.261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.042">
                <text:p>68.042</text:p>
              </table:table-cell>
              <table:table-cell office:value-type="float" office:value="13.2077">
                <text:p>13.207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.042">
                <text:p>69.042</text:p>
              </table:table-cell>
              <table:table-cell office:value-type="float" office:value="13.1275">
                <text:p>13.127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.042">
                <text:p>70.042</text:p>
              </table:table-cell>
              <table:table-cell office:value-type="float" office:value="13.1028">
                <text:p>13.102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.042">
                <text:p>71.042</text:p>
              </table:table-cell>
              <table:table-cell office:value-type="float" office:value="13.0641">
                <text:p>13.064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.043">
                <text:p>72.043</text:p>
              </table:table-cell>
              <table:table-cell office:value-type="float" office:value="13.0272">
                <text:p>13.027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.042">
                <text:p>73.042</text:p>
              </table:table-cell>
              <table:table-cell office:value-type="float" office:value="13.0135">
                <text:p>13.013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.042">
                <text:p>74.042</text:p>
              </table:table-cell>
              <table:table-cell office:value-type="float" office:value="13.0075">
                <text:p>13.007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.042">
                <text:p>75.042</text:p>
              </table:table-cell>
              <table:table-cell office:value-type="float" office:value="12.9832">
                <text:p>12.983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.042">
                <text:p>76.042</text:p>
              </table:table-cell>
              <table:table-cell office:value-type="float" office:value="12.9454">
                <text:p>12.945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.043">
                <text:p>77.043</text:p>
              </table:table-cell>
              <table:table-cell office:value-type="float" office:value="12.9583">
                <text:p>12.958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.042">
                <text:p>78.042</text:p>
              </table:table-cell>
              <table:table-cell office:value-type="float" office:value="12.9586">
                <text:p>12.958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.042">
                <text:p>79.042</text:p>
              </table:table-cell>
              <table:table-cell office:value-type="float" office:value="12.8986">
                <text:p>12.898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.042">
                <text:p>80.042</text:p>
              </table:table-cell>
              <table:table-cell office:value-type="float" office:value="12.8296">
                <text:p>12.829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.042">
                <text:p>81.042</text:p>
              </table:table-cell>
              <table:table-cell office:value-type="float" office:value="12.7641">
                <text:p>12.764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.042">
                <text:p>82.042</text:p>
              </table:table-cell>
              <table:table-cell office:value-type="float" office:value="12.6772">
                <text:p>12.677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.042">
                <text:p>83.042</text:p>
              </table:table-cell>
              <table:table-cell office:value-type="float" office:value="12.7136">
                <text:p>12.713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.042">
                <text:p>84.042</text:p>
              </table:table-cell>
              <table:table-cell office:value-type="float" office:value="12.7293">
                <text:p>12.729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.042">
                <text:p>85.042</text:p>
              </table:table-cell>
              <table:table-cell office:value-type="float" office:value="12.7393">
                <text:p>12.739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.042">
                <text:p>86.042</text:p>
              </table:table-cell>
              <table:table-cell office:value-type="float" office:value="12.7241">
                <text:p>12.724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.042">
                <text:p>87.042</text:p>
              </table:table-cell>
              <table:table-cell office:value-type="float" office:value="12.7252">
                <text:p>12.725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.043">
                <text:p>88.043</text:p>
              </table:table-cell>
              <table:table-cell office:value-type="float" office:value="12.6399">
                <text:p>12.639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.042">
                <text:p>89.042</text:p>
              </table:table-cell>
              <table:table-cell office:value-type="float" office:value="12.5652">
                <text:p>12.565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.042">
                <text:p>90.042</text:p>
              </table:table-cell>
              <table:table-cell office:value-type="float" office:value="12.5455">
                <text:p>12.545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.042">
                <text:p>91.042</text:p>
              </table:table-cell>
              <table:table-cell office:value-type="float" office:value="12.5021">
                <text:p>12.502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.042">
                <text:p>92.042</text:p>
              </table:table-cell>
              <table:table-cell office:value-type="float" office:value="12.4467">
                <text:p>12.446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.042">
                <text:p>93.042</text:p>
              </table:table-cell>
              <table:table-cell office:value-type="float" office:value="12.4072">
                <text:p>12.407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.043">
                <text:p>94.043</text:p>
              </table:table-cell>
              <table:table-cell office:value-type="float" office:value="12.4189">
                <text:p>12.418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.042">
                <text:p>95.042</text:p>
              </table:table-cell>
              <table:table-cell office:value-type="float" office:value="12.4611">
                <text:p>12.461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.042">
                <text:p>96.042</text:p>
              </table:table-cell>
              <table:table-cell office:value-type="float" office:value="12.3895">
                <text:p>12.389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.042">
                <text:p>97.042</text:p>
              </table:table-cell>
              <table:table-cell office:value-type="float" office:value="12.2969">
                <text:p>12.296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.042">
                <text:p>98.042</text:p>
              </table:table-cell>
              <table:table-cell office:value-type="float" office:value="12.2369">
                <text:p>12.236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.042">
                <text:p>99.042</text:p>
              </table:table-cell>
              <table:table-cell office:value-type="float" office:value="12.1393">
                <text:p>12.139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.042">
                <text:p>100.042</text:p>
              </table:table-cell>
              <table:table-cell office:value-type="float" office:value="12.1123">
                <text:p>12.112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1.043">
                <text:p>101.043</text:p>
              </table:table-cell>
              <table:table-cell office:value-type="float" office:value="12.0521">
                <text:p>12.052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2.042">
                <text:p>102.042</text:p>
              </table:table-cell>
              <table:table-cell office:value-type="float" office:value="12.025">
                <text:p>12.02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3.042">
                <text:p>103.042</text:p>
              </table:table-cell>
              <table:table-cell office:value-type="float" office:value="12.0209">
                <text:p>12.020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4.042">
                <text:p>104.042</text:p>
              </table:table-cell>
              <table:table-cell office:value-type="float" office:value="11.9621">
                <text:p>11.962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5.042">
                <text:p>105.042</text:p>
              </table:table-cell>
              <table:table-cell office:value-type="float" office:value="11.9208">
                <text:p>11.920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6.042">
                <text:p>106.042</text:p>
              </table:table-cell>
              <table:table-cell office:value-type="float" office:value="11.8936">
                <text:p>11.893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7.042">
                <text:p>107.042</text:p>
              </table:table-cell>
              <table:table-cell office:value-type="float" office:value="11.8162">
                <text:p>11.816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8.042">
                <text:p>108.042</text:p>
              </table:table-cell>
              <table:table-cell office:value-type="float" office:value="11.7945">
                <text:p>11.794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9.042">
                <text:p>109.042</text:p>
              </table:table-cell>
              <table:table-cell office:value-type="float" office:value="11.7823">
                <text:p>11.782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0.042">
                <text:p>110.042</text:p>
              </table:table-cell>
              <table:table-cell office:value-type="float" office:value="11.7268">
                <text:p>11.726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1.042">
                <text:p>111.042</text:p>
              </table:table-cell>
              <table:table-cell office:value-type="float" office:value="11.6884">
                <text:p>11.688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2.042">
                <text:p>112.042</text:p>
              </table:table-cell>
              <table:table-cell office:value-type="float" office:value="11.6963">
                <text:p>11.696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3.042">
                <text:p>113.042</text:p>
              </table:table-cell>
              <table:table-cell office:value-type="float" office:value="11.6336">
                <text:p>11.633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4.042">
                <text:p>114.042</text:p>
              </table:table-cell>
              <table:table-cell office:value-type="float" office:value="11.5868">
                <text:p>11.586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5.042">
                <text:p>115.042</text:p>
              </table:table-cell>
              <table:table-cell office:value-type="float" office:value="11.5836">
                <text:p>11.583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6.042">
                <text:p>116.042</text:p>
              </table:table-cell>
              <table:table-cell office:value-type="float" office:value="11.5582">
                <text:p>11.558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7.042">
                <text:p>117.042</text:p>
              </table:table-cell>
              <table:table-cell office:value-type="float" office:value="11.5511">
                <text:p>11.551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8.042">
                <text:p>118.042</text:p>
              </table:table-cell>
              <table:table-cell office:value-type="float" office:value="11.5782">
                <text:p>11.578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9.042">
                <text:p>119.042</text:p>
              </table:table-cell>
              <table:table-cell office:value-type="float" office:value="11.5678">
                <text:p>11.567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0.042">
                <text:p>120.042</text:p>
              </table:table-cell>
              <table:table-cell office:value-type="float" office:value="11.5081">
                <text:p>11.508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1.042">
                <text:p>121.042</text:p>
              </table:table-cell>
              <table:table-cell office:value-type="float" office:value="11.4418">
                <text:p>11.441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2.042">
                <text:p>122.042</text:p>
              </table:table-cell>
              <table:table-cell office:value-type="float" office:value="11.419">
                <text:p>11.41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3.042">
                <text:p>123.042</text:p>
              </table:table-cell>
              <table:table-cell office:value-type="float" office:value="11.3738">
                <text:p>11.373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4.043">
                <text:p>124.043</text:p>
              </table:table-cell>
              <table:table-cell office:value-type="float" office:value="11.3248">
                <text:p>11.324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5.042">
                <text:p>125.042</text:p>
              </table:table-cell>
              <table:table-cell office:value-type="float" office:value="11.3376">
                <text:p>11.337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6.042">
                <text:p>126.042</text:p>
              </table:table-cell>
              <table:table-cell office:value-type="float" office:value="11.2992">
                <text:p>11.299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7.043">
                <text:p>127.043</text:p>
              </table:table-cell>
              <table:table-cell office:value-type="float" office:value="11.2765">
                <text:p>11.276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8.042">
                <text:p>128.042</text:p>
              </table:table-cell>
              <table:table-cell office:value-type="float" office:value="11.286">
                <text:p>11.28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9.042">
                <text:p>129.042</text:p>
              </table:table-cell>
              <table:table-cell office:value-type="float" office:value="11.2568">
                <text:p>11.256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0.042">
                <text:p>130.042</text:p>
              </table:table-cell>
              <table:table-cell office:value-type="float" office:value="11.1754">
                <text:p>11.175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1.042">
                <text:p>131.042</text:p>
              </table:table-cell>
              <table:table-cell office:value-type="float" office:value="11.1336">
                <text:p>11.133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2.042">
                <text:p>132.042</text:p>
              </table:table-cell>
              <table:table-cell office:value-type="float" office:value="11.1155">
                <text:p>11.115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3.042">
                <text:p>133.042</text:p>
              </table:table-cell>
              <table:table-cell office:value-type="float" office:value="11.1477">
                <text:p>11.147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4.042">
                <text:p>134.042</text:p>
              </table:table-cell>
              <table:table-cell office:value-type="float" office:value="11.1657">
                <text:p>11.165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5.043">
                <text:p>135.043</text:p>
              </table:table-cell>
              <table:table-cell office:value-type="float" office:value="11.083">
                <text:p>11.08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6.043">
                <text:p>136.043</text:p>
              </table:table-cell>
              <table:table-cell office:value-type="float" office:value="10.9635">
                <text:p>10.963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7.042">
                <text:p>137.042</text:p>
              </table:table-cell>
              <table:table-cell office:value-type="float" office:value="10.9165">
                <text:p>10.916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8.042">
                <text:p>138.042</text:p>
              </table:table-cell>
              <table:table-cell office:value-type="float" office:value="10.8188">
                <text:p>10.818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9.043">
                <text:p>139.043</text:p>
              </table:table-cell>
              <table:table-cell office:value-type="float" office:value="10.8084">
                <text:p>10.808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0.042">
                <text:p>140.042</text:p>
              </table:table-cell>
              <table:table-cell office:value-type="float" office:value="10.7518">
                <text:p>10.751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1.042">
                <text:p>141.042</text:p>
              </table:table-cell>
              <table:table-cell office:value-type="float" office:value="10.7606">
                <text:p>10.760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2.043">
                <text:p>142.043</text:p>
              </table:table-cell>
              <table:table-cell office:value-type="float" office:value="10.7518">
                <text:p>10.751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3.042">
                <text:p>143.042</text:p>
              </table:table-cell>
              <table:table-cell office:value-type="float" office:value="10.7684">
                <text:p>10.768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4.042">
                <text:p>144.042</text:p>
              </table:table-cell>
              <table:table-cell office:value-type="float" office:value="10.8193">
                <text:p>10.819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5.042">
                <text:p>145.042</text:p>
              </table:table-cell>
              <table:table-cell office:value-type="float" office:value="10.7716">
                <text:p>10.771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6.043">
                <text:p>146.043</text:p>
              </table:table-cell>
              <table:table-cell office:value-type="float" office:value="10.6947">
                <text:p>10.694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7.042">
                <text:p>147.042</text:p>
              </table:table-cell>
              <table:table-cell office:value-type="float" office:value="10.6497">
                <text:p>10.649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8.043">
                <text:p>148.043</text:p>
              </table:table-cell>
              <table:table-cell office:value-type="float" office:value="10.6623">
                <text:p>10.662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9.041">
                <text:p>149.041</text:p>
              </table:table-cell>
              <table:table-cell office:value-type="float" office:value="10.6282">
                <text:p>10.628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0.041">
                <text:p>150.041</text:p>
              </table:table-cell>
              <table:table-cell office:value-type="float" office:value="10.5748">
                <text:p>10.574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1.041">
                <text:p>151.041</text:p>
              </table:table-cell>
              <table:table-cell office:value-type="float" office:value="10.5539">
                <text:p>10.553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2.041">
                <text:p>152.041</text:p>
              </table:table-cell>
              <table:table-cell office:value-type="float" office:value="10.6052">
                <text:p>10.605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3.041">
                <text:p>153.041</text:p>
              </table:table-cell>
              <table:table-cell office:value-type="float" office:value="10.5784">
                <text:p>10.578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4.041">
                <text:p>154.041</text:p>
              </table:table-cell>
              <table:table-cell office:value-type="float" office:value="10.5312">
                <text:p>10.531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5.041">
                <text:p>155.041</text:p>
              </table:table-cell>
              <table:table-cell office:value-type="float" office:value="10.5052">
                <text:p>10.505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6.041">
                <text:p>156.041</text:p>
              </table:table-cell>
              <table:table-cell office:value-type="float" office:value="10.3673">
                <text:p>10.367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7.041">
                <text:p>157.041</text:p>
              </table:table-cell>
              <table:table-cell office:value-type="float" office:value="10.3061">
                <text:p>10.306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8.041">
                <text:p>158.041</text:p>
              </table:table-cell>
              <table:table-cell office:value-type="float" office:value="10.2003">
                <text:p>10.200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9.041">
                <text:p>159.041</text:p>
              </table:table-cell>
              <table:table-cell office:value-type="float" office:value="10.1566">
                <text:p>10.156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0.041">
                <text:p>160.041</text:p>
              </table:table-cell>
              <table:table-cell office:value-type="float" office:value="10.1466">
                <text:p>10.146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1.041">
                <text:p>161.041</text:p>
              </table:table-cell>
              <table:table-cell office:value-type="float" office:value="10.1287">
                <text:p>10.128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2.041">
                <text:p>162.041</text:p>
              </table:table-cell>
              <table:table-cell office:value-type="float" office:value="10.115">
                <text:p>10.11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3.041">
                <text:p>163.041</text:p>
              </table:table-cell>
              <table:table-cell office:value-type="float" office:value="10.0891">
                <text:p>10.089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4.041">
                <text:p>164.041</text:p>
              </table:table-cell>
              <table:table-cell office:value-type="float" office:value="10.0509">
                <text:p>10.050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5.042">
                <text:p>165.042</text:p>
              </table:table-cell>
              <table:table-cell office:value-type="float" office:value="10.0059">
                <text:p>10.005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6.042">
                <text:p>166.042</text:p>
              </table:table-cell>
              <table:table-cell office:value-type="float" office:value="9.9447">
                <text:p>9.944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7.042">
                <text:p>167.042</text:p>
              </table:table-cell>
              <table:table-cell office:value-type="float" office:value="9.9395">
                <text:p>9.939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8.042">
                <text:p>168.042</text:p>
              </table:table-cell>
              <table:table-cell office:value-type="float" office:value="9.9614">
                <text:p>9.961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9.042">
                <text:p>169.042</text:p>
              </table:table-cell>
              <table:table-cell office:value-type="float" office:value="9.9056">
                <text:p>9.905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0.042">
                <text:p>170.042</text:p>
              </table:table-cell>
              <table:table-cell office:value-type="float" office:value="9.8756">
                <text:p>9.875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1.042">
                <text:p>171.042</text:p>
              </table:table-cell>
              <table:table-cell office:value-type="float" office:value="9.8212">
                <text:p>9.821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2.043">
                <text:p>172.043</text:p>
              </table:table-cell>
              <table:table-cell office:value-type="float" office:value="9.7703">
                <text:p>9.770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3.042">
                <text:p>173.042</text:p>
              </table:table-cell>
              <table:table-cell office:value-type="float" office:value="9.754">
                <text:p>9.75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4.042">
                <text:p>174.042</text:p>
              </table:table-cell>
              <table:table-cell office:value-type="float" office:value="9.6626">
                <text:p>9.662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5.042">
                <text:p>175.042</text:p>
              </table:table-cell>
              <table:table-cell office:value-type="float" office:value="9.6402">
                <text:p>9.640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6.042">
                <text:p>176.042</text:p>
              </table:table-cell>
              <table:table-cell office:value-type="float" office:value="9.6328">
                <text:p>9.632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7.042">
                <text:p>177.042</text:p>
              </table:table-cell>
              <table:table-cell office:value-type="float" office:value="9.6129">
                <text:p>9.612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8.042">
                <text:p>178.042</text:p>
              </table:table-cell>
              <table:table-cell office:value-type="float" office:value="9.5883">
                <text:p>9.588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79.043">
                <text:p>179.043</text:p>
              </table:table-cell>
              <table:table-cell office:value-type="float" office:value="9.5733">
                <text:p>9.573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0.042">
                <text:p>180.042</text:p>
              </table:table-cell>
              <table:table-cell office:value-type="float" office:value="9.5814">
                <text:p>9.581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1.042">
                <text:p>181.042</text:p>
              </table:table-cell>
              <table:table-cell office:value-type="float" office:value="9.5834">
                <text:p>9.583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2.042">
                <text:p>182.042</text:p>
              </table:table-cell>
              <table:table-cell office:value-type="float" office:value="9.5393">
                <text:p>9.539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3.042">
                <text:p>183.042</text:p>
              </table:table-cell>
              <table:table-cell office:value-type="float" office:value="9.5064">
                <text:p>9.506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4.043">
                <text:p>184.043</text:p>
              </table:table-cell>
              <table:table-cell office:value-type="float" office:value="9.5165">
                <text:p>9.516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5.042">
                <text:p>185.042</text:p>
              </table:table-cell>
              <table:table-cell office:value-type="float" office:value="9.4628">
                <text:p>9.462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6.042">
                <text:p>186.042</text:p>
              </table:table-cell>
              <table:table-cell office:value-type="float" office:value="9.4404">
                <text:p>9.440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7.042">
                <text:p>187.042</text:p>
              </table:table-cell>
              <table:table-cell office:value-type="float" office:value="9.4071">
                <text:p>9.407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8.042">
                <text:p>188.042</text:p>
              </table:table-cell>
              <table:table-cell office:value-type="float" office:value="9.3687">
                <text:p>9.368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89.042">
                <text:p>189.042</text:p>
              </table:table-cell>
              <table:table-cell office:value-type="float" office:value="9.3583">
                <text:p>9.358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0.042">
                <text:p>190.042</text:p>
              </table:table-cell>
              <table:table-cell office:value-type="float" office:value="9.4278">
                <text:p>9.427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1.043">
                <text:p>191.043</text:p>
              </table:table-cell>
              <table:table-cell office:value-type="float" office:value="9.4086">
                <text:p>9.408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2.042">
                <text:p>192.042</text:p>
              </table:table-cell>
              <table:table-cell office:value-type="float" office:value="9.3376">
                <text:p>9.337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3.042">
                <text:p>193.042</text:p>
              </table:table-cell>
              <table:table-cell office:value-type="float" office:value="9.3331">
                <text:p>9.333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4.042">
                <text:p>194.042</text:p>
              </table:table-cell>
              <table:table-cell office:value-type="float" office:value="9.318">
                <text:p>9.31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5.042">
                <text:p>195.042</text:p>
              </table:table-cell>
              <table:table-cell office:value-type="float" office:value="9.2919">
                <text:p>9.291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6.042">
                <text:p>196.042</text:p>
              </table:table-cell>
              <table:table-cell office:value-type="float" office:value="9.2624">
                <text:p>9.262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7.042">
                <text:p>197.042</text:p>
              </table:table-cell>
              <table:table-cell office:value-type="float" office:value="9.2035">
                <text:p>9.203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8.042">
                <text:p>198.042</text:p>
              </table:table-cell>
              <table:table-cell office:value-type="float" office:value="9.1592">
                <text:p>9.159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9.042">
                <text:p>199.042</text:p>
              </table:table-cell>
              <table:table-cell office:value-type="float" office:value="9.1462">
                <text:p>9.146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0.042">
                <text:p>200.042</text:p>
              </table:table-cell>
              <table:table-cell office:value-type="float" office:value="9.0698">
                <text:p>9.069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1.042">
                <text:p>201.042</text:p>
              </table:table-cell>
              <table:table-cell office:value-type="float" office:value="9.0282">
                <text:p>9.0282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2.043">
                <text:p>202.043</text:p>
              </table:table-cell>
              <table:table-cell office:value-type="float" office:value="9.065">
                <text:p>9.06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3.042">
                <text:p>203.042</text:p>
              </table:table-cell>
              <table:table-cell office:value-type="float" office:value="9.017">
                <text:p>9.017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4.042">
                <text:p>204.042</text:p>
              </table:table-cell>
              <table:table-cell office:value-type="float" office:value="8.952">
                <text:p>8.95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5.042">
                <text:p>205.042</text:p>
              </table:table-cell>
              <table:table-cell office:value-type="float" office:value="8.9677">
                <text:p>8.9677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6.043">
                <text:p>206.043</text:p>
              </table:table-cell>
              <table:table-cell office:value-type="float" office:value="8.9536">
                <text:p>8.9536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7.042">
                <text:p>207.042</text:p>
              </table:table-cell>
              <table:table-cell office:value-type="float" office:value="8.9494">
                <text:p>8.9494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8.042">
                <text:p>208.042</text:p>
              </table:table-cell>
              <table:table-cell office:value-type="float" office:value="8.9536">
                <text:p>8.953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09.042">
                <text:p>209.042</text:p>
              </table:table-cell>
              <table:table-cell office:value-type="float" office:value="8.9082">
                <text:p>8.908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0.042">
                <text:p>210.042</text:p>
              </table:table-cell>
              <table:table-cell office:value-type="float" office:value="8.9092">
                <text:p>8.9092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1.042">
                <text:p>211.042</text:p>
              </table:table-cell>
              <table:table-cell office:value-type="float" office:value="8.8196">
                <text:p>8.8196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2.043">
                <text:p>212.043</text:p>
              </table:table-cell>
              <table:table-cell office:value-type="float" office:value="8.7172">
                <text:p>8.717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3.042">
                <text:p>213.042</text:p>
              </table:table-cell>
              <table:table-cell office:value-type="float" office:value="8.7112">
                <text:p>8.711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4.042">
                <text:p>214.042</text:p>
              </table:table-cell>
              <table:table-cell office:value-type="float" office:value="8.7146">
                <text:p>8.714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5.042">
                <text:p>215.042</text:p>
              </table:table-cell>
              <table:table-cell office:value-type="float" office:value="8.7042">
                <text:p>8.7042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6.043">
                <text:p>216.043</text:p>
              </table:table-cell>
              <table:table-cell office:value-type="float" office:value="8.7458">
                <text:p>8.7458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7.042">
                <text:p>217.042</text:p>
              </table:table-cell>
              <table:table-cell office:value-type="float" office:value="8.709">
                <text:p>8.709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8.042">
                <text:p>218.042</text:p>
              </table:table-cell>
              <table:table-cell office:value-type="float" office:value="8.6854">
                <text:p>8.6854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19.043">
                <text:p>219.043</text:p>
              </table:table-cell>
              <table:table-cell office:value-type="float" office:value="8.6637">
                <text:p>8.6637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0.042">
                <text:p>220.042</text:p>
              </table:table-cell>
              <table:table-cell office:value-type="float" office:value="8.6619">
                <text:p>8.6619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1.042">
                <text:p>221.042</text:p>
              </table:table-cell>
              <table:table-cell office:value-type="float" office:value="8.6613">
                <text:p>8.6613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2.042">
                <text:p>222.042</text:p>
              </table:table-cell>
              <table:table-cell office:value-type="float" office:value="8.5612">
                <text:p>8.5612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3.042">
                <text:p>223.042</text:p>
              </table:table-cell>
              <table:table-cell office:value-type="float" office:value="8.5094">
                <text:p>8.5094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4.042">
                <text:p>224.042</text:p>
              </table:table-cell>
              <table:table-cell office:value-type="float" office:value="8.5393">
                <text:p>8.5393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5.043">
                <text:p>225.043</text:p>
              </table:table-cell>
              <table:table-cell office:value-type="float" office:value="8.5206">
                <text:p>8.5206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6.042">
                <text:p>226.042</text:p>
              </table:table-cell>
              <table:table-cell office:value-type="float" office:value="8.4563">
                <text:p>8.4563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7.043">
                <text:p>227.043</text:p>
              </table:table-cell>
              <table:table-cell office:value-type="float" office:value="8.4854">
                <text:p>8.4854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8.042">
                <text:p>228.042</text:p>
              </table:table-cell>
              <table:table-cell office:value-type="float" office:value="8.4463">
                <text:p>8.4463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29.042">
                <text:p>229.042</text:p>
              </table:table-cell>
              <table:table-cell office:value-type="float" office:value="8.4291">
                <text:p>8.4291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0.043">
                <text:p>230.043</text:p>
              </table:table-cell>
              <table:table-cell office:value-type="float" office:value="8.4009">
                <text:p>8.4009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1.042">
                <text:p>231.042</text:p>
              </table:table-cell>
              <table:table-cell office:value-type="float" office:value="8.3127">
                <text:p>8.3127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2.042">
                <text:p>232.042</text:p>
              </table:table-cell>
              <table:table-cell office:value-type="float" office:value="8.3279">
                <text:p>8.3279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3.042">
                <text:p>233.042</text:p>
              </table:table-cell>
              <table:table-cell office:value-type="float" office:value="8.3427">
                <text:p>8.3427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4.042">
                <text:p>234.042</text:p>
              </table:table-cell>
              <table:table-cell office:value-type="float" office:value="8.303">
                <text:p>8.303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5.042">
                <text:p>235.042</text:p>
              </table:table-cell>
              <table:table-cell office:value-type="float" office:value="8.276">
                <text:p>8.276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6.042">
                <text:p>236.042</text:p>
              </table:table-cell>
              <table:table-cell office:value-type="float" office:value="8.2062">
                <text:p>8.2062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7.042">
                <text:p>237.042</text:p>
              </table:table-cell>
              <table:table-cell office:value-type="float" office:value="8.1701">
                <text:p>8.170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8.042">
                <text:p>238.042</text:p>
              </table:table-cell>
              <table:table-cell office:value-type="float" office:value="8.1946">
                <text:p>8.1946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39.043">
                <text:p>239.043</text:p>
              </table:table-cell>
              <table:table-cell office:value-type="float" office:value="8.1491">
                <text:p>8.1491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0.042">
                <text:p>240.042</text:p>
              </table:table-cell>
              <table:table-cell office:value-type="float" office:value="8.1468">
                <text:p>8.1468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1.043">
                <text:p>241.043</text:p>
              </table:table-cell>
              <table:table-cell office:value-type="float" office:value="8.1112">
                <text:p>8.1112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2.042">
                <text:p>242.042</text:p>
              </table:table-cell>
              <table:table-cell office:value-type="float" office:value="8.049">
                <text:p>8.049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3.043">
                <text:p>243.043</text:p>
              </table:table-cell>
              <table:table-cell office:value-type="float" office:value="8.1661">
                <text:p>8.1661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4.042">
                <text:p>244.042</text:p>
              </table:table-cell>
              <table:table-cell office:value-type="float" office:value="8.0757">
                <text:p>8.0757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5.043">
                <text:p>245.043</text:p>
              </table:table-cell>
              <table:table-cell office:value-type="float" office:value="8.0218">
                <text:p>8.0218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NaN">
                <text:p>NaN</text:p>
              </table:table-cell>
              <table:table-cell office:value-type="float" office:value="7.9213">
                <text:p>7.921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6.2$Linux_X86_64 LibreOffice_project/2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fill-image draw:name="ChartBitmap_20_1" draw:display-name="ChartBitmap 1" xlink:href="Pictures/10000000000002000000020008D6A01043175452.jpg" xlink:type="simple" xlink:show="embed" xlink:actuate="onLoad"/>
    <draw:stroke-dash draw:name="Dot_20__28_Rounded_29_" draw:display-name="Dot (Rounded)" draw:style="round" draw:dots1="1" draw:dots1-length="1%" draw:distance="199%"/>
  </office:styles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family="'Liberation Serif'" style:font-style-name="Обычный" style:font-family-generic="roman" fo:font-size="15pt" fo:font-style="italic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>
        <chart:symbol-image xlink:href="Pictures/2000000E000000DD000000DD91EAE0FC84615028.svm"/>
      </style:chart-properties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5pt" style:font-size-asian="10pt" style:font-size-complex="10pt"/>
    </style:style>
    <style:style style:name="ch5" style:family="chart">
      <style:chart-properties chart:auto-position="true" style:rotation-angle="0"/>
      <style:text-properties fo:font-size="15pt" style:font-size-asian="9pt" style:font-size-complex="9pt"/>
    </style:style>
    <style:style style:name="ch6" style:family="chart">
      <style:chart-properties chart:auto-position="true" style:rotation-angle="90"/>
      <style:text-properties fo:font-size="15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circle" chart:symbol-width="0.1cm" chart:symbol-height="0.1cm" chart:link-data-style-to-source="true"/>
      <style:graphic-properties draw:stroke="none" draw:stroke-dash="Dot_20__28_Rounded_29_" svg:stroke-width="0.1cm" svg:stroke-color="#004586" svg:stroke-linecap="round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7.454cm" svg:height="17.729cm" xlink:href=".." xlink:type="simple" chart:class="chart:scatter" chart:style-name="ch1">
        <chart:legend chart:legend-position="end" svg:x="24.997cm" svg:y="8.467cm" style:legend-expansion="high" chart:style-name="ch2"/>
        <chart:plot-area chart:style-name="ch3" table:cell-range-address="'20190424_1556114851746_83.5'.A2:'20190424_1556114851746_83.5'.B546 '20190424_1556114851746_83.5'.B1:'20190424_1556114851746_83.5'.B1" chart:data-source-has-labels="row" svg:x="1.9cm" svg:y="0.354cm" svg:width="22.548cm" svg:height="15.7cm">
          <chart:coordinate-region svg:x="2.451cm" svg:y="0.647cm" svg:width="21.245cm" svg:height="14.575cm"/>
          <chart:axis chart:dimension="x" chart:name="primary-x" chart:style-name="ch4">
            <chart:title svg:x="12.735cm" svg:y="16.408cm" chart:style-name="ch5">
              <text:p>t, с</text:p>
            </chart:title>
          </chart:axis>
          <chart:axis chart:dimension="y" chart:name="primary-y" chart:style-name="ch4">
            <chart:title svg:x="0.451cm" svg:y="8.978cm" chart:style-name="ch6">
              <text:p>V, мВ</text:p>
            </chart:title>
            <chart:grid chart:style-name="ch7" chart:class="major"/>
          </chart:axis>
          <chart:series chart:style-name="ch8" chart:values-cell-range-address="'20190424_1556114851746_83.5'.B2:'20190424_1556114851746_83.5'.B546" chart:label-cell-address="'20190424_1556114851746_83.5'.B1:'20190424_1556114851746_83.5'.B1" chart:class="chart:scatter">
            <chart:domain table:cell-range-address="'20190424_1556114851746_83.5'.A2:'20190424_1556114851746_83.5'.A546"/>
            <chart:data-point chart:repeated="54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A</text:p>
              </table:table-cell>
              <table:table-cell office:value-type="string">
                <text:p>V (мВ)</text:p>
                <draw:g>
                  <svg:desc>'20190424_1556114851746_83.5'.B1:'20190424_1556114851746_83.5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20190424_1556114851746_83.5'.A2:'20190424_1556114851746_83.5'.A546</svg:desc>
                </draw:g>
              </table:table-cell>
              <table:table-cell office:value-type="float" office:value="13.6568">
                <text:p>13.6568</text:p>
                <draw:g>
                  <svg:desc>'20190424_1556114851746_83.5'.B2:'20190424_1556114851746_83.5'.B54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66">
                <text:p>0.966</text:p>
              </table:table-cell>
              <table:table-cell office:value-type="float" office:value="13.6543">
                <text:p>13.654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901">
                <text:p>1.901</text:p>
              </table:table-cell>
              <table:table-cell office:value-type="float" office:value="13.6173">
                <text:p>13.617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867">
                <text:p>2.867</text:p>
              </table:table-cell>
              <table:table-cell office:value-type="float" office:value="13.6301">
                <text:p>13.630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.856">
                <text:p>3.856</text:p>
              </table:table-cell>
              <table:table-cell office:value-type="float" office:value="13.626">
                <text:p>13.62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.857">
                <text:p>4.857</text:p>
              </table:table-cell>
              <table:table-cell office:value-type="float" office:value="13.5849">
                <text:p>13.584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.856">
                <text:p>5.856</text:p>
              </table:table-cell>
              <table:table-cell office:value-type="float" office:value="13.5563">
                <text:p>13.556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.856">
                <text:p>6.856</text:p>
              </table:table-cell>
              <table:table-cell office:value-type="float" office:value="13.5161">
                <text:p>13.516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.856">
                <text:p>7.856</text:p>
              </table:table-cell>
              <table:table-cell office:value-type="float" office:value="13.5326">
                <text:p>13.532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.856">
                <text:p>8.856</text:p>
              </table:table-cell>
              <table:table-cell office:value-type="float" office:value="13.4949">
                <text:p>13.494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.856">
                <text:p>9.856</text:p>
              </table:table-cell>
              <table:table-cell office:value-type="float" office:value="13.4994">
                <text:p>13.499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.856">
                <text:p>10.856</text:p>
              </table:table-cell>
              <table:table-cell office:value-type="float" office:value="13.537">
                <text:p>13.53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1.856">
                <text:p>11.856</text:p>
              </table:table-cell>
              <table:table-cell office:value-type="float" office:value="13.5527">
                <text:p>13.552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2.856">
                <text:p>12.856</text:p>
              </table:table-cell>
              <table:table-cell office:value-type="float" office:value="13.5444">
                <text:p>13.544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3.857">
                <text:p>13.857</text:p>
              </table:table-cell>
              <table:table-cell office:value-type="float" office:value="13.5102">
                <text:p>13.510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4.856">
                <text:p>14.856</text:p>
              </table:table-cell>
              <table:table-cell office:value-type="float" office:value="13.5159">
                <text:p>13.515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5.857">
                <text:p>15.857</text:p>
              </table:table-cell>
              <table:table-cell office:value-type="float" office:value="13.4944">
                <text:p>13.494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6.856">
                <text:p>16.856</text:p>
              </table:table-cell>
              <table:table-cell office:value-type="float" office:value="13.4411">
                <text:p>13.441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7.856">
                <text:p>17.856</text:p>
              </table:table-cell>
              <table:table-cell office:value-type="float" office:value="13.3617">
                <text:p>13.361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8.856">
                <text:p>18.856</text:p>
              </table:table-cell>
              <table:table-cell office:value-type="float" office:value="13.3855">
                <text:p>13.385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9.856">
                <text:p>19.856</text:p>
              </table:table-cell>
              <table:table-cell office:value-type="float" office:value="13.3653">
                <text:p>13.365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0.856">
                <text:p>20.856</text:p>
              </table:table-cell>
              <table:table-cell office:value-type="float" office:value="13.3126">
                <text:p>13.312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1.856">
                <text:p>21.856</text:p>
              </table:table-cell>
              <table:table-cell office:value-type="float" office:value="13.2752">
                <text:p>13.275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2.856">
                <text:p>22.856</text:p>
              </table:table-cell>
              <table:table-cell office:value-type="float" office:value="13.3091">
                <text:p>13.309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3.856">
                <text:p>23.856</text:p>
              </table:table-cell>
              <table:table-cell office:value-type="float" office:value="13.3308">
                <text:p>13.330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4.856">
                <text:p>24.856</text:p>
              </table:table-cell>
              <table:table-cell office:value-type="float" office:value="13.3492">
                <text:p>13.349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5.857">
                <text:p>25.857</text:p>
              </table:table-cell>
              <table:table-cell office:value-type="float" office:value="13.2808">
                <text:p>13.280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6.857">
                <text:p>26.857</text:p>
              </table:table-cell>
              <table:table-cell office:value-type="float" office:value="13.2711">
                <text:p>13.271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7.857">
                <text:p>27.857</text:p>
              </table:table-cell>
              <table:table-cell office:value-type="float" office:value="13.1899">
                <text:p>13.189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8.857">
                <text:p>28.857</text:p>
              </table:table-cell>
              <table:table-cell office:value-type="float" office:value="13.1532">
                <text:p>13.153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9.856">
                <text:p>29.856</text:p>
              </table:table-cell>
              <table:table-cell office:value-type="float" office:value="13.1457">
                <text:p>13.145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0.856">
                <text:p>30.856</text:p>
              </table:table-cell>
              <table:table-cell office:value-type="float" office:value="13.1362">
                <text:p>13.136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1.856">
                <text:p>31.856</text:p>
              </table:table-cell>
              <table:table-cell office:value-type="float" office:value="13.1546">
                <text:p>13.154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2.856">
                <text:p>32.856</text:p>
              </table:table-cell>
              <table:table-cell office:value-type="float" office:value="13.1271">
                <text:p>13.127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3.856">
                <text:p>33.856</text:p>
              </table:table-cell>
              <table:table-cell office:value-type="float" office:value="13.0421">
                <text:p>13.042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4.856">
                <text:p>34.856</text:p>
              </table:table-cell>
              <table:table-cell office:value-type="float" office:value="12.9986">
                <text:p>12.998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5.856">
                <text:p>35.856</text:p>
              </table:table-cell>
              <table:table-cell office:value-type="float" office:value="13.0011">
                <text:p>13.001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6.856">
                <text:p>36.856</text:p>
              </table:table-cell>
              <table:table-cell office:value-type="float" office:value="12.9715">
                <text:p>12.971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7.856">
                <text:p>37.856</text:p>
              </table:table-cell>
              <table:table-cell office:value-type="float" office:value="12.9648">
                <text:p>12.964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8.856">
                <text:p>38.856</text:p>
              </table:table-cell>
              <table:table-cell office:value-type="float" office:value="12.9594">
                <text:p>12.959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9.856">
                <text:p>39.856</text:p>
              </table:table-cell>
              <table:table-cell office:value-type="float" office:value="12.9523">
                <text:p>12.952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0.856">
                <text:p>40.856</text:p>
              </table:table-cell>
              <table:table-cell office:value-type="float" office:value="12.9575">
                <text:p>12.957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1.856">
                <text:p>41.856</text:p>
              </table:table-cell>
              <table:table-cell office:value-type="float" office:value="12.9295">
                <text:p>12.929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2.856">
                <text:p>42.856</text:p>
              </table:table-cell>
              <table:table-cell office:value-type="float" office:value="12.9691">
                <text:p>12.969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3.857">
                <text:p>43.857</text:p>
              </table:table-cell>
              <table:table-cell office:value-type="float" office:value="12.9295">
                <text:p>12.929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4.857">
                <text:p>44.857</text:p>
              </table:table-cell>
              <table:table-cell office:value-type="float" office:value="12.9372">
                <text:p>12.937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5.857">
                <text:p>45.857</text:p>
              </table:table-cell>
              <table:table-cell office:value-type="float" office:value="12.9181">
                <text:p>12.918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6.857">
                <text:p>46.857</text:p>
              </table:table-cell>
              <table:table-cell office:value-type="float" office:value="12.8541">
                <text:p>12.854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7.857">
                <text:p>47.857</text:p>
              </table:table-cell>
              <table:table-cell office:value-type="float" office:value="12.7952">
                <text:p>12.795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8.857">
                <text:p>48.857</text:p>
              </table:table-cell>
              <table:table-cell office:value-type="float" office:value="12.7499">
                <text:p>12.749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9.856">
                <text:p>49.856</text:p>
              </table:table-cell>
              <table:table-cell office:value-type="float" office:value="12.7678">
                <text:p>12.767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0.857">
                <text:p>50.857</text:p>
              </table:table-cell>
              <table:table-cell office:value-type="float" office:value="12.7671">
                <text:p>12.767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1.856">
                <text:p>51.856</text:p>
              </table:table-cell>
              <table:table-cell office:value-type="float" office:value="12.7768">
                <text:p>12.776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2.856">
                <text:p>52.856</text:p>
              </table:table-cell>
              <table:table-cell office:value-type="float" office:value="12.7973">
                <text:p>12.797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3.856">
                <text:p>53.856</text:p>
              </table:table-cell>
              <table:table-cell office:value-type="float" office:value="12.8117">
                <text:p>12.811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4.856">
                <text:p>54.856</text:p>
              </table:table-cell>
              <table:table-cell office:value-type="float" office:value="12.7524">
                <text:p>12.752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5.856">
                <text:p>55.856</text:p>
              </table:table-cell>
              <table:table-cell office:value-type="float" office:value="12.702">
                <text:p>12.70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6.856">
                <text:p>56.856</text:p>
              </table:table-cell>
              <table:table-cell office:value-type="float" office:value="12.6871">
                <text:p>12.687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7.856">
                <text:p>57.856</text:p>
              </table:table-cell>
              <table:table-cell office:value-type="float" office:value="12.6881">
                <text:p>12.688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8.857">
                <text:p>58.857</text:p>
              </table:table-cell>
              <table:table-cell office:value-type="float" office:value="12.7076">
                <text:p>12.707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9.856">
                <text:p>59.856</text:p>
              </table:table-cell>
              <table:table-cell office:value-type="float" office:value="12.6912">
                <text:p>12.691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0.856">
                <text:p>60.856</text:p>
              </table:table-cell>
              <table:table-cell office:value-type="float" office:value="12.6624">
                <text:p>12.662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1.856">
                <text:p>61.856</text:p>
              </table:table-cell>
              <table:table-cell office:value-type="float" office:value="12.6416">
                <text:p>12.641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2.856">
                <text:p>62.856</text:p>
              </table:table-cell>
              <table:table-cell office:value-type="float" office:value="12.6287">
                <text:p>12.628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3.856">
                <text:p>63.856</text:p>
              </table:table-cell>
              <table:table-cell office:value-type="float" office:value="12.5964">
                <text:p>12.596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4.857">
                <text:p>64.857</text:p>
              </table:table-cell>
              <table:table-cell office:value-type="float" office:value="12.5522">
                <text:p>12.552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5.857">
                <text:p>65.857</text:p>
              </table:table-cell>
              <table:table-cell office:value-type="float" office:value="12.5121">
                <text:p>12.512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6.856">
                <text:p>66.856</text:p>
              </table:table-cell>
              <table:table-cell office:value-type="float" office:value="12.4737">
                <text:p>12.473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7.856">
                <text:p>67.856</text:p>
              </table:table-cell>
              <table:table-cell office:value-type="float" office:value="12.4614">
                <text:p>12.461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8.856">
                <text:p>68.856</text:p>
              </table:table-cell>
              <table:table-cell office:value-type="float" office:value="12.4843">
                <text:p>12.484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69.856">
                <text:p>69.856</text:p>
              </table:table-cell>
              <table:table-cell office:value-type="float" office:value="12.4681">
                <text:p>12.468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0.856">
                <text:p>70.856</text:p>
              </table:table-cell>
              <table:table-cell office:value-type="float" office:value="12.4797">
                <text:p>12.479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1.856">
                <text:p>71.856</text:p>
              </table:table-cell>
              <table:table-cell office:value-type="float" office:value="12.4637">
                <text:p>12.463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2.856">
                <text:p>72.856</text:p>
              </table:table-cell>
              <table:table-cell office:value-type="float" office:value="12.4639">
                <text:p>12.463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3.856">
                <text:p>73.856</text:p>
              </table:table-cell>
              <table:table-cell office:value-type="float" office:value="12.4447">
                <text:p>12.444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4.856">
                <text:p>74.856</text:p>
              </table:table-cell>
              <table:table-cell office:value-type="float" office:value="12.4086">
                <text:p>12.408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5.856">
                <text:p>75.856</text:p>
              </table:table-cell>
              <table:table-cell office:value-type="float" office:value="12.3672">
                <text:p>12.367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6.856">
                <text:p>76.856</text:p>
              </table:table-cell>
              <table:table-cell office:value-type="float" office:value="12.3878">
                <text:p>12.387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7.856">
                <text:p>77.856</text:p>
              </table:table-cell>
              <table:table-cell office:value-type="float" office:value="12.412">
                <text:p>12.41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8.856">
                <text:p>78.856</text:p>
              </table:table-cell>
              <table:table-cell office:value-type="float" office:value="12.3683">
                <text:p>12.368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79.856">
                <text:p>79.856</text:p>
              </table:table-cell>
              <table:table-cell office:value-type="float" office:value="12.3646">
                <text:p>12.364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0.856">
                <text:p>80.856</text:p>
              </table:table-cell>
              <table:table-cell office:value-type="float" office:value="12.3915">
                <text:p>12.391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1.856">
                <text:p>81.856</text:p>
              </table:table-cell>
              <table:table-cell office:value-type="float" office:value="12.3442">
                <text:p>12.344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2.856">
                <text:p>82.856</text:p>
              </table:table-cell>
              <table:table-cell office:value-type="float" office:value="12.3598">
                <text:p>12.359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3.856">
                <text:p>83.856</text:p>
              </table:table-cell>
              <table:table-cell office:value-type="float" office:value="12.3502">
                <text:p>12.350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4.856">
                <text:p>84.856</text:p>
              </table:table-cell>
              <table:table-cell office:value-type="float" office:value="12.3417">
                <text:p>12.341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5.856">
                <text:p>85.856</text:p>
              </table:table-cell>
              <table:table-cell office:value-type="float" office:value="12.3212">
                <text:p>12.321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6.856">
                <text:p>86.856</text:p>
              </table:table-cell>
              <table:table-cell office:value-type="float" office:value="12.2808">
                <text:p>12.280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7.856">
                <text:p>87.856</text:p>
              </table:table-cell>
              <table:table-cell office:value-type="float" office:value="12.2849">
                <text:p>12.284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8.856">
                <text:p>88.856</text:p>
              </table:table-cell>
              <table:table-cell office:value-type="float" office:value="12.2504">
                <text:p>12.250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89.856">
                <text:p>89.856</text:p>
              </table:table-cell>
              <table:table-cell office:value-type="float" office:value="12.1549">
                <text:p>12.154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0.857">
                <text:p>90.857</text:p>
              </table:table-cell>
              <table:table-cell office:value-type="float" office:value="12.1624">
                <text:p>12.162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1.857">
                <text:p>91.857</text:p>
              </table:table-cell>
              <table:table-cell office:value-type="float" office:value="12.2194">
                <text:p>12.219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2.857">
                <text:p>92.857</text:p>
              </table:table-cell>
              <table:table-cell office:value-type="float" office:value="12.2379">
                <text:p>12.237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3.856">
                <text:p>93.856</text:p>
              </table:table-cell>
              <table:table-cell office:value-type="float" office:value="12.2038">
                <text:p>12.203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4.856">
                <text:p>94.856</text:p>
              </table:table-cell>
              <table:table-cell office:value-type="float" office:value="12.2008">
                <text:p>12.200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5.856">
                <text:p>95.856</text:p>
              </table:table-cell>
              <table:table-cell office:value-type="float" office:value="12.1907">
                <text:p>12.190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6.856">
                <text:p>96.856</text:p>
              </table:table-cell>
              <table:table-cell office:value-type="float" office:value="12.1796">
                <text:p>12.179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7.856">
                <text:p>97.856</text:p>
              </table:table-cell>
              <table:table-cell office:value-type="float" office:value="12.1561">
                <text:p>12.156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8.856">
                <text:p>98.856</text:p>
              </table:table-cell>
              <table:table-cell office:value-type="float" office:value="12.1321">
                <text:p>12.132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99.856">
                <text:p>99.856</text:p>
              </table:table-cell>
              <table:table-cell office:value-type="float" office:value="12.0607">
                <text:p>12.060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0.856">
                <text:p>100.856</text:p>
              </table:table-cell>
              <table:table-cell office:value-type="float" office:value="12.0404">
                <text:p>12.040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1.856">
                <text:p>101.856</text:p>
              </table:table-cell>
              <table:table-cell office:value-type="float" office:value="12.0863">
                <text:p>12.086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2.856">
                <text:p>102.856</text:p>
              </table:table-cell>
              <table:table-cell office:value-type="float" office:value="12.1107">
                <text:p>12.110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3.857">
                <text:p>103.857</text:p>
              </table:table-cell>
              <table:table-cell office:value-type="float" office:value="12.0644">
                <text:p>12.064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4.856">
                <text:p>104.856</text:p>
              </table:table-cell>
              <table:table-cell office:value-type="float" office:value="12.0722">
                <text:p>12.072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5.856">
                <text:p>105.856</text:p>
              </table:table-cell>
              <table:table-cell office:value-type="float" office:value="12.0021">
                <text:p>12.002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6.856">
                <text:p>106.856</text:p>
              </table:table-cell>
              <table:table-cell office:value-type="float" office:value="11.961">
                <text:p>11.96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7.856">
                <text:p>107.856</text:p>
              </table:table-cell>
              <table:table-cell office:value-type="float" office:value="11.9545">
                <text:p>11.954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8.857">
                <text:p>108.857</text:p>
              </table:table-cell>
              <table:table-cell office:value-type="float" office:value="11.9166">
                <text:p>11.916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09.857">
                <text:p>109.857</text:p>
              </table:table-cell>
              <table:table-cell office:value-type="float" office:value="11.922">
                <text:p>11.92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0.856">
                <text:p>110.856</text:p>
              </table:table-cell>
              <table:table-cell office:value-type="float" office:value="11.8929">
                <text:p>11.892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1.856">
                <text:p>111.856</text:p>
              </table:table-cell>
              <table:table-cell office:value-type="float" office:value="11.9131">
                <text:p>11.913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2.856">
                <text:p>112.856</text:p>
              </table:table-cell>
              <table:table-cell office:value-type="float" office:value="11.8414">
                <text:p>11.841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3.856">
                <text:p>113.856</text:p>
              </table:table-cell>
              <table:table-cell office:value-type="float" office:value="11.8076">
                <text:p>11.807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4.856">
                <text:p>114.856</text:p>
              </table:table-cell>
              <table:table-cell office:value-type="float" office:value="11.8542">
                <text:p>11.854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5.856">
                <text:p>115.856</text:p>
              </table:table-cell>
              <table:table-cell office:value-type="float" office:value="11.8233">
                <text:p>11.823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6.856">
                <text:p>116.856</text:p>
              </table:table-cell>
              <table:table-cell office:value-type="float" office:value="11.8203">
                <text:p>11.820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7.856">
                <text:p>117.856</text:p>
              </table:table-cell>
              <table:table-cell office:value-type="float" office:value="11.801">
                <text:p>11.80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8.856">
                <text:p>118.856</text:p>
              </table:table-cell>
              <table:table-cell office:value-type="float" office:value="11.7707">
                <text:p>11.770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19.857">
                <text:p>119.857</text:p>
              </table:table-cell>
              <table:table-cell office:value-type="float" office:value="11.7477">
                <text:p>11.747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0.857">
                <text:p>120.857</text:p>
              </table:table-cell>
              <table:table-cell office:value-type="float" office:value="11.7667">
                <text:p>11.766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1.857">
                <text:p>121.857</text:p>
              </table:table-cell>
              <table:table-cell office:value-type="float" office:value="11.7583">
                <text:p>11.758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2.857">
                <text:p>122.857</text:p>
              </table:table-cell>
              <table:table-cell office:value-type="float" office:value="11.7764">
                <text:p>11.776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3.857">
                <text:p>123.857</text:p>
              </table:table-cell>
              <table:table-cell office:value-type="float" office:value="11.7392">
                <text:p>11.739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4.856">
                <text:p>124.856</text:p>
              </table:table-cell>
              <table:table-cell office:value-type="float" office:value="11.7404">
                <text:p>11.740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5.856">
                <text:p>125.856</text:p>
              </table:table-cell>
              <table:table-cell office:value-type="float" office:value="11.7128">
                <text:p>11.712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6.856">
                <text:p>126.856</text:p>
              </table:table-cell>
              <table:table-cell office:value-type="float" office:value="11.6972">
                <text:p>11.697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7.857">
                <text:p>127.857</text:p>
              </table:table-cell>
              <table:table-cell office:value-type="float" office:value="11.6764">
                <text:p>11.676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8.857">
                <text:p>128.857</text:p>
              </table:table-cell>
              <table:table-cell office:value-type="float" office:value="11.7147">
                <text:p>11.714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29.857">
                <text:p>129.857</text:p>
              </table:table-cell>
              <table:table-cell office:value-type="float" office:value="11.6815">
                <text:p>11.681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0.857">
                <text:p>130.857</text:p>
              </table:table-cell>
              <table:table-cell office:value-type="float" office:value="11.6355">
                <text:p>11.635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1.857">
                <text:p>131.857</text:p>
              </table:table-cell>
              <table:table-cell office:value-type="float" office:value="11.6079">
                <text:p>11.607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2.857">
                <text:p>132.857</text:p>
              </table:table-cell>
              <table:table-cell office:value-type="float" office:value="11.5963">
                <text:p>11.596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3.856">
                <text:p>133.856</text:p>
              </table:table-cell>
              <table:table-cell office:value-type="float" office:value="11.605">
                <text:p>11.60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4.856">
                <text:p>134.856</text:p>
              </table:table-cell>
              <table:table-cell office:value-type="float" office:value="11.5879">
                <text:p>11.587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5.856">
                <text:p>135.856</text:p>
              </table:table-cell>
              <table:table-cell office:value-type="float" office:value="11.6003">
                <text:p>11.600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6.856">
                <text:p>136.856</text:p>
              </table:table-cell>
              <table:table-cell office:value-type="float" office:value="11.5857">
                <text:p>11.585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7.856">
                <text:p>137.856</text:p>
              </table:table-cell>
              <table:table-cell office:value-type="float" office:value="11.5349">
                <text:p>11.534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8.856">
                <text:p>138.856</text:p>
              </table:table-cell>
              <table:table-cell office:value-type="float" office:value="11.4838">
                <text:p>11.483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39.856">
                <text:p>139.856</text:p>
              </table:table-cell>
              <table:table-cell office:value-type="float" office:value="11.416">
                <text:p>11.41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0.857">
                <text:p>140.857</text:p>
              </table:table-cell>
              <table:table-cell office:value-type="float" office:value="11.3619">
                <text:p>11.361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1.857">
                <text:p>141.857</text:p>
              </table:table-cell>
              <table:table-cell office:value-type="float" office:value="11.3355">
                <text:p>11.335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2.856">
                <text:p>142.856</text:p>
              </table:table-cell>
              <table:table-cell office:value-type="float" office:value="11.3684">
                <text:p>11.368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3.856">
                <text:p>143.856</text:p>
              </table:table-cell>
              <table:table-cell office:value-type="float" office:value="11.3866">
                <text:p>11.386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4.856">
                <text:p>144.856</text:p>
              </table:table-cell>
              <table:table-cell office:value-type="float" office:value="11.3777">
                <text:p>11.377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5.856">
                <text:p>145.856</text:p>
              </table:table-cell>
              <table:table-cell office:value-type="float" office:value="11.3479">
                <text:p>11.347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6.856">
                <text:p>146.856</text:p>
              </table:table-cell>
              <table:table-cell office:value-type="float" office:value="11.3184">
                <text:p>11.318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7.856">
                <text:p>147.856</text:p>
              </table:table-cell>
              <table:table-cell office:value-type="float" office:value="11.3161">
                <text:p>11.316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8.856">
                <text:p>148.856</text:p>
              </table:table-cell>
              <table:table-cell office:value-type="float" office:value="11.3277">
                <text:p>11.327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49.856">
                <text:p>149.856</text:p>
              </table:table-cell>
              <table:table-cell office:value-type="float" office:value="11.2742">
                <text:p>11.274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0.856">
                <text:p>150.856</text:p>
              </table:table-cell>
              <table:table-cell office:value-type="float" office:value="11.2758">
                <text:p>11.275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1.856">
                <text:p>151.856</text:p>
              </table:table-cell>
              <table:table-cell office:value-type="float" office:value="11.2412">
                <text:p>11.241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2.857">
                <text:p>152.857</text:p>
              </table:table-cell>
              <table:table-cell office:value-type="float" office:value="11.2243">
                <text:p>11.224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3.857">
                <text:p>153.857</text:p>
              </table:table-cell>
              <table:table-cell office:value-type="float" office:value="11.2267">
                <text:p>11.226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4.857">
                <text:p>154.857</text:p>
              </table:table-cell>
              <table:table-cell office:value-type="float" office:value="11.2005">
                <text:p>11.200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5.856">
                <text:p>155.856</text:p>
              </table:table-cell>
              <table:table-cell office:value-type="float" office:value="11.1654">
                <text:p>11.165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6.856">
                <text:p>156.856</text:p>
              </table:table-cell>
              <table:table-cell office:value-type="float" office:value="11.1703">
                <text:p>11.170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7.856">
                <text:p>157.856</text:p>
              </table:table-cell>
              <table:table-cell office:value-type="float" office:value="11.1198">
                <text:p>11.119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8.856">
                <text:p>158.856</text:p>
              </table:table-cell>
              <table:table-cell office:value-type="float" office:value="11.0283">
                <text:p>11.028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59.856">
                <text:p>159.856</text:p>
              </table:table-cell>
              <table:table-cell office:value-type="float" office:value="10.9949">
                <text:p>10.994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0.856">
                <text:p>160.856</text:p>
              </table:table-cell>
              <table:table-cell office:value-type="float" office:value="11.0677">
                <text:p>11.067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1.856">
                <text:p>161.856</text:p>
              </table:table-cell>
              <table:table-cell office:value-type="float" office:value="11.0674">
                <text:p>11.067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2.857">
                <text:p>162.857</text:p>
              </table:table-cell>
              <table:table-cell office:value-type="float" office:value="11.0279">
                <text:p>11.027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3.857">
                <text:p>163.857</text:p>
              </table:table-cell>
              <table:table-cell office:value-type="float" office:value="11.0214">
                <text:p>11.021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4.856">
                <text:p>164.856</text:p>
              </table:table-cell>
              <table:table-cell office:value-type="float" office:value="11.0453">
                <text:p>11.045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5.856">
                <text:p>165.856</text:p>
              </table:table-cell>
              <table:table-cell office:value-type="float" office:value="11.0523">
                <text:p>11.052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6.856">
                <text:p>166.856</text:p>
              </table:table-cell>
              <table:table-cell office:value-type="float" office:value="11.0725">
                <text:p>11.072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7.856">
                <text:p>167.856</text:p>
              </table:table-cell>
              <table:table-cell office:value-type="float" office:value="11.0246">
                <text:p>11.024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8.856">
                <text:p>168.856</text:p>
              </table:table-cell>
              <table:table-cell office:value-type="float" office:value="10.9995">
                <text:p>10.999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69.857">
                <text:p>169.857</text:p>
              </table:table-cell>
              <table:table-cell office:value-type="float" office:value="10.9029">
                <text:p>10.902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0.856">
                <text:p>170.856</text:p>
              </table:table-cell>
              <table:table-cell office:value-type="float" office:value="10.8047">
                <text:p>10.804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1.856">
                <text:p>171.856</text:p>
              </table:table-cell>
              <table:table-cell office:value-type="float" office:value="10.8337">
                <text:p>10.833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2.856">
                <text:p>172.856</text:p>
              </table:table-cell>
              <table:table-cell office:value-type="float" office:value="10.8035">
                <text:p>10.803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3.856">
                <text:p>173.856</text:p>
              </table:table-cell>
              <table:table-cell office:value-type="float" office:value="10.8312">
                <text:p>10.831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4.856">
                <text:p>174.856</text:p>
              </table:table-cell>
              <table:table-cell office:value-type="float" office:value="10.8536">
                <text:p>10.853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5.857">
                <text:p>175.857</text:p>
              </table:table-cell>
              <table:table-cell office:value-type="float" office:value="10.8189">
                <text:p>10.818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6.857">
                <text:p>176.857</text:p>
              </table:table-cell>
              <table:table-cell office:value-type="float" office:value="10.8357">
                <text:p>10.835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7.856">
                <text:p>177.856</text:p>
              </table:table-cell>
              <table:table-cell office:value-type="float" office:value="10.7908">
                <text:p>10.790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78.856">
                <text:p>178.856</text:p>
              </table:table-cell>
              <table:table-cell office:value-type="float" office:value="10.7527">
                <text:p>10.752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79.856">
                <text:p>179.856</text:p>
              </table:table-cell>
              <table:table-cell office:value-type="float" office:value="10.6703">
                <text:p>10.670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0.856">
                <text:p>180.856</text:p>
              </table:table-cell>
              <table:table-cell office:value-type="float" office:value="10.7035">
                <text:p>10.703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1.856">
                <text:p>181.856</text:p>
              </table:table-cell>
              <table:table-cell office:value-type="float" office:value="10.6723">
                <text:p>10.672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2.856">
                <text:p>182.856</text:p>
              </table:table-cell>
              <table:table-cell office:value-type="float" office:value="10.6883">
                <text:p>10.688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3.856">
                <text:p>183.856</text:p>
              </table:table-cell>
              <table:table-cell office:value-type="float" office:value="10.7068">
                <text:p>10.7068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4.856">
                <text:p>184.856</text:p>
              </table:table-cell>
              <table:table-cell office:value-type="float" office:value="10.6648">
                <text:p>10.664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5.856">
                <text:p>185.856</text:p>
              </table:table-cell>
              <table:table-cell office:value-type="float" office:value="10.6497">
                <text:p>10.649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6.856">
                <text:p>186.856</text:p>
              </table:table-cell>
              <table:table-cell office:value-type="float" office:value="10.6431">
                <text:p>10.643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7.857">
                <text:p>187.857</text:p>
              </table:table-cell>
              <table:table-cell office:value-type="float" office:value="10.6593">
                <text:p>10.659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88.856">
                <text:p>188.856</text:p>
              </table:table-cell>
              <table:table-cell office:value-type="float" office:value="10.6817">
                <text:p>10.681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89.856">
                <text:p>189.856</text:p>
              </table:table-cell>
              <table:table-cell office:value-type="float" office:value="10.6289">
                <text:p>10.628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0.856">
                <text:p>190.856</text:p>
              </table:table-cell>
              <table:table-cell office:value-type="float" office:value="10.6218">
                <text:p>10.621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1.856">
                <text:p>191.856</text:p>
              </table:table-cell>
              <table:table-cell office:value-type="float" office:value="10.6358">
                <text:p>10.635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2.857">
                <text:p>192.857</text:p>
              </table:table-cell>
              <table:table-cell office:value-type="float" office:value="10.6631">
                <text:p>10.663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3.856">
                <text:p>193.856</text:p>
              </table:table-cell>
              <table:table-cell office:value-type="float" office:value="10.6503">
                <text:p>10.650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4.856">
                <text:p>194.856</text:p>
              </table:table-cell>
              <table:table-cell office:value-type="float" office:value="10.6614">
                <text:p>10.661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5.855">
                <text:p>195.855</text:p>
              </table:table-cell>
              <table:table-cell office:value-type="float" office:value="10.6027">
                <text:p>10.602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6.856">
                <text:p>196.856</text:p>
              </table:table-cell>
              <table:table-cell office:value-type="float" office:value="10.6166">
                <text:p>10.616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7.856">
                <text:p>197.856</text:p>
              </table:table-cell>
              <table:table-cell office:value-type="float" office:value="10.6541">
                <text:p>10.654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8.856">
                <text:p>198.856</text:p>
              </table:table-cell>
              <table:table-cell office:value-type="float" office:value="10.6078">
                <text:p>10.607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99.855">
                <text:p>199.855</text:p>
              </table:table-cell>
              <table:table-cell office:value-type="float" office:value="10.5353">
                <text:p>10.5353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0.855">
                <text:p>200.855</text:p>
              </table:table-cell>
              <table:table-cell office:value-type="float" office:value="10.506">
                <text:p>10.50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1.855">
                <text:p>201.855</text:p>
              </table:table-cell>
              <table:table-cell office:value-type="float" office:value="10.52">
                <text:p>10.5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2.855">
                <text:p>202.855</text:p>
              </table:table-cell>
              <table:table-cell office:value-type="float" office:value="10.4768">
                <text:p>10.4768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3.855">
                <text:p>203.855</text:p>
              </table:table-cell>
              <table:table-cell office:value-type="float" office:value="10.4381">
                <text:p>10.438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4.855">
                <text:p>204.855</text:p>
              </table:table-cell>
              <table:table-cell office:value-type="float" office:value="10.4392">
                <text:p>10.439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5.855">
                <text:p>205.855</text:p>
              </table:table-cell>
              <table:table-cell office:value-type="float" office:value="10.4412">
                <text:p>10.441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6.855">
                <text:p>206.855</text:p>
              </table:table-cell>
              <table:table-cell office:value-type="float" office:value="10.4428">
                <text:p>10.442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7.855">
                <text:p>207.855</text:p>
              </table:table-cell>
              <table:table-cell office:value-type="float" office:value="10.4493">
                <text:p>10.4493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08.855">
                <text:p>208.855</text:p>
              </table:table-cell>
              <table:table-cell office:value-type="float" office:value="10.4244">
                <text:p>10.4244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09.855">
                <text:p>209.855</text:p>
              </table:table-cell>
              <table:table-cell office:value-type="float" office:value="10.3765">
                <text:p>10.376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0.855">
                <text:p>210.855</text:p>
              </table:table-cell>
              <table:table-cell office:value-type="float" office:value="10.3877">
                <text:p>10.3877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1.855">
                <text:p>211.855</text:p>
              </table:table-cell>
              <table:table-cell office:value-type="float" office:value="10.3682">
                <text:p>10.368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2.855">
                <text:p>212.855</text:p>
              </table:table-cell>
              <table:table-cell office:value-type="float" office:value="10.3485">
                <text:p>10.348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3.855">
                <text:p>213.855</text:p>
              </table:table-cell>
              <table:table-cell office:value-type="float" office:value="10.3484">
                <text:p>10.3484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4.855">
                <text:p>214.855</text:p>
              </table:table-cell>
              <table:table-cell office:value-type="float" office:value="10.263">
                <text:p>10.26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5.855">
                <text:p>215.855</text:p>
              </table:table-cell>
              <table:table-cell office:value-type="float" office:value="10.285">
                <text:p>10.28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6.855">
                <text:p>216.855</text:p>
              </table:table-cell>
              <table:table-cell office:value-type="float" office:value="10.2851">
                <text:p>10.2851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7.856">
                <text:p>217.856</text:p>
              </table:table-cell>
              <table:table-cell office:value-type="float" office:value="10.265">
                <text:p>10.26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18.855">
                <text:p>218.855</text:p>
              </table:table-cell>
              <table:table-cell office:value-type="float" office:value="10.232">
                <text:p>10.23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19.855">
                <text:p>219.855</text:p>
              </table:table-cell>
              <table:table-cell office:value-type="float" office:value="10.2225">
                <text:p>10.222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0.855">
                <text:p>220.855</text:p>
              </table:table-cell>
              <table:table-cell office:value-type="float" office:value="10.2064">
                <text:p>10.2064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1.855">
                <text:p>221.855</text:p>
              </table:table-cell>
              <table:table-cell office:value-type="float" office:value="10.1855">
                <text:p>10.185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2.855">
                <text:p>222.855</text:p>
              </table:table-cell>
              <table:table-cell office:value-type="float" office:value="10.1498">
                <text:p>10.1498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3.855">
                <text:p>223.855</text:p>
              </table:table-cell>
              <table:table-cell office:value-type="float" office:value="10.1714">
                <text:p>10.1714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4.855">
                <text:p>224.855</text:p>
              </table:table-cell>
              <table:table-cell office:value-type="float" office:value="10.1837">
                <text:p>10.1837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5.855">
                <text:p>225.855</text:p>
              </table:table-cell>
              <table:table-cell office:value-type="float" office:value="10.1443">
                <text:p>10.1443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6.855">
                <text:p>226.855</text:p>
              </table:table-cell>
              <table:table-cell office:value-type="float" office:value="10.0831">
                <text:p>10.083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7.855">
                <text:p>227.855</text:p>
              </table:table-cell>
              <table:table-cell office:value-type="float" office:value="10.0445">
                <text:p>10.044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28.855">
                <text:p>228.855</text:p>
              </table:table-cell>
              <table:table-cell office:value-type="float" office:value="10.0387">
                <text:p>10.0387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29.855">
                <text:p>229.855</text:p>
              </table:table-cell>
              <table:table-cell office:value-type="float" office:value="10.0567">
                <text:p>10.0567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0.855">
                <text:p>230.855</text:p>
              </table:table-cell>
              <table:table-cell office:value-type="float" office:value="10.0502">
                <text:p>10.0502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1.855">
                <text:p>231.855</text:p>
              </table:table-cell>
              <table:table-cell office:value-type="float" office:value="10.0228">
                <text:p>10.0228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2.856">
                <text:p>232.856</text:p>
              </table:table-cell>
              <table:table-cell office:value-type="float" office:value="9.961">
                <text:p>9.96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3.856">
                <text:p>233.856</text:p>
              </table:table-cell>
              <table:table-cell office:value-type="float" office:value="9.9545">
                <text:p>9.954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4.856">
                <text:p>234.856</text:p>
              </table:table-cell>
              <table:table-cell office:value-type="float" office:value="9.9592">
                <text:p>9.9592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5.856">
                <text:p>235.856</text:p>
              </table:table-cell>
              <table:table-cell office:value-type="float" office:value="9.9305">
                <text:p>9.930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6.857">
                <text:p>236.857</text:p>
              </table:table-cell>
              <table:table-cell office:value-type="float" office:value="9.9584">
                <text:p>9.9584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7.856">
                <text:p>237.856</text:p>
              </table:table-cell>
              <table:table-cell office:value-type="float" office:value="9.9792">
                <text:p>9.9792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38.856">
                <text:p>238.856</text:p>
              </table:table-cell>
              <table:table-cell office:value-type="float" office:value="9.9415">
                <text:p>9.941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39.856">
                <text:p>239.856</text:p>
              </table:table-cell>
              <table:table-cell office:value-type="float" office:value="9.9304">
                <text:p>9.9304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0.856">
                <text:p>240.856</text:p>
              </table:table-cell>
              <table:table-cell office:value-type="float" office:value="9.8624">
                <text:p>9.8624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1.857">
                <text:p>241.857</text:p>
              </table:table-cell>
              <table:table-cell office:value-type="float" office:value="9.8436">
                <text:p>9.8436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2.856">
                <text:p>242.856</text:p>
              </table:table-cell>
              <table:table-cell office:value-type="float" office:value="9.7618">
                <text:p>9.7618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3.856">
                <text:p>243.856</text:p>
              </table:table-cell>
              <table:table-cell office:value-type="float" office:value="9.7754">
                <text:p>9.7754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4.856">
                <text:p>244.856</text:p>
              </table:table-cell>
              <table:table-cell office:value-type="float" office:value="9.7923">
                <text:p>9.7923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5.857">
                <text:p>245.857</text:p>
              </table:table-cell>
              <table:table-cell office:value-type="float" office:value="9.7853">
                <text:p>9.7853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6.856">
                <text:p>246.856</text:p>
              </table:table-cell>
              <table:table-cell office:value-type="float" office:value="9.7192">
                <text:p>9.7192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7.856">
                <text:p>247.856</text:p>
              </table:table-cell>
              <table:table-cell office:value-type="float" office:value="9.67">
                <text:p>9.67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48.856">
                <text:p>248.856</text:p>
              </table:table-cell>
              <table:table-cell office:value-type="float" office:value="9.6494">
                <text:p>9.6494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49.856">
                <text:p>249.856</text:p>
              </table:table-cell>
              <table:table-cell office:value-type="float" office:value="9.6645">
                <text:p>9.6645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0.856">
                <text:p>250.856</text:p>
              </table:table-cell>
              <table:table-cell office:value-type="float" office:value="9.6539">
                <text:p>9.6539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1.856">
                <text:p>251.856</text:p>
              </table:table-cell>
              <table:table-cell office:value-type="float" office:value="9.6432">
                <text:p>9.6432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2.856">
                <text:p>252.856</text:p>
              </table:table-cell>
              <table:table-cell office:value-type="float" office:value="9.6396">
                <text:p>9.6396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3.856">
                <text:p>253.856</text:p>
              </table:table-cell>
              <table:table-cell office:value-type="float" office:value="9.6046">
                <text:p>9.6046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4.856">
                <text:p>254.856</text:p>
              </table:table-cell>
              <table:table-cell office:value-type="float" office:value="9.5791">
                <text:p>9.5791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5.857">
                <text:p>255.857</text:p>
              </table:table-cell>
              <table:table-cell office:value-type="float" office:value="9.6014">
                <text:p>9.6014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6.856">
                <text:p>256.856</text:p>
              </table:table-cell>
              <table:table-cell office:value-type="float" office:value="9.5894">
                <text:p>9.5894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7.857">
                <text:p>257.857</text:p>
              </table:table-cell>
              <table:table-cell office:value-type="float" office:value="9.5929">
                <text:p>9.5929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58.856">
                <text:p>258.856</text:p>
              </table:table-cell>
              <table:table-cell office:value-type="float" office:value="9.5912">
                <text:p>9.5912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59.856">
                <text:p>259.856</text:p>
              </table:table-cell>
              <table:table-cell office:value-type="float" office:value="9.5843">
                <text:p>9.5843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0.858">
                <text:p>260.858</text:p>
              </table:table-cell>
              <table:table-cell office:value-type="float" office:value="9.5155">
                <text:p>9.5155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1.856">
                <text:p>261.856</text:p>
              </table:table-cell>
              <table:table-cell office:value-type="float" office:value="9.4912">
                <text:p>9.4912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2.856">
                <text:p>262.856</text:p>
              </table:table-cell>
              <table:table-cell office:value-type="float" office:value="9.4617">
                <text:p>9.4617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3.856">
                <text:p>263.856</text:p>
              </table:table-cell>
              <table:table-cell office:value-type="float" office:value="9.464">
                <text:p>9.464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4.856">
                <text:p>264.856</text:p>
              </table:table-cell>
              <table:table-cell office:value-type="float" office:value="9.495">
                <text:p>9.495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5.857">
                <text:p>265.857</text:p>
              </table:table-cell>
              <table:table-cell office:value-type="float" office:value="9.4768">
                <text:p>9.4768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6.856">
                <text:p>266.856</text:p>
              </table:table-cell>
              <table:table-cell office:value-type="float" office:value="9.4686">
                <text:p>9.4686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7.856">
                <text:p>267.856</text:p>
              </table:table-cell>
              <table:table-cell office:value-type="float" office:value="9.4902">
                <text:p>9.4902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68.856">
                <text:p>268.856</text:p>
              </table:table-cell>
              <table:table-cell office:value-type="float" office:value="9.5066">
                <text:p>9.5066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69.856">
                <text:p>269.856</text:p>
              </table:table-cell>
              <table:table-cell office:value-type="float" office:value="9.5054">
                <text:p>9.5054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0.856">
                <text:p>270.856</text:p>
              </table:table-cell>
              <table:table-cell office:value-type="float" office:value="9.4297">
                <text:p>9.4297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1.857">
                <text:p>271.857</text:p>
              </table:table-cell>
              <table:table-cell office:value-type="float" office:value="9.4344">
                <text:p>9.4344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2.856">
                <text:p>272.856</text:p>
              </table:table-cell>
              <table:table-cell office:value-type="float" office:value="9.3914">
                <text:p>9.3914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3.856">
                <text:p>273.856</text:p>
              </table:table-cell>
              <table:table-cell office:value-type="float" office:value="9.3221">
                <text:p>9.3221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4.856">
                <text:p>274.856</text:p>
              </table:table-cell>
              <table:table-cell office:value-type="float" office:value="9.3624">
                <text:p>9.3624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5.856">
                <text:p>275.856</text:p>
              </table:table-cell>
              <table:table-cell office:value-type="float" office:value="9.446">
                <text:p>9.446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6.856">
                <text:p>276.856</text:p>
              </table:table-cell>
              <table:table-cell office:value-type="float" office:value="9.5147">
                <text:p>9.5147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7.856">
                <text:p>277.856</text:p>
              </table:table-cell>
              <table:table-cell office:value-type="float" office:value="9.4984">
                <text:p>9.4984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78.857">
                <text:p>278.857</text:p>
              </table:table-cell>
              <table:table-cell office:value-type="float" office:value="9.4752">
                <text:p>9.4752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79.856">
                <text:p>279.856</text:p>
              </table:table-cell>
              <table:table-cell office:value-type="float" office:value="9.3866">
                <text:p>9.3866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0.856">
                <text:p>280.856</text:p>
              </table:table-cell>
              <table:table-cell office:value-type="float" office:value="9.368">
                <text:p>9.368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1.856">
                <text:p>281.856</text:p>
              </table:table-cell>
              <table:table-cell office:value-type="float" office:value="9.3549">
                <text:p>9.3549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2.856">
                <text:p>282.856</text:p>
              </table:table-cell>
              <table:table-cell office:value-type="float" office:value="9.3268">
                <text:p>9.3268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3.857">
                <text:p>283.857</text:p>
              </table:table-cell>
              <table:table-cell office:value-type="float" office:value="9.3006">
                <text:p>9.3006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4.856">
                <text:p>284.856</text:p>
              </table:table-cell>
              <table:table-cell office:value-type="float" office:value="9.2527">
                <text:p>9.2527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5.857">
                <text:p>285.857</text:p>
              </table:table-cell>
              <table:table-cell office:value-type="float" office:value="9.2499">
                <text:p>9.2499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6.856">
                <text:p>286.856</text:p>
              </table:table-cell>
              <table:table-cell office:value-type="float" office:value="9.2393">
                <text:p>9.2393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7.856">
                <text:p>287.856</text:p>
              </table:table-cell>
              <table:table-cell office:value-type="float" office:value="9.1833">
                <text:p>9.1833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88.857">
                <text:p>288.857</text:p>
              </table:table-cell>
              <table:table-cell office:value-type="float" office:value="9.1604">
                <text:p>9.1604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89.856">
                <text:p>289.856</text:p>
              </table:table-cell>
              <table:table-cell office:value-type="float" office:value="9.1597">
                <text:p>9.1597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0.857">
                <text:p>290.857</text:p>
              </table:table-cell>
              <table:table-cell office:value-type="float" office:value="9.215">
                <text:p>9.215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1.856">
                <text:p>291.856</text:p>
              </table:table-cell>
              <table:table-cell office:value-type="float" office:value="9.2262">
                <text:p>9.2262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2.856">
                <text:p>292.856</text:p>
              </table:table-cell>
              <table:table-cell office:value-type="float" office:value="9.2761">
                <text:p>9.2761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3.856">
                <text:p>293.856</text:p>
              </table:table-cell>
              <table:table-cell office:value-type="float" office:value="9.29">
                <text:p>9.29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4.856">
                <text:p>294.856</text:p>
              </table:table-cell>
              <table:table-cell office:value-type="float" office:value="9.2664">
                <text:p>9.2664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5.856">
                <text:p>295.856</text:p>
              </table:table-cell>
              <table:table-cell office:value-type="float" office:value="9.2342">
                <text:p>9.2342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6.857">
                <text:p>296.857</text:p>
              </table:table-cell>
              <table:table-cell office:value-type="float" office:value="9.2412">
                <text:p>9.2412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7.856">
                <text:p>297.856</text:p>
              </table:table-cell>
              <table:table-cell office:value-type="float" office:value="9.2767">
                <text:p>9.2767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98.856">
                <text:p>298.856</text:p>
              </table:table-cell>
              <table:table-cell office:value-type="float" office:value="9.2436">
                <text:p>9.2436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299.857">
                <text:p>299.857</text:p>
              </table:table-cell>
              <table:table-cell office:value-type="float" office:value="9.2471">
                <text:p>9.2471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0.856">
                <text:p>300.856</text:p>
              </table:table-cell>
              <table:table-cell office:value-type="float" office:value="9.277">
                <text:p>9.277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1.856">
                <text:p>301.856</text:p>
              </table:table-cell>
              <table:table-cell office:value-type="float" office:value="9.25">
                <text:p>9.25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2.856">
                <text:p>302.856</text:p>
              </table:table-cell>
              <table:table-cell office:value-type="float" office:value="9.1921">
                <text:p>9.1921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3.857">
                <text:p>303.857</text:p>
              </table:table-cell>
              <table:table-cell office:value-type="float" office:value="9.1126">
                <text:p>9.1126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4.856">
                <text:p>304.856</text:p>
              </table:table-cell>
              <table:table-cell office:value-type="float" office:value="9.0304">
                <text:p>9.0304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5.856">
                <text:p>305.856</text:p>
              </table:table-cell>
              <table:table-cell office:value-type="float" office:value="8.9299">
                <text:p>8.9299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6.856">
                <text:p>306.856</text:p>
              </table:table-cell>
              <table:table-cell office:value-type="float" office:value="8.9613">
                <text:p>8.9613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7.857">
                <text:p>307.857</text:p>
              </table:table-cell>
              <table:table-cell office:value-type="float" office:value="9.0275">
                <text:p>9.0275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08.856">
                <text:p>308.856</text:p>
              </table:table-cell>
              <table:table-cell office:value-type="float" office:value="9.0614">
                <text:p>9.0614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09.856">
                <text:p>309.856</text:p>
              </table:table-cell>
              <table:table-cell office:value-type="float" office:value="8.9576">
                <text:p>8.9576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0.856">
                <text:p>310.856</text:p>
              </table:table-cell>
              <table:table-cell office:value-type="float" office:value="8.8958">
                <text:p>8.8958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1.856">
                <text:p>311.856</text:p>
              </table:table-cell>
              <table:table-cell office:value-type="float" office:value="8.9417">
                <text:p>8.9417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2.857">
                <text:p>312.857</text:p>
              </table:table-cell>
              <table:table-cell office:value-type="float" office:value="8.939">
                <text:p>8.939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3.856">
                <text:p>313.856</text:p>
              </table:table-cell>
              <table:table-cell office:value-type="float" office:value="8.9593">
                <text:p>8.9593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4.857">
                <text:p>314.857</text:p>
              </table:table-cell>
              <table:table-cell office:value-type="float" office:value="8.8886">
                <text:p>8.8886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5.856">
                <text:p>315.856</text:p>
              </table:table-cell>
              <table:table-cell office:value-type="float" office:value="8.9028">
                <text:p>8.9028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6.856">
                <text:p>316.856</text:p>
              </table:table-cell>
              <table:table-cell office:value-type="float" office:value="8.9516">
                <text:p>8.9516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7.856">
                <text:p>317.856</text:p>
              </table:table-cell>
              <table:table-cell office:value-type="float" office:value="8.9574">
                <text:p>8.9574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18.856">
                <text:p>318.856</text:p>
              </table:table-cell>
              <table:table-cell office:value-type="float" office:value="8.923">
                <text:p>8.923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19.856">
                <text:p>319.856</text:p>
              </table:table-cell>
              <table:table-cell office:value-type="float" office:value="8.9127">
                <text:p>8.9127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0.856">
                <text:p>320.856</text:p>
              </table:table-cell>
              <table:table-cell office:value-type="float" office:value="8.9028">
                <text:p>8.9028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1.857">
                <text:p>321.857</text:p>
              </table:table-cell>
              <table:table-cell office:value-type="float" office:value="8.8804">
                <text:p>8.8804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2.856">
                <text:p>322.856</text:p>
              </table:table-cell>
              <table:table-cell office:value-type="float" office:value="8.9323">
                <text:p>8.9323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3.857">
                <text:p>323.857</text:p>
              </table:table-cell>
              <table:table-cell office:value-type="float" office:value="8.9548">
                <text:p>8.9548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4.856">
                <text:p>324.856</text:p>
              </table:table-cell>
              <table:table-cell office:value-type="float" office:value="8.9463">
                <text:p>8.9463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5.856">
                <text:p>325.856</text:p>
              </table:table-cell>
              <table:table-cell office:value-type="float" office:value="8.9172">
                <text:p>8.9172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6.856">
                <text:p>326.856</text:p>
              </table:table-cell>
              <table:table-cell office:value-type="float" office:value="8.8997">
                <text:p>8.8997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7.856">
                <text:p>327.856</text:p>
              </table:table-cell>
              <table:table-cell office:value-type="float" office:value="8.8116">
                <text:p>8.8116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28.857">
                <text:p>328.857</text:p>
              </table:table-cell>
              <table:table-cell office:value-type="float" office:value="8.7657">
                <text:p>8.7657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29.856">
                <text:p>329.856</text:p>
              </table:table-cell>
              <table:table-cell office:value-type="float" office:value="8.8195">
                <text:p>8.8195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0.856">
                <text:p>330.856</text:p>
              </table:table-cell>
              <table:table-cell office:value-type="float" office:value="8.7491">
                <text:p>8.7491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1.857">
                <text:p>331.857</text:p>
              </table:table-cell>
              <table:table-cell office:value-type="float" office:value="8.6592">
                <text:p>8.6592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2.856">
                <text:p>332.856</text:p>
              </table:table-cell>
              <table:table-cell office:value-type="float" office:value="8.6807">
                <text:p>8.6807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3.857">
                <text:p>333.857</text:p>
              </table:table-cell>
              <table:table-cell office:value-type="float" office:value="8.7234">
                <text:p>8.7234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4.856">
                <text:p>334.856</text:p>
              </table:table-cell>
              <table:table-cell office:value-type="float" office:value="8.7418">
                <text:p>8.7418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5.856">
                <text:p>335.856</text:p>
              </table:table-cell>
              <table:table-cell office:value-type="float" office:value="8.7301">
                <text:p>8.7301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6.856">
                <text:p>336.856</text:p>
              </table:table-cell>
              <table:table-cell office:value-type="float" office:value="8.7367">
                <text:p>8.7367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7.856">
                <text:p>337.856</text:p>
              </table:table-cell>
              <table:table-cell office:value-type="float" office:value="8.7195">
                <text:p>8.7195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38.856">
                <text:p>338.856</text:p>
              </table:table-cell>
              <table:table-cell office:value-type="float" office:value="8.7355">
                <text:p>8.7355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39.856">
                <text:p>339.856</text:p>
              </table:table-cell>
              <table:table-cell office:value-type="float" office:value="8.7117">
                <text:p>8.7117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0.856">
                <text:p>340.856</text:p>
              </table:table-cell>
              <table:table-cell office:value-type="float" office:value="8.6905">
                <text:p>8.6905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1.856">
                <text:p>341.856</text:p>
              </table:table-cell>
              <table:table-cell office:value-type="float" office:value="8.6778">
                <text:p>8.6778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2.856">
                <text:p>342.856</text:p>
              </table:table-cell>
              <table:table-cell office:value-type="float" office:value="8.6977">
                <text:p>8.6977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3.856">
                <text:p>343.856</text:p>
              </table:table-cell>
              <table:table-cell office:value-type="float" office:value="8.6521">
                <text:p>8.6521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4.857">
                <text:p>344.857</text:p>
              </table:table-cell>
              <table:table-cell office:value-type="float" office:value="8.6287">
                <text:p>8.6287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5.856">
                <text:p>345.856</text:p>
              </table:table-cell>
              <table:table-cell office:value-type="float" office:value="8.5927">
                <text:p>8.5927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6.857">
                <text:p>346.857</text:p>
              </table:table-cell>
              <table:table-cell office:value-type="float" office:value="8.5766">
                <text:p>8.5766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7.856">
                <text:p>347.856</text:p>
              </table:table-cell>
              <table:table-cell office:value-type="float" office:value="8.5529">
                <text:p>8.5529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48.857">
                <text:p>348.857</text:p>
              </table:table-cell>
              <table:table-cell office:value-type="float" office:value="8.5492">
                <text:p>8.5492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49.856">
                <text:p>349.856</text:p>
              </table:table-cell>
              <table:table-cell office:value-type="float" office:value="8.5229">
                <text:p>8.5229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0.856">
                <text:p>350.856</text:p>
              </table:table-cell>
              <table:table-cell office:value-type="float" office:value="8.539">
                <text:p>8.539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1.856">
                <text:p>351.856</text:p>
              </table:table-cell>
              <table:table-cell office:value-type="float" office:value="8.5613">
                <text:p>8.5613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2.856">
                <text:p>352.856</text:p>
              </table:table-cell>
              <table:table-cell office:value-type="float" office:value="8.5536">
                <text:p>8.5536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3.856">
                <text:p>353.856</text:p>
              </table:table-cell>
              <table:table-cell office:value-type="float" office:value="8.5248">
                <text:p>8.5248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4.857">
                <text:p>354.857</text:p>
              </table:table-cell>
              <table:table-cell office:value-type="float" office:value="8.5127">
                <text:p>8.5127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5.856">
                <text:p>355.856</text:p>
              </table:table-cell>
              <table:table-cell office:value-type="float" office:value="8.4803">
                <text:p>8.4803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6.856">
                <text:p>356.856</text:p>
              </table:table-cell>
              <table:table-cell office:value-type="float" office:value="8.4468">
                <text:p>8.4468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7.857">
                <text:p>357.857</text:p>
              </table:table-cell>
              <table:table-cell office:value-type="float" office:value="8.4757">
                <text:p>8.4757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58.856">
                <text:p>358.856</text:p>
              </table:table-cell>
              <table:table-cell office:value-type="float" office:value="8.5148">
                <text:p>8.5148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59.857">
                <text:p>359.857</text:p>
              </table:table-cell>
              <table:table-cell office:value-type="float" office:value="8.5349">
                <text:p>8.5349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0.856">
                <text:p>360.856</text:p>
              </table:table-cell>
              <table:table-cell office:value-type="float" office:value="8.5585">
                <text:p>8.5585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1.856">
                <text:p>361.856</text:p>
              </table:table-cell>
              <table:table-cell office:value-type="float" office:value="8.542">
                <text:p>8.542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2.856">
                <text:p>362.856</text:p>
              </table:table-cell>
              <table:table-cell office:value-type="float" office:value="8.5832">
                <text:p>8.5832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3.856">
                <text:p>363.856</text:p>
              </table:table-cell>
              <table:table-cell office:value-type="float" office:value="8.5081">
                <text:p>8.5081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4.856">
                <text:p>364.856</text:p>
              </table:table-cell>
              <table:table-cell office:value-type="float" office:value="8.4597">
                <text:p>8.4597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5.856">
                <text:p>365.856</text:p>
              </table:table-cell>
              <table:table-cell office:value-type="float" office:value="8.4177">
                <text:p>8.4177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6.856">
                <text:p>366.856</text:p>
              </table:table-cell>
              <table:table-cell office:value-type="float" office:value="8.4489">
                <text:p>8.4489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7.856">
                <text:p>367.856</text:p>
              </table:table-cell>
              <table:table-cell office:value-type="float" office:value="8.4741">
                <text:p>8.4741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68.856">
                <text:p>368.856</text:p>
              </table:table-cell>
              <table:table-cell office:value-type="float" office:value="8.4018">
                <text:p>8.4018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69.856">
                <text:p>369.856</text:p>
              </table:table-cell>
              <table:table-cell office:value-type="float" office:value="8.3555">
                <text:p>8.3555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0.856">
                <text:p>370.856</text:p>
              </table:table-cell>
              <table:table-cell office:value-type="float" office:value="8.4017">
                <text:p>8.4017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1.857">
                <text:p>371.857</text:p>
              </table:table-cell>
              <table:table-cell office:value-type="float" office:value="8.3896">
                <text:p>8.3896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2.856">
                <text:p>372.856</text:p>
              </table:table-cell>
              <table:table-cell office:value-type="float" office:value="8.3243">
                <text:p>8.3243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3.856">
                <text:p>373.856</text:p>
              </table:table-cell>
              <table:table-cell office:value-type="float" office:value="8.3482">
                <text:p>8.3482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4.856">
                <text:p>374.856</text:p>
              </table:table-cell>
              <table:table-cell office:value-type="float" office:value="8.3573">
                <text:p>8.3573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5.856">
                <text:p>375.856</text:p>
              </table:table-cell>
              <table:table-cell office:value-type="float" office:value="8.3709">
                <text:p>8.3709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6.856">
                <text:p>376.856</text:p>
              </table:table-cell>
              <table:table-cell office:value-type="float" office:value="8.3793">
                <text:p>8.3793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7.856">
                <text:p>377.856</text:p>
              </table:table-cell>
              <table:table-cell office:value-type="float" office:value="8.3394">
                <text:p>8.3394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78.856">
                <text:p>378.856</text:p>
              </table:table-cell>
              <table:table-cell office:value-type="float" office:value="8.3771">
                <text:p>8.3771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79.856">
                <text:p>379.856</text:p>
              </table:table-cell>
              <table:table-cell office:value-type="float" office:value="8.3616">
                <text:p>8.3616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0.856">
                <text:p>380.856</text:p>
              </table:table-cell>
              <table:table-cell office:value-type="float" office:value="8.2795">
                <text:p>8.2795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1.856">
                <text:p>381.856</text:p>
              </table:table-cell>
              <table:table-cell office:value-type="float" office:value="8.2564">
                <text:p>8.2564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2.856">
                <text:p>382.856</text:p>
              </table:table-cell>
              <table:table-cell office:value-type="float" office:value="8.2617">
                <text:p>8.2617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3.856">
                <text:p>383.856</text:p>
              </table:table-cell>
              <table:table-cell office:value-type="float" office:value="8.2823">
                <text:p>8.2823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4.856">
                <text:p>384.856</text:p>
              </table:table-cell>
              <table:table-cell office:value-type="float" office:value="8.2884">
                <text:p>8.2884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5.857">
                <text:p>385.857</text:p>
              </table:table-cell>
              <table:table-cell office:value-type="float" office:value="8.2697">
                <text:p>8.2697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6.856">
                <text:p>386.856</text:p>
              </table:table-cell>
              <table:table-cell office:value-type="float" office:value="8.2687">
                <text:p>8.2687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7.856">
                <text:p>387.856</text:p>
              </table:table-cell>
              <table:table-cell office:value-type="float" office:value="8.2825">
                <text:p>8.2825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88.856">
                <text:p>388.856</text:p>
              </table:table-cell>
              <table:table-cell office:value-type="float" office:value="8.2732">
                <text:p>8.2732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89.857">
                <text:p>389.857</text:p>
              </table:table-cell>
              <table:table-cell office:value-type="float" office:value="8.1493">
                <text:p>8.1493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0.856">
                <text:p>390.856</text:p>
              </table:table-cell>
              <table:table-cell office:value-type="float" office:value="8.0923">
                <text:p>8.0923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1.856">
                <text:p>391.856</text:p>
              </table:table-cell>
              <table:table-cell office:value-type="float" office:value="8.0856">
                <text:p>8.0856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2.857">
                <text:p>392.857</text:p>
              </table:table-cell>
              <table:table-cell office:value-type="float" office:value="8.121">
                <text:p>8.121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3.856">
                <text:p>393.856</text:p>
              </table:table-cell>
              <table:table-cell office:value-type="float" office:value="8.1619">
                <text:p>8.1619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4.856">
                <text:p>394.856</text:p>
              </table:table-cell>
              <table:table-cell office:value-type="float" office:value="8.2158">
                <text:p>8.2158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5.856">
                <text:p>395.856</text:p>
              </table:table-cell>
              <table:table-cell office:value-type="float" office:value="8.1606">
                <text:p>8.1606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6.857">
                <text:p>396.857</text:p>
              </table:table-cell>
              <table:table-cell office:value-type="float" office:value="8.1371">
                <text:p>8.1371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7.856">
                <text:p>397.856</text:p>
              </table:table-cell>
              <table:table-cell office:value-type="float" office:value="8.0778">
                <text:p>8.0778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398.856">
                <text:p>398.856</text:p>
              </table:table-cell>
              <table:table-cell office:value-type="float" office:value="8.0465">
                <text:p>8.0465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399.856">
                <text:p>399.856</text:p>
              </table:table-cell>
              <table:table-cell office:value-type="float" office:value="8.0615">
                <text:p>8.0615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00.857">
                <text:p>400.857</text:p>
              </table:table-cell>
              <table:table-cell office:value-type="float" office:value="8.0755">
                <text:p>8.0755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01.856">
                <text:p>401.856</text:p>
              </table:table-cell>
              <table:table-cell office:value-type="float" office:value="8.0702">
                <text:p>8.0702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02.857">
                <text:p>402.857</text:p>
              </table:table-cell>
              <table:table-cell office:value-type="float" office:value="8.109">
                <text:p>8.109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03.856">
                <text:p>403.856</text:p>
              </table:table-cell>
              <table:table-cell office:value-type="float" office:value="8.1033">
                <text:p>8.1033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04.856">
                <text:p>404.856</text:p>
              </table:table-cell>
              <table:table-cell office:value-type="float" office:value="8.1369">
                <text:p>8.1369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05.856">
                <text:p>405.856</text:p>
              </table:table-cell>
              <table:table-cell office:value-type="float" office:value="8.1664">
                <text:p>8.1664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06.856">
                <text:p>406.856</text:p>
              </table:table-cell>
              <table:table-cell office:value-type="float" office:value="8.1432">
                <text:p>8.1432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07.857">
                <text:p>407.857</text:p>
              </table:table-cell>
              <table:table-cell office:value-type="float" office:value="8.1626">
                <text:p>8.1626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08.856">
                <text:p>408.856</text:p>
              </table:table-cell>
              <table:table-cell office:value-type="float" office:value="8.1788">
                <text:p>8.1788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09.856">
                <text:p>409.856</text:p>
              </table:table-cell>
              <table:table-cell office:value-type="float" office:value="8.1409">
                <text:p>8.1409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10.856">
                <text:p>410.856</text:p>
              </table:table-cell>
              <table:table-cell office:value-type="float" office:value="8.0805">
                <text:p>8.0805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11.856">
                <text:p>411.856</text:p>
              </table:table-cell>
              <table:table-cell office:value-type="float" office:value="8.0456">
                <text:p>8.0456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12.857">
                <text:p>412.857</text:p>
              </table:table-cell>
              <table:table-cell office:value-type="float" office:value="8.0413">
                <text:p>8.0413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13.856">
                <text:p>413.856</text:p>
              </table:table-cell>
              <table:table-cell office:value-type="float" office:value="8.0033">
                <text:p>8.0033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14.857">
                <text:p>414.857</text:p>
              </table:table-cell>
              <table:table-cell office:value-type="float" office:value="7.9991">
                <text:p>7.9991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15.856">
                <text:p>415.856</text:p>
              </table:table-cell>
              <table:table-cell office:value-type="float" office:value="8.006">
                <text:p>8.006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16.857">
                <text:p>416.857</text:p>
              </table:table-cell>
              <table:table-cell office:value-type="float" office:value="8.0197">
                <text:p>8.0197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17.856">
                <text:p>417.856</text:p>
              </table:table-cell>
              <table:table-cell office:value-type="float" office:value="8.0076">
                <text:p>8.0076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18.856">
                <text:p>418.856</text:p>
              </table:table-cell>
              <table:table-cell office:value-type="float" office:value="8.0084">
                <text:p>8.0084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19.856">
                <text:p>419.856</text:p>
              </table:table-cell>
              <table:table-cell office:value-type="float" office:value="7.976">
                <text:p>7.976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20.856">
                <text:p>420.856</text:p>
              </table:table-cell>
              <table:table-cell office:value-type="float" office:value="7.9851">
                <text:p>7.9851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21.856">
                <text:p>421.856</text:p>
              </table:table-cell>
              <table:table-cell office:value-type="float" office:value="7.9471">
                <text:p>7.9471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22.857">
                <text:p>422.857</text:p>
              </table:table-cell>
              <table:table-cell office:value-type="float" office:value="7.9117">
                <text:p>7.9117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23.856">
                <text:p>423.856</text:p>
              </table:table-cell>
              <table:table-cell office:value-type="float" office:value="7.8999">
                <text:p>7.8999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24.856">
                <text:p>424.856</text:p>
              </table:table-cell>
              <table:table-cell office:value-type="float" office:value="7.872">
                <text:p>7.872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25.856">
                <text:p>425.856</text:p>
              </table:table-cell>
              <table:table-cell office:value-type="float" office:value="7.8974">
                <text:p>7.8974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26.857">
                <text:p>426.857</text:p>
              </table:table-cell>
              <table:table-cell office:value-type="float" office:value="7.8958">
                <text:p>7.8958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27.856">
                <text:p>427.856</text:p>
              </table:table-cell>
              <table:table-cell office:value-type="float" office:value="7.8558">
                <text:p>7.8558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28.856">
                <text:p>428.856</text:p>
              </table:table-cell>
              <table:table-cell office:value-type="float" office:value="7.8449">
                <text:p>7.8449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29.857">
                <text:p>429.857</text:p>
              </table:table-cell>
              <table:table-cell office:value-type="float" office:value="7.8793">
                <text:p>7.8793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30.856">
                <text:p>430.856</text:p>
              </table:table-cell>
              <table:table-cell office:value-type="float" office:value="7.9324">
                <text:p>7.9324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31.856">
                <text:p>431.856</text:p>
              </table:table-cell>
              <table:table-cell office:value-type="float" office:value="7.9256">
                <text:p>7.9256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32.856">
                <text:p>432.856</text:p>
              </table:table-cell>
              <table:table-cell office:value-type="float" office:value="7.8976">
                <text:p>7.8976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33.856">
                <text:p>433.856</text:p>
              </table:table-cell>
              <table:table-cell office:value-type="float" office:value="7.8245">
                <text:p>7.8245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34.856">
                <text:p>434.856</text:p>
              </table:table-cell>
              <table:table-cell office:value-type="float" office:value="7.7953">
                <text:p>7.7953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35.857">
                <text:p>435.857</text:p>
              </table:table-cell>
              <table:table-cell office:value-type="float" office:value="7.7892">
                <text:p>7.7892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36.856">
                <text:p>436.856</text:p>
              </table:table-cell>
              <table:table-cell office:value-type="float" office:value="7.7779">
                <text:p>7.7779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37.856">
                <text:p>437.856</text:p>
              </table:table-cell>
              <table:table-cell office:value-type="float" office:value="7.8292">
                <text:p>7.8292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38.856">
                <text:p>438.856</text:p>
              </table:table-cell>
              <table:table-cell office:value-type="float" office:value="7.8302">
                <text:p>7.8302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39.857">
                <text:p>439.857</text:p>
              </table:table-cell>
              <table:table-cell office:value-type="float" office:value="7.8146">
                <text:p>7.8146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40.856">
                <text:p>440.856</text:p>
              </table:table-cell>
              <table:table-cell office:value-type="float" office:value="7.7736">
                <text:p>7.7736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41.856">
                <text:p>441.856</text:p>
              </table:table-cell>
              <table:table-cell office:value-type="float" office:value="7.7651">
                <text:p>7.7651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42.856">
                <text:p>442.856</text:p>
              </table:table-cell>
              <table:table-cell office:value-type="float" office:value="7.7892">
                <text:p>7.7892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43.858">
                <text:p>443.858</text:p>
              </table:table-cell>
              <table:table-cell office:value-type="float" office:value="7.8242">
                <text:p>7.8242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44.856">
                <text:p>444.856</text:p>
              </table:table-cell>
              <table:table-cell office:value-type="float" office:value="7.8374">
                <text:p>7.8374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45.856">
                <text:p>445.856</text:p>
              </table:table-cell>
              <table:table-cell office:value-type="float" office:value="7.8178">
                <text:p>7.8178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46.856">
                <text:p>446.856</text:p>
              </table:table-cell>
              <table:table-cell office:value-type="float" office:value="7.8248">
                <text:p>7.8248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47.856">
                <text:p>447.856</text:p>
              </table:table-cell>
              <table:table-cell office:value-type="float" office:value="7.8293">
                <text:p>7.8293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48.856">
                <text:p>448.856</text:p>
              </table:table-cell>
              <table:table-cell office:value-type="float" office:value="7.8186">
                <text:p>7.8186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49.856">
                <text:p>449.856</text:p>
              </table:table-cell>
              <table:table-cell office:value-type="float" office:value="7.7945">
                <text:p>7.7945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50.857">
                <text:p>450.857</text:p>
              </table:table-cell>
              <table:table-cell office:value-type="float" office:value="7.7629">
                <text:p>7.7629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51.856">
                <text:p>451.856</text:p>
              </table:table-cell>
              <table:table-cell office:value-type="float" office:value="7.7316">
                <text:p>7.7316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52.856">
                <text:p>452.856</text:p>
              </table:table-cell>
              <table:table-cell office:value-type="float" office:value="7.7216">
                <text:p>7.7216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53.857">
                <text:p>453.857</text:p>
              </table:table-cell>
              <table:table-cell office:value-type="float" office:value="7.724">
                <text:p>7.724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54.856">
                <text:p>454.856</text:p>
              </table:table-cell>
              <table:table-cell office:value-type="float" office:value="7.6658">
                <text:p>7.6658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55.856">
                <text:p>455.856</text:p>
              </table:table-cell>
              <table:table-cell office:value-type="float" office:value="7.6964">
                <text:p>7.6964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56.857">
                <text:p>456.857</text:p>
              </table:table-cell>
              <table:table-cell office:value-type="float" office:value="7.6968">
                <text:p>7.6968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57.856">
                <text:p>457.856</text:p>
              </table:table-cell>
              <table:table-cell office:value-type="float" office:value="7.6385">
                <text:p>7.6385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58.856">
                <text:p>458.856</text:p>
              </table:table-cell>
              <table:table-cell office:value-type="float" office:value="7.5809">
                <text:p>7.5809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59.857">
                <text:p>459.857</text:p>
              </table:table-cell>
              <table:table-cell office:value-type="float" office:value="7.5774">
                <text:p>7.5774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60.856">
                <text:p>460.856</text:p>
              </table:table-cell>
              <table:table-cell office:value-type="float" office:value="7.5212">
                <text:p>7.5212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61.856">
                <text:p>461.856</text:p>
              </table:table-cell>
              <table:table-cell office:value-type="float" office:value="7.5344">
                <text:p>7.5344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62.856">
                <text:p>462.856</text:p>
              </table:table-cell>
              <table:table-cell office:value-type="float" office:value="7.5458">
                <text:p>7.5458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63.857">
                <text:p>463.857</text:p>
              </table:table-cell>
              <table:table-cell office:value-type="float" office:value="7.5305">
                <text:p>7.5305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64.856">
                <text:p>464.856</text:p>
              </table:table-cell>
              <table:table-cell office:value-type="float" office:value="7.4849">
                <text:p>7.4849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65.857">
                <text:p>465.857</text:p>
              </table:table-cell>
              <table:table-cell office:value-type="float" office:value="7.5227">
                <text:p>7.5227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66.856">
                <text:p>466.856</text:p>
              </table:table-cell>
              <table:table-cell office:value-type="float" office:value="7.5196">
                <text:p>7.5196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67.856">
                <text:p>467.856</text:p>
              </table:table-cell>
              <table:table-cell office:value-type="float" office:value="7.4984">
                <text:p>7.4984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68.856">
                <text:p>468.856</text:p>
              </table:table-cell>
              <table:table-cell office:value-type="float" office:value="7.4966">
                <text:p>7.4966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69.857">
                <text:p>469.857</text:p>
              </table:table-cell>
              <table:table-cell office:value-type="float" office:value="7.4899">
                <text:p>7.4899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70.856">
                <text:p>470.856</text:p>
              </table:table-cell>
              <table:table-cell office:value-type="float" office:value="7.5012">
                <text:p>7.5012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71.857">
                <text:p>471.857</text:p>
              </table:table-cell>
              <table:table-cell office:value-type="float" office:value="7.4615">
                <text:p>7.4615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72.856">
                <text:p>472.856</text:p>
              </table:table-cell>
              <table:table-cell office:value-type="float" office:value="7.4379">
                <text:p>7.4379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73.856">
                <text:p>473.856</text:p>
              </table:table-cell>
              <table:table-cell office:value-type="float" office:value="7.5205">
                <text:p>7.5205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74.856">
                <text:p>474.856</text:p>
              </table:table-cell>
              <table:table-cell office:value-type="float" office:value="7.5094">
                <text:p>7.5094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75.856">
                <text:p>475.856</text:p>
              </table:table-cell>
              <table:table-cell office:value-type="float" office:value="7.4774">
                <text:p>7.4774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76.857">
                <text:p>476.857</text:p>
              </table:table-cell>
              <table:table-cell office:value-type="float" office:value="7.49">
                <text:p>7.49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77.856">
                <text:p>477.856</text:p>
              </table:table-cell>
              <table:table-cell office:value-type="float" office:value="7.4605">
                <text:p>7.4605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78.856">
                <text:p>478.856</text:p>
              </table:table-cell>
              <table:table-cell office:value-type="float" office:value="7.455">
                <text:p>7.455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79.857">
                <text:p>479.857</text:p>
              </table:table-cell>
              <table:table-cell office:value-type="float" office:value="7.4177">
                <text:p>7.4177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80.856">
                <text:p>480.856</text:p>
              </table:table-cell>
              <table:table-cell office:value-type="float" office:value="7.3891">
                <text:p>7.3891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81.857">
                <text:p>481.857</text:p>
              </table:table-cell>
              <table:table-cell office:value-type="float" office:value="7.3556">
                <text:p>7.3556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82.856">
                <text:p>482.856</text:p>
              </table:table-cell>
              <table:table-cell office:value-type="float" office:value="7.2682">
                <text:p>7.2682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83.856">
                <text:p>483.856</text:p>
              </table:table-cell>
              <table:table-cell office:value-type="float" office:value="7.2616">
                <text:p>7.2616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84.856">
                <text:p>484.856</text:p>
              </table:table-cell>
              <table:table-cell office:value-type="float" office:value="7.2093">
                <text:p>7.2093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85.856">
                <text:p>485.856</text:p>
              </table:table-cell>
              <table:table-cell office:value-type="float" office:value="7.1981">
                <text:p>7.1981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86.856">
                <text:p>486.856</text:p>
              </table:table-cell>
              <table:table-cell office:value-type="float" office:value="7.1787">
                <text:p>7.1787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87.856">
                <text:p>487.856</text:p>
              </table:table-cell>
              <table:table-cell office:value-type="float" office:value="7.2999">
                <text:p>7.2999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88.856">
                <text:p>488.856</text:p>
              </table:table-cell>
              <table:table-cell office:value-type="float" office:value="7.3459">
                <text:p>7.3459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89.856">
                <text:p>489.856</text:p>
              </table:table-cell>
              <table:table-cell office:value-type="float" office:value="7.3734">
                <text:p>7.3734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90.856">
                <text:p>490.856</text:p>
              </table:table-cell>
              <table:table-cell office:value-type="float" office:value="7.3655">
                <text:p>7.3655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91.857">
                <text:p>491.857</text:p>
              </table:table-cell>
              <table:table-cell office:value-type="float" office:value="7.3392">
                <text:p>7.3392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92.856">
                <text:p>492.856</text:p>
              </table:table-cell>
              <table:table-cell office:value-type="float" office:value="7.3321">
                <text:p>7.3321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93.856">
                <text:p>493.856</text:p>
              </table:table-cell>
              <table:table-cell office:value-type="float" office:value="7.3113">
                <text:p>7.3113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94.856">
                <text:p>494.856</text:p>
              </table:table-cell>
              <table:table-cell office:value-type="float" office:value="7.3246">
                <text:p>7.3246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95.856">
                <text:p>495.856</text:p>
              </table:table-cell>
              <table:table-cell office:value-type="float" office:value="7.2691">
                <text:p>7.2691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96.856">
                <text:p>496.856</text:p>
              </table:table-cell>
              <table:table-cell office:value-type="float" office:value="7.2929">
                <text:p>7.2929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97.856">
                <text:p>497.856</text:p>
              </table:table-cell>
              <table:table-cell office:value-type="float" office:value="7.242">
                <text:p>7.242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498.856">
                <text:p>498.856</text:p>
              </table:table-cell>
              <table:table-cell office:value-type="float" office:value="7.2329">
                <text:p>7.2329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499.856">
                <text:p>499.856</text:p>
              </table:table-cell>
              <table:table-cell office:value-type="float" office:value="7.2334">
                <text:p>7.2334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500.856">
                <text:p>500.856</text:p>
              </table:table-cell>
              <table:table-cell office:value-type="float" office:value="7.2763">
                <text:p>7.2763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501.856">
                <text:p>501.856</text:p>
              </table:table-cell>
              <table:table-cell office:value-type="float" office:value="7.2661">
                <text:p>7.2661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502.856">
                <text:p>502.856</text:p>
              </table:table-cell>
              <table:table-cell office:value-type="float" office:value="7.2483">
                <text:p>7.2483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503.857">
                <text:p>503.857</text:p>
              </table:table-cell>
              <table:table-cell office:value-type="float" office:value="7.2067">
                <text:p>7.2067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504.856">
                <text:p>504.856</text:p>
              </table:table-cell>
              <table:table-cell office:value-type="float" office:value="7.2317">
                <text:p>7.2317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505.856">
                <text:p>505.856</text:p>
              </table:table-cell>
              <table:table-cell office:value-type="float" office:value="7.3145">
                <text:p>7.3145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506.856">
                <text:p>506.856</text:p>
              </table:table-cell>
              <table:table-cell office:value-type="float" office:value="7.3445">
                <text:p>7.3445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507.856">
                <text:p>507.856</text:p>
              </table:table-cell>
              <table:table-cell office:value-type="float" office:value="7.3425">
                <text:p>7.3425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508.856">
                <text:p>508.856</text:p>
              </table:table-cell>
              <table:table-cell office:value-type="float" office:value="7.3257">
                <text:p>7.3257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509.856">
                <text:p>509.856</text:p>
              </table:table-cell>
              <table:table-cell office:value-type="float" office:value="7.2053">
                <text:p>7.2053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510.857">
                <text:p>510.857</text:p>
              </table:table-cell>
              <table:table-cell office:value-type="float" office:value="7.1587">
                <text:p>7.1587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511.856">
                <text:p>511.856</text:p>
              </table:table-cell>
              <table:table-cell office:value-type="float" office:value="7.1071">
                <text:p>7.1071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512.857">
                <text:p>512.857</text:p>
              </table:table-cell>
              <table:table-cell office:value-type="float" office:value="7.0694">
                <text:p>7.0694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513.856">
                <text:p>513.856</text:p>
              </table:table-cell>
              <table:table-cell office:value-type="float" office:value="7.0417">
                <text:p>7.0417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514.856">
                <text:p>514.856</text:p>
              </table:table-cell>
              <table:table-cell office:value-type="float" office:value="7.0454">
                <text:p>7.0454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515.856">
                <text:p>515.856</text:p>
              </table:table-cell>
              <table:table-cell office:value-type="float" office:value="7.0719">
                <text:p>7.0719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516.857">
                <text:p>516.857</text:p>
              </table:table-cell>
              <table:table-cell office:value-type="float" office:value="7.0824">
                <text:p>7.0824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517.856">
                <text:p>517.856</text:p>
              </table:table-cell>
              <table:table-cell office:value-type="float" office:value="7.0627">
                <text:p>7.0627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518.856">
                <text:p>518.856</text:p>
              </table:table-cell>
              <table:table-cell office:value-type="float" office:value="7.0511">
                <text:p>7.0511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519.856">
                <text:p>519.856</text:p>
              </table:table-cell>
              <table:table-cell office:value-type="float" office:value="7.1002">
                <text:p>7.1002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520.857">
                <text:p>520.857</text:p>
              </table:table-cell>
              <table:table-cell office:value-type="float" office:value="7.1089">
                <text:p>7.1089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521.856">
                <text:p>521.856</text:p>
              </table:table-cell>
              <table:table-cell office:value-type="float" office:value="7.0946">
                <text:p>7.0946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522.857">
                <text:p>522.857</text:p>
              </table:table-cell>
              <table:table-cell office:value-type="float" office:value="7.0801">
                <text:p>7.0801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523.856">
                <text:p>523.856</text:p>
              </table:table-cell>
              <table:table-cell office:value-type="float" office:value="7.0925">
                <text:p>7.0925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524.856">
                <text:p>524.856</text:p>
              </table:table-cell>
              <table:table-cell office:value-type="float" office:value="7.1054">
                <text:p>7.1054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525.856">
                <text:p>525.856</text:p>
              </table:table-cell>
              <table:table-cell office:value-type="float" office:value="7.0771">
                <text:p>7.0771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526.856">
                <text:p>526.856</text:p>
              </table:table-cell>
              <table:table-cell office:value-type="float" office:value="7.0866">
                <text:p>7.0866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527.856">
                <text:p>527.856</text:p>
              </table:table-cell>
              <table:table-cell office:value-type="float" office:value="7.074">
                <text:p>7.074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528.856">
                <text:p>528.856</text:p>
              </table:table-cell>
              <table:table-cell office:value-type="float" office:value="7.0702">
                <text:p>7.0702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529.857">
                <text:p>529.857</text:p>
              </table:table-cell>
              <table:table-cell office:value-type="float" office:value="7.0551">
                <text:p>7.0551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530.856">
                <text:p>530.856</text:p>
              </table:table-cell>
              <table:table-cell office:value-type="float" office:value="7.0501">
                <text:p>7.0501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531.857">
                <text:p>531.857</text:p>
              </table:table-cell>
              <table:table-cell office:value-type="float" office:value="7.0134">
                <text:p>7.0134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532.856">
                <text:p>532.856</text:p>
              </table:table-cell>
              <table:table-cell office:value-type="float" office:value="7.008">
                <text:p>7.008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533.856">
                <text:p>533.856</text:p>
              </table:table-cell>
              <table:table-cell office:value-type="float" office:value="6.9545">
                <text:p>6.9545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534.856">
                <text:p>534.856</text:p>
              </table:table-cell>
              <table:table-cell office:value-type="float" office:value="6.9411">
                <text:p>6.9411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535.856">
                <text:p>535.856</text:p>
              </table:table-cell>
              <table:table-cell office:value-type="float" office:value="6.9347">
                <text:p>6.9347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536.856">
                <text:p>536.856</text:p>
              </table:table-cell>
              <table:table-cell office:value-type="float" office:value="7.024">
                <text:p>7.024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537.856">
                <text:p>537.856</text:p>
              </table:table-cell>
              <table:table-cell office:value-type="float" office:value="7.023">
                <text:p>7.023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538.856">
                <text:p>538.856</text:p>
              </table:table-cell>
              <table:table-cell office:value-type="float" office:value="7.0265">
                <text:p>7.0265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539.856">
                <text:p>539.856</text:p>
              </table:table-cell>
              <table:table-cell office:value-type="float" office:value="6.997">
                <text:p>6.997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540.856">
                <text:p>540.856</text:p>
              </table:table-cell>
              <table:table-cell office:value-type="float" office:value="6.9864">
                <text:p>6.9864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541.856">
                <text:p>541.856</text:p>
              </table:table-cell>
              <table:table-cell office:value-type="float" office:value="6.9393">
                <text:p>6.9393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542.856">
                <text:p>542.856</text:p>
              </table:table-cell>
              <table:table-cell office:value-type="float" office:value="6.8778">
                <text:p>6.8778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543.856">
                <text:p>543.856</text:p>
              </table:table-cell>
              <table:table-cell office:value-type="float" office:value="6.8446">
                <text:p>6.844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6.2$Linux_X86_64 LibreOffice_project/2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fill-image draw:name="ChartBitmap_20_1" draw:display-name="ChartBitmap 1" xlink:href="Pictures/10000000000002000000020008D6A01043175452.jpg" xlink:type="simple" xlink:show="embed" xlink:actuate="onLoad"/>
    <draw:stroke-dash draw:name="Dot_20__28_Rounded_29_" draw:display-name="Dot (Rounded)" draw:style="round" draw:dots1="1" draw:dots1-length="1%" draw:distance="199%"/>
  </office:styles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family="'Liberation Serif'" style:font-style-name="Обычный" style:font-family-generic="roman" fo:font-size="15pt" fo:font-style="italic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5pt" style:font-size-asian="10pt" style:font-size-complex="10pt"/>
    </style:style>
    <style:style style:name="ch5" style:family="chart">
      <style:chart-properties chart:auto-position="true" style:rotation-angle="0"/>
      <style:text-properties fo:font-size="15pt" style:font-size-asian="9pt" style:font-size-complex="9pt"/>
    </style:style>
    <style:style style:name="ch6" style:family="chart">
      <style:chart-properties chart:auto-position="true" style:rotation-angle="90"/>
      <style:text-properties fo:font-size="15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circle" chart:symbol-width="0.1cm" chart:symbol-height="0.1cm" chart:link-data-style-to-source="true"/>
      <style:graphic-properties draw:stroke="none" draw:stroke-dash="Dot_20__28_Rounded_29_" svg:stroke-width="0.1cm" svg:stroke-color="#004586" svg:stroke-linecap="round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7.454cm" svg:height="17.729cm" xlink:href=".." xlink:type="simple" chart:class="chart:scatter" chart:style-name="ch1">
        <chart:legend chart:legend-position="end" svg:x="24.997cm" svg:y="8.467cm" style:legend-expansion="high" chart:style-name="ch2"/>
        <chart:plot-area chart:style-name="ch3" table:cell-range-address="'20190424_1556116123189_121.3'.A2:'20190424_1556116123189_121.3'.B787 '20190424_1556116123189_121.3'.B1:'20190424_1556116123189_121.3'.B1" chart:data-source-has-labels="row" svg:x="1.9cm" svg:y="0.354cm" svg:width="22.548cm" svg:height="15.7cm">
          <chart:coordinate-region svg:x="2.451cm" svg:y="0.647cm" svg:width="21.246cm" svg:height="14.575cm"/>
          <chart:axis chart:dimension="x" chart:name="primary-x" chart:style-name="ch4">
            <chart:title svg:x="12.735cm" svg:y="16.408cm" chart:style-name="ch5">
              <text:p>t, с</text:p>
            </chart:title>
          </chart:axis>
          <chart:axis chart:dimension="y" chart:name="primary-y" chart:style-name="ch4">
            <chart:title svg:x="0.451cm" svg:y="8.978cm" chart:style-name="ch6">
              <text:p>V, мВ</text:p>
            </chart:title>
            <chart:grid chart:style-name="ch7" chart:class="major"/>
          </chart:axis>
          <chart:series chart:style-name="ch8" chart:values-cell-range-address="'20190424_1556116123189_121.3'.B2:'20190424_1556116123189_121.3'.B787" chart:label-cell-address="'20190424_1556116123189_121.3'.B1:'20190424_1556116123189_121.3'.B1" chart:class="chart:scatter">
            <chart:domain table:cell-range-address="'20190424_1556116123189_121.3'.A2:'20190424_1556116123189_121.3'.A787"/>
            <chart:data-point chart:repeated="78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A</text:p>
              </table:table-cell>
              <table:table-cell office:value-type="string">
                <text:p>V (мВ)</text:p>
                <draw:g>
                  <svg:desc>'20190424_1556116123189_121.3'.B1:'20190424_1556116123189_121.3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20190424_1556116123189_121.3'.A2:'20190424_1556116123189_121.3'.A787</svg:desc>
                </draw:g>
              </table:table-cell>
              <table:table-cell office:value-type="float" office:value="13.3854">
                <text:p>13.3854</text:p>
                <draw:g>
                  <svg:desc>'20190424_1556116123189_121.3'.B2:'20190424_1556116123189_121.3'.B78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65">
                <text:p>0.965</text:p>
              </table:table-cell>
              <table:table-cell office:value-type="float" office:value="13.3358">
                <text:p>13.335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931">
                <text:p>1.931</text:p>
              </table:table-cell>
              <table:table-cell office:value-type="float" office:value="13.2911">
                <text:p>13.291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913">
                <text:p>2.913</text:p>
              </table:table-cell>
              <table:table-cell office:value-type="float" office:value="13.2108">
                <text:p>13.210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.913">
                <text:p>3.913</text:p>
              </table:table-cell>
              <table:table-cell office:value-type="float" office:value="13.2405">
                <text:p>13.240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.913">
                <text:p>4.913</text:p>
              </table:table-cell>
              <table:table-cell office:value-type="float" office:value="13.2116">
                <text:p>13.211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.913">
                <text:p>5.913</text:p>
              </table:table-cell>
              <table:table-cell office:value-type="float" office:value="13.2065">
                <text:p>13.206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.913">
                <text:p>6.913</text:p>
              </table:table-cell>
              <table:table-cell office:value-type="float" office:value="13.1826">
                <text:p>13.182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.913">
                <text:p>7.913</text:p>
              </table:table-cell>
              <table:table-cell office:value-type="float" office:value="13.1448">
                <text:p>13.144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.913">
                <text:p>8.913</text:p>
              </table:table-cell>
              <table:table-cell office:value-type="float" office:value="13.1775">
                <text:p>13.17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.913">
                <text:p>9.913</text:p>
              </table:table-cell>
              <table:table-cell office:value-type="float" office:value="13.1191">
                <text:p>13.119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.913">
                <text:p>10.913</text:p>
              </table:table-cell>
              <table:table-cell office:value-type="float" office:value="13.1122">
                <text:p>13.112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1.914">
                <text:p>11.914</text:p>
              </table:table-cell>
              <table:table-cell office:value-type="float" office:value="13.1628">
                <text:p>13.162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2.913">
                <text:p>12.913</text:p>
              </table:table-cell>
              <table:table-cell office:value-type="float" office:value="13.1917">
                <text:p>13.191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3.913">
                <text:p>13.913</text:p>
              </table:table-cell>
              <table:table-cell office:value-type="float" office:value="13.1825">
                <text:p>13.18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4.913">
                <text:p>14.913</text:p>
              </table:table-cell>
              <table:table-cell office:value-type="float" office:value="13.1079">
                <text:p>13.107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5.913">
                <text:p>15.913</text:p>
              </table:table-cell>
              <table:table-cell office:value-type="float" office:value="13.0846">
                <text:p>13.084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6.913">
                <text:p>16.913</text:p>
              </table:table-cell>
              <table:table-cell office:value-type="float" office:value="13.0827">
                <text:p>13.082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7.913">
                <text:p>17.913</text:p>
              </table:table-cell>
              <table:table-cell office:value-type="float" office:value="13.1425">
                <text:p>13.142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8.913">
                <text:p>18.913</text:p>
              </table:table-cell>
              <table:table-cell office:value-type="float" office:value="13.1275">
                <text:p>13.127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9.913">
                <text:p>19.913</text:p>
              </table:table-cell>
              <table:table-cell office:value-type="float" office:value="13.1108">
                <text:p>13.110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0.913">
                <text:p>20.913</text:p>
              </table:table-cell>
              <table:table-cell office:value-type="float" office:value="13.0448">
                <text:p>13.044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1.913">
                <text:p>21.913</text:p>
              </table:table-cell>
              <table:table-cell office:value-type="float" office:value="13.0468">
                <text:p>13.046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2.914">
                <text:p>22.914</text:p>
              </table:table-cell>
              <table:table-cell office:value-type="float" office:value="13.0465">
                <text:p>13.046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3.913">
                <text:p>23.913</text:p>
              </table:table-cell>
              <table:table-cell office:value-type="float" office:value="13.0846">
                <text:p>13.084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4.914">
                <text:p>24.914</text:p>
              </table:table-cell>
              <table:table-cell office:value-type="float" office:value="13.0804">
                <text:p>13.080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5.913">
                <text:p>25.913</text:p>
              </table:table-cell>
              <table:table-cell office:value-type="float" office:value="13.055">
                <text:p>13.05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6.913">
                <text:p>26.913</text:p>
              </table:table-cell>
              <table:table-cell office:value-type="float" office:value="13.1248">
                <text:p>13.124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7.913">
                <text:p>27.913</text:p>
              </table:table-cell>
              <table:table-cell office:value-type="float" office:value="13.1054">
                <text:p>13.105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8.913">
                <text:p>28.913</text:p>
              </table:table-cell>
              <table:table-cell office:value-type="float" office:value="13.0202">
                <text:p>13.020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9.914">
                <text:p>29.914</text:p>
              </table:table-cell>
              <table:table-cell office:value-type="float" office:value="13.0379">
                <text:p>13.037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0.913">
                <text:p>30.913</text:p>
              </table:table-cell>
              <table:table-cell office:value-type="float" office:value="12.9841">
                <text:p>12.984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1.913">
                <text:p>31.913</text:p>
              </table:table-cell>
              <table:table-cell office:value-type="float" office:value="12.9699">
                <text:p>12.969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2.913">
                <text:p>32.913</text:p>
              </table:table-cell>
              <table:table-cell office:value-type="float" office:value="13.0065">
                <text:p>13.006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3.913">
                <text:p>33.913</text:p>
              </table:table-cell>
              <table:table-cell office:value-type="float" office:value="13.0425">
                <text:p>13.042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4.914">
                <text:p>34.914</text:p>
              </table:table-cell>
              <table:table-cell office:value-type="float" office:value="13.0538">
                <text:p>13.053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5.913">
                <text:p>35.913</text:p>
              </table:table-cell>
              <table:table-cell office:value-type="float" office:value="13.0685">
                <text:p>13.068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6.913">
                <text:p>36.913</text:p>
              </table:table-cell>
              <table:table-cell office:value-type="float" office:value="13.0261">
                <text:p>13.026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7.913">
                <text:p>37.913</text:p>
              </table:table-cell>
              <table:table-cell office:value-type="float" office:value="13.0078">
                <text:p>13.007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8.913">
                <text:p>38.913</text:p>
              </table:table-cell>
              <table:table-cell office:value-type="float" office:value="13.0133">
                <text:p>13.013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9.913">
                <text:p>39.913</text:p>
              </table:table-cell>
              <table:table-cell office:value-type="float" office:value="13.0565">
                <text:p>13.056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0.913">
                <text:p>40.913</text:p>
              </table:table-cell>
              <table:table-cell office:value-type="float" office:value="13.0679">
                <text:p>13.067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1.913">
                <text:p>41.913</text:p>
              </table:table-cell>
              <table:table-cell office:value-type="float" office:value="13.0489">
                <text:p>13.048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2.913">
                <text:p>42.913</text:p>
              </table:table-cell>
              <table:table-cell office:value-type="float" office:value="12.8918">
                <text:p>12.891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3.913">
                <text:p>43.913</text:p>
              </table:table-cell>
              <table:table-cell office:value-type="float" office:value="12.8536">
                <text:p>12.853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4.913">
                <text:p>44.913</text:p>
              </table:table-cell>
              <table:table-cell office:value-type="float" office:value="12.8376">
                <text:p>12.837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5.913">
                <text:p>45.913</text:p>
              </table:table-cell>
              <table:table-cell office:value-type="float" office:value="12.8433">
                <text:p>12.843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6.913">
                <text:p>46.913</text:p>
              </table:table-cell>
              <table:table-cell office:value-type="float" office:value="12.8894">
                <text:p>12.889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7.913">
                <text:p>47.913</text:p>
              </table:table-cell>
              <table:table-cell office:value-type="float" office:value="12.8857">
                <text:p>12.885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8.913">
                <text:p>48.913</text:p>
              </table:table-cell>
              <table:table-cell office:value-type="float" office:value="12.801">
                <text:p>12.80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9.914">
                <text:p>49.914</text:p>
              </table:table-cell>
              <table:table-cell office:value-type="float" office:value="12.7805">
                <text:p>12.780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0.913">
                <text:p>50.913</text:p>
              </table:table-cell>
              <table:table-cell office:value-type="float" office:value="12.7654">
                <text:p>12.765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1.917">
                <text:p>51.917</text:p>
              </table:table-cell>
              <table:table-cell office:value-type="float" office:value="12.7331">
                <text:p>12.733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2.913">
                <text:p>52.913</text:p>
              </table:table-cell>
              <table:table-cell office:value-type="float" office:value="12.7121">
                <text:p>12.712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3.913">
                <text:p>53.913</text:p>
              </table:table-cell>
              <table:table-cell office:value-type="float" office:value="12.6626">
                <text:p>12.662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4.913">
                <text:p>54.913</text:p>
              </table:table-cell>
              <table:table-cell office:value-type="float" office:value="12.7089">
                <text:p>12.708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5.913">
                <text:p>55.913</text:p>
              </table:table-cell>
              <table:table-cell office:value-type="float" office:value="12.7621">
                <text:p>12.762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6.913">
                <text:p>56.913</text:p>
              </table:table-cell>
              <table:table-cell office:value-type="float" office:value="12.7251">
                <text:p>12.725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7.913">
                <text:p>57.913</text:p>
              </table:table-cell>
              <table:table-cell office:value-type="float" office:value="12.6843">
                <text:p>12.684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8.914">
                <text:p>58.914</text:p>
              </table:table-cell>
              <table:table-cell office:value-type="float" office:value="12.6598">
                <text:p>12.659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9.913">
                <text:p>59.913</text:p>
              </table:table-cell>
              <table:table-cell office:value-type="float" office:value="12.6643">
                <text:p>12.664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0.913">
                <text:p>60.913</text:p>
              </table:table-cell>
              <table:table-cell office:value-type="float" office:value="12.6872">
                <text:p>12.687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1.913">
                <text:p>61.913</text:p>
              </table:table-cell>
              <table:table-cell office:value-type="float" office:value="12.6701">
                <text:p>12.670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2.913">
                <text:p>62.913</text:p>
              </table:table-cell>
              <table:table-cell office:value-type="float" office:value="12.6645">
                <text:p>12.664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3.913">
                <text:p>63.913</text:p>
              </table:table-cell>
              <table:table-cell office:value-type="float" office:value="12.6325">
                <text:p>12.632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4.914">
                <text:p>64.914</text:p>
              </table:table-cell>
              <table:table-cell office:value-type="float" office:value="12.6045">
                <text:p>12.604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5.913">
                <text:p>65.913</text:p>
              </table:table-cell>
              <table:table-cell office:value-type="float" office:value="12.6097">
                <text:p>12.609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6.913">
                <text:p>66.913</text:p>
              </table:table-cell>
              <table:table-cell office:value-type="float" office:value="12.6328">
                <text:p>12.632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7.913">
                <text:p>67.913</text:p>
              </table:table-cell>
              <table:table-cell office:value-type="float" office:value="12.6169">
                <text:p>12.616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8.913">
                <text:p>68.913</text:p>
              </table:table-cell>
              <table:table-cell office:value-type="float" office:value="12.6218">
                <text:p>12.621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69.913">
                <text:p>69.913</text:p>
              </table:table-cell>
              <table:table-cell office:value-type="float" office:value="12.5831">
                <text:p>12.583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0.914">
                <text:p>70.914</text:p>
              </table:table-cell>
              <table:table-cell office:value-type="float" office:value="12.5686">
                <text:p>12.568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1.914">
                <text:p>71.914</text:p>
              </table:table-cell>
              <table:table-cell office:value-type="float" office:value="12.5558">
                <text:p>12.555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2.913">
                <text:p>72.913</text:p>
              </table:table-cell>
              <table:table-cell office:value-type="float" office:value="12.5591">
                <text:p>12.559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3.913">
                <text:p>73.913</text:p>
              </table:table-cell>
              <table:table-cell office:value-type="float" office:value="12.5691">
                <text:p>12.569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4.913">
                <text:p>74.913</text:p>
              </table:table-cell>
              <table:table-cell office:value-type="float" office:value="12.5825">
                <text:p>12.582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5.914">
                <text:p>75.914</text:p>
              </table:table-cell>
              <table:table-cell office:value-type="float" office:value="12.5381">
                <text:p>12.538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6.913">
                <text:p>76.913</text:p>
              </table:table-cell>
              <table:table-cell office:value-type="float" office:value="12.5062">
                <text:p>12.506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7.913">
                <text:p>77.913</text:p>
              </table:table-cell>
              <table:table-cell office:value-type="float" office:value="12.4939">
                <text:p>12.493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8.913">
                <text:p>78.913</text:p>
              </table:table-cell>
              <table:table-cell office:value-type="float" office:value="12.4814">
                <text:p>12.481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79.913">
                <text:p>79.913</text:p>
              </table:table-cell>
              <table:table-cell office:value-type="float" office:value="12.4826">
                <text:p>12.482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0.914">
                <text:p>80.914</text:p>
              </table:table-cell>
              <table:table-cell office:value-type="float" office:value="12.4674">
                <text:p>12.467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1.913">
                <text:p>81.913</text:p>
              </table:table-cell>
              <table:table-cell office:value-type="float" office:value="12.4618">
                <text:p>12.461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2.913">
                <text:p>82.913</text:p>
              </table:table-cell>
              <table:table-cell office:value-type="float" office:value="12.464">
                <text:p>12.46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3.913">
                <text:p>83.913</text:p>
              </table:table-cell>
              <table:table-cell office:value-type="float" office:value="12.4654">
                <text:p>12.465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4.913">
                <text:p>84.913</text:p>
              </table:table-cell>
              <table:table-cell office:value-type="float" office:value="12.4603">
                <text:p>12.460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5.914">
                <text:p>85.914</text:p>
              </table:table-cell>
              <table:table-cell office:value-type="float" office:value="12.4585">
                <text:p>12.458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6.913">
                <text:p>86.913</text:p>
              </table:table-cell>
              <table:table-cell office:value-type="float" office:value="12.4141">
                <text:p>12.414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7.913">
                <text:p>87.913</text:p>
              </table:table-cell>
              <table:table-cell office:value-type="float" office:value="12.4191">
                <text:p>12.419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8.913">
                <text:p>88.913</text:p>
              </table:table-cell>
              <table:table-cell office:value-type="float" office:value="12.4104">
                <text:p>12.410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89.913">
                <text:p>89.913</text:p>
              </table:table-cell>
              <table:table-cell office:value-type="float" office:value="12.3959">
                <text:p>12.395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0.914">
                <text:p>90.914</text:p>
              </table:table-cell>
              <table:table-cell office:value-type="float" office:value="12.3625">
                <text:p>12.362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1.913">
                <text:p>91.913</text:p>
              </table:table-cell>
              <table:table-cell office:value-type="float" office:value="12.3562">
                <text:p>12.356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2.913">
                <text:p>92.913</text:p>
              </table:table-cell>
              <table:table-cell office:value-type="float" office:value="12.2993">
                <text:p>12.299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3.913">
                <text:p>93.913</text:p>
              </table:table-cell>
              <table:table-cell office:value-type="float" office:value="12.3232">
                <text:p>12.323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4.913">
                <text:p>94.913</text:p>
              </table:table-cell>
              <table:table-cell office:value-type="float" office:value="12.3323">
                <text:p>12.332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5.913">
                <text:p>95.913</text:p>
              </table:table-cell>
              <table:table-cell office:value-type="float" office:value="12.337">
                <text:p>12.33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6.913">
                <text:p>96.913</text:p>
              </table:table-cell>
              <table:table-cell office:value-type="float" office:value="12.3714">
                <text:p>12.371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7.914">
                <text:p>97.914</text:p>
              </table:table-cell>
              <table:table-cell office:value-type="float" office:value="12.34">
                <text:p>12.3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8.913">
                <text:p>98.913</text:p>
              </table:table-cell>
              <table:table-cell office:value-type="float" office:value="12.2727">
                <text:p>12.272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99.913">
                <text:p>99.913</text:p>
              </table:table-cell>
              <table:table-cell office:value-type="float" office:value="12.2174">
                <text:p>12.217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0.913">
                <text:p>100.913</text:p>
              </table:table-cell>
              <table:table-cell office:value-type="float" office:value="12.2135">
                <text:p>12.213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1.913">
                <text:p>101.913</text:p>
              </table:table-cell>
              <table:table-cell office:value-type="float" office:value="12.1806">
                <text:p>12.180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2.913">
                <text:p>102.913</text:p>
              </table:table-cell>
              <table:table-cell office:value-type="float" office:value="12.1867">
                <text:p>12.186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3.913">
                <text:p>103.913</text:p>
              </table:table-cell>
              <table:table-cell office:value-type="float" office:value="12.1904">
                <text:p>12.190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4.913">
                <text:p>104.913</text:p>
              </table:table-cell>
              <table:table-cell office:value-type="float" office:value="12.1739">
                <text:p>12.173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5.913">
                <text:p>105.913</text:p>
              </table:table-cell>
              <table:table-cell office:value-type="float" office:value="12.2475">
                <text:p>12.247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6.913">
                <text:p>106.913</text:p>
              </table:table-cell>
              <table:table-cell office:value-type="float" office:value="12.1781">
                <text:p>12.178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7.914">
                <text:p>107.914</text:p>
              </table:table-cell>
              <table:table-cell office:value-type="float" office:value="12.1164">
                <text:p>12.116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8.913">
                <text:p>108.913</text:p>
              </table:table-cell>
              <table:table-cell office:value-type="float" office:value="12.0797">
                <text:p>12.079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09.913">
                <text:p>109.913</text:p>
              </table:table-cell>
              <table:table-cell office:value-type="float" office:value="12.0847">
                <text:p>12.084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0.913">
                <text:p>110.913</text:p>
              </table:table-cell>
              <table:table-cell office:value-type="float" office:value="12.1428">
                <text:p>12.142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1.913">
                <text:p>111.913</text:p>
              </table:table-cell>
              <table:table-cell office:value-type="float" office:value="12.1582">
                <text:p>12.158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2.914">
                <text:p>112.914</text:p>
              </table:table-cell>
              <table:table-cell office:value-type="float" office:value="12.1244">
                <text:p>12.124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3.913">
                <text:p>113.913</text:p>
              </table:table-cell>
              <table:table-cell office:value-type="float" office:value="12.0902">
                <text:p>12.090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4.913">
                <text:p>114.913</text:p>
              </table:table-cell>
              <table:table-cell office:value-type="float" office:value="12.0306">
                <text:p>12.030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5.913">
                <text:p>115.913</text:p>
              </table:table-cell>
              <table:table-cell office:value-type="float" office:value="11.999">
                <text:p>11.99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6.913">
                <text:p>116.913</text:p>
              </table:table-cell>
              <table:table-cell office:value-type="float" office:value="12.018">
                <text:p>12.01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7.913">
                <text:p>117.913</text:p>
              </table:table-cell>
              <table:table-cell office:value-type="float" office:value="12.0436">
                <text:p>12.043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8.914">
                <text:p>118.914</text:p>
              </table:table-cell>
              <table:table-cell office:value-type="float" office:value="12.0472">
                <text:p>12.047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19.913">
                <text:p>119.913</text:p>
              </table:table-cell>
              <table:table-cell office:value-type="float" office:value="12.0034">
                <text:p>12.003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0.913">
                <text:p>120.913</text:p>
              </table:table-cell>
              <table:table-cell office:value-type="float" office:value="12.0252">
                <text:p>12.025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1.913">
                <text:p>121.913</text:p>
              </table:table-cell>
              <table:table-cell office:value-type="float" office:value="12.0298">
                <text:p>12.029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2.913">
                <text:p>122.913</text:p>
              </table:table-cell>
              <table:table-cell office:value-type="float" office:value="11.994">
                <text:p>11.99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3.913">
                <text:p>123.913</text:p>
              </table:table-cell>
              <table:table-cell office:value-type="float" office:value="11.9957">
                <text:p>11.995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4.914">
                <text:p>124.914</text:p>
              </table:table-cell>
              <table:table-cell office:value-type="float" office:value="12.0031">
                <text:p>12.003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5.913">
                <text:p>125.913</text:p>
              </table:table-cell>
              <table:table-cell office:value-type="float" office:value="12.0062">
                <text:p>12.006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6.913">
                <text:p>126.913</text:p>
              </table:table-cell>
              <table:table-cell office:value-type="float" office:value="11.9899">
                <text:p>11.989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7.913">
                <text:p>127.913</text:p>
              </table:table-cell>
              <table:table-cell office:value-type="float" office:value="11.9961">
                <text:p>11.996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8.913">
                <text:p>128.913</text:p>
              </table:table-cell>
              <table:table-cell office:value-type="float" office:value="12.0101">
                <text:p>12.010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29.913">
                <text:p>129.913</text:p>
              </table:table-cell>
              <table:table-cell office:value-type="float" office:value="12.0027">
                <text:p>12.002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0.914">
                <text:p>130.914</text:p>
              </table:table-cell>
              <table:table-cell office:value-type="float" office:value="11.9973">
                <text:p>11.997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1.913">
                <text:p>131.913</text:p>
              </table:table-cell>
              <table:table-cell office:value-type="float" office:value="11.9431">
                <text:p>11.943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2.913">
                <text:p>132.913</text:p>
              </table:table-cell>
              <table:table-cell office:value-type="float" office:value="11.9298">
                <text:p>11.929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3.913">
                <text:p>133.913</text:p>
              </table:table-cell>
              <table:table-cell office:value-type="float" office:value="11.9366">
                <text:p>11.936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4.913">
                <text:p>134.913</text:p>
              </table:table-cell>
              <table:table-cell office:value-type="float" office:value="11.9611">
                <text:p>11.961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5.913">
                <text:p>135.913</text:p>
              </table:table-cell>
              <table:table-cell office:value-type="float" office:value="11.9302">
                <text:p>11.930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6.914">
                <text:p>136.914</text:p>
              </table:table-cell>
              <table:table-cell office:value-type="float" office:value="11.9937">
                <text:p>11.993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7.913">
                <text:p>137.913</text:p>
              </table:table-cell>
              <table:table-cell office:value-type="float" office:value="11.9504">
                <text:p>11.950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8.913">
                <text:p>138.913</text:p>
              </table:table-cell>
              <table:table-cell office:value-type="float" office:value="11.9441">
                <text:p>11.944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39.914">
                <text:p>139.914</text:p>
              </table:table-cell>
              <table:table-cell office:value-type="float" office:value="11.9226">
                <text:p>11.922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0.913">
                <text:p>140.913</text:p>
              </table:table-cell>
              <table:table-cell office:value-type="float" office:value="11.8817">
                <text:p>11.881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1.913">
                <text:p>141.913</text:p>
              </table:table-cell>
              <table:table-cell office:value-type="float" office:value="11.8023">
                <text:p>11.802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2.913">
                <text:p>142.913</text:p>
              </table:table-cell>
              <table:table-cell office:value-type="float" office:value="11.7783">
                <text:p>11.778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3.913">
                <text:p>143.913</text:p>
              </table:table-cell>
              <table:table-cell office:value-type="float" office:value="11.7958">
                <text:p>11.795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4.913">
                <text:p>144.913</text:p>
              </table:table-cell>
              <table:table-cell office:value-type="float" office:value="11.8038">
                <text:p>11.803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5.914">
                <text:p>145.914</text:p>
              </table:table-cell>
              <table:table-cell office:value-type="float" office:value="11.7729">
                <text:p>11.772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6.913">
                <text:p>146.913</text:p>
              </table:table-cell>
              <table:table-cell office:value-type="float" office:value="11.74">
                <text:p>11.7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7.913">
                <text:p>147.913</text:p>
              </table:table-cell>
              <table:table-cell office:value-type="float" office:value="11.7443">
                <text:p>11.744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8.913">
                <text:p>148.913</text:p>
              </table:table-cell>
              <table:table-cell office:value-type="float" office:value="11.7726">
                <text:p>11.772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49.913">
                <text:p>149.913</text:p>
              </table:table-cell>
              <table:table-cell office:value-type="float" office:value="11.8335">
                <text:p>11.833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0.913">
                <text:p>150.913</text:p>
              </table:table-cell>
              <table:table-cell office:value-type="float" office:value="11.8469">
                <text:p>11.846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1.913">
                <text:p>151.913</text:p>
              </table:table-cell>
              <table:table-cell office:value-type="float" office:value="11.8678">
                <text:p>11.867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2.913">
                <text:p>152.913</text:p>
              </table:table-cell>
              <table:table-cell office:value-type="float" office:value="11.7909">
                <text:p>11.790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3.913">
                <text:p>153.913</text:p>
              </table:table-cell>
              <table:table-cell office:value-type="float" office:value="11.7876">
                <text:p>11.787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4.913">
                <text:p>154.913</text:p>
              </table:table-cell>
              <table:table-cell office:value-type="float" office:value="11.7724">
                <text:p>11.772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5.913">
                <text:p>155.913</text:p>
              </table:table-cell>
              <table:table-cell office:value-type="float" office:value="11.7344">
                <text:p>11.734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6.914">
                <text:p>156.914</text:p>
              </table:table-cell>
              <table:table-cell office:value-type="float" office:value="11.6929">
                <text:p>11.692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7.913">
                <text:p>157.913</text:p>
              </table:table-cell>
              <table:table-cell office:value-type="float" office:value="11.6737">
                <text:p>11.673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8.913">
                <text:p>158.913</text:p>
              </table:table-cell>
              <table:table-cell office:value-type="float" office:value="11.71">
                <text:p>11.7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59.913">
                <text:p>159.913</text:p>
              </table:table-cell>
              <table:table-cell office:value-type="float" office:value="11.6684">
                <text:p>11.668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0.913">
                <text:p>160.913</text:p>
              </table:table-cell>
              <table:table-cell office:value-type="float" office:value="11.6919">
                <text:p>11.691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1.913">
                <text:p>161.913</text:p>
              </table:table-cell>
              <table:table-cell office:value-type="float" office:value="11.7125">
                <text:p>11.712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2.913">
                <text:p>162.913</text:p>
              </table:table-cell>
              <table:table-cell office:value-type="float" office:value="11.6753">
                <text:p>11.675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3.914">
                <text:p>163.914</text:p>
              </table:table-cell>
              <table:table-cell office:value-type="float" office:value="11.5947">
                <text:p>11.594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4.913">
                <text:p>164.913</text:p>
              </table:table-cell>
              <table:table-cell office:value-type="float" office:value="11.5449">
                <text:p>11.544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5.913">
                <text:p>165.913</text:p>
              </table:table-cell>
              <table:table-cell office:value-type="float" office:value="11.5226">
                <text:p>11.522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6.913">
                <text:p>166.913</text:p>
              </table:table-cell>
              <table:table-cell office:value-type="float" office:value="11.4801">
                <text:p>11.480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7.913">
                <text:p>167.913</text:p>
              </table:table-cell>
              <table:table-cell office:value-type="float" office:value="11.429">
                <text:p>11.42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8.914">
                <text:p>168.914</text:p>
              </table:table-cell>
              <table:table-cell office:value-type="float" office:value="11.4143">
                <text:p>11.414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69.913">
                <text:p>169.913</text:p>
              </table:table-cell>
              <table:table-cell office:value-type="float" office:value="11.3839">
                <text:p>11.383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0.913">
                <text:p>170.913</text:p>
              </table:table-cell>
              <table:table-cell office:value-type="float" office:value="11.3815">
                <text:p>11.381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1.913">
                <text:p>171.913</text:p>
              </table:table-cell>
              <table:table-cell office:value-type="float" office:value="11.3867">
                <text:p>11.386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2.914">
                <text:p>172.914</text:p>
              </table:table-cell>
              <table:table-cell office:value-type="float" office:value="11.4261">
                <text:p>11.426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3.913">
                <text:p>173.913</text:p>
              </table:table-cell>
              <table:table-cell office:value-type="float" office:value="11.3888">
                <text:p>11.388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4.913">
                <text:p>174.913</text:p>
              </table:table-cell>
              <table:table-cell office:value-type="float" office:value="11.3218">
                <text:p>11.321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5.913">
                <text:p>175.913</text:p>
              </table:table-cell>
              <table:table-cell office:value-type="float" office:value="11.3495">
                <text:p>11.349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6.914">
                <text:p>176.914</text:p>
              </table:table-cell>
              <table:table-cell office:value-type="float" office:value="11.3122">
                <text:p>11.312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7.913">
                <text:p>177.913</text:p>
              </table:table-cell>
              <table:table-cell office:value-type="float" office:value="11.267">
                <text:p>11.26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78.913">
                <text:p>178.913</text:p>
              </table:table-cell>
              <table:table-cell office:value-type="float" office:value="11.2299">
                <text:p>11.229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79.913">
                <text:p>179.913</text:p>
              </table:table-cell>
              <table:table-cell office:value-type="float" office:value="11.261">
                <text:p>11.26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0.913">
                <text:p>180.913</text:p>
              </table:table-cell>
              <table:table-cell office:value-type="float" office:value="11.2842">
                <text:p>11.284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1.913">
                <text:p>181.913</text:p>
              </table:table-cell>
              <table:table-cell office:value-type="float" office:value="11.363">
                <text:p>11.36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2.913">
                <text:p>182.913</text:p>
              </table:table-cell>
              <table:table-cell office:value-type="float" office:value="11.2905">
                <text:p>11.290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3.913">
                <text:p>183.913</text:p>
              </table:table-cell>
              <table:table-cell office:value-type="float" office:value="11.2638">
                <text:p>11.2638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4.913">
                <text:p>184.913</text:p>
              </table:table-cell>
              <table:table-cell office:value-type="float" office:value="11.2756">
                <text:p>11.275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5.913">
                <text:p>185.913</text:p>
              </table:table-cell>
              <table:table-cell office:value-type="float" office:value="11.2652">
                <text:p>11.265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6.913">
                <text:p>186.913</text:p>
              </table:table-cell>
              <table:table-cell office:value-type="float" office:value="11.2246">
                <text:p>11.224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7.913">
                <text:p>187.913</text:p>
              </table:table-cell>
              <table:table-cell office:value-type="float" office:value="11.2474">
                <text:p>11.247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88.913">
                <text:p>188.913</text:p>
              </table:table-cell>
              <table:table-cell office:value-type="float" office:value="11.2148">
                <text:p>11.214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89.913">
                <text:p>189.913</text:p>
              </table:table-cell>
              <table:table-cell office:value-type="float" office:value="11.2152">
                <text:p>11.215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0.913">
                <text:p>190.913</text:p>
              </table:table-cell>
              <table:table-cell office:value-type="float" office:value="11.2768">
                <text:p>11.276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1.913">
                <text:p>191.913</text:p>
              </table:table-cell>
              <table:table-cell office:value-type="float" office:value="11.2073">
                <text:p>11.207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2.913">
                <text:p>192.913</text:p>
              </table:table-cell>
              <table:table-cell office:value-type="float" office:value="11.1225">
                <text:p>11.122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3.913">
                <text:p>193.913</text:p>
              </table:table-cell>
              <table:table-cell office:value-type="float" office:value="11.0968">
                <text:p>11.096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4.913">
                <text:p>194.913</text:p>
              </table:table-cell>
              <table:table-cell office:value-type="float" office:value="11.0958">
                <text:p>11.095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5.913">
                <text:p>195.913</text:p>
              </table:table-cell>
              <table:table-cell office:value-type="float" office:value="11.095">
                <text:p>11.09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6.913">
                <text:p>196.913</text:p>
              </table:table-cell>
              <table:table-cell office:value-type="float" office:value="11.1009">
                <text:p>11.1009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7.914">
                <text:p>197.914</text:p>
              </table:table-cell>
              <table:table-cell office:value-type="float" office:value="11.0988">
                <text:p>11.098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8.914">
                <text:p>198.914</text:p>
              </table:table-cell>
              <table:table-cell office:value-type="float" office:value="11.103">
                <text:p>11.10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99.913">
                <text:p>199.913</text:p>
              </table:table-cell>
              <table:table-cell office:value-type="float" office:value="11.0692">
                <text:p>11.0692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0.913">
                <text:p>200.913</text:p>
              </table:table-cell>
              <table:table-cell office:value-type="float" office:value="11.0565">
                <text:p>11.056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1.913">
                <text:p>201.913</text:p>
              </table:table-cell>
              <table:table-cell office:value-type="float" office:value="11.01">
                <text:p>11.0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2.913">
                <text:p>202.913</text:p>
              </table:table-cell>
              <table:table-cell office:value-type="float" office:value="11.0037">
                <text:p>11.0037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3.913">
                <text:p>203.913</text:p>
              </table:table-cell>
              <table:table-cell office:value-type="float" office:value="11.0294">
                <text:p>11.029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4.913">
                <text:p>204.913</text:p>
              </table:table-cell>
              <table:table-cell office:value-type="float" office:value="11.105">
                <text:p>11.10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5.913">
                <text:p>205.913</text:p>
              </table:table-cell>
              <table:table-cell office:value-type="float" office:value="11.1328">
                <text:p>11.1328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6.914">
                <text:p>206.914</text:p>
              </table:table-cell>
              <table:table-cell office:value-type="float" office:value="11.1292">
                <text:p>11.129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7.914">
                <text:p>207.914</text:p>
              </table:table-cell>
              <table:table-cell office:value-type="float" office:value="11.0717">
                <text:p>11.0717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08.914">
                <text:p>208.914</text:p>
              </table:table-cell>
              <table:table-cell office:value-type="float" office:value="11.0373">
                <text:p>11.0373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09.913">
                <text:p>209.913</text:p>
              </table:table-cell>
              <table:table-cell office:value-type="float" office:value="11.0417">
                <text:p>11.0417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0.913">
                <text:p>210.913</text:p>
              </table:table-cell>
              <table:table-cell office:value-type="float" office:value="11.0554">
                <text:p>11.0554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1.913">
                <text:p>211.913</text:p>
              </table:table-cell>
              <table:table-cell office:value-type="float" office:value="11.033">
                <text:p>11.033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2.913">
                <text:p>212.913</text:p>
              </table:table-cell>
              <table:table-cell office:value-type="float" office:value="10.9918">
                <text:p>10.9918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3.913">
                <text:p>213.913</text:p>
              </table:table-cell>
              <table:table-cell office:value-type="float" office:value="10.9871">
                <text:p>10.9871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4.913">
                <text:p>214.913</text:p>
              </table:table-cell>
              <table:table-cell office:value-type="float" office:value="11.0008">
                <text:p>11.0008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5.913">
                <text:p>215.913</text:p>
              </table:table-cell>
              <table:table-cell office:value-type="float" office:value="11.029">
                <text:p>11.029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6.913">
                <text:p>216.913</text:p>
              </table:table-cell>
              <table:table-cell office:value-type="float" office:value="11.0117">
                <text:p>11.0117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7.913">
                <text:p>217.913</text:p>
              </table:table-cell>
              <table:table-cell office:value-type="float" office:value="11.0254">
                <text:p>11.0254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18.914">
                <text:p>218.914</text:p>
              </table:table-cell>
              <table:table-cell office:value-type="float" office:value="10.9747">
                <text:p>10.9747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19.913">
                <text:p>219.913</text:p>
              </table:table-cell>
              <table:table-cell office:value-type="float" office:value="10.9689">
                <text:p>10.9689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0.913">
                <text:p>220.913</text:p>
              </table:table-cell>
              <table:table-cell office:value-type="float" office:value="10.951">
                <text:p>10.95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1.913">
                <text:p>221.913</text:p>
              </table:table-cell>
              <table:table-cell office:value-type="float" office:value="10.9534">
                <text:p>10.953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2.913">
                <text:p>222.913</text:p>
              </table:table-cell>
              <table:table-cell office:value-type="float" office:value="10.9254">
                <text:p>10.9254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3.914">
                <text:p>223.914</text:p>
              </table:table-cell>
              <table:table-cell office:value-type="float" office:value="10.8897">
                <text:p>10.8897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4.914">
                <text:p>224.914</text:p>
              </table:table-cell>
              <table:table-cell office:value-type="float" office:value="10.8694">
                <text:p>10.8694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5.914">
                <text:p>225.914</text:p>
              </table:table-cell>
              <table:table-cell office:value-type="float" office:value="10.9016">
                <text:p>10.9016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6.914">
                <text:p>226.914</text:p>
              </table:table-cell>
              <table:table-cell office:value-type="float" office:value="10.8973">
                <text:p>10.8973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7.913">
                <text:p>227.913</text:p>
              </table:table-cell>
              <table:table-cell office:value-type="float" office:value="10.8799">
                <text:p>10.8799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28.913">
                <text:p>228.913</text:p>
              </table:table-cell>
              <table:table-cell office:value-type="float" office:value="10.8843">
                <text:p>10.8843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29.913">
                <text:p>229.913</text:p>
              </table:table-cell>
              <table:table-cell office:value-type="float" office:value="10.8688">
                <text:p>10.8688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0.913">
                <text:p>230.913</text:p>
              </table:table-cell>
              <table:table-cell office:value-type="float" office:value="10.852">
                <text:p>10.852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1.913">
                <text:p>231.913</text:p>
              </table:table-cell>
              <table:table-cell office:value-type="float" office:value="10.8669">
                <text:p>10.8669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2.913">
                <text:p>232.913</text:p>
              </table:table-cell>
              <table:table-cell office:value-type="float" office:value="10.8466">
                <text:p>10.8466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3.913">
                <text:p>233.913</text:p>
              </table:table-cell>
              <table:table-cell office:value-type="float" office:value="10.816">
                <text:p>10.816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4.913">
                <text:p>234.913</text:p>
              </table:table-cell>
              <table:table-cell office:value-type="float" office:value="10.7737">
                <text:p>10.7737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5.913">
                <text:p>235.913</text:p>
              </table:table-cell>
              <table:table-cell office:value-type="float" office:value="10.7376">
                <text:p>10.7376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6.913">
                <text:p>236.913</text:p>
              </table:table-cell>
              <table:table-cell office:value-type="float" office:value="10.6768">
                <text:p>10.6768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7.913">
                <text:p>237.913</text:p>
              </table:table-cell>
              <table:table-cell office:value-type="float" office:value="10.7102">
                <text:p>10.7102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38.913">
                <text:p>238.913</text:p>
              </table:table-cell>
              <table:table-cell office:value-type="float" office:value="10.7323">
                <text:p>10.7323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39.913">
                <text:p>239.913</text:p>
              </table:table-cell>
              <table:table-cell office:value-type="float" office:value="10.7743">
                <text:p>10.7743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0.914">
                <text:p>240.914</text:p>
              </table:table-cell>
              <table:table-cell office:value-type="float" office:value="10.7673">
                <text:p>10.7673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1.913">
                <text:p>241.913</text:p>
              </table:table-cell>
              <table:table-cell office:value-type="float" office:value="10.7321">
                <text:p>10.7321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2.913">
                <text:p>242.913</text:p>
              </table:table-cell>
              <table:table-cell office:value-type="float" office:value="10.7188">
                <text:p>10.7188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3.913">
                <text:p>243.913</text:p>
              </table:table-cell>
              <table:table-cell office:value-type="float" office:value="10.7559">
                <text:p>10.7559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4.913">
                <text:p>244.913</text:p>
              </table:table-cell>
              <table:table-cell office:value-type="float" office:value="10.7168">
                <text:p>10.7168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5.913">
                <text:p>245.913</text:p>
              </table:table-cell>
              <table:table-cell office:value-type="float" office:value="10.7042">
                <text:p>10.7042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6.913">
                <text:p>246.913</text:p>
              </table:table-cell>
              <table:table-cell office:value-type="float" office:value="10.6533">
                <text:p>10.6533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7.913">
                <text:p>247.913</text:p>
              </table:table-cell>
              <table:table-cell office:value-type="float" office:value="10.6508">
                <text:p>10.6508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48.913">
                <text:p>248.913</text:p>
              </table:table-cell>
              <table:table-cell office:value-type="float" office:value="10.6809">
                <text:p>10.6809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49.913">
                <text:p>249.913</text:p>
              </table:table-cell>
              <table:table-cell office:value-type="float" office:value="10.6847">
                <text:p>10.6847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0.913">
                <text:p>250.913</text:p>
              </table:table-cell>
              <table:table-cell office:value-type="float" office:value="10.6836">
                <text:p>10.6836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1.913">
                <text:p>251.913</text:p>
              </table:table-cell>
              <table:table-cell office:value-type="float" office:value="10.6827">
                <text:p>10.6827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2.914">
                <text:p>252.914</text:p>
              </table:table-cell>
              <table:table-cell office:value-type="float" office:value="10.6908">
                <text:p>10.6908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3.914">
                <text:p>253.914</text:p>
              </table:table-cell>
              <table:table-cell office:value-type="float" office:value="10.6536">
                <text:p>10.6536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4.913">
                <text:p>254.913</text:p>
              </table:table-cell>
              <table:table-cell office:value-type="float" office:value="10.6114">
                <text:p>10.6114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5.912">
                <text:p>255.912</text:p>
              </table:table-cell>
              <table:table-cell office:value-type="float" office:value="10.5872">
                <text:p>10.5872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6.912">
                <text:p>256.912</text:p>
              </table:table-cell>
              <table:table-cell office:value-type="float" office:value="10.5477">
                <text:p>10.5477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7.912">
                <text:p>257.912</text:p>
              </table:table-cell>
              <table:table-cell office:value-type="float" office:value="10.5138">
                <text:p>10.5138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58.912">
                <text:p>258.912</text:p>
              </table:table-cell>
              <table:table-cell office:value-type="float" office:value="10.5163">
                <text:p>10.5163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59.912">
                <text:p>259.912</text:p>
              </table:table-cell>
              <table:table-cell office:value-type="float" office:value="10.566">
                <text:p>10.566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0.912">
                <text:p>260.912</text:p>
              </table:table-cell>
              <table:table-cell office:value-type="float" office:value="10.5332">
                <text:p>10.5332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1.912">
                <text:p>261.912</text:p>
              </table:table-cell>
              <table:table-cell office:value-type="float" office:value="10.5749">
                <text:p>10.5749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2.912">
                <text:p>262.912</text:p>
              </table:table-cell>
              <table:table-cell office:value-type="float" office:value="10.5483">
                <text:p>10.5483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3.912">
                <text:p>263.912</text:p>
              </table:table-cell>
              <table:table-cell office:value-type="float" office:value="10.4986">
                <text:p>10.4986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4.912">
                <text:p>264.912</text:p>
              </table:table-cell>
              <table:table-cell office:value-type="float" office:value="10.5045">
                <text:p>10.5045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5.912">
                <text:p>265.912</text:p>
              </table:table-cell>
              <table:table-cell office:value-type="float" office:value="10.511">
                <text:p>10.511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6.912">
                <text:p>266.912</text:p>
              </table:table-cell>
              <table:table-cell office:value-type="float" office:value="10.5219">
                <text:p>10.5219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7.912">
                <text:p>267.912</text:p>
              </table:table-cell>
              <table:table-cell office:value-type="float" office:value="10.5702">
                <text:p>10.5702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68.912">
                <text:p>268.912</text:p>
              </table:table-cell>
              <table:table-cell office:value-type="float" office:value="10.586">
                <text:p>10.586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69.913">
                <text:p>269.913</text:p>
              </table:table-cell>
              <table:table-cell office:value-type="float" office:value="10.647">
                <text:p>10.647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0.913">
                <text:p>270.913</text:p>
              </table:table-cell>
              <table:table-cell office:value-type="float" office:value="10.6147">
                <text:p>10.6147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1.912">
                <text:p>271.912</text:p>
              </table:table-cell>
              <table:table-cell office:value-type="float" office:value="10.5818">
                <text:p>10.5818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2.912">
                <text:p>272.912</text:p>
              </table:table-cell>
              <table:table-cell office:value-type="float" office:value="10.5255">
                <text:p>10.5255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3.912">
                <text:p>273.912</text:p>
              </table:table-cell>
              <table:table-cell office:value-type="float" office:value="10.4897">
                <text:p>10.4897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4.912">
                <text:p>274.912</text:p>
              </table:table-cell>
              <table:table-cell office:value-type="float" office:value="10.4315">
                <text:p>10.4315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5.912">
                <text:p>275.912</text:p>
              </table:table-cell>
              <table:table-cell office:value-type="float" office:value="10.4763">
                <text:p>10.4763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6.912">
                <text:p>276.912</text:p>
              </table:table-cell>
              <table:table-cell office:value-type="float" office:value="10.4662">
                <text:p>10.4662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7.912">
                <text:p>277.912</text:p>
              </table:table-cell>
              <table:table-cell office:value-type="float" office:value="10.392">
                <text:p>10.392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78.912">
                <text:p>278.912</text:p>
              </table:table-cell>
              <table:table-cell office:value-type="float" office:value="10.3674">
                <text:p>10.3674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79.912">
                <text:p>279.912</text:p>
              </table:table-cell>
              <table:table-cell office:value-type="float" office:value="10.3552">
                <text:p>10.3552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0.912">
                <text:p>280.912</text:p>
              </table:table-cell>
              <table:table-cell office:value-type="float" office:value="10.3398">
                <text:p>10.3398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1.912">
                <text:p>281.912</text:p>
              </table:table-cell>
              <table:table-cell office:value-type="float" office:value="10.3048">
                <text:p>10.3048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2.912">
                <text:p>282.912</text:p>
              </table:table-cell>
              <table:table-cell office:value-type="float" office:value="10.2814">
                <text:p>10.2814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3.912">
                <text:p>283.912</text:p>
              </table:table-cell>
              <table:table-cell office:value-type="float" office:value="10.2516">
                <text:p>10.2516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4.912">
                <text:p>284.912</text:p>
              </table:table-cell>
              <table:table-cell office:value-type="float" office:value="10.2982">
                <text:p>10.2982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5.912">
                <text:p>285.912</text:p>
              </table:table-cell>
              <table:table-cell office:value-type="float" office:value="10.3373">
                <text:p>10.3373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6.912">
                <text:p>286.912</text:p>
              </table:table-cell>
              <table:table-cell office:value-type="float" office:value="10.3825">
                <text:p>10.3825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7.912">
                <text:p>287.912</text:p>
              </table:table-cell>
              <table:table-cell office:value-type="float" office:value="10.3786">
                <text:p>10.3786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88.912">
                <text:p>288.912</text:p>
              </table:table-cell>
              <table:table-cell office:value-type="float" office:value="10.36">
                <text:p>10.36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89.912">
                <text:p>289.912</text:p>
              </table:table-cell>
              <table:table-cell office:value-type="float" office:value="10.314">
                <text:p>10.314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0.912">
                <text:p>290.912</text:p>
              </table:table-cell>
              <table:table-cell office:value-type="float" office:value="10.3154">
                <text:p>10.3154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1.912">
                <text:p>291.912</text:p>
              </table:table-cell>
              <table:table-cell office:value-type="float" office:value="10.31">
                <text:p>10.31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2.912">
                <text:p>292.912</text:p>
              </table:table-cell>
              <table:table-cell office:value-type="float" office:value="10.3189">
                <text:p>10.3189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3.912">
                <text:p>293.912</text:p>
              </table:table-cell>
              <table:table-cell office:value-type="float" office:value="10.2703">
                <text:p>10.2703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4.912">
                <text:p>294.912</text:p>
              </table:table-cell>
              <table:table-cell office:value-type="float" office:value="10.2349">
                <text:p>10.2349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5.912">
                <text:p>295.912</text:p>
              </table:table-cell>
              <table:table-cell office:value-type="float" office:value="10.2439">
                <text:p>10.2439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6.912">
                <text:p>296.912</text:p>
              </table:table-cell>
              <table:table-cell office:value-type="float" office:value="10.2621">
                <text:p>10.2621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7.912">
                <text:p>297.912</text:p>
              </table:table-cell>
              <table:table-cell office:value-type="float" office:value="10.2971">
                <text:p>10.2971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98.912">
                <text:p>298.912</text:p>
              </table:table-cell>
              <table:table-cell office:value-type="float" office:value="10.2936">
                <text:p>10.2936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299.912">
                <text:p>299.912</text:p>
              </table:table-cell>
              <table:table-cell office:value-type="float" office:value="10.3309">
                <text:p>10.3309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0.912">
                <text:p>300.912</text:p>
              </table:table-cell>
              <table:table-cell office:value-type="float" office:value="10.2011">
                <text:p>10.2011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1.912">
                <text:p>301.912</text:p>
              </table:table-cell>
              <table:table-cell office:value-type="float" office:value="10.1635">
                <text:p>10.1635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2.912">
                <text:p>302.912</text:p>
              </table:table-cell>
              <table:table-cell office:value-type="float" office:value="10.1711">
                <text:p>10.1711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3.912">
                <text:p>303.912</text:p>
              </table:table-cell>
              <table:table-cell office:value-type="float" office:value="10.1168">
                <text:p>10.1168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4.912">
                <text:p>304.912</text:p>
              </table:table-cell>
              <table:table-cell office:value-type="float" office:value="10.1258">
                <text:p>10.1258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5.912">
                <text:p>305.912</text:p>
              </table:table-cell>
              <table:table-cell office:value-type="float" office:value="10.1136">
                <text:p>10.1136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6.912">
                <text:p>306.912</text:p>
              </table:table-cell>
              <table:table-cell office:value-type="float" office:value="10.0617">
                <text:p>10.0617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7.912">
                <text:p>307.912</text:p>
              </table:table-cell>
              <table:table-cell office:value-type="float" office:value="10.0832">
                <text:p>10.0832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08.913">
                <text:p>308.913</text:p>
              </table:table-cell>
              <table:table-cell office:value-type="float" office:value="10.0702">
                <text:p>10.0702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09.913">
                <text:p>309.913</text:p>
              </table:table-cell>
              <table:table-cell office:value-type="float" office:value="10.0468">
                <text:p>10.0468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0.913">
                <text:p>310.913</text:p>
              </table:table-cell>
              <table:table-cell office:value-type="float" office:value="10.0628">
                <text:p>10.0628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1.912">
                <text:p>311.912</text:p>
              </table:table-cell>
              <table:table-cell office:value-type="float" office:value="10.0726">
                <text:p>10.0726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2.912">
                <text:p>312.912</text:p>
              </table:table-cell>
              <table:table-cell office:value-type="float" office:value="10.0178">
                <text:p>10.0178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3.912">
                <text:p>313.912</text:p>
              </table:table-cell>
              <table:table-cell office:value-type="float" office:value="10.0359">
                <text:p>10.0359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4.912">
                <text:p>314.912</text:p>
              </table:table-cell>
              <table:table-cell office:value-type="float" office:value="10.0655">
                <text:p>10.0655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5.912">
                <text:p>315.912</text:p>
              </table:table-cell>
              <table:table-cell office:value-type="float" office:value="10.0648">
                <text:p>10.0648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6.912">
                <text:p>316.912</text:p>
              </table:table-cell>
              <table:table-cell office:value-type="float" office:value="10.0244">
                <text:p>10.0244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7.913">
                <text:p>317.913</text:p>
              </table:table-cell>
              <table:table-cell office:value-type="float" office:value="9.9802">
                <text:p>9.9802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18.912">
                <text:p>318.912</text:p>
              </table:table-cell>
              <table:table-cell office:value-type="float" office:value="10.0291">
                <text:p>10.0291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19.912">
                <text:p>319.912</text:p>
              </table:table-cell>
              <table:table-cell office:value-type="float" office:value="10.0725">
                <text:p>10.0725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0.912">
                <text:p>320.912</text:p>
              </table:table-cell>
              <table:table-cell office:value-type="float" office:value="10.0451">
                <text:p>10.0451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1.912">
                <text:p>321.912</text:p>
              </table:table-cell>
              <table:table-cell office:value-type="float" office:value="10.067">
                <text:p>10.067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2.912">
                <text:p>322.912</text:p>
              </table:table-cell>
              <table:table-cell office:value-type="float" office:value="10.0528">
                <text:p>10.0528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3.912">
                <text:p>323.912</text:p>
              </table:table-cell>
              <table:table-cell office:value-type="float" office:value="10.0308">
                <text:p>10.0308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4.912">
                <text:p>324.912</text:p>
              </table:table-cell>
              <table:table-cell office:value-type="float" office:value="10.0933">
                <text:p>10.0933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5.912">
                <text:p>325.912</text:p>
              </table:table-cell>
              <table:table-cell office:value-type="float" office:value="10.1475">
                <text:p>10.1475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6.912">
                <text:p>326.912</text:p>
              </table:table-cell>
              <table:table-cell office:value-type="float" office:value="10.1254">
                <text:p>10.1254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7.912">
                <text:p>327.912</text:p>
              </table:table-cell>
              <table:table-cell office:value-type="float" office:value="10.0973">
                <text:p>10.0973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28.913">
                <text:p>328.913</text:p>
              </table:table-cell>
              <table:table-cell office:value-type="float" office:value="10.0643">
                <text:p>10.0643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29.912">
                <text:p>329.912</text:p>
              </table:table-cell>
              <table:table-cell office:value-type="float" office:value="10.0644">
                <text:p>10.0644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0.912">
                <text:p>330.912</text:p>
              </table:table-cell>
              <table:table-cell office:value-type="float" office:value="10.0639">
                <text:p>10.0639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1.912">
                <text:p>331.912</text:p>
              </table:table-cell>
              <table:table-cell office:value-type="float" office:value="10.0938">
                <text:p>10.0938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2.912">
                <text:p>332.912</text:p>
              </table:table-cell>
              <table:table-cell office:value-type="float" office:value="10.03">
                <text:p>10.03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3.913">
                <text:p>333.913</text:p>
              </table:table-cell>
              <table:table-cell office:value-type="float" office:value="9.9949">
                <text:p>9.9949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4.914">
                <text:p>334.914</text:p>
              </table:table-cell>
              <table:table-cell office:value-type="float" office:value="9.9615">
                <text:p>9.9615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5.914">
                <text:p>335.914</text:p>
              </table:table-cell>
              <table:table-cell office:value-type="float" office:value="9.9275">
                <text:p>9.9275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6.913">
                <text:p>336.913</text:p>
              </table:table-cell>
              <table:table-cell office:value-type="float" office:value="9.9999">
                <text:p>9.9999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7.913">
                <text:p>337.913</text:p>
              </table:table-cell>
              <table:table-cell office:value-type="float" office:value="9.9794">
                <text:p>9.9794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38.913">
                <text:p>338.913</text:p>
              </table:table-cell>
              <table:table-cell office:value-type="float" office:value="9.915">
                <text:p>9.915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39.913">
                <text:p>339.913</text:p>
              </table:table-cell>
              <table:table-cell office:value-type="float" office:value="9.8964">
                <text:p>9.8964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0.913">
                <text:p>340.913</text:p>
              </table:table-cell>
              <table:table-cell office:value-type="float" office:value="9.9257">
                <text:p>9.9257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1.914">
                <text:p>341.914</text:p>
              </table:table-cell>
              <table:table-cell office:value-type="float" office:value="9.9668">
                <text:p>9.9668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2.914">
                <text:p>342.914</text:p>
              </table:table-cell>
              <table:table-cell office:value-type="float" office:value="9.9807">
                <text:p>9.9807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3.913">
                <text:p>343.913</text:p>
              </table:table-cell>
              <table:table-cell office:value-type="float" office:value="9.9262">
                <text:p>9.9262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4.913">
                <text:p>344.913</text:p>
              </table:table-cell>
              <table:table-cell office:value-type="float" office:value="9.9201">
                <text:p>9.9201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5.914">
                <text:p>345.914</text:p>
              </table:table-cell>
              <table:table-cell office:value-type="float" office:value="9.9409">
                <text:p>9.9409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6.914">
                <text:p>346.914</text:p>
              </table:table-cell>
              <table:table-cell office:value-type="float" office:value="9.9201">
                <text:p>9.9201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7.914">
                <text:p>347.914</text:p>
              </table:table-cell>
              <table:table-cell office:value-type="float" office:value="9.9315">
                <text:p>9.9315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48.913">
                <text:p>348.913</text:p>
              </table:table-cell>
              <table:table-cell office:value-type="float" office:value="9.8836">
                <text:p>9.8836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49.913">
                <text:p>349.913</text:p>
              </table:table-cell>
              <table:table-cell office:value-type="float" office:value="9.862">
                <text:p>9.862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0.913">
                <text:p>350.913</text:p>
              </table:table-cell>
              <table:table-cell office:value-type="float" office:value="9.8567">
                <text:p>9.8567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1.913">
                <text:p>351.913</text:p>
              </table:table-cell>
              <table:table-cell office:value-type="float" office:value="9.794">
                <text:p>9.794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2.913">
                <text:p>352.913</text:p>
              </table:table-cell>
              <table:table-cell office:value-type="float" office:value="9.8162">
                <text:p>9.8162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3.913">
                <text:p>353.913</text:p>
              </table:table-cell>
              <table:table-cell office:value-type="float" office:value="9.8186">
                <text:p>9.8186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4.913">
                <text:p>354.913</text:p>
              </table:table-cell>
              <table:table-cell office:value-type="float" office:value="9.8029">
                <text:p>9.8029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5.913">
                <text:p>355.913</text:p>
              </table:table-cell>
              <table:table-cell office:value-type="float" office:value="9.8431">
                <text:p>9.8431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6.913">
                <text:p>356.913</text:p>
              </table:table-cell>
              <table:table-cell office:value-type="float" office:value="9.7657">
                <text:p>9.7657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7.913">
                <text:p>357.913</text:p>
              </table:table-cell>
              <table:table-cell office:value-type="float" office:value="9.7908">
                <text:p>9.7908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58.913">
                <text:p>358.913</text:p>
              </table:table-cell>
              <table:table-cell office:value-type="float" office:value="9.7516">
                <text:p>9.7516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59.913">
                <text:p>359.913</text:p>
              </table:table-cell>
              <table:table-cell office:value-type="float" office:value="9.7054">
                <text:p>9.7054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0.913">
                <text:p>360.913</text:p>
              </table:table-cell>
              <table:table-cell office:value-type="float" office:value="9.6813">
                <text:p>9.6813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1.913">
                <text:p>361.913</text:p>
              </table:table-cell>
              <table:table-cell office:value-type="float" office:value="9.7382">
                <text:p>9.7382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2.913">
                <text:p>362.913</text:p>
              </table:table-cell>
              <table:table-cell office:value-type="float" office:value="9.7563">
                <text:p>9.7563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3.913">
                <text:p>363.913</text:p>
              </table:table-cell>
              <table:table-cell office:value-type="float" office:value="9.7476">
                <text:p>9.7476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4.914">
                <text:p>364.914</text:p>
              </table:table-cell>
              <table:table-cell office:value-type="float" office:value="9.6934">
                <text:p>9.6934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5.914">
                <text:p>365.914</text:p>
              </table:table-cell>
              <table:table-cell office:value-type="float" office:value="9.6975">
                <text:p>9.6975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6.914">
                <text:p>366.914</text:p>
              </table:table-cell>
              <table:table-cell office:value-type="float" office:value="9.6834">
                <text:p>9.6834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7.914">
                <text:p>367.914</text:p>
              </table:table-cell>
              <table:table-cell office:value-type="float" office:value="9.6676">
                <text:p>9.6676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68.914">
                <text:p>368.914</text:p>
              </table:table-cell>
              <table:table-cell office:value-type="float" office:value="9.6919">
                <text:p>9.6919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69.914">
                <text:p>369.914</text:p>
              </table:table-cell>
              <table:table-cell office:value-type="float" office:value="9.724">
                <text:p>9.724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0.914">
                <text:p>370.914</text:p>
              </table:table-cell>
              <table:table-cell office:value-type="float" office:value="9.6499">
                <text:p>9.6499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1.914">
                <text:p>371.914</text:p>
              </table:table-cell>
              <table:table-cell office:value-type="float" office:value="9.5994">
                <text:p>9.5994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2.913">
                <text:p>372.913</text:p>
              </table:table-cell>
              <table:table-cell office:value-type="float" office:value="9.6355">
                <text:p>9.6355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3.913">
                <text:p>373.913</text:p>
              </table:table-cell>
              <table:table-cell office:value-type="float" office:value="9.6285">
                <text:p>9.6285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4.913">
                <text:p>374.913</text:p>
              </table:table-cell>
              <table:table-cell office:value-type="float" office:value="9.6373">
                <text:p>9.6373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5.914">
                <text:p>375.914</text:p>
              </table:table-cell>
              <table:table-cell office:value-type="float" office:value="9.6224">
                <text:p>9.6224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6.913">
                <text:p>376.913</text:p>
              </table:table-cell>
              <table:table-cell office:value-type="float" office:value="9.5842">
                <text:p>9.5842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7.913">
                <text:p>377.913</text:p>
              </table:table-cell>
              <table:table-cell office:value-type="float" office:value="9.5634">
                <text:p>9.5634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78.913">
                <text:p>378.913</text:p>
              </table:table-cell>
              <table:table-cell office:value-type="float" office:value="9.5149">
                <text:p>9.5149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79.913">
                <text:p>379.913</text:p>
              </table:table-cell>
              <table:table-cell office:value-type="float" office:value="9.5084">
                <text:p>9.5084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0.913">
                <text:p>380.913</text:p>
              </table:table-cell>
              <table:table-cell office:value-type="float" office:value="9.5261">
                <text:p>9.5261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1.913">
                <text:p>381.913</text:p>
              </table:table-cell>
              <table:table-cell office:value-type="float" office:value="9.5734">
                <text:p>9.5734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2.913">
                <text:p>382.913</text:p>
              </table:table-cell>
              <table:table-cell office:value-type="float" office:value="9.566">
                <text:p>9.566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3.914">
                <text:p>383.914</text:p>
              </table:table-cell>
              <table:table-cell office:value-type="float" office:value="9.5986">
                <text:p>9.5986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4.914">
                <text:p>384.914</text:p>
              </table:table-cell>
              <table:table-cell office:value-type="float" office:value="9.5659">
                <text:p>9.5659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5.914">
                <text:p>385.914</text:p>
              </table:table-cell>
              <table:table-cell office:value-type="float" office:value="9.5576">
                <text:p>9.5576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6.913">
                <text:p>386.913</text:p>
              </table:table-cell>
              <table:table-cell office:value-type="float" office:value="9.4807">
                <text:p>9.4807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7.914">
                <text:p>387.914</text:p>
              </table:table-cell>
              <table:table-cell office:value-type="float" office:value="9.4796">
                <text:p>9.4796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88.914">
                <text:p>388.914</text:p>
              </table:table-cell>
              <table:table-cell office:value-type="float" office:value="9.4881">
                <text:p>9.4881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89.914">
                <text:p>389.914</text:p>
              </table:table-cell>
              <table:table-cell office:value-type="float" office:value="9.485">
                <text:p>9.485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0.914">
                <text:p>390.914</text:p>
              </table:table-cell>
              <table:table-cell office:value-type="float" office:value="9.4746">
                <text:p>9.4746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1.914">
                <text:p>391.914</text:p>
              </table:table-cell>
              <table:table-cell office:value-type="float" office:value="9.4464">
                <text:p>9.4464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2.914">
                <text:p>392.914</text:p>
              </table:table-cell>
              <table:table-cell office:value-type="float" office:value="9.436">
                <text:p>9.436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3.914">
                <text:p>393.914</text:p>
              </table:table-cell>
              <table:table-cell office:value-type="float" office:value="9.3818">
                <text:p>9.3818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4.913">
                <text:p>394.913</text:p>
              </table:table-cell>
              <table:table-cell office:value-type="float" office:value="9.4153">
                <text:p>9.4153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5.914">
                <text:p>395.914</text:p>
              </table:table-cell>
              <table:table-cell office:value-type="float" office:value="9.3873">
                <text:p>9.3873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6.914">
                <text:p>396.914</text:p>
              </table:table-cell>
              <table:table-cell office:value-type="float" office:value="9.3574">
                <text:p>9.3574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7.914">
                <text:p>397.914</text:p>
              </table:table-cell>
              <table:table-cell office:value-type="float" office:value="9.2941">
                <text:p>9.2941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398.913">
                <text:p>398.913</text:p>
              </table:table-cell>
              <table:table-cell office:value-type="float" office:value="9.3318">
                <text:p>9.3318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399.913">
                <text:p>399.913</text:p>
              </table:table-cell>
              <table:table-cell office:value-type="float" office:value="9.2683">
                <text:p>9.2683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00.913">
                <text:p>400.913</text:p>
              </table:table-cell>
              <table:table-cell office:value-type="float" office:value="9.3214">
                <text:p>9.3214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01.913">
                <text:p>401.913</text:p>
              </table:table-cell>
              <table:table-cell office:value-type="float" office:value="9.3153">
                <text:p>9.3153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02.913">
                <text:p>402.913</text:p>
              </table:table-cell>
              <table:table-cell office:value-type="float" office:value="9.2791">
                <text:p>9.2791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03.914">
                <text:p>403.914</text:p>
              </table:table-cell>
              <table:table-cell office:value-type="float" office:value="9.3285">
                <text:p>9.3285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04.914">
                <text:p>404.914</text:p>
              </table:table-cell>
              <table:table-cell office:value-type="float" office:value="9.3266">
                <text:p>9.3266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05.913">
                <text:p>405.913</text:p>
              </table:table-cell>
              <table:table-cell office:value-type="float" office:value="9.2832">
                <text:p>9.2832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06.913">
                <text:p>406.913</text:p>
              </table:table-cell>
              <table:table-cell office:value-type="float" office:value="9.2453">
                <text:p>9.2453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07.913">
                <text:p>407.913</text:p>
              </table:table-cell>
              <table:table-cell office:value-type="float" office:value="9.2536">
                <text:p>9.2536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08.913">
                <text:p>408.913</text:p>
              </table:table-cell>
              <table:table-cell office:value-type="float" office:value="9.2767">
                <text:p>9.2767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09.913">
                <text:p>409.913</text:p>
              </table:table-cell>
              <table:table-cell office:value-type="float" office:value="9.2667">
                <text:p>9.2667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10.913">
                <text:p>410.913</text:p>
              </table:table-cell>
              <table:table-cell office:value-type="float" office:value="9.2472">
                <text:p>9.2472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11.913">
                <text:p>411.913</text:p>
              </table:table-cell>
              <table:table-cell office:value-type="float" office:value="9.2555">
                <text:p>9.2555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12.913">
                <text:p>412.913</text:p>
              </table:table-cell>
              <table:table-cell office:value-type="float" office:value="9.2947">
                <text:p>9.2947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13.913">
                <text:p>413.913</text:p>
              </table:table-cell>
              <table:table-cell office:value-type="float" office:value="9.2682">
                <text:p>9.2682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14.914">
                <text:p>414.914</text:p>
              </table:table-cell>
              <table:table-cell office:value-type="float" office:value="9.2472">
                <text:p>9.2472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15.913">
                <text:p>415.913</text:p>
              </table:table-cell>
              <table:table-cell office:value-type="float" office:value="9.2453">
                <text:p>9.2453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16.913">
                <text:p>416.913</text:p>
              </table:table-cell>
              <table:table-cell office:value-type="float" office:value="9.2283">
                <text:p>9.2283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17.913">
                <text:p>417.913</text:p>
              </table:table-cell>
              <table:table-cell office:value-type="float" office:value="9.1723">
                <text:p>9.1723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18.913">
                <text:p>418.913</text:p>
              </table:table-cell>
              <table:table-cell office:value-type="float" office:value="9.174">
                <text:p>9.174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19.913">
                <text:p>419.913</text:p>
              </table:table-cell>
              <table:table-cell office:value-type="float" office:value="9.1774">
                <text:p>9.1774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20.913">
                <text:p>420.913</text:p>
              </table:table-cell>
              <table:table-cell office:value-type="float" office:value="9.2116">
                <text:p>9.2116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21.914">
                <text:p>421.914</text:p>
              </table:table-cell>
              <table:table-cell office:value-type="float" office:value="9.2154">
                <text:p>9.2154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22.914">
                <text:p>422.914</text:p>
              </table:table-cell>
              <table:table-cell office:value-type="float" office:value="9.1819">
                <text:p>9.1819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23.913">
                <text:p>423.913</text:p>
              </table:table-cell>
              <table:table-cell office:value-type="float" office:value="9.1758">
                <text:p>9.1758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24.913">
                <text:p>424.913</text:p>
              </table:table-cell>
              <table:table-cell office:value-type="float" office:value="9.156">
                <text:p>9.156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25.913">
                <text:p>425.913</text:p>
              </table:table-cell>
              <table:table-cell office:value-type="float" office:value="9.1672">
                <text:p>9.1672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26.913">
                <text:p>426.913</text:p>
              </table:table-cell>
              <table:table-cell office:value-type="float" office:value="9.1689">
                <text:p>9.1689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27.913">
                <text:p>427.913</text:p>
              </table:table-cell>
              <table:table-cell office:value-type="float" office:value="9.1961">
                <text:p>9.1961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28.913">
                <text:p>428.913</text:p>
              </table:table-cell>
              <table:table-cell office:value-type="float" office:value="9.1785">
                <text:p>9.1785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29.913">
                <text:p>429.913</text:p>
              </table:table-cell>
              <table:table-cell office:value-type="float" office:value="9.1661">
                <text:p>9.1661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30.913">
                <text:p>430.913</text:p>
              </table:table-cell>
              <table:table-cell office:value-type="float" office:value="9.103">
                <text:p>9.103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31.913">
                <text:p>431.913</text:p>
              </table:table-cell>
              <table:table-cell office:value-type="float" office:value="9.0573">
                <text:p>9.0573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32.914">
                <text:p>432.914</text:p>
              </table:table-cell>
              <table:table-cell office:value-type="float" office:value="8.9944">
                <text:p>8.9944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33.913">
                <text:p>433.913</text:p>
              </table:table-cell>
              <table:table-cell office:value-type="float" office:value="9.0032">
                <text:p>9.0032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34.913">
                <text:p>434.913</text:p>
              </table:table-cell>
              <table:table-cell office:value-type="float" office:value="9.0226">
                <text:p>9.0226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35.913">
                <text:p>435.913</text:p>
              </table:table-cell>
              <table:table-cell office:value-type="float" office:value="9.0139">
                <text:p>9.0139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36.913">
                <text:p>436.913</text:p>
              </table:table-cell>
              <table:table-cell office:value-type="float" office:value="9.073">
                <text:p>9.073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37.913">
                <text:p>437.913</text:p>
              </table:table-cell>
              <table:table-cell office:value-type="float" office:value="9.0585">
                <text:p>9.0585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38.914">
                <text:p>438.914</text:p>
              </table:table-cell>
              <table:table-cell office:value-type="float" office:value="9.0566">
                <text:p>9.0566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39.913">
                <text:p>439.913</text:p>
              </table:table-cell>
              <table:table-cell office:value-type="float" office:value="9.069">
                <text:p>9.069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40.913">
                <text:p>440.913</text:p>
              </table:table-cell>
              <table:table-cell office:value-type="float" office:value="9.0556">
                <text:p>9.0556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41.914">
                <text:p>441.914</text:p>
              </table:table-cell>
              <table:table-cell office:value-type="float" office:value="9.0134">
                <text:p>9.0134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42.913">
                <text:p>442.913</text:p>
              </table:table-cell>
              <table:table-cell office:value-type="float" office:value="8.9674">
                <text:p>8.9674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43.913">
                <text:p>443.913</text:p>
              </table:table-cell>
              <table:table-cell office:value-type="float" office:value="8.9493">
                <text:p>8.9493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44.913">
                <text:p>444.913</text:p>
              </table:table-cell>
              <table:table-cell office:value-type="float" office:value="8.936">
                <text:p>8.936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45.914">
                <text:p>445.914</text:p>
              </table:table-cell>
              <table:table-cell office:value-type="float" office:value="8.8837">
                <text:p>8.8837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46.913">
                <text:p>446.913</text:p>
              </table:table-cell>
              <table:table-cell office:value-type="float" office:value="8.8311">
                <text:p>8.8311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47.913">
                <text:p>447.913</text:p>
              </table:table-cell>
              <table:table-cell office:value-type="float" office:value="8.784">
                <text:p>8.784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48.913">
                <text:p>448.913</text:p>
              </table:table-cell>
              <table:table-cell office:value-type="float" office:value="8.8186">
                <text:p>8.8186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49.913">
                <text:p>449.913</text:p>
              </table:table-cell>
              <table:table-cell office:value-type="float" office:value="8.8711">
                <text:p>8.8711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50.913">
                <text:p>450.913</text:p>
              </table:table-cell>
              <table:table-cell office:value-type="float" office:value="8.8622">
                <text:p>8.8622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51.914">
                <text:p>451.914</text:p>
              </table:table-cell>
              <table:table-cell office:value-type="float" office:value="8.8025">
                <text:p>8.8025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52.913">
                <text:p>452.913</text:p>
              </table:table-cell>
              <table:table-cell office:value-type="float" office:value="8.7644">
                <text:p>8.7644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53.913">
                <text:p>453.913</text:p>
              </table:table-cell>
              <table:table-cell office:value-type="float" office:value="8.8232">
                <text:p>8.8232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54.913">
                <text:p>454.913</text:p>
              </table:table-cell>
              <table:table-cell office:value-type="float" office:value="8.8025">
                <text:p>8.8025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55.914">
                <text:p>455.914</text:p>
              </table:table-cell>
              <table:table-cell office:value-type="float" office:value="8.8399">
                <text:p>8.8399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56.913">
                <text:p>456.913</text:p>
              </table:table-cell>
              <table:table-cell office:value-type="float" office:value="8.8473">
                <text:p>8.8473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57.913">
                <text:p>457.913</text:p>
              </table:table-cell>
              <table:table-cell office:value-type="float" office:value="8.8293">
                <text:p>8.8293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58.913">
                <text:p>458.913</text:p>
              </table:table-cell>
              <table:table-cell office:value-type="float" office:value="8.8107">
                <text:p>8.8107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59.913">
                <text:p>459.913</text:p>
              </table:table-cell>
              <table:table-cell office:value-type="float" office:value="8.7799">
                <text:p>8.7799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60.913">
                <text:p>460.913</text:p>
              </table:table-cell>
              <table:table-cell office:value-type="float" office:value="8.7865">
                <text:p>8.7865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61.913">
                <text:p>461.913</text:p>
              </table:table-cell>
              <table:table-cell office:value-type="float" office:value="8.769">
                <text:p>8.769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62.913">
                <text:p>462.913</text:p>
              </table:table-cell>
              <table:table-cell office:value-type="float" office:value="8.7929">
                <text:p>8.7929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63.913">
                <text:p>463.913</text:p>
              </table:table-cell>
              <table:table-cell office:value-type="float" office:value="8.7352">
                <text:p>8.7352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64.913">
                <text:p>464.913</text:p>
              </table:table-cell>
              <table:table-cell office:value-type="float" office:value="8.7941">
                <text:p>8.7941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65.914">
                <text:p>465.914</text:p>
              </table:table-cell>
              <table:table-cell office:value-type="float" office:value="8.8664">
                <text:p>8.8664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66.914">
                <text:p>466.914</text:p>
              </table:table-cell>
              <table:table-cell office:value-type="float" office:value="8.8545">
                <text:p>8.8545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67.914">
                <text:p>467.914</text:p>
              </table:table-cell>
              <table:table-cell office:value-type="float" office:value="8.8438">
                <text:p>8.8438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68.914">
                <text:p>468.914</text:p>
              </table:table-cell>
              <table:table-cell office:value-type="float" office:value="8.8351">
                <text:p>8.8351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69.914">
                <text:p>469.914</text:p>
              </table:table-cell>
              <table:table-cell office:value-type="float" office:value="8.8121">
                <text:p>8.8121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70.914">
                <text:p>470.914</text:p>
              </table:table-cell>
              <table:table-cell office:value-type="float" office:value="8.8091">
                <text:p>8.8091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71.914">
                <text:p>471.914</text:p>
              </table:table-cell>
              <table:table-cell office:value-type="float" office:value="8.7947">
                <text:p>8.7947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72.913">
                <text:p>472.913</text:p>
              </table:table-cell>
              <table:table-cell office:value-type="float" office:value="8.8086">
                <text:p>8.8086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73.913">
                <text:p>473.913</text:p>
              </table:table-cell>
              <table:table-cell office:value-type="float" office:value="8.8351">
                <text:p>8.8351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74.913">
                <text:p>474.913</text:p>
              </table:table-cell>
              <table:table-cell office:value-type="float" office:value="8.8035">
                <text:p>8.8035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75.913">
                <text:p>475.913</text:p>
              </table:table-cell>
              <table:table-cell office:value-type="float" office:value="8.7742">
                <text:p>8.7742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76.914">
                <text:p>476.914</text:p>
              </table:table-cell>
              <table:table-cell office:value-type="float" office:value="8.7152">
                <text:p>8.7152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77.913">
                <text:p>477.913</text:p>
              </table:table-cell>
              <table:table-cell office:value-type="float" office:value="8.6694">
                <text:p>8.6694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78.913">
                <text:p>478.913</text:p>
              </table:table-cell>
              <table:table-cell office:value-type="float" office:value="8.7015">
                <text:p>8.7015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79.913">
                <text:p>479.913</text:p>
              </table:table-cell>
              <table:table-cell office:value-type="float" office:value="8.6418">
                <text:p>8.6418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80.914">
                <text:p>480.914</text:p>
              </table:table-cell>
              <table:table-cell office:value-type="float" office:value="8.6044">
                <text:p>8.6044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81.913">
                <text:p>481.913</text:p>
              </table:table-cell>
              <table:table-cell office:value-type="float" office:value="8.6736">
                <text:p>8.6736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82.913">
                <text:p>482.913</text:p>
              </table:table-cell>
              <table:table-cell office:value-type="float" office:value="8.7258">
                <text:p>8.7258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83.913">
                <text:p>483.913</text:p>
              </table:table-cell>
              <table:table-cell office:value-type="float" office:value="8.7155">
                <text:p>8.7155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84.913">
                <text:p>484.913</text:p>
              </table:table-cell>
              <table:table-cell office:value-type="float" office:value="8.6688">
                <text:p>8.6688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85.914">
                <text:p>485.914</text:p>
              </table:table-cell>
              <table:table-cell office:value-type="float" office:value="8.6228">
                <text:p>8.6228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86.913">
                <text:p>486.913</text:p>
              </table:table-cell>
              <table:table-cell office:value-type="float" office:value="8.6146">
                <text:p>8.6146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87.913">
                <text:p>487.913</text:p>
              </table:table-cell>
              <table:table-cell office:value-type="float" office:value="8.636">
                <text:p>8.636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88.913">
                <text:p>488.913</text:p>
              </table:table-cell>
              <table:table-cell office:value-type="float" office:value="8.6322">
                <text:p>8.6322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89.914">
                <text:p>489.914</text:p>
              </table:table-cell>
              <table:table-cell office:value-type="float" office:value="8.6353">
                <text:p>8.6353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90.914">
                <text:p>490.914</text:p>
              </table:table-cell>
              <table:table-cell office:value-type="float" office:value="8.593">
                <text:p>8.593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91.913">
                <text:p>491.913</text:p>
              </table:table-cell>
              <table:table-cell office:value-type="float" office:value="8.5664">
                <text:p>8.5664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92.913">
                <text:p>492.913</text:p>
              </table:table-cell>
              <table:table-cell office:value-type="float" office:value="8.6333">
                <text:p>8.6333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93.913">
                <text:p>493.913</text:p>
              </table:table-cell>
              <table:table-cell office:value-type="float" office:value="8.6223">
                <text:p>8.6223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94.913">
                <text:p>494.913</text:p>
              </table:table-cell>
              <table:table-cell office:value-type="float" office:value="8.5785">
                <text:p>8.5785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95.914">
                <text:p>495.914</text:p>
              </table:table-cell>
              <table:table-cell office:value-type="float" office:value="8.4932">
                <text:p>8.4932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96.913">
                <text:p>496.913</text:p>
              </table:table-cell>
              <table:table-cell office:value-type="float" office:value="8.5251">
                <text:p>8.5251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97.913">
                <text:p>497.913</text:p>
              </table:table-cell>
              <table:table-cell office:value-type="float" office:value="8.5561">
                <text:p>8.5561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498.913">
                <text:p>498.913</text:p>
              </table:table-cell>
              <table:table-cell office:value-type="float" office:value="8.5763">
                <text:p>8.5763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499.914">
                <text:p>499.914</text:p>
              </table:table-cell>
              <table:table-cell office:value-type="float" office:value="8.5119">
                <text:p>8.5119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500.913">
                <text:p>500.913</text:p>
              </table:table-cell>
              <table:table-cell office:value-type="float" office:value="8.5418">
                <text:p>8.5418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501.913">
                <text:p>501.913</text:p>
              </table:table-cell>
              <table:table-cell office:value-type="float" office:value="8.5633">
                <text:p>8.5633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502.913">
                <text:p>502.913</text:p>
              </table:table-cell>
              <table:table-cell office:value-type="float" office:value="8.5815">
                <text:p>8.5815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503.913">
                <text:p>503.913</text:p>
              </table:table-cell>
              <table:table-cell office:value-type="float" office:value="8.5249">
                <text:p>8.5249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504.914">
                <text:p>504.914</text:p>
              </table:table-cell>
              <table:table-cell office:value-type="float" office:value="8.5829">
                <text:p>8.5829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505.913">
                <text:p>505.913</text:p>
              </table:table-cell>
              <table:table-cell office:value-type="float" office:value="8.6699">
                <text:p>8.6699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506.913">
                <text:p>506.913</text:p>
              </table:table-cell>
              <table:table-cell office:value-type="float" office:value="8.6735">
                <text:p>8.6735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507.913">
                <text:p>507.913</text:p>
              </table:table-cell>
              <table:table-cell office:value-type="float" office:value="8.6556">
                <text:p>8.6556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508.913">
                <text:p>508.913</text:p>
              </table:table-cell>
              <table:table-cell office:value-type="float" office:value="8.6469">
                <text:p>8.6469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509.914">
                <text:p>509.914</text:p>
              </table:table-cell>
              <table:table-cell office:value-type="float" office:value="8.6168">
                <text:p>8.6168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510.913">
                <text:p>510.913</text:p>
              </table:table-cell>
              <table:table-cell office:value-type="float" office:value="8.5344">
                <text:p>8.5344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511.913">
                <text:p>511.913</text:p>
              </table:table-cell>
              <table:table-cell office:value-type="float" office:value="8.5261">
                <text:p>8.5261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512.913">
                <text:p>512.913</text:p>
              </table:table-cell>
              <table:table-cell office:value-type="float" office:value="8.5143">
                <text:p>8.5143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513.914">
                <text:p>513.914</text:p>
              </table:table-cell>
              <table:table-cell office:value-type="float" office:value="8.5555">
                <text:p>8.5555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514.913">
                <text:p>514.913</text:p>
              </table:table-cell>
              <table:table-cell office:value-type="float" office:value="8.5185">
                <text:p>8.5185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515.913">
                <text:p>515.913</text:p>
              </table:table-cell>
              <table:table-cell office:value-type="float" office:value="8.4847">
                <text:p>8.4847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516.914">
                <text:p>516.914</text:p>
              </table:table-cell>
              <table:table-cell office:value-type="float" office:value="8.5322">
                <text:p>8.5322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517.913">
                <text:p>517.913</text:p>
              </table:table-cell>
              <table:table-cell office:value-type="float" office:value="8.5698">
                <text:p>8.5698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518.913">
                <text:p>518.913</text:p>
              </table:table-cell>
              <table:table-cell office:value-type="float" office:value="8.515">
                <text:p>8.515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519.913">
                <text:p>519.913</text:p>
              </table:table-cell>
              <table:table-cell office:value-type="float" office:value="8.4859">
                <text:p>8.4859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520.913">
                <text:p>520.913</text:p>
              </table:table-cell>
              <table:table-cell office:value-type="float" office:value="8.5184">
                <text:p>8.5184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521.913">
                <text:p>521.913</text:p>
              </table:table-cell>
              <table:table-cell office:value-type="float" office:value="8.4771">
                <text:p>8.4771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522.914">
                <text:p>522.914</text:p>
              </table:table-cell>
              <table:table-cell office:value-type="float" office:value="8.5341">
                <text:p>8.5341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523.913">
                <text:p>523.913</text:p>
              </table:table-cell>
              <table:table-cell office:value-type="float" office:value="8.5058">
                <text:p>8.5058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524.913">
                <text:p>524.913</text:p>
              </table:table-cell>
              <table:table-cell office:value-type="float" office:value="8.4619">
                <text:p>8.4619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525.913">
                <text:p>525.913</text:p>
              </table:table-cell>
              <table:table-cell office:value-type="float" office:value="8.4384">
                <text:p>8.4384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526.914">
                <text:p>526.914</text:p>
              </table:table-cell>
              <table:table-cell office:value-type="float" office:value="8.4036">
                <text:p>8.4036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527.913">
                <text:p>527.913</text:p>
              </table:table-cell>
              <table:table-cell office:value-type="float" office:value="8.3494">
                <text:p>8.3494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528.913">
                <text:p>528.913</text:p>
              </table:table-cell>
              <table:table-cell office:value-type="float" office:value="8.2984">
                <text:p>8.2984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529.913">
                <text:p>529.913</text:p>
              </table:table-cell>
              <table:table-cell office:value-type="float" office:value="8.3332">
                <text:p>8.3332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530.913">
                <text:p>530.913</text:p>
              </table:table-cell>
              <table:table-cell office:value-type="float" office:value="8.2743">
                <text:p>8.2743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531.913">
                <text:p>531.913</text:p>
              </table:table-cell>
              <table:table-cell office:value-type="float" office:value="8.3393">
                <text:p>8.3393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532.914">
                <text:p>532.914</text:p>
              </table:table-cell>
              <table:table-cell office:value-type="float" office:value="8.3445">
                <text:p>8.3445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533.913">
                <text:p>533.913</text:p>
              </table:table-cell>
              <table:table-cell office:value-type="float" office:value="8.3071">
                <text:p>8.3071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534.913">
                <text:p>534.913</text:p>
              </table:table-cell>
              <table:table-cell office:value-type="float" office:value="8.3343">
                <text:p>8.3343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535.913">
                <text:p>535.913</text:p>
              </table:table-cell>
              <table:table-cell office:value-type="float" office:value="8.3238">
                <text:p>8.3238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536.913">
                <text:p>536.913</text:p>
              </table:table-cell>
              <table:table-cell office:value-type="float" office:value="8.3503">
                <text:p>8.3503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537.913">
                <text:p>537.913</text:p>
              </table:table-cell>
              <table:table-cell office:value-type="float" office:value="8.3274">
                <text:p>8.3274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538.914">
                <text:p>538.914</text:p>
              </table:table-cell>
              <table:table-cell office:value-type="float" office:value="8.3183">
                <text:p>8.3183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539.914">
                <text:p>539.914</text:p>
              </table:table-cell>
              <table:table-cell office:value-type="float" office:value="8.2884">
                <text:p>8.2884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540.913">
                <text:p>540.913</text:p>
              </table:table-cell>
              <table:table-cell office:value-type="float" office:value="8.2693">
                <text:p>8.2693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541.913">
                <text:p>541.913</text:p>
              </table:table-cell>
              <table:table-cell office:value-type="float" office:value="8.2864">
                <text:p>8.2864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542.913">
                <text:p>542.913</text:p>
              </table:table-cell>
              <table:table-cell office:value-type="float" office:value="8.2846">
                <text:p>8.2846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543.913">
                <text:p>543.913</text:p>
              </table:table-cell>
              <table:table-cell office:value-type="float" office:value="8.2948">
                <text:p>8.2948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544.913">
                <text:p>544.913</text:p>
              </table:table-cell>
              <table:table-cell office:value-type="float" office:value="8.2988">
                <text:p>8.2988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545.913">
                <text:p>545.913</text:p>
              </table:table-cell>
              <table:table-cell office:value-type="float" office:value="8.3262">
                <text:p>8.3262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546.914">
                <text:p>546.914</text:p>
              </table:table-cell>
              <table:table-cell office:value-type="float" office:value="8.3335">
                <text:p>8.3335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547.914">
                <text:p>547.914</text:p>
              </table:table-cell>
              <table:table-cell office:value-type="float" office:value="8.3708">
                <text:p>8.3708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548.913">
                <text:p>548.913</text:p>
              </table:table-cell>
              <table:table-cell office:value-type="float" office:value="8.3159">
                <text:p>8.3159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549.914">
                <text:p>549.914</text:p>
              </table:table-cell>
              <table:table-cell office:value-type="float" office:value="8.2851">
                <text:p>8.2851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550.913">
                <text:p>550.913</text:p>
              </table:table-cell>
              <table:table-cell office:value-type="float" office:value="8.2724">
                <text:p>8.2724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551.913">
                <text:p>551.913</text:p>
              </table:table-cell>
              <table:table-cell office:value-type="float" office:value="8.2355">
                <text:p>8.2355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552.914">
                <text:p>552.914</text:p>
              </table:table-cell>
              <table:table-cell office:value-type="float" office:value="8.3182">
                <text:p>8.3182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553.913">
                <text:p>553.913</text:p>
              </table:table-cell>
              <table:table-cell office:value-type="float" office:value="8.3164">
                <text:p>8.3164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554.913">
                <text:p>554.913</text:p>
              </table:table-cell>
              <table:table-cell office:value-type="float" office:value="8.3352">
                <text:p>8.3352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555.914">
                <text:p>555.914</text:p>
              </table:table-cell>
              <table:table-cell office:value-type="float" office:value="8.3091">
                <text:p>8.3091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556.913">
                <text:p>556.913</text:p>
              </table:table-cell>
              <table:table-cell office:value-type="float" office:value="8.2892">
                <text:p>8.2892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557.913">
                <text:p>557.913</text:p>
              </table:table-cell>
              <table:table-cell office:value-type="float" office:value="8.2516">
                <text:p>8.2516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558.913">
                <text:p>558.913</text:p>
              </table:table-cell>
              <table:table-cell office:value-type="float" office:value="8.2658">
                <text:p>8.2658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559.913">
                <text:p>559.913</text:p>
              </table:table-cell>
              <table:table-cell office:value-type="float" office:value="8.2274">
                <text:p>8.2274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560.914">
                <text:p>560.914</text:p>
              </table:table-cell>
              <table:table-cell office:value-type="float" office:value="8.1892">
                <text:p>8.1892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561.913">
                <text:p>561.913</text:p>
              </table:table-cell>
              <table:table-cell office:value-type="float" office:value="8.1863">
                <text:p>8.1863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562.913">
                <text:p>562.913</text:p>
              </table:table-cell>
              <table:table-cell office:value-type="float" office:value="8.1823">
                <text:p>8.1823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563.913">
                <text:p>563.913</text:p>
              </table:table-cell>
              <table:table-cell office:value-type="float" office:value="8.2199">
                <text:p>8.2199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564.914">
                <text:p>564.914</text:p>
              </table:table-cell>
              <table:table-cell office:value-type="float" office:value="8.2149">
                <text:p>8.2149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565.913">
                <text:p>565.913</text:p>
              </table:table-cell>
              <table:table-cell office:value-type="float" office:value="8.1954">
                <text:p>8.1954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566.913">
                <text:p>566.913</text:p>
              </table:table-cell>
              <table:table-cell office:value-type="float" office:value="8.1871">
                <text:p>8.1871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567.913">
                <text:p>567.913</text:p>
              </table:table-cell>
              <table:table-cell office:value-type="float" office:value="8.1812">
                <text:p>8.1812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568.913">
                <text:p>568.913</text:p>
              </table:table-cell>
              <table:table-cell office:value-type="float" office:value="8.1261">
                <text:p>8.1261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569.914">
                <text:p>569.914</text:p>
              </table:table-cell>
              <table:table-cell office:value-type="float" office:value="8.1195">
                <text:p>8.1195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570.913">
                <text:p>570.913</text:p>
              </table:table-cell>
              <table:table-cell office:value-type="float" office:value="8.1094">
                <text:p>8.1094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571.913">
                <text:p>571.913</text:p>
              </table:table-cell>
              <table:table-cell office:value-type="float" office:value="8.0295">
                <text:p>8.0295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572.913">
                <text:p>572.913</text:p>
              </table:table-cell>
              <table:table-cell office:value-type="float" office:value="8.0597">
                <text:p>8.0597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573.913">
                <text:p>573.913</text:p>
              </table:table-cell>
              <table:table-cell office:value-type="float" office:value="8.1013">
                <text:p>8.1013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574.914">
                <text:p>574.914</text:p>
              </table:table-cell>
              <table:table-cell office:value-type="float" office:value="8.1289">
                <text:p>8.1289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575.913">
                <text:p>575.913</text:p>
              </table:table-cell>
              <table:table-cell office:value-type="float" office:value="8.0904">
                <text:p>8.0904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576.913">
                <text:p>576.913</text:p>
              </table:table-cell>
              <table:table-cell office:value-type="float" office:value="8.0901">
                <text:p>8.0901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577.913">
                <text:p>577.913</text:p>
              </table:table-cell>
              <table:table-cell office:value-type="float" office:value="8.1263">
                <text:p>8.1263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578.913">
                <text:p>578.913</text:p>
              </table:table-cell>
              <table:table-cell office:value-type="float" office:value="8.1883">
                <text:p>8.1883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579.913">
                <text:p>579.913</text:p>
              </table:table-cell>
              <table:table-cell office:value-type="float" office:value="8.1422">
                <text:p>8.1422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580.913">
                <text:p>580.913</text:p>
              </table:table-cell>
              <table:table-cell office:value-type="float" office:value="8.1208">
                <text:p>8.1208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581.914">
                <text:p>581.914</text:p>
              </table:table-cell>
              <table:table-cell office:value-type="float" office:value="8.0582">
                <text:p>8.0582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582.913">
                <text:p>582.913</text:p>
              </table:table-cell>
              <table:table-cell office:value-type="float" office:value="8.0389">
                <text:p>8.0389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583.913">
                <text:p>583.913</text:p>
              </table:table-cell>
              <table:table-cell office:value-type="float" office:value="8.0013">
                <text:p>8.0013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584.913">
                <text:p>584.913</text:p>
              </table:table-cell>
              <table:table-cell office:value-type="float" office:value="7.9814">
                <text:p>7.9814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585.914">
                <text:p>585.914</text:p>
              </table:table-cell>
              <table:table-cell office:value-type="float" office:value="7.9827">
                <text:p>7.9827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586.913">
                <text:p>586.913</text:p>
              </table:table-cell>
              <table:table-cell office:value-type="float" office:value="7.9824">
                <text:p>7.9824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587.913">
                <text:p>587.913</text:p>
              </table:table-cell>
              <table:table-cell office:value-type="float" office:value="7.9074">
                <text:p>7.9074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588.913">
                <text:p>588.913</text:p>
              </table:table-cell>
              <table:table-cell office:value-type="float" office:value="7.8571">
                <text:p>7.8571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589.914">
                <text:p>589.914</text:p>
              </table:table-cell>
              <table:table-cell office:value-type="float" office:value="7.8432">
                <text:p>7.8432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590.913">
                <text:p>590.913</text:p>
              </table:table-cell>
              <table:table-cell office:value-type="float" office:value="7.8595">
                <text:p>7.8595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591.913">
                <text:p>591.913</text:p>
              </table:table-cell>
              <table:table-cell office:value-type="float" office:value="7.875">
                <text:p>7.875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592.913">
                <text:p>592.913</text:p>
              </table:table-cell>
              <table:table-cell office:value-type="float" office:value="7.9443">
                <text:p>7.9443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593.914">
                <text:p>593.914</text:p>
              </table:table-cell>
              <table:table-cell office:value-type="float" office:value="7.8737">
                <text:p>7.8737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594.914">
                <text:p>594.914</text:p>
              </table:table-cell>
              <table:table-cell office:value-type="float" office:value="7.8517">
                <text:p>7.8517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595.913">
                <text:p>595.913</text:p>
              </table:table-cell>
              <table:table-cell office:value-type="float" office:value="7.8669">
                <text:p>7.8669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596.913">
                <text:p>596.913</text:p>
              </table:table-cell>
              <table:table-cell office:value-type="float" office:value="7.8647">
                <text:p>7.8647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597.913">
                <text:p>597.913</text:p>
              </table:table-cell>
              <table:table-cell office:value-type="float" office:value="7.8357">
                <text:p>7.8357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598.913">
                <text:p>598.913</text:p>
              </table:table-cell>
              <table:table-cell office:value-type="float" office:value="7.8281">
                <text:p>7.8281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599.913">
                <text:p>599.913</text:p>
              </table:table-cell>
              <table:table-cell office:value-type="float" office:value="7.8114">
                <text:p>7.8114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600.914">
                <text:p>600.914</text:p>
              </table:table-cell>
              <table:table-cell office:value-type="float" office:value="7.8065">
                <text:p>7.8065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601.913">
                <text:p>601.913</text:p>
              </table:table-cell>
              <table:table-cell office:value-type="float" office:value="7.7859">
                <text:p>7.7859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602.913">
                <text:p>602.913</text:p>
              </table:table-cell>
              <table:table-cell office:value-type="float" office:value="7.7922">
                <text:p>7.7922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603.913">
                <text:p>603.913</text:p>
              </table:table-cell>
              <table:table-cell office:value-type="float" office:value="7.8452">
                <text:p>7.8452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604.914">
                <text:p>604.914</text:p>
              </table:table-cell>
              <table:table-cell office:value-type="float" office:value="7.8163">
                <text:p>7.8163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605.913">
                <text:p>605.913</text:p>
              </table:table-cell>
              <table:table-cell office:value-type="float" office:value="7.8068">
                <text:p>7.8068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606.913">
                <text:p>606.913</text:p>
              </table:table-cell>
              <table:table-cell office:value-type="float" office:value="7.8041">
                <text:p>7.8041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607.913">
                <text:p>607.913</text:p>
              </table:table-cell>
              <table:table-cell office:value-type="float" office:value="7.7723">
                <text:p>7.7723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608.913">
                <text:p>608.913</text:p>
              </table:table-cell>
              <table:table-cell office:value-type="float" office:value="7.7781">
                <text:p>7.7781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609.914">
                <text:p>609.914</text:p>
              </table:table-cell>
              <table:table-cell office:value-type="float" office:value="7.7393">
                <text:p>7.7393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610.913">
                <text:p>610.913</text:p>
              </table:table-cell>
              <table:table-cell office:value-type="float" office:value="7.8053">
                <text:p>7.8053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611.913">
                <text:p>611.913</text:p>
              </table:table-cell>
              <table:table-cell office:value-type="float" office:value="7.7906">
                <text:p>7.7906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612.913">
                <text:p>612.913</text:p>
              </table:table-cell>
              <table:table-cell office:value-type="float" office:value="7.7452">
                <text:p>7.7452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613.913">
                <text:p>613.913</text:p>
              </table:table-cell>
              <table:table-cell office:value-type="float" office:value="7.7371">
                <text:p>7.7371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614.913">
                <text:p>614.913</text:p>
              </table:table-cell>
              <table:table-cell office:value-type="float" office:value="7.7503">
                <text:p>7.7503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615.914">
                <text:p>615.914</text:p>
              </table:table-cell>
              <table:table-cell office:value-type="float" office:value="7.8042">
                <text:p>7.8042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616.913">
                <text:p>616.913</text:p>
              </table:table-cell>
              <table:table-cell office:value-type="float" office:value="7.7727">
                <text:p>7.7727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617.913">
                <text:p>617.913</text:p>
              </table:table-cell>
              <table:table-cell office:value-type="float" office:value="7.7298">
                <text:p>7.7298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618.914">
                <text:p>618.914</text:p>
              </table:table-cell>
              <table:table-cell office:value-type="float" office:value="7.7303">
                <text:p>7.7303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619.913">
                <text:p>619.913</text:p>
              </table:table-cell>
              <table:table-cell office:value-type="float" office:value="7.6976">
                <text:p>7.6976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620.913">
                <text:p>620.913</text:p>
              </table:table-cell>
              <table:table-cell office:value-type="float" office:value="7.6868">
                <text:p>7.6868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621.913">
                <text:p>621.913</text:p>
              </table:table-cell>
              <table:table-cell office:value-type="float" office:value="7.6493">
                <text:p>7.6493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622.913">
                <text:p>622.913</text:p>
              </table:table-cell>
              <table:table-cell office:value-type="float" office:value="7.6465">
                <text:p>7.6465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623.914">
                <text:p>623.914</text:p>
              </table:table-cell>
              <table:table-cell office:value-type="float" office:value="7.6802">
                <text:p>7.6802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624.913">
                <text:p>624.913</text:p>
              </table:table-cell>
              <table:table-cell office:value-type="float" office:value="7.6403">
                <text:p>7.6403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625.913">
                <text:p>625.913</text:p>
              </table:table-cell>
              <table:table-cell office:value-type="float" office:value="7.6407">
                <text:p>7.6407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626.914">
                <text:p>626.914</text:p>
              </table:table-cell>
              <table:table-cell office:value-type="float" office:value="7.5754">
                <text:p>7.5754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627.913">
                <text:p>627.913</text:p>
              </table:table-cell>
              <table:table-cell office:value-type="float" office:value="7.6024">
                <text:p>7.6024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628.913">
                <text:p>628.913</text:p>
              </table:table-cell>
              <table:table-cell office:value-type="float" office:value="7.5464">
                <text:p>7.5464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629.914">
                <text:p>629.914</text:p>
              </table:table-cell>
              <table:table-cell office:value-type="float" office:value="7.4933">
                <text:p>7.4933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630.913">
                <text:p>630.913</text:p>
              </table:table-cell>
              <table:table-cell office:value-type="float" office:value="7.4641">
                <text:p>7.4641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631.914">
                <text:p>631.914</text:p>
              </table:table-cell>
              <table:table-cell office:value-type="float" office:value="7.5209">
                <text:p>7.5209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632.913">
                <text:p>632.913</text:p>
              </table:table-cell>
              <table:table-cell office:value-type="float" office:value="7.5316">
                <text:p>7.5316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633.913">
                <text:p>633.913</text:p>
              </table:table-cell>
              <table:table-cell office:value-type="float" office:value="7.5636">
                <text:p>7.5636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634.913">
                <text:p>634.913</text:p>
              </table:table-cell>
              <table:table-cell office:value-type="float" office:value="7.5967">
                <text:p>7.5967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635.913">
                <text:p>635.913</text:p>
              </table:table-cell>
              <table:table-cell office:value-type="float" office:value="7.5183">
                <text:p>7.5183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636.914">
                <text:p>636.914</text:p>
              </table:table-cell>
              <table:table-cell office:value-type="float" office:value="7.5457">
                <text:p>7.5457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637.913">
                <text:p>637.913</text:p>
              </table:table-cell>
              <table:table-cell office:value-type="float" office:value="7.5377">
                <text:p>7.5377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638.913">
                <text:p>638.913</text:p>
              </table:table-cell>
              <table:table-cell office:value-type="float" office:value="7.5131">
                <text:p>7.5131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639.914">
                <text:p>639.914</text:p>
              </table:table-cell>
              <table:table-cell office:value-type="float" office:value="7.4877">
                <text:p>7.4877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640.913">
                <text:p>640.913</text:p>
              </table:table-cell>
              <table:table-cell office:value-type="float" office:value="7.3799">
                <text:p>7.3799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641.913">
                <text:p>641.913</text:p>
              </table:table-cell>
              <table:table-cell office:value-type="float" office:value="7.4068">
                <text:p>7.4068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642.913">
                <text:p>642.913</text:p>
              </table:table-cell>
              <table:table-cell office:value-type="float" office:value="7.4168">
                <text:p>7.4168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643.913">
                <text:p>643.913</text:p>
              </table:table-cell>
              <table:table-cell office:value-type="float" office:value="7.4654">
                <text:p>7.4654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644.913">
                <text:p>644.913</text:p>
              </table:table-cell>
              <table:table-cell office:value-type="float" office:value="7.5336">
                <text:p>7.5336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645.913">
                <text:p>645.913</text:p>
              </table:table-cell>
              <table:table-cell office:value-type="float" office:value="7.5434">
                <text:p>7.5434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646.913">
                <text:p>646.913</text:p>
              </table:table-cell>
              <table:table-cell office:value-type="float" office:value="7.5234">
                <text:p>7.5234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647.914">
                <text:p>647.914</text:p>
              </table:table-cell>
              <table:table-cell office:value-type="float" office:value="7.4401">
                <text:p>7.4401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648.913">
                <text:p>648.913</text:p>
              </table:table-cell>
              <table:table-cell office:value-type="float" office:value="7.3465">
                <text:p>7.3465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649.913">
                <text:p>649.913</text:p>
              </table:table-cell>
              <table:table-cell office:value-type="float" office:value="7.31">
                <text:p>7.31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650.914">
                <text:p>650.914</text:p>
              </table:table-cell>
              <table:table-cell office:value-type="float" office:value="7.31">
                <text:p>7.31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651.913">
                <text:p>651.913</text:p>
              </table:table-cell>
              <table:table-cell office:value-type="float" office:value="7.3055">
                <text:p>7.3055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652.913">
                <text:p>652.913</text:p>
              </table:table-cell>
              <table:table-cell office:value-type="float" office:value="7.3595">
                <text:p>7.3595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653.913">
                <text:p>653.913</text:p>
              </table:table-cell>
              <table:table-cell office:value-type="float" office:value="7.4193">
                <text:p>7.4193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654.913">
                <text:p>654.913</text:p>
              </table:table-cell>
              <table:table-cell office:value-type="float" office:value="7.4062">
                <text:p>7.4062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655.913">
                <text:p>655.913</text:p>
              </table:table-cell>
              <table:table-cell office:value-type="float" office:value="7.3978">
                <text:p>7.3978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656.913">
                <text:p>656.913</text:p>
              </table:table-cell>
              <table:table-cell office:value-type="float" office:value="7.4172">
                <text:p>7.4172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657.913">
                <text:p>657.913</text:p>
              </table:table-cell>
              <table:table-cell office:value-type="float" office:value="7.4712">
                <text:p>7.4712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658.913">
                <text:p>658.913</text:p>
              </table:table-cell>
              <table:table-cell office:value-type="float" office:value="7.4751">
                <text:p>7.4751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659.913">
                <text:p>659.913</text:p>
              </table:table-cell>
              <table:table-cell office:value-type="float" office:value="7.4532">
                <text:p>7.4532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660.914">
                <text:p>660.914</text:p>
              </table:table-cell>
              <table:table-cell office:value-type="float" office:value="7.4328">
                <text:p>7.4328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661.913">
                <text:p>661.913</text:p>
              </table:table-cell>
              <table:table-cell office:value-type="float" office:value="7.392">
                <text:p>7.392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662.913">
                <text:p>662.913</text:p>
              </table:table-cell>
              <table:table-cell office:value-type="float" office:value="7.4054">
                <text:p>7.4054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663.914">
                <text:p>663.914</text:p>
              </table:table-cell>
              <table:table-cell office:value-type="float" office:value="7.4131">
                <text:p>7.4131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664.913">
                <text:p>664.913</text:p>
              </table:table-cell>
              <table:table-cell office:value-type="float" office:value="7.4114">
                <text:p>7.4114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665.913">
                <text:p>665.913</text:p>
              </table:table-cell>
              <table:table-cell office:value-type="float" office:value="7.4568">
                <text:p>7.4568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666.913">
                <text:p>666.913</text:p>
              </table:table-cell>
              <table:table-cell office:value-type="float" office:value="7.4008">
                <text:p>7.4008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667.914">
                <text:p>667.914</text:p>
              </table:table-cell>
              <table:table-cell office:value-type="float" office:value="7.2964">
                <text:p>7.2964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668.913">
                <text:p>668.913</text:p>
              </table:table-cell>
              <table:table-cell office:value-type="float" office:value="7.1711">
                <text:p>7.1711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669.913">
                <text:p>669.913</text:p>
              </table:table-cell>
              <table:table-cell office:value-type="float" office:value="7.1964">
                <text:p>7.1964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670.913">
                <text:p>670.913</text:p>
              </table:table-cell>
              <table:table-cell office:value-type="float" office:value="7.273">
                <text:p>7.273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671.913">
                <text:p>671.913</text:p>
              </table:table-cell>
              <table:table-cell office:value-type="float" office:value="7.3063">
                <text:p>7.3063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672.913">
                <text:p>672.913</text:p>
              </table:table-cell>
              <table:table-cell office:value-type="float" office:value="7.2779">
                <text:p>7.2779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673.913">
                <text:p>673.913</text:p>
              </table:table-cell>
              <table:table-cell office:value-type="float" office:value="7.2615">
                <text:p>7.2615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674.914">
                <text:p>674.914</text:p>
              </table:table-cell>
              <table:table-cell office:value-type="float" office:value="7.249">
                <text:p>7.249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675.913">
                <text:p>675.913</text:p>
              </table:table-cell>
              <table:table-cell office:value-type="float" office:value="7.3219">
                <text:p>7.3219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676.913">
                <text:p>676.913</text:p>
              </table:table-cell>
              <table:table-cell office:value-type="float" office:value="7.348">
                <text:p>7.348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677.914">
                <text:p>677.914</text:p>
              </table:table-cell>
              <table:table-cell office:value-type="float" office:value="7.3534">
                <text:p>7.3534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678.913">
                <text:p>678.913</text:p>
              </table:table-cell>
              <table:table-cell office:value-type="float" office:value="7.3247">
                <text:p>7.3247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679.913">
                <text:p>679.913</text:p>
              </table:table-cell>
              <table:table-cell office:value-type="float" office:value="7.3178">
                <text:p>7.3178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680.914">
                <text:p>680.914</text:p>
              </table:table-cell>
              <table:table-cell office:value-type="float" office:value="7.2607">
                <text:p>7.2607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681.913">
                <text:p>681.913</text:p>
              </table:table-cell>
              <table:table-cell office:value-type="float" office:value="7.2793">
                <text:p>7.2793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682.913">
                <text:p>682.913</text:p>
              </table:table-cell>
              <table:table-cell office:value-type="float" office:value="7.3022">
                <text:p>7.3022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683.914">
                <text:p>683.914</text:p>
              </table:table-cell>
              <table:table-cell office:value-type="float" office:value="7.2913">
                <text:p>7.2913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684.913">
                <text:p>684.913</text:p>
              </table:table-cell>
              <table:table-cell office:value-type="float" office:value="7.2368">
                <text:p>7.2368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685.913">
                <text:p>685.913</text:p>
              </table:table-cell>
              <table:table-cell office:value-type="float" office:value="7.274">
                <text:p>7.274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686.914">
                <text:p>686.914</text:p>
              </table:table-cell>
              <table:table-cell office:value-type="float" office:value="7.2486">
                <text:p>7.2486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687.913">
                <text:p>687.913</text:p>
              </table:table-cell>
              <table:table-cell office:value-type="float" office:value="7.2258">
                <text:p>7.2258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688.913">
                <text:p>688.913</text:p>
              </table:table-cell>
              <table:table-cell office:value-type="float" office:value="7.2268">
                <text:p>7.2268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689.913">
                <text:p>689.913</text:p>
              </table:table-cell>
              <table:table-cell office:value-type="float" office:value="7.2272">
                <text:p>7.2272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690.913">
                <text:p>690.913</text:p>
              </table:table-cell>
              <table:table-cell office:value-type="float" office:value="7.2706">
                <text:p>7.2706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691.914">
                <text:p>691.914</text:p>
              </table:table-cell>
              <table:table-cell office:value-type="float" office:value="7.2782">
                <text:p>7.2782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692.913">
                <text:p>692.913</text:p>
              </table:table-cell>
              <table:table-cell office:value-type="float" office:value="7.2662">
                <text:p>7.2662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693.913">
                <text:p>693.913</text:p>
              </table:table-cell>
              <table:table-cell office:value-type="float" office:value="7.2489">
                <text:p>7.2489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694.913">
                <text:p>694.913</text:p>
              </table:table-cell>
              <table:table-cell office:value-type="float" office:value="7.2787">
                <text:p>7.2787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695.913">
                <text:p>695.913</text:p>
              </table:table-cell>
              <table:table-cell office:value-type="float" office:value="7.3044">
                <text:p>7.3044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696.913">
                <text:p>696.913</text:p>
              </table:table-cell>
              <table:table-cell office:value-type="float" office:value="7.2798">
                <text:p>7.2798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697.913">
                <text:p>697.913</text:p>
              </table:table-cell>
              <table:table-cell office:value-type="float" office:value="7.264">
                <text:p>7.264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698.913">
                <text:p>698.913</text:p>
              </table:table-cell>
              <table:table-cell office:value-type="float" office:value="7.274">
                <text:p>7.274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699.913">
                <text:p>699.913</text:p>
              </table:table-cell>
              <table:table-cell office:value-type="float" office:value="7.2062">
                <text:p>7.2062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700.913">
                <text:p>700.913</text:p>
              </table:table-cell>
              <table:table-cell office:value-type="float" office:value="7.1983">
                <text:p>7.1983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701.913">
                <text:p>701.913</text:p>
              </table:table-cell>
              <table:table-cell office:value-type="float" office:value="7.1812">
                <text:p>7.1812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702.914">
                <text:p>702.914</text:p>
              </table:table-cell>
              <table:table-cell office:value-type="float" office:value="7.1775">
                <text:p>7.1775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703.913">
                <text:p>703.913</text:p>
              </table:table-cell>
              <table:table-cell office:value-type="float" office:value="7.2068">
                <text:p>7.2068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704.913">
                <text:p>704.913</text:p>
              </table:table-cell>
              <table:table-cell office:value-type="float" office:value="7.1801">
                <text:p>7.1801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705.913">
                <text:p>705.913</text:p>
              </table:table-cell>
              <table:table-cell office:value-type="float" office:value="7.2011">
                <text:p>7.2011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706.913">
                <text:p>706.913</text:p>
              </table:table-cell>
              <table:table-cell office:value-type="float" office:value="7.1665">
                <text:p>7.1665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707.913">
                <text:p>707.913</text:p>
              </table:table-cell>
              <table:table-cell office:value-type="float" office:value="7.173">
                <text:p>7.173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708.913">
                <text:p>708.913</text:p>
              </table:table-cell>
              <table:table-cell office:value-type="float" office:value="7.1366">
                <text:p>7.1366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709.914">
                <text:p>709.914</text:p>
              </table:table-cell>
              <table:table-cell office:value-type="float" office:value="7.1236">
                <text:p>7.1236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710.913">
                <text:p>710.913</text:p>
              </table:table-cell>
              <table:table-cell office:value-type="float" office:value="7.0811">
                <text:p>7.0811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711.914">
                <text:p>711.914</text:p>
              </table:table-cell>
              <table:table-cell office:value-type="float" office:value="7.0456">
                <text:p>7.0456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712.913">
                <text:p>712.913</text:p>
              </table:table-cell>
              <table:table-cell office:value-type="float" office:value="7.0774">
                <text:p>7.0774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713.914">
                <text:p>713.914</text:p>
              </table:table-cell>
              <table:table-cell office:value-type="float" office:value="7.1038">
                <text:p>7.1038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714.913">
                <text:p>714.913</text:p>
              </table:table-cell>
              <table:table-cell office:value-type="float" office:value="7.0804">
                <text:p>7.0804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715.913">
                <text:p>715.913</text:p>
              </table:table-cell>
              <table:table-cell office:value-type="float" office:value="7.1111">
                <text:p>7.1111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716.913">
                <text:p>716.913</text:p>
              </table:table-cell>
              <table:table-cell office:value-type="float" office:value="7.1057">
                <text:p>7.1057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717.913">
                <text:p>717.913</text:p>
              </table:table-cell>
              <table:table-cell office:value-type="float" office:value="7.108">
                <text:p>7.108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718.913">
                <text:p>718.913</text:p>
              </table:table-cell>
              <table:table-cell office:value-type="float" office:value="7.1017">
                <text:p>7.1017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719.913">
                <text:p>719.913</text:p>
              </table:table-cell>
              <table:table-cell office:value-type="float" office:value="7.0693">
                <text:p>7.0693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720.913">
                <text:p>720.913</text:p>
              </table:table-cell>
              <table:table-cell office:value-type="float" office:value="7.0971">
                <text:p>7.0971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721.913">
                <text:p>721.913</text:p>
              </table:table-cell>
              <table:table-cell office:value-type="float" office:value="7.1547">
                <text:p>7.1547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722.913">
                <text:p>722.913</text:p>
              </table:table-cell>
              <table:table-cell office:value-type="float" office:value="7.2098">
                <text:p>7.2098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723.913">
                <text:p>723.913</text:p>
              </table:table-cell>
              <table:table-cell office:value-type="float" office:value="7.2074">
                <text:p>7.2074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724.913">
                <text:p>724.913</text:p>
              </table:table-cell>
              <table:table-cell office:value-type="float" office:value="7.1689">
                <text:p>7.1689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725.913">
                <text:p>725.913</text:p>
              </table:table-cell>
              <table:table-cell office:value-type="float" office:value="7.1081">
                <text:p>7.1081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726.913">
                <text:p>726.913</text:p>
              </table:table-cell>
              <table:table-cell office:value-type="float" office:value="7.1303">
                <text:p>7.1303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727.913">
                <text:p>727.913</text:p>
              </table:table-cell>
              <table:table-cell office:value-type="float" office:value="7.1005">
                <text:p>7.1005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728.913">
                <text:p>728.913</text:p>
              </table:table-cell>
              <table:table-cell office:value-type="float" office:value="6.9984">
                <text:p>6.9984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729.913">
                <text:p>729.913</text:p>
              </table:table-cell>
              <table:table-cell office:value-type="float" office:value="6.94">
                <text:p>6.94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730.913">
                <text:p>730.913</text:p>
              </table:table-cell>
              <table:table-cell office:value-type="float" office:value="6.9386">
                <text:p>6.9386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731.913">
                <text:p>731.913</text:p>
              </table:table-cell>
              <table:table-cell office:value-type="float" office:value="7.0484">
                <text:p>7.0484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732.913">
                <text:p>732.913</text:p>
              </table:table-cell>
              <table:table-cell office:value-type="float" office:value="7.0522">
                <text:p>7.0522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733.913">
                <text:p>733.913</text:p>
              </table:table-cell>
              <table:table-cell office:value-type="float" office:value="7.0438">
                <text:p>7.0438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734.913">
                <text:p>734.913</text:p>
              </table:table-cell>
              <table:table-cell office:value-type="float" office:value="7.0308">
                <text:p>7.0308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735.913">
                <text:p>735.913</text:p>
              </table:table-cell>
              <table:table-cell office:value-type="float" office:value="7.0063">
                <text:p>7.0063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736.913">
                <text:p>736.913</text:p>
              </table:table-cell>
              <table:table-cell office:value-type="float" office:value="6.9917">
                <text:p>6.9917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737.914">
                <text:p>737.914</text:p>
              </table:table-cell>
              <table:table-cell office:value-type="float" office:value="6.9872">
                <text:p>6.9872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738.913">
                <text:p>738.913</text:p>
              </table:table-cell>
              <table:table-cell office:value-type="float" office:value="6.9759">
                <text:p>6.9759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739.913">
                <text:p>739.913</text:p>
              </table:table-cell>
              <table:table-cell office:value-type="float" office:value="6.9385">
                <text:p>6.9385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740.914">
                <text:p>740.914</text:p>
              </table:table-cell>
              <table:table-cell office:value-type="float" office:value="6.9163">
                <text:p>6.9163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741.913">
                <text:p>741.913</text:p>
              </table:table-cell>
              <table:table-cell office:value-type="float" office:value="6.9796">
                <text:p>6.9796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742.913">
                <text:p>742.913</text:p>
              </table:table-cell>
              <table:table-cell office:value-type="float" office:value="6.9581">
                <text:p>6.9581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743.913">
                <text:p>743.913</text:p>
              </table:table-cell>
              <table:table-cell office:value-type="float" office:value="6.9665">
                <text:p>6.9665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744.913">
                <text:p>744.913</text:p>
              </table:table-cell>
              <table:table-cell office:value-type="float" office:value="6.9976">
                <text:p>6.9976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745.913">
                <text:p>745.913</text:p>
              </table:table-cell>
              <table:table-cell office:value-type="float" office:value="6.9848">
                <text:p>6.9848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746.913">
                <text:p>746.913</text:p>
              </table:table-cell>
              <table:table-cell office:value-type="float" office:value="6.9277">
                <text:p>6.9277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747.913">
                <text:p>747.913</text:p>
              </table:table-cell>
              <table:table-cell office:value-type="float" office:value="7.0013">
                <text:p>7.0013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748.913">
                <text:p>748.913</text:p>
              </table:table-cell>
              <table:table-cell office:value-type="float" office:value="7.0263">
                <text:p>7.0263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749.913">
                <text:p>749.913</text:p>
              </table:table-cell>
              <table:table-cell office:value-type="float" office:value="7.0167">
                <text:p>7.0167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750.913">
                <text:p>750.913</text:p>
              </table:table-cell>
              <table:table-cell office:value-type="float" office:value="7.0276">
                <text:p>7.0276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751.914">
                <text:p>751.914</text:p>
              </table:table-cell>
              <table:table-cell office:value-type="float" office:value="6.9638">
                <text:p>6.9638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752.913">
                <text:p>752.913</text:p>
              </table:table-cell>
              <table:table-cell office:value-type="float" office:value="6.9631">
                <text:p>6.9631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753.913">
                <text:p>753.913</text:p>
              </table:table-cell>
              <table:table-cell office:value-type="float" office:value="6.9719">
                <text:p>6.9719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754.914">
                <text:p>754.914</text:p>
              </table:table-cell>
              <table:table-cell office:value-type="float" office:value="6.986">
                <text:p>6.986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755.913">
                <text:p>755.913</text:p>
              </table:table-cell>
              <table:table-cell office:value-type="float" office:value="6.9698">
                <text:p>6.9698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756.913">
                <text:p>756.913</text:p>
              </table:table-cell>
              <table:table-cell office:value-type="float" office:value="6.9784">
                <text:p>6.9784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757.914">
                <text:p>757.914</text:p>
              </table:table-cell>
              <table:table-cell office:value-type="float" office:value="6.9068">
                <text:p>6.9068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758.913">
                <text:p>758.913</text:p>
              </table:table-cell>
              <table:table-cell office:value-type="float" office:value="6.8826">
                <text:p>6.8826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759.913">
                <text:p>759.913</text:p>
              </table:table-cell>
              <table:table-cell office:value-type="float" office:value="6.9587">
                <text:p>6.9587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760.914">
                <text:p>760.914</text:p>
              </table:table-cell>
              <table:table-cell office:value-type="float" office:value="6.9716">
                <text:p>6.9716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761.913">
                <text:p>761.913</text:p>
              </table:table-cell>
              <table:table-cell office:value-type="float" office:value="6.9551">
                <text:p>6.9551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762.913">
                <text:p>762.913</text:p>
              </table:table-cell>
              <table:table-cell office:value-type="float" office:value="6.8974">
                <text:p>6.8974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763.913">
                <text:p>763.913</text:p>
              </table:table-cell>
              <table:table-cell office:value-type="float" office:value="6.8133">
                <text:p>6.8133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764.913">
                <text:p>764.913</text:p>
              </table:table-cell>
              <table:table-cell office:value-type="float" office:value="6.7592">
                <text:p>6.7592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765.914">
                <text:p>765.914</text:p>
              </table:table-cell>
              <table:table-cell office:value-type="float" office:value="6.799">
                <text:p>6.799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766.913">
                <text:p>766.913</text:p>
              </table:table-cell>
              <table:table-cell office:value-type="float" office:value="6.8445">
                <text:p>6.8445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767.913">
                <text:p>767.913</text:p>
              </table:table-cell>
              <table:table-cell office:value-type="float" office:value="6.8796">
                <text:p>6.8796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768.913">
                <text:p>768.913</text:p>
              </table:table-cell>
              <table:table-cell office:value-type="float" office:value="6.8939">
                <text:p>6.8939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769.914">
                <text:p>769.914</text:p>
              </table:table-cell>
              <table:table-cell office:value-type="float" office:value="6.8993">
                <text:p>6.8993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770.913">
                <text:p>770.913</text:p>
              </table:table-cell>
              <table:table-cell office:value-type="float" office:value="6.9041">
                <text:p>6.9041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771.913">
                <text:p>771.913</text:p>
              </table:table-cell>
              <table:table-cell office:value-type="float" office:value="6.8799">
                <text:p>6.8799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772.914">
                <text:p>772.914</text:p>
              </table:table-cell>
              <table:table-cell office:value-type="float" office:value="6.8782">
                <text:p>6.8782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773.913">
                <text:p>773.913</text:p>
              </table:table-cell>
              <table:table-cell office:value-type="float" office:value="6.8377">
                <text:p>6.8377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774.913">
                <text:p>774.913</text:p>
              </table:table-cell>
              <table:table-cell office:value-type="float" office:value="6.8509">
                <text:p>6.8509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775.913">
                <text:p>775.913</text:p>
              </table:table-cell>
              <table:table-cell office:value-type="float" office:value="6.7923">
                <text:p>6.7923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776.914">
                <text:p>776.914</text:p>
              </table:table-cell>
              <table:table-cell office:value-type="float" office:value="6.7596">
                <text:p>6.7596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777.913">
                <text:p>777.913</text:p>
              </table:table-cell>
              <table:table-cell office:value-type="float" office:value="6.7535">
                <text:p>6.7535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778.913">
                <text:p>778.913</text:p>
              </table:table-cell>
              <table:table-cell office:value-type="float" office:value="6.7994">
                <text:p>6.7994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779.913">
                <text:p>779.913</text:p>
              </table:table-cell>
              <table:table-cell office:value-type="float" office:value="6.821">
                <text:p>6.821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780.914">
                <text:p>780.914</text:p>
              </table:table-cell>
              <table:table-cell office:value-type="float" office:value="6.821">
                <text:p>6.821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781.913">
                <text:p>781.913</text:p>
              </table:table-cell>
              <table:table-cell office:value-type="float" office:value="6.7585">
                <text:p>6.7585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782.913">
                <text:p>782.913</text:p>
              </table:table-cell>
              <table:table-cell office:value-type="float" office:value="6.7363">
                <text:p>6.7363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783.913">
                <text:p>783.913</text:p>
              </table:table-cell>
              <table:table-cell office:value-type="float" office:value="6.6905">
                <text:p>6.6905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784.913">
                <text:p>784.913</text:p>
              </table:table-cell>
              <table:table-cell office:value-type="float" office:value="6.6805">
                <text:p>6.680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6.2$Linux_X86_64 LibreOffice_project/2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fill-image draw:name="ChartBitmap_20_1" draw:display-name="ChartBitmap 1" xlink:href="Pictures/10000000000002000000020008D6A01043175452.jpg" xlink:type="simple" xlink:show="embed" xlink:actuate="onLoad"/>
    <draw:stroke-dash draw:name="Dot_20__28_Rounded_29_" draw:display-name="Dot (Rounded)" draw:style="round" draw:dots1="1" draw:dots1-length="1%" draw:distance="199%"/>
  </office:styles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family="'Liberation Serif'" style:font-style-name="Обычный" style:font-family-generic="roman" fo:font-size="15pt" fo:font-style="italic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5pt" style:font-size-asian="10pt" style:font-size-complex="10pt"/>
    </style:style>
    <style:style style:name="ch5" style:family="chart">
      <style:chart-properties chart:auto-position="true" style:rotation-angle="0"/>
      <style:text-properties fo:font-size="15pt" style:font-size-asian="9pt" style:font-size-complex="9pt"/>
    </style:style>
    <style:style style:name="ch6" style:family="chart">
      <style:chart-properties chart:auto-position="true" style:rotation-angle="90"/>
      <style:text-properties fo:font-size="15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circle" chart:symbol-width="0.1cm" chart:symbol-height="0.1cm" chart:link-data-style-to-source="true"/>
      <style:graphic-properties draw:stroke="none" draw:stroke-dash="Dot_20__28_Rounded_29_" svg:stroke-width="0.1cm" svg:stroke-color="#004586" svg:stroke-linecap="round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7.454cm" svg:height="17.729cm" xlink:href=".." xlink:type="simple" chart:class="chart:scatter" chart:style-name="ch1">
        <chart:legend chart:legend-position="end" svg:x="24.997cm" svg:y="8.467cm" style:legend-expansion="high" chart:style-name="ch2"/>
        <chart:plot-area chart:style-name="ch3" table:cell-range-address="'20190424_1556117754603_164.5'.A2:'20190424_1556117754603_164.5'.B1001 '20190424_1556117754603_164.5'.B1:'20190424_1556117754603_164.5'.B1" chart:data-source-has-labels="row" svg:x="1.9cm" svg:y="0.354cm" svg:width="22.548cm" svg:height="15.7cm">
          <chart:coordinate-region svg:x="2.451cm" svg:y="0.647cm" svg:width="21.096cm" svg:height="14.575cm"/>
          <chart:axis chart:dimension="x" chart:name="primary-x" chart:style-name="ch4">
            <chart:title svg:x="12.735cm" svg:y="16.408cm" chart:style-name="ch5">
              <text:p>t, с</text:p>
            </chart:title>
          </chart:axis>
          <chart:axis chart:dimension="y" chart:name="primary-y" chart:style-name="ch4">
            <chart:title svg:x="0.451cm" svg:y="8.978cm" chart:style-name="ch6">
              <text:p>V, мВ</text:p>
            </chart:title>
            <chart:grid chart:style-name="ch7" chart:class="major"/>
          </chart:axis>
          <chart:series chart:style-name="ch8" chart:values-cell-range-address="'20190424_1556117754603_164.5'.B2:'20190424_1556117754603_164.5'.B1001" chart:label-cell-address="'20190424_1556117754603_164.5'.B1:'20190424_1556117754603_164.5'.B1" chart:class="chart:scatter">
            <chart:domain table:cell-range-address="'20190424_1556117754603_164.5'.A2:'20190424_1556117754603_164.5'.A1001"/>
            <chart:data-point chart:repeated="10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A</text:p>
              </table:table-cell>
              <table:table-cell office:value-type="string">
                <text:p>V (мВ)</text:p>
                <draw:g>
                  <svg:desc>'20190424_1556117754603_164.5'.B1:'20190424_1556117754603_164.5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20190424_1556117754603_164.5'.A2:'20190424_1556117754603_164.5'.A1001</svg:desc>
                </draw:g>
              </table:table-cell>
              <table:table-cell office:value-type="float" office:value="12.9528">
                <text:p>12.9528</text:p>
                <draw:g>
                  <svg:desc>'20190424_1556117754603_164.5'.B2:'20190424_1556117754603_164.5'.B10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99">
                <text:p>0.999</text:p>
              </table:table-cell>
              <table:table-cell office:value-type="float" office:value="12.9763">
                <text:p>12.976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999">
                <text:p>1.999</text:p>
              </table:table-cell>
              <table:table-cell office:value-type="float" office:value="12.9731">
                <text:p>12.973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999">
                <text:p>2.999</text:p>
              </table:table-cell>
              <table:table-cell office:value-type="float" office:value="12.9734">
                <text:p>12.973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.999">
                <text:p>3.999</text:p>
              </table:table-cell>
              <table:table-cell office:value-type="float" office:value="12.9419">
                <text:p>12.941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.999">
                <text:p>4.999</text:p>
              </table:table-cell>
              <table:table-cell office:value-type="float" office:value="12.9042">
                <text:p>12.904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.999">
                <text:p>5.999</text:p>
              </table:table-cell>
              <table:table-cell office:value-type="float" office:value="12.914">
                <text:p>12.91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.999">
                <text:p>6.999</text:p>
              </table:table-cell>
              <table:table-cell office:value-type="float" office:value="12.9384">
                <text:p>12.938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.999">
                <text:p>7.999</text:p>
              </table:table-cell>
              <table:table-cell office:value-type="float" office:value="12.873">
                <text:p>12.87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.999">
                <text:p>8.999</text:p>
              </table:table-cell>
              <table:table-cell office:value-type="float" office:value="12.8533">
                <text:p>12.853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.999">
                <text:p>9.999</text:p>
              </table:table-cell>
              <table:table-cell office:value-type="float" office:value="12.8549">
                <text:p>12.854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.999">
                <text:p>10.999</text:p>
              </table:table-cell>
              <table:table-cell office:value-type="float" office:value="12.8363">
                <text:p>12.836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12.7633">
                <text:p>12.763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2.999">
                <text:p>12.999</text:p>
              </table:table-cell>
              <table:table-cell office:value-type="float" office:value="12.7515">
                <text:p>12.751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3.999">
                <text:p>13.999</text:p>
              </table:table-cell>
              <table:table-cell office:value-type="float" office:value="12.7491">
                <text:p>12.749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4.999">
                <text:p>14.999</text:p>
              </table:table-cell>
              <table:table-cell office:value-type="float" office:value="12.7667">
                <text:p>12.766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5.999">
                <text:p>15.999</text:p>
              </table:table-cell>
              <table:table-cell office:value-type="float" office:value="12.7269">
                <text:p>12.726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12.7381">
                <text:p>12.738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7.999">
                <text:p>17.999</text:p>
              </table:table-cell>
              <table:table-cell office:value-type="float" office:value="12.6746">
                <text:p>12.674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8.999">
                <text:p>18.999</text:p>
              </table:table-cell>
              <table:table-cell office:value-type="float" office:value="12.6351">
                <text:p>12.635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9.999">
                <text:p>19.999</text:p>
              </table:table-cell>
              <table:table-cell office:value-type="float" office:value="12.5904">
                <text:p>12.590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0.999">
                <text:p>20.999</text:p>
              </table:table-cell>
              <table:table-cell office:value-type="float" office:value="12.5446">
                <text:p>12.544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12.577">
                <text:p>12.57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2.999">
                <text:p>22.999</text:p>
              </table:table-cell>
              <table:table-cell office:value-type="float" office:value="12.579">
                <text:p>12.57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3.999">
                <text:p>23.999</text:p>
              </table:table-cell>
              <table:table-cell office:value-type="float" office:value="12.6099">
                <text:p>12.609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12.5977">
                <text:p>12.597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5.999">
                <text:p>25.999</text:p>
              </table:table-cell>
              <table:table-cell office:value-type="float" office:value="12.6495">
                <text:p>12.649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6.999">
                <text:p>26.999</text:p>
              </table:table-cell>
              <table:table-cell office:value-type="float" office:value="12.6454">
                <text:p>12.645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7.999">
                <text:p>27.999</text:p>
              </table:table-cell>
              <table:table-cell office:value-type="float" office:value="12.6599">
                <text:p>12.659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8.999">
                <text:p>28.999</text:p>
              </table:table-cell>
              <table:table-cell office:value-type="float" office:value="12.6257">
                <text:p>12.625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9.999">
                <text:p>29.999</text:p>
              </table:table-cell>
              <table:table-cell office:value-type="float" office:value="12.5311">
                <text:p>12.531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0.999">
                <text:p>30.999</text:p>
              </table:table-cell>
              <table:table-cell office:value-type="float" office:value="12.5508">
                <text:p>12.550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1.999">
                <text:p>31.999</text:p>
              </table:table-cell>
              <table:table-cell office:value-type="float" office:value="12.603">
                <text:p>12.60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2.999">
                <text:p>32.999</text:p>
              </table:table-cell>
              <table:table-cell office:value-type="float" office:value="12.5862">
                <text:p>12.586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12.5772">
                <text:p>12.577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4.999">
                <text:p>34.999</text:p>
              </table:table-cell>
              <table:table-cell office:value-type="float" office:value="12.5763">
                <text:p>12.576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5.999">
                <text:p>35.999</text:p>
              </table:table-cell>
              <table:table-cell office:value-type="float" office:value="12.5414">
                <text:p>12.541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6.999">
                <text:p>36.999</text:p>
              </table:table-cell>
              <table:table-cell office:value-type="float" office:value="12.5051">
                <text:p>12.505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7.999">
                <text:p>37.999</text:p>
              </table:table-cell>
              <table:table-cell office:value-type="float" office:value="12.5209">
                <text:p>12.520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8.999">
                <text:p>38.999</text:p>
              </table:table-cell>
              <table:table-cell office:value-type="float" office:value="12.5282">
                <text:p>12.528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9.999">
                <text:p>39.999</text:p>
              </table:table-cell>
              <table:table-cell office:value-type="float" office:value="12.4629">
                <text:p>12.462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0.999">
                <text:p>40.999</text:p>
              </table:table-cell>
              <table:table-cell office:value-type="float" office:value="12.4503">
                <text:p>12.450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1.999">
                <text:p>41.999</text:p>
              </table:table-cell>
              <table:table-cell office:value-type="float" office:value="12.4534">
                <text:p>12.453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2.999">
                <text:p>42.999</text:p>
              </table:table-cell>
              <table:table-cell office:value-type="float" office:value="12.463">
                <text:p>12.46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3.999">
                <text:p>43.999</text:p>
              </table:table-cell>
              <table:table-cell office:value-type="float" office:value="12.49">
                <text:p>12.4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4.999">
                <text:p>44.999</text:p>
              </table:table-cell>
              <table:table-cell office:value-type="float" office:value="12.4312">
                <text:p>12.431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5.999">
                <text:p>45.999</text:p>
              </table:table-cell>
              <table:table-cell office:value-type="float" office:value="12.4117">
                <text:p>12.411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6.999">
                <text:p>46.999</text:p>
              </table:table-cell>
              <table:table-cell office:value-type="float" office:value="12.4254">
                <text:p>12.425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7.999">
                <text:p>47.999</text:p>
              </table:table-cell>
              <table:table-cell office:value-type="float" office:value="12.38">
                <text:p>12.3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8.999">
                <text:p>48.999</text:p>
              </table:table-cell>
              <table:table-cell office:value-type="float" office:value="12.4184">
                <text:p>12.418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9.999">
                <text:p>49.999</text:p>
              </table:table-cell>
              <table:table-cell office:value-type="float" office:value="12.4049">
                <text:p>12.404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0.999">
                <text:p>50.999</text:p>
              </table:table-cell>
              <table:table-cell office:value-type="float" office:value="12.3881">
                <text:p>12.388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1.999">
                <text:p>51.999</text:p>
              </table:table-cell>
              <table:table-cell office:value-type="float" office:value="12.3512">
                <text:p>12.351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2.999">
                <text:p>52.999</text:p>
              </table:table-cell>
              <table:table-cell office:value-type="float" office:value="12.3406">
                <text:p>12.340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3.999">
                <text:p>53.999</text:p>
              </table:table-cell>
              <table:table-cell office:value-type="float" office:value="12.3178">
                <text:p>12.317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4.999">
                <text:p>54.999</text:p>
              </table:table-cell>
              <table:table-cell office:value-type="float" office:value="12.3065">
                <text:p>12.306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5.999">
                <text:p>55.999</text:p>
              </table:table-cell>
              <table:table-cell office:value-type="float" office:value="12.2764">
                <text:p>12.276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6.999">
                <text:p>56.999</text:p>
              </table:table-cell>
              <table:table-cell office:value-type="float" office:value="12.2857">
                <text:p>12.285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12.2739">
                <text:p>12.273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8.999">
                <text:p>58.999</text:p>
              </table:table-cell>
              <table:table-cell office:value-type="float" office:value="12.2973">
                <text:p>12.297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9.999">
                <text:p>59.999</text:p>
              </table:table-cell>
              <table:table-cell office:value-type="float" office:value="12.3141">
                <text:p>12.314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0.999">
                <text:p>60.999</text:p>
              </table:table-cell>
              <table:table-cell office:value-type="float" office:value="12.2711">
                <text:p>12.271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1.999">
                <text:p>61.999</text:p>
              </table:table-cell>
              <table:table-cell office:value-type="float" office:value="12.2493">
                <text:p>12.249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2.999">
                <text:p>62.999</text:p>
              </table:table-cell>
              <table:table-cell office:value-type="float" office:value="12.2695">
                <text:p>12.269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3.999">
                <text:p>63.999</text:p>
              </table:table-cell>
              <table:table-cell office:value-type="float" office:value="12.2882">
                <text:p>12.288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4.999">
                <text:p>64.999</text:p>
              </table:table-cell>
              <table:table-cell office:value-type="float" office:value="12.2457">
                <text:p>12.245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5.999">
                <text:p>65.999</text:p>
              </table:table-cell>
              <table:table-cell office:value-type="float" office:value="12.2147">
                <text:p>12.214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6.999">
                <text:p>66.999</text:p>
              </table:table-cell>
              <table:table-cell office:value-type="float" office:value="12.1961">
                <text:p>12.196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7.999">
                <text:p>67.999</text:p>
              </table:table-cell>
              <table:table-cell office:value-type="float" office:value="12.2156">
                <text:p>12.215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8.999">
                <text:p>68.999</text:p>
              </table:table-cell>
              <table:table-cell office:value-type="float" office:value="12.2439">
                <text:p>12.243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69.999">
                <text:p>69.999</text:p>
              </table:table-cell>
              <table:table-cell office:value-type="float" office:value="12.2178">
                <text:p>12.217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0.999">
                <text:p>70.999</text:p>
              </table:table-cell>
              <table:table-cell office:value-type="float" office:value="12.2247">
                <text:p>12.224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12.2705">
                <text:p>12.270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2.999">
                <text:p>72.999</text:p>
              </table:table-cell>
              <table:table-cell office:value-type="float" office:value="12.2263">
                <text:p>12.226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3.999">
                <text:p>73.999</text:p>
              </table:table-cell>
              <table:table-cell office:value-type="float" office:value="12.168">
                <text:p>12.16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4.999">
                <text:p>74.999</text:p>
              </table:table-cell>
              <table:table-cell office:value-type="float" office:value="12.1474">
                <text:p>12.147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12.119">
                <text:p>12.11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6.999">
                <text:p>76.999</text:p>
              </table:table-cell>
              <table:table-cell office:value-type="float" office:value="12.108">
                <text:p>12.10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7.999">
                <text:p>77.999</text:p>
              </table:table-cell>
              <table:table-cell office:value-type="float" office:value="12.1257">
                <text:p>12.125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12.1116">
                <text:p>12.111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79.999">
                <text:p>79.999</text:p>
              </table:table-cell>
              <table:table-cell office:value-type="float" office:value="12.1282">
                <text:p>12.128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0.999">
                <text:p>80.999</text:p>
              </table:table-cell>
              <table:table-cell office:value-type="float" office:value="12.1435">
                <text:p>12.143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1.999">
                <text:p>81.999</text:p>
              </table:table-cell>
              <table:table-cell office:value-type="float" office:value="12.1242">
                <text:p>12.124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2.999">
                <text:p>82.999</text:p>
              </table:table-cell>
              <table:table-cell office:value-type="float" office:value="12.0662">
                <text:p>12.066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3.999">
                <text:p>83.999</text:p>
              </table:table-cell>
              <table:table-cell office:value-type="float" office:value="12.0829">
                <text:p>12.082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4.999">
                <text:p>84.999</text:p>
              </table:table-cell>
              <table:table-cell office:value-type="float" office:value="12.1006">
                <text:p>12.100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5.999">
                <text:p>85.999</text:p>
              </table:table-cell>
              <table:table-cell office:value-type="float" office:value="12.0859">
                <text:p>12.085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6.999">
                <text:p>86.999</text:p>
              </table:table-cell>
              <table:table-cell office:value-type="float" office:value="12.0914">
                <text:p>12.091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7.999">
                <text:p>87.999</text:p>
              </table:table-cell>
              <table:table-cell office:value-type="float" office:value="12.1078">
                <text:p>12.107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8.999">
                <text:p>88.999</text:p>
              </table:table-cell>
              <table:table-cell office:value-type="float" office:value="12.064">
                <text:p>12.06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89.999">
                <text:p>89.999</text:p>
              </table:table-cell>
              <table:table-cell office:value-type="float" office:value="12.0094">
                <text:p>12.009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0.999">
                <text:p>90.999</text:p>
              </table:table-cell>
              <table:table-cell office:value-type="float" office:value="11.9711">
                <text:p>11.971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11.9898">
                <text:p>11.989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2.999">
                <text:p>92.999</text:p>
              </table:table-cell>
              <table:table-cell office:value-type="float" office:value="11.9645">
                <text:p>11.964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3.999">
                <text:p>93.999</text:p>
              </table:table-cell>
              <table:table-cell office:value-type="float" office:value="11.9529">
                <text:p>11.952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4.999">
                <text:p>94.999</text:p>
              </table:table-cell>
              <table:table-cell office:value-type="float" office:value="11.9215">
                <text:p>11.921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5.999">
                <text:p>95.999</text:p>
              </table:table-cell>
              <table:table-cell office:value-type="float" office:value="11.8848">
                <text:p>11.884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6.999">
                <text:p>96.999</text:p>
              </table:table-cell>
              <table:table-cell office:value-type="float" office:value="11.8495">
                <text:p>11.849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7.999">
                <text:p>97.999</text:p>
              </table:table-cell>
              <table:table-cell office:value-type="float" office:value="11.8603">
                <text:p>11.860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8.999">
                <text:p>98.999</text:p>
              </table:table-cell>
              <table:table-cell office:value-type="float" office:value="11.8726">
                <text:p>11.872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99.999">
                <text:p>99.999</text:p>
              </table:table-cell>
              <table:table-cell office:value-type="float" office:value="11.8624">
                <text:p>11.862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0.999">
                <text:p>100.999</text:p>
              </table:table-cell>
              <table:table-cell office:value-type="float" office:value="11.827">
                <text:p>11.82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2">
                <text:p>102</text:p>
              </table:table-cell>
              <table:table-cell office:value-type="float" office:value="11.8098">
                <text:p>11.809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2.999">
                <text:p>102.999</text:p>
              </table:table-cell>
              <table:table-cell office:value-type="float" office:value="11.8187">
                <text:p>11.818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4">
                <text:p>104</text:p>
              </table:table-cell>
              <table:table-cell office:value-type="float" office:value="11.8228">
                <text:p>11.822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4.999">
                <text:p>104.999</text:p>
              </table:table-cell>
              <table:table-cell office:value-type="float" office:value="11.831">
                <text:p>11.83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5.999">
                <text:p>105.999</text:p>
              </table:table-cell>
              <table:table-cell office:value-type="float" office:value="11.7764">
                <text:p>11.776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6.999">
                <text:p>106.999</text:p>
              </table:table-cell>
              <table:table-cell office:value-type="float" office:value="11.7477">
                <text:p>11.747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8">
                <text:p>108</text:p>
              </table:table-cell>
              <table:table-cell office:value-type="float" office:value="11.7644">
                <text:p>11.764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8.999">
                <text:p>108.999</text:p>
              </table:table-cell>
              <table:table-cell office:value-type="float" office:value="11.7544">
                <text:p>11.754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09.999">
                <text:p>109.999</text:p>
              </table:table-cell>
              <table:table-cell office:value-type="float" office:value="11.7931">
                <text:p>11.793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0.999">
                <text:p>110.999</text:p>
              </table:table-cell>
              <table:table-cell office:value-type="float" office:value="11.8601">
                <text:p>11.860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1.999">
                <text:p>111.999</text:p>
              </table:table-cell>
              <table:table-cell office:value-type="float" office:value="11.8628">
                <text:p>11.862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2.999">
                <text:p>112.999</text:p>
              </table:table-cell>
              <table:table-cell office:value-type="float" office:value="11.8309">
                <text:p>11.830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3.999">
                <text:p>113.999</text:p>
              </table:table-cell>
              <table:table-cell office:value-type="float" office:value="11.8363">
                <text:p>11.836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4.999">
                <text:p>114.999</text:p>
              </table:table-cell>
              <table:table-cell office:value-type="float" office:value="11.8398">
                <text:p>11.839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5.999">
                <text:p>115.999</text:p>
              </table:table-cell>
              <table:table-cell office:value-type="float" office:value="11.7916">
                <text:p>11.791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6.999">
                <text:p>116.999</text:p>
              </table:table-cell>
              <table:table-cell office:value-type="float" office:value="11.7703">
                <text:p>11.770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7.999">
                <text:p>117.999</text:p>
              </table:table-cell>
              <table:table-cell office:value-type="float" office:value="11.7722">
                <text:p>11.772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9">
                <text:p>119</text:p>
              </table:table-cell>
              <table:table-cell office:value-type="float" office:value="11.813">
                <text:p>11.81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19.999">
                <text:p>119.999</text:p>
              </table:table-cell>
              <table:table-cell office:value-type="float" office:value="11.769">
                <text:p>11.76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0.999">
                <text:p>120.999</text:p>
              </table:table-cell>
              <table:table-cell office:value-type="float" office:value="11.7558">
                <text:p>11.755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1.999">
                <text:p>121.999</text:p>
              </table:table-cell>
              <table:table-cell office:value-type="float" office:value="11.7301">
                <text:p>11.730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2.999">
                <text:p>122.999</text:p>
              </table:table-cell>
              <table:table-cell office:value-type="float" office:value="11.7348">
                <text:p>11.734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3.999">
                <text:p>123.999</text:p>
              </table:table-cell>
              <table:table-cell office:value-type="float" office:value="11.687">
                <text:p>11.68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5">
                <text:p>125</text:p>
              </table:table-cell>
              <table:table-cell office:value-type="float" office:value="11.644">
                <text:p>11.64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5.999">
                <text:p>125.999</text:p>
              </table:table-cell>
              <table:table-cell office:value-type="float" office:value="11.6097">
                <text:p>11.609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6.999">
                <text:p>126.999</text:p>
              </table:table-cell>
              <table:table-cell office:value-type="float" office:value="11.6093">
                <text:p>11.609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7.999">
                <text:p>127.999</text:p>
              </table:table-cell>
              <table:table-cell office:value-type="float" office:value="11.6187">
                <text:p>11.618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8.999">
                <text:p>128.999</text:p>
              </table:table-cell>
              <table:table-cell office:value-type="float" office:value="11.6462">
                <text:p>11.646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29.999">
                <text:p>129.999</text:p>
              </table:table-cell>
              <table:table-cell office:value-type="float" office:value="11.6821">
                <text:p>11.682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0.999">
                <text:p>130.999</text:p>
              </table:table-cell>
              <table:table-cell office:value-type="float" office:value="11.6949">
                <text:p>11.694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1.999">
                <text:p>131.999</text:p>
              </table:table-cell>
              <table:table-cell office:value-type="float" office:value="11.6908">
                <text:p>11.690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2.999">
                <text:p>132.999</text:p>
              </table:table-cell>
              <table:table-cell office:value-type="float" office:value="11.6871">
                <text:p>11.687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3.999">
                <text:p>133.999</text:p>
              </table:table-cell>
              <table:table-cell office:value-type="float" office:value="11.6529">
                <text:p>11.652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5">
                <text:p>135</text:p>
              </table:table-cell>
              <table:table-cell office:value-type="float" office:value="11.6424">
                <text:p>11.642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5.999">
                <text:p>135.999</text:p>
              </table:table-cell>
              <table:table-cell office:value-type="float" office:value="11.6551">
                <text:p>11.655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7">
                <text:p>137</text:p>
              </table:table-cell>
              <table:table-cell office:value-type="float" office:value="11.6485">
                <text:p>11.648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7.999">
                <text:p>137.999</text:p>
              </table:table-cell>
              <table:table-cell office:value-type="float" office:value="11.6137">
                <text:p>11.613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9">
                <text:p>139</text:p>
              </table:table-cell>
              <table:table-cell office:value-type="float" office:value="11.6223">
                <text:p>11.622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39.999">
                <text:p>139.999</text:p>
              </table:table-cell>
              <table:table-cell office:value-type="float" office:value="11.6482">
                <text:p>11.648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1">
                <text:p>141</text:p>
              </table:table-cell>
              <table:table-cell office:value-type="float" office:value="11.6205">
                <text:p>11.620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1.999">
                <text:p>141.999</text:p>
              </table:table-cell>
              <table:table-cell office:value-type="float" office:value="11.5933">
                <text:p>11.593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2.999">
                <text:p>142.999</text:p>
              </table:table-cell>
              <table:table-cell office:value-type="float" office:value="11.5381">
                <text:p>11.538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3.999">
                <text:p>143.999</text:p>
              </table:table-cell>
              <table:table-cell office:value-type="float" office:value="11.5614">
                <text:p>11.561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4.999">
                <text:p>144.999</text:p>
              </table:table-cell>
              <table:table-cell office:value-type="float" office:value="11.5516">
                <text:p>11.551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6">
                <text:p>146</text:p>
              </table:table-cell>
              <table:table-cell office:value-type="float" office:value="11.5504">
                <text:p>11.550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6.999">
                <text:p>146.999</text:p>
              </table:table-cell>
              <table:table-cell office:value-type="float" office:value="11.5629">
                <text:p>11.562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8">
                <text:p>148</text:p>
              </table:table-cell>
              <table:table-cell office:value-type="float" office:value="11.5706">
                <text:p>11.570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8.999">
                <text:p>148.999</text:p>
              </table:table-cell>
              <table:table-cell office:value-type="float" office:value="11.582">
                <text:p>11.58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49.999">
                <text:p>149.999</text:p>
              </table:table-cell>
              <table:table-cell office:value-type="float" office:value="11.5449">
                <text:p>11.544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0.999">
                <text:p>150.999</text:p>
              </table:table-cell>
              <table:table-cell office:value-type="float" office:value="11.5082">
                <text:p>11.508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1.999">
                <text:p>151.999</text:p>
              </table:table-cell>
              <table:table-cell office:value-type="float" office:value="11.4918">
                <text:p>11.491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2.999">
                <text:p>152.999</text:p>
              </table:table-cell>
              <table:table-cell office:value-type="float" office:value="11.5314">
                <text:p>11.531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3.999">
                <text:p>153.999</text:p>
              </table:table-cell>
              <table:table-cell office:value-type="float" office:value="11.5103">
                <text:p>11.510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4.999">
                <text:p>154.999</text:p>
              </table:table-cell>
              <table:table-cell office:value-type="float" office:value="11.5288">
                <text:p>11.528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5.999">
                <text:p>155.999</text:p>
              </table:table-cell>
              <table:table-cell office:value-type="float" office:value="11.503">
                <text:p>11.50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7">
                <text:p>157</text:p>
              </table:table-cell>
              <table:table-cell office:value-type="float" office:value="11.5084">
                <text:p>11.508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7.999">
                <text:p>157.999</text:p>
              </table:table-cell>
              <table:table-cell office:value-type="float" office:value="11.5363">
                <text:p>11.536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9">
                <text:p>159</text:p>
              </table:table-cell>
              <table:table-cell office:value-type="float" office:value="11.5264">
                <text:p>11.526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59.999">
                <text:p>159.999</text:p>
              </table:table-cell>
              <table:table-cell office:value-type="float" office:value="11.5117">
                <text:p>11.511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0.999">
                <text:p>160.999</text:p>
              </table:table-cell>
              <table:table-cell office:value-type="float" office:value="11.5158">
                <text:p>11.515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1.999">
                <text:p>161.999</text:p>
              </table:table-cell>
              <table:table-cell office:value-type="float" office:value="11.4888">
                <text:p>11.488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2.999">
                <text:p>162.999</text:p>
              </table:table-cell>
              <table:table-cell office:value-type="float" office:value="11.4386">
                <text:p>11.438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3.999">
                <text:p>163.999</text:p>
              </table:table-cell>
              <table:table-cell office:value-type="float" office:value="11.4275">
                <text:p>11.427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4.999">
                <text:p>164.999</text:p>
              </table:table-cell>
              <table:table-cell office:value-type="float" office:value="11.3962">
                <text:p>11.396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5.999">
                <text:p>165.999</text:p>
              </table:table-cell>
              <table:table-cell office:value-type="float" office:value="11.3964">
                <text:p>11.396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6.999">
                <text:p>166.999</text:p>
              </table:table-cell>
              <table:table-cell office:value-type="float" office:value="11.3735">
                <text:p>11.373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7.999">
                <text:p>167.999</text:p>
              </table:table-cell>
              <table:table-cell office:value-type="float" office:value="11.3855">
                <text:p>11.385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8.999">
                <text:p>168.999</text:p>
              </table:table-cell>
              <table:table-cell office:value-type="float" office:value="11.3835">
                <text:p>11.383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69.999">
                <text:p>169.999</text:p>
              </table:table-cell>
              <table:table-cell office:value-type="float" office:value="11.391">
                <text:p>11.39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0.999">
                <text:p>170.999</text:p>
              </table:table-cell>
              <table:table-cell office:value-type="float" office:value="11.3877">
                <text:p>11.387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1.999">
                <text:p>171.999</text:p>
              </table:table-cell>
              <table:table-cell office:value-type="float" office:value="11.3709">
                <text:p>11.370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2.999">
                <text:p>172.999</text:p>
              </table:table-cell>
              <table:table-cell office:value-type="float" office:value="11.3987">
                <text:p>11.398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3.999">
                <text:p>173.999</text:p>
              </table:table-cell>
              <table:table-cell office:value-type="float" office:value="11.4056">
                <text:p>11.405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4.999">
                <text:p>174.999</text:p>
              </table:table-cell>
              <table:table-cell office:value-type="float" office:value="11.4039">
                <text:p>11.403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5.999">
                <text:p>175.999</text:p>
              </table:table-cell>
              <table:table-cell office:value-type="float" office:value="11.3781">
                <text:p>11.378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6.999">
                <text:p>176.999</text:p>
              </table:table-cell>
              <table:table-cell office:value-type="float" office:value="11.375">
                <text:p>11.37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7.999">
                <text:p>177.999</text:p>
              </table:table-cell>
              <table:table-cell office:value-type="float" office:value="11.3745">
                <text:p>11.374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78.999">
                <text:p>178.999</text:p>
              </table:table-cell>
              <table:table-cell office:value-type="float" office:value="11.3558">
                <text:p>11.355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79.999">
                <text:p>179.999</text:p>
              </table:table-cell>
              <table:table-cell office:value-type="float" office:value="11.3238">
                <text:p>11.323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0.999">
                <text:p>180.999</text:p>
              </table:table-cell>
              <table:table-cell office:value-type="float" office:value="11.3267">
                <text:p>11.326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1.999">
                <text:p>181.999</text:p>
              </table:table-cell>
              <table:table-cell office:value-type="float" office:value="11.3675">
                <text:p>11.367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2.999">
                <text:p>182.999</text:p>
              </table:table-cell>
              <table:table-cell office:value-type="float" office:value="11.3672">
                <text:p>11.367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3.999">
                <text:p>183.999</text:p>
              </table:table-cell>
              <table:table-cell office:value-type="float" office:value="11.3239">
                <text:p>11.323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4.999">
                <text:p>184.999</text:p>
              </table:table-cell>
              <table:table-cell office:value-type="float" office:value="11.3104">
                <text:p>11.310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6">
                <text:p>186</text:p>
              </table:table-cell>
              <table:table-cell office:value-type="float" office:value="11.3156">
                <text:p>11.315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6.999">
                <text:p>186.999</text:p>
              </table:table-cell>
              <table:table-cell office:value-type="float" office:value="11.369">
                <text:p>11.36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7.999">
                <text:p>187.999</text:p>
              </table:table-cell>
              <table:table-cell office:value-type="float" office:value="11.3119">
                <text:p>11.3119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88.999">
                <text:p>188.999</text:p>
              </table:table-cell>
              <table:table-cell office:value-type="float" office:value="11.2641">
                <text:p>11.264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89.999">
                <text:p>189.999</text:p>
              </table:table-cell>
              <table:table-cell office:value-type="float" office:value="11.2712">
                <text:p>11.271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0.999">
                <text:p>190.999</text:p>
              </table:table-cell>
              <table:table-cell office:value-type="float" office:value="11.2532">
                <text:p>11.253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2">
                <text:p>192</text:p>
              </table:table-cell>
              <table:table-cell office:value-type="float" office:value="11.2322">
                <text:p>11.232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2.999">
                <text:p>192.999</text:p>
              </table:table-cell>
              <table:table-cell office:value-type="float" office:value="11.2105">
                <text:p>11.210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3.999">
                <text:p>193.999</text:p>
              </table:table-cell>
              <table:table-cell office:value-type="float" office:value="11.1508">
                <text:p>11.150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5">
                <text:p>195</text:p>
              </table:table-cell>
              <table:table-cell office:value-type="float" office:value="11.1335">
                <text:p>11.133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5.999">
                <text:p>195.999</text:p>
              </table:table-cell>
              <table:table-cell office:value-type="float" office:value="11.0446">
                <text:p>11.044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6.999">
                <text:p>196.999</text:p>
              </table:table-cell>
              <table:table-cell office:value-type="float" office:value="11.0445">
                <text:p>11.044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7.999">
                <text:p>197.999</text:p>
              </table:table-cell>
              <table:table-cell office:value-type="float" office:value="11.0147">
                <text:p>11.014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9">
                <text:p>199</text:p>
              </table:table-cell>
              <table:table-cell office:value-type="float" office:value="10.994">
                <text:p>10.99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99.999">
                <text:p>199.999</text:p>
              </table:table-cell>
              <table:table-cell office:value-type="float" office:value="11.0154">
                <text:p>11.0154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1">
                <text:p>201</text:p>
              </table:table-cell>
              <table:table-cell office:value-type="float" office:value="10.9967">
                <text:p>10.9967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1.999">
                <text:p>201.999</text:p>
              </table:table-cell>
              <table:table-cell office:value-type="float" office:value="11.0103">
                <text:p>11.0103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3">
                <text:p>203</text:p>
              </table:table-cell>
              <table:table-cell office:value-type="float" office:value="11.0727">
                <text:p>11.0727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3.999">
                <text:p>203.999</text:p>
              </table:table-cell>
              <table:table-cell office:value-type="float" office:value="11.1187">
                <text:p>11.1187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4.999">
                <text:p>204.999</text:p>
              </table:table-cell>
              <table:table-cell office:value-type="float" office:value="11.0921">
                <text:p>11.092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5.999">
                <text:p>205.999</text:p>
              </table:table-cell>
              <table:table-cell office:value-type="float" office:value="11.1361">
                <text:p>11.136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6.999">
                <text:p>206.999</text:p>
              </table:table-cell>
              <table:table-cell office:value-type="float" office:value="11.1103">
                <text:p>11.110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7.999">
                <text:p>207.999</text:p>
              </table:table-cell>
              <table:table-cell office:value-type="float" office:value="11.1509">
                <text:p>11.1509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08.999">
                <text:p>208.999</text:p>
              </table:table-cell>
              <table:table-cell office:value-type="float" office:value="11.1539">
                <text:p>11.1539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09.999">
                <text:p>209.999</text:p>
              </table:table-cell>
              <table:table-cell office:value-type="float" office:value="11.1663">
                <text:p>11.1663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0.999">
                <text:p>210.999</text:p>
              </table:table-cell>
              <table:table-cell office:value-type="float" office:value="11.1236">
                <text:p>11.1236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1.999">
                <text:p>211.999</text:p>
              </table:table-cell>
              <table:table-cell office:value-type="float" office:value="11.0698">
                <text:p>11.0698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2.999">
                <text:p>212.999</text:p>
              </table:table-cell>
              <table:table-cell office:value-type="float" office:value="11.048">
                <text:p>11.048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3.999">
                <text:p>213.999</text:p>
              </table:table-cell>
              <table:table-cell office:value-type="float" office:value="11.0127">
                <text:p>11.0127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4.999">
                <text:p>214.999</text:p>
              </table:table-cell>
              <table:table-cell office:value-type="float" office:value="11.0353">
                <text:p>11.035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6">
                <text:p>216</text:p>
              </table:table-cell>
              <table:table-cell office:value-type="float" office:value="11.0803">
                <text:p>11.0803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6.999">
                <text:p>216.999</text:p>
              </table:table-cell>
              <table:table-cell office:value-type="float" office:value="11.0219">
                <text:p>11.0219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7.999">
                <text:p>217.999</text:p>
              </table:table-cell>
              <table:table-cell office:value-type="float" office:value="10.9756">
                <text:p>10.9756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18.999">
                <text:p>218.999</text:p>
              </table:table-cell>
              <table:table-cell office:value-type="float" office:value="10.9659">
                <text:p>10.9659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19.999">
                <text:p>219.999</text:p>
              </table:table-cell>
              <table:table-cell office:value-type="float" office:value="10.9489">
                <text:p>10.9489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0.999">
                <text:p>220.999</text:p>
              </table:table-cell>
              <table:table-cell office:value-type="float" office:value="10.9243">
                <text:p>10.9243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1.999">
                <text:p>221.999</text:p>
              </table:table-cell>
              <table:table-cell office:value-type="float" office:value="10.9743">
                <text:p>10.9743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2.999">
                <text:p>222.999</text:p>
              </table:table-cell>
              <table:table-cell office:value-type="float" office:value="10.962">
                <text:p>10.96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4">
                <text:p>224</text:p>
              </table:table-cell>
              <table:table-cell office:value-type="float" office:value="10.9485">
                <text:p>10.948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5.001">
                <text:p>225.001</text:p>
              </table:table-cell>
              <table:table-cell office:value-type="float" office:value="11.032">
                <text:p>11.032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6">
                <text:p>226</text:p>
              </table:table-cell>
              <table:table-cell office:value-type="float" office:value="11.0441">
                <text:p>11.0441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6.999">
                <text:p>226.999</text:p>
              </table:table-cell>
              <table:table-cell office:value-type="float" office:value="11.03">
                <text:p>11.03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7.999">
                <text:p>227.999</text:p>
              </table:table-cell>
              <table:table-cell office:value-type="float" office:value="11.0327">
                <text:p>11.0327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28.999">
                <text:p>228.999</text:p>
              </table:table-cell>
              <table:table-cell office:value-type="float" office:value="11.0933">
                <text:p>11.0933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29.999">
                <text:p>229.999</text:p>
              </table:table-cell>
              <table:table-cell office:value-type="float" office:value="11.0876">
                <text:p>11.0876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0.999">
                <text:p>230.999</text:p>
              </table:table-cell>
              <table:table-cell office:value-type="float" office:value="11.0768">
                <text:p>11.0768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1.999">
                <text:p>231.999</text:p>
              </table:table-cell>
              <table:table-cell office:value-type="float" office:value="10.9865">
                <text:p>10.986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2.999">
                <text:p>232.999</text:p>
              </table:table-cell>
              <table:table-cell office:value-type="float" office:value="10.914">
                <text:p>10.914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4">
                <text:p>234</text:p>
              </table:table-cell>
              <table:table-cell office:value-type="float" office:value="10.9131">
                <text:p>10.913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4.999">
                <text:p>234.999</text:p>
              </table:table-cell>
              <table:table-cell office:value-type="float" office:value="10.9391">
                <text:p>10.9391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6">
                <text:p>236</text:p>
              </table:table-cell>
              <table:table-cell office:value-type="float" office:value="10.9467">
                <text:p>10.9467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6.999">
                <text:p>236.999</text:p>
              </table:table-cell>
              <table:table-cell office:value-type="float" office:value="10.9458">
                <text:p>10.9458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7.999">
                <text:p>237.999</text:p>
              </table:table-cell>
              <table:table-cell office:value-type="float" office:value="10.944">
                <text:p>10.944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38.999">
                <text:p>238.999</text:p>
              </table:table-cell>
              <table:table-cell office:value-type="float" office:value="10.951">
                <text:p>10.951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0">
                <text:p>240</text:p>
              </table:table-cell>
              <table:table-cell office:value-type="float" office:value="10.8808">
                <text:p>10.8808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0.999">
                <text:p>240.999</text:p>
              </table:table-cell>
              <table:table-cell office:value-type="float" office:value="10.8945">
                <text:p>10.894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2">
                <text:p>242</text:p>
              </table:table-cell>
              <table:table-cell office:value-type="float" office:value="10.8472">
                <text:p>10.8472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2.999">
                <text:p>242.999</text:p>
              </table:table-cell>
              <table:table-cell office:value-type="float" office:value="10.8706">
                <text:p>10.8706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3.999">
                <text:p>243.999</text:p>
              </table:table-cell>
              <table:table-cell office:value-type="float" office:value="10.8656">
                <text:p>10.8656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5">
                <text:p>245</text:p>
              </table:table-cell>
              <table:table-cell office:value-type="float" office:value="10.8668">
                <text:p>10.8668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5.999">
                <text:p>245.999</text:p>
              </table:table-cell>
              <table:table-cell office:value-type="float" office:value="10.8866">
                <text:p>10.8866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6.999">
                <text:p>246.999</text:p>
              </table:table-cell>
              <table:table-cell office:value-type="float" office:value="10.8501">
                <text:p>10.8501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7.999">
                <text:p>247.999</text:p>
              </table:table-cell>
              <table:table-cell office:value-type="float" office:value="10.8604">
                <text:p>10.8604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48.999">
                <text:p>248.999</text:p>
              </table:table-cell>
              <table:table-cell office:value-type="float" office:value="10.8068">
                <text:p>10.8068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49.999">
                <text:p>249.999</text:p>
              </table:table-cell>
              <table:table-cell office:value-type="float" office:value="10.7719">
                <text:p>10.7719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0.999">
                <text:p>250.999</text:p>
              </table:table-cell>
              <table:table-cell office:value-type="float" office:value="10.7254">
                <text:p>10.7254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1.999">
                <text:p>251.999</text:p>
              </table:table-cell>
              <table:table-cell office:value-type="float" office:value="10.7472">
                <text:p>10.7472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3">
                <text:p>253</text:p>
              </table:table-cell>
              <table:table-cell office:value-type="float" office:value="10.6891">
                <text:p>10.689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3.999">
                <text:p>253.999</text:p>
              </table:table-cell>
              <table:table-cell office:value-type="float" office:value="10.6984">
                <text:p>10.6984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5">
                <text:p>255</text:p>
              </table:table-cell>
              <table:table-cell office:value-type="float" office:value="10.637">
                <text:p>10.637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5.999">
                <text:p>255.999</text:p>
              </table:table-cell>
              <table:table-cell office:value-type="float" office:value="10.6397">
                <text:p>10.6397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6.999">
                <text:p>256.999</text:p>
              </table:table-cell>
              <table:table-cell office:value-type="float" office:value="10.6238">
                <text:p>10.6238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7.999">
                <text:p>257.999</text:p>
              </table:table-cell>
              <table:table-cell office:value-type="float" office:value="10.6163">
                <text:p>10.6163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58.999">
                <text:p>258.999</text:p>
              </table:table-cell>
              <table:table-cell office:value-type="float" office:value="10.6114">
                <text:p>10.6114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59.999">
                <text:p>259.999</text:p>
              </table:table-cell>
              <table:table-cell office:value-type="float" office:value="10.6299">
                <text:p>10.6299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0.999">
                <text:p>260.999</text:p>
              </table:table-cell>
              <table:table-cell office:value-type="float" office:value="10.6087">
                <text:p>10.6087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1.998">
                <text:p>261.998</text:p>
              </table:table-cell>
              <table:table-cell office:value-type="float" office:value="10.6021">
                <text:p>10.6021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2.999">
                <text:p>262.999</text:p>
              </table:table-cell>
              <table:table-cell office:value-type="float" office:value="10.659">
                <text:p>10.659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3.999">
                <text:p>263.999</text:p>
              </table:table-cell>
              <table:table-cell office:value-type="float" office:value="10.6609">
                <text:p>10.6609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4.999">
                <text:p>264.999</text:p>
              </table:table-cell>
              <table:table-cell office:value-type="float" office:value="10.6086">
                <text:p>10.6086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5.998">
                <text:p>265.998</text:p>
              </table:table-cell>
              <table:table-cell office:value-type="float" office:value="10.5832">
                <text:p>10.5832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6.999">
                <text:p>266.999</text:p>
              </table:table-cell>
              <table:table-cell office:value-type="float" office:value="10.5842">
                <text:p>10.5842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7.999">
                <text:p>267.999</text:p>
              </table:table-cell>
              <table:table-cell office:value-type="float" office:value="10.5172">
                <text:p>10.5172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68.998">
                <text:p>268.998</text:p>
              </table:table-cell>
              <table:table-cell office:value-type="float" office:value="10.497">
                <text:p>10.497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69.998">
                <text:p>269.998</text:p>
              </table:table-cell>
              <table:table-cell office:value-type="float" office:value="10.5087">
                <text:p>10.5087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0.998">
                <text:p>270.998</text:p>
              </table:table-cell>
              <table:table-cell office:value-type="float" office:value="10.6101">
                <text:p>10.6101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1.999">
                <text:p>271.999</text:p>
              </table:table-cell>
              <table:table-cell office:value-type="float" office:value="10.641">
                <text:p>10.641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2.999">
                <text:p>272.999</text:p>
              </table:table-cell>
              <table:table-cell office:value-type="float" office:value="10.6725">
                <text:p>10.6725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3.999">
                <text:p>273.999</text:p>
              </table:table-cell>
              <table:table-cell office:value-type="float" office:value="10.639">
                <text:p>10.639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4.998">
                <text:p>274.998</text:p>
              </table:table-cell>
              <table:table-cell office:value-type="float" office:value="10.5884">
                <text:p>10.5884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5.998">
                <text:p>275.998</text:p>
              </table:table-cell>
              <table:table-cell office:value-type="float" office:value="10.575">
                <text:p>10.575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6.998">
                <text:p>276.998</text:p>
              </table:table-cell>
              <table:table-cell office:value-type="float" office:value="10.5365">
                <text:p>10.5365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7.999">
                <text:p>277.999</text:p>
              </table:table-cell>
              <table:table-cell office:value-type="float" office:value="10.5379">
                <text:p>10.5379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78.998">
                <text:p>278.998</text:p>
              </table:table-cell>
              <table:table-cell office:value-type="float" office:value="10.5519">
                <text:p>10.5519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79.998">
                <text:p>279.998</text:p>
              </table:table-cell>
              <table:table-cell office:value-type="float" office:value="10.52">
                <text:p>10.52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0.998">
                <text:p>280.998</text:p>
              </table:table-cell>
              <table:table-cell office:value-type="float" office:value="10.4978">
                <text:p>10.4978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1.999">
                <text:p>281.999</text:p>
              </table:table-cell>
              <table:table-cell office:value-type="float" office:value="10.4534">
                <text:p>10.4534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2.998">
                <text:p>282.998</text:p>
              </table:table-cell>
              <table:table-cell office:value-type="float" office:value="10.4067">
                <text:p>10.4067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3.998">
                <text:p>283.998</text:p>
              </table:table-cell>
              <table:table-cell office:value-type="float" office:value="10.3943">
                <text:p>10.3943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4.999">
                <text:p>284.999</text:p>
              </table:table-cell>
              <table:table-cell office:value-type="float" office:value="10.3862">
                <text:p>10.3862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5.998">
                <text:p>285.998</text:p>
              </table:table-cell>
              <table:table-cell office:value-type="float" office:value="10.4013">
                <text:p>10.4013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6.998">
                <text:p>286.998</text:p>
              </table:table-cell>
              <table:table-cell office:value-type="float" office:value="10.4471">
                <text:p>10.4471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7.998">
                <text:p>287.998</text:p>
              </table:table-cell>
              <table:table-cell office:value-type="float" office:value="10.4722">
                <text:p>10.4722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88.999">
                <text:p>288.999</text:p>
              </table:table-cell>
              <table:table-cell office:value-type="float" office:value="10.4471">
                <text:p>10.4471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89.998">
                <text:p>289.998</text:p>
              </table:table-cell>
              <table:table-cell office:value-type="float" office:value="10.4068">
                <text:p>10.4068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0.998">
                <text:p>290.998</text:p>
              </table:table-cell>
              <table:table-cell office:value-type="float" office:value="10.4071">
                <text:p>10.4071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1.998">
                <text:p>291.998</text:p>
              </table:table-cell>
              <table:table-cell office:value-type="float" office:value="10.3594">
                <text:p>10.3594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2.999">
                <text:p>292.999</text:p>
              </table:table-cell>
              <table:table-cell office:value-type="float" office:value="10.3452">
                <text:p>10.3452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3.998">
                <text:p>293.998</text:p>
              </table:table-cell>
              <table:table-cell office:value-type="float" office:value="10.3237">
                <text:p>10.3237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4.998">
                <text:p>294.998</text:p>
              </table:table-cell>
              <table:table-cell office:value-type="float" office:value="10.3177">
                <text:p>10.3177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5.998">
                <text:p>295.998</text:p>
              </table:table-cell>
              <table:table-cell office:value-type="float" office:value="10.327">
                <text:p>10.327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6.998">
                <text:p>296.998</text:p>
              </table:table-cell>
              <table:table-cell office:value-type="float" office:value="10.3658">
                <text:p>10.3658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7.998">
                <text:p>297.998</text:p>
              </table:table-cell>
              <table:table-cell office:value-type="float" office:value="10.312">
                <text:p>10.312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98.998">
                <text:p>298.998</text:p>
              </table:table-cell>
              <table:table-cell office:value-type="float" office:value="10.3274">
                <text:p>10.3274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299.998">
                <text:p>299.998</text:p>
              </table:table-cell>
              <table:table-cell office:value-type="float" office:value="10.3497">
                <text:p>10.3497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0.999">
                <text:p>300.999</text:p>
              </table:table-cell>
              <table:table-cell office:value-type="float" office:value="10.3419">
                <text:p>10.3419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1.999">
                <text:p>301.999</text:p>
              </table:table-cell>
              <table:table-cell office:value-type="float" office:value="10.3814">
                <text:p>10.3814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2.998">
                <text:p>302.998</text:p>
              </table:table-cell>
              <table:table-cell office:value-type="float" office:value="10.3595">
                <text:p>10.3595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3.998">
                <text:p>303.998</text:p>
              </table:table-cell>
              <table:table-cell office:value-type="float" office:value="10.34">
                <text:p>10.34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4.999">
                <text:p>304.999</text:p>
              </table:table-cell>
              <table:table-cell office:value-type="float" office:value="10.3654">
                <text:p>10.3654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5.998">
                <text:p>305.998</text:p>
              </table:table-cell>
              <table:table-cell office:value-type="float" office:value="10.3808">
                <text:p>10.3808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6.998">
                <text:p>306.998</text:p>
              </table:table-cell>
              <table:table-cell office:value-type="float" office:value="10.3522">
                <text:p>10.3522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7.998">
                <text:p>307.998</text:p>
              </table:table-cell>
              <table:table-cell office:value-type="float" office:value="10.3374">
                <text:p>10.3374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08.999">
                <text:p>308.999</text:p>
              </table:table-cell>
              <table:table-cell office:value-type="float" office:value="10.3398">
                <text:p>10.3398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09.998">
                <text:p>309.998</text:p>
              </table:table-cell>
              <table:table-cell office:value-type="float" office:value="10.3415">
                <text:p>10.3415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0.998">
                <text:p>310.998</text:p>
              </table:table-cell>
              <table:table-cell office:value-type="float" office:value="10.4187">
                <text:p>10.4187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1.998">
                <text:p>311.998</text:p>
              </table:table-cell>
              <table:table-cell office:value-type="float" office:value="10.3856">
                <text:p>10.3856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2.998">
                <text:p>312.998</text:p>
              </table:table-cell>
              <table:table-cell office:value-type="float" office:value="10.3952">
                <text:p>10.3952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3.998">
                <text:p>313.998</text:p>
              </table:table-cell>
              <table:table-cell office:value-type="float" office:value="10.2918">
                <text:p>10.2918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4.999">
                <text:p>314.999</text:p>
              </table:table-cell>
              <table:table-cell office:value-type="float" office:value="10.2966">
                <text:p>10.2966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5.998">
                <text:p>315.998</text:p>
              </table:table-cell>
              <table:table-cell office:value-type="float" office:value="10.3011">
                <text:p>10.3011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6.998">
                <text:p>316.998</text:p>
              </table:table-cell>
              <table:table-cell office:value-type="float" office:value="10.3038">
                <text:p>10.3038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7.998">
                <text:p>317.998</text:p>
              </table:table-cell>
              <table:table-cell office:value-type="float" office:value="10.2951">
                <text:p>10.2951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18.998">
                <text:p>318.998</text:p>
              </table:table-cell>
              <table:table-cell office:value-type="float" office:value="10.308">
                <text:p>10.308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19.998">
                <text:p>319.998</text:p>
              </table:table-cell>
              <table:table-cell office:value-type="float" office:value="10.2707">
                <text:p>10.2707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0.998">
                <text:p>320.998</text:p>
              </table:table-cell>
              <table:table-cell office:value-type="float" office:value="10.2548">
                <text:p>10.2548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1.998">
                <text:p>321.998</text:p>
              </table:table-cell>
              <table:table-cell office:value-type="float" office:value="10.2575">
                <text:p>10.2575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2.999">
                <text:p>322.999</text:p>
              </table:table-cell>
              <table:table-cell office:value-type="float" office:value="10.2501">
                <text:p>10.2501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3.998">
                <text:p>323.998</text:p>
              </table:table-cell>
              <table:table-cell office:value-type="float" office:value="10.2885">
                <text:p>10.2885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4.998">
                <text:p>324.998</text:p>
              </table:table-cell>
              <table:table-cell office:value-type="float" office:value="10.2298">
                <text:p>10.2298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5.998">
                <text:p>325.998</text:p>
              </table:table-cell>
              <table:table-cell office:value-type="float" office:value="10.2409">
                <text:p>10.2409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6.998">
                <text:p>326.998</text:p>
              </table:table-cell>
              <table:table-cell office:value-type="float" office:value="10.3031">
                <text:p>10.3031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7.999">
                <text:p>327.999</text:p>
              </table:table-cell>
              <table:table-cell office:value-type="float" office:value="10.297">
                <text:p>10.297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28.999">
                <text:p>328.999</text:p>
              </table:table-cell>
              <table:table-cell office:value-type="float" office:value="10.2386">
                <text:p>10.2386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29.998">
                <text:p>329.998</text:p>
              </table:table-cell>
              <table:table-cell office:value-type="float" office:value="10.2153">
                <text:p>10.2153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0.998">
                <text:p>330.998</text:p>
              </table:table-cell>
              <table:table-cell office:value-type="float" office:value="10.2578">
                <text:p>10.2578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1.998">
                <text:p>331.998</text:p>
              </table:table-cell>
              <table:table-cell office:value-type="float" office:value="10.2651">
                <text:p>10.2651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2.999">
                <text:p>332.999</text:p>
              </table:table-cell>
              <table:table-cell office:value-type="float" office:value="10.2635">
                <text:p>10.2635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3.999">
                <text:p>333.999</text:p>
              </table:table-cell>
              <table:table-cell office:value-type="float" office:value="10.2246">
                <text:p>10.2246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4.998">
                <text:p>334.998</text:p>
              </table:table-cell>
              <table:table-cell office:value-type="float" office:value="10.2094">
                <text:p>10.2094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5.999">
                <text:p>335.999</text:p>
              </table:table-cell>
              <table:table-cell office:value-type="float" office:value="10.1566">
                <text:p>10.1566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6.998">
                <text:p>336.998</text:p>
              </table:table-cell>
              <table:table-cell office:value-type="float" office:value="10.1427">
                <text:p>10.1427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7.999">
                <text:p>337.999</text:p>
              </table:table-cell>
              <table:table-cell office:value-type="float" office:value="10.1142">
                <text:p>10.1142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38.999">
                <text:p>338.999</text:p>
              </table:table-cell>
              <table:table-cell office:value-type="float" office:value="10.0813">
                <text:p>10.0813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39.998">
                <text:p>339.998</text:p>
              </table:table-cell>
              <table:table-cell office:value-type="float" office:value="10.0501">
                <text:p>10.0501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0.999">
                <text:p>340.999</text:p>
              </table:table-cell>
              <table:table-cell office:value-type="float" office:value="9.999">
                <text:p>9.999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1.999">
                <text:p>341.999</text:p>
              </table:table-cell>
              <table:table-cell office:value-type="float" office:value="10.0476">
                <text:p>10.0476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2.998">
                <text:p>342.998</text:p>
              </table:table-cell>
              <table:table-cell office:value-type="float" office:value="10.0677">
                <text:p>10.0677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3.998">
                <text:p>343.998</text:p>
              </table:table-cell>
              <table:table-cell office:value-type="float" office:value="10.0197">
                <text:p>10.0197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4.999">
                <text:p>344.999</text:p>
              </table:table-cell>
              <table:table-cell office:value-type="float" office:value="10.0399">
                <text:p>10.0399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5.999">
                <text:p>345.999</text:p>
              </table:table-cell>
              <table:table-cell office:value-type="float" office:value="10.0472">
                <text:p>10.0472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6.998">
                <text:p>346.998</text:p>
              </table:table-cell>
              <table:table-cell office:value-type="float" office:value="10.0865">
                <text:p>10.0865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7.999">
                <text:p>347.999</text:p>
              </table:table-cell>
              <table:table-cell office:value-type="float" office:value="10.0726">
                <text:p>10.0726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48.998">
                <text:p>348.998</text:p>
              </table:table-cell>
              <table:table-cell office:value-type="float" office:value="10.1281">
                <text:p>10.1281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49.999">
                <text:p>349.999</text:p>
              </table:table-cell>
              <table:table-cell office:value-type="float" office:value="10.1382">
                <text:p>10.1382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0.998">
                <text:p>350.998</text:p>
              </table:table-cell>
              <table:table-cell office:value-type="float" office:value="10.0749">
                <text:p>10.0749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1.998">
                <text:p>351.998</text:p>
              </table:table-cell>
              <table:table-cell office:value-type="float" office:value="10.0586">
                <text:p>10.0586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2.999">
                <text:p>352.999</text:p>
              </table:table-cell>
              <table:table-cell office:value-type="float" office:value="10.0043">
                <text:p>10.0043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3.998">
                <text:p>353.998</text:p>
              </table:table-cell>
              <table:table-cell office:value-type="float" office:value="10.0119">
                <text:p>10.0119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4.998">
                <text:p>354.998</text:p>
              </table:table-cell>
              <table:table-cell office:value-type="float" office:value="10.0307">
                <text:p>10.0307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5.998">
                <text:p>355.998</text:p>
              </table:table-cell>
              <table:table-cell office:value-type="float" office:value="10.068">
                <text:p>10.068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6.999">
                <text:p>356.999</text:p>
              </table:table-cell>
              <table:table-cell office:value-type="float" office:value="10.0592">
                <text:p>10.0592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7.999">
                <text:p>357.999</text:p>
              </table:table-cell>
              <table:table-cell office:value-type="float" office:value="9.9964">
                <text:p>9.9964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58.999">
                <text:p>358.999</text:p>
              </table:table-cell>
              <table:table-cell office:value-type="float" office:value="9.998">
                <text:p>9.998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59.999">
                <text:p>359.999</text:p>
              </table:table-cell>
              <table:table-cell office:value-type="float" office:value="10.0036">
                <text:p>10.0036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0.999">
                <text:p>360.999</text:p>
              </table:table-cell>
              <table:table-cell office:value-type="float" office:value="10.0037">
                <text:p>10.0037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1.999">
                <text:p>361.999</text:p>
              </table:table-cell>
              <table:table-cell office:value-type="float" office:value="9.999">
                <text:p>9.999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2.999">
                <text:p>362.999</text:p>
              </table:table-cell>
              <table:table-cell office:value-type="float" office:value="9.9624">
                <text:p>9.9624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4">
                <text:p>364</text:p>
              </table:table-cell>
              <table:table-cell office:value-type="float" office:value="9.9457">
                <text:p>9.9457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4.999">
                <text:p>364.999</text:p>
              </table:table-cell>
              <table:table-cell office:value-type="float" office:value="9.9544">
                <text:p>9.9544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6">
                <text:p>366</text:p>
              </table:table-cell>
              <table:table-cell office:value-type="float" office:value="9.9815">
                <text:p>9.9815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6.998">
                <text:p>366.998</text:p>
              </table:table-cell>
              <table:table-cell office:value-type="float" office:value="10.0454">
                <text:p>10.0454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7.998">
                <text:p>367.998</text:p>
              </table:table-cell>
              <table:table-cell office:value-type="float" office:value="10.0346">
                <text:p>10.0346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68.999">
                <text:p>368.999</text:p>
              </table:table-cell>
              <table:table-cell office:value-type="float" office:value="10.0079">
                <text:p>10.0079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69.999">
                <text:p>369.999</text:p>
              </table:table-cell>
              <table:table-cell office:value-type="float" office:value="9.9929">
                <text:p>9.9929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0.999">
                <text:p>370.999</text:p>
              </table:table-cell>
              <table:table-cell office:value-type="float" office:value="9.9721">
                <text:p>9.9721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2">
                <text:p>372</text:p>
              </table:table-cell>
              <table:table-cell office:value-type="float" office:value="9.9694">
                <text:p>9.9694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2.999">
                <text:p>372.999</text:p>
              </table:table-cell>
              <table:table-cell office:value-type="float" office:value="9.9361">
                <text:p>9.9361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3.999">
                <text:p>373.999</text:p>
              </table:table-cell>
              <table:table-cell office:value-type="float" office:value="9.9413">
                <text:p>9.9413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5">
                <text:p>375</text:p>
              </table:table-cell>
              <table:table-cell office:value-type="float" office:value="9.8893">
                <text:p>9.8893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5.999">
                <text:p>375.999</text:p>
              </table:table-cell>
              <table:table-cell office:value-type="float" office:value="9.8882">
                <text:p>9.8882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7">
                <text:p>377</text:p>
              </table:table-cell>
              <table:table-cell office:value-type="float" office:value="9.843">
                <text:p>9.843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7.999">
                <text:p>377.999</text:p>
              </table:table-cell>
              <table:table-cell office:value-type="float" office:value="9.8431">
                <text:p>9.8431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79">
                <text:p>379</text:p>
              </table:table-cell>
              <table:table-cell office:value-type="float" office:value="9.802">
                <text:p>9.802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79.999">
                <text:p>379.999</text:p>
              </table:table-cell>
              <table:table-cell office:value-type="float" office:value="9.8549">
                <text:p>9.8549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1">
                <text:p>381</text:p>
              </table:table-cell>
              <table:table-cell office:value-type="float" office:value="9.8716">
                <text:p>9.8716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1.999">
                <text:p>381.999</text:p>
              </table:table-cell>
              <table:table-cell office:value-type="float" office:value="9.9063">
                <text:p>9.9063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2.999">
                <text:p>382.999</text:p>
              </table:table-cell>
              <table:table-cell office:value-type="float" office:value="9.8582">
                <text:p>9.8582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3.999">
                <text:p>383.999</text:p>
              </table:table-cell>
              <table:table-cell office:value-type="float" office:value="9.8061">
                <text:p>9.8061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4.999">
                <text:p>384.999</text:p>
              </table:table-cell>
              <table:table-cell office:value-type="float" office:value="9.8117">
                <text:p>9.8117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5.999">
                <text:p>385.999</text:p>
              </table:table-cell>
              <table:table-cell office:value-type="float" office:value="9.776">
                <text:p>9.776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6.999">
                <text:p>386.999</text:p>
              </table:table-cell>
              <table:table-cell office:value-type="float" office:value="9.8416">
                <text:p>9.8416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7.999">
                <text:p>387.999</text:p>
              </table:table-cell>
              <table:table-cell office:value-type="float" office:value="9.892">
                <text:p>9.892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88.999">
                <text:p>388.999</text:p>
              </table:table-cell>
              <table:table-cell office:value-type="float" office:value="9.8972">
                <text:p>9.8972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0">
                <text:p>390</text:p>
              </table:table-cell>
              <table:table-cell office:value-type="float" office:value="9.8217">
                <text:p>9.8217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0.999">
                <text:p>390.999</text:p>
              </table:table-cell>
              <table:table-cell office:value-type="float" office:value="9.808">
                <text:p>9.808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2">
                <text:p>392</text:p>
              </table:table-cell>
              <table:table-cell office:value-type="float" office:value="9.7578">
                <text:p>9.7578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2.999">
                <text:p>392.999</text:p>
              </table:table-cell>
              <table:table-cell office:value-type="float" office:value="9.7413">
                <text:p>9.7413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4">
                <text:p>394</text:p>
              </table:table-cell>
              <table:table-cell office:value-type="float" office:value="9.7714">
                <text:p>9.7714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4.999">
                <text:p>394.999</text:p>
              </table:table-cell>
              <table:table-cell office:value-type="float" office:value="9.7527">
                <text:p>9.7527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6">
                <text:p>396</text:p>
              </table:table-cell>
              <table:table-cell office:value-type="float" office:value="9.8205">
                <text:p>9.8205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6.999">
                <text:p>396.999</text:p>
              </table:table-cell>
              <table:table-cell office:value-type="float" office:value="9.7606">
                <text:p>9.7606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7.999">
                <text:p>397.999</text:p>
              </table:table-cell>
              <table:table-cell office:value-type="float" office:value="9.7385">
                <text:p>9.7385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398.999">
                <text:p>398.999</text:p>
              </table:table-cell>
              <table:table-cell office:value-type="float" office:value="9.6907">
                <text:p>9.6907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399.999">
                <text:p>399.999</text:p>
              </table:table-cell>
              <table:table-cell office:value-type="float" office:value="9.6388">
                <text:p>9.6388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00.999">
                <text:p>400.999</text:p>
              </table:table-cell>
              <table:table-cell office:value-type="float" office:value="9.6105">
                <text:p>9.6105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02">
                <text:p>402</text:p>
              </table:table-cell>
              <table:table-cell office:value-type="float" office:value="9.653">
                <text:p>9.653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02.999">
                <text:p>402.999</text:p>
              </table:table-cell>
              <table:table-cell office:value-type="float" office:value="9.6882">
                <text:p>9.6882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03.999">
                <text:p>403.999</text:p>
              </table:table-cell>
              <table:table-cell office:value-type="float" office:value="9.727">
                <text:p>9.727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05">
                <text:p>405</text:p>
              </table:table-cell>
              <table:table-cell office:value-type="float" office:value="9.7292">
                <text:p>9.7292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05.999">
                <text:p>405.999</text:p>
              </table:table-cell>
              <table:table-cell office:value-type="float" office:value="9.7537">
                <text:p>9.7537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07">
                <text:p>407</text:p>
              </table:table-cell>
              <table:table-cell office:value-type="float" office:value="9.7338">
                <text:p>9.7338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07.999">
                <text:p>407.999</text:p>
              </table:table-cell>
              <table:table-cell office:value-type="float" office:value="9.7456">
                <text:p>9.7456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08.999">
                <text:p>408.999</text:p>
              </table:table-cell>
              <table:table-cell office:value-type="float" office:value="9.6892">
                <text:p>9.6892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10">
                <text:p>410</text:p>
              </table:table-cell>
              <table:table-cell office:value-type="float" office:value="9.6424">
                <text:p>9.6424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10.999">
                <text:p>410.999</text:p>
              </table:table-cell>
              <table:table-cell office:value-type="float" office:value="9.641">
                <text:p>9.641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12">
                <text:p>412</text:p>
              </table:table-cell>
              <table:table-cell office:value-type="float" office:value="9.6324">
                <text:p>9.6324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12.999">
                <text:p>412.999</text:p>
              </table:table-cell>
              <table:table-cell office:value-type="float" office:value="9.6568">
                <text:p>9.6568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14">
                <text:p>414</text:p>
              </table:table-cell>
              <table:table-cell office:value-type="float" office:value="9.6942">
                <text:p>9.6942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14.999">
                <text:p>414.999</text:p>
              </table:table-cell>
              <table:table-cell office:value-type="float" office:value="9.6937">
                <text:p>9.6937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16">
                <text:p>416</text:p>
              </table:table-cell>
              <table:table-cell office:value-type="float" office:value="9.7132">
                <text:p>9.7132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16.999">
                <text:p>416.999</text:p>
              </table:table-cell>
              <table:table-cell office:value-type="float" office:value="9.7326">
                <text:p>9.7326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18">
                <text:p>418</text:p>
              </table:table-cell>
              <table:table-cell office:value-type="float" office:value="9.6844">
                <text:p>9.6844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18.999">
                <text:p>418.999</text:p>
              </table:table-cell>
              <table:table-cell office:value-type="float" office:value="9.5656">
                <text:p>9.5656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19.999">
                <text:p>419.999</text:p>
              </table:table-cell>
              <table:table-cell office:value-type="float" office:value="9.5597">
                <text:p>9.5597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21">
                <text:p>421</text:p>
              </table:table-cell>
              <table:table-cell office:value-type="float" office:value="9.5294">
                <text:p>9.5294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21.999">
                <text:p>421.999</text:p>
              </table:table-cell>
              <table:table-cell office:value-type="float" office:value="9.551">
                <text:p>9.551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22.999">
                <text:p>422.999</text:p>
              </table:table-cell>
              <table:table-cell office:value-type="float" office:value="9.58">
                <text:p>9.58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23.999">
                <text:p>423.999</text:p>
              </table:table-cell>
              <table:table-cell office:value-type="float" office:value="9.5134">
                <text:p>9.5134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25">
                <text:p>425</text:p>
              </table:table-cell>
              <table:table-cell office:value-type="float" office:value="9.4456">
                <text:p>9.4456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25.999">
                <text:p>425.999</text:p>
              </table:table-cell>
              <table:table-cell office:value-type="float" office:value="9.4946">
                <text:p>9.4946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26.999">
                <text:p>426.999</text:p>
              </table:table-cell>
              <table:table-cell office:value-type="float" office:value="9.5055">
                <text:p>9.5055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27.999">
                <text:p>427.999</text:p>
              </table:table-cell>
              <table:table-cell office:value-type="float" office:value="9.5097">
                <text:p>9.5097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29">
                <text:p>429</text:p>
              </table:table-cell>
              <table:table-cell office:value-type="float" office:value="9.5132">
                <text:p>9.5132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29.999">
                <text:p>429.999</text:p>
              </table:table-cell>
              <table:table-cell office:value-type="float" office:value="9.5264">
                <text:p>9.5264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31">
                <text:p>431</text:p>
              </table:table-cell>
              <table:table-cell office:value-type="float" office:value="9.5365">
                <text:p>9.5365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32">
                <text:p>432</text:p>
              </table:table-cell>
              <table:table-cell office:value-type="float" office:value="9.5113">
                <text:p>9.5113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32.999">
                <text:p>432.999</text:p>
              </table:table-cell>
              <table:table-cell office:value-type="float" office:value="9.4761">
                <text:p>9.4761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33.999">
                <text:p>433.999</text:p>
              </table:table-cell>
              <table:table-cell office:value-type="float" office:value="9.4364">
                <text:p>9.4364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34.999">
                <text:p>434.999</text:p>
              </table:table-cell>
              <table:table-cell office:value-type="float" office:value="9.3848">
                <text:p>9.3848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36">
                <text:p>436</text:p>
              </table:table-cell>
              <table:table-cell office:value-type="float" office:value="9.4091">
                <text:p>9.4091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36.999">
                <text:p>436.999</text:p>
              </table:table-cell>
              <table:table-cell office:value-type="float" office:value="9.4053">
                <text:p>9.4053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38">
                <text:p>438</text:p>
              </table:table-cell>
              <table:table-cell office:value-type="float" office:value="9.4581">
                <text:p>9.4581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38.999">
                <text:p>438.999</text:p>
              </table:table-cell>
              <table:table-cell office:value-type="float" office:value="9.4208">
                <text:p>9.4208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39.999">
                <text:p>439.999</text:p>
              </table:table-cell>
              <table:table-cell office:value-type="float" office:value="9.4169">
                <text:p>9.4169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41">
                <text:p>441</text:p>
              </table:table-cell>
              <table:table-cell office:value-type="float" office:value="9.4386">
                <text:p>9.4386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41.999">
                <text:p>441.999</text:p>
              </table:table-cell>
              <table:table-cell office:value-type="float" office:value="9.4087">
                <text:p>9.4087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42.999">
                <text:p>442.999</text:p>
              </table:table-cell>
              <table:table-cell office:value-type="float" office:value="9.3664">
                <text:p>9.3664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44">
                <text:p>444</text:p>
              </table:table-cell>
              <table:table-cell office:value-type="float" office:value="9.3526">
                <text:p>9.3526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44.999">
                <text:p>444.999</text:p>
              </table:table-cell>
              <table:table-cell office:value-type="float" office:value="9.3648">
                <text:p>9.3648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45.999">
                <text:p>445.999</text:p>
              </table:table-cell>
              <table:table-cell office:value-type="float" office:value="9.4168">
                <text:p>9.4168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46.999">
                <text:p>446.999</text:p>
              </table:table-cell>
              <table:table-cell office:value-type="float" office:value="9.4334">
                <text:p>9.4334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47.999">
                <text:p>447.999</text:p>
              </table:table-cell>
              <table:table-cell office:value-type="float" office:value="9.4139">
                <text:p>9.4139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49">
                <text:p>449</text:p>
              </table:table-cell>
              <table:table-cell office:value-type="float" office:value="9.4117">
                <text:p>9.4117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49.999">
                <text:p>449.999</text:p>
              </table:table-cell>
              <table:table-cell office:value-type="float" office:value="9.4483">
                <text:p>9.4483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51">
                <text:p>451</text:p>
              </table:table-cell>
              <table:table-cell office:value-type="float" office:value="9.4089">
                <text:p>9.4089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51.999">
                <text:p>451.999</text:p>
              </table:table-cell>
              <table:table-cell office:value-type="float" office:value="9.3235">
                <text:p>9.3235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52.999">
                <text:p>452.999</text:p>
              </table:table-cell>
              <table:table-cell office:value-type="float" office:value="9.3074">
                <text:p>9.3074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54">
                <text:p>454</text:p>
              </table:table-cell>
              <table:table-cell office:value-type="float" office:value="9.2996">
                <text:p>9.2996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54.999">
                <text:p>454.999</text:p>
              </table:table-cell>
              <table:table-cell office:value-type="float" office:value="9.2836">
                <text:p>9.2836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55.999">
                <text:p>455.999</text:p>
              </table:table-cell>
              <table:table-cell office:value-type="float" office:value="9.269">
                <text:p>9.269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57">
                <text:p>457</text:p>
              </table:table-cell>
              <table:table-cell office:value-type="float" office:value="9.2401">
                <text:p>9.2401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57.999">
                <text:p>457.999</text:p>
              </table:table-cell>
              <table:table-cell office:value-type="float" office:value="9.2167">
                <text:p>9.2167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59">
                <text:p>459</text:p>
              </table:table-cell>
              <table:table-cell office:value-type="float" office:value="9.271">
                <text:p>9.271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59.999">
                <text:p>459.999</text:p>
              </table:table-cell>
              <table:table-cell office:value-type="float" office:value="9.2765">
                <text:p>9.2765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61">
                <text:p>461</text:p>
              </table:table-cell>
              <table:table-cell office:value-type="float" office:value="9.2601">
                <text:p>9.2601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61.999">
                <text:p>461.999</text:p>
              </table:table-cell>
              <table:table-cell office:value-type="float" office:value="9.2456">
                <text:p>9.2456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63">
                <text:p>463</text:p>
              </table:table-cell>
              <table:table-cell office:value-type="float" office:value="9.2336">
                <text:p>9.2336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63.999">
                <text:p>463.999</text:p>
              </table:table-cell>
              <table:table-cell office:value-type="float" office:value="9.2246">
                <text:p>9.2246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64.999">
                <text:p>464.999</text:p>
              </table:table-cell>
              <table:table-cell office:value-type="float" office:value="9.247">
                <text:p>9.247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65.999">
                <text:p>465.999</text:p>
              </table:table-cell>
              <table:table-cell office:value-type="float" office:value="9.2219">
                <text:p>9.2219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66.999">
                <text:p>466.999</text:p>
              </table:table-cell>
              <table:table-cell office:value-type="float" office:value="9.1512">
                <text:p>9.1512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67.999">
                <text:p>467.999</text:p>
              </table:table-cell>
              <table:table-cell office:value-type="float" office:value="9.1366">
                <text:p>9.1366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69.001">
                <text:p>469.001</text:p>
              </table:table-cell>
              <table:table-cell office:value-type="float" office:value="9.1006">
                <text:p>9.1006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69.999">
                <text:p>469.999</text:p>
              </table:table-cell>
              <table:table-cell office:value-type="float" office:value="9.0695">
                <text:p>9.0695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70.999">
                <text:p>470.999</text:p>
              </table:table-cell>
              <table:table-cell office:value-type="float" office:value="9.1721">
                <text:p>9.1721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71.999">
                <text:p>471.999</text:p>
              </table:table-cell>
              <table:table-cell office:value-type="float" office:value="9.2013">
                <text:p>9.2013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73">
                <text:p>473</text:p>
              </table:table-cell>
              <table:table-cell office:value-type="float" office:value="9.1769">
                <text:p>9.1769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73.999">
                <text:p>473.999</text:p>
              </table:table-cell>
              <table:table-cell office:value-type="float" office:value="9.1493">
                <text:p>9.1493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74.999">
                <text:p>474.999</text:p>
              </table:table-cell>
              <table:table-cell office:value-type="float" office:value="9.1606">
                <text:p>9.1606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76">
                <text:p>476</text:p>
              </table:table-cell>
              <table:table-cell office:value-type="float" office:value="9.142">
                <text:p>9.142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76.999">
                <text:p>476.999</text:p>
              </table:table-cell>
              <table:table-cell office:value-type="float" office:value="9.1357">
                <text:p>9.1357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77.999">
                <text:p>477.999</text:p>
              </table:table-cell>
              <table:table-cell office:value-type="float" office:value="9.1582">
                <text:p>9.1582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78.999">
                <text:p>478.999</text:p>
              </table:table-cell>
              <table:table-cell office:value-type="float" office:value="9.1726">
                <text:p>9.1726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79.999">
                <text:p>479.999</text:p>
              </table:table-cell>
              <table:table-cell office:value-type="float" office:value="9.1291">
                <text:p>9.1291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80.999">
                <text:p>480.999</text:p>
              </table:table-cell>
              <table:table-cell office:value-type="float" office:value="9.167">
                <text:p>9.167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81.999">
                <text:p>481.999</text:p>
              </table:table-cell>
              <table:table-cell office:value-type="float" office:value="9.1499">
                <text:p>9.1499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83">
                <text:p>483</text:p>
              </table:table-cell>
              <table:table-cell office:value-type="float" office:value="9.1287">
                <text:p>9.1287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83.999">
                <text:p>483.999</text:p>
              </table:table-cell>
              <table:table-cell office:value-type="float" office:value="9.0912">
                <text:p>9.0912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84.999">
                <text:p>484.999</text:p>
              </table:table-cell>
              <table:table-cell office:value-type="float" office:value="9.1117">
                <text:p>9.1117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85.999">
                <text:p>485.999</text:p>
              </table:table-cell>
              <table:table-cell office:value-type="float" office:value="9.0977">
                <text:p>9.0977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87">
                <text:p>487</text:p>
              </table:table-cell>
              <table:table-cell office:value-type="float" office:value="9.109">
                <text:p>9.109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87.999">
                <text:p>487.999</text:p>
              </table:table-cell>
              <table:table-cell office:value-type="float" office:value="9.0924">
                <text:p>9.0924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89">
                <text:p>489</text:p>
              </table:table-cell>
              <table:table-cell office:value-type="float" office:value="9.1218">
                <text:p>9.1218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89.999">
                <text:p>489.999</text:p>
              </table:table-cell>
              <table:table-cell office:value-type="float" office:value="9.1548">
                <text:p>9.1548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90.999">
                <text:p>490.999</text:p>
              </table:table-cell>
              <table:table-cell office:value-type="float" office:value="9.1414">
                <text:p>9.1414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91.999">
                <text:p>491.999</text:p>
              </table:table-cell>
              <table:table-cell office:value-type="float" office:value="9.2442">
                <text:p>9.2442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92.999">
                <text:p>492.999</text:p>
              </table:table-cell>
              <table:table-cell office:value-type="float" office:value="9.2365">
                <text:p>9.2365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93.999">
                <text:p>493.999</text:p>
              </table:table-cell>
              <table:table-cell office:value-type="float" office:value="9.2291">
                <text:p>9.2291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94.999">
                <text:p>494.999</text:p>
              </table:table-cell>
              <table:table-cell office:value-type="float" office:value="9.2479">
                <text:p>9.2479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96">
                <text:p>496</text:p>
              </table:table-cell>
              <table:table-cell office:value-type="float" office:value="9.1794">
                <text:p>9.1794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96.999">
                <text:p>496.999</text:p>
              </table:table-cell>
              <table:table-cell office:value-type="float" office:value="9.1574">
                <text:p>9.1574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98">
                <text:p>498</text:p>
              </table:table-cell>
              <table:table-cell office:value-type="float" office:value="9.1076">
                <text:p>9.1076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498.999">
                <text:p>498.999</text:p>
              </table:table-cell>
              <table:table-cell office:value-type="float" office:value="9.0627">
                <text:p>9.0627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499.999">
                <text:p>499.999</text:p>
              </table:table-cell>
              <table:table-cell office:value-type="float" office:value="9.0205">
                <text:p>9.0205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500.999">
                <text:p>500.999</text:p>
              </table:table-cell>
              <table:table-cell office:value-type="float" office:value="9.0106">
                <text:p>9.0106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501.999">
                <text:p>501.999</text:p>
              </table:table-cell>
              <table:table-cell office:value-type="float" office:value="9.0238">
                <text:p>9.0238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503">
                <text:p>503</text:p>
              </table:table-cell>
              <table:table-cell office:value-type="float" office:value="9.0036">
                <text:p>9.0036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503.999">
                <text:p>503.999</text:p>
              </table:table-cell>
              <table:table-cell office:value-type="float" office:value="8.9708">
                <text:p>8.9708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504.999">
                <text:p>504.999</text:p>
              </table:table-cell>
              <table:table-cell office:value-type="float" office:value="8.9828">
                <text:p>8.9828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506">
                <text:p>506</text:p>
              </table:table-cell>
              <table:table-cell office:value-type="float" office:value="8.9427">
                <text:p>8.9427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506.999">
                <text:p>506.999</text:p>
              </table:table-cell>
              <table:table-cell office:value-type="float" office:value="8.9418">
                <text:p>8.9418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507.999">
                <text:p>507.999</text:p>
              </table:table-cell>
              <table:table-cell office:value-type="float" office:value="8.9887">
                <text:p>8.9887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508.999">
                <text:p>508.999</text:p>
              </table:table-cell>
              <table:table-cell office:value-type="float" office:value="8.9977">
                <text:p>8.9977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509.999">
                <text:p>509.999</text:p>
              </table:table-cell>
              <table:table-cell office:value-type="float" office:value="8.9506">
                <text:p>8.9506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511">
                <text:p>511</text:p>
              </table:table-cell>
              <table:table-cell office:value-type="float" office:value="8.9718">
                <text:p>8.9718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511.999">
                <text:p>511.999</text:p>
              </table:table-cell>
              <table:table-cell office:value-type="float" office:value="8.9518">
                <text:p>8.9518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512.999">
                <text:p>512.999</text:p>
              </table:table-cell>
              <table:table-cell office:value-type="float" office:value="8.9726">
                <text:p>8.9726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513.999">
                <text:p>513.999</text:p>
              </table:table-cell>
              <table:table-cell office:value-type="float" office:value="8.9658">
                <text:p>8.9658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515">
                <text:p>515</text:p>
              </table:table-cell>
              <table:table-cell office:value-type="float" office:value="8.9172">
                <text:p>8.9172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515.999">
                <text:p>515.999</text:p>
              </table:table-cell>
              <table:table-cell office:value-type="float" office:value="8.9036">
                <text:p>8.9036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517">
                <text:p>517</text:p>
              </table:table-cell>
              <table:table-cell office:value-type="float" office:value="8.9031">
                <text:p>8.9031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517.999">
                <text:p>517.999</text:p>
              </table:table-cell>
              <table:table-cell office:value-type="float" office:value="8.8581">
                <text:p>8.8581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518.999">
                <text:p>518.999</text:p>
              </table:table-cell>
              <table:table-cell office:value-type="float" office:value="8.838">
                <text:p>8.838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519.999">
                <text:p>519.999</text:p>
              </table:table-cell>
              <table:table-cell office:value-type="float" office:value="8.8722">
                <text:p>8.8722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521">
                <text:p>521</text:p>
              </table:table-cell>
              <table:table-cell office:value-type="float" office:value="8.9219">
                <text:p>8.9219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521.999">
                <text:p>521.999</text:p>
              </table:table-cell>
              <table:table-cell office:value-type="float" office:value="8.919">
                <text:p>8.919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522.999">
                <text:p>522.999</text:p>
              </table:table-cell>
              <table:table-cell office:value-type="float" office:value="8.9557">
                <text:p>8.9557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523.999">
                <text:p>523.999</text:p>
              </table:table-cell>
              <table:table-cell office:value-type="float" office:value="8.9506">
                <text:p>8.9506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525">
                <text:p>525</text:p>
              </table:table-cell>
              <table:table-cell office:value-type="float" office:value="8.9014">
                <text:p>8.9014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525.999">
                <text:p>525.999</text:p>
              </table:table-cell>
              <table:table-cell office:value-type="float" office:value="8.8561">
                <text:p>8.8561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526.999">
                <text:p>526.999</text:p>
              </table:table-cell>
              <table:table-cell office:value-type="float" office:value="8.8111">
                <text:p>8.8111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527.999">
                <text:p>527.999</text:p>
              </table:table-cell>
              <table:table-cell office:value-type="float" office:value="8.7881">
                <text:p>8.7881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528.999">
                <text:p>528.999</text:p>
              </table:table-cell>
              <table:table-cell office:value-type="float" office:value="8.8071">
                <text:p>8.8071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530">
                <text:p>530</text:p>
              </table:table-cell>
              <table:table-cell office:value-type="float" office:value="8.7996">
                <text:p>8.7996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530.999">
                <text:p>530.999</text:p>
              </table:table-cell>
              <table:table-cell office:value-type="float" office:value="8.7809">
                <text:p>8.7809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532">
                <text:p>532</text:p>
              </table:table-cell>
              <table:table-cell office:value-type="float" office:value="8.7197">
                <text:p>8.7197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532.999">
                <text:p>532.999</text:p>
              </table:table-cell>
              <table:table-cell office:value-type="float" office:value="8.7455">
                <text:p>8.7455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533.999">
                <text:p>533.999</text:p>
              </table:table-cell>
              <table:table-cell office:value-type="float" office:value="8.738">
                <text:p>8.738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535">
                <text:p>535</text:p>
              </table:table-cell>
              <table:table-cell office:value-type="float" office:value="8.8005">
                <text:p>8.8005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535.999">
                <text:p>535.999</text:p>
              </table:table-cell>
              <table:table-cell office:value-type="float" office:value="8.6903">
                <text:p>8.6903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536.999">
                <text:p>536.999</text:p>
              </table:table-cell>
              <table:table-cell office:value-type="float" office:value="8.6708">
                <text:p>8.6708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537.999">
                <text:p>537.999</text:p>
              </table:table-cell>
              <table:table-cell office:value-type="float" office:value="8.7178">
                <text:p>8.7178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538.999">
                <text:p>538.999</text:p>
              </table:table-cell>
              <table:table-cell office:value-type="float" office:value="8.738">
                <text:p>8.738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539.999">
                <text:p>539.999</text:p>
              </table:table-cell>
              <table:table-cell office:value-type="float" office:value="8.6832">
                <text:p>8.6832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540.999">
                <text:p>540.999</text:p>
              </table:table-cell>
              <table:table-cell office:value-type="float" office:value="8.6855">
                <text:p>8.6855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541.999">
                <text:p>541.999</text:p>
              </table:table-cell>
              <table:table-cell office:value-type="float" office:value="8.6554">
                <text:p>8.6554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542.999">
                <text:p>542.999</text:p>
              </table:table-cell>
              <table:table-cell office:value-type="float" office:value="8.673">
                <text:p>8.673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543.999">
                <text:p>543.999</text:p>
              </table:table-cell>
              <table:table-cell office:value-type="float" office:value="8.697">
                <text:p>8.697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544.999">
                <text:p>544.999</text:p>
              </table:table-cell>
              <table:table-cell office:value-type="float" office:value="8.7237">
                <text:p>8.7237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545.999">
                <text:p>545.999</text:p>
              </table:table-cell>
              <table:table-cell office:value-type="float" office:value="8.6639">
                <text:p>8.6639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547">
                <text:p>547</text:p>
              </table:table-cell>
              <table:table-cell office:value-type="float" office:value="8.6599">
                <text:p>8.6599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547.999">
                <text:p>547.999</text:p>
              </table:table-cell>
              <table:table-cell office:value-type="float" office:value="8.6553">
                <text:p>8.6553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548.999">
                <text:p>548.999</text:p>
              </table:table-cell>
              <table:table-cell office:value-type="float" office:value="8.7092">
                <text:p>8.7092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550">
                <text:p>550</text:p>
              </table:table-cell>
              <table:table-cell office:value-type="float" office:value="8.7205">
                <text:p>8.7205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550.999">
                <text:p>550.999</text:p>
              </table:table-cell>
              <table:table-cell office:value-type="float" office:value="8.7076">
                <text:p>8.7076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551.999">
                <text:p>551.999</text:p>
              </table:table-cell>
              <table:table-cell office:value-type="float" office:value="8.6537">
                <text:p>8.6537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553">
                <text:p>553</text:p>
              </table:table-cell>
              <table:table-cell office:value-type="float" office:value="8.6524">
                <text:p>8.6524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553.999">
                <text:p>553.999</text:p>
              </table:table-cell>
              <table:table-cell office:value-type="float" office:value="8.6295">
                <text:p>8.6295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554.999">
                <text:p>554.999</text:p>
              </table:table-cell>
              <table:table-cell office:value-type="float" office:value="8.65">
                <text:p>8.65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555.999">
                <text:p>555.999</text:p>
              </table:table-cell>
              <table:table-cell office:value-type="float" office:value="8.5815">
                <text:p>8.5815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556.999">
                <text:p>556.999</text:p>
              </table:table-cell>
              <table:table-cell office:value-type="float" office:value="8.6176">
                <text:p>8.6176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557.999">
                <text:p>557.999</text:p>
              </table:table-cell>
              <table:table-cell office:value-type="float" office:value="8.5826">
                <text:p>8.5826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558.999">
                <text:p>558.999</text:p>
              </table:table-cell>
              <table:table-cell office:value-type="float" office:value="8.4889">
                <text:p>8.4889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559.999">
                <text:p>559.999</text:p>
              </table:table-cell>
              <table:table-cell office:value-type="float" office:value="8.4819">
                <text:p>8.4819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560.999">
                <text:p>560.999</text:p>
              </table:table-cell>
              <table:table-cell office:value-type="float" office:value="8.4812">
                <text:p>8.4812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561.999">
                <text:p>561.999</text:p>
              </table:table-cell>
              <table:table-cell office:value-type="float" office:value="8.504">
                <text:p>8.504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563">
                <text:p>563</text:p>
              </table:table-cell>
              <table:table-cell office:value-type="float" office:value="8.536">
                <text:p>8.536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563.999">
                <text:p>563.999</text:p>
              </table:table-cell>
              <table:table-cell office:value-type="float" office:value="8.5328">
                <text:p>8.5328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564.999">
                <text:p>564.999</text:p>
              </table:table-cell>
              <table:table-cell office:value-type="float" office:value="8.4986">
                <text:p>8.4986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565.999">
                <text:p>565.999</text:p>
              </table:table-cell>
              <table:table-cell office:value-type="float" office:value="8.5152">
                <text:p>8.5152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566.999">
                <text:p>566.999</text:p>
              </table:table-cell>
              <table:table-cell office:value-type="float" office:value="8.5092">
                <text:p>8.5092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567.999">
                <text:p>567.999</text:p>
              </table:table-cell>
              <table:table-cell office:value-type="float" office:value="8.5081">
                <text:p>8.5081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568.999">
                <text:p>568.999</text:p>
              </table:table-cell>
              <table:table-cell office:value-type="float" office:value="8.5087">
                <text:p>8.5087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569.999">
                <text:p>569.999</text:p>
              </table:table-cell>
              <table:table-cell office:value-type="float" office:value="8.5385">
                <text:p>8.5385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570.999">
                <text:p>570.999</text:p>
              </table:table-cell>
              <table:table-cell office:value-type="float" office:value="8.4969">
                <text:p>8.4969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571.999">
                <text:p>571.999</text:p>
              </table:table-cell>
              <table:table-cell office:value-type="float" office:value="8.4783">
                <text:p>8.4783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572.999">
                <text:p>572.999</text:p>
              </table:table-cell>
              <table:table-cell office:value-type="float" office:value="8.4726">
                <text:p>8.4726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573.999">
                <text:p>573.999</text:p>
              </table:table-cell>
              <table:table-cell office:value-type="float" office:value="8.4943">
                <text:p>8.4943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574.999">
                <text:p>574.999</text:p>
              </table:table-cell>
              <table:table-cell office:value-type="float" office:value="8.5315">
                <text:p>8.5315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575.999">
                <text:p>575.999</text:p>
              </table:table-cell>
              <table:table-cell office:value-type="float" office:value="8.557">
                <text:p>8.557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576.999">
                <text:p>576.999</text:p>
              </table:table-cell>
              <table:table-cell office:value-type="float" office:value="8.5281">
                <text:p>8.5281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577.999">
                <text:p>577.999</text:p>
              </table:table-cell>
              <table:table-cell office:value-type="float" office:value="8.5516">
                <text:p>8.5516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578.999">
                <text:p>578.999</text:p>
              </table:table-cell>
              <table:table-cell office:value-type="float" office:value="8.5347">
                <text:p>8.5347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579.999">
                <text:p>579.999</text:p>
              </table:table-cell>
              <table:table-cell office:value-type="float" office:value="8.4878">
                <text:p>8.4878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581">
                <text:p>581</text:p>
              </table:table-cell>
              <table:table-cell office:value-type="float" office:value="8.4342">
                <text:p>8.4342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581.999">
                <text:p>581.999</text:p>
              </table:table-cell>
              <table:table-cell office:value-type="float" office:value="8.4421">
                <text:p>8.4421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582.999">
                <text:p>582.999</text:p>
              </table:table-cell>
              <table:table-cell office:value-type="float" office:value="8.4058">
                <text:p>8.4058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583.999">
                <text:p>583.999</text:p>
              </table:table-cell>
              <table:table-cell office:value-type="float" office:value="8.3947">
                <text:p>8.3947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585.007">
                <text:p>585.007</text:p>
              </table:table-cell>
              <table:table-cell office:value-type="float" office:value="8.4364">
                <text:p>8.4364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586">
                <text:p>586</text:p>
              </table:table-cell>
              <table:table-cell office:value-type="float" office:value="8.4236">
                <text:p>8.4236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586.999">
                <text:p>586.999</text:p>
              </table:table-cell>
              <table:table-cell office:value-type="float" office:value="8.4139">
                <text:p>8.4139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587.999">
                <text:p>587.999</text:p>
              </table:table-cell>
              <table:table-cell office:value-type="float" office:value="8.4032">
                <text:p>8.4032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588.999">
                <text:p>588.999</text:p>
              </table:table-cell>
              <table:table-cell office:value-type="float" office:value="8.4241">
                <text:p>8.4241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589.999">
                <text:p>589.999</text:p>
              </table:table-cell>
              <table:table-cell office:value-type="float" office:value="8.4367">
                <text:p>8.4367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590.999">
                <text:p>590.999</text:p>
              </table:table-cell>
              <table:table-cell office:value-type="float" office:value="8.44">
                <text:p>8.44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591.999">
                <text:p>591.999</text:p>
              </table:table-cell>
              <table:table-cell office:value-type="float" office:value="8.4533">
                <text:p>8.4533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592.999">
                <text:p>592.999</text:p>
              </table:table-cell>
              <table:table-cell office:value-type="float" office:value="8.4497">
                <text:p>8.4497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593.999">
                <text:p>593.999</text:p>
              </table:table-cell>
              <table:table-cell office:value-type="float" office:value="8.417">
                <text:p>8.417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594.999">
                <text:p>594.999</text:p>
              </table:table-cell>
              <table:table-cell office:value-type="float" office:value="8.3923">
                <text:p>8.3923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595.999">
                <text:p>595.999</text:p>
              </table:table-cell>
              <table:table-cell office:value-type="float" office:value="8.3821">
                <text:p>8.3821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597">
                <text:p>597</text:p>
              </table:table-cell>
              <table:table-cell office:value-type="float" office:value="8.3523">
                <text:p>8.3523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597.999">
                <text:p>597.999</text:p>
              </table:table-cell>
              <table:table-cell office:value-type="float" office:value="8.3237">
                <text:p>8.3237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599">
                <text:p>599</text:p>
              </table:table-cell>
              <table:table-cell office:value-type="float" office:value="8.3631">
                <text:p>8.3631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599.999">
                <text:p>599.999</text:p>
              </table:table-cell>
              <table:table-cell office:value-type="float" office:value="8.3484">
                <text:p>8.3484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601">
                <text:p>601</text:p>
              </table:table-cell>
              <table:table-cell office:value-type="float" office:value="8.2907">
                <text:p>8.2907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601.999">
                <text:p>601.999</text:p>
              </table:table-cell>
              <table:table-cell office:value-type="float" office:value="8.314">
                <text:p>8.314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602.999">
                <text:p>602.999</text:p>
              </table:table-cell>
              <table:table-cell office:value-type="float" office:value="8.3103">
                <text:p>8.3103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603.999">
                <text:p>603.999</text:p>
              </table:table-cell>
              <table:table-cell office:value-type="float" office:value="8.271">
                <text:p>8.271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605">
                <text:p>605</text:p>
              </table:table-cell>
              <table:table-cell office:value-type="float" office:value="8.307">
                <text:p>8.307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605.999">
                <text:p>605.999</text:p>
              </table:table-cell>
              <table:table-cell office:value-type="float" office:value="8.3271">
                <text:p>8.3271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606.999">
                <text:p>606.999</text:p>
              </table:table-cell>
              <table:table-cell office:value-type="float" office:value="8.2814">
                <text:p>8.2814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607.999">
                <text:p>607.999</text:p>
              </table:table-cell>
              <table:table-cell office:value-type="float" office:value="8.3038">
                <text:p>8.3038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608.999">
                <text:p>608.999</text:p>
              </table:table-cell>
              <table:table-cell office:value-type="float" office:value="8.3144">
                <text:p>8.3144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609.999">
                <text:p>609.999</text:p>
              </table:table-cell>
              <table:table-cell office:value-type="float" office:value="8.3096">
                <text:p>8.3096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610.999">
                <text:p>610.999</text:p>
              </table:table-cell>
              <table:table-cell office:value-type="float" office:value="8.3174">
                <text:p>8.3174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612">
                <text:p>612</text:p>
              </table:table-cell>
              <table:table-cell office:value-type="float" office:value="8.3445">
                <text:p>8.3445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612.999">
                <text:p>612.999</text:p>
              </table:table-cell>
              <table:table-cell office:value-type="float" office:value="8.2925">
                <text:p>8.2925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614">
                <text:p>614</text:p>
              </table:table-cell>
              <table:table-cell office:value-type="float" office:value="8.2093">
                <text:p>8.2093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614.999">
                <text:p>614.999</text:p>
              </table:table-cell>
              <table:table-cell office:value-type="float" office:value="8.2525">
                <text:p>8.2525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615.999">
                <text:p>615.999</text:p>
              </table:table-cell>
              <table:table-cell office:value-type="float" office:value="8.2492">
                <text:p>8.2492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616.999">
                <text:p>616.999</text:p>
              </table:table-cell>
              <table:table-cell office:value-type="float" office:value="8.2569">
                <text:p>8.2569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617.999">
                <text:p>617.999</text:p>
              </table:table-cell>
              <table:table-cell office:value-type="float" office:value="8.2649">
                <text:p>8.2649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618.999">
                <text:p>618.999</text:p>
              </table:table-cell>
              <table:table-cell office:value-type="float" office:value="8.3126">
                <text:p>8.3126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619.999">
                <text:p>619.999</text:p>
              </table:table-cell>
              <table:table-cell office:value-type="float" office:value="8.2275">
                <text:p>8.2275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620.999">
                <text:p>620.999</text:p>
              </table:table-cell>
              <table:table-cell office:value-type="float" office:value="8.2256">
                <text:p>8.2256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621.999">
                <text:p>621.999</text:p>
              </table:table-cell>
              <table:table-cell office:value-type="float" office:value="8.2571">
                <text:p>8.2571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622.999">
                <text:p>622.999</text:p>
              </table:table-cell>
              <table:table-cell office:value-type="float" office:value="8.26">
                <text:p>8.26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623.999">
                <text:p>623.999</text:p>
              </table:table-cell>
              <table:table-cell office:value-type="float" office:value="8.2598">
                <text:p>8.2598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624.999">
                <text:p>624.999</text:p>
              </table:table-cell>
              <table:table-cell office:value-type="float" office:value="8.2238">
                <text:p>8.2238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625.999">
                <text:p>625.999</text:p>
              </table:table-cell>
              <table:table-cell office:value-type="float" office:value="8.1996">
                <text:p>8.1996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626.999">
                <text:p>626.999</text:p>
              </table:table-cell>
              <table:table-cell office:value-type="float" office:value="8.1141">
                <text:p>8.1141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627.999">
                <text:p>627.999</text:p>
              </table:table-cell>
              <table:table-cell office:value-type="float" office:value="8.0352">
                <text:p>8.0352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628.999">
                <text:p>628.999</text:p>
              </table:table-cell>
              <table:table-cell office:value-type="float" office:value="8.0643">
                <text:p>8.0643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629.999">
                <text:p>629.999</text:p>
              </table:table-cell>
              <table:table-cell office:value-type="float" office:value="8.0659">
                <text:p>8.0659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630.999">
                <text:p>630.999</text:p>
              </table:table-cell>
              <table:table-cell office:value-type="float" office:value="8.1168">
                <text:p>8.1168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631.999">
                <text:p>631.999</text:p>
              </table:table-cell>
              <table:table-cell office:value-type="float" office:value="8.185">
                <text:p>8.185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632.999">
                <text:p>632.999</text:p>
              </table:table-cell>
              <table:table-cell office:value-type="float" office:value="8.185">
                <text:p>8.185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633.999">
                <text:p>633.999</text:p>
              </table:table-cell>
              <table:table-cell office:value-type="float" office:value="8.203">
                <text:p>8.203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634.999">
                <text:p>634.999</text:p>
              </table:table-cell>
              <table:table-cell office:value-type="float" office:value="8.1856">
                <text:p>8.1856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635.999">
                <text:p>635.999</text:p>
              </table:table-cell>
              <table:table-cell office:value-type="float" office:value="8.2148">
                <text:p>8.2148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636.999">
                <text:p>636.999</text:p>
              </table:table-cell>
              <table:table-cell office:value-type="float" office:value="8.2313">
                <text:p>8.2313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637.999">
                <text:p>637.999</text:p>
              </table:table-cell>
              <table:table-cell office:value-type="float" office:value="8.2182">
                <text:p>8.2182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638.999">
                <text:p>638.999</text:p>
              </table:table-cell>
              <table:table-cell office:value-type="float" office:value="8.1889">
                <text:p>8.1889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639.999">
                <text:p>639.999</text:p>
              </table:table-cell>
              <table:table-cell office:value-type="float" office:value="8.1851">
                <text:p>8.1851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640.999">
                <text:p>640.999</text:p>
              </table:table-cell>
              <table:table-cell office:value-type="float" office:value="8.1509">
                <text:p>8.1509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641.999">
                <text:p>641.999</text:p>
              </table:table-cell>
              <table:table-cell office:value-type="float" office:value="8.1214">
                <text:p>8.1214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642.999">
                <text:p>642.999</text:p>
              </table:table-cell>
              <table:table-cell office:value-type="float" office:value="8.1152">
                <text:p>8.1152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643.999">
                <text:p>643.999</text:p>
              </table:table-cell>
              <table:table-cell office:value-type="float" office:value="8.1089">
                <text:p>8.1089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644.999">
                <text:p>644.999</text:p>
              </table:table-cell>
              <table:table-cell office:value-type="float" office:value="8.1136">
                <text:p>8.1136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645.999">
                <text:p>645.999</text:p>
              </table:table-cell>
              <table:table-cell office:value-type="float" office:value="8.0317">
                <text:p>8.0317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646.999">
                <text:p>646.999</text:p>
              </table:table-cell>
              <table:table-cell office:value-type="float" office:value="8.0605">
                <text:p>8.0605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647.999">
                <text:p>647.999</text:p>
              </table:table-cell>
              <table:table-cell office:value-type="float" office:value="8.026">
                <text:p>8.026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648.999">
                <text:p>648.999</text:p>
              </table:table-cell>
              <table:table-cell office:value-type="float" office:value="7.9937">
                <text:p>7.9937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649.999">
                <text:p>649.999</text:p>
              </table:table-cell>
              <table:table-cell office:value-type="float" office:value="7.9862">
                <text:p>7.9862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650.999">
                <text:p>650.999</text:p>
              </table:table-cell>
              <table:table-cell office:value-type="float" office:value="8.0126">
                <text:p>8.0126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651.999">
                <text:p>651.999</text:p>
              </table:table-cell>
              <table:table-cell office:value-type="float" office:value="8.0572">
                <text:p>8.0572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652.999">
                <text:p>652.999</text:p>
              </table:table-cell>
              <table:table-cell office:value-type="float" office:value="8.0674">
                <text:p>8.0674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653.999">
                <text:p>653.999</text:p>
              </table:table-cell>
              <table:table-cell office:value-type="float" office:value="8.0282">
                <text:p>8.0282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654.999">
                <text:p>654.999</text:p>
              </table:table-cell>
              <table:table-cell office:value-type="float" office:value="7.9868">
                <text:p>7.9868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655.999">
                <text:p>655.999</text:p>
              </table:table-cell>
              <table:table-cell office:value-type="float" office:value="7.9199">
                <text:p>7.9199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656.999">
                <text:p>656.999</text:p>
              </table:table-cell>
              <table:table-cell office:value-type="float" office:value="7.8958">
                <text:p>7.8958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657.999">
                <text:p>657.999</text:p>
              </table:table-cell>
              <table:table-cell office:value-type="float" office:value="7.9044">
                <text:p>7.9044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658.999">
                <text:p>658.999</text:p>
              </table:table-cell>
              <table:table-cell office:value-type="float" office:value="7.933">
                <text:p>7.933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659.999">
                <text:p>659.999</text:p>
              </table:table-cell>
              <table:table-cell office:value-type="float" office:value="7.8543">
                <text:p>7.8543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660.999">
                <text:p>660.999</text:p>
              </table:table-cell>
              <table:table-cell office:value-type="float" office:value="7.8267">
                <text:p>7.8267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662">
                <text:p>662</text:p>
              </table:table-cell>
              <table:table-cell office:value-type="float" office:value="7.8155">
                <text:p>7.8155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662.999">
                <text:p>662.999</text:p>
              </table:table-cell>
              <table:table-cell office:value-type="float" office:value="7.8083">
                <text:p>7.8083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663.999">
                <text:p>663.999</text:p>
              </table:table-cell>
              <table:table-cell office:value-type="float" office:value="7.8792">
                <text:p>7.8792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664.999">
                <text:p>664.999</text:p>
              </table:table-cell>
              <table:table-cell office:value-type="float" office:value="7.898">
                <text:p>7.898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666">
                <text:p>666</text:p>
              </table:table-cell>
              <table:table-cell office:value-type="float" office:value="7.9326">
                <text:p>7.9326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666.999">
                <text:p>666.999</text:p>
              </table:table-cell>
              <table:table-cell office:value-type="float" office:value="7.9034">
                <text:p>7.9034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667.999">
                <text:p>667.999</text:p>
              </table:table-cell>
              <table:table-cell office:value-type="float" office:value="7.9094">
                <text:p>7.9094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668.999">
                <text:p>668.999</text:p>
              </table:table-cell>
              <table:table-cell office:value-type="float" office:value="7.9036">
                <text:p>7.9036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669.999">
                <text:p>669.999</text:p>
              </table:table-cell>
              <table:table-cell office:value-type="float" office:value="7.9269">
                <text:p>7.9269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671">
                <text:p>671</text:p>
              </table:table-cell>
              <table:table-cell office:value-type="float" office:value="7.9585">
                <text:p>7.9585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671.999">
                <text:p>671.999</text:p>
              </table:table-cell>
              <table:table-cell office:value-type="float" office:value="7.9596">
                <text:p>7.9596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672.999">
                <text:p>672.999</text:p>
              </table:table-cell>
              <table:table-cell office:value-type="float" office:value="7.9671">
                <text:p>7.9671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673.999">
                <text:p>673.999</text:p>
              </table:table-cell>
              <table:table-cell office:value-type="float" office:value="7.9515">
                <text:p>7.9515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675">
                <text:p>675</text:p>
              </table:table-cell>
              <table:table-cell office:value-type="float" office:value="7.9715">
                <text:p>7.9715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675.999">
                <text:p>675.999</text:p>
              </table:table-cell>
              <table:table-cell office:value-type="float" office:value="7.9383">
                <text:p>7.9383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676.999">
                <text:p>676.999</text:p>
              </table:table-cell>
              <table:table-cell office:value-type="float" office:value="7.9302">
                <text:p>7.9302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678">
                <text:p>678</text:p>
              </table:table-cell>
              <table:table-cell office:value-type="float" office:value="7.9269">
                <text:p>7.9269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678.999">
                <text:p>678.999</text:p>
              </table:table-cell>
              <table:table-cell office:value-type="float" office:value="7.9459">
                <text:p>7.9459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679.999">
                <text:p>679.999</text:p>
              </table:table-cell>
              <table:table-cell office:value-type="float" office:value="7.9136">
                <text:p>7.9136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680.999">
                <text:p>680.999</text:p>
              </table:table-cell>
              <table:table-cell office:value-type="float" office:value="7.9376">
                <text:p>7.9376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681.999">
                <text:p>681.999</text:p>
              </table:table-cell>
              <table:table-cell office:value-type="float" office:value="7.9692">
                <text:p>7.9692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682.999">
                <text:p>682.999</text:p>
              </table:table-cell>
              <table:table-cell office:value-type="float" office:value="7.9339">
                <text:p>7.9339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683.999">
                <text:p>683.999</text:p>
              </table:table-cell>
              <table:table-cell office:value-type="float" office:value="7.9325">
                <text:p>7.9325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684.999">
                <text:p>684.999</text:p>
              </table:table-cell>
              <table:table-cell office:value-type="float" office:value="7.892">
                <text:p>7.892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685.999">
                <text:p>685.999</text:p>
              </table:table-cell>
              <table:table-cell office:value-type="float" office:value="7.9055">
                <text:p>7.9055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686.999">
                <text:p>686.999</text:p>
              </table:table-cell>
              <table:table-cell office:value-type="float" office:value="7.8681">
                <text:p>7.8681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687.999">
                <text:p>687.999</text:p>
              </table:table-cell>
              <table:table-cell office:value-type="float" office:value="7.9065">
                <text:p>7.9065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688.999">
                <text:p>688.999</text:p>
              </table:table-cell>
              <table:table-cell office:value-type="float" office:value="7.95">
                <text:p>7.95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689.999">
                <text:p>689.999</text:p>
              </table:table-cell>
              <table:table-cell office:value-type="float" office:value="7.9052">
                <text:p>7.9052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690.999">
                <text:p>690.999</text:p>
              </table:table-cell>
              <table:table-cell office:value-type="float" office:value="7.9076">
                <text:p>7.9076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691.999">
                <text:p>691.999</text:p>
              </table:table-cell>
              <table:table-cell office:value-type="float" office:value="7.907">
                <text:p>7.907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692.999">
                <text:p>692.999</text:p>
              </table:table-cell>
              <table:table-cell office:value-type="float" office:value="7.8562">
                <text:p>7.8562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693.999">
                <text:p>693.999</text:p>
              </table:table-cell>
              <table:table-cell office:value-type="float" office:value="7.862">
                <text:p>7.862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694.999">
                <text:p>694.999</text:p>
              </table:table-cell>
              <table:table-cell office:value-type="float" office:value="7.9014">
                <text:p>7.9014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695.999">
                <text:p>695.999</text:p>
              </table:table-cell>
              <table:table-cell office:value-type="float" office:value="7.8953">
                <text:p>7.8953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696.999">
                <text:p>696.999</text:p>
              </table:table-cell>
              <table:table-cell office:value-type="float" office:value="7.9029">
                <text:p>7.9029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697.999">
                <text:p>697.999</text:p>
              </table:table-cell>
              <table:table-cell office:value-type="float" office:value="7.8901">
                <text:p>7.8901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698.999">
                <text:p>698.999</text:p>
              </table:table-cell>
              <table:table-cell office:value-type="float" office:value="7.9031">
                <text:p>7.9031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699.999">
                <text:p>699.999</text:p>
              </table:table-cell>
              <table:table-cell office:value-type="float" office:value="7.8597">
                <text:p>7.8597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700.999">
                <text:p>700.999</text:p>
              </table:table-cell>
              <table:table-cell office:value-type="float" office:value="7.8133">
                <text:p>7.8133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701.999">
                <text:p>701.999</text:p>
              </table:table-cell>
              <table:table-cell office:value-type="float" office:value="7.7996">
                <text:p>7.7996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702.999">
                <text:p>702.999</text:p>
              </table:table-cell>
              <table:table-cell office:value-type="float" office:value="7.8057">
                <text:p>7.8057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703.999">
                <text:p>703.999</text:p>
              </table:table-cell>
              <table:table-cell office:value-type="float" office:value="7.8043">
                <text:p>7.8043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704.999">
                <text:p>704.999</text:p>
              </table:table-cell>
              <table:table-cell office:value-type="float" office:value="7.7702">
                <text:p>7.7702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705.999">
                <text:p>705.999</text:p>
              </table:table-cell>
              <table:table-cell office:value-type="float" office:value="7.8327">
                <text:p>7.8327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706.999">
                <text:p>706.999</text:p>
              </table:table-cell>
              <table:table-cell office:value-type="float" office:value="7.8298">
                <text:p>7.8298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707.999">
                <text:p>707.999</text:p>
              </table:table-cell>
              <table:table-cell office:value-type="float" office:value="7.8102">
                <text:p>7.8102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708.999">
                <text:p>708.999</text:p>
              </table:table-cell>
              <table:table-cell office:value-type="float" office:value="7.788">
                <text:p>7.788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709.999">
                <text:p>709.999</text:p>
              </table:table-cell>
              <table:table-cell office:value-type="float" office:value="7.7115">
                <text:p>7.7115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710.999">
                <text:p>710.999</text:p>
              </table:table-cell>
              <table:table-cell office:value-type="float" office:value="7.7199">
                <text:p>7.7199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711.999">
                <text:p>711.999</text:p>
              </table:table-cell>
              <table:table-cell office:value-type="float" office:value="7.6894">
                <text:p>7.6894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712.999">
                <text:p>712.999</text:p>
              </table:table-cell>
              <table:table-cell office:value-type="float" office:value="7.7283">
                <text:p>7.7283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713.999">
                <text:p>713.999</text:p>
              </table:table-cell>
              <table:table-cell office:value-type="float" office:value="7.7076">
                <text:p>7.7076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714.999">
                <text:p>714.999</text:p>
              </table:table-cell>
              <table:table-cell office:value-type="float" office:value="7.6338">
                <text:p>7.6338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715.999">
                <text:p>715.999</text:p>
              </table:table-cell>
              <table:table-cell office:value-type="float" office:value="7.5861">
                <text:p>7.5861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716.999">
                <text:p>716.999</text:p>
              </table:table-cell>
              <table:table-cell office:value-type="float" office:value="7.6465">
                <text:p>7.6465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717.999">
                <text:p>717.999</text:p>
              </table:table-cell>
              <table:table-cell office:value-type="float" office:value="7.6784">
                <text:p>7.6784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718.999">
                <text:p>718.999</text:p>
              </table:table-cell>
              <table:table-cell office:value-type="float" office:value="7.6558">
                <text:p>7.6558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719.999">
                <text:p>719.999</text:p>
              </table:table-cell>
              <table:table-cell office:value-type="float" office:value="7.5575">
                <text:p>7.5575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720.999">
                <text:p>720.999</text:p>
              </table:table-cell>
              <table:table-cell office:value-type="float" office:value="7.5667">
                <text:p>7.5667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721.999">
                <text:p>721.999</text:p>
              </table:table-cell>
              <table:table-cell office:value-type="float" office:value="7.6563">
                <text:p>7.6563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722.999">
                <text:p>722.999</text:p>
              </table:table-cell>
              <table:table-cell office:value-type="float" office:value="7.5914">
                <text:p>7.5914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723.999">
                <text:p>723.999</text:p>
              </table:table-cell>
              <table:table-cell office:value-type="float" office:value="7.6011">
                <text:p>7.6011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724.999">
                <text:p>724.999</text:p>
              </table:table-cell>
              <table:table-cell office:value-type="float" office:value="7.5865">
                <text:p>7.5865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725.999">
                <text:p>725.999</text:p>
              </table:table-cell>
              <table:table-cell office:value-type="float" office:value="7.6016">
                <text:p>7.6016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726.999">
                <text:p>726.999</text:p>
              </table:table-cell>
              <table:table-cell office:value-type="float" office:value="7.5686">
                <text:p>7.5686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727.999">
                <text:p>727.999</text:p>
              </table:table-cell>
              <table:table-cell office:value-type="float" office:value="7.6109">
                <text:p>7.6109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728.999">
                <text:p>728.999</text:p>
              </table:table-cell>
              <table:table-cell office:value-type="float" office:value="7.582">
                <text:p>7.582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729.999">
                <text:p>729.999</text:p>
              </table:table-cell>
              <table:table-cell office:value-type="float" office:value="7.5624">
                <text:p>7.5624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730.999">
                <text:p>730.999</text:p>
              </table:table-cell>
              <table:table-cell office:value-type="float" office:value="7.5555">
                <text:p>7.5555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731.999">
                <text:p>731.999</text:p>
              </table:table-cell>
              <table:table-cell office:value-type="float" office:value="7.598">
                <text:p>7.598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732.999">
                <text:p>732.999</text:p>
              </table:table-cell>
              <table:table-cell office:value-type="float" office:value="7.6485">
                <text:p>7.6485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733.999">
                <text:p>733.999</text:p>
              </table:table-cell>
              <table:table-cell office:value-type="float" office:value="7.6902">
                <text:p>7.6902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734.999">
                <text:p>734.999</text:p>
              </table:table-cell>
              <table:table-cell office:value-type="float" office:value="7.6143">
                <text:p>7.6143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735.999">
                <text:p>735.999</text:p>
              </table:table-cell>
              <table:table-cell office:value-type="float" office:value="7.6504">
                <text:p>7.6504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737">
                <text:p>737</text:p>
              </table:table-cell>
              <table:table-cell office:value-type="float" office:value="7.6599">
                <text:p>7.6599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737.999">
                <text:p>737.999</text:p>
              </table:table-cell>
              <table:table-cell office:value-type="float" office:value="7.6754">
                <text:p>7.6754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738.999">
                <text:p>738.999</text:p>
              </table:table-cell>
              <table:table-cell office:value-type="float" office:value="7.6651">
                <text:p>7.6651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739.999">
                <text:p>739.999</text:p>
              </table:table-cell>
              <table:table-cell office:value-type="float" office:value="7.6862">
                <text:p>7.6862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740.999">
                <text:p>740.999</text:p>
              </table:table-cell>
              <table:table-cell office:value-type="float" office:value="7.6415">
                <text:p>7.6415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741.999">
                <text:p>741.999</text:p>
              </table:table-cell>
              <table:table-cell office:value-type="float" office:value="7.6612">
                <text:p>7.6612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742.999">
                <text:p>742.999</text:p>
              </table:table-cell>
              <table:table-cell office:value-type="float" office:value="7.674">
                <text:p>7.674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743.999">
                <text:p>743.999</text:p>
              </table:table-cell>
              <table:table-cell office:value-type="float" office:value="7.6258">
                <text:p>7.6258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745">
                <text:p>745</text:p>
              </table:table-cell>
              <table:table-cell office:value-type="float" office:value="7.6507">
                <text:p>7.6507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745.999">
                <text:p>745.999</text:p>
              </table:table-cell>
              <table:table-cell office:value-type="float" office:value="7.6344">
                <text:p>7.6344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746.999">
                <text:p>746.999</text:p>
              </table:table-cell>
              <table:table-cell office:value-type="float" office:value="7.653">
                <text:p>7.653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747.999">
                <text:p>747.999</text:p>
              </table:table-cell>
              <table:table-cell office:value-type="float" office:value="7.6721">
                <text:p>7.6721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748.999">
                <text:p>748.999</text:p>
              </table:table-cell>
              <table:table-cell office:value-type="float" office:value="7.6499">
                <text:p>7.6499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749.999">
                <text:p>749.999</text:p>
              </table:table-cell>
              <table:table-cell office:value-type="float" office:value="7.6786">
                <text:p>7.6786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750.999">
                <text:p>750.999</text:p>
              </table:table-cell>
              <table:table-cell office:value-type="float" office:value="7.6455">
                <text:p>7.6455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751.999">
                <text:p>751.999</text:p>
              </table:table-cell>
              <table:table-cell office:value-type="float" office:value="7.6918">
                <text:p>7.6918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752.999">
                <text:p>752.999</text:p>
              </table:table-cell>
              <table:table-cell office:value-type="float" office:value="7.6573">
                <text:p>7.6573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753.999">
                <text:p>753.999</text:p>
              </table:table-cell>
              <table:table-cell office:value-type="float" office:value="7.6989">
                <text:p>7.6989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754.999">
                <text:p>754.999</text:p>
              </table:table-cell>
              <table:table-cell office:value-type="float" office:value="7.8181">
                <text:p>7.8181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755.999">
                <text:p>755.999</text:p>
              </table:table-cell>
              <table:table-cell office:value-type="float" office:value="7.7729">
                <text:p>7.7729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756.999">
                <text:p>756.999</text:p>
              </table:table-cell>
              <table:table-cell office:value-type="float" office:value="7.6816">
                <text:p>7.6816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757.999">
                <text:p>757.999</text:p>
              </table:table-cell>
              <table:table-cell office:value-type="float" office:value="7.6288">
                <text:p>7.6288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758.999">
                <text:p>758.999</text:p>
              </table:table-cell>
              <table:table-cell office:value-type="float" office:value="7.5902">
                <text:p>7.5902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759.999">
                <text:p>759.999</text:p>
              </table:table-cell>
              <table:table-cell office:value-type="float" office:value="7.5895">
                <text:p>7.5895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760.999">
                <text:p>760.999</text:p>
              </table:table-cell>
              <table:table-cell office:value-type="float" office:value="7.5708">
                <text:p>7.5708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761.999">
                <text:p>761.999</text:p>
              </table:table-cell>
              <table:table-cell office:value-type="float" office:value="7.6153">
                <text:p>7.6153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762.999">
                <text:p>762.999</text:p>
              </table:table-cell>
              <table:table-cell office:value-type="float" office:value="7.6327">
                <text:p>7.6327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763.999">
                <text:p>763.999</text:p>
              </table:table-cell>
              <table:table-cell office:value-type="float" office:value="7.5591">
                <text:p>7.5591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764.999">
                <text:p>764.999</text:p>
              </table:table-cell>
              <table:table-cell office:value-type="float" office:value="7.5389">
                <text:p>7.5389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765.999">
                <text:p>765.999</text:p>
              </table:table-cell>
              <table:table-cell office:value-type="float" office:value="7.5619">
                <text:p>7.5619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766.999">
                <text:p>766.999</text:p>
              </table:table-cell>
              <table:table-cell office:value-type="float" office:value="7.5819">
                <text:p>7.5819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767.999">
                <text:p>767.999</text:p>
              </table:table-cell>
              <table:table-cell office:value-type="float" office:value="7.5335">
                <text:p>7.5335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768.999">
                <text:p>768.999</text:p>
              </table:table-cell>
              <table:table-cell office:value-type="float" office:value="7.5108">
                <text:p>7.5108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769.999">
                <text:p>769.999</text:p>
              </table:table-cell>
              <table:table-cell office:value-type="float" office:value="7.568">
                <text:p>7.568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770.999">
                <text:p>770.999</text:p>
              </table:table-cell>
              <table:table-cell office:value-type="float" office:value="7.5543">
                <text:p>7.5543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771.999">
                <text:p>771.999</text:p>
              </table:table-cell>
              <table:table-cell office:value-type="float" office:value="7.5095">
                <text:p>7.5095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772.999">
                <text:p>772.999</text:p>
              </table:table-cell>
              <table:table-cell office:value-type="float" office:value="7.4444">
                <text:p>7.4444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774.001">
                <text:p>774.001</text:p>
              </table:table-cell>
              <table:table-cell office:value-type="float" office:value="7.4267">
                <text:p>7.4267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774.999">
                <text:p>774.999</text:p>
              </table:table-cell>
              <table:table-cell office:value-type="float" office:value="7.433">
                <text:p>7.433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775.999">
                <text:p>775.999</text:p>
              </table:table-cell>
              <table:table-cell office:value-type="float" office:value="7.4713">
                <text:p>7.4713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776.999">
                <text:p>776.999</text:p>
              </table:table-cell>
              <table:table-cell office:value-type="float" office:value="7.5015">
                <text:p>7.5015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777.999">
                <text:p>777.999</text:p>
              </table:table-cell>
              <table:table-cell office:value-type="float" office:value="7.5144">
                <text:p>7.5144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778.999">
                <text:p>778.999</text:p>
              </table:table-cell>
              <table:table-cell office:value-type="float" office:value="7.4865">
                <text:p>7.4865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779.999">
                <text:p>779.999</text:p>
              </table:table-cell>
              <table:table-cell office:value-type="float" office:value="7.4698">
                <text:p>7.4698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780.999">
                <text:p>780.999</text:p>
              </table:table-cell>
              <table:table-cell office:value-type="float" office:value="7.4405">
                <text:p>7.4405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781.999">
                <text:p>781.999</text:p>
              </table:table-cell>
              <table:table-cell office:value-type="float" office:value="7.4499">
                <text:p>7.4499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782.999">
                <text:p>782.999</text:p>
              </table:table-cell>
              <table:table-cell office:value-type="float" office:value="7.4187">
                <text:p>7.4187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783.999">
                <text:p>783.999</text:p>
              </table:table-cell>
              <table:table-cell office:value-type="float" office:value="7.3658">
                <text:p>7.3658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784.999">
                <text:p>784.999</text:p>
              </table:table-cell>
              <table:table-cell office:value-type="float" office:value="7.3663">
                <text:p>7.3663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785.999">
                <text:p>785.999</text:p>
              </table:table-cell>
              <table:table-cell office:value-type="float" office:value="7.3616">
                <text:p>7.3616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786.999">
                <text:p>786.999</text:p>
              </table:table-cell>
              <table:table-cell office:value-type="float" office:value="7.3349">
                <text:p>7.3349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787.999">
                <text:p>787.999</text:p>
              </table:table-cell>
              <table:table-cell office:value-type="float" office:value="7.2806">
                <text:p>7.2806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788.999">
                <text:p>788.999</text:p>
              </table:table-cell>
              <table:table-cell office:value-type="float" office:value="7.28">
                <text:p>7.28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789.999">
                <text:p>789.999</text:p>
              </table:table-cell>
              <table:table-cell office:value-type="float" office:value="7.2725">
                <text:p>7.2725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790.999">
                <text:p>790.999</text:p>
              </table:table-cell>
              <table:table-cell office:value-type="float" office:value="7.2867">
                <text:p>7.2867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791.999">
                <text:p>791.999</text:p>
              </table:table-cell>
              <table:table-cell office:value-type="float" office:value="7.32">
                <text:p>7.32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792.999">
                <text:p>792.999</text:p>
              </table:table-cell>
              <table:table-cell office:value-type="float" office:value="7.3582">
                <text:p>7.3582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793.999">
                <text:p>793.999</text:p>
              </table:table-cell>
              <table:table-cell office:value-type="float" office:value="7.3302">
                <text:p>7.3302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794.999">
                <text:p>794.999</text:p>
              </table:table-cell>
              <table:table-cell office:value-type="float" office:value="7.3513">
                <text:p>7.3513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796">
                <text:p>796</text:p>
              </table:table-cell>
              <table:table-cell office:value-type="float" office:value="7.4357">
                <text:p>7.4357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796.999">
                <text:p>796.999</text:p>
              </table:table-cell>
              <table:table-cell office:value-type="float" office:value="7.4264">
                <text:p>7.4264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797.999">
                <text:p>797.999</text:p>
              </table:table-cell>
              <table:table-cell office:value-type="float" office:value="7.4073">
                <text:p>7.4073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798.999">
                <text:p>798.999</text:p>
              </table:table-cell>
              <table:table-cell office:value-type="float" office:value="7.3965">
                <text:p>7.3965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799.999">
                <text:p>799.999</text:p>
              </table:table-cell>
              <table:table-cell office:value-type="float" office:value="7.3675">
                <text:p>7.3675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800.999">
                <text:p>800.999</text:p>
              </table:table-cell>
              <table:table-cell office:value-type="float" office:value="7.3858">
                <text:p>7.3858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801.999">
                <text:p>801.999</text:p>
              </table:table-cell>
              <table:table-cell office:value-type="float" office:value="7.3756">
                <text:p>7.3756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802.999">
                <text:p>802.999</text:p>
              </table:table-cell>
              <table:table-cell office:value-type="float" office:value="7.3778">
                <text:p>7.3778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803.999">
                <text:p>803.999</text:p>
              </table:table-cell>
              <table:table-cell office:value-type="float" office:value="7.36">
                <text:p>7.36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804.999">
                <text:p>804.999</text:p>
              </table:table-cell>
              <table:table-cell office:value-type="float" office:value="7.3232">
                <text:p>7.3232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805.999">
                <text:p>805.999</text:p>
              </table:table-cell>
              <table:table-cell office:value-type="float" office:value="7.3476">
                <text:p>7.3476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806.999">
                <text:p>806.999</text:p>
              </table:table-cell>
              <table:table-cell office:value-type="float" office:value="7.3248">
                <text:p>7.3248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807.999">
                <text:p>807.999</text:p>
              </table:table-cell>
              <table:table-cell office:value-type="float" office:value="7.2334">
                <text:p>7.2334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808.999">
                <text:p>808.999</text:p>
              </table:table-cell>
              <table:table-cell office:value-type="float" office:value="7.2668">
                <text:p>7.2668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809.999">
                <text:p>809.999</text:p>
              </table:table-cell>
              <table:table-cell office:value-type="float" office:value="7.3584">
                <text:p>7.3584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810.999">
                <text:p>810.999</text:p>
              </table:table-cell>
              <table:table-cell office:value-type="float" office:value="7.3308">
                <text:p>7.3308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811.999">
                <text:p>811.999</text:p>
              </table:table-cell>
              <table:table-cell office:value-type="float" office:value="7.351">
                <text:p>7.351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812.999">
                <text:p>812.999</text:p>
              </table:table-cell>
              <table:table-cell office:value-type="float" office:value="7.31">
                <text:p>7.31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813.999">
                <text:p>813.999</text:p>
              </table:table-cell>
              <table:table-cell office:value-type="float" office:value="7.311">
                <text:p>7.311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814.999">
                <text:p>814.999</text:p>
              </table:table-cell>
              <table:table-cell office:value-type="float" office:value="7.3057">
                <text:p>7.3057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815.999">
                <text:p>815.999</text:p>
              </table:table-cell>
              <table:table-cell office:value-type="float" office:value="7.2883">
                <text:p>7.2883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816.999">
                <text:p>816.999</text:p>
              </table:table-cell>
              <table:table-cell office:value-type="float" office:value="7.2482">
                <text:p>7.2482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817.999">
                <text:p>817.999</text:p>
              </table:table-cell>
              <table:table-cell office:value-type="float" office:value="7.2564">
                <text:p>7.2564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818.999">
                <text:p>818.999</text:p>
              </table:table-cell>
              <table:table-cell office:value-type="float" office:value="7.301">
                <text:p>7.301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819.999">
                <text:p>819.999</text:p>
              </table:table-cell>
              <table:table-cell office:value-type="float" office:value="7.2903">
                <text:p>7.2903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820.999">
                <text:p>820.999</text:p>
              </table:table-cell>
              <table:table-cell office:value-type="float" office:value="7.2257">
                <text:p>7.2257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821.999">
                <text:p>821.999</text:p>
              </table:table-cell>
              <table:table-cell office:value-type="float" office:value="7.1634">
                <text:p>7.1634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822.999">
                <text:p>822.999</text:p>
              </table:table-cell>
              <table:table-cell office:value-type="float" office:value="7.1324">
                <text:p>7.1324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823.999">
                <text:p>823.999</text:p>
              </table:table-cell>
              <table:table-cell office:value-type="float" office:value="7.1165">
                <text:p>7.1165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824.999">
                <text:p>824.999</text:p>
              </table:table-cell>
              <table:table-cell office:value-type="float" office:value="7.1398">
                <text:p>7.1398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825.999">
                <text:p>825.999</text:p>
              </table:table-cell>
              <table:table-cell office:value-type="float" office:value="7.1267">
                <text:p>7.1267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826.999">
                <text:p>826.999</text:p>
              </table:table-cell>
              <table:table-cell office:value-type="float" office:value="7.1511">
                <text:p>7.1511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827.999">
                <text:p>827.999</text:p>
              </table:table-cell>
              <table:table-cell office:value-type="float" office:value="7.1236">
                <text:p>7.1236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828.999">
                <text:p>828.999</text:p>
              </table:table-cell>
              <table:table-cell office:value-type="float" office:value="7.0843">
                <text:p>7.0843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829.999">
                <text:p>829.999</text:p>
              </table:table-cell>
              <table:table-cell office:value-type="float" office:value="7.0782">
                <text:p>7.0782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830.999">
                <text:p>830.999</text:p>
              </table:table-cell>
              <table:table-cell office:value-type="float" office:value="7.084">
                <text:p>7.084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831.999">
                <text:p>831.999</text:p>
              </table:table-cell>
              <table:table-cell office:value-type="float" office:value="7.1122">
                <text:p>7.1122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832.999">
                <text:p>832.999</text:p>
              </table:table-cell>
              <table:table-cell office:value-type="float" office:value="7.1065">
                <text:p>7.1065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833.999">
                <text:p>833.999</text:p>
              </table:table-cell>
              <table:table-cell office:value-type="float" office:value="7.215">
                <text:p>7.215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834.999">
                <text:p>834.999</text:p>
              </table:table-cell>
              <table:table-cell office:value-type="float" office:value="7.2002">
                <text:p>7.2002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835.999">
                <text:p>835.999</text:p>
              </table:table-cell>
              <table:table-cell office:value-type="float" office:value="7.1506">
                <text:p>7.1506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836.999">
                <text:p>836.999</text:p>
              </table:table-cell>
              <table:table-cell office:value-type="float" office:value="7.124">
                <text:p>7.124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837.999">
                <text:p>837.999</text:p>
              </table:table-cell>
              <table:table-cell office:value-type="float" office:value="7.1071">
                <text:p>7.1071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838.999">
                <text:p>838.999</text:p>
              </table:table-cell>
              <table:table-cell office:value-type="float" office:value="7.109">
                <text:p>7.109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839.999">
                <text:p>839.999</text:p>
              </table:table-cell>
              <table:table-cell office:value-type="float" office:value="7.1412">
                <text:p>7.1412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840.999">
                <text:p>840.999</text:p>
              </table:table-cell>
              <table:table-cell office:value-type="float" office:value="7.1446">
                <text:p>7.1446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841.999">
                <text:p>841.999</text:p>
              </table:table-cell>
              <table:table-cell office:value-type="float" office:value="7.1575">
                <text:p>7.1575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842.999">
                <text:p>842.999</text:p>
              </table:table-cell>
              <table:table-cell office:value-type="float" office:value="7.1722">
                <text:p>7.1722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843.999">
                <text:p>843.999</text:p>
              </table:table-cell>
              <table:table-cell office:value-type="float" office:value="7.1718">
                <text:p>7.1718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844.999">
                <text:p>844.999</text:p>
              </table:table-cell>
              <table:table-cell office:value-type="float" office:value="7.1756">
                <text:p>7.1756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845.999">
                <text:p>845.999</text:p>
              </table:table-cell>
              <table:table-cell office:value-type="float" office:value="7.226">
                <text:p>7.226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846.999">
                <text:p>846.999</text:p>
              </table:table-cell>
              <table:table-cell office:value-type="float" office:value="7.1205">
                <text:p>7.1205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847.999">
                <text:p>847.999</text:p>
              </table:table-cell>
              <table:table-cell office:value-type="float" office:value="7.053">
                <text:p>7.053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848.999">
                <text:p>848.999</text:p>
              </table:table-cell>
              <table:table-cell office:value-type="float" office:value="7.1244">
                <text:p>7.1244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849.999">
                <text:p>849.999</text:p>
              </table:table-cell>
              <table:table-cell office:value-type="float" office:value="7.0939">
                <text:p>7.0939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850.999">
                <text:p>850.999</text:p>
              </table:table-cell>
              <table:table-cell office:value-type="float" office:value="7.0862">
                <text:p>7.0862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851.999">
                <text:p>851.999</text:p>
              </table:table-cell>
              <table:table-cell office:value-type="float" office:value="7.0874">
                <text:p>7.0874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852.999">
                <text:p>852.999</text:p>
              </table:table-cell>
              <table:table-cell office:value-type="float" office:value="7.076">
                <text:p>7.076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853.999">
                <text:p>853.999</text:p>
              </table:table-cell>
              <table:table-cell office:value-type="float" office:value="7.038">
                <text:p>7.038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854.999">
                <text:p>854.999</text:p>
              </table:table-cell>
              <table:table-cell office:value-type="float" office:value="7.0774">
                <text:p>7.0774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855.999">
                <text:p>855.999</text:p>
              </table:table-cell>
              <table:table-cell office:value-type="float" office:value="7.0415">
                <text:p>7.0415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856.999">
                <text:p>856.999</text:p>
              </table:table-cell>
              <table:table-cell office:value-type="float" office:value="7.0412">
                <text:p>7.0412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857.999">
                <text:p>857.999</text:p>
              </table:table-cell>
              <table:table-cell office:value-type="float" office:value="7.0269">
                <text:p>7.0269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858.999">
                <text:p>858.999</text:p>
              </table:table-cell>
              <table:table-cell office:value-type="float" office:value="7.0498">
                <text:p>7.0498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859.999">
                <text:p>859.999</text:p>
              </table:table-cell>
              <table:table-cell office:value-type="float" office:value="7.0626">
                <text:p>7.0626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860.999">
                <text:p>860.999</text:p>
              </table:table-cell>
              <table:table-cell office:value-type="float" office:value="7.0689">
                <text:p>7.0689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861.999">
                <text:p>861.999</text:p>
              </table:table-cell>
              <table:table-cell office:value-type="float" office:value="7.0751">
                <text:p>7.0751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862.999">
                <text:p>862.999</text:p>
              </table:table-cell>
              <table:table-cell office:value-type="float" office:value="7.0872">
                <text:p>7.0872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863.999">
                <text:p>863.999</text:p>
              </table:table-cell>
              <table:table-cell office:value-type="float" office:value="7.0676">
                <text:p>7.0676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864.999">
                <text:p>864.999</text:p>
              </table:table-cell>
              <table:table-cell office:value-type="float" office:value="7.0182">
                <text:p>7.0182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865.999">
                <text:p>865.999</text:p>
              </table:table-cell>
              <table:table-cell office:value-type="float" office:value="7.0264">
                <text:p>7.0264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866.999">
                <text:p>866.999</text:p>
              </table:table-cell>
              <table:table-cell office:value-type="float" office:value="7.0028">
                <text:p>7.0028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867.999">
                <text:p>867.999</text:p>
              </table:table-cell>
              <table:table-cell office:value-type="float" office:value="7.0159">
                <text:p>7.0159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868.999">
                <text:p>868.999</text:p>
              </table:table-cell>
              <table:table-cell office:value-type="float" office:value="6.9846">
                <text:p>6.9846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869.999">
                <text:p>869.999</text:p>
              </table:table-cell>
              <table:table-cell office:value-type="float" office:value="7.0159">
                <text:p>7.0159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870.999">
                <text:p>870.999</text:p>
              </table:table-cell>
              <table:table-cell office:value-type="float" office:value="7.0199">
                <text:p>7.0199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871.999">
                <text:p>871.999</text:p>
              </table:table-cell>
              <table:table-cell office:value-type="float" office:value="6.9794">
                <text:p>6.9794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872.999">
                <text:p>872.999</text:p>
              </table:table-cell>
              <table:table-cell office:value-type="float" office:value="7.0816">
                <text:p>7.0816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873.999">
                <text:p>873.999</text:p>
              </table:table-cell>
              <table:table-cell office:value-type="float" office:value="7.1015">
                <text:p>7.1015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874.999">
                <text:p>874.999</text:p>
              </table:table-cell>
              <table:table-cell office:value-type="float" office:value="7.0377">
                <text:p>7.0377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875.999">
                <text:p>875.999</text:p>
              </table:table-cell>
              <table:table-cell office:value-type="float" office:value="7.0121">
                <text:p>7.0121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876.999">
                <text:p>876.999</text:p>
              </table:table-cell>
              <table:table-cell office:value-type="float" office:value="7.0218">
                <text:p>7.0218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877.999">
                <text:p>877.999</text:p>
              </table:table-cell>
              <table:table-cell office:value-type="float" office:value="7.0159">
                <text:p>7.0159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878.999">
                <text:p>878.999</text:p>
              </table:table-cell>
              <table:table-cell office:value-type="float" office:value="6.989">
                <text:p>6.989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879.999">
                <text:p>879.999</text:p>
              </table:table-cell>
              <table:table-cell office:value-type="float" office:value="6.9644">
                <text:p>6.9644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880.999">
                <text:p>880.999</text:p>
              </table:table-cell>
              <table:table-cell office:value-type="float" office:value="6.9271">
                <text:p>6.9271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881.999">
                <text:p>881.999</text:p>
              </table:table-cell>
              <table:table-cell office:value-type="float" office:value="6.9381">
                <text:p>6.9381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882.999">
                <text:p>882.999</text:p>
              </table:table-cell>
              <table:table-cell office:value-type="float" office:value="6.9292">
                <text:p>6.9292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883.999">
                <text:p>883.999</text:p>
              </table:table-cell>
              <table:table-cell office:value-type="float" office:value="6.9054">
                <text:p>6.9054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884.999">
                <text:p>884.999</text:p>
              </table:table-cell>
              <table:table-cell office:value-type="float" office:value="6.9567">
                <text:p>6.9567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885.999">
                <text:p>885.999</text:p>
              </table:table-cell>
              <table:table-cell office:value-type="float" office:value="6.9929">
                <text:p>6.9929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886.999">
                <text:p>886.999</text:p>
              </table:table-cell>
              <table:table-cell office:value-type="float" office:value="6.9958">
                <text:p>6.9958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887.999">
                <text:p>887.999</text:p>
              </table:table-cell>
              <table:table-cell office:value-type="float" office:value="7.0175">
                <text:p>7.0175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888.999">
                <text:p>888.999</text:p>
              </table:table-cell>
              <table:table-cell office:value-type="float" office:value="7.1001">
                <text:p>7.1001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889.999">
                <text:p>889.999</text:p>
              </table:table-cell>
              <table:table-cell office:value-type="float" office:value="7.0444">
                <text:p>7.0444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890.999">
                <text:p>890.999</text:p>
              </table:table-cell>
              <table:table-cell office:value-type="float" office:value="7.0205">
                <text:p>7.0205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891.999">
                <text:p>891.999</text:p>
              </table:table-cell>
              <table:table-cell office:value-type="float" office:value="7.0636">
                <text:p>7.0636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892.999">
                <text:p>892.999</text:p>
              </table:table-cell>
              <table:table-cell office:value-type="float" office:value="7.061">
                <text:p>7.061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893.999">
                <text:p>893.999</text:p>
              </table:table-cell>
              <table:table-cell office:value-type="float" office:value="7.0547">
                <text:p>7.0547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894.999">
                <text:p>894.999</text:p>
              </table:table-cell>
              <table:table-cell office:value-type="float" office:value="7.0649">
                <text:p>7.0649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895.999">
                <text:p>895.999</text:p>
              </table:table-cell>
              <table:table-cell office:value-type="float" office:value="6.9868">
                <text:p>6.9868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896.999">
                <text:p>896.999</text:p>
              </table:table-cell>
              <table:table-cell office:value-type="float" office:value="6.9234">
                <text:p>6.9234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897.999">
                <text:p>897.999</text:p>
              </table:table-cell>
              <table:table-cell office:value-type="float" office:value="6.9092">
                <text:p>6.9092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898.999">
                <text:p>898.999</text:p>
              </table:table-cell>
              <table:table-cell office:value-type="float" office:value="6.9755">
                <text:p>6.9755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899.999">
                <text:p>899.999</text:p>
              </table:table-cell>
              <table:table-cell office:value-type="float" office:value="6.9365">
                <text:p>6.9365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900.999">
                <text:p>900.999</text:p>
              </table:table-cell>
              <table:table-cell office:value-type="float" office:value="6.8699">
                <text:p>6.8699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901.999">
                <text:p>901.999</text:p>
              </table:table-cell>
              <table:table-cell office:value-type="float" office:value="6.8173">
                <text:p>6.8173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902.999">
                <text:p>902.999</text:p>
              </table:table-cell>
              <table:table-cell office:value-type="float" office:value="6.7998">
                <text:p>6.7998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903.999">
                <text:p>903.999</text:p>
              </table:table-cell>
              <table:table-cell office:value-type="float" office:value="6.8432">
                <text:p>6.8432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904.999">
                <text:p>904.999</text:p>
              </table:table-cell>
              <table:table-cell office:value-type="float" office:value="6.9061">
                <text:p>6.9061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905.999">
                <text:p>905.999</text:p>
              </table:table-cell>
              <table:table-cell office:value-type="float" office:value="6.919">
                <text:p>6.919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906.999">
                <text:p>906.999</text:p>
              </table:table-cell>
              <table:table-cell office:value-type="float" office:value="6.9158">
                <text:p>6.9158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907.999">
                <text:p>907.999</text:p>
              </table:table-cell>
              <table:table-cell office:value-type="float" office:value="6.9804">
                <text:p>6.9804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908.999">
                <text:p>908.999</text:p>
              </table:table-cell>
              <table:table-cell office:value-type="float" office:value="6.9983">
                <text:p>6.9983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909.999">
                <text:p>909.999</text:p>
              </table:table-cell>
              <table:table-cell office:value-type="float" office:value="6.9833">
                <text:p>6.9833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910.999">
                <text:p>910.999</text:p>
              </table:table-cell>
              <table:table-cell office:value-type="float" office:value="6.9596">
                <text:p>6.9596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911.999">
                <text:p>911.999</text:p>
              </table:table-cell>
              <table:table-cell office:value-type="float" office:value="6.9001">
                <text:p>6.9001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912.999">
                <text:p>912.999</text:p>
              </table:table-cell>
              <table:table-cell office:value-type="float" office:value="6.8319">
                <text:p>6.8319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913.999">
                <text:p>913.999</text:p>
              </table:table-cell>
              <table:table-cell office:value-type="float" office:value="6.8191">
                <text:p>6.8191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914.999">
                <text:p>914.999</text:p>
              </table:table-cell>
              <table:table-cell office:value-type="float" office:value="6.825">
                <text:p>6.825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915.999">
                <text:p>915.999</text:p>
              </table:table-cell>
              <table:table-cell office:value-type="float" office:value="6.8151">
                <text:p>6.8151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916.999">
                <text:p>916.999</text:p>
              </table:table-cell>
              <table:table-cell office:value-type="float" office:value="6.8337">
                <text:p>6.8337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917.999">
                <text:p>917.999</text:p>
              </table:table-cell>
              <table:table-cell office:value-type="float" office:value="6.8222">
                <text:p>6.8222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918.999">
                <text:p>918.999</text:p>
              </table:table-cell>
              <table:table-cell office:value-type="float" office:value="6.7866">
                <text:p>6.7866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919.999">
                <text:p>919.999</text:p>
              </table:table-cell>
              <table:table-cell office:value-type="float" office:value="6.7837">
                <text:p>6.7837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920.999">
                <text:p>920.999</text:p>
              </table:table-cell>
              <table:table-cell office:value-type="float" office:value="6.8234">
                <text:p>6.8234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921.999">
                <text:p>921.999</text:p>
              </table:table-cell>
              <table:table-cell office:value-type="float" office:value="6.7918">
                <text:p>6.7918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922.999">
                <text:p>922.999</text:p>
              </table:table-cell>
              <table:table-cell office:value-type="float" office:value="6.7678">
                <text:p>6.7678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923.999">
                <text:p>923.999</text:p>
              </table:table-cell>
              <table:table-cell office:value-type="float" office:value="6.8013">
                <text:p>6.8013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924.999">
                <text:p>924.999</text:p>
              </table:table-cell>
              <table:table-cell office:value-type="float" office:value="6.7281">
                <text:p>6.7281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925.999">
                <text:p>925.999</text:p>
              </table:table-cell>
              <table:table-cell office:value-type="float" office:value="6.6919">
                <text:p>6.6919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926.999">
                <text:p>926.999</text:p>
              </table:table-cell>
              <table:table-cell office:value-type="float" office:value="6.7067">
                <text:p>6.7067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927.999">
                <text:p>927.999</text:p>
              </table:table-cell>
              <table:table-cell office:value-type="float" office:value="6.7275">
                <text:p>6.7275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928.999">
                <text:p>928.999</text:p>
              </table:table-cell>
              <table:table-cell office:value-type="float" office:value="6.7535">
                <text:p>6.7535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929.999">
                <text:p>929.999</text:p>
              </table:table-cell>
              <table:table-cell office:value-type="float" office:value="6.77">
                <text:p>6.77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930.999">
                <text:p>930.999</text:p>
              </table:table-cell>
              <table:table-cell office:value-type="float" office:value="6.7144">
                <text:p>6.7144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931.999">
                <text:p>931.999</text:p>
              </table:table-cell>
              <table:table-cell office:value-type="float" office:value="6.6838">
                <text:p>6.6838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932.999">
                <text:p>932.999</text:p>
              </table:table-cell>
              <table:table-cell office:value-type="float" office:value="6.7153">
                <text:p>6.7153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933.999">
                <text:p>933.999</text:p>
              </table:table-cell>
              <table:table-cell office:value-type="float" office:value="6.6627">
                <text:p>6.6627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934.999">
                <text:p>934.999</text:p>
              </table:table-cell>
              <table:table-cell office:value-type="float" office:value="6.6134">
                <text:p>6.6134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935.999">
                <text:p>935.999</text:p>
              </table:table-cell>
              <table:table-cell office:value-type="float" office:value="6.6375">
                <text:p>6.6375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936.999">
                <text:p>936.999</text:p>
              </table:table-cell>
              <table:table-cell office:value-type="float" office:value="6.6529">
                <text:p>6.6529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937.999">
                <text:p>937.999</text:p>
              </table:table-cell>
              <table:table-cell office:value-type="float" office:value="6.6577">
                <text:p>6.6577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938.999">
                <text:p>938.999</text:p>
              </table:table-cell>
              <table:table-cell office:value-type="float" office:value="6.639">
                <text:p>6.639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940">
                <text:p>940</text:p>
              </table:table-cell>
              <table:table-cell office:value-type="float" office:value="6.6716">
                <text:p>6.6716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940.999">
                <text:p>940.999</text:p>
              </table:table-cell>
              <table:table-cell office:value-type="float" office:value="6.6503">
                <text:p>6.6503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941.999">
                <text:p>941.999</text:p>
              </table:table-cell>
              <table:table-cell office:value-type="float" office:value="6.6285">
                <text:p>6.6285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942.999">
                <text:p>942.999</text:p>
              </table:table-cell>
              <table:table-cell office:value-type="float" office:value="6.6302">
                <text:p>6.6302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943.999">
                <text:p>943.999</text:p>
              </table:table-cell>
              <table:table-cell office:value-type="float" office:value="6.6304">
                <text:p>6.6304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944.999">
                <text:p>944.999</text:p>
              </table:table-cell>
              <table:table-cell office:value-type="float" office:value="6.6218">
                <text:p>6.6218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945.999">
                <text:p>945.999</text:p>
              </table:table-cell>
              <table:table-cell office:value-type="float" office:value="6.6412">
                <text:p>6.6412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947">
                <text:p>947</text:p>
              </table:table-cell>
              <table:table-cell office:value-type="float" office:value="6.6642">
                <text:p>6.6642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947.999">
                <text:p>947.999</text:p>
              </table:table-cell>
              <table:table-cell office:value-type="float" office:value="6.6324">
                <text:p>6.6324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948.999">
                <text:p>948.999</text:p>
              </table:table-cell>
              <table:table-cell office:value-type="float" office:value="6.6261">
                <text:p>6.6261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949.999">
                <text:p>949.999</text:p>
              </table:table-cell>
              <table:table-cell office:value-type="float" office:value="6.6191">
                <text:p>6.6191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950.999">
                <text:p>950.999</text:p>
              </table:table-cell>
              <table:table-cell office:value-type="float" office:value="6.638">
                <text:p>6.638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952">
                <text:p>952</text:p>
              </table:table-cell>
              <table:table-cell office:value-type="float" office:value="6.5954">
                <text:p>6.5954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952.999">
                <text:p>952.999</text:p>
              </table:table-cell>
              <table:table-cell office:value-type="float" office:value="6.589">
                <text:p>6.589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953.999">
                <text:p>953.999</text:p>
              </table:table-cell>
              <table:table-cell office:value-type="float" office:value="6.5794">
                <text:p>6.5794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954.999">
                <text:p>954.999</text:p>
              </table:table-cell>
              <table:table-cell office:value-type="float" office:value="6.5405">
                <text:p>6.5405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955.999">
                <text:p>955.999</text:p>
              </table:table-cell>
              <table:table-cell office:value-type="float" office:value="6.5089">
                <text:p>6.5089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956.999">
                <text:p>956.999</text:p>
              </table:table-cell>
              <table:table-cell office:value-type="float" office:value="6.5631">
                <text:p>6.5631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957.999">
                <text:p>957.999</text:p>
              </table:table-cell>
              <table:table-cell office:value-type="float" office:value="6.5846">
                <text:p>6.5846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958.999">
                <text:p>958.999</text:p>
              </table:table-cell>
              <table:table-cell office:value-type="float" office:value="6.6163">
                <text:p>6.6163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959.999">
                <text:p>959.999</text:p>
              </table:table-cell>
              <table:table-cell office:value-type="float" office:value="6.5874">
                <text:p>6.5874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960.999">
                <text:p>960.999</text:p>
              </table:table-cell>
              <table:table-cell office:value-type="float" office:value="6.5937">
                <text:p>6.5937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961.999">
                <text:p>961.999</text:p>
              </table:table-cell>
              <table:table-cell office:value-type="float" office:value="6.624">
                <text:p>6.624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962.999">
                <text:p>962.999</text:p>
              </table:table-cell>
              <table:table-cell office:value-type="float" office:value="6.5838">
                <text:p>6.5838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963.999">
                <text:p>963.999</text:p>
              </table:table-cell>
              <table:table-cell office:value-type="float" office:value="6.6356">
                <text:p>6.6356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964.999">
                <text:p>964.999</text:p>
              </table:table-cell>
              <table:table-cell office:value-type="float" office:value="6.6234">
                <text:p>6.6234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965.999">
                <text:p>965.999</text:p>
              </table:table-cell>
              <table:table-cell office:value-type="float" office:value="6.626">
                <text:p>6.626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966.999">
                <text:p>966.999</text:p>
              </table:table-cell>
              <table:table-cell office:value-type="float" office:value="6.6626">
                <text:p>6.6626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967.999">
                <text:p>967.999</text:p>
              </table:table-cell>
              <table:table-cell office:value-type="float" office:value="6.5942">
                <text:p>6.5942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968.999">
                <text:p>968.999</text:p>
              </table:table-cell>
              <table:table-cell office:value-type="float" office:value="6.5707">
                <text:p>6.5707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969.999">
                <text:p>969.999</text:p>
              </table:table-cell>
              <table:table-cell office:value-type="float" office:value="6.5735">
                <text:p>6.5735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970.999">
                <text:p>970.999</text:p>
              </table:table-cell>
              <table:table-cell office:value-type="float" office:value="6.5728">
                <text:p>6.5728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971.999">
                <text:p>971.999</text:p>
              </table:table-cell>
              <table:table-cell office:value-type="float" office:value="6.5743">
                <text:p>6.5743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972.999">
                <text:p>972.999</text:p>
              </table:table-cell>
              <table:table-cell office:value-type="float" office:value="6.5397">
                <text:p>6.5397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973.999">
                <text:p>973.999</text:p>
              </table:table-cell>
              <table:table-cell office:value-type="float" office:value="6.5852">
                <text:p>6.5852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974.999">
                <text:p>974.999</text:p>
              </table:table-cell>
              <table:table-cell office:value-type="float" office:value="6.58">
                <text:p>6.58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975.999">
                <text:p>975.999</text:p>
              </table:table-cell>
              <table:table-cell office:value-type="float" office:value="6.5358">
                <text:p>6.5358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976.999">
                <text:p>976.999</text:p>
              </table:table-cell>
              <table:table-cell office:value-type="float" office:value="6.5311">
                <text:p>6.5311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977.999">
                <text:p>977.999</text:p>
              </table:table-cell>
              <table:table-cell office:value-type="float" office:value="6.5051">
                <text:p>6.5051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978.999">
                <text:p>978.999</text:p>
              </table:table-cell>
              <table:table-cell office:value-type="float" office:value="6.5023">
                <text:p>6.5023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979.999">
                <text:p>979.999</text:p>
              </table:table-cell>
              <table:table-cell office:value-type="float" office:value="6.5372">
                <text:p>6.5372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980.999">
                <text:p>980.999</text:p>
              </table:table-cell>
              <table:table-cell office:value-type="float" office:value="6.6171">
                <text:p>6.6171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981.999">
                <text:p>981.999</text:p>
              </table:table-cell>
              <table:table-cell office:value-type="float" office:value="6.6761">
                <text:p>6.6761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982.999">
                <text:p>982.999</text:p>
              </table:table-cell>
              <table:table-cell office:value-type="float" office:value="6.664">
                <text:p>6.664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983.999">
                <text:p>983.999</text:p>
              </table:table-cell>
              <table:table-cell office:value-type="float" office:value="6.6621">
                <text:p>6.6621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984.999">
                <text:p>984.999</text:p>
              </table:table-cell>
              <table:table-cell office:value-type="float" office:value="6.6423">
                <text:p>6.6423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985.999">
                <text:p>985.999</text:p>
              </table:table-cell>
              <table:table-cell office:value-type="float" office:value="6.627">
                <text:p>6.627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986.999">
                <text:p>986.999</text:p>
              </table:table-cell>
              <table:table-cell office:value-type="float" office:value="6.6154">
                <text:p>6.6154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987.999">
                <text:p>987.999</text:p>
              </table:table-cell>
              <table:table-cell office:value-type="float" office:value="6.6189">
                <text:p>6.6189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988.999">
                <text:p>988.999</text:p>
              </table:table-cell>
              <table:table-cell office:value-type="float" office:value="6.5934">
                <text:p>6.5934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989.999">
                <text:p>989.999</text:p>
              </table:table-cell>
              <table:table-cell office:value-type="float" office:value="6.541">
                <text:p>6.541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990.999">
                <text:p>990.999</text:p>
              </table:table-cell>
              <table:table-cell office:value-type="float" office:value="6.504">
                <text:p>6.504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991.999">
                <text:p>991.999</text:p>
              </table:table-cell>
              <table:table-cell office:value-type="float" office:value="6.4562">
                <text:p>6.4562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992.999">
                <text:p>992.999</text:p>
              </table:table-cell>
              <table:table-cell office:value-type="float" office:value="6.4552">
                <text:p>6.4552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994">
                <text:p>994</text:p>
              </table:table-cell>
              <table:table-cell office:value-type="float" office:value="6.4918">
                <text:p>6.4918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994.999">
                <text:p>994.999</text:p>
              </table:table-cell>
              <table:table-cell office:value-type="float" office:value="6.5107">
                <text:p>6.5107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995.999">
                <text:p>995.999</text:p>
              </table:table-cell>
              <table:table-cell office:value-type="float" office:value="6.4713">
                <text:p>6.4713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996.999">
                <text:p>996.999</text:p>
              </table:table-cell>
              <table:table-cell office:value-type="float" office:value="6.4559">
                <text:p>6.4559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997.999">
                <text:p>997.999</text:p>
              </table:table-cell>
              <table:table-cell office:value-type="float" office:value="6.4104">
                <text:p>6.4104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998.999">
                <text:p>998.999</text:p>
              </table:table-cell>
              <table:table-cell office:value-type="float" office:value="6.3923">
                <text:p>6.392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6.2$Linux_X86_64 LibreOffice_project/2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fill-image draw:name="ChartBitmap_20_1" draw:display-name="ChartBitmap 1" xlink:href="Pictures/10000000000002000000020008D6A01043175452.jpg" xlink:type="simple" xlink:show="embed" xlink:actuate="onLoad"/>
    <draw:stroke-dash draw:name="Dot_20__28_Rounded_29_" draw:display-name="Dot (Rounded)" draw:style="round" draw:dots1="1" draw:dots1-length="1%" draw:distance="199%"/>
  </office:styles>
</office:document-styles>
</file>